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79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1" draw:style-name="gr1" draw:text-style-name="P1" svg:width="453.8pt" svg:height="254.61pt" svg:x="582.66pt" svg:y="297.92pt">
            <loext:p draw:notify-on-update-of-ranges="Hoja1.A1:Hoja1.A1 Hoja1.A2:Hoja1.A1548 Hoja1.D1:Hoja1.D1 Hoja1.D2:Hoja1.D15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currenc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ower law</text:p>
          </table:table-cell>
          <table:table-cell/>
          <table:table-cell table:formula="of:=SUM([.B2:.B60000])" office:value-type="float" office:value="1804687" calcext:value-type="float">
            <text:p>1804687</text:p>
          </table:table-cell>
          <table:table-cell office:value-type="string" calcext:value-type="string">
            <text:p>diff cuadrado</text:p>
          </table:table-cell>
          <table:table-cell table:number-columns-repeated="3"/>
          <table:table-cell>
            <draw:frame table:end-cell-address="Hoja1.R19" table:end-x="31.55pt" table:end-y="0.74pt" draw:z-index="0" draw:style-name="gr1" draw:text-style-name="P1" svg:width="453.69pt" svg:height="254.98pt" svg:x="25.85pt" svg:y="6.8pt">
              <loext:p draw:notify-on-update-of-ranges="Hoja1.A2:Hoja1.A1556 Hoja1.B1:Hoja1.B1 Hoja1.B2:Hoja1.B155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 calcext:value-type="string">
            <text:p><text:s/>i</text:p>
          </table:table-cell>
          <table:table-cell office:value-type="float" office:value="37791" calcext:value-type="float">
            <text:p>37791</text:p>
          </table:table-cell>
          <table:table-cell table:formula="of:=([.B2]/[.$F$1])" office:value-type="float" office:value="0.0209404733341571" calcext:value-type="float">
            <text:p>0.020940473334157</text:p>
          </table:table-cell>
          <table:table-cell table:formula="of:=([.$H$11]/([.E2]+[.$I$11])^[.$J$11])" office:value-type="float" office:value="6.59088788317839" calcext:value-type="float">
            <text:p>6.590887883178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]^2" office:value-type="float" office:value="43.4398030886278" calcext:value-type="float">
            <text:p>43.43980308862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at</text:p>
          </table:table-cell>
          <table:table-cell office:value-type="float" office:value="37280" calcext:value-type="float">
            <text:p>37280</text:p>
          </table:table-cell>
          <table:table-cell table:formula="of:=([.B3]/[.$F$1])" office:value-type="float" office:value="0.0206573217405567" calcext:value-type="float">
            <text:p>0.020657321740557</text:p>
          </table:table-cell>
          <table:table-cell table:formula="of:=([.$H$11]/([.E3]+[.$I$11])^[.$J$11])" office:value-type="float" office:value="4.30469630956237" calcext:value-type="float">
            <text:p>4.30469630956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]^2" office:value-type="float" office:value="18.5304103175599" calcext:value-type="float">
            <text:p>18.53041031755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s</text:p>
          </table:table-cell>
          <table:table-cell office:value-type="float" office:value="34576" calcext:value-type="float">
            <text:p>34576</text:p>
          </table:table-cell>
          <table:table-cell table:formula="of:=([.B4]/[.$F$1])" office:value-type="float" office:value="0.0191590009791172" calcext:value-type="float">
            <text:p>0.019159000979117</text:p>
          </table:table-cell>
          <table:table-cell table:formula="of:=([.$H$11]/([.E4]+[.$I$11])^[.$J$11])" office:value-type="float" office:value="3.23457603326547" calcext:value-type="float">
            <text:p>3.234576033265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4]^2" office:value-type="float" office:value="10.4624821149754" calcext:value-type="float">
            <text:p>10.46248211497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t</text:p>
          </table:table-cell>
          <table:table-cell office:value-type="float" office:value="31682" calcext:value-type="float">
            <text:p>31682</text:p>
          </table:table-cell>
          <table:table-cell table:formula="of:=([.B5]/[.$F$1])" office:value-type="float" office:value="0.0175553988032274" calcext:value-type="float">
            <text:p>0.017555398803227</text:p>
          </table:table-cell>
          <table:table-cell table:formula="of:=([.$H$11]/([.E5]+[.$I$11])^[.$J$11])" office:value-type="float" office:value="2.60780394757624" calcext:value-type="float">
            <text:p>2.6078039475762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5]^2" office:value-type="float" office:value="6.80064142899423" calcext:value-type="float">
            <text:p>6.80064142899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</text:p>
          </table:table-cell>
          <table:table-cell office:value-type="float" office:value="27976" calcext:value-type="float">
            <text:p>27976</text:p>
          </table:table-cell>
          <table:table-cell table:formula="of:=([.B6]/[.$F$1])" office:value-type="float" office:value="0.0155018571087396" calcext:value-type="float">
            <text:p>0.01550185710874</text:p>
          </table:table-cell>
          <table:table-cell table:formula="of:=([.$H$11]/([.E6]+[.$I$11])^[.$J$11])" office:value-type="float" office:value="2.1937406246971" calcext:value-type="float">
            <text:p>2.193740624697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6]^2" office:value-type="float" office:value="4.81249792844644" calcext:value-type="float">
            <text:p>4.812497928446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s</text:p>
          </table:table-cell>
          <table:table-cell office:value-type="float" office:value="27824" calcext:value-type="float">
            <text:p>27824</text:p>
          </table:table-cell>
          <table:table-cell table:formula="of:=([.B7]/[.$F$1])" office:value-type="float" office:value="0.0154176319771794" calcext:value-type="float">
            <text:p>0.01541763197718</text:p>
          </table:table-cell>
          <table:table-cell table:formula="of:=([.$H$11]/([.E7]+[.$I$11])^[.$J$11])" office:value-type="float" office:value="1.89868998209495" calcext:value-type="float">
            <text:p>1.898689982094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7]^2" office:value-type="float" office:value="3.6050236481077" calcext:value-type="float">
            <text:p>3.60502364810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s</text:p>
          </table:table-cell>
          <table:table-cell office:value-type="float" office:value="25167" calcext:value-type="float">
            <text:p>25167</text:p>
          </table:table-cell>
          <table:table-cell table:formula="of:=([.B8]/[.$F$1])" office:value-type="float" office:value="0.0139453545129987" calcext:value-type="float">
            <text:p>0.013945354512999</text:p>
          </table:table-cell>
          <table:table-cell table:formula="of:=([.$H$11]/([.E8]+[.$I$11])^[.$J$11])" office:value-type="float" office:value="1.67719066861219" calcext:value-type="float">
            <text:p>1.677190668612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8]^2" office:value-type="float" office:value="2.81296853887982" calcext:value-type="float">
            <text:p>2.812968538879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th</text:p>
          </table:table-cell>
          <table:table-cell office:value-type="float" office:value="24993" calcext:value-type="float">
            <text:p>24993</text:p>
          </table:table-cell>
          <table:table-cell table:formula="of:=([.B9]/[.$F$1])" office:value-type="float" office:value="0.0138489389018705" calcext:value-type="float">
            <text:p>0.013848938901871</text:p>
          </table:table-cell>
          <table:table-cell table:formula="of:=([.$H$11]/([.E9]+[.$I$11])^[.$J$11])" office:value-type="float" office:value="1.50443981762248" calcext:value-type="float">
            <text:p>1.5044398176224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9]^2" office:value-type="float" office:value="2.26333916484797" calcext:value-type="float">
            <text:p>2.263339164847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</text:p>
          </table:table-cell>
          <table:table-cell office:value-type="float" office:value="22801" calcext:value-type="float">
            <text:p>22801</text:p>
          </table:table-cell>
          <table:table-cell table:formula="of:=([.B10]/[.$F$1])" office:value-type="float" office:value="0.0126343238467391" calcext:value-type="float">
            <text:p>0.012634323846739</text:p>
          </table:table-cell>
          <table:table-cell table:formula="of:=([.$H$11]/([.E10]+[.$I$11])^[.$J$11])" office:value-type="float" office:value="1.3657226987212" calcext:value-type="float">
            <text:p>1.36572269872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0]^2" office:value-type="float" office:value="1.86519848980232" calcext:value-type="float">
            <text:p>1.86519848980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is</text:p>
          </table:table-cell>
          <table:table-cell office:value-type="float" office:value="22058" calcext:value-type="float">
            <text:p>22058</text:p>
          </table:table-cell>
          <table:table-cell table:formula="of:=([.B11]/[.$F$1])" office:value-type="float" office:value="0.0122226181049678" calcext:value-type="float">
            <text:p>0.012222618104968</text:p>
          </table:table-cell>
          <table:table-cell table:formula="of:=([.$H$11]/([.E11]+[.$I$11])^[.$J$11])" office:value-type="float" office:value="1.25174127219978" calcext:value-type="float">
            <text:p>1.2517412721997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1]^2" office:value-type="float" office:value="1.56685621252831" calcext:value-type="float">
            <text:p>1.56685621252831</text:p>
          </table:table-cell>
          <table:table-cell office:value-type="float" office:value="10" calcext:value-type="float">
            <text:p>10</text:p>
          </table:table-cell>
          <table:table-cell office:value-type="float" office:value="0.606" calcext:value-type="float">
            <text:p>0.606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had</text:p>
          </table:table-cell>
          <table:table-cell office:value-type="float" office:value="20869" calcext:value-type="float">
            <text:p>20869</text:p>
          </table:table-cell>
          <table:table-cell table:formula="of:=([.B12]/[.$F$1])" office:value-type="float" office:value="0.0115637780955922" calcext:value-type="float">
            <text:p>0.011563778095592</text:p>
          </table:table-cell>
          <table:table-cell table:formula="of:=([.$H$11]/([.E12]+[.$I$11])^[.$J$11])" office:value-type="float" office:value="1.15632347285659" calcext:value-type="float">
            <text:p>1.1563234728565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12]^2" office:value-type="float" office:value="1.33708397387911" calcext:value-type="float">
            <text:p>1.337083973879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t</text:p>
          </table:table-cell>
          <table:table-cell office:value-type="float" office:value="19429" calcext:value-type="float">
            <text:p>19429</text:p>
          </table:table-cell>
          <table:table-cell table:formula="of:=([.B13]/[.$F$1])" office:value-type="float" office:value="0.0107658557966007" calcext:value-type="float">
            <text:p>0.010765855796601</text:p>
          </table:table-cell>
          <table:table-cell table:formula="of:=([.$H$11]/([.E13]+[.$I$11])^[.$J$11])" office:value-type="float" office:value="1.0752067286735" calcext:value-type="float">
            <text:p>1.075206728673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13]^2" office:value-type="float" office:value="1.15606950938477" calcext:value-type="float">
            <text:p>1.156069509384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n</text:p>
          </table:table-cell>
          <table:table-cell office:value-type="float" office:value="19043" calcext:value-type="float">
            <text:p>19043</text:p>
          </table:table-cell>
          <table:table-cell table:formula="of:=([.B14]/[.$F$1])" office:value-type="float" office:value="0.0105519682914544" calcext:value-type="float">
            <text:p>0.010551968291455</text:p>
          </table:table-cell>
          <table:table-cell table:formula="of:=([.$H$11]/([.E14]+[.$I$11])^[.$J$11])" office:value-type="float" office:value="1.00534978496813" calcext:value-type="float">
            <text:p>1.0053497849681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14]^2" office:value-type="float" office:value="1.01072819013546" calcext:value-type="float">
            <text:p>1.010728190135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y</text:p>
          </table:table-cell>
          <table:table-cell office:value-type="float" office:value="18644" calcext:value-type="float">
            <text:p>18644</text:p>
          </table:table-cell>
          <table:table-cell table:formula="of:=([.B15]/[.$F$1])" office:value-type="float" office:value="0.0103308773211089" calcext:value-type="float">
            <text:p>0.010330877321109</text:p>
          </table:table-cell>
          <table:table-cell table:formula="of:=([.$H$11]/([.E15]+[.$I$11])^[.$J$11])" office:value-type="float" office:value="0.944522829049106" calcext:value-type="float">
            <text:p>0.94452282904910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15]^2" office:value-type="float" office:value="0.892123374594927" calcext:value-type="float">
            <text:p>0.8921233745949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t</text:p>
          </table:table-cell>
          <table:table-cell office:value-type="float" office:value="17747" calcext:value-type="float">
            <text:p>17747</text:p>
          </table:table-cell>
          <table:table-cell table:formula="of:=([.B16]/[.$F$1])" office:value-type="float" office:value="0.00983383822236211" calcext:value-type="float">
            <text:p>0.009833838222362</text:p>
          </table:table-cell>
          <table:table-cell table:formula="of:=([.$H$11]/([.E16]+[.$I$11])^[.$J$11])" office:value-type="float" office:value="0.891052698411658" calcext:value-type="float">
            <text:p>0.89105269841165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16]^2" office:value-type="float" office:value="0.793974911346698" calcext:value-type="float">
            <text:p>0.793974911346698</text:p>
          </table:table-cell>
          <table:table-cell/>
          <table:table-cell table:formula="of:=SUM([.D2:.D1548])" office:value-type="float" office:value="116.563848760202" calcext:value-type="float">
            <text:p>116.563848760202</text:p>
          </table:table-cell>
          <table:table-cell table:formula="of:=SUM([.G2:.G1548])" office:value-type="float" office:value="116.767938667726" calcext:value-type="float">
            <text:p>116.7679386677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you</text:p>
          </table:table-cell>
          <table:table-cell office:value-type="float" office:value="17540" calcext:value-type="float">
            <text:p>17540</text:p>
          </table:table-cell>
          <table:table-cell table:formula="of:=([.B17]/[.$F$1])" office:value-type="float" office:value="0.00971913689188208" calcext:value-type="float">
            <text:p>0.009719136891882</text:p>
          </table:table-cell>
          <table:table-cell table:formula="of:=([.$H$11]/([.E17]+[.$I$11])^[.$J$11])" office:value-type="float" office:value="0.843658663142776" calcext:value-type="float">
            <text:p>0.84365866314277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17]^2" office:value-type="float" office:value="0.711759939895856" calcext:value-type="float">
            <text:p>0.7117599398958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</text:p>
          </table:table-cell>
          <table:table-cell office:value-type="float" office:value="17493" calcext:value-type="float">
            <text:p>17493</text:p>
          </table:table-cell>
          <table:table-cell table:formula="of:=([.B18]/[.$F$1])" office:value-type="float" office:value="0.00969309359462333" calcext:value-type="float">
            <text:p>0.009693093594623</text:p>
          </table:table-cell>
          <table:table-cell table:formula="of:=([.$H$11]/([.E18]+[.$I$11])^[.$J$11])" office:value-type="float" office:value="0.801343255756618" calcext:value-type="float">
            <text:p>0.80134325575661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8]^2" office:value-type="float" office:value="0.642151013546617" calcext:value-type="float">
            <text:p>0.6421510135466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ut</text:p>
          </table:table-cell>
          <table:table-cell office:value-type="float" office:value="17033" calcext:value-type="float">
            <text:p>17033</text:p>
          </table:table-cell>
          <table:table-cell table:formula="of:=([.B19]/[.$F$1])" office:value-type="float" office:value="0.00943820174911217" calcext:value-type="float">
            <text:p>0.009438201749112</text:p>
          </table:table-cell>
          <table:table-cell table:formula="of:=([.$H$11]/([.E19]+[.$I$11])^[.$J$11])" office:value-type="float" office:value="0.763317721701332" calcext:value-type="float">
            <text:p>0.76331772170133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19]^2" office:value-type="float" office:value="0.582653944263312" calcext:value-type="float">
            <text:p>0.5826539442633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s</text:p>
          </table:table-cell>
          <table:table-cell office:value-type="float" office:value="16399" calcext:value-type="float">
            <text:p>16399</text:p>
          </table:table-cell>
          <table:table-cell table:formula="of:=([.B20]/[.$F$1])" office:value-type="float" office:value="0.00908689429247288" calcext:value-type="float">
            <text:p>0.009086894292473</text:p>
          </table:table-cell>
          <table:table-cell table:formula="of:=([.$H$11]/([.E20]+[.$I$11])^[.$J$11])" office:value-type="float" office:value="0.72894990130496" calcext:value-type="float">
            <text:p>0.7289499013049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D20]^2" office:value-type="float" office:value="0.53136795861251" calcext:value-type="float">
            <text:p>0.531367958612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ich</text:p>
          </table:table-cell>
          <table:table-cell office:value-type="float" office:value="15440" calcext:value-type="float">
            <text:p>15440</text:p>
          </table:table-cell>
          <table:table-cell table:formula="of:=([.B21]/[.$F$1])" office:value-type="float" office:value="0.00855550020585287" calcext:value-type="float">
            <text:p>0.008555500205853</text:p>
          </table:table-cell>
          <table:table-cell table:formula="of:=([.$H$11]/([.E21]+[.$I$11])^[.$J$11])" office:value-type="float" office:value="0.697727030098952" calcext:value-type="float">
            <text:p>0.69772703009895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21]^2" office:value-type="float" office:value="0.486823008530704" calcext:value-type="float">
            <text:p>0.4868230085307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ve</text:p>
          </table:table-cell>
          <table:table-cell office:value-type="float" office:value="14839" calcext:value-type="float">
            <text:p>14839</text:p>
          </table:table-cell>
          <table:table-cell table:formula="of:=([.B22]/[.$F$1])" office:value-type="float" office:value="0.00822247846856546" calcext:value-type="float">
            <text:p>0.008222478468565</text:p>
          </table:table-cell>
          <table:table-cell table:formula="of:=([.$H$11]/([.E22]+[.$I$11])^[.$J$11])" office:value-type="float" office:value="0.66922869285694" calcext:value-type="float">
            <text:p>0.6692286928569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22]^2" office:value-type="float" office:value="0.447867043343009" calcext:value-type="float">
            <text:p>0.4478670433430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</text:p>
          </table:table-cell>
          <table:table-cell office:value-type="float" office:value="14504" calcext:value-type="float">
            <text:p>14504</text:p>
          </table:table-cell>
          <table:table-cell table:formula="of:=([.B23]/[.$F$1])" office:value-type="float" office:value="0.00803685071150842" calcext:value-type="float">
            <text:p>0.008036850711508</text:p>
          </table:table-cell>
          <table:table-cell table:formula="of:=([.$H$11]/([.E23]+[.$I$11])^[.$J$11])" office:value-type="float" office:value="0.643106832330083" calcext:value-type="float">
            <text:p>0.64310683233008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23]^2" office:value-type="float" office:value="0.413586397789633" calcext:value-type="float">
            <text:p>0.4135863977896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om</text:p>
          </table:table-cell>
          <table:table-cell office:value-type="float" office:value="14012" calcext:value-type="float">
            <text:p>14012</text:p>
          </table:table-cell>
          <table:table-cell table:formula="of:=([.B24]/[.$F$1])" office:value-type="float" office:value="0.00776422725935301" calcext:value-type="float">
            <text:p>0.007764227259353</text:p>
          </table:table-cell>
          <table:table-cell table:formula="of:=([.$H$11]/([.E24]+[.$I$11])^[.$J$11])" office:value-type="float" office:value="0.619070750992577" calcext:value-type="float">
            <text:p>0.61907075099257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D24]^2" office:value-type="float" office:value="0.383248594734513" calcext:value-type="float">
            <text:p>0.3832485947345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y</text:p>
          </table:table-cell>
          <table:table-cell office:value-type="float" office:value="12922" calcext:value-type="float">
            <text:p>12922</text:p>
          </table:table-cell>
          <table:table-cell table:formula="of:=([.B25]/[.$F$1])" office:value-type="float" office:value="0.00716024440803308" calcext:value-type="float">
            <text:p>0.007160244408033</text:p>
          </table:table-cell>
          <table:table-cell table:formula="of:=([.$H$11]/([.E25]+[.$I$11])^[.$J$11])" office:value-type="float" office:value="0.596875706091467" calcext:value-type="float">
            <text:p>0.59687570609146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5]^2" office:value-type="float" office:value="0.356260608522187" calcext:value-type="float">
            <text:p>0.3562606085221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l</text:p>
          </table:table-cell>
          <table:table-cell office:value-type="float" office:value="12715" calcext:value-type="float">
            <text:p>12715</text:p>
          </table:table-cell>
          <table:table-cell table:formula="of:=([.B26]/[.$F$1])" office:value-type="float" office:value="0.00704554307755306" calcext:value-type="float">
            <text:p>0.007045543077553</text:p>
          </table:table-cell>
          <table:table-cell table:formula="of:=([.$H$11]/([.E26]+[.$I$11])^[.$J$11])" office:value-type="float" office:value="0.576314130122794" calcext:value-type="float">
            <text:p>0.57631413012279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^2" office:value-type="float" office:value="0.332137976579193" calcext:value-type="float">
            <text:p>0.3321379765791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r</text:p>
          </table:table-cell>
          <table:table-cell office:value-type="float" office:value="11904" calcext:value-type="float">
            <text:p>11904</text:p>
          </table:table-cell>
          <table:table-cell table:formula="of:=([.B27]/[.$F$1])" office:value-type="float" office:value="0.00659615767166273" calcext:value-type="float">
            <text:p>0.006596157671663</text:p>
          </table:table-cell>
          <table:table-cell table:formula="of:=([.$H$11]/([.E27]+[.$I$11])^[.$J$11])" office:value-type="float" office:value="0.557208796207058" calcext:value-type="float">
            <text:p>0.55720879620705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27]^2" office:value-type="float" office:value="0.310481642570519" calcext:value-type="float">
            <text:p>0.3104816425705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</text:p>
          </table:table-cell>
          <table:table-cell office:value-type="float" office:value="11684" calcext:value-type="float">
            <text:p>11684</text:p>
          </table:table-cell>
          <table:table-cell table:formula="of:=([.B28]/[.$F$1])" office:value-type="float" office:value="0.00647425287598348" calcext:value-type="float">
            <text:p>0.006474252875983</text:p>
          </table:table-cell>
          <table:table-cell table:formula="of:=([.$H$11]/([.E28]+[.$I$11])^[.$J$11])" office:value-type="float" office:value="0.539407442540074" calcext:value-type="float">
            <text:p>0.53940744254007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28]^2" office:value-type="float" office:value="0.290960389067624" calcext:value-type="float">
            <text:p>0.2909603890676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y</text:p>
          </table:table-cell>
          <table:table-cell office:value-type="float" office:value="11665" calcext:value-type="float">
            <text:p>11665</text:p>
          </table:table-cell>
          <table:table-cell table:formula="of:=([.B29]/[.$F$1])" office:value-type="float" office:value="0.00646372473453846" calcext:value-type="float">
            <text:p>0.006463724734538</text:p>
          </table:table-cell>
          <table:table-cell table:formula="of:=([.$H$11]/([.E29]+[.$I$11])^[.$J$11])" office:value-type="float" office:value="0.522778504221991" calcext:value-type="float">
            <text:p>0.52277850422199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29]^2" office:value-type="float" office:value="0.273297364476582" calcext:value-type="float">
            <text:p>0.2732973644765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re</text:p>
          </table:table-cell>
          <table:table-cell office:value-type="float" office:value="11286" calcext:value-type="float">
            <text:p>11286</text:p>
          </table:table-cell>
          <table:table-cell table:formula="of:=([.B30]/[.$F$1])" office:value-type="float" office:value="0.00625371601834556" calcext:value-type="float">
            <text:p>0.006253716018346</text:p>
          </table:table-cell>
          <table:table-cell table:formula="of:=([.$H$11]/([.E30]+[.$I$11])^[.$J$11])" office:value-type="float" office:value="0.507207694576958" calcext:value-type="float">
            <text:p>0.50720769457695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D30]^2" office:value-type="float" office:value="0.257259645438073" calcext:value-type="float">
            <text:p>0.2572596454380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m</text:p>
          </table:table-cell>
          <table:table-cell office:value-type="float" office:value="10536" calcext:value-type="float">
            <text:p>10536</text:p>
          </table:table-cell>
          <table:table-cell table:formula="of:=([.B31]/[.$F$1])" office:value-type="float" office:value="0.00583813148762085" calcext:value-type="float">
            <text:p>0.005838131487621</text:p>
          </table:table-cell>
          <table:table-cell table:formula="of:=([.$H$11]/([.E31]+[.$I$11])^[.$J$11])" office:value-type="float" office:value="0.492595244610906" calcext:value-type="float">
            <text:p>0.49259524461090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^2" office:value-type="float" office:value="0.242650075013278" calcext:value-type="float">
            <text:p>0.2426500750132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id</text:p>
          </table:table-cell>
          <table:table-cell office:value-type="float" office:value="10489" calcext:value-type="float">
            <text:p>10489</text:p>
          </table:table-cell>
          <table:table-cell table:formula="of:=([.B32]/[.$F$1])" office:value-type="float" office:value="0.0058120881903621" calcext:value-type="float">
            <text:p>0.005812088190362</text:p>
          </table:table-cell>
          <table:table-cell table:formula="of:=([.$H$11]/([.E32]+[.$I$11])^[.$J$11])" office:value-type="float" office:value="0.478853657058488" calcext:value-type="float">
            <text:p>0.47885365705848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32]^2" office:value-type="float" office:value="0.229300824878288" calcext:value-type="float">
            <text:p>0.2293008248782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</text:p>
          </table:table-cell>
          <table:table-cell office:value-type="float" office:value="9944" calcext:value-type="float">
            <text:p>9944</text:p>
          </table:table-cell>
          <table:table-cell table:formula="of:=([.B33]/[.$F$1])" office:value-type="float" office:value="0.00551009676470213" calcext:value-type="float">
            <text:p>0.005510096764702</text:p>
          </table:table-cell>
          <table:table-cell table:formula="of:=([.$H$11]/([.E33]+[.$I$11])^[.$J$11])" office:value-type="float" office:value="0.465905866229519" calcext:value-type="float">
            <text:p>0.46590586622951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3]^2" office:value-type="float" office:value="0.217068276187079" calcext:value-type="float">
            <text:p>0.2170682761870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</text:p>
          </table:table-cell>
          <table:table-cell office:value-type="float" office:value="9678" calcext:value-type="float">
            <text:p>9678</text:p>
          </table:table-cell>
          <table:table-cell table:formula="of:=([.B34]/[.$F$1])" office:value-type="float" office:value="0.00536270278447177" calcext:value-type="float">
            <text:p>0.005362702784472</text:p>
          </table:table-cell>
          <table:table-cell table:formula="of:=([.$H$11]/([.E34]+[.$I$11])^[.$J$11])" office:value-type="float" office:value="0.453683720422337" calcext:value-type="float">
            <text:p>0.45368372042233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^2" office:value-type="float" office:value="0.205828918176253" calcext:value-type="float">
            <text:p>0.205828918176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e</text:p>
          </table:table-cell>
          <table:table-cell office:value-type="float" office:value="9644" calcext:value-type="float">
            <text:p>9644</text:p>
          </table:table-cell>
          <table:table-cell table:formula="of:=([.B35]/[.$F$1])" office:value-type="float" office:value="0.00534386295241225" calcext:value-type="float">
            <text:p>0.005343862952412</text:p>
          </table:table-cell>
          <table:table-cell table:formula="of:=([.$H$11]/([.E35]+[.$I$11])^[.$J$11])" office:value-type="float" office:value="0.442126722658626" calcext:value-type="float">
            <text:p>0.44212672265862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35]^2" office:value-type="float" office:value="0.195476038888858" calcext:value-type="float">
            <text:p>0.1954760388888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e</text:p>
          </table:table-cell>
          <table:table-cell office:value-type="float" office:value="9635" calcext:value-type="float">
            <text:p>9635</text:p>
          </table:table-cell>
          <table:table-cell table:formula="of:=([.B36]/[.$F$1])" office:value-type="float" office:value="0.00533887593804355" calcext:value-type="float">
            <text:p>0.005338875938044</text:p>
          </table:table-cell>
          <table:table-cell table:formula="of:=([.$H$11]/([.E36]+[.$I$11])^[.$J$11])" office:value-type="float" office:value="0.43118097973761" calcext:value-type="float">
            <text:p>0.4311809797376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D36]^2" office:value-type="float" office:value="0.185917037287485" calcext:value-type="float">
            <text:p>0.1859170372874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ne</text:p>
          </table:table-cell>
          <table:table-cell office:value-type="float" office:value="9468" calcext:value-type="float">
            <text:p>9468</text:p>
          </table:table-cell>
          <table:table-cell table:formula="of:=([.B37]/[.$F$1])" office:value-type="float" office:value="0.00524633911586885" calcext:value-type="float">
            <text:p>0.005246339115869</text:p>
          </table:table-cell>
          <table:table-cell table:formula="of:=([.$H$11]/([.E37]+[.$I$11])^[.$J$11])" office:value-type="float" office:value="0.420798320389681" calcext:value-type="float">
            <text:p>0.42079832038968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37]^2" office:value-type="float" office:value="0.177071226442777" calcext:value-type="float">
            <text:p>0.1770712264427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ir</text:p>
          </table:table-cell>
          <table:table-cell office:value-type="float" office:value="9466" calcext:value-type="float">
            <text:p>9466</text:p>
          </table:table-cell>
          <table:table-cell table:formula="of:=([.B38]/[.$F$1])" office:value-type="float" office:value="0.00524523089045358" calcext:value-type="float">
            <text:p>0.005245230890454</text:p>
          </table:table-cell>
          <table:table-cell table:formula="of:=([.$H$11]/([.E38]+[.$I$11])^[.$J$11])" office:value-type="float" office:value="0.410935551541467" calcext:value-type="float">
            <text:p>0.41093555154146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38]^2" office:value-type="float" office:value="0.16886802752069" calcext:value-type="float">
            <text:p>0.16886802752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</text:p>
          </table:table-cell>
          <table:table-cell office:value-type="float" office:value="9446" calcext:value-type="float">
            <text:p>9446</text:p>
          </table:table-cell>
          <table:table-cell table:formula="of:=([.B39]/[.$F$1])" office:value-type="float" office:value="0.00523414863630092" calcext:value-type="float">
            <text:p>0.005234148636301</text:p>
          </table:table-cell>
          <table:table-cell table:formula="of:=([.$H$11]/([.E39]+[.$I$11])^[.$J$11])" office:value-type="float" office:value="0.401553828039655" calcext:value-type="float">
            <text:p>0.40155382803965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9]^2" office:value-type="float" office:value="0.161245476813301" calcext:value-type="float">
            <text:p>0.1612454768133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</text:p>
          </table:table-cell>
          <table:table-cell office:value-type="float" office:value="9341" calcext:value-type="float">
            <text:p>9341</text:p>
          </table:table-cell>
          <table:table-cell table:formula="of:=([.B40]/[.$F$1])" office:value-type="float" office:value="0.00517596680199946" calcext:value-type="float">
            <text:p>0.005175966801999</text:p>
          </table:table-cell>
          <table:table-cell table:formula="of:=([.$H$11]/([.E40]+[.$I$11])^[.$J$11])" office:value-type="float" office:value="0.392618116093527" calcext:value-type="float">
            <text:p>0.39261811609352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40]^2" office:value-type="float" office:value="0.154148985084831" calcext:value-type="float">
            <text:p>0.1541489850848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en</text:p>
          </table:table-cell>
          <table:table-cell office:value-type="float" office:value="8732" calcext:value-type="float">
            <text:p>8732</text:p>
          </table:table-cell>
          <table:table-cell table:formula="of:=([.B41]/[.$F$1])" office:value-type="float" office:value="0.00483851216305099" calcext:value-type="float">
            <text:p>0.004838512163051</text:p>
          </table:table-cell>
          <table:table-cell table:formula="of:=([.$H$11]/([.E41]+[.$I$11])^[.$J$11])" office:value-type="float" office:value="0.384096734532835" calcext:value-type="float">
            <text:p>0.3840967345328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1]^2" office:value-type="float" office:value="0.147530301478787" calcext:value-type="float">
            <text:p>0.1475303014787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r</text:p>
          </table:table-cell>
          <table:table-cell office:value-type="float" office:value="8391" calcext:value-type="float">
            <text:p>8391</text:p>
          </table:table-cell>
          <table:table-cell table:formula="of:=([.B42]/[.$F$1])" office:value-type="float" office:value="0.00464955972974815" calcext:value-type="float">
            <text:p>0.004649559729748</text:p>
          </table:table-cell>
          <table:table-cell table:formula="of:=([.$H$11]/([.E42]+[.$I$11])^[.$J$11])" office:value-type="float" office:value="0.375960960994176" calcext:value-type="float">
            <text:p>0.37596096099417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42]^2" office:value-type="float" office:value="0.141346644191664" calcext:value-type="float">
            <text:p>0.1413466441916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uld</text:p>
          </table:table-cell>
          <table:table-cell office:value-type="float" office:value="8041" calcext:value-type="float">
            <text:p>8041</text:p>
          </table:table-cell>
          <table:table-cell table:formula="of:=([.B43]/[.$F$1])" office:value-type="float" office:value="0.00445562028207662" calcext:value-type="float">
            <text:p>0.004455620282077</text:p>
          </table:table-cell>
          <table:table-cell table:formula="of:=([.$H$11]/([.E43]+[.$I$11])^[.$J$11])" office:value-type="float" office:value="0.36818469253596" calcext:value-type="float">
            <text:p>0.3681846925359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43]^2" office:value-type="float" office:value="0.135559967817799" calcext:value-type="float">
            <text:p>0.1355599678177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en</text:p>
          </table:table-cell>
          <table:table-cell office:value-type="float" office:value="7973" calcext:value-type="float">
            <text:p>7973</text:p>
          </table:table-cell>
          <table:table-cell table:formula="of:=([.B44]/[.$F$1])" office:value-type="float" office:value="0.00441794061795757" calcext:value-type="float">
            <text:p>0.004417940617958</text:p>
          </table:table-cell>
          <table:table-cell table:formula="of:=([.$H$11]/([.E44]+[.$I$11])^[.$J$11])" office:value-type="float" office:value="0.360744152082197" calcext:value-type="float">
            <text:p>0.36074415208219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4]^2" office:value-type="float" office:value="0.130136343261503" calcext:value-type="float">
            <text:p>0.1301363432615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f</text:p>
          </table:table-cell>
          <table:table-cell office:value-type="float" office:value="7894" calcext:value-type="float">
            <text:p>7894</text:p>
          </table:table-cell>
          <table:table-cell table:formula="of:=([.B45]/[.$F$1])" office:value-type="float" office:value="0.00437416571405457" calcext:value-type="float">
            <text:p>0.004374165714055</text:p>
          </table:table-cell>
          <table:table-cell table:formula="of:=([.$H$11]/([.E45]+[.$I$11])^[.$J$11])" office:value-type="float" office:value="0.353617633616672" calcext:value-type="float">
            <text:p>0.35361763361667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45]^2" office:value-type="float" office:value="0.125045430804655" calcext:value-type="float">
            <text:p>0.125045430804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re</text:p>
          </table:table-cell>
          <table:table-cell office:value-type="float" office:value="7840" calcext:value-type="float">
            <text:p>7840</text:p>
          </table:table-cell>
          <table:table-cell table:formula="of:=([.B46]/[.$F$1])" office:value-type="float" office:value="0.00434424362784239" calcext:value-type="float">
            <text:p>0.004344243627842</text:p>
          </table:table-cell>
          <table:table-cell table:formula="of:=([.$H$11]/([.E46]+[.$I$11])^[.$J$11])" office:value-type="float" office:value="0.346785280273778" calcext:value-type="float">
            <text:p>0.34678528027377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46]^2" office:value-type="float" office:value="0.120260030614563" calcext:value-type="float">
            <text:p>0.1202600306145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m</text:p>
          </table:table-cell>
          <table:table-cell office:value-type="float" office:value="6933" calcext:value-type="float">
            <text:p>6933</text:p>
          </table:table-cell>
          <table:table-cell table:formula="of:=([.B47]/[.$F$1])" office:value-type="float" office:value="0.0038416634020193" calcext:value-type="float">
            <text:p>0.003841663402019</text:p>
          </table:table-cell>
          <table:table-cell table:formula="of:=([.$H$11]/([.E47]+[.$I$11])^[.$J$11])" office:value-type="float" office:value="0.340228890463352" calcext:value-type="float">
            <text:p>0.34022889046335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7]^2" office:value-type="float" office:value="0.115755697905924" calcext:value-type="float">
            <text:p>0.1157556979059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o</text:p>
          </table:table-cell>
          <table:table-cell office:value-type="float" office:value="6796" calcext:value-type="float">
            <text:p>6796</text:p>
          </table:table-cell>
          <table:table-cell table:formula="of:=([.B48]/[.$F$1])" office:value-type="float" office:value="0.00376574996107358" calcext:value-type="float">
            <text:p>0.003765749961074</text:p>
          </table:table-cell>
          <table:table-cell table:formula="of:=([.$H$11]/([.E48]+[.$I$11])^[.$J$11])" office:value-type="float" office:value="0.333931747972762" calcext:value-type="float">
            <text:p>0.33393174797276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8]^2" office:value-type="float" office:value="0.111510412304145" calcext:value-type="float">
            <text:p>0.1115104123041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at</text:p>
          </table:table-cell>
          <table:table-cell office:value-type="float" office:value="6608" calcext:value-type="float">
            <text:p>6608</text:p>
          </table:table-cell>
          <table:table-cell table:formula="of:=([.B49]/[.$F$1])" office:value-type="float" office:value="0.00366157677203859" calcext:value-type="float">
            <text:p>0.003661576772039</text:p>
          </table:table-cell>
          <table:table-cell table:formula="of:=([.$H$11]/([.E49]+[.$I$11])^[.$J$11])" office:value-type="float" office:value="0.327878472648059" calcext:value-type="float">
            <text:p>0.32787847264805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9]^2" office:value-type="float" office:value="0.107504292826024" calcext:value-type="float">
            <text:p>0.1075042928260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p</text:p>
          </table:table-cell>
          <table:table-cell office:value-type="float" office:value="6310" calcext:value-type="float">
            <text:p>6310</text:p>
          </table:table-cell>
          <table:table-cell table:formula="of:=([.B50]/[.$F$1])" office:value-type="float" office:value="0.00349645118516396" calcext:value-type="float">
            <text:p>0.003496451185164</text:p>
          </table:table-cell>
          <table:table-cell table:formula="of:=([.$H$11]/([.E50]+[.$I$11])^[.$J$11])" office:value-type="float" office:value="0.322054888796456" calcext:value-type="float">
            <text:p>0.32205488879645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50]^2" office:value-type="float" office:value="0.103719351397698" calcext:value-type="float">
            <text:p>0.1037193513976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ll</text:p>
          </table:table-cell>
          <table:table-cell office:value-type="float" office:value="6290" calcext:value-type="float">
            <text:p>6290</text:p>
          </table:table-cell>
          <table:table-cell table:formula="of:=([.B51]/[.$F$1])" office:value-type="float" office:value="0.00348536893101131" calcext:value-type="float">
            <text:p>0.003485368931011</text:p>
          </table:table-cell>
          <table:table-cell table:formula="of:=([.$H$11]/([.E51]+[.$I$11])^[.$J$11])" office:value-type="float" office:value="0.31644790889794" calcext:value-type="float">
            <text:p>0.3164479088979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51]^2" office:value-type="float" office:value="0.100139279045879" calcext:value-type="float">
            <text:p>0.1001392790458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ut</text:p>
          </table:table-cell>
          <table:table-cell office:value-type="float" office:value="6249" calcext:value-type="float">
            <text:p>6249</text:p>
          </table:table-cell>
          <table:table-cell table:formula="of:=([.B52]/[.$F$1])" office:value-type="float" office:value="0.00346265030999835" calcext:value-type="float">
            <text:p>0.003462650309998</text:p>
          </table:table-cell>
          <table:table-cell table:formula="of:=([.$H$11]/([.E52]+[.$I$11])^[.$J$11])" office:value-type="float" office:value="0.311045430582604" calcext:value-type="float">
            <text:p>0.31104543058260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52]^2" office:value-type="float" office:value="0.0967492598863177" calcext:value-type="float">
            <text:p>0.0967492598863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re</text:p>
          </table:table-cell>
          <table:table-cell office:value-type="float" office:value="6011" calcext:value-type="float">
            <text:p>6011</text:p>
          </table:table-cell>
          <table:table-cell table:formula="of:=([.B53]/[.$F$1])" office:value-type="float" office:value="0.00333077148558171" calcext:value-type="float">
            <text:p>0.003330771485582</text:p>
          </table:table-cell>
          <table:table-cell table:formula="of:=([.$H$11]/([.E53]+[.$I$11])^[.$J$11])" office:value-type="float" office:value="0.305836245136718" calcext:value-type="float">
            <text:p>0.30583624513671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D53]^2" office:value-type="float" office:value="0.0935358088393267" calcext:value-type="float">
            <text:p>0.0935358088393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ts</text:p>
          </table:table-cell>
          <table:table-cell office:value-type="float" office:value="5945" calcext:value-type="float">
            <text:p>5945</text:p>
          </table:table-cell>
          <table:table-cell table:formula="of:=([.B54]/[.$F$1])" office:value-type="float" office:value="0.00329420004687793" calcext:value-type="float">
            <text:p>0.003294200046878</text:p>
          </table:table-cell>
          <table:table-cell table:formula="of:=([.$H$11]/([.E54]+[.$I$11])^[.$J$11])" office:value-type="float" office:value="0.300809956056196" calcext:value-type="float">
            <text:p>0.30080995605619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D54]^2" office:value-type="float" office:value="0.0904866296625307" calcext:value-type="float">
            <text:p>0.0904866296625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y</text:p>
          </table:table-cell>
          <table:table-cell office:value-type="float" office:value="5914" calcext:value-type="float">
            <text:p>5914</text:p>
          </table:table-cell>
          <table:table-cell table:formula="of:=([.B55]/[.$F$1])" office:value-type="float" office:value="0.00327702255294131" calcext:value-type="float">
            <text:p>0.003277022552941</text:p>
          </table:table-cell>
          <table:table-cell table:formula="of:=([.$H$11]/([.E55]+[.$I$11])^[.$J$11])" office:value-type="float" office:value="0.295956906380132" calcext:value-type="float">
            <text:p>0.29595690638013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55]^2" office:value-type="float" office:value="0.0875904904340983" calcext:value-type="float">
            <text:p>0.0875904904340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ery</text:p>
          </table:table-cell>
          <table:table-cell office:value-type="float" office:value="5774" calcext:value-type="float">
            <text:p>5774</text:p>
          </table:table-cell>
          <table:table-cell table:formula="of:=([.B56]/[.$F$1])" office:value-type="float" office:value="0.0031994467738727" calcext:value-type="float">
            <text:p>0.003199446773873</text:p>
          </table:table-cell>
          <table:table-cell table:formula="of:=([.$H$11]/([.E56]+[.$I$11])^[.$J$11])" office:value-type="float" office:value="0.291268113716853" calcext:value-type="float">
            <text:p>0.29126811371685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56]^2" office:value-type="float" office:value="0.0848371140681737" calcext:value-type="float">
            <text:p>0.0848371140681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n</text:p>
          </table:table-cell>
          <table:table-cell office:value-type="float" office:value="5693" calcext:value-type="float">
            <text:p>5693</text:p>
          </table:table-cell>
          <table:table-cell table:formula="of:=([.B57]/[.$F$1])" office:value-type="float" office:value="0.00315456364455443" calcext:value-type="float">
            <text:p>0.003154563644554</text:p>
          </table:table-cell>
          <table:table-cell table:formula="of:=([.$H$11]/([.E57]+[.$I$11])^[.$J$11])" office:value-type="float" office:value="0.28673521202652" calcext:value-type="float">
            <text:p>0.2867352120265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57]^2" office:value-type="float" office:value="0.0822170818158933" calcext:value-type="float">
            <text:p>0.0822170818158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to</text:p>
          </table:table-cell>
          <table:table-cell office:value-type="float" office:value="5676" calcext:value-type="float">
            <text:p>5676</text:p>
          </table:table-cell>
          <table:table-cell table:formula="of:=([.B58]/[.$F$1])" office:value-type="float" office:value="0.00314514372852467" calcext:value-type="float">
            <text:p>0.003145143728525</text:p>
          </table:table-cell>
          <table:table-cell table:formula="of:=([.$H$11]/([.E58]+[.$I$11])^[.$J$11])" office:value-type="float" office:value="0.282350399352458" calcext:value-type="float">
            <text:p>0.2823503993524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D58]^2" office:value-type="float" office:value="0.0797217480144923" calcext:value-type="float">
            <text:p>0.0797217480144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ld</text:p>
          </table:table-cell>
          <table:table-cell office:value-type="float" office:value="5673" calcext:value-type="float">
            <text:p>5673</text:p>
          </table:table-cell>
          <table:table-cell table:formula="of:=([.B59]/[.$F$1])" office:value-type="float" office:value="0.00314348139040177" calcext:value-type="float">
            <text:p>0.003143481390402</text:p>
          </table:table-cell>
          <table:table-cell table:formula="of:=([.$H$11]/([.E59]+[.$I$11])^[.$J$11])" office:value-type="float" office:value="0.278106390802144" calcext:value-type="float">
            <text:p>0.2781063908021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D59]^2" office:value-type="float" office:value="0.0773431646049949" calcext:value-type="float">
            <text:p>0.0773431646049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me</text:p>
          </table:table-cell>
          <table:table-cell office:value-type="float" office:value="5525" calcext:value-type="float">
            <text:p>5525</text:p>
          </table:table-cell>
          <table:table-cell table:formula="of:=([.B60]/[.$F$1])" office:value-type="float" office:value="0.00306147270967209" calcext:value-type="float">
            <text:p>0.003061472709672</text:p>
          </table:table-cell>
          <table:table-cell table:formula="of:=([.$H$11]/([.E60]+[.$I$11])^[.$J$11])" office:value-type="float" office:value="0.273996376171285" calcext:value-type="float">
            <text:p>0.27399637617128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60]^2" office:value-type="float" office:value="0.0750740141549965" calcext:value-type="float">
            <text:p>0.0750740141549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ime</text:p>
          </table:table-cell>
          <table:table-cell office:value-type="float" office:value="5425" calcext:value-type="float">
            <text:p>5425</text:p>
          </table:table-cell>
          <table:table-cell table:formula="of:=([.B61]/[.$F$1])" office:value-type="float" office:value="0.0030060614389088" calcext:value-type="float">
            <text:p>0.003006061438909</text:p>
          </table:table-cell>
          <table:table-cell table:formula="of:=([.$H$11]/([.E61]+[.$I$11])^[.$J$11])" office:value-type="float" office:value="0.270013981683365" calcext:value-type="float">
            <text:p>0.27001398168336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1]^2" office:value-type="float" office:value="0.0729075503045047" calcext:value-type="float">
            <text:p>0.0729075503045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ther</text:p>
          </table:table-cell>
          <table:table-cell office:value-type="float" office:value="5096" calcext:value-type="float">
            <text:p>5096</text:p>
          </table:table-cell>
          <table:table-cell table:formula="of:=([.B62]/[.$F$1])" office:value-type="float" office:value="0.00282375835809755" calcext:value-type="float">
            <text:p>0.002823758358098</text:p>
          </table:table-cell>
          <table:table-cell table:formula="of:=([.$H$11]/([.E62]+[.$I$11])^[.$J$11])" office:value-type="float" office:value="0.266153235384601" calcext:value-type="float">
            <text:p>0.26615323538460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D62]^2" office:value-type="float" office:value="0.0708375447056906" calcext:value-type="float">
            <text:p>0.0708375447056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pon</text:p>
          </table:table-cell>
          <table:table-cell office:value-type="float" office:value="5044" calcext:value-type="float">
            <text:p>5044</text:p>
          </table:table-cell>
          <table:table-cell table:formula="of:=([.B63]/[.$F$1])" office:value-type="float" office:value="0.00279494449730064" calcext:value-type="float">
            <text:p>0.002794944497301</text:p>
          </table:table-cell>
          <table:table-cell table:formula="of:=([.$H$11]/([.E63]+[.$I$11])^[.$J$11])" office:value-type="float" office:value="0.262408535792208" calcext:value-type="float">
            <text:p>0.26240853579220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63]^2" office:value-type="float" office:value="0.0688582396566105" calcext:value-type="float">
            <text:p>0.0688582396566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ur</text:p>
          </table:table-cell>
          <table:table-cell office:value-type="float" office:value="5042" calcext:value-type="float">
            <text:p>5042</text:p>
          </table:table-cell>
          <table:table-cell table:formula="of:=([.B64]/[.$F$1])" office:value-type="float" office:value="0.00279383627188537" calcext:value-type="float">
            <text:p>0.002793836271885</text:p>
          </table:table-cell>
          <table:table-cell table:formula="of:=([.$H$11]/([.E64]+[.$I$11])^[.$J$11])" office:value-type="float" office:value="0.258774623443738" calcext:value-type="float">
            <text:p>0.25877462344373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64]^2" office:value-type="float" office:value="0.0669643057384486" calcext:value-type="float">
            <text:p>0.0669643057384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bout</text:p>
          </table:table-cell>
          <table:table-cell office:value-type="float" office:value="5035" calcext:value-type="float">
            <text:p>5035</text:p>
          </table:table-cell>
          <table:table-cell table:formula="of:=([.B65]/[.$F$1])" office:value-type="float" office:value="0.00278995748293194" calcext:value-type="float">
            <text:p>0.002789957482932</text:p>
          </table:table-cell>
          <table:table-cell table:formula="of:=([.$H$11]/([.E65]+[.$I$11])^[.$J$11])" office:value-type="float" office:value="0.255246555038253" calcext:value-type="float">
            <text:p>0.255246555038253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65]^2" office:value-type="float" office:value="0.0651508038588958" calcext:value-type="float">
            <text:p>0.0651508038588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</text:p>
          </table:table-cell>
          <table:table-cell office:value-type="float" office:value="5025" calcext:value-type="float">
            <text:p>5025</text:p>
          </table:table-cell>
          <table:table-cell table:formula="of:=([.B66]/[.$F$1])" office:value-type="float" office:value="0.00278441635585561" calcext:value-type="float">
            <text:p>0.002784416355856</text:p>
          </table:table-cell>
          <table:table-cell table:formula="of:=([.$H$11]/([.E66]+[.$I$11])^[.$J$11])" office:value-type="float" office:value="0.25181967989728" calcext:value-type="float">
            <text:p>0.2518196798972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66]^2" office:value-type="float" office:value="0.0634131511835684" calcext:value-type="float">
            <text:p>0.0634131511835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an</text:p>
          </table:table-cell>
          <table:table-cell office:value-type="float" office:value="4891" calcext:value-type="float">
            <text:p>4891</text:p>
          </table:table-cell>
          <table:table-cell table:formula="of:=([.B67]/[.$F$1])" office:value-type="float" office:value="0.0027101652530328" calcext:value-type="float">
            <text:p>0.002710165253033</text:p>
          </table:table-cell>
          <table:table-cell table:formula="of:=([.$H$11]/([.E67]+[.$I$11])^[.$J$11])" office:value-type="float" office:value="0.248489618505713" calcext:value-type="float">
            <text:p>0.24848961850571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D67]^2" office:value-type="float" office:value="0.0617470905051148" calcext:value-type="float">
            <text:p>0.0617470905051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n</text:p>
          </table:table-cell>
          <table:table-cell office:value-type="float" office:value="4874" calcext:value-type="float">
            <text:p>4874</text:p>
          </table:table-cell>
          <table:table-cell table:formula="of:=([.B68]/[.$F$1])" office:value-type="float" office:value="0.00270074533700304" calcext:value-type="float">
            <text:p>0.002700745337003</text:p>
          </table:table-cell>
          <table:table-cell table:formula="of:=([.$H$11]/([.E68]+[.$I$11])^[.$J$11])" office:value-type="float" office:value="0.245252242920795" calcext:value-type="float">
            <text:p>0.24525224292079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D68]^2" office:value-type="float" office:value="0.0601486626576805" calcext:value-type="float">
            <text:p>0.0601486626576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s</text:p>
          </table:table-cell>
          <table:table-cell office:value-type="float" office:value="4829" calcext:value-type="float">
            <text:p>4829</text:p>
          </table:table-cell>
          <table:table-cell table:formula="of:=([.B69]/[.$F$1])" office:value-type="float" office:value="0.00267581026515955" calcext:value-type="float">
            <text:p>0.00267581026516</text:p>
          </table:table-cell>
          <table:table-cell table:formula="of:=([.$H$11]/([.E69]+[.$I$11])^[.$J$11])" office:value-type="float" office:value="0.242103658861675" calcext:value-type="float">
            <text:p>0.24210365886167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D69]^2" office:value-type="float" office:value="0.0586141816342103" calcext:value-type="float">
            <text:p>0.058614181634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eral</text:p>
          </table:table-cell>
          <table:table-cell office:value-type="float" office:value="4826" calcext:value-type="float">
            <text:p>4826</text:p>
          </table:table-cell>
          <table:table-cell table:formula="of:=([.B70]/[.$F$1])" office:value-type="float" office:value="0.00267414792703665" calcext:value-type="float">
            <text:p>0.002674147927037</text:p>
          </table:table-cell>
          <table:table-cell table:formula="of:=([.$H$11]/([.E70]+[.$I$11])^[.$J$11])" office:value-type="float" office:value="0.239040189313292" calcext:value-type="float">
            <text:p>0.239040189313292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D70]^2" office:value-type="float" office:value="0.0571402121069347" calcext:value-type="float">
            <text:p>0.0571402121069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nly</text:p>
          </table:table-cell>
          <table:table-cell office:value-type="float" office:value="4825" calcext:value-type="float">
            <text:p>4825</text:p>
          </table:table-cell>
          <table:table-cell table:formula="of:=([.B71]/[.$F$1])" office:value-type="float" office:value="0.00267359381432902" calcext:value-type="float">
            <text:p>0.002673593814329</text:p>
          </table:table-cell>
          <table:table-cell table:formula="of:=([.$H$11]/([.E71]+[.$I$11])^[.$J$11])" office:value-type="float" office:value="0.236058359496891" calcext:value-type="float">
            <text:p>0.23605835949689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71]^2" office:value-type="float" office:value="0.0557235490883633" calcext:value-type="float">
            <text:p>0.0557235490883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w</text:p>
          </table:table-cell>
          <table:table-cell office:value-type="float" office:value="4687" calcext:value-type="float">
            <text:p>4687</text:p>
          </table:table-cell>
          <table:table-cell table:formula="of:=([.B72]/[.$F$1])" office:value-type="float" office:value="0.00259712626067567" calcext:value-type="float">
            <text:p>0.002597126260676</text:p>
          </table:table-cell>
          <table:table-cell table:formula="of:=([.$H$11]/([.E72]+[.$I$11])^[.$J$11])" office:value-type="float" office:value="0.233154883075746" calcext:value-type="float">
            <text:p>0.23315488307574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72]^2" office:value-type="float" office:value="0.054361199502065" calcext:value-type="float">
            <text:p>0.0543611995020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ld</text:p>
          </table:table-cell>
          <table:table-cell office:value-type="float" office:value="4629" calcext:value-type="float">
            <text:p>4629</text:p>
          </table:table-cell>
          <table:table-cell table:formula="of:=([.B73]/[.$F$1])" office:value-type="float" office:value="0.00256498772363296" calcext:value-type="float">
            <text:p>0.002564987723633</text:p>
          </table:table-cell>
          <table:table-cell table:formula="of:=([.$H$11]/([.E73]+[.$I$11])^[.$J$11])" office:value-type="float" office:value="0.230326649478968" calcext:value-type="float">
            <text:p>0.23032664947896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73]^2" office:value-type="float" office:value="0.0530503654602074" calcext:value-type="float">
            <text:p>0.053050365460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y</text:p>
          </table:table-cell>
          <table:table-cell office:value-type="float" office:value="4361" calcext:value-type="float">
            <text:p>4361</text:p>
          </table:table-cell>
          <table:table-cell table:formula="of:=([.B74]/[.$F$1])" office:value-type="float" office:value="0.00241648551798733" calcext:value-type="float">
            <text:p>0.002416485517987</text:p>
          </table:table-cell>
          <table:table-cell table:formula="of:=([.$H$11]/([.E74]+[.$I$11])^[.$J$11])" office:value-type="float" office:value="0.227570712238768" calcext:value-type="float">
            <text:p>0.22757071223876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D74]^2" office:value-type="float" office:value="0.0517884290688602" calcext:value-type="float">
            <text:p>0.051788429068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se</text:p>
          </table:table-cell>
          <table:table-cell office:value-type="float" office:value="4360" calcext:value-type="float">
            <text:p>4360</text:p>
          </table:table-cell>
          <table:table-cell table:formula="of:=([.B75]/[.$F$1])" office:value-type="float" office:value="0.0024159314052797" calcext:value-type="float">
            <text:p>0.00241593140528</text:p>
          </table:table-cell>
          <table:table-cell table:formula="of:=([.$H$11]/([.E75]+[.$I$11])^[.$J$11])" office:value-type="float" office:value="0.224884278247675" calcext:value-type="float">
            <text:p>0.22488427824767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75]^2" office:value-type="float" office:value="0.0505729386029779" calcext:value-type="float">
            <text:p>0.0505729386029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wo</text:p>
          </table:table-cell>
          <table:table-cell office:value-type="float" office:value="4313" calcext:value-type="float">
            <text:p>4313</text:p>
          </table:table-cell>
          <table:table-cell table:formula="of:=([.B76]/[.$F$1])" office:value-type="float" office:value="0.00238988810802095" calcext:value-type="float">
            <text:p>0.002389888108021</text:p>
          </table:table-cell>
          <table:table-cell table:formula="of:=([.$H$11]/([.E76]+[.$I$11])^[.$J$11])" office:value-type="float" office:value="0.222264697851904" calcext:value-type="float">
            <text:p>0.22226469785190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76]^2" office:value-type="float" office:value="0.0494015959111982" calcext:value-type="float">
            <text:p>0.0494015959111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ur</text:p>
          </table:table-cell>
          <table:table-cell office:value-type="float" office:value="4207" calcext:value-type="float">
            <text:p>4207</text:p>
          </table:table-cell>
          <table:table-cell table:formula="of:=([.B77]/[.$F$1])" office:value-type="float" office:value="0.00233115216101185" calcext:value-type="float">
            <text:p>0.002331152161012</text:p>
          </table:table-cell>
          <table:table-cell table:formula="of:=([.$H$11]/([.E77]+[.$I$11])^[.$J$11])" office:value-type="float" office:value="0.219709455705725" calcext:value-type="float">
            <text:p>0.21970945570572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D77]^2" office:value-type="float" office:value="0.0482722449265061" calcext:value-type="float">
            <text:p>0.0482722449265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n</text:p>
          </table:table-cell>
          <table:table-cell office:value-type="float" office:value="4187" calcext:value-type="float">
            <text:p>4187</text:p>
          </table:table-cell>
          <table:table-cell table:formula="of:=([.B78]/[.$F$1])" office:value-type="float" office:value="0.00232006990685919" calcext:value-type="float">
            <text:p>0.002320069906859</text:p>
          </table:table-cell>
          <table:table-cell table:formula="of:=([.$H$11]/([.E78]+[.$I$11])^[.$J$11])" office:value-type="float" office:value="0.217216162319325" calcext:value-type="float">
            <text:p>0.21721616231932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D78]^2" office:value-type="float" office:value="0.0471828611727353" calcext:value-type="float">
            <text:p>0.0471828611727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ttle</text:p>
          </table:table-cell>
          <table:table-cell office:value-type="float" office:value="3985" calcext:value-type="float">
            <text:p>3985</text:p>
          </table:table-cell>
          <table:table-cell table:formula="of:=([.B79]/[.$F$1])" office:value-type="float" office:value="0.00220813913991734" calcext:value-type="float">
            <text:p>0.002208139139917</text:p>
          </table:table-cell>
          <table:table-cell table:formula="of:=([.$H$11]/([.E79]+[.$I$11])^[.$J$11])" office:value-type="float" office:value="0.214782546239397" calcext:value-type="float">
            <text:p>0.21478254623939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79]^2" office:value-type="float" office:value="0.0461315421690788" calcext:value-type="float">
            <text:p>0.0461315421690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ch</text:p>
          </table:table-cell>
          <table:table-cell office:value-type="float" office:value="3985" calcext:value-type="float">
            <text:p>3985</text:p>
          </table:table-cell>
          <table:table-cell table:formula="of:=([.B80]/[.$F$1])" office:value-type="float" office:value="0.00220813913991734" calcext:value-type="float">
            <text:p>0.002208139139917</text:p>
          </table:table-cell>
          <table:table-cell table:formula="of:=([.$H$11]/([.E80]+[.$I$11])^[.$J$11])" office:value-type="float" office:value="0.212406446807756" calcext:value-type="float">
            <text:p>0.212406446807756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80]^2" office:value-type="float" office:value="0.0451164986454961" calcext:value-type="float">
            <text:p>0.0451164986454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at</text:p>
          </table:table-cell>
          <table:table-cell office:value-type="float" office:value="3875" calcext:value-type="float">
            <text:p>3875</text:p>
          </table:table-cell>
          <table:table-cell table:formula="of:=([.B81]/[.$F$1])" office:value-type="float" office:value="0.00214718674207771" calcext:value-type="float">
            <text:p>0.002147186742078</text:p>
          </table:table-cell>
          <table:table-cell table:formula="of:=([.$H$11]/([.E81]+[.$I$11])^[.$J$11])" office:value-type="float" office:value="0.210085807448582" calcext:value-type="float">
            <text:p>0.21008580744858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81]^2" office:value-type="float" office:value="0.0441360464913228" calcext:value-type="float">
            <text:p>0.0441360464913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d</text:p>
          </table:table-cell>
          <table:table-cell office:value-type="float" office:value="3804" calcext:value-type="float">
            <text:p>3804</text:p>
          </table:table-cell>
          <table:table-cell table:formula="of:=([.B82]/[.$F$1])" office:value-type="float" office:value="0.00210784473983577" calcext:value-type="float">
            <text:p>0.002107844739836</text:p>
          </table:table-cell>
          <table:table-cell table:formula="of:=([.$H$11]/([.E82]+[.$I$11])^[.$J$11])" office:value-type="float" office:value="0.207818669439713" calcext:value-type="float">
            <text:p>0.20781866943971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82]^2" office:value-type="float" office:value="0.0431885993676926" calcext:value-type="float">
            <text:p>0.0431885993676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e</text:p>
          </table:table-cell>
          <table:table-cell office:value-type="float" office:value="3712" calcext:value-type="float">
            <text:p>3712</text:p>
          </table:table-cell>
          <table:table-cell table:formula="of:=([.B83]/[.$F$1])" office:value-type="float" office:value="0.00205686637073354" calcext:value-type="float">
            <text:p>0.002056866370734</text:p>
          </table:table-cell>
          <table:table-cell table:formula="of:=([.$H$11]/([.E83]+[.$I$11])^[.$J$11])" office:value-type="float" office:value="0.205603166127621" calcext:value-type="float">
            <text:p>0.20560316612762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83]^2" office:value-type="float" office:value="0.0422726619217023" calcext:value-type="float">
            <text:p>0.0422726619217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uld</text:p>
          </table:table-cell>
          <table:table-cell office:value-type="float" office:value="3662" calcext:value-type="float">
            <text:p>3662</text:p>
          </table:table-cell>
          <table:table-cell table:formula="of:=([.B84]/[.$F$1])" office:value-type="float" office:value="0.00202916073535189" calcext:value-type="float">
            <text:p>0.002029160735352</text:p>
          </table:table-cell>
          <table:table-cell table:formula="of:=([.$H$11]/([.E84]+[.$I$11])^[.$J$11])" office:value-type="float" office:value="0.203437517549558" calcext:value-type="float">
            <text:p>0.203437517549558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84]^2" office:value-type="float" office:value="0.0413868235467266" calcext:value-type="float">
            <text:p>0.0413868235467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de</text:p>
          </table:table-cell>
          <table:table-cell office:value-type="float" office:value="3645" calcext:value-type="float">
            <text:p>3645</text:p>
          </table:table-cell>
          <table:table-cell table:formula="of:=([.B85]/[.$F$1])" office:value-type="float" office:value="0.00201974081932213" calcext:value-type="float">
            <text:p>0.002019740819322</text:p>
          </table:table-cell>
          <table:table-cell table:formula="of:=([.$H$11]/([.E85]+[.$I$11])^[.$J$11])" office:value-type="float" office:value="0.201320025429708" calcext:value-type="float">
            <text:p>0.20132002542970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85]^2" office:value-type="float" office:value="0.0405297526390182" calcext:value-type="float">
            <text:p>0.040529752639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fore</text:p>
          </table:table-cell>
          <table:table-cell office:value-type="float" office:value="3590" calcext:value-type="float">
            <text:p>3590</text:p>
          </table:table-cell>
          <table:table-cell table:formula="of:=([.B86]/[.$F$1])" office:value-type="float" office:value="0.00198926462040232" calcext:value-type="float">
            <text:p>0.001989264620402</text:p>
          </table:table-cell>
          <table:table-cell table:formula="of:=([.$H$11]/([.E86]+[.$I$11])^[.$J$11])" office:value-type="float" office:value="0.199249068519297" calcext:value-type="float">
            <text:p>0.19924906851929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86]^2" office:value-type="float" office:value="0.0397001913058076" calcext:value-type="float">
            <text:p>0.0397001913058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ust</text:p>
          </table:table-cell>
          <table:table-cell office:value-type="float" office:value="3587" calcext:value-type="float">
            <text:p>3587</text:p>
          </table:table-cell>
          <table:table-cell table:formula="of:=([.B87]/[.$F$1])" office:value-type="float" office:value="0.00198760228227942" calcext:value-type="float">
            <text:p>0.001987602282279</text:p>
          </table:table-cell>
          <table:table-cell table:formula="of:=([.$H$11]/([.E87]+[.$I$11])^[.$J$11])" office:value-type="float" office:value="0.197223098253294" calcext:value-type="float">
            <text:p>0.19722309825329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87]^2" office:value-type="float" office:value="0.0388969504846286" calcext:value-type="float">
            <text:p>0.0388969504846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ll</text:p>
          </table:table-cell>
          <table:table-cell office:value-type="float" office:value="3546" calcext:value-type="float">
            <text:p>3546</text:p>
          </table:table-cell>
          <table:table-cell table:formula="of:=([.B88]/[.$F$1])" office:value-type="float" office:value="0.00196488366126647" calcext:value-type="float">
            <text:p>0.001964883661266</text:p>
          </table:table-cell>
          <table:table-cell table:formula="of:=([.$H$11]/([.E88]+[.$I$11])^[.$J$11])" office:value-type="float" office:value="0.195240634698831" calcext:value-type="float">
            <text:p>0.195240634698831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88]^2" office:value-type="float" office:value="0.0381189054376024" calcext:value-type="float">
            <text:p>0.0381189054376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w</text:p>
          </table:table-cell>
          <table:table-cell office:value-type="float" office:value="3544" calcext:value-type="float">
            <text:p>3544</text:p>
          </table:table-cell>
          <table:table-cell table:formula="of:=([.B89]/[.$F$1])" office:value-type="float" office:value="0.0019637754358512" calcext:value-type="float">
            <text:p>0.001963775435851</text:p>
          </table:table-cell>
          <table:table-cell table:formula="of:=([.$H$11]/([.E89]+[.$I$11])^[.$J$11])" office:value-type="float" office:value="0.193300262772678" calcext:value-type="float">
            <text:p>0.19330026277267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89]^2" office:value-type="float" office:value="0.0373649915879865" calcext:value-type="float">
            <text:p>0.0373649915879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fter</text:p>
          </table:table-cell>
          <table:table-cell office:value-type="float" office:value="3479" calcext:value-type="float">
            <text:p>3479</text:p>
          </table:table-cell>
          <table:table-cell table:formula="of:=([.B90]/[.$F$1])" office:value-type="float" office:value="0.00192775810985506" calcext:value-type="float">
            <text:p>0.001927758109855</text:p>
          </table:table-cell>
          <table:table-cell table:formula="of:=([.$H$11]/([.E90]+[.$I$11])^[.$J$11])" office:value-type="float" office:value="0.191400628707099" calcext:value-type="float">
            <text:p>0.19140062870709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90]^2" office:value-type="float" office:value="0.0366342006694729" calcext:value-type="float">
            <text:p>0.0366342006694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ke</text:p>
          </table:table-cell>
          <table:table-cell office:value-type="float" office:value="3453" calcext:value-type="float">
            <text:p>3453</text:p>
          </table:table-cell>
          <table:table-cell table:formula="of:=([.B91]/[.$F$1])" office:value-type="float" office:value="0.0019133511794566" calcext:value-type="float">
            <text:p>0.001913351179457</text:p>
          </table:table-cell>
          <table:table-cell table:formula="of:=([.$H$11]/([.E91]+[.$I$11])^[.$J$11])" office:value-type="float" office:value="0.189540436745211" calcext:value-type="float">
            <text:p>0.18954043674521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91]^2" office:value-type="float" office:value="0.0359255771615654" calcext:value-type="float">
            <text:p>0.0359255771615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rst</text:p>
          </table:table-cell>
          <table:table-cell office:value-type="float" office:value="3440" calcext:value-type="float">
            <text:p>3440</text:p>
          </table:table-cell>
          <table:table-cell table:formula="of:=([.B92]/[.$F$1])" office:value-type="float" office:value="0.00190614771425738" calcext:value-type="float">
            <text:p>0.001906147714257</text:p>
          </table:table-cell>
          <table:table-cell table:formula="of:=([.$H$11]/([.E92]+[.$I$11])^[.$J$11])" office:value-type="float" office:value="0.187718446048605" calcext:value-type="float">
            <text:p>0.187718446048605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D92]^2" office:value-type="float" office:value="0.0352382149869029" calcext:value-type="float">
            <text:p>0.0352382149869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wn</text:p>
          </table:table-cell>
          <table:table-cell office:value-type="float" office:value="3401" calcext:value-type="float">
            <text:p>3401</text:p>
          </table:table-cell>
          <table:table-cell table:formula="of:=([.B93]/[.$F$1])" office:value-type="float" office:value="0.00188453731865969" calcext:value-type="float">
            <text:p>0.00188453731866</text:p>
          </table:table-cell>
          <table:table-cell table:formula="of:=([.$H$11]/([.E93]+[.$I$11])^[.$J$11])" office:value-type="float" office:value="0.185933467801444" calcext:value-type="float">
            <text:p>0.185933467801444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93]^2" office:value-type="float" office:value="0.0345712544486706" calcext:value-type="float">
            <text:p>0.0345712544486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st</text:p>
          </table:table-cell>
          <table:table-cell office:value-type="float" office:value="3329" calcext:value-type="float">
            <text:p>3329</text:p>
          </table:table-cell>
          <table:table-cell table:formula="of:=([.B94]/[.$F$1])" office:value-type="float" office:value="0.00184464120371012" calcext:value-type="float">
            <text:p>0.00184464120371</text:p>
          </table:table-cell>
          <table:table-cell table:formula="of:=([.$H$11]/([.E94]+[.$I$11])^[.$J$11])" office:value-type="float" office:value="0.184184362496594" calcext:value-type="float">
            <text:p>0.184184362496594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D94]^2" office:value-type="float" office:value="0.0339238793882768" calcext:value-type="float">
            <text:p>0.0339238793882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ver</text:p>
          </table:table-cell>
          <table:table-cell office:value-type="float" office:value="3325" calcext:value-type="float">
            <text:p>3325</text:p>
          </table:table-cell>
          <table:table-cell table:formula="of:=([.B95]/[.$F$1])" office:value-type="float" office:value="0.00184242475287959" calcext:value-type="float">
            <text:p>0.00184242475288</text:p>
          </table:table-cell>
          <table:table-cell table:formula="of:=([.$H$11]/([.E95]+[.$I$11])^[.$J$11])" office:value-type="float" office:value="0.18247003739053" calcext:value-type="float">
            <text:p>0.18247003739053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95]^2" office:value-type="float" office:value="0.0332953145453015" calcext:value-type="float">
            <text:p>0.0332953145453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s</text:p>
          </table:table-cell>
          <table:table-cell office:value-type="float" office:value="3230" calcext:value-type="float">
            <text:p>3230</text:p>
          </table:table-cell>
          <table:table-cell table:formula="of:=([.B96]/[.$F$1])" office:value-type="float" office:value="0.00178978404565445" calcext:value-type="float">
            <text:p>0.001789784045654</text:p>
          </table:table-cell>
          <table:table-cell table:formula="of:=([.$H$11]/([.E96]+[.$I$11])^[.$J$11])" office:value-type="float" office:value="0.180789444114877" calcext:value-type="float">
            <text:p>0.180789444114877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96]^2" office:value-type="float" office:value="0.0326848231033664" calcext:value-type="float">
            <text:p>0.0326848231033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me</text:p>
          </table:table-cell>
          <table:table-cell office:value-type="float" office:value="3168" calcext:value-type="float">
            <text:p>3168</text:p>
          </table:table-cell>
          <table:table-cell table:formula="of:=([.B97]/[.$F$1])" office:value-type="float" office:value="0.00175542905778121" calcext:value-type="float">
            <text:p>0.001755429057781</text:p>
          </table:table-cell>
          <table:table-cell table:formula="of:=([.$H$11]/([.E97]+[.$I$11])^[.$J$11])" office:value-type="float" office:value="0.179141576433415" calcext:value-type="float">
            <text:p>0.1791415764334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97]^2" office:value-type="float" office:value="0.0320917044070491" calcext:value-type="float">
            <text:p>0.0320917044070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now</text:p>
          </table:table-cell>
          <table:table-cell office:value-type="float" office:value="3166" calcext:value-type="float">
            <text:p>3166</text:p>
          </table:table-cell>
          <table:table-cell table:formula="of:=([.B98]/[.$F$1])" office:value-type="float" office:value="0.00175432083236594" calcext:value-type="float">
            <text:p>0.001754320832366</text:p>
          </table:table-cell>
          <table:table-cell table:formula="of:=([.$H$11]/([.E98]+[.$I$11])^[.$J$11])" office:value-type="float" office:value="0.177525468134291" calcext:value-type="float">
            <text:p>0.177525468134291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D98]^2" office:value-type="float" office:value="0.0315152918362991" calcext:value-type="float">
            <text:p>0.0315152918362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uch</text:p>
          </table:table-cell>
          <table:table-cell office:value-type="float" office:value="3144" calcext:value-type="float">
            <text:p>3144</text:p>
          </table:table-cell>
          <table:table-cell table:formula="of:=([.B99]/[.$F$1])" office:value-type="float" office:value="0.00174213035279802" calcext:value-type="float">
            <text:p>0.001742130352798</text:p>
          </table:table-cell>
          <table:table-cell table:formula="of:=([.$H$11]/([.E99]+[.$I$11])^[.$J$11])" office:value-type="float" office:value="0.175940191047999" calcext:value-type="float">
            <text:p>0.1759401910479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99]^2" office:value-type="float" office:value="0.0309549508260065" calcext:value-type="float">
            <text:p>0.0309549508260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od</text:p>
          </table:table-cell>
          <table:table-cell office:value-type="float" office:value="3129" calcext:value-type="float">
            <text:p>3129</text:p>
          </table:table-cell>
          <table:table-cell table:formula="of:=([.B100]/[.$F$1])" office:value-type="float" office:value="0.00173381866218353" calcext:value-type="float">
            <text:p>0.001733818662184</text:p>
          </table:table-cell>
          <table:table-cell table:formula="of:=([.$H$11]/([.E100]+[.$I$11])^[.$J$11])" office:value-type="float" office:value="0.174384853182439" calcext:value-type="float">
            <text:p>0.17438485318243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D100]^2" office:value-type="float" office:value="0.0304100770194609" calcext:value-type="float">
            <text:p>0.0304100770194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ere</text:p>
          </table:table-cell>
          <table:table-cell office:value-type="float" office:value="3095" calcext:value-type="float">
            <text:p>3095</text:p>
          </table:table-cell>
          <table:table-cell table:formula="of:=([.B101]/[.$F$1])" office:value-type="float" office:value="0.00171497883012401" calcext:value-type="float">
            <text:p>0.001714978830124</text:p>
          </table:table-cell>
          <table:table-cell table:formula="of:=([.$H$11]/([.E101]+[.$I$11])^[.$J$11])" office:value-type="float" office:value="0.172858596967031" calcext:value-type="float">
            <text:p>0.17285859696703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01]^2" office:value-type="float" office:value="0.0298800945454105" calcext:value-type="float">
            <text:p>0.0298800945454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ing</text:p>
          </table:table-cell>
          <table:table-cell office:value-type="float" office:value="3063" calcext:value-type="float">
            <text:p>3063</text:p>
          </table:table-cell>
          <table:table-cell table:formula="of:=([.B102]/[.$F$1])" office:value-type="float" office:value="0.00169724722347975" calcext:value-type="float">
            <text:p>0.00169724722348</text:p>
          </table:table-cell>
          <table:table-cell table:formula="of:=([.$H$11]/([.E102]+[.$I$11])^[.$J$11])" office:value-type="float" office:value="0.171360597598512" calcext:value-type="float">
            <text:p>0.17136059759851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102]^2" office:value-type="float" office:value="0.0293644544093192" calcext:value-type="float">
            <text:p>0.0293644544093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ver</text:p>
          </table:table-cell>
          <table:table-cell office:value-type="float" office:value="3046" calcext:value-type="float">
            <text:p>3046</text:p>
          </table:table-cell>
          <table:table-cell table:formula="of:=([.B103]/[.$F$1])" office:value-type="float" office:value="0.00168782730744999" calcext:value-type="float">
            <text:p>0.00168782730745</text:p>
          </table:table-cell>
          <table:table-cell table:formula="of:=([.$H$11]/([.E103]+[.$I$11])^[.$J$11])" office:value-type="float" office:value="0.169890061481582" calcext:value-type="float">
            <text:p>0.16989006148158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103]^2" office:value-type="float" office:value="0.0288626329902158" calcext:value-type="float">
            <text:p>0.028862632990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e</text:p>
          </table:table-cell>
          <table:table-cell office:value-type="float" office:value="2927" calcext:value-type="float">
            <text:p>2927</text:p>
          </table:table-cell>
          <table:table-cell table:formula="of:=([.B104]/[.$F$1])" office:value-type="float" office:value="0.00162188789524167" calcext:value-type="float">
            <text:p>0.001621887895242</text:p>
          </table:table-cell>
          <table:table-cell table:formula="of:=([.$H$11]/([.E104]+[.$I$11])^[.$J$11])" office:value-type="float" office:value="0.168446224758102" calcext:value-type="float">
            <text:p>0.168446224758102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104]^2" office:value-type="float" office:value="0.0283741306352571" calcext:value-type="float">
            <text:p>0.0283741306352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re</text:p>
          </table:table-cell>
          <table:table-cell office:value-type="float" office:value="2922" calcext:value-type="float">
            <text:p>2922</text:p>
          </table:table-cell>
          <table:table-cell table:formula="of:=([.B105]/[.$F$1])" office:value-type="float" office:value="0.0016191173317035" calcext:value-type="float">
            <text:p>0.001619117331704</text:p>
          </table:table-cell>
          <table:table-cell table:formula="of:=([.$H$11]/([.E105]+[.$I$11])^[.$J$11])" office:value-type="float" office:value="0.167028351919015" calcext:value-type="float">
            <text:p>0.16702835191901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105]^2" office:value-type="float" office:value="0.0278984703447824" calcext:value-type="float">
            <text:p>0.0278984703447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y</text:p>
          </table:table-cell>
          <table:table-cell office:value-type="float" office:value="2885" calcext:value-type="float">
            <text:p>2885</text:p>
          </table:table-cell>
          <table:table-cell table:formula="of:=([.B106]/[.$F$1])" office:value-type="float" office:value="0.00159861516152108" calcext:value-type="float">
            <text:p>0.001598615161521</text:p>
          </table:table-cell>
          <table:table-cell table:formula="of:=([.$H$11]/([.E106]+[.$I$11])^[.$J$11])" office:value-type="float" office:value="0.165635734493596" calcext:value-type="float">
            <text:p>0.16563573449359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D106]^2" office:value-type="float" office:value="0.0274351965412329" calcext:value-type="float">
            <text:p>0.0274351965412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ack</text:p>
          </table:table-cell>
          <table:table-cell office:value-type="float" office:value="2864" calcext:value-type="float">
            <text:p>2864</text:p>
          </table:table-cell>
          <table:table-cell table:formula="of:=([.B107]/[.$F$1])" office:value-type="float" office:value="0.00158697879466079" calcext:value-type="float">
            <text:p>0.001586978794661</text:p>
          </table:table-cell>
          <table:table-cell table:formula="of:=([.$H$11]/([.E107]+[.$I$11])^[.$J$11])" office:value-type="float" office:value="0.164267689811041" calcext:value-type="float">
            <text:p>0.16426768981104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D107]^2" office:value-type="float" office:value="0.0269838739158564" calcext:value-type="float">
            <text:p>0.0269838739158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wn</text:p>
          </table:table-cell>
          <table:table-cell office:value-type="float" office:value="2845" calcext:value-type="float">
            <text:p>2845</text:p>
          </table:table-cell>
          <table:table-cell table:formula="of:=([.B108]/[.$F$1])" office:value-type="float" office:value="0.00157645065321577" calcext:value-type="float">
            <text:p>0.001576450653216</text:p>
          </table:table-cell>
          <table:table-cell table:formula="of:=([.$H$11]/([.E108]+[.$I$11])^[.$J$11])" office:value-type="float" office:value="0.162923559829768" calcext:value-type="float">
            <text:p>0.162923559829768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08]^2" office:value-type="float" office:value="0.026544086347604" calcext:value-type="float">
            <text:p>0.026544086347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y</text:p>
          </table:table-cell>
          <table:table-cell office:value-type="float" office:value="2823" calcext:value-type="float">
            <text:p>2823</text:p>
          </table:table-cell>
          <table:table-cell table:formula="of:=([.B109]/[.$F$1])" office:value-type="float" office:value="0.00156426017364784" calcext:value-type="float">
            <text:p>0.001564260173648</text:p>
          </table:table-cell>
          <table:table-cell table:formula="of:=([.$H$11]/([.E109]+[.$I$11])^[.$J$11])" office:value-type="float" office:value="0.16160271003013" calcext:value-type="float">
            <text:p>0.1616027100301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109]^2" office:value-type="float" office:value="0.0261154358890823" calcext:value-type="float">
            <text:p>0.0261154358890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n</text:p>
          </table:table-cell>
          <table:table-cell office:value-type="float" office:value="2800" calcext:value-type="float">
            <text:p>2800</text:p>
          </table:table-cell>
          <table:table-cell table:formula="of:=([.B110]/[.$F$1])" office:value-type="float" office:value="0.00155151558137228" calcext:value-type="float">
            <text:p>0.001551515581372</text:p>
          </table:table-cell>
          <table:table-cell table:formula="of:=([.$H$11]/([.E110]+[.$I$11])^[.$J$11])" office:value-type="float" office:value="0.160304528366568" calcext:value-type="float">
            <text:p>0.16030452836656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110]^2" office:value-type="float" office:value="0.0256975418148278" calcext:value-type="float">
            <text:p>0.0256975418148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ny</text:p>
          </table:table-cell>
          <table:table-cell office:value-type="float" office:value="2797" calcext:value-type="float">
            <text:p>2797</text:p>
          </table:table-cell>
          <table:table-cell table:formula="of:=([.B111]/[.$F$1])" office:value-type="float" office:value="0.00154985324324938" calcext:value-type="float">
            <text:p>0.001549853243249</text:p>
          </table:table-cell>
          <table:table-cell table:formula="of:=([.$H$11]/([.E111]+[.$I$11])^[.$J$11])" office:value-type="float" office:value="0.159028424275499" calcext:value-type="float">
            <text:p>0.15902842427549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11]^2" office:value-type="float" office:value="0.025290039727548" calcext:value-type="float">
            <text:p>0.0252900397275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ject</text:p>
          </table:table-cell>
          <table:table-cell office:value-type="float" office:value="2793" calcext:value-type="float">
            <text:p>2793</text:p>
          </table:table-cell>
          <table:table-cell table:formula="of:=([.B112]/[.$F$1])" office:value-type="float" office:value="0.00154763679241885" calcext:value-type="float">
            <text:p>0.001547636792419</text:p>
          </table:table-cell>
          <table:table-cell table:formula="of:=([.$H$11]/([.E112]+[.$I$11])^[.$J$11])" office:value-type="float" office:value="0.157773827735498" calcext:value-type="float">
            <text:p>0.157773827735498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112]^2" office:value-type="float" office:value="0.0248925807183107" calcext:value-type="float">
            <text:p>0.0248925807183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k</text:p>
          </table:table-cell>
          <table:table-cell office:value-type="float" office:value="2786" calcext:value-type="float">
            <text:p>2786</text:p>
          </table:table-cell>
          <table:table-cell table:formula="of:=([.B113]/[.$F$1])" office:value-type="float" office:value="0.00154375800346542" calcext:value-type="float">
            <text:p>0.001543758003465</text:p>
          </table:table-cell>
          <table:table-cell table:formula="of:=([.$H$11]/([.E113]+[.$I$11])^[.$J$11])" office:value-type="float" office:value="0.156540188376592" calcext:value-type="float">
            <text:p>0.156540188376592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13]^2" office:value-type="float" office:value="0.0245048305769788" calcext:value-type="float">
            <text:p>0.0245048305769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me</text:p>
          </table:table-cell>
          <table:table-cell office:value-type="float" office:value="2773" calcext:value-type="float">
            <text:p>2773</text:p>
          </table:table-cell>
          <table:table-cell table:formula="of:=([.B114]/[.$F$1])" office:value-type="float" office:value="0.00153655453826619" calcext:value-type="float">
            <text:p>0.001536554538266</text:p>
          </table:table-cell>
          <table:table-cell table:formula="of:=([.$H$11]/([.E114]+[.$I$11])^[.$J$11])" office:value-type="float" office:value="0.155326974635663" calcext:value-type="float">
            <text:p>0.155326974635663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D114]^2" office:value-type="float" office:value="0.0241264690494679" calcext:value-type="float">
            <text:p>0.0241264690494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ng</text:p>
          </table:table-cell>
          <table:table-cell office:value-type="float" office:value="2769" calcext:value-type="float">
            <text:p>2769</text:p>
          </table:table-cell>
          <table:table-cell table:formula="of:=([.B115]/[.$F$1])" office:value-type="float" office:value="0.00153433808743566" calcext:value-type="float">
            <text:p>0.001534338087436</text:p>
          </table:table-cell>
          <table:table-cell table:formula="of:=([.$H$11]/([.E115]+[.$I$11])^[.$J$11])" office:value-type="float" office:value="0.154133672955225" calcext:value-type="float">
            <text:p>0.15413367295522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15]^2" office:value-type="float" office:value="0.0237571891386681" calcext:value-type="float">
            <text:p>0.0237571891386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y</text:p>
          </table:table-cell>
          <table:table-cell office:value-type="float" office:value="2719" calcext:value-type="float">
            <text:p>2719</text:p>
          </table:table-cell>
          <table:table-cell table:formula="of:=([.B116]/[.$F$1])" office:value-type="float" office:value="0.00150663245205401" calcext:value-type="float">
            <text:p>0.001506632452054</text:p>
          </table:table-cell>
          <table:table-cell table:formula="of:=([.$H$11]/([.E116]+[.$I$11])^[.$J$11])" office:value-type="float" office:value="0.15295978702296" calcext:value-type="float">
            <text:p>0.1529597870229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16]^2" office:value-type="float" office:value="0.0233966964461092" calcext:value-type="float">
            <text:p>0.0233966964461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thout</text:p>
          </table:table-cell>
          <table:table-cell office:value-type="float" office:value="2691" calcext:value-type="float">
            <text:p>2691</text:p>
          </table:table-cell>
          <table:table-cell table:formula="of:=([.B117]/[.$F$1])" office:value-type="float" office:value="0.00149111729624029" calcext:value-type="float">
            <text:p>0.00149111729624</text:p>
          </table:table-cell>
          <table:table-cell table:formula="of:=([.$H$11]/([.E117]+[.$I$11])^[.$J$11])" office:value-type="float" office:value="0.151804837049631" calcext:value-type="float">
            <text:p>0.151804837049631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117]^2" office:value-type="float" office:value="0.0230447085516649" calcext:value-type="float">
            <text:p>0.023044708551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utenberg</text:p>
          </table:table-cell>
          <table:table-cell office:value-type="float" office:value="2684" calcext:value-type="float">
            <text:p>2684</text:p>
          </table:table-cell>
          <table:table-cell table:formula="of:=([.B118]/[.$F$1])" office:value-type="float" office:value="0.00148723850728686" calcext:value-type="float">
            <text:p>0.001487238507287</text:p>
          </table:table-cell>
          <table:table-cell table:formula="of:=([.$H$11]/([.E118]+[.$I$11])^[.$J$11])" office:value-type="float" office:value="0.15066835908311" calcext:value-type="float">
            <text:p>0.1506683590831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118]^2" office:value-type="float" office:value="0.0227009544287969" calcext:value-type="float">
            <text:p>0.0227009544287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ain</text:p>
          </table:table-cell>
          <table:table-cell office:value-type="float" office:value="2611" calcext:value-type="float">
            <text:p>2611</text:p>
          </table:table-cell>
          <table:table-cell table:formula="of:=([.B119]/[.$F$1])" office:value-type="float" office:value="0.00144678827962965" calcext:value-type="float">
            <text:p>0.00144678827963</text:p>
          </table:table-cell>
          <table:table-cell table:formula="of:=([.$H$11]/([.E119]+[.$I$11])^[.$J$11])" office:value-type="float" office:value="0.149549904356435" calcext:value-type="float">
            <text:p>0.149549904356435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D119]^2" office:value-type="float" office:value="0.0223651738930189" calcext:value-type="float">
            <text:p>0.0223651738930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fe</text:p>
          </table:table-cell>
          <table:table-cell office:value-type="float" office:value="2584" calcext:value-type="float">
            <text:p>2584</text:p>
          </table:table-cell>
          <table:table-cell table:formula="of:=([.B120]/[.$F$1])" office:value-type="float" office:value="0.00143182723652356" calcext:value-type="float">
            <text:p>0.001431827236524</text:p>
          </table:table-cell>
          <table:table-cell table:formula="of:=([.$H$11]/([.E120]+[.$I$11])^[.$J$11])" office:value-type="float" office:value="0.148449038667932" calcext:value-type="float">
            <text:p>0.148449038667932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D120]^2" office:value-type="float" office:value="0.0220371170814331" calcext:value-type="float">
            <text:p>0.0220371170814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der</text:p>
          </table:table-cell>
          <table:table-cell office:value-type="float" office:value="2552" calcext:value-type="float">
            <text:p>2552</text:p>
          </table:table-cell>
          <table:table-cell table:formula="of:=([.B121]/[.$F$1])" office:value-type="float" office:value="0.00141409562987931" calcext:value-type="float">
            <text:p>0.001414095629879</text:p>
          </table:table-cell>
          <table:table-cell table:formula="of:=([.$H$11]/([.E121]+[.$I$11])^[.$J$11])" office:value-type="float" office:value="0.147365341791571" calcext:value-type="float">
            <text:p>0.14736534179157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21]^2" office:value-type="float" office:value="0.0217165439613467" calcext:value-type="float">
            <text:p>0.0217165439613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ght</text:p>
          </table:table-cell>
          <table:table-cell office:value-type="float" office:value="2548" calcext:value-type="float">
            <text:p>2548</text:p>
          </table:table-cell>
          <table:table-cell table:formula="of:=([.B122]/[.$F$1])" office:value-type="float" office:value="0.00141187917904878" calcext:value-type="float">
            <text:p>0.001411879179049</text:p>
          </table:table-cell>
          <table:table-cell table:formula="of:=([.$H$11]/([.E122]+[.$I$11])^[.$J$11])" office:value-type="float" office:value="0.146298406915855" calcext:value-type="float">
            <text:p>0.146298406915855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D122]^2" office:value-type="float" office:value="0.0214032238661172" calcext:value-type="float">
            <text:p>0.0214032238661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rough</text:p>
          </table:table-cell>
          <table:table-cell office:value-type="float" office:value="2521" calcext:value-type="float">
            <text:p>2521</text:p>
          </table:table-cell>
          <table:table-cell table:formula="of:=([.B123]/[.$F$1])" office:value-type="float" office:value="0.00139691813594269" calcext:value-type="float">
            <text:p>0.001396918135943</text:p>
          </table:table-cell>
          <table:table-cell table:formula="of:=([.$H$11]/([.E123]+[.$I$11])^[.$J$11])" office:value-type="float" office:value="0.145247840109622" calcext:value-type="float">
            <text:p>0.14524784010962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123]^2" office:value-type="float" office:value="0.0210969350565104" calcext:value-type="float">
            <text:p>0.0210969350565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en</text:p>
          </table:table-cell>
          <table:table-cell office:value-type="float" office:value="2493" calcext:value-type="float">
            <text:p>2493</text:p>
          </table:table-cell>
          <table:table-cell table:formula="of:=([.B124]/[.$F$1])" office:value-type="float" office:value="0.00138140298012896" calcext:value-type="float">
            <text:p>0.001381402980129</text:p>
          </table:table-cell>
          <table:table-cell table:formula="of:=([.$H$11]/([.E124]+[.$I$11])^[.$J$11])" office:value-type="float" office:value="0.144213259813281" calcext:value-type="float">
            <text:p>0.144213259813281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D124]^2" office:value-type="float" office:value="0.0207974643059728" calcext:value-type="float">
            <text:p>0.0207974643059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mself</text:p>
          </table:table-cell>
          <table:table-cell office:value-type="float" office:value="2465" calcext:value-type="float">
            <text:p>2465</text:p>
          </table:table-cell>
          <table:table-cell table:formula="of:=([.B125]/[.$F$1])" office:value-type="float" office:value="0.00136588782431524" calcext:value-type="float">
            <text:p>0.001365887824315</text:p>
          </table:table-cell>
          <table:table-cell table:formula="of:=([.$H$11]/([.E125]+[.$I$11])^[.$J$11])" office:value-type="float" office:value="0.143194296354058" calcext:value-type="float">
            <text:p>0.143194296354058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D125]^2" office:value-type="float" office:value="0.0205046065083339" calcext:value-type="float">
            <text:p>0.0205046065083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</text:p>
          </table:table-cell>
          <table:table-cell office:value-type="float" office:value="2425" calcext:value-type="float">
            <text:p>2425</text:p>
          </table:table-cell>
          <table:table-cell table:formula="of:=([.B126]/[.$F$1])" office:value-type="float" office:value="0.00134372331600992" calcext:value-type="float">
            <text:p>0.00134372331601</text:p>
          </table:table-cell>
          <table:table-cell table:formula="of:=([.$H$11]/([.E126]+[.$I$11])^[.$J$11])" office:value-type="float" office:value="0.14219059148396" calcext:value-type="float">
            <text:p>0.14219059148396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D126]^2" office:value-type="float" office:value="0.0202181643065583" calcext:value-type="float">
            <text:p>0.0202181643065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und</text:p>
          </table:table-cell>
          <table:table-cell office:value-type="float" office:value="2420" calcext:value-type="float">
            <text:p>2420</text:p>
          </table:table-cell>
          <table:table-cell table:formula="of:=([.B127]/[.$F$1])" office:value-type="float" office:value="0.00134095275247176" calcext:value-type="float">
            <text:p>0.001340952752472</text:p>
          </table:table-cell>
          <table:table-cell table:formula="of:=([.$H$11]/([.E127]+[.$I$11])^[.$J$11])" office:value-type="float" office:value="0.141201797939188" calcext:value-type="float">
            <text:p>0.14120179793918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D127]^2" office:value-type="float" office:value="0.0199379477412594" calcext:value-type="float">
            <text:p>0.0199379477412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se</text:p>
          </table:table-cell>
          <table:table-cell office:value-type="float" office:value="2391" calcext:value-type="float">
            <text:p>2391</text:p>
          </table:table-cell>
          <table:table-cell table:formula="of:=([.B128]/[.$F$1])" office:value-type="float" office:value="0.0013248834839504" calcext:value-type="float">
            <text:p>0.00132488348395</text:p>
          </table:table-cell>
          <table:table-cell table:formula="of:=([.$H$11]/([.E128]+[.$I$11])^[.$J$11])" office:value-type="float" office:value="0.140227579019883" calcext:value-type="float">
            <text:p>0.14022757901988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D128]^2" office:value-type="float" office:value="0.0196637739177774" calcext:value-type="float">
            <text:p>0.0196637739177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r</text:p>
          </table:table-cell>
          <table:table-cell office:value-type="float" office:value="2387" calcext:value-type="float">
            <text:p>2387</text:p>
          </table:table-cell>
          <table:table-cell table:formula="of:=([.B129]/[.$F$1])" office:value-type="float" office:value="0.00132266703311987" calcext:value-type="float">
            <text:p>0.00132266703312</text:p>
          </table:table-cell>
          <table:table-cell table:formula="of:=([.$H$11]/([.E129]+[.$I$11])^[.$J$11])" office:value-type="float" office:value="0.139267608189075" calcext:value-type="float">
            <text:p>0.13926760818907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29]^2" office:value-type="float" office:value="0.0193954666907057" calcext:value-type="float">
            <text:p>0.0193954666907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ke</text:p>
          </table:table-cell>
          <table:table-cell office:value-type="float" office:value="2383" calcext:value-type="float">
            <text:p>2383</text:p>
          </table:table-cell>
          <table:table-cell table:formula="of:=([.B130]/[.$F$1])" office:value-type="float" office:value="0.00132045058228934" calcext:value-type="float">
            <text:p>0.001320450582289</text:p>
          </table:table-cell>
          <table:table-cell table:formula="of:=([.$H$11]/([.E130]+[.$I$11])^[.$J$11])" office:value-type="float" office:value="0.138321568689854" calcext:value-type="float">
            <text:p>0.138321568689854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130]^2" office:value-type="float" office:value="0.019132856364822" calcext:value-type="float">
            <text:p>0.0191328563648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w</text:p>
          </table:table-cell>
          <table:table-cell office:value-type="float" office:value="2373" calcext:value-type="float">
            <text:p>2373</text:p>
          </table:table-cell>
          <table:table-cell table:formula="of:=([.B131]/[.$F$1])" office:value-type="float" office:value="0.00131490945521301" calcext:value-type="float">
            <text:p>0.001314909455213</text:p>
          </table:table-cell>
          <table:table-cell table:formula="of:=([.$H$11]/([.E131]+[.$I$11])^[.$J$11])" office:value-type="float" office:value="0.137389153179771" calcext:value-type="float">
            <text:p>0.137389153179771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31]^2" office:value-type="float" office:value="0.0188757794114546" calcext:value-type="float">
            <text:p>0.0188757794114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ery</text:p>
          </table:table-cell>
          <table:table-cell office:value-type="float" office:value="2360" calcext:value-type="float">
            <text:p>2360</text:p>
          </table:table-cell>
          <table:table-cell table:formula="of:=([.B132]/[.$F$1])" office:value-type="float" office:value="0.00130770599001378" calcext:value-type="float">
            <text:p>0.001307705990014</text:p>
          </table:table-cell>
          <table:table-cell table:formula="of:=([.$H$11]/([.E132]+[.$I$11])^[.$J$11])" office:value-type="float" office:value="0.136470063381587" calcext:value-type="float">
            <text:p>0.13647006338158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D132]^2" office:value-type="float" office:value="0.0186240781993745" calcext:value-type="float">
            <text:p>0.0186240781993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ch</text:p>
          </table:table-cell>
          <table:table-cell office:value-type="float" office:value="2217" calcext:value-type="float">
            <text:p>2217</text:p>
          </table:table-cell>
          <table:table-cell table:formula="of:=([.B133]/[.$F$1])" office:value-type="float" office:value="0.00122846787282227" calcext:value-type="float">
            <text:p>0.001228467872822</text:p>
          </table:table-cell>
          <table:table-cell table:formula="of:=([.$H$11]/([.E133]+[.$I$11])^[.$J$11])" office:value-type="float" office:value="0.135564009749515" calcext:value-type="float">
            <text:p>0.13556400974951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33]^2" office:value-type="float" office:value="0.0183776007393666" calcext:value-type="float">
            <text:p>0.018377600739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ill</text:p>
          </table:table-cell>
          <table:table-cell office:value-type="float" office:value="2179" calcext:value-type="float">
            <text:p>2179</text:p>
          </table:table-cell>
          <table:table-cell table:formula="of:=([.B134]/[.$F$1])" office:value-type="float" office:value="0.00120741158993222" calcext:value-type="float">
            <text:p>0.001207411589932</text:p>
          </table:table-cell>
          <table:table-cell table:formula="of:=([.$H$11]/([.E134]+[.$I$11])^[.$J$11])" office:value-type="float" office:value="0.134670711150155" calcext:value-type="float">
            <text:p>0.13467071115015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D134]^2" office:value-type="float" office:value="0.0181362004416884" calcext:value-type="float">
            <text:p>0.0181362004416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ickwick</text:p>
          </table:table-cell>
          <table:table-cell office:value-type="float" office:value="2171" calcext:value-type="float">
            <text:p>2171</text:p>
          </table:table-cell>
          <table:table-cell table:formula="of:=([.B135]/[.$F$1])" office:value-type="float" office:value="0.00120297868827115" calcext:value-type="float">
            <text:p>0.001202978688271</text:p>
          </table:table-cell>
          <table:table-cell table:formula="of:=([.$H$11]/([.E135]+[.$I$11])^[.$J$11])" office:value-type="float" office:value="0.133789894557376" calcext:value-type="float">
            <text:p>0.133789894557376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D135]^2" office:value-type="float" office:value="0.0178997358856737" calcext:value-type="float">
            <text:p>0.0178997358856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nd</text:p>
          </table:table-cell>
          <table:table-cell office:value-type="float" office:value="2163" calcext:value-type="float">
            <text:p>2163</text:p>
          </table:table-cell>
          <table:table-cell table:formula="of:=([.B136]/[.$F$1])" office:value-type="float" office:value="0.00119854578661009" calcext:value-type="float">
            <text:p>0.00119854578661</text:p>
          </table:table-cell>
          <table:table-cell table:formula="of:=([.$H$11]/([.E136]+[.$I$11])^[.$J$11])" office:value-type="float" office:value="0.132921294760432" calcext:value-type="float">
            <text:p>0.13292129476043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D136]^2" office:value-type="float" office:value="0.0176680706007897" calcext:value-type="float">
            <text:p>0.017668070600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ight</text:p>
          </table:table-cell>
          <table:table-cell office:value-type="float" office:value="2163" calcext:value-type="float">
            <text:p>2163</text:p>
          </table:table-cell>
          <table:table-cell table:formula="of:=([.B137]/[.$F$1])" office:value-type="float" office:value="0.00119854578661009" calcext:value-type="float">
            <text:p>0.00119854578661</text:p>
          </table:table-cell>
          <table:table-cell table:formula="of:=([.$H$11]/([.E137]+[.$I$11])^[.$J$11])" office:value-type="float" office:value="0.13206465408465" calcext:value-type="float">
            <text:p>0.1320646540846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37]^2" office:value-type="float" office:value="0.0174410728584984" calcext:value-type="float">
            <text:p>0.0174410728584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rs</text:p>
          </table:table-cell>
          <table:table-cell office:value-type="float" office:value="2143" calcext:value-type="float">
            <text:p>2143</text:p>
          </table:table-cell>
          <table:table-cell table:formula="of:=([.B138]/[.$F$1])" office:value-type="float" office:value="0.00118746353245743" calcext:value-type="float">
            <text:p>0.001187463532457</text:p>
          </table:table-cell>
          <table:table-cell table:formula="of:=([.$H$11]/([.E138]+[.$I$11])^[.$J$11])" office:value-type="float" office:value="0.131219722124055" calcext:value-type="float">
            <text:p>0.13121972212405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D138]^2" office:value-type="float" office:value="0.0172186154743142" calcext:value-type="float">
            <text:p>0.0172186154743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ile</text:p>
          </table:table-cell>
          <table:table-cell office:value-type="float" office:value="2142" calcext:value-type="float">
            <text:p>2142</text:p>
          </table:table-cell>
          <table:table-cell table:formula="of:=([.B139]/[.$F$1])" office:value-type="float" office:value="0.0011869094197498" calcext:value-type="float">
            <text:p>0.00118690941975</text:p>
          </table:table-cell>
          <table:table-cell table:formula="of:=([.$H$11]/([.E139]+[.$I$11])^[.$J$11])" office:value-type="float" office:value="0.130386255485342" calcext:value-type="float">
            <text:p>0.130386255485342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D139]^2" office:value-type="float" office:value="0.017000575619489" calcext:value-type="float">
            <text:p>0.0170005756194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other</text:p>
          </table:table-cell>
          <table:table-cell office:value-type="float" office:value="2112" calcext:value-type="float">
            <text:p>2112</text:p>
          </table:table-cell>
          <table:table-cell table:formula="of:=([.B140]/[.$F$1])" office:value-type="float" office:value="0.00117028603852081" calcext:value-type="float">
            <text:p>0.001170286038521</text:p>
          </table:table-cell>
          <table:table-cell table:formula="of:=([.$H$11]/([.E140]+[.$I$11])^[.$J$11])" office:value-type="float" office:value="0.129564017542644" calcext:value-type="float">
            <text:p>0.12956401754264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140]^2" office:value-type="float" office:value="0.0167868346417905" calcext:value-type="float">
            <text:p>0.0167868346417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o</text:p>
          </table:table-cell>
          <table:table-cell office:value-type="float" office:value="2089" calcext:value-type="float">
            <text:p>2089</text:p>
          </table:table-cell>
          <table:table-cell table:formula="of:=([.B141]/[.$F$1])" office:value-type="float" office:value="0.00115754144624525" calcext:value-type="float">
            <text:p>0.001157541446245</text:p>
          </table:table-cell>
          <table:table-cell table:formula="of:=([.$H$11]/([.E141]+[.$I$11])^[.$J$11])" office:value-type="float" office:value="0.128752778202547" calcext:value-type="float">
            <text:p>0.128752778202547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141]^2" office:value-type="float" office:value="0.0165772778948742" calcext:value-type="float">
            <text:p>0.0165772778948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nt</text:p>
          </table:table-cell>
          <table:table-cell office:value-type="float" office:value="2071" calcext:value-type="float">
            <text:p>2071</text:p>
          </table:table-cell>
          <table:table-cell table:formula="of:=([.B142]/[.$F$1])" office:value-type="float" office:value="0.00114756741750786" calcext:value-type="float">
            <text:p>0.001147567417508</text:p>
          </table:table-cell>
          <table:table-cell table:formula="of:=([.$H$11]/([.E142]+[.$I$11])^[.$J$11])" office:value-type="float" office:value="0.12795231367888" calcext:value-type="float">
            <text:p>0.12795231367888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D142]^2" office:value-type="float" office:value="0.0163717945757785" calcext:value-type="float">
            <text:p>0.016371794575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nk</text:p>
          </table:table-cell>
          <table:table-cell office:value-type="float" office:value="2047" calcext:value-type="float">
            <text:p>2047</text:p>
          </table:table-cell>
          <table:table-cell table:formula="of:=([.B143]/[.$F$1])" office:value-type="float" office:value="0.00113426871252467" calcext:value-type="float">
            <text:p>0.001134268712525</text:p>
          </table:table-cell>
          <table:table-cell table:formula="of:=([.$H$11]/([.E143]+[.$I$11])^[.$J$11])" office:value-type="float" office:value="0.127162406276785" calcext:value-type="float">
            <text:p>0.127162406276785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143]^2" office:value-type="float" office:value="0.0161702775701022" calcext:value-type="float">
            <text:p>0.0161702775701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way</text:p>
          </table:table-cell>
          <table:table-cell office:value-type="float" office:value="2044" calcext:value-type="float">
            <text:p>2044</text:p>
          </table:table-cell>
          <table:table-cell table:formula="of:=([.B144]/[.$F$1])" office:value-type="float" office:value="0.00113260637440177" calcext:value-type="float">
            <text:p>0.001132606374402</text:p>
          </table:table-cell>
          <table:table-cell table:formula="of:=([.$H$11]/([.E144]+[.$I$11])^[.$J$11])" office:value-type="float" office:value="0.126382844185638" calcext:value-type="float">
            <text:p>0.12638284418563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D144]^2" office:value-type="float" office:value="0.0159726233044513" calcext:value-type="float">
            <text:p>0.0159726233044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ce</text:p>
          </table:table-cell>
          <table:table-cell office:value-type="float" office:value="2037" calcext:value-type="float">
            <text:p>2037</text:p>
          </table:table-cell>
          <table:table-cell table:formula="of:=([.B145]/[.$F$1])" office:value-type="float" office:value="0.00112872758544834" calcext:value-type="float">
            <text:p>0.001128727585448</text:p>
          </table:table-cell>
          <table:table-cell table:formula="of:=([.$H$11]/([.E145]+[.$I$11])^[.$J$11])" office:value-type="float" office:value="0.125613421280389" calcext:value-type="float">
            <text:p>0.125613421280389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45]^2" office:value-type="float" office:value="0.0157787316057645" calcext:value-type="float">
            <text:p>0.0157787316057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et</text:p>
          </table:table-cell>
          <table:table-cell office:value-type="float" office:value="2024" calcext:value-type="float">
            <text:p>2024</text:p>
          </table:table-cell>
          <table:table-cell table:formula="of:=([.B146]/[.$F$1])" office:value-type="float" office:value="0.00112152412024911" calcext:value-type="float">
            <text:p>0.001121524120249</text:p>
          </table:table-cell>
          <table:table-cell table:formula="of:=([.$H$11]/([.E146]+[.$I$11])^[.$J$11])" office:value-type="float" office:value="0.124853936930932" calcext:value-type="float">
            <text:p>0.12485393693093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46]^2" office:value-type="float" office:value="0.015588505567153" calcext:value-type="float">
            <text:p>0.0155885055671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d</text:p>
          </table:table-cell>
          <table:table-cell office:value-type="float" office:value="2023" calcext:value-type="float">
            <text:p>2023</text:p>
          </table:table-cell>
          <table:table-cell table:formula="of:=([.B147]/[.$F$1])" office:value-type="float" office:value="0.00112097000754147" calcext:value-type="float">
            <text:p>0.001120970007541</text:p>
          </table:table-cell>
          <table:table-cell table:formula="of:=([.$H$11]/([.E147]+[.$I$11])^[.$J$11])" office:value-type="float" office:value="0.124104195819121" calcext:value-type="float">
            <text:p>0.12410419581912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D147]^2" office:value-type="float" office:value="0.0154018514199107" calcext:value-type="float">
            <text:p>0.0154018514199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ust</text:p>
          </table:table-cell>
          <table:table-cell office:value-type="float" office:value="2013" calcext:value-type="float">
            <text:p>2013</text:p>
          </table:table-cell>
          <table:table-cell table:formula="of:=([.B148]/[.$F$1])" office:value-type="float" office:value="0.00111542888046514" calcext:value-type="float">
            <text:p>0.001115428880465</text:p>
          </table:table-cell>
          <table:table-cell table:formula="of:=([.$H$11]/([.E148]+[.$I$11])^[.$J$11])" office:value-type="float" office:value="0.123364007763082" calcext:value-type="float">
            <text:p>0.12336400776308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D148]^2" office:value-type="float" office:value="0.0152186784113696" calcext:value-type="float">
            <text:p>0.015218678411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ught</text:p>
          </table:table-cell>
          <table:table-cell office:value-type="float" office:value="2006" calcext:value-type="float">
            <text:p>2006</text:p>
          </table:table-cell>
          <table:table-cell table:formula="of:=([.B149]/[.$F$1])" office:value-type="float" office:value="0.00111155009151171" calcext:value-type="float">
            <text:p>0.001111550091512</text:p>
          </table:table-cell>
          <table:table-cell table:formula="of:=([.$H$11]/([.E149]+[.$I$11])^[.$J$11])" office:value-type="float" office:value="0.122633187548473" calcext:value-type="float">
            <text:p>0.122633187548473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D149]^2" office:value-type="float" office:value="0.015038898688299" calcext:value-type="float">
            <text:p>0.01503889868829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/>between</text:p>
          </table:table-cell>
          <table:table-cell table:style-name="Default" office:value-type="float" office:value="1997" calcext:value-type="float">
            <text:p>1997</text:p>
          </table:table-cell>
          <table:table-cell table:formula="of:=([.B150]/[.$F$1])" office:value-type="float" office:value="0.00110656307714302" calcext:value-type="float">
            <text:p>0.001106563077143</text:p>
          </table:table-cell>
          <table:table-cell table:formula="of:=([.$H$11]/([.E150]+[.$I$11])^[.$J$11])" office:value-type="float" office:value="0.121911554766387" calcext:value-type="float">
            <text:p>0.121911554766387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D150]^2" office:value-type="float" office:value="0.0148624271855579" calcext:value-type="float">
            <text:p>0.0148624271855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m</text:p>
          </table:table-cell>
          <table:table-cell office:value-type="float" office:value="1980" calcext:value-type="float">
            <text:p>1980</text:p>
          </table:table-cell>
          <table:table-cell table:formula="of:=([.B151]/[.$F$1])" office:value-type="float" office:value="0.00109714316111326" calcext:value-type="float">
            <text:p>0.001097143161113</text:p>
          </table:table-cell>
          <table:table-cell table:formula="of:=([.$H$11]/([.E151]+[.$I$11])^[.$J$11])" office:value-type="float" office:value="0.121198933657578" calcext:value-type="float">
            <text:p>0.121198933657578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151]^2" office:value-type="float" office:value="0.0146891815197341" calcext:value-type="float">
            <text:p>0.0146891815197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st</text:p>
          </table:table-cell>
          <table:table-cell office:value-type="float" office:value="1978" calcext:value-type="float">
            <text:p>1978</text:p>
          </table:table-cell>
          <table:table-cell table:formula="of:=([.B152]/[.$F$1])" office:value-type="float" office:value="0.00109603493569799" calcext:value-type="float">
            <text:p>0.001096034935698</text:p>
          </table:table-cell>
          <table:table-cell table:formula="of:=([.$H$11]/([.E152]+[.$I$11])^[.$J$11])" office:value-type="float" office:value="0.120495152962737" calcext:value-type="float">
            <text:p>0.120495152962737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D152]^2" office:value-type="float" office:value="0.0145190818875134" calcext:value-type="float">
            <text:p>0.0145190818875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ople</text:p>
          </table:table-cell>
          <table:table-cell office:value-type="float" office:value="1957" calcext:value-type="float">
            <text:p>1957</text:p>
          </table:table-cell>
          <table:table-cell table:formula="of:=([.B153]/[.$F$1])" office:value-type="float" office:value="0.0010843985688377" calcext:value-type="float">
            <text:p>0.001084398568838</text:p>
          </table:table-cell>
          <table:table-cell table:formula="of:=([.$H$11]/([.E153]+[.$I$11])^[.$J$11])" office:value-type="float" office:value="0.119800045778535" calcext:value-type="float">
            <text:p>0.119800045778535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153]^2" office:value-type="float" office:value="0.0143520509685391" calcext:value-type="float">
            <text:p>0.0143520509685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ree</text:p>
          </table:table-cell>
          <table:table-cell office:value-type="float" office:value="1951" calcext:value-type="float">
            <text:p>1951</text:p>
          </table:table-cell>
          <table:table-cell table:formula="of:=([.B154]/[.$F$1])" office:value-type="float" office:value="0.0010810738925919" calcext:value-type="float">
            <text:p>0.001081073892592</text:p>
          </table:table-cell>
          <table:table-cell table:formula="of:=([.$H$11]/([.E154]+[.$I$11])^[.$J$11])" office:value-type="float" office:value="0.119113449419184" calcext:value-type="float">
            <text:p>0.11911344941918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D154]^2" office:value-type="float" office:value="0.0141880138325364" calcext:value-type="float">
            <text:p>0.0141880138325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ung</text:p>
          </table:table-cell>
          <table:table-cell office:value-type="float" office:value="1938" calcext:value-type="float">
            <text:p>1938</text:p>
          </table:table-cell>
          <table:table-cell table:formula="of:=([.B155]/[.$F$1])" office:value-type="float" office:value="0.00107387042739267" calcext:value-type="float">
            <text:p>0.001073870427393</text:p>
          </table:table-cell>
          <table:table-cell table:formula="of:=([.$H$11]/([.E155]+[.$I$11])^[.$J$11])" office:value-type="float" office:value="0.118435205283258" calcext:value-type="float">
            <text:p>0.11843520528325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D155]^2" office:value-type="float" office:value="0.0140268978504875" calcext:value-type="float">
            <text:p>0.014026897850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thing</text:p>
          </table:table-cell>
          <table:table-cell office:value-type="float" office:value="1924" calcext:value-type="float">
            <text:p>1924</text:p>
          </table:table-cell>
          <table:table-cell table:formula="of:=([.B156]/[.$F$1])" office:value-type="float" office:value="0.00106611284948581" calcext:value-type="float">
            <text:p>0.001066112849486</text:p>
          </table:table-cell>
          <table:table-cell table:formula="of:=([.$H$11]/([.E156]+[.$I$11])^[.$J$11])" office:value-type="float" office:value="0.117765158725558" calcext:value-type="float">
            <text:p>0.117765158725558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D156]^2" office:value-type="float" office:value="0.0138686326096558" calcext:value-type="float">
            <text:p>0.0138686326096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ears</text:p>
          </table:table-cell>
          <table:table-cell office:value-type="float" office:value="1900" calcext:value-type="float">
            <text:p>1900</text:p>
          </table:table-cell>
          <table:table-cell table:formula="of:=([.B157]/[.$F$1])" office:value-type="float" office:value="0.00105281414450262" calcext:value-type="float">
            <text:p>0.001052814144503</text:p>
          </table:table-cell>
          <table:table-cell table:formula="of:=([.$H$11]/([.E157]+[.$I$11])^[.$J$11])" office:value-type="float" office:value="0.117103158933778" calcext:value-type="float">
            <text:p>0.11710315893377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157]^2" office:value-type="float" office:value="0.0137131498322696" calcext:value-type="float">
            <text:p>0.013713149832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all</text:p>
          </table:table-cell>
          <table:table-cell office:value-type="float" office:value="1894" calcext:value-type="float">
            <text:p>1894</text:p>
          </table:table-cell>
          <table:table-cell table:formula="of:=([.B158]/[.$F$1])" office:value-type="float" office:value="0.00104948946825682" calcext:value-type="float">
            <text:p>0.001049489468257</text:p>
          </table:table-cell>
          <table:table-cell table:formula="of:=([.$H$11]/([.E158]+[.$I$11])^[.$J$11])" office:value-type="float" office:value="0.116449058809786" calcext:value-type="float">
            <text:p>0.116449058809786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D158]^2" office:value-type="float" office:value="0.013560383297685" calcext:value-type="float">
            <text:p>0.0135603832976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use</text:p>
          </table:table-cell>
          <table:table-cell office:value-type="float" office:value="1892" calcext:value-type="float">
            <text:p>1892</text:p>
          </table:table-cell>
          <table:table-cell table:formula="of:=([.B159]/[.$F$1])" office:value-type="float" office:value="0.00104838124284156" calcext:value-type="float">
            <text:p>0.001048381242842</text:p>
          </table:table-cell>
          <table:table-cell table:formula="of:=([.$H$11]/([.E159]+[.$I$11])^[.$J$11])" office:value-type="float" office:value="0.1158027148553" calcext:value-type="float">
            <text:p>0.115802714855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D159]^2" office:value-type="float" office:value="0.0134102687678579" calcext:value-type="float">
            <text:p>0.0134102687678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ft</text:p>
          </table:table-cell>
          <table:table-cell office:value-type="float" office:value="1886" calcext:value-type="float">
            <text:p>1886</text:p>
          </table:table-cell>
          <table:table-cell table:formula="of:=([.B160]/[.$F$1])" office:value-type="float" office:value="0.00104505656659576" calcext:value-type="float">
            <text:p>0.001045056566596</text:p>
          </table:table-cell>
          <table:table-cell table:formula="of:=([.$H$11]/([.E160]+[.$I$11])^[.$J$11])" office:value-type="float" office:value="0.115163987061779" calcext:value-type="float">
            <text:p>0.115163987061779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60]^2" office:value-type="float" office:value="0.0132627439159657" calcext:value-type="float">
            <text:p>0.0132627439159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ugh</text:p>
          </table:table-cell>
          <table:table-cell office:value-type="float" office:value="1880" calcext:value-type="float">
            <text:p>1880</text:p>
          </table:table-cell>
          <table:table-cell table:formula="of:=([.B161]/[.$F$1])" office:value-type="float" office:value="0.00104173189034996" calcext:value-type="float">
            <text:p>0.00104173189035</text:p>
          </table:table-cell>
          <table:table-cell table:formula="of:=([.$H$11]/([.E161]+[.$I$11])^[.$J$11])" office:value-type="float" office:value="0.114532738804351" calcext:value-type="float">
            <text:p>0.114532738804351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161]^2" office:value-type="float" office:value="0.0131177482580257" calcext:value-type="float">
            <text:p>0.0131177482580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nce</text:p>
          </table:table-cell>
          <table:table-cell office:value-type="float" office:value="1880" calcext:value-type="float">
            <text:p>1880</text:p>
          </table:table-cell>
          <table:table-cell table:formula="of:=([.B162]/[.$F$1])" office:value-type="float" office:value="0.00104173189034996" calcext:value-type="float">
            <text:p>0.00104173189035</text:p>
          </table:table-cell>
          <table:table-cell table:formula="of:=([.$H$11]/([.E162]+[.$I$11])^[.$J$11])" office:value-type="float" office:value="0.113908836739594" calcext:value-type="float">
            <text:p>0.11390883673959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62]^2" office:value-type="float" office:value="0.0129752230873675" calcext:value-type="float">
            <text:p>0.0129752230873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ving</text:p>
          </table:table-cell>
          <table:table-cell office:value-type="float" office:value="1872" calcext:value-type="float">
            <text:p>1872</text:p>
          </table:table-cell>
          <table:table-cell table:formula="of:=([.B163]/[.$F$1])" office:value-type="float" office:value="0.0010372989886889" calcext:value-type="float">
            <text:p>0.001037298988689</text:p>
          </table:table-cell>
          <table:table-cell table:formula="of:=([.$H$11]/([.E163]+[.$I$11])^[.$J$11])" office:value-type="float" office:value="0.113292150707023" calcext:value-type="float">
            <text:p>0.11329215070702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D163]^2" office:value-type="float" office:value="0.0128351114118229" calcext:value-type="float">
            <text:p>0.0128351114118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yes</text:p>
          </table:table-cell>
          <table:table-cell office:value-type="float" office:value="1866" calcext:value-type="float">
            <text:p>1866</text:p>
          </table:table-cell>
          <table:table-cell table:formula="of:=([.B164]/[.$F$1])" office:value-type="float" office:value="0.0010339743124431" calcext:value-type="float">
            <text:p>0.001033974312443</text:p>
          </table:table-cell>
          <table:table-cell table:formula="of:=([.$H$11]/([.E164]+[.$I$11])^[.$J$11])" office:value-type="float" office:value="0.112682553634114" calcext:value-type="float">
            <text:p>0.112682553634114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D164]^2" office:value-type="float" office:value="0.0126973578935051" calcext:value-type="float">
            <text:p>0.0126973578935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ight</text:p>
          </table:table-cell>
          <table:table-cell office:value-type="float" office:value="1857" calcext:value-type="float">
            <text:p>1857</text:p>
          </table:table-cell>
          <table:table-cell table:formula="of:=([.B165]/[.$F$1])" office:value-type="float" office:value="0.0010289872980744" calcext:value-type="float">
            <text:p>0.001028987298074</text:p>
          </table:table-cell>
          <table:table-cell table:formula="of:=([.$H$11]/([.E165]+[.$I$11])^[.$J$11])" office:value-type="float" office:value="0.112079921444722" calcext:value-type="float">
            <text:p>0.112079921444722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165]^2" office:value-type="float" office:value="0.0125619087910551" calcext:value-type="float">
            <text:p>0.0125619087910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f</text:p>
          </table:table-cell>
          <table:table-cell office:value-type="float" office:value="1848" calcext:value-type="float">
            <text:p>1848</text:p>
          </table:table-cell>
          <table:table-cell table:formula="of:=([.B166]/[.$F$1])" office:value-type="float" office:value="0.00102400028370571" calcext:value-type="float">
            <text:p>0.001024000283706</text:p>
          </table:table-cell>
          <table:table-cell table:formula="of:=([.$H$11]/([.E166]+[.$I$11])^[.$J$11])" office:value-type="float" office:value="0.111484132970753" calcext:value-type="float">
            <text:p>0.11148413297075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166]^2" office:value-type="float" office:value="0.0124287119042405" calcext:value-type="float">
            <text:p>0.0124287119042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nd</text:p>
          </table:table-cell>
          <table:table-cell office:value-type="float" office:value="1820" calcext:value-type="float">
            <text:p>1820</text:p>
          </table:table-cell>
          <table:table-cell table:formula="of:=([.B167]/[.$F$1])" office:value-type="float" office:value="0.00100848512789198" calcext:value-type="float">
            <text:p>0.001008485127892</text:p>
          </table:table-cell>
          <table:table-cell table:formula="of:=([.$H$11]/([.E167]+[.$I$11])^[.$J$11])" office:value-type="float" office:value="0.110895069866956" calcext:value-type="float">
            <text:p>0.110895069866956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67]^2" office:value-type="float" office:value="0.012297716520797" calcext:value-type="float">
            <text:p>0.0122977165207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t</text:p>
          </table:table-cell>
          <table:table-cell office:value-type="float" office:value="1803" calcext:value-type="float">
            <text:p>1803</text:p>
          </table:table-cell>
          <table:table-cell table:formula="of:=([.B168]/[.$F$1])" office:value-type="float" office:value="0.000999065211862223" calcext:value-type="float">
            <text:p>0.000999065211862</text:p>
          </table:table-cell>
          <table:table-cell table:formula="of:=([.$H$11]/([.E168]+[.$I$11])^[.$J$11])" office:value-type="float" office:value="0.110312616528702" calcext:value-type="float">
            <text:p>0.110312616528702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D168]^2" office:value-type="float" office:value="0.0121688733654085" calcext:value-type="float">
            <text:p>0.0121688733654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us</text:p>
          </table:table-cell>
          <table:table-cell office:value-type="float" office:value="1800" calcext:value-type="float">
            <text:p>1800</text:p>
          </table:table-cell>
          <table:table-cell table:formula="of:=([.B169]/[.$F$1])" office:value-type="float" office:value="0.000997402873739324" calcext:value-type="float">
            <text:p>0.000997402873739</text:p>
          </table:table-cell>
          <table:table-cell table:formula="of:=([.$H$11]/([.E169]+[.$I$11])^[.$J$11])" office:value-type="float" office:value="0.109736660012635" calcext:value-type="float">
            <text:p>0.109736660012635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169]^2" office:value-type="float" office:value="0.0120421345507287" calcext:value-type="float">
            <text:p>0.0120421345507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w</text:p>
          </table:table-cell>
          <table:table-cell office:value-type="float" office:value="1799" calcext:value-type="float">
            <text:p>1799</text:p>
          </table:table-cell>
          <table:table-cell table:formula="of:=([.B170]/[.$F$1])" office:value-type="float" office:value="0.000996848761031691" calcext:value-type="float">
            <text:p>0.000996848761032</text:p>
          </table:table-cell>
          <table:table-cell table:formula="of:=([.$H$11]/([.E170]+[.$I$11])^[.$J$11])" office:value-type="float" office:value="0.109167089960071" calcext:value-type="float">
            <text:p>0.109167089960071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D170]^2" office:value-type="float" office:value="0.0119174535303503" calcext:value-type="float">
            <text:p>0.011917453530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er</text:p>
          </table:table-cell>
          <table:table-cell office:value-type="float" office:value="1797" calcext:value-type="float">
            <text:p>1797</text:p>
          </table:table-cell>
          <table:table-cell table:formula="of:=([.B171]/[.$F$1])" office:value-type="float" office:value="0.000995740535616426" calcext:value-type="float">
            <text:p>0.000995740535616</text:p>
          </table:table-cell>
          <table:table-cell table:formula="of:=([.$H$11]/([.E171]+[.$I$11])^[.$J$11])" office:value-type="float" office:value="0.108603798523042" calcext:value-type="float">
            <text:p>0.10860379852304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D171]^2" office:value-type="float" office:value="0.0117947850536336" calcext:value-type="float">
            <text:p>0.0117947850536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r</text:p>
          </table:table-cell>
          <table:table-cell office:value-type="float" office:value="1780" calcext:value-type="float">
            <text:p>1780</text:p>
          </table:table-cell>
          <table:table-cell table:formula="of:=([.B172]/[.$F$1])" office:value-type="float" office:value="0.000986320619586665" calcext:value-type="float">
            <text:p>0.000986320619587</text:p>
          </table:table-cell>
          <table:table-cell table:formula="of:=([.$H$11]/([.E172]+[.$I$11])^[.$J$11])" office:value-type="float" office:value="0.108046680292872" calcext:value-type="float">
            <text:p>0.10804668029287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172]^2" office:value-type="float" office:value="0.01167408512231" calcext:value-type="float">
            <text:p>0.011674085122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so</text:p>
          </table:table-cell>
          <table:table-cell office:value-type="float" office:value="1774" calcext:value-type="float">
            <text:p>1774</text:p>
          </table:table-cell>
          <table:table-cell table:formula="of:=([.B173]/[.$F$1])" office:value-type="float" office:value="0.000982995943340867" calcext:value-type="float">
            <text:p>0.000982995943341</text:p>
          </table:table-cell>
          <table:table-cell table:formula="of:=([.$H$11]/([.E173]+[.$I$11])^[.$J$11])" office:value-type="float" office:value="0.107495632231186" calcext:value-type="float">
            <text:p>0.10749563223118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D173]^2" office:value-type="float" office:value="0.0115553109487824" calcext:value-type="float">
            <text:p>0.0115553109487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ke</text:p>
          </table:table-cell>
          <table:table-cell office:value-type="float" office:value="1771" calcext:value-type="float">
            <text:p>1771</text:p>
          </table:table-cell>
          <table:table-cell table:formula="of:=([.B174]/[.$F$1])" office:value-type="float" office:value="0.000981333605217968" calcext:value-type="float">
            <text:p>0.000981333605218</text:p>
          </table:table-cell>
          <table:table-cell table:formula="of:=([.$H$11]/([.E174]+[.$I$11])^[.$J$11])" office:value-type="float" office:value="0.106950553603265" calcext:value-type="float">
            <text:p>0.106950553603265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174]^2" office:value-type="float" office:value="0.0114384209160448" calcext:value-type="float">
            <text:p>0.0114384209160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me</text:p>
          </table:table-cell>
          <table:table-cell office:value-type="float" office:value="1757" calcext:value-type="float">
            <text:p>1757</text:p>
          </table:table-cell>
          <table:table-cell table:formula="of:=([.B175]/[.$F$1])" office:value-type="float" office:value="0.000973576027311107" calcext:value-type="float">
            <text:p>0.000973576027311</text:p>
          </table:table-cell>
          <table:table-cell table:formula="of:=([.$H$11]/([.E175]+[.$I$11])^[.$J$11])" office:value-type="float" office:value="0.106411345913631" calcext:value-type="float">
            <text:p>0.10641134591363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D175]^2" office:value-type="float" office:value="0.0113233745391505" calcext:value-type="float">
            <text:p>0.0113233745391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ecies</text:p>
          </table:table-cell>
          <table:table-cell office:value-type="float" office:value="1746" calcext:value-type="float">
            <text:p>1746</text:p>
          </table:table-cell>
          <table:table-cell table:formula="of:=([.B176]/[.$F$1])" office:value-type="float" office:value="0.000967480787527145" calcext:value-type="float">
            <text:p>0.000967480787527</text:p>
          </table:table-cell>
          <table:table-cell table:formula="of:=([.$H$11]/([.E176]+[.$I$11])^[.$J$11])" office:value-type="float" office:value="0.105877912843807" calcext:value-type="float">
            <text:p>0.10587791284380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D176]^2" office:value-type="float" office:value="0.0112101324281608" calcext:value-type="float">
            <text:p>0.0112101324281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ok</text:p>
          </table:table-cell>
          <table:table-cell office:value-type="float" office:value="1733" calcext:value-type="float">
            <text:p>1733</text:p>
          </table:table-cell>
          <table:table-cell table:formula="of:=([.B177]/[.$F$1])" office:value-type="float" office:value="0.000960277322327916" calcext:value-type="float">
            <text:p>0.000960277322328</text:p>
          </table:table-cell>
          <table:table-cell table:formula="of:=([.$H$11]/([.E177]+[.$I$11])^[.$J$11])" office:value-type="float" office:value="0.105350160192134" calcext:value-type="float">
            <text:p>0.10535016019213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77]^2" office:value-type="float" office:value="0.0110986562525083" calcext:value-type="float">
            <text:p>0.0110986562525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n't</text:p>
          </table:table-cell>
          <table:table-cell office:value-type="float" office:value="1695" calcext:value-type="float">
            <text:p>1695</text:p>
          </table:table-cell>
          <table:table-cell table:formula="of:=([.B178]/[.$F$1])" office:value-type="float" office:value="0.000939221039437864" calcext:value-type="float">
            <text:p>0.000939221039438</text:p>
          </table:table-cell>
          <table:table-cell table:formula="of:=([.$H$11]/([.E178]+[.$I$11])^[.$J$11])" office:value-type="float" office:value="0.104827995815592" calcext:value-type="float">
            <text:p>0.10482799581559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D178]^2" office:value-type="float" office:value="0.0109889087067138" calcext:value-type="float">
            <text:p>0.0109889087067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m</text:p>
          </table:table-cell>
          <table:table-cell office:value-type="float" office:value="1693" calcext:value-type="float">
            <text:p>1693</text:p>
          </table:table-cell>
          <table:table-cell table:formula="of:=([.B179]/[.$F$1])" office:value-type="float" office:value="0.000938112814022598" calcext:value-type="float">
            <text:p>0.000938112814023</text:p>
          </table:table-cell>
          <table:table-cell table:formula="of:=([.$H$11]/([.E179]+[.$I$11])^[.$J$11])" office:value-type="float" office:value="0.104311329573534" calcext:value-type="float">
            <text:p>0.10431132957353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D179]^2" office:value-type="float" office:value="0.0108808534773984" calcext:value-type="float">
            <text:p>0.0108808534773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th</text:p>
          </table:table-cell>
          <table:table-cell office:value-type="float" office:value="1689" calcext:value-type="float">
            <text:p>1689</text:p>
          </table:table-cell>
          <table:table-cell table:formula="of:=([.B180]/[.$F$1])" office:value-type="float" office:value="0.000935896363192066" calcext:value-type="float">
            <text:p>0.000935896363192</text:p>
          </table:table-cell>
          <table:table-cell table:formula="of:=([.$H$11]/([.E180]+[.$I$11])^[.$J$11])" office:value-type="float" office:value="0.103800073273258" calcext:value-type="float">
            <text:p>0.103800073273258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D180]^2" office:value-type="float" office:value="0.0107744552115338" calcext:value-type="float">
            <text:p>0.0107744552115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dy</text:p>
          </table:table-cell>
          <table:table-cell office:value-type="float" office:value="1656" calcext:value-type="float">
            <text:p>1656</text:p>
          </table:table-cell>
          <table:table-cell table:formula="of:=([.B181]/[.$F$1])" office:value-type="float" office:value="0.000917610643840178" calcext:value-type="float">
            <text:p>0.00091761064384</text:p>
          </table:table-cell>
          <table:table-cell table:formula="of:=([.$H$11]/([.E181]+[.$I$11])^[.$J$11])" office:value-type="float" office:value="0.103294140617363" calcext:value-type="float">
            <text:p>0.10329414061736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D181]^2" office:value-type="float" office:value="0.0106696794858795" calcext:value-type="float">
            <text:p>0.010669679485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ole</text:p>
          </table:table-cell>
          <table:table-cell office:value-type="float" office:value="1642" calcext:value-type="float">
            <text:p>1642</text:p>
          </table:table-cell>
          <table:table-cell table:formula="of:=([.B182]/[.$F$1])" office:value-type="float" office:value="0.000909853065933317" calcext:value-type="float">
            <text:p>0.000909853065933</text:p>
          </table:table-cell>
          <table:table-cell table:formula="of:=([.$H$11]/([.E182]+[.$I$11])^[.$J$11])" office:value-type="float" office:value="0.102793447152794" calcext:value-type="float">
            <text:p>0.102793447152794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82]^2" office:value-type="float" office:value="0.0105664927775542" calcext:value-type="float">
            <text:p>0.0105664927775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ainst</text:p>
          </table:table-cell>
          <table:table-cell office:value-type="float" office:value="1639" calcext:value-type="float">
            <text:p>1639</text:p>
          </table:table-cell>
          <table:table-cell table:formula="of:=([.B183]/[.$F$1])" office:value-type="float" office:value="0.000908190727810418" calcext:value-type="float">
            <text:p>0.00090819072781</text:p>
          </table:table-cell>
          <table:table-cell table:formula="of:=([.$H$11]/([.E183]+[.$I$11])^[.$J$11])" office:value-type="float" office:value="0.102297910221543" calcext:value-type="float">
            <text:p>0.102297910221543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D183]^2" office:value-type="float" office:value="0.0104648624356949" calcext:value-type="float">
            <text:p>0.0104648624356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y</text:p>
          </table:table-cell>
          <table:table-cell office:value-type="float" office:value="1630" calcext:value-type="float">
            <text:p>1630</text:p>
          </table:table-cell>
          <table:table-cell table:formula="of:=([.B184]/[.$F$1])" office:value-type="float" office:value="0.000903203713441721" calcext:value-type="float">
            <text:p>0.000903203713442</text:p>
          </table:table-cell>
          <table:table-cell table:formula="of:=([.$H$11]/([.E184]+[.$I$11])^[.$J$11])" office:value-type="float" office:value="0.101807448912923" calcext:value-type="float">
            <text:p>0.10180744891292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184]^2" office:value-type="float" office:value="0.0103647566541574" calcext:value-type="float">
            <text:p>0.0103647566541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cause</text:p>
          </table:table-cell>
          <table:table-cell office:value-type="float" office:value="1575" calcext:value-type="float">
            <text:p>1575</text:p>
          </table:table-cell>
          <table:table-cell table:formula="of:=([.B185]/[.$F$1])" office:value-type="float" office:value="0.000872727514521909" calcext:value-type="float">
            <text:p>0.000872727514522</text:p>
          </table:table-cell>
          <table:table-cell table:formula="of:=([.$H$11]/([.E185]+[.$I$11])^[.$J$11])" office:value-type="float" office:value="0.101321984017359" calcext:value-type="float">
            <text:p>0.101321984017359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D185]^2" office:value-type="float" office:value="0.0102661444452139" calcext:value-type="float">
            <text:p>0.0102661444452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ng</text:p>
          </table:table-cell>
          <table:table-cell office:value-type="float" office:value="1562" calcext:value-type="float">
            <text:p>1562</text:p>
          </table:table-cell>
          <table:table-cell table:formula="of:=([.B186]/[.$F$1])" office:value-type="float" office:value="0.00086552404932268" calcext:value-type="float">
            <text:p>0.000865524049323</text:p>
          </table:table-cell>
          <table:table-cell table:formula="of:=([.$H$11]/([.E186]+[.$I$11])^[.$J$11])" office:value-type="float" office:value="0.100841437981652" calcext:value-type="float">
            <text:p>0.100841437981652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D186]^2" office:value-type="float" office:value="0.0101689956142074" calcext:value-type="float">
            <text:p>0.0101689956142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w</text:p>
          </table:table-cell>
          <table:table-cell office:value-type="float" office:value="1542" calcext:value-type="float">
            <text:p>1542</text:p>
          </table:table-cell>
          <table:table-cell table:formula="of:=([.B187]/[.$F$1])" office:value-type="float" office:value="0.000854441795170021" calcext:value-type="float">
            <text:p>0.00085444179517</text:p>
          </table:table-cell>
          <table:table-cell table:formula="of:=([.$H$11]/([.E187]+[.$I$11])^[.$J$11])" office:value-type="float" office:value="0.100365734865646" calcext:value-type="float">
            <text:p>0.100365734865646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87]^2" office:value-type="float" office:value="0.0100732807351212" calcext:value-type="float">
            <text:p>0.0100732807351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d</text:p>
          </table:table-cell>
          <table:table-cell office:value-type="float" office:value="1539" calcext:value-type="float">
            <text:p>1539</text:p>
          </table:table-cell>
          <table:table-cell table:formula="of:=([.B188]/[.$F$1])" office:value-type="float" office:value="0.000852779457047122" calcext:value-type="float">
            <text:p>0.000852779457047</text:p>
          </table:table-cell>
          <table:table-cell table:formula="of:=([.$H$11]/([.E188]+[.$I$11])^[.$J$11])" office:value-type="float" office:value="0.0998948003002582" calcext:value-type="float">
            <text:p>0.099894800300258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D188]^2" office:value-type="float" office:value="0.00997897112702846" calcext:value-type="float">
            <text:p>0.0099789711270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wever</text:p>
          </table:table-cell>
          <table:table-cell office:value-type="float" office:value="1536" calcext:value-type="float">
            <text:p>1536</text:p>
          </table:table-cell>
          <table:table-cell table:formula="of:=([.B189]/[.$F$1])" office:value-type="float" office:value="0.000851117118924223" calcext:value-type="float">
            <text:p>0.000851117118924</text:p>
          </table:table-cell>
          <table:table-cell table:formula="of:=([.$H$11]/([.E189]+[.$I$11])^[.$J$11])" office:value-type="float" office:value="0.0994285614468117" calcext:value-type="float">
            <text:p>0.099428561446812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D189]^2" office:value-type="float" office:value="0.00988603883138242" calcext:value-type="float">
            <text:p>0.0098860388313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ull</text:p>
          </table:table-cell>
          <table:table-cell office:value-type="float" office:value="1527" calcext:value-type="float">
            <text:p>1527</text:p>
          </table:table-cell>
          <table:table-cell table:formula="of:=([.B190]/[.$F$1])" office:value-type="float" office:value="0.000846130104555527" calcext:value-type="float">
            <text:p>0.000846130104556</text:p>
          </table:table-cell>
          <table:table-cell table:formula="of:=([.$H$11]/([.E190]+[.$I$11])^[.$J$11])" office:value-type="float" office:value="0.098966946957639" calcext:value-type="float">
            <text:p>0.098966946957639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D190]^2" office:value-type="float" office:value="0.00979445659011614" calcext:value-type="float">
            <text:p>0.009794456590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ks</text:p>
          </table:table-cell>
          <table:table-cell office:value-type="float" office:value="1519" calcext:value-type="float">
            <text:p>1519</text:p>
          </table:table-cell>
          <table:table-cell table:formula="of:=([.B191]/[.$F$1])" office:value-type="float" office:value="0.000841697202894463" calcext:value-type="float">
            <text:p>0.000841697202894</text:p>
          </table:table-cell>
          <table:table-cell table:formula="of:=([.$H$11]/([.E191]+[.$I$11])^[.$J$11])" office:value-type="float" office:value="0.0985098869378933" calcext:value-type="float">
            <text:p>0.098509886937893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D191]^2" office:value-type="float" office:value="0.00970419782451653" calcext:value-type="float">
            <text:p>0.0097041978245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ll</text:p>
          </table:table-cell>
          <table:table-cell office:value-type="float" office:value="1518" calcext:value-type="float">
            <text:p>1518</text:p>
          </table:table-cell>
          <table:table-cell table:formula="of:=([.B192]/[.$F$1])" office:value-type="float" office:value="0.00084114309018683" calcext:value-type="float">
            <text:p>0.000841143090187</text:p>
          </table:table-cell>
          <table:table-cell table:formula="of:=([.$H$11]/([.E192]+[.$I$11])^[.$J$11])" office:value-type="float" office:value="0.0980573129085362" calcext:value-type="float">
            <text:p>0.098057312908536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D192]^2" office:value-type="float" office:value="0.00961523661484257" calcext:value-type="float">
            <text:p>0.0096152366148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emed</text:p>
          </table:table-cell>
          <table:table-cell office:value-type="float" office:value="1515" calcext:value-type="float">
            <text:p>1515</text:p>
          </table:table-cell>
          <table:table-cell table:formula="of:=([.B193]/[.$F$1])" office:value-type="float" office:value="0.000839480752063931" calcext:value-type="float">
            <text:p>0.000839480752064</text:p>
          </table:table-cell>
          <table:table-cell table:formula="of:=([.$H$11]/([.E193]+[.$I$11])^[.$J$11])" office:value-type="float" office:value="0.0976091577704537" calcext:value-type="float">
            <text:p>0.09760915777045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193]^2" office:value-type="float" office:value="0.00952754768065732" calcext:value-type="float">
            <text:p>0.009527547680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om</text:p>
          </table:table-cell>
          <table:table-cell office:value-type="float" office:value="1513" calcext:value-type="float">
            <text:p>1513</text:p>
          </table:table-cell>
          <table:table-cell table:formula="of:=([.B194]/[.$F$1])" office:value-type="float" office:value="0.000838372526648665" calcext:value-type="float">
            <text:p>0.000838372526649</text:p>
          </table:table-cell>
          <table:table-cell table:formula="of:=([.$H$11]/([.E194]+[.$I$11])^[.$J$11])" office:value-type="float" office:value="0.0971653557696643" calcext:value-type="float">
            <text:p>0.097165355769664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D194]^2" office:value-type="float" office:value="0.00944110636184544" calcext:value-type="float">
            <text:p>0.0094411063618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t</text:p>
          </table:table-cell>
          <table:table-cell office:value-type="float" office:value="1506" calcext:value-type="float">
            <text:p>1506</text:p>
          </table:table-cell>
          <table:table-cell table:formula="of:=([.B195]/[.$F$1])" office:value-type="float" office:value="0.000834493737695235" calcext:value-type="float">
            <text:p>0.000834493737695</text:p>
          </table:table-cell>
          <table:table-cell table:formula="of:=([.$H$11]/([.E195]+[.$I$11])^[.$J$11])" office:value-type="float" office:value="0.0967258424635767" calcext:value-type="float">
            <text:p>0.09672584246357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D195]^2" office:value-type="float" office:value="0.00935588860028866" calcext:value-type="float">
            <text:p>0.0093558886002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en</text:p>
          </table:table-cell>
          <table:table-cell office:value-type="float" office:value="1505" calcext:value-type="float">
            <text:p>1505</text:p>
          </table:table-cell>
          <table:table-cell table:formula="of:=([.B196]/[.$F$1])" office:value-type="float" office:value="0.000833939624987602" calcext:value-type="float">
            <text:p>0.000833939624988</text:p>
          </table:table-cell>
          <table:table-cell table:formula="of:=([.$H$11]/([.E196]+[.$I$11])^[.$J$11])" office:value-type="float" office:value="0.0962905546882634" calcext:value-type="float">
            <text:p>0.096290554688264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D196]^2" office:value-type="float" office:value="0.00927187092217345" calcext:value-type="float">
            <text:p>0.0092718709221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plied</text:p>
          </table:table-cell>
          <table:table-cell office:value-type="float" office:value="1502" calcext:value-type="float">
            <text:p>1502</text:p>
          </table:table-cell>
          <table:table-cell table:formula="of:=([.B197]/[.$F$1])" office:value-type="float" office:value="0.000832277286864703" calcext:value-type="float">
            <text:p>0.000832277286865</text:p>
          </table:table-cell>
          <table:table-cell table:formula="of:=([.$H$11]/([.E197]+[.$I$11])^[.$J$11])" office:value-type="float" office:value="0.0958594305267129" calcext:value-type="float">
            <text:p>0.09585943052671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97]^2" office:value-type="float" office:value="0.0091890304209057" calcext:value-type="float">
            <text:p>0.0091890304209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ar</text:p>
          </table:table-cell>
          <table:table-cell office:value-type="float" office:value="1495" calcext:value-type="float">
            <text:p>1495</text:p>
          </table:table-cell>
          <table:table-cell table:formula="of:=([.B198]/[.$F$1])" office:value-type="float" office:value="0.000828398497911272" calcext:value-type="float">
            <text:p>0.000828398497911</text:p>
          </table:table-cell>
          <table:table-cell table:formula="of:=([.$H$11]/([.E198]+[.$I$11])^[.$J$11])" office:value-type="float" office:value="0.095432409278027" calcext:value-type="float">
            <text:p>0.095432409278027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D198]^2" office:value-type="float" office:value="0.00910734474060885" calcext:value-type="float">
            <text:p>0.0091073447406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t</text:p>
          </table:table-cell>
          <table:table-cell office:value-type="float" office:value="1482" calcext:value-type="float">
            <text:p>1482</text:p>
          </table:table-cell>
          <table:table-cell table:formula="of:=([.B199]/[.$F$1])" office:value-type="float" office:value="0.000821195032712044" calcext:value-type="float">
            <text:p>0.000821195032712</text:p>
          </table:table-cell>
          <table:table-cell table:formula="of:=([.$H$11]/([.E199]+[.$I$11])^[.$J$11])" office:value-type="float" office:value="0.09500943142753" calcext:value-type="float">
            <text:p>0.09500943142753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D199]^2" office:value-type="float" office:value="0.00902679206018253" calcext:value-type="float">
            <text:p>0.0090267920601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ite</text:p>
          </table:table-cell>
          <table:table-cell office:value-type="float" office:value="1481" calcext:value-type="float">
            <text:p>1481</text:p>
          </table:table-cell>
          <table:table-cell table:formula="of:=([.B200]/[.$F$1])" office:value-type="float" office:value="0.000820640920004411" calcext:value-type="float">
            <text:p>0.000820640920004</text:p>
          </table:table-cell>
          <table:table-cell table:formula="of:=([.$H$11]/([.E200]+[.$I$11])^[.$J$11])" office:value-type="float" office:value="0.0945904386177596" calcext:value-type="float">
            <text:p>0.09459043861776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D200]^2" office:value-type="float" office:value="0.00894735107790015" calcext:value-type="float">
            <text:p>0.0089473510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t</text:p>
          </table:table-cell>
          <table:table-cell office:value-type="float" office:value="1462" calcext:value-type="float">
            <text:p>1462</text:p>
          </table:table-cell>
          <table:table-cell table:formula="of:=([.B201]/[.$F$1])" office:value-type="float" office:value="0.000810112778559384" calcext:value-type="float">
            <text:p>0.000810112778559</text:p>
          </table:table-cell>
          <table:table-cell table:formula="of:=([.$H$11]/([.E201]+[.$I$11])^[.$J$11])" office:value-type="float" office:value="0.0941753736203071" calcext:value-type="float">
            <text:p>0.09417537362030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1]^2" office:value-type="float" office:value="0.00886900099652443" calcext:value-type="float">
            <text:p>0.0088690009965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ive</text:p>
          </table:table-cell>
          <table:table-cell office:value-type="float" office:value="1460" calcext:value-type="float">
            <text:p>1460</text:p>
          </table:table-cell>
          <table:table-cell table:formula="of:=([.B202]/[.$F$1])" office:value-type="float" office:value="0.000809004553144119" calcext:value-type="float">
            <text:p>0.000809004553144</text:p>
          </table:table-cell>
          <table:table-cell table:formula="of:=([.$H$11]/([.E202]+[.$I$11])^[.$J$11])" office:value-type="float" office:value="0.0937641803084799" calcext:value-type="float">
            <text:p>0.09376418030848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D202]^2" office:value-type="float" office:value="0.00879172150892113" calcext:value-type="float">
            <text:p>0.0087917215089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ce</text:p>
          </table:table-cell>
          <table:table-cell office:value-type="float" office:value="1447" calcext:value-type="float">
            <text:p>1447</text:p>
          </table:table-cell>
          <table:table-cell table:formula="of:=([.B203]/[.$F$1])" office:value-type="float" office:value="0.00080180108794489" calcext:value-type="float">
            <text:p>0.000801801087945</text:p>
          </table:table-cell>
          <table:table-cell table:formula="of:=([.$H$11]/([.E203]+[.$I$11])^[.$J$11])" office:value-type="float" office:value="0.0933568036307578" calcext:value-type="float">
            <text:p>0.09335680363075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D203]^2" office:value-type="float" office:value="0.00871549278415188" calcext:value-type="float">
            <text:p>0.0087154927841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lf</text:p>
          </table:table-cell>
          <table:table-cell office:value-type="float" office:value="1445" calcext:value-type="float">
            <text:p>1445</text:p>
          </table:table-cell>
          <table:table-cell table:formula="of:=([.B204]/[.$F$1])" office:value-type="float" office:value="0.000800692862529624" calcext:value-type="float">
            <text:p>0.00080069286253</text:p>
          </table:table-cell>
          <table:table-cell table:formula="of:=([.$H$11]/([.E204]+[.$I$11])^[.$J$11])" office:value-type="float" office:value="0.0929531895850156" calcext:value-type="float">
            <text:p>0.092953189585016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D204]^2" office:value-type="float" office:value="0.00864029545402785" calcext:value-type="float">
            <text:p>0.0086402954540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ways</text:p>
          </table:table-cell>
          <table:table-cell office:value-type="float" office:value="1427" calcext:value-type="float">
            <text:p>1427</text:p>
          </table:table-cell>
          <table:table-cell table:formula="of:=([.B205]/[.$F$1])" office:value-type="float" office:value="0.000790718833792231" calcext:value-type="float">
            <text:p>0.000790718833792</text:p>
          </table:table-cell>
          <table:table-cell table:formula="of:=([.$H$11]/([.E205]+[.$I$11])^[.$J$11])" office:value-type="float" office:value="0.0925532851934868" calcext:value-type="float">
            <text:p>0.092553285193487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D205]^2" office:value-type="float" office:value="0.0085661106001069" calcext:value-type="float">
            <text:p>0.0085661106001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oked</text:p>
          </table:table-cell>
          <table:table-cell office:value-type="float" office:value="1420" calcext:value-type="float">
            <text:p>1420</text:p>
          </table:table-cell>
          <table:table-cell table:formula="of:=([.B206]/[.$F$1])" office:value-type="float" office:value="0.0007868400448388" calcext:value-type="float">
            <text:p>0.000786840044839</text:p>
          </table:table-cell>
          <table:table-cell table:formula="of:=([.$H$11]/([.E206]+[.$I$11])^[.$J$11])" office:value-type="float" office:value="0.0921570384784437" calcext:value-type="float">
            <text:p>0.092157038478444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D206]^2" office:value-type="float" office:value="0.00849291974111734" calcext:value-type="float">
            <text:p>0.0084929197411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ut</text:p>
          </table:table-cell>
          <table:table-cell office:value-type="float" office:value="1412" calcext:value-type="float">
            <text:p>1412</text:p>
          </table:table-cell>
          <table:table-cell table:formula="of:=([.B207]/[.$F$1])" office:value-type="float" office:value="0.000782407143177737" calcext:value-type="float">
            <text:p>0.000782407143178</text:p>
          </table:table-cell>
          <table:table-cell table:formula="of:=([.$H$11]/([.E207]+[.$I$11])^[.$J$11])" office:value-type="float" office:value="0.0917643984385696" calcext:value-type="float">
            <text:p>0.09176439843857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D207]^2" office:value-type="float" office:value="0.00842070482079256" calcext:value-type="float">
            <text:p>0.0084207048207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on</text:p>
          </table:table-cell>
          <table:table-cell office:value-type="float" office:value="1411" calcext:value-type="float">
            <text:p>1411</text:p>
          </table:table-cell>
          <table:table-cell table:formula="of:=([.B208]/[.$F$1])" office:value-type="float" office:value="0.000781853030470104" calcext:value-type="float">
            <text:p>0.00078185303047</text:p>
          </table:table-cell>
          <table:table-cell table:formula="of:=([.$H$11]/([.E208]+[.$I$11])^[.$J$11])" office:value-type="float" office:value="0.0913753150260011" calcext:value-type="float">
            <text:p>0.091375315026001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D208]^2" office:value-type="float" office:value="0.00834944819610095" calcext:value-type="float">
            <text:p>0.0083494481961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ok</text:p>
          </table:table-cell>
          <table:table-cell office:value-type="float" office:value="1386" calcext:value-type="float">
            <text:p>1386</text:p>
          </table:table-cell>
          <table:table-cell table:formula="of:=([.B209]/[.$F$1])" office:value-type="float" office:value="0.00076800021277928" calcext:value-type="float">
            <text:p>0.000768000212779</text:p>
          </table:table-cell>
          <table:table-cell table:formula="of:=([.$H$11]/([.E209]+[.$I$11])^[.$J$11])" office:value-type="float" office:value="0.0909897391240164" calcext:value-type="float">
            <text:p>0.090989739124017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209]^2" office:value-type="float" office:value="0.00827913262585657" calcext:value-type="float">
            <text:p>0.0082791326258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ld</text:p>
          </table:table-cell>
          <table:table-cell office:value-type="float" office:value="1383" calcext:value-type="float">
            <text:p>1383</text:p>
          </table:table-cell>
          <table:table-cell table:formula="of:=([.B210]/[.$F$1])" office:value-type="float" office:value="0.000766337874656381" calcext:value-type="float">
            <text:p>0.000766337874656</text:p>
          </table:table-cell>
          <table:table-cell table:formula="of:=([.$H$11]/([.E210]+[.$I$11])^[.$J$11])" office:value-type="float" office:value="0.0906076225253509" calcext:value-type="float">
            <text:p>0.090607622525351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D210]^2" office:value-type="float" office:value="0.00820974125969648" calcext:value-type="float">
            <text:p>0.0082097412596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mong</text:p>
          </table:table-cell>
          <table:table-cell office:value-type="float" office:value="1377" calcext:value-type="float">
            <text:p>1377</text:p>
          </table:table-cell>
          <table:table-cell table:formula="of:=([.B211]/[.$F$1])" office:value-type="float" office:value="0.000763013198410583" calcext:value-type="float">
            <text:p>0.000763013198411</text:p>
          </table:table-cell>
          <table:table-cell table:formula="of:=([.$H$11]/([.E211]+[.$I$11])^[.$J$11])" office:value-type="float" office:value="0.0902289179111178" calcext:value-type="float">
            <text:p>0.090228917911118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D211]^2" office:value-type="float" office:value="0.00814125762741124" calcext:value-type="float">
            <text:p>0.0081412576274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rse</text:p>
          </table:table-cell>
          <table:table-cell office:value-type="float" office:value="1377" calcext:value-type="float">
            <text:p>1377</text:p>
          </table:table-cell>
          <table:table-cell table:formula="of:=([.B212]/[.$F$1])" office:value-type="float" office:value="0.000763013198410583" calcext:value-type="float">
            <text:p>0.000763013198411</text:p>
          </table:table-cell>
          <table:table-cell table:formula="of:=([.$H$11]/([.E212]+[.$I$11])^[.$J$11])" office:value-type="float" office:value="0.0898535788303147" calcext:value-type="float">
            <text:p>0.089853578830315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212]^2" office:value-type="float" office:value="0.00807366562861558" calcext:value-type="float">
            <text:p>0.0080736656286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m</text:p>
          </table:table-cell>
          <table:table-cell office:value-type="float" office:value="1372" calcext:value-type="float">
            <text:p>1372</text:p>
          </table:table-cell>
          <table:table-cell table:formula="of:=([.B213]/[.$F$1])" office:value-type="float" office:value="0.000760242634872418" calcext:value-type="float">
            <text:p>0.000760242634872</text:p>
          </table:table-cell>
          <table:table-cell table:formula="of:=([.$H$11]/([.E213]+[.$I$11])^[.$J$11])" office:value-type="float" office:value="0.0894815596798974" calcext:value-type="float">
            <text:p>0.089481559679897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D213]^2" office:value-type="float" office:value="0.00800694952274704" calcext:value-type="float">
            <text:p>0.0080069495227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es</text:p>
          </table:table-cell>
          <table:table-cell office:value-type="float" office:value="1371" calcext:value-type="float">
            <text:p>1371</text:p>
          </table:table-cell>
          <table:table-cell table:formula="of:=([.B214]/[.$F$1])" office:value-type="float" office:value="0.000759688522164785" calcext:value-type="float">
            <text:p>0.000759688522165</text:p>
          </table:table-cell>
          <table:table-cell table:formula="of:=([.$H$11]/([.E214]+[.$I$11])^[.$J$11])" office:value-type="float" office:value="0.0891128156854017" calcext:value-type="float">
            <text:p>0.089112815685402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D214]^2" office:value-type="float" office:value="0.00794109391938037" calcext:value-type="float">
            <text:p>0.007941093919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se</text:p>
          </table:table-cell>
          <table:table-cell office:value-type="float" office:value="1363" calcext:value-type="float">
            <text:p>1363</text:p>
          </table:table-cell>
          <table:table-cell table:formula="of:=([.B215]/[.$F$1])" office:value-type="float" office:value="0.000755255620503722" calcext:value-type="float">
            <text:p>0.000755255620504</text:p>
          </table:table-cell>
          <table:table-cell table:formula="of:=([.$H$11]/([.E215]+[.$I$11])^[.$J$11])" office:value-type="float" office:value="0.0887473028820972" calcext:value-type="float">
            <text:p>0.088747302882097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D215]^2" office:value-type="float" office:value="0.0078760837688467" calcext:value-type="float">
            <text:p>0.0078760837688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ter</text:p>
          </table:table-cell>
          <table:table-cell office:value-type="float" office:value="1329" calcext:value-type="float">
            <text:p>1329</text:p>
          </table:table-cell>
          <table:table-cell table:formula="of:=([.B216]/[.$F$1])" office:value-type="float" office:value="0.000736415788444201" calcext:value-type="float">
            <text:p>0.000736415788444</text:p>
          </table:table-cell>
          <table:table-cell table:formula="of:=([.$H$11]/([.E216]+[.$I$11])^[.$J$11])" office:value-type="float" office:value="0.0883849780966545" calcext:value-type="float">
            <text:p>0.08838497809665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D216]^2" office:value-type="float" office:value="0.0078119043531461" calcext:value-type="float">
            <text:p>0.0078119043531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ngs</text:p>
          </table:table-cell>
          <table:table-cell office:value-type="float" office:value="1323" calcext:value-type="float">
            <text:p>1323</text:p>
          </table:table-cell>
          <table:table-cell table:formula="of:=([.B217]/[.$F$1])" office:value-type="float" office:value="0.000733091112198403" calcext:value-type="float">
            <text:p>0.000733091112198</text:p>
          </table:table-cell>
          <table:table-cell table:formula="of:=([.$H$11]/([.E217]+[.$I$11])^[.$J$11])" office:value-type="float" office:value="0.0880257989293106" calcext:value-type="float">
            <text:p>0.088025798929311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217]^2" office:value-type="float" office:value="0.00774854127714343" calcext:value-type="float">
            <text:p>0.0077485412771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ld</text:p>
          </table:table-cell>
          <table:table-cell office:value-type="float" office:value="1314" calcext:value-type="float">
            <text:p>1314</text:p>
          </table:table-cell>
          <table:table-cell table:formula="of:=([.B218]/[.$F$1])" office:value-type="float" office:value="0.000728104097829707" calcext:value-type="float">
            <text:p>0.00072810409783</text:p>
          </table:table-cell>
          <table:table-cell table:formula="of:=([.$H$11]/([.E218]+[.$I$11])^[.$J$11])" office:value-type="float" office:value="0.0876697237365161" calcext:value-type="float">
            <text:p>0.087669723736516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218]^2" office:value-type="float" office:value="0.00768598046003706" calcext:value-type="float">
            <text:p>0.0076859804600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new</text:p>
          </table:table-cell>
          <table:table-cell office:value-type="float" office:value="1313" calcext:value-type="float">
            <text:p>1313</text:p>
          </table:table-cell>
          <table:table-cell table:formula="of:=([.B219]/[.$F$1])" office:value-type="float" office:value="0.000727549985122074" calcext:value-type="float">
            <text:p>0.000727549985122</text:p>
          </table:table-cell>
          <table:table-cell table:formula="of:=([.$H$11]/([.E219]+[.$I$11])^[.$J$11])" office:value-type="float" office:value="0.0873167116140494" calcext:value-type="float">
            <text:p>0.087316711614049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D219]^2" office:value-type="float" office:value="0.00762420812709106" calcext:value-type="float">
            <text:p>0.0076242081270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lled</text:p>
          </table:table-cell>
          <table:table-cell office:value-type="float" office:value="1312" calcext:value-type="float">
            <text:p>1312</text:p>
          </table:table-cell>
          <table:table-cell table:formula="of:=([.B220]/[.$F$1])" office:value-type="float" office:value="0.000726995872414441" calcext:value-type="float">
            <text:p>0.000726995872414</text:p>
          </table:table-cell>
          <table:table-cell table:formula="of:=([.$H$11]/([.E220]+[.$I$11])^[.$J$11])" office:value-type="float" office:value="0.086966722380583" calcext:value-type="float">
            <text:p>0.086966722380583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D220]^2" office:value-type="float" office:value="0.0075632108016214" calcext:value-type="float">
            <text:p>0.0075632108016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se</text:p>
          </table:table-cell>
          <table:table-cell office:value-type="float" office:value="1304" calcext:value-type="float">
            <text:p>1304</text:p>
          </table:table-cell>
          <table:table-cell table:formula="of:=([.B221]/[.$F$1])" office:value-type="float" office:value="0.000722562970753377" calcext:value-type="float">
            <text:p>0.000722562970753</text:p>
          </table:table-cell>
          <table:table-cell table:formula="of:=([.$H$11]/([.E221]+[.$I$11])^[.$J$11])" office:value-type="float" office:value="0.0866197165616886" calcext:value-type="float">
            <text:p>0.086619716561689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221]^2" office:value-type="float" office:value="0.00750297529722727" calcext:value-type="float">
            <text:p>0.0075029752972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ntry</text:p>
          </table:table-cell>
          <table:table-cell office:value-type="float" office:value="1297" calcext:value-type="float">
            <text:p>1297</text:p>
          </table:table-cell>
          <table:table-cell table:formula="of:=([.B222]/[.$F$1])" office:value-type="float" office:value="0.000718684181799946" calcext:value-type="float">
            <text:p>0.0007186841818</text:p>
          </table:table-cell>
          <table:table-cell table:formula="of:=([.$H$11]/([.E222]+[.$I$11])^[.$J$11])" office:value-type="float" office:value="0.0862756553742655" calcext:value-type="float">
            <text:p>0.086275655374266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D222]^2" office:value-type="float" office:value="0.00744348871025903" calcext:value-type="float">
            <text:p>0.0074434887102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rd</text:p>
          </table:table-cell>
          <table:table-cell office:value-type="float" office:value="1297" calcext:value-type="float">
            <text:p>1297</text:p>
          </table:table-cell>
          <table:table-cell table:formula="of:=([.B223]/[.$F$1])" office:value-type="float" office:value="0.000718684181799946" calcext:value-type="float">
            <text:p>0.0007186841818</text:p>
          </table:table-cell>
          <table:table-cell table:formula="of:=([.$H$11]/([.E223]+[.$I$11])^[.$J$11])" office:value-type="float" office:value="0.0859345007113816" calcext:value-type="float">
            <text:p>0.085934500711382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D223]^2" office:value-type="float" office:value="0.00738473841251444" calcext:value-type="float">
            <text:p>0.0073847384125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ys</text:p>
          </table:table-cell>
          <table:table-cell office:value-type="float" office:value="1293" calcext:value-type="float">
            <text:p>1293</text:p>
          </table:table-cell>
          <table:table-cell table:formula="of:=([.B224]/[.$F$1])" office:value-type="float" office:value="0.000716467730969415" calcext:value-type="float">
            <text:p>0.000716467730969</text:p>
          </table:table-cell>
          <table:table-cell table:formula="of:=([.$H$11]/([.E224]+[.$I$11])^[.$J$11])" office:value-type="float" office:value="0.0855962151275123" calcext:value-type="float">
            <text:p>0.085596215127512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D224]^2" office:value-type="float" office:value="0.00732671204415536" calcext:value-type="float">
            <text:p>0.0073267120441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tter</text:p>
          </table:table-cell>
          <table:table-cell office:value-type="float" office:value="1288" calcext:value-type="float">
            <text:p>1288</text:p>
          </table:table-cell>
          <table:table-cell table:formula="of:=([.B225]/[.$F$1])" office:value-type="float" office:value="0.00071369716743125" calcext:value-type="float">
            <text:p>0.000713697167431</text:p>
          </table:table-cell>
          <table:table-cell table:formula="of:=([.$H$11]/([.E225]+[.$I$11])^[.$J$11])" office:value-type="float" office:value="0.0852607618241667" calcext:value-type="float">
            <text:p>0.085260761824167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225]^2" office:value-type="float" office:value="0.00726939750683728" calcext:value-type="float">
            <text:p>0.0072693975068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nd</text:p>
          </table:table-cell>
          <table:table-cell office:value-type="float" office:value="1286" calcext:value-type="float">
            <text:p>1286</text:p>
          </table:table-cell>
          <table:table-cell table:formula="of:=([.B226]/[.$F$1])" office:value-type="float" office:value="0.000712588942015984" calcext:value-type="float">
            <text:p>0.000712588942016</text:p>
          </table:table-cell>
          <table:table-cell table:formula="of:=([.$H$11]/([.E226]+[.$I$11])^[.$J$11])" office:value-type="float" office:value="0.0849281046358877" calcext:value-type="float">
            <text:p>0.084928104635888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226]^2" office:value-type="float" office:value="0.0072127829570443" calcext:value-type="float">
            <text:p>0.0072127829570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veral</text:p>
          </table:table-cell>
          <table:table-cell office:value-type="float" office:value="1280" calcext:value-type="float">
            <text:p>1280</text:p>
          </table:table-cell>
          <table:table-cell table:formula="of:=([.B227]/[.$F$1])" office:value-type="float" office:value="0.000709264265770186" calcext:value-type="float">
            <text:p>0.00070926426577</text:p>
          </table:table-cell>
          <table:table-cell table:formula="of:=([.$H$11]/([.E227]+[.$I$11])^[.$J$11])" office:value-type="float" office:value="0.0845982080166163" calcext:value-type="float">
            <text:p>0.08459820801661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D227]^2" office:value-type="float" office:value="0.00715685679962268" calcext:value-type="float">
            <text:p>0.0071568567996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uring</text:p>
          </table:table-cell>
          <table:table-cell office:value-type="float" office:value="1274" calcext:value-type="float">
            <text:p>1274</text:p>
          </table:table-cell>
          <table:table-cell table:formula="of:=([.B228]/[.$F$1])" office:value-type="float" office:value="0.000705939589524388" calcext:value-type="float">
            <text:p>0.000705939589524</text:p>
          </table:table-cell>
          <table:table-cell table:formula="of:=([.$H$11]/([.E228]+[.$I$11])^[.$J$11])" office:value-type="float" office:value="0.0842710370264073" calcext:value-type="float">
            <text:p>0.084271037026407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D228]^2" office:value-type="float" office:value="0.0071016076815061" calcext:value-type="float">
            <text:p>0.0071016076815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r</text:p>
          </table:table-cell>
          <table:table-cell office:value-type="float" office:value="1271" calcext:value-type="float">
            <text:p>1271</text:p>
          </table:table-cell>
          <table:table-cell table:formula="of:=([.B229]/[.$F$1])" office:value-type="float" office:value="0.00070427725140149" calcext:value-type="float">
            <text:p>0.000704277251401</text:p>
          </table:table-cell>
          <table:table-cell table:formula="of:=([.$H$11]/([.E229]+[.$I$11])^[.$J$11])" office:value-type="float" office:value="0.0839465573184877" calcext:value-type="float">
            <text:p>0.083946557318488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D229]^2" office:value-type="float" office:value="0.00704702448562614" calcext:value-type="float">
            <text:p>0.0070470244856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my</text:p>
          </table:table-cell>
          <table:table-cell office:value-type="float" office:value="1269" calcext:value-type="float">
            <text:p>1269</text:p>
          </table:table-cell>
          <table:table-cell table:formula="of:=([.B230]/[.$F$1])" office:value-type="float" office:value="0.000703169025986224" calcext:value-type="float">
            <text:p>0.000703169025986</text:p>
          </table:table-cell>
          <table:table-cell table:formula="of:=([.$H$11]/([.E230]+[.$I$11])^[.$J$11])" office:value-type="float" office:value="0.0836247351266464" calcext:value-type="float">
            <text:p>0.083624735126646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D230]^2" office:value-type="float" office:value="0.00699309632500176" calcext:value-type="float">
            <text:p>0.0069930963250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or</text:p>
          </table:table-cell>
          <table:table-cell office:value-type="float" office:value="1267" calcext:value-type="float">
            <text:p>1267</text:p>
          </table:table-cell>
          <table:table-cell table:formula="of:=([.B231]/[.$F$1])" office:value-type="float" office:value="0.000702060800570958" calcext:value-type="float">
            <text:p>0.000702060800571</text:p>
          </table:table-cell>
          <table:table-cell table:formula="of:=([.$H$11]/([.E231]+[.$I$11])^[.$J$11])" office:value-type="float" office:value="0.0833055372529448" calcext:value-type="float">
            <text:p>0.08330553725294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D231]^2" office:value-type="float" office:value="0.00693981253700177" calcext:value-type="float">
            <text:p>0.0069398125370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ne</text:p>
          </table:table-cell>
          <table:table-cell office:value-type="float" office:value="1261" calcext:value-type="float">
            <text:p>1261</text:p>
          </table:table-cell>
          <table:table-cell table:formula="of:=([.B232]/[.$F$1])" office:value-type="float" office:value="0.00069873612432516" calcext:value-type="float">
            <text:p>0.000698736124325</text:p>
          </table:table-cell>
          <table:table-cell table:formula="of:=([.$H$11]/([.E232]+[.$I$11])^[.$J$11])" office:value-type="float" office:value="0.0829889310557404" calcext:value-type="float">
            <text:p>0.08298893105574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D232]^2" office:value-type="float" office:value="0.00688716267777443" calcext:value-type="float">
            <text:p>0.0068871626777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ing</text:p>
          </table:table-cell>
          <table:table-cell office:value-type="float" office:value="1255" calcext:value-type="float">
            <text:p>1255</text:p>
          </table:table-cell>
          <table:table-cell table:formula="of:=([.B233]/[.$F$1])" office:value-type="float" office:value="0.000695411448079362" calcext:value-type="float">
            <text:p>0.000695411448079</text:p>
          </table:table-cell>
          <table:table-cell table:formula="of:=([.$H$11]/([.E233]+[.$I$11])^[.$J$11])" office:value-type="float" office:value="0.0826748844380129" calcext:value-type="float">
            <text:p>0.082674884438013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233]^2" office:value-type="float" office:value="0.00683513651683879" calcext:value-type="float">
            <text:p>0.0068351365168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undred</text:p>
          </table:table-cell>
          <table:table-cell office:value-type="float" office:value="1249" calcext:value-type="float">
            <text:p>1249</text:p>
          </table:table-cell>
          <table:table-cell table:formula="of:=([.B234]/[.$F$1])" office:value-type="float" office:value="0.000692086771833564" calcext:value-type="float">
            <text:p>0.000692086771834</text:p>
          </table:table-cell>
          <table:table-cell table:formula="of:=([.$H$11]/([.E234]+[.$I$11])^[.$J$11])" office:value-type="float" office:value="0.0823633658359839" calcext:value-type="float">
            <text:p>0.082363365835984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D234]^2" office:value-type="float" office:value="0.00678372403183213" calcext:value-type="float">
            <text:p>0.0067837240318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te</text:p>
          </table:table-cell>
          <table:table-cell office:value-type="float" office:value="1248" calcext:value-type="float">
            <text:p>1248</text:p>
          </table:table-cell>
          <table:table-cell table:formula="of:=([.B235]/[.$F$1])" office:value-type="float" office:value="0.000691532659125932" calcext:value-type="float">
            <text:p>0.000691532659126</text:p>
          </table:table-cell>
          <table:table-cell table:formula="of:=([.$H$11]/([.E235]+[.$I$11])^[.$J$11])" office:value-type="float" office:value="0.0820543442080226" calcext:value-type="float">
            <text:p>0.082054344208023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D235]^2" office:value-type="float" office:value="0.00673291540340865" calcext:value-type="float">
            <text:p>0.0067329154034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de</text:p>
          </table:table-cell>
          <table:table-cell office:value-type="float" office:value="1233" calcext:value-type="float">
            <text:p>1233</text:p>
          </table:table-cell>
          <table:table-cell table:formula="of:=([.B236]/[.$F$1])" office:value-type="float" office:value="0.000683220968511437" calcext:value-type="float">
            <text:p>0.000683220968511</text:p>
          </table:table-cell>
          <table:table-cell table:formula="of:=([.$H$11]/([.E236]+[.$I$11])^[.$J$11])" office:value-type="float" office:value="0.0817477890238274" calcext:value-type="float">
            <text:p>0.081747789023827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D236]^2" office:value-type="float" office:value="0.00668270101028419" calcext:value-type="float">
            <text:p>0.0066827010102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y</text:p>
          </table:table-cell>
          <table:table-cell office:value-type="float" office:value="1215" calcext:value-type="float">
            <text:p>1215</text:p>
          </table:table-cell>
          <table:table-cell table:formula="of:=([.B237]/[.$F$1])" office:value-type="float" office:value="0.000673246939774044" calcext:value-type="float">
            <text:p>0.000673246939774</text:p>
          </table:table-cell>
          <table:table-cell table:formula="of:=([.$H$11]/([.E237]+[.$I$11])^[.$J$11])" office:value-type="float" office:value="0.0814436702538777" calcext:value-type="float">
            <text:p>0.081443670253878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D237]^2" office:value-type="float" office:value="0.00663307142442236" calcext:value-type="float">
            <text:p>0.0066330714244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ose</text:p>
          </table:table-cell>
          <table:table-cell office:value-type="float" office:value="1201" calcext:value-type="float">
            <text:p>1201</text:p>
          </table:table-cell>
          <table:table-cell table:formula="of:=([.B238]/[.$F$1])" office:value-type="float" office:value="0.000665489361867182" calcext:value-type="float">
            <text:p>0.000665489361867</text:p>
          </table:table-cell>
          <table:table-cell table:formula="of:=([.$H$11]/([.E238]+[.$I$11])^[.$J$11])" office:value-type="float" office:value="0.0811419583591457" calcext:value-type="float">
            <text:p>0.08114195835914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D238]^2" office:value-type="float" office:value="0.00658401740635733" calcext:value-type="float">
            <text:p>0.0065840174063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t</text:p>
          </table:table-cell>
          <table:table-cell office:value-type="float" office:value="1196" calcext:value-type="float">
            <text:p>1196</text:p>
          </table:table-cell>
          <table:table-cell table:formula="of:=([.B239]/[.$F$1])" office:value-type="float" office:value="0.000662718798329018" calcext:value-type="float">
            <text:p>0.000662718798329</text:p>
          </table:table-cell>
          <table:table-cell table:formula="of:=([.$H$11]/([.E239]+[.$I$11])^[.$J$11])" office:value-type="float" office:value="0.0808426242810626" calcext:value-type="float">
            <text:p>0.080842624281063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D239]^2" office:value-type="float" office:value="0.00653552990064904" calcext:value-type="float">
            <text:p>0.0065355299006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ment</text:p>
          </table:table-cell>
          <table:table-cell office:value-type="float" office:value="1196" calcext:value-type="float">
            <text:p>1196</text:p>
          </table:table-cell>
          <table:table-cell table:formula="of:=([.B240]/[.$F$1])" office:value-type="float" office:value="0.000662718798329018" calcext:value-type="float">
            <text:p>0.000662718798329</text:p>
          </table:table-cell>
          <table:table-cell table:formula="of:=([.$H$11]/([.E240]+[.$I$11])^[.$J$11])" office:value-type="float" office:value="0.0805456394317303" calcext:value-type="float">
            <text:p>0.08054563943173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D240]^2" office:value-type="float" office:value="0.0064876000314663" calcext:value-type="float">
            <text:p>0.0064876000314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int</text:p>
          </table:table-cell>
          <table:table-cell office:value-type="float" office:value="1192" calcext:value-type="float">
            <text:p>1192</text:p>
          </table:table-cell>
          <table:table-cell table:formula="of:=([.B241]/[.$F$1])" office:value-type="float" office:value="0.000660502347498486" calcext:value-type="float">
            <text:p>0.000660502347498</text:p>
          </table:table-cell>
          <table:table-cell table:formula="of:=([.$H$11]/([.E241]+[.$I$11])^[.$J$11])" office:value-type="float" office:value="0.0802509756843732" calcext:value-type="float">
            <text:p>0.080250975684373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241]^2" office:value-type="float" office:value="0.00644021909829386" calcext:value-type="float">
            <text:p>0.0064402190982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wen</text:p>
          </table:table-cell>
          <table:table-cell office:value-type="float" office:value="1185" calcext:value-type="float">
            <text:p>1185</text:p>
          </table:table-cell>
          <table:table-cell table:formula="of:=([.B242]/[.$F$1])" office:value-type="float" office:value="0.000656623558545055" calcext:value-type="float">
            <text:p>0.000656623558545</text:p>
          </table:table-cell>
          <table:table-cell table:formula="of:=([.$H$11]/([.E242]+[.$I$11])^[.$J$11])" office:value-type="float" office:value="0.079958605364022" calcext:value-type="float">
            <text:p>0.079958605364022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D242]^2" office:value-type="float" office:value="0.00639337857175941" calcext:value-type="float">
            <text:p>0.0063933785717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d</text:p>
          </table:table-cell>
          <table:table-cell office:value-type="float" office:value="1182" calcext:value-type="float">
            <text:p>1182</text:p>
          </table:table-cell>
          <table:table-cell table:formula="of:=([.B243]/[.$F$1])" office:value-type="float" office:value="0.000654961220422156" calcext:value-type="float">
            <text:p>0.000654961220422</text:p>
          </table:table-cell>
          <table:table-cell table:formula="of:=([.$H$11]/([.E243]+[.$I$11])^[.$J$11])" office:value-type="float" office:value="0.0796685012384231" calcext:value-type="float">
            <text:p>0.079668501238423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D243]^2" office:value-type="float" office:value="0.00634707008957663" calcext:value-type="float">
            <text:p>0.0063470700895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ght</text:p>
          </table:table-cell>
          <table:table-cell office:value-type="float" office:value="1177" calcext:value-type="float">
            <text:p>1177</text:p>
          </table:table-cell>
          <table:table-cell table:formula="of:=([.B244]/[.$F$1])" office:value-type="float" office:value="0.000652190656883992" calcext:value-type="float">
            <text:p>0.000652190656884</text:p>
          </table:table-cell>
          <table:table-cell table:formula="of:=([.$H$11]/([.E244]+[.$I$11])^[.$J$11])" office:value-type="float" office:value="0.0793806365091681" calcext:value-type="float">
            <text:p>0.079380636509168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D244]^2" office:value-type="float" office:value="0.00630128545260068" calcext:value-type="float">
            <text:p>0.0063012854526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rge</text:p>
          </table:table-cell>
          <table:table-cell office:value-type="float" office:value="1170" calcext:value-type="float">
            <text:p>1170</text:p>
          </table:table-cell>
          <table:table-cell table:formula="of:=([.B245]/[.$F$1])" office:value-type="float" office:value="0.000648311867930561" calcext:value-type="float">
            <text:p>0.000648311867931</text:p>
          </table:table-cell>
          <table:table-cell table:formula="of:=([.$H$11]/([.E245]+[.$I$11])^[.$J$11])" office:value-type="float" office:value="0.0790949848030361" calcext:value-type="float">
            <text:p>0.079094984803036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D245]^2" office:value-type="float" office:value="0.00625601662099251" calcext:value-type="float">
            <text:p>0.0062560166209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ct</text:p>
          </table:table-cell>
          <table:table-cell office:value-type="float" office:value="1169" calcext:value-type="float">
            <text:p>1169</text:p>
          </table:table-cell>
          <table:table-cell table:formula="of:=([.B246]/[.$F$1])" office:value-type="float" office:value="0.000647757755222928" calcext:value-type="float">
            <text:p>0.000647757755223</text:p>
          </table:table-cell>
          <table:table-cell table:formula="of:=([.$H$11]/([.E246]+[.$I$11])^[.$J$11])" office:value-type="float" office:value="0.0788115201635435" calcext:value-type="float">
            <text:p>0.078811520163544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D246]^2" office:value-type="float" office:value="0.00621125571048862" calcext:value-type="float">
            <text:p>0.0062112557104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nds</text:p>
          </table:table-cell>
          <table:table-cell office:value-type="float" office:value="1163" calcext:value-type="float">
            <text:p>1163</text:p>
          </table:table-cell>
          <table:table-cell table:formula="of:=([.B247]/[.$F$1])" office:value-type="float" office:value="0.00064443307897713" calcext:value-type="float">
            <text:p>0.000644433078977</text:p>
          </table:table-cell>
          <table:table-cell table:formula="of:=([.$H$11]/([.E247]+[.$I$11])^[.$J$11])" office:value-type="float" office:value="0.0785302170426953" calcext:value-type="float">
            <text:p>0.078530217042695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D247]^2" office:value-type="float" office:value="0.00616699498877283" calcext:value-type="float">
            <text:p>0.0061669949887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mall</text:p>
          </table:table-cell>
          <table:table-cell office:value-type="float" office:value="1160" calcext:value-type="float">
            <text:p>1160</text:p>
          </table:table-cell>
          <table:table-cell table:formula="of:=([.B248]/[.$F$1])" office:value-type="float" office:value="0.000642770740854231" calcext:value-type="float">
            <text:p>0.000642770740854</text:p>
          </table:table-cell>
          <table:table-cell table:formula="of:=([.$H$11]/([.E248]+[.$I$11])^[.$J$11])" office:value-type="float" office:value="0.0782510502929324" calcext:value-type="float">
            <text:p>0.078251050292933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248]^2" office:value-type="float" office:value="0.00612322687194704" calcext:value-type="float">
            <text:p>0.0061232268719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xt</text:p>
          </table:table-cell>
          <table:table-cell office:value-type="float" office:value="1160" calcext:value-type="float">
            <text:p>1160</text:p>
          </table:table-cell>
          <table:table-cell table:formula="of:=([.B249]/[.$F$1])" office:value-type="float" office:value="0.000642770740854231" calcext:value-type="float">
            <text:p>0.000642770740854</text:p>
          </table:table-cell>
          <table:table-cell table:formula="of:=([.$H$11]/([.E249]+[.$I$11])^[.$J$11])" office:value-type="float" office:value="0.0779739951592695" calcext:value-type="float">
            <text:p>0.07797399515927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D249]^2" office:value-type="float" office:value="0.00607994392109778" calcext:value-type="float">
            <text:p>0.0060799439210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der</text:p>
          </table:table-cell>
          <table:table-cell office:value-type="float" office:value="1153" calcext:value-type="float">
            <text:p>1153</text:p>
          </table:table-cell>
          <table:table-cell table:formula="of:=([.B250]/[.$F$1])" office:value-type="float" office:value="0.000638891951900801" calcext:value-type="float">
            <text:p>0.000638891951901</text:p>
          </table:table-cell>
          <table:table-cell table:formula="of:=([.$H$11]/([.E250]+[.$I$11])^[.$J$11])" office:value-type="float" office:value="0.0776990272716176" calcext:value-type="float">
            <text:p>0.07769902727161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D250]^2" office:value-type="float" office:value="0.00603713883895558" calcext:value-type="float">
            <text:p>0.0060371388389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ss</text:p>
          </table:table-cell>
          <table:table-cell office:value-type="float" office:value="1152" calcext:value-type="float">
            <text:p>1152</text:p>
          </table:table-cell>
          <table:table-cell table:formula="of:=([.B251]/[.$F$1])" office:value-type="float" office:value="0.000638337839193168" calcext:value-type="float">
            <text:p>0.000638337839193</text:p>
          </table:table-cell>
          <table:table-cell table:formula="of:=([.$H$11]/([.E251]+[.$I$11])^[.$J$11])" office:value-type="float" office:value="0.0774261226372879" calcext:value-type="float">
            <text:p>0.077426122637288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251]^2" office:value-type="float" office:value="0.00599480446664435" calcext:value-type="float">
            <text:p>0.0059948044666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und</text:p>
          </table:table-cell>
          <table:table-cell office:value-type="float" office:value="1147" calcext:value-type="float">
            <text:p>1147</text:p>
          </table:table-cell>
          <table:table-cell table:formula="of:=([.B252]/[.$F$1])" office:value-type="float" office:value="0.000635567275655003" calcext:value-type="float">
            <text:p>0.000635567275655</text:p>
          </table:table-cell>
          <table:table-cell table:formula="of:=([.$H$11]/([.E252]+[.$I$11])^[.$J$11])" office:value-type="float" office:value="0.0771552576336696" calcext:value-type="float">
            <text:p>0.07715525763367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D252]^2" office:value-type="float" office:value="0.00595293378051794" calcext:value-type="float">
            <text:p>0.0059529337805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thin</text:p>
          </table:table-cell>
          <table:table-cell office:value-type="float" office:value="1147" calcext:value-type="float">
            <text:p>1147</text:p>
          </table:table-cell>
          <table:table-cell table:formula="of:=([.B253]/[.$F$1])" office:value-type="float" office:value="0.000635567275655003" calcext:value-type="float">
            <text:p>0.000635567275655</text:p>
          </table:table-cell>
          <table:table-cell table:formula="of:=([.$H$11]/([.E253]+[.$I$11])^[.$J$11])" office:value-type="float" office:value="0.0768864090010792" calcext:value-type="float">
            <text:p>0.076886409001079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D253]^2" office:value-type="float" office:value="0.00591151988908124" calcext:value-type="float">
            <text:p>0.0059115198890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ar</text:p>
          </table:table-cell>
          <table:table-cell office:value-type="float" office:value="1146" calcext:value-type="float">
            <text:p>1146</text:p>
          </table:table-cell>
          <table:table-cell table:formula="of:=([.B254]/[.$F$1])" office:value-type="float" office:value="0.00063501316294737" calcext:value-type="float">
            <text:p>0.000635013162947</text:p>
          </table:table-cell>
          <table:table-cell table:formula="of:=([.$H$11]/([.E254]+[.$I$11])^[.$J$11])" office:value-type="float" office:value="0.0766195538357751" calcext:value-type="float">
            <text:p>0.07661955383577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D254]^2" office:value-type="float" office:value="0.00587055602999323" calcext:value-type="float">
            <text:p>0.0058705560299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nown</text:p>
          </table:table-cell>
          <table:table-cell office:value-type="float" office:value="1145" calcext:value-type="float">
            <text:p>1145</text:p>
          </table:table-cell>
          <table:table-cell table:formula="of:=([.B255]/[.$F$1])" office:value-type="float" office:value="0.000634459050239737" calcext:value-type="float">
            <text:p>0.00063445905024</text:p>
          </table:table-cell>
          <table:table-cell table:formula="of:=([.$H$11]/([.E255]+[.$I$11])^[.$J$11])" office:value-type="float" office:value="0.0763546695831334" calcext:value-type="float">
            <text:p>0.076354669583133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D255]^2" office:value-type="float" office:value="0.00583003556714947" calcext:value-type="float">
            <text:p>0.005830035567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ds</text:p>
          </table:table-cell>
          <table:table-cell office:value-type="float" office:value="1140" calcext:value-type="float">
            <text:p>1140</text:p>
          </table:table-cell>
          <table:table-cell table:formula="of:=([.B256]/[.$F$1])" office:value-type="float" office:value="0.000631688486701572" calcext:value-type="float">
            <text:p>0.000631688486702</text:p>
          </table:table-cell>
          <table:table-cell table:formula="of:=([.$H$11]/([.E256]+[.$I$11])^[.$J$11])" office:value-type="float" office:value="0.0760917340309816" calcext:value-type="float">
            <text:p>0.07609173403098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256]^2" office:value-type="float" office:value="0.00578995198784165" calcext:value-type="float">
            <text:p>0.0057899519878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d</text:p>
          </table:table-cell>
          <table:table-cell office:value-type="float" office:value="1139" calcext:value-type="float">
            <text:p>1139</text:p>
          </table:table-cell>
          <table:table-cell table:formula="of:=([.B257]/[.$F$1])" office:value-type="float" office:value="0.000631134373993939" calcext:value-type="float">
            <text:p>0.000631134373994</text:p>
          </table:table-cell>
          <table:table-cell table:formula="of:=([.$H$11]/([.E257]+[.$I$11])^[.$J$11])" office:value-type="float" office:value="0.0758307253030842" calcext:value-type="float">
            <text:p>0.07583072530308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D257]^2" office:value-type="float" office:value="0.00575029889999182" calcext:value-type="float">
            <text:p>0.005750298899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h</text:p>
          </table:table-cell>
          <table:table-cell office:value-type="float" office:value="1129" calcext:value-type="float">
            <text:p>1129</text:p>
          </table:table-cell>
          <table:table-cell table:formula="of:=([.B258]/[.$F$1])" office:value-type="float" office:value="0.00062559324691761" calcext:value-type="float">
            <text:p>0.000625593246918</text:p>
          </table:table-cell>
          <table:table-cell table:formula="of:=([.$H$11]/([.E258]+[.$I$11])^[.$J$11])" office:value-type="float" office:value="0.0755716218527771" calcext:value-type="float">
            <text:p>0.075571621852777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D258]^2" office:value-type="float" office:value="0.00571107002945914" calcext:value-type="float">
            <text:p>0.0057110700294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tes</text:p>
          </table:table-cell>
          <table:table-cell office:value-type="float" office:value="1128" calcext:value-type="float">
            <text:p>1128</text:p>
          </table:table-cell>
          <table:table-cell table:formula="of:=([.B259]/[.$F$1])" office:value-type="float" office:value="0.000625039134209977" calcext:value-type="float">
            <text:p>0.00062503913421</text:p>
          </table:table-cell>
          <table:table-cell table:formula="of:=([.$H$11]/([.E259]+[.$I$11])^[.$J$11])" office:value-type="float" office:value="0.0753144024567475" calcext:value-type="float">
            <text:p>0.075314402456748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D259]^2" office:value-type="float" office:value="0.00567225921741693" calcext:value-type="float">
            <text:p>0.0056722592174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til</text:p>
          </table:table-cell>
          <table:table-cell office:value-type="float" office:value="1127" calcext:value-type="float">
            <text:p>1127</text:p>
          </table:table-cell>
          <table:table-cell table:formula="of:=([.B260]/[.$F$1])" office:value-type="float" office:value="0.000624485021502344" calcext:value-type="float">
            <text:p>0.000624485021502</text:p>
          </table:table-cell>
          <table:table-cell table:formula="of:=([.$H$11]/([.E260]+[.$I$11])^[.$J$11])" office:value-type="float" office:value="0.0750590462089537" calcext:value-type="float">
            <text:p>0.075059046208954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D260]^2" office:value-type="float" office:value="0.00563386041779785" calcext:value-type="float">
            <text:p>0.0056338604177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ture</text:p>
          </table:table-cell>
          <table:table-cell office:value-type="float" office:value="1126" calcext:value-type="float">
            <text:p>1126</text:p>
          </table:table-cell>
          <table:table-cell table:formula="of:=([.B261]/[.$F$1])" office:value-type="float" office:value="0.000623930908794711" calcext:value-type="float">
            <text:p>0.000623930908795</text:p>
          </table:table-cell>
          <table:table-cell table:formula="of:=([.$H$11]/([.E261]+[.$I$11])^[.$J$11])" office:value-type="float" office:value="0.0748055325146832" calcext:value-type="float">
            <text:p>0.074805532514683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D261]^2" office:value-type="float" office:value="0.00559586769480532" calcext:value-type="float">
            <text:p>0.0055958676948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usand</text:p>
          </table:table-cell>
          <table:table-cell office:value-type="float" office:value="1123" calcext:value-type="float">
            <text:p>1123</text:p>
          </table:table-cell>
          <table:table-cell table:formula="of:=([.B262]/[.$F$1])" office:value-type="float" office:value="0.000622268570671812" calcext:value-type="float">
            <text:p>0.000622268570672</text:p>
          </table:table-cell>
          <table:table-cell table:formula="of:=([.$H$11]/([.E262]+[.$I$11])^[.$J$11])" office:value-type="float" office:value="0.0745538410847432" calcext:value-type="float">
            <text:p>0.074553841084743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D262]^2" office:value-type="float" office:value="0.00555827522048915" calcext:value-type="float">
            <text:p>0.0055582752204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ur</text:p>
          </table:table-cell>
          <table:table-cell office:value-type="float" office:value="1123" calcext:value-type="float">
            <text:p>1123</text:p>
          </table:table-cell>
          <table:table-cell table:formula="of:=([.B263]/[.$F$1])" office:value-type="float" office:value="0.000622268570671812" calcext:value-type="float">
            <text:p>0.000622268570672</text:p>
          </table:table-cell>
          <table:table-cell table:formula="of:=([.$H$11]/([.E263]+[.$I$11])^[.$J$11])" office:value-type="float" office:value="0.0743039519297825" calcext:value-type="float">
            <text:p>0.074303951929783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D263]^2" office:value-type="float" office:value="0.00552107727238343" calcext:value-type="float">
            <text:p>0.0055210772723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most</text:p>
          </table:table-cell>
          <table:table-cell office:value-type="float" office:value="1119" calcext:value-type="float">
            <text:p>1119</text:p>
          </table:table-cell>
          <table:table-cell table:formula="of:=([.B264]/[.$F$1])" office:value-type="float" office:value="0.00062005211984128" calcext:value-type="float">
            <text:p>0.000620052119841</text:p>
          </table:table-cell>
          <table:table-cell table:formula="of:=([.$H$11]/([.E264]+[.$I$11])^[.$J$11])" office:value-type="float" office:value="0.0740558453547389" calcext:value-type="float">
            <text:p>0.074055845354739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D264]^2" office:value-type="float" office:value="0.005484268231205" calcext:value-type="float">
            <text:p>0.005484268231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r</text:p>
          </table:table-cell>
          <table:table-cell office:value-type="float" office:value="1118" calcext:value-type="float">
            <text:p>1118</text:p>
          </table:table-cell>
          <table:table-cell table:formula="of:=([.B265]/[.$F$1])" office:value-type="float" office:value="0.000619498007133647" calcext:value-type="float">
            <text:p>0.000619498007134</text:p>
          </table:table-cell>
          <table:table-cell table:formula="of:=([.$H$11]/([.E265]+[.$I$11])^[.$J$11])" office:value-type="float" office:value="0.0738095019534106" calcext:value-type="float">
            <text:p>0.073809501953411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265]^2" office:value-type="float" office:value="0.00544784257861053" calcext:value-type="float">
            <text:p>0.0054478425786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ss</text:p>
          </table:table-cell>
          <table:table-cell office:value-type="float" office:value="1110" calcext:value-type="float">
            <text:p>1110</text:p>
          </table:table-cell>
          <table:table-cell table:formula="of:=([.B266]/[.$F$1])" office:value-type="float" office:value="0.000615065105472583" calcext:value-type="float">
            <text:p>0.000615065105473</text:p>
          </table:table-cell>
          <table:table-cell table:formula="of:=([.$H$11]/([.E266]+[.$I$11])^[.$J$11])" office:value-type="float" office:value="0.0735649026031482" calcext:value-type="float">
            <text:p>0.073564902603148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D266]^2" office:value-type="float" office:value="0.00541179489501068" calcext:value-type="float">
            <text:p>0.0054117948950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ough</text:p>
          </table:table-cell>
          <table:table-cell office:value-type="float" office:value="1109" calcext:value-type="float">
            <text:p>1109</text:p>
          </table:table-cell>
          <table:table-cell table:formula="of:=([.B267]/[.$F$1])" office:value-type="float" office:value="0.00061451099276495" calcext:value-type="float">
            <text:p>0.000614510992765</text:p>
          </table:table-cell>
          <table:table-cell table:formula="of:=([.$H$11]/([.E267]+[.$I$11])^[.$J$11])" office:value-type="float" office:value="0.0733220284596627" calcext:value-type="float">
            <text:p>0.073322028459663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D267]^2" office:value-type="float" office:value="0.00537611985743959" calcext:value-type="float">
            <text:p>0.005376119857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nnot</text:p>
          </table:table-cell>
          <table:table-cell office:value-type="float" office:value="1109" calcext:value-type="float">
            <text:p>1109</text:p>
          </table:table-cell>
          <table:table-cell table:formula="of:=([.B268]/[.$F$1])" office:value-type="float" office:value="0.00061451099276495" calcext:value-type="float">
            <text:p>0.000614510992765</text:p>
          </table:table-cell>
          <table:table-cell table:formula="of:=([.$H$11]/([.E268]+[.$I$11])^[.$J$11])" office:value-type="float" office:value="0.0730808609519487" calcext:value-type="float">
            <text:p>0.073080860951949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D268]^2" office:value-type="float" office:value="0.00534081223747806" calcext:value-type="float">
            <text:p>0.005340812237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ertain</text:p>
          </table:table-cell>
          <table:table-cell office:value-type="float" office:value="1109" calcext:value-type="float">
            <text:p>1109</text:p>
          </table:table-cell>
          <table:table-cell table:formula="of:=([.B269]/[.$F$1])" office:value-type="float" office:value="0.00061451099276495" calcext:value-type="float">
            <text:p>0.000614510992765</text:p>
          </table:table-cell>
          <table:table-cell table:formula="of:=([.$H$11]/([.E269]+[.$I$11])^[.$J$11])" office:value-type="float" office:value="0.072841381777318" calcext:value-type="float">
            <text:p>0.072841381777318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D269]^2" office:value-type="float" office:value="0.00530586689922899" calcext:value-type="float">
            <text:p>0.0053058668992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m</text:p>
          </table:table-cell>
          <table:table-cell office:value-type="float" office:value="1101" calcext:value-type="float">
            <text:p>1101</text:p>
          </table:table-cell>
          <table:table-cell table:formula="of:=([.B270]/[.$F$1])" office:value-type="float" office:value="0.000610078091103887" calcext:value-type="float">
            <text:p>0.000610078091104</text:p>
          </table:table-cell>
          <table:table-cell table:formula="of:=([.$H$11]/([.E270]+[.$I$11])^[.$J$11])" office:value-type="float" office:value="0.0726035728965422" calcext:value-type="float">
            <text:p>0.072603572896542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D270]^2" office:value-type="float" office:value="0.00527127879734351" calcext:value-type="float">
            <text:p>0.0052712787973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ys</text:p>
          </table:table-cell>
          <table:table-cell office:value-type="float" office:value="1101" calcext:value-type="float">
            <text:p>1101</text:p>
          </table:table-cell>
          <table:table-cell table:formula="of:=([.B271]/[.$F$1])" office:value-type="float" office:value="0.000610078091103887" calcext:value-type="float">
            <text:p>0.000610078091104</text:p>
          </table:table-cell>
          <table:table-cell table:formula="of:=([.$H$11]/([.E271]+[.$I$11])^[.$J$11])" office:value-type="float" office:value="0.0723674165291" calcext:value-type="float">
            <text:p>0.0723674165291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D271]^2" office:value-type="float" office:value="0.00523704297509626" calcext:value-type="float">
            <text:p>0.0052370429750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yself</text:p>
          </table:table-cell>
          <table:table-cell office:value-type="float" office:value="1100" calcext:value-type="float">
            <text:p>1100</text:p>
          </table:table-cell>
          <table:table-cell table:formula="of:=([.B272]/[.$F$1])" office:value-type="float" office:value="0.000609523978396254" calcext:value-type="float">
            <text:p>0.000609523978396</text:p>
          </table:table-cell>
          <table:table-cell table:formula="of:=([.$H$11]/([.E272]+[.$I$11])^[.$J$11])" office:value-type="float" office:value="0.0721328951485286" calcext:value-type="float">
            <text:p>0.072132895148529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D272]^2" office:value-type="float" office:value="0.00520315456250863" calcext:value-type="float">
            <text:p>0.0052031545625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oice</text:p>
          </table:table-cell>
          <table:table-cell office:value-type="float" office:value="1099" calcext:value-type="float">
            <text:p>1099</text:p>
          </table:table-cell>
          <table:table-cell table:formula="of:=([.B273]/[.$F$1])" office:value-type="float" office:value="0.000608969865688621" calcext:value-type="float">
            <text:p>0.000608969865689</text:p>
          </table:table-cell>
          <table:table-cell table:formula="of:=([.$H$11]/([.E273]+[.$I$11])^[.$J$11])" office:value-type="float" office:value="0.0718999914778742" calcext:value-type="float">
            <text:p>0.071899991477874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D273]^2" office:value-type="float" office:value="0.00516960877451838" calcext:value-type="float">
            <text:p>0.0051696087745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ther</text:p>
          </table:table-cell>
          <table:table-cell office:value-type="float" office:value="1096" calcext:value-type="float">
            <text:p>1096</text:p>
          </table:table-cell>
          <table:table-cell table:formula="of:=([.B274]/[.$F$1])" office:value-type="float" office:value="0.000607307527565722" calcext:value-type="float">
            <text:p>0.000607307527566</text:p>
          </table:table-cell>
          <table:table-cell table:formula="of:=([.$H$11]/([.E274]+[.$I$11])^[.$J$11])" office:value-type="float" office:value="0.0716686884852407" calcext:value-type="float">
            <text:p>0.071668688485241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D274]^2" office:value-type="float" office:value="0.00513640090919447" calcext:value-type="float">
            <text:p>0.0051364009091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mething</text:p>
          </table:table-cell>
          <table:table-cell office:value-type="float" office:value="1090" calcext:value-type="float">
            <text:p>1090</text:p>
          </table:table-cell>
          <table:table-cell table:formula="of:=([.B275]/[.$F$1])" office:value-type="float" office:value="0.000603982851319924" calcext:value-type="float">
            <text:p>0.00060398285132</text:p>
          </table:table-cell>
          <table:table-cell table:formula="of:=([.$H$11]/([.E275]+[.$I$11])^[.$J$11])" office:value-type="float" office:value="0.0714389693794344" calcext:value-type="float">
            <text:p>0.07143896937943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D275]^2" office:value-type="float" office:value="0.00510352634599577" calcext:value-type="float">
            <text:p>0.005103526345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ve</text:p>
          </table:table-cell>
          <table:table-cell office:value-type="float" office:value="1088" calcext:value-type="float">
            <text:p>1088</text:p>
          </table:table-cell>
          <table:table-cell table:formula="of:=([.B276]/[.$F$1])" office:value-type="float" office:value="0.000602874625904658" calcext:value-type="float">
            <text:p>0.000602874625905</text:p>
          </table:table-cell>
          <table:table-cell table:formula="of:=([.$H$11]/([.E276]+[.$I$11])^[.$J$11])" office:value-type="float" office:value="0.0712108176057009" calcext:value-type="float">
            <text:p>0.071210817605701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D276]^2" office:value-type="float" office:value="0.0050709805440724" calcext:value-type="float">
            <text:p>0.0050709805440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om</text:p>
          </table:table-cell>
          <table:table-cell office:value-type="float" office:value="1086" calcext:value-type="float">
            <text:p>1086</text:p>
          </table:table-cell>
          <table:table-cell table:formula="of:=([.B277]/[.$F$1])" office:value-type="float" office:value="0.000601766400489392" calcext:value-type="float">
            <text:p>0.000601766400489</text:p>
          </table:table-cell>
          <table:table-cell table:formula="of:=([.$H$11]/([.E277]+[.$I$11])^[.$J$11])" office:value-type="float" office:value="0.0709842168415523" calcext:value-type="float">
            <text:p>0.07098421684155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D277]^2" office:value-type="float" office:value="0.00503875904060852" calcext:value-type="float">
            <text:p>0.0050387590406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re</text:p>
          </table:table-cell>
          <table:table-cell office:value-type="float" office:value="1084" calcext:value-type="float">
            <text:p>1084</text:p>
          </table:table-cell>
          <table:table-cell table:formula="of:=([.B278]/[.$F$1])" office:value-type="float" office:value="0.000600658175074126" calcext:value-type="float">
            <text:p>0.000600658175074</text:p>
          </table:table-cell>
          <table:table-cell table:formula="of:=([.$H$11]/([.E278]+[.$I$11])^[.$J$11])" office:value-type="float" office:value="0.0707591509926842" calcext:value-type="float">
            <text:p>0.070759150992684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D278]^2" office:value-type="float" office:value="0.00500685744920548" calcext:value-type="float">
            <text:p>0.005006857449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es</text:p>
          </table:table-cell>
          <table:table-cell office:value-type="float" office:value="1082" calcext:value-type="float">
            <text:p>1082</text:p>
          </table:table-cell>
          <table:table-cell table:formula="of:=([.B279]/[.$F$1])" office:value-type="float" office:value="0.000599549949658861" calcext:value-type="float">
            <text:p>0.000599549949659</text:p>
          </table:table-cell>
          <table:table-cell table:formula="of:=([.$H$11]/([.E279]+[.$I$11])^[.$J$11])" office:value-type="float" office:value="0.0705356041889772" calcext:value-type="float">
            <text:p>0.070535604188977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D279]^2" office:value-type="float" office:value="0.00497527145830406" calcext:value-type="float">
            <text:p>0.0049752714583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rt</text:p>
          </table:table-cell>
          <table:table-cell office:value-type="float" office:value="1077" calcext:value-type="float">
            <text:p>1077</text:p>
          </table:table-cell>
          <table:table-cell table:formula="of:=([.B280]/[.$F$1])" office:value-type="float" office:value="0.000596779386120696" calcext:value-type="float">
            <text:p>0.000596779386121</text:p>
          </table:table-cell>
          <table:table-cell table:formula="of:=([.$H$11]/([.E280]+[.$I$11])^[.$J$11])" office:value-type="float" office:value="0.070313560780584" calcext:value-type="float">
            <text:p>0.070313560780584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D280]^2" office:value-type="float" office:value="0.00494399682964487" calcext:value-type="float">
            <text:p>0.0049439968296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ve</text:p>
          </table:table-cell>
          <table:table-cell office:value-type="float" office:value="1077" calcext:value-type="float">
            <text:p>1077</text:p>
          </table:table-cell>
          <table:table-cell table:formula="of:=([.B281]/[.$F$1])" office:value-type="float" office:value="0.000596779386120696" calcext:value-type="float">
            <text:p>0.000596779386121</text:p>
          </table:table-cell>
          <table:table-cell table:formula="of:=([.$H$11]/([.E281]+[.$I$11])^[.$J$11])" office:value-type="float" office:value="0.0700930053340973" calcext:value-type="float">
            <text:p>0.07009300533409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281]^2" office:value-type="float" office:value="0.00491302939676579" calcext:value-type="float">
            <text:p>0.0049130293967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iven</text:p>
          </table:table-cell>
          <table:table-cell office:value-type="float" office:value="1069" calcext:value-type="float">
            <text:p>1069</text:p>
          </table:table-cell>
          <table:table-cell table:formula="of:=([.B282]/[.$F$1])" office:value-type="float" office:value="0.000592346484459632" calcext:value-type="float">
            <text:p>0.00059234648446</text:p>
          </table:table-cell>
          <table:table-cell table:formula="of:=([.$H$11]/([.E282]+[.$I$11])^[.$J$11])" office:value-type="float" office:value="0.0698739226287988" calcext:value-type="float">
            <text:p>0.069873922628799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D282]^2" office:value-type="float" office:value="0.00488236506353536" calcext:value-type="float">
            <text:p>0.0048823650635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ken</text:p>
          </table:table-cell>
          <table:table-cell office:value-type="float" office:value="1064" calcext:value-type="float">
            <text:p>1064</text:p>
          </table:table-cell>
          <table:table-cell table:formula="of:=([.B283]/[.$F$1])" office:value-type="float" office:value="0.000589575920921467" calcext:value-type="float">
            <text:p>0.000589575920921</text:p>
          </table:table-cell>
          <table:table-cell table:formula="of:=([.$H$11]/([.E283]+[.$I$11])^[.$J$11])" office:value-type="float" office:value="0.0696562976529852" calcext:value-type="float">
            <text:p>0.069656297652985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D283]^2" office:value-type="float" office:value="0.00485199980272127" calcext:value-type="float">
            <text:p>0.0048519998027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ave</text:p>
          </table:table-cell>
          <table:table-cell office:value-type="float" office:value="1060" calcext:value-type="float">
            <text:p>1060</text:p>
          </table:table-cell>
          <table:table-cell table:formula="of:=([.B284]/[.$F$1])" office:value-type="float" office:value="0.000587359470090935" calcext:value-type="float">
            <text:p>0.000587359470091</text:p>
          </table:table-cell>
          <table:table-cell table:formula="of:=([.$H$11]/([.E284]+[.$I$11])^[.$J$11])" office:value-type="float" office:value="0.0694401156003713" calcext:value-type="float">
            <text:p>0.069440115600371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D284]^2" office:value-type="float" office:value="0.00482192965459292" calcext:value-type="float">
            <text:p>0.0048219296545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tter</text:p>
          </table:table-cell>
          <table:table-cell office:value-type="float" office:value="1052" calcext:value-type="float">
            <text:p>1052</text:p>
          </table:table-cell>
          <table:table-cell table:formula="of:=([.B285]/[.$F$1])" office:value-type="float" office:value="0.000582926568429872" calcext:value-type="float">
            <text:p>0.00058292656843</text:p>
          </table:table-cell>
          <table:table-cell table:formula="of:=([.$H$11]/([.E285]+[.$I$11])^[.$J$11])" office:value-type="float" office:value="0.0692253618665668" calcext:value-type="float">
            <text:p>0.069225361866567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D285]^2" office:value-type="float" office:value="0.00479215072555712" calcext:value-type="float">
            <text:p>0.0047921507255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oking</text:p>
          </table:table-cell>
          <table:table-cell office:value-type="float" office:value="1049" calcext:value-type="float">
            <text:p>1049</text:p>
          </table:table-cell>
          <table:table-cell table:formula="of:=([.B286]/[.$F$1])" office:value-type="float" office:value="0.000581264230306973" calcext:value-type="float">
            <text:p>0.000581264230307</text:p>
          </table:table-cell>
          <table:table-cell table:formula="of:=([.$H$11]/([.E286]+[.$I$11])^[.$J$11])" office:value-type="float" office:value="0.0690120220456262" calcext:value-type="float">
            <text:p>0.069012022045626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D286]^2" office:value-type="float" office:value="0.004762659186826" calcext:value-type="float">
            <text:p>0.0047626591868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tleman</text:p>
          </table:table-cell>
          <table:table-cell office:value-type="float" office:value="1047" calcext:value-type="float">
            <text:p>1047</text:p>
          </table:table-cell>
          <table:table-cell table:formula="of:=([.B287]/[.$F$1])" office:value-type="float" office:value="0.000580156004891707" calcext:value-type="float">
            <text:p>0.000580156004892</text:p>
          </table:table-cell>
          <table:table-cell table:formula="of:=([.$H$11]/([.E287]+[.$I$11])^[.$J$11])" office:value-type="float" office:value="0.068800081926669" calcext:value-type="float">
            <text:p>0.068800081926669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D287]^2" office:value-type="float" office:value="0.00473345127311636" calcext:value-type="float">
            <text:p>0.004733451273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sked</text:p>
          </table:table-cell>
          <table:table-cell office:value-type="float" office:value="1046" calcext:value-type="float">
            <text:p>1046</text:p>
          </table:table-cell>
          <table:table-cell table:formula="of:=([.B288]/[.$F$1])" office:value-type="float" office:value="0.000579601892184074" calcext:value-type="float">
            <text:p>0.000579601892184</text:p>
          </table:table-cell>
          <table:table-cell table:formula="of:=([.$H$11]/([.E288]+[.$I$11])^[.$J$11])" office:value-type="float" office:value="0.068589527490569" calcext:value-type="float">
            <text:p>0.068589527490569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D288]^2" office:value-type="float" office:value="0.00470452328137952" calcext:value-type="float">
            <text:p>0.004704523281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ill</text:p>
          </table:table-cell>
          <table:table-cell office:value-type="float" office:value="1045" calcext:value-type="float">
            <text:p>1045</text:p>
          </table:table-cell>
          <table:table-cell table:formula="of:=([.B289]/[.$F$1])" office:value-type="float" office:value="0.000579047779476441" calcext:value-type="float">
            <text:p>0.000579047779476</text:p>
          </table:table-cell>
          <table:table-cell table:formula="of:=([.$H$11]/([.E289]+[.$I$11])^[.$J$11])" office:value-type="float" office:value="0.0683803449067118" calcext:value-type="float">
            <text:p>0.068380344906712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289]^2" office:value-type="float" office:value="0.00467587156956086" calcext:value-type="float">
            <text:p>0.0046758715695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ath</text:p>
          </table:table-cell>
          <table:table-cell office:value-type="float" office:value="1040" calcext:value-type="float">
            <text:p>1040</text:p>
          </table:table-cell>
          <table:table-cell table:formula="of:=([.B290]/[.$F$1])" office:value-type="float" office:value="0.000576277215938276" calcext:value-type="float">
            <text:p>0.000576277215938</text:p>
          </table:table-cell>
          <table:table-cell table:formula="of:=([.$H$11]/([.E290]+[.$I$11])^[.$J$11])" office:value-type="float" office:value="0.0681725205298172" calcext:value-type="float">
            <text:p>0.068172520529817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D290]^2" office:value-type="float" office:value="0.00464749255538834" calcext:value-type="float">
            <text:p>0.0046474925553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sent</text:p>
          </table:table-cell>
          <table:table-cell office:value-type="float" office:value="1039" calcext:value-type="float">
            <text:p>1039</text:p>
          </table:table-cell>
          <table:table-cell table:formula="of:=([.B291]/[.$F$1])" office:value-type="float" office:value="0.000575723103230643" calcext:value-type="float">
            <text:p>0.000575723103231</text:p>
          </table:table-cell>
          <table:table-cell table:formula="of:=([.$H$11]/([.E291]+[.$I$11])^[.$J$11])" office:value-type="float" office:value="0.0679660408968264" calcext:value-type="float">
            <text:p>0.067966040896826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291]^2" office:value-type="float" office:value="0.00461938271518908" calcext:value-type="float">
            <text:p>0.0046193827151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ther</text:p>
          </table:table-cell>
          <table:table-cell office:value-type="float" office:value="1034" calcext:value-type="float">
            <text:p>1034</text:p>
          </table:table-cell>
          <table:table-cell table:formula="of:=([.B292]/[.$F$1])" office:value-type="float" office:value="0.000572952539692478" calcext:value-type="float">
            <text:p>0.000572952539692</text:p>
          </table:table-cell>
          <table:table-cell table:formula="of:=([.$H$11]/([.E292]+[.$I$11])^[.$J$11])" office:value-type="float" office:value="0.0677608927238521" calcext:value-type="float">
            <text:p>0.067760892723852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D292]^2" office:value-type="float" office:value="0.0045915385827334" calcext:value-type="float">
            <text:p>0.0045915385827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haps</text:p>
          </table:table-cell>
          <table:table-cell office:value-type="float" office:value="1030" calcext:value-type="float">
            <text:p>1030</text:p>
          </table:table-cell>
          <table:table-cell table:formula="of:=([.B293]/[.$F$1])" office:value-type="float" office:value="0.000570736088861947" calcext:value-type="float">
            <text:p>0.000570736088862</text:p>
          </table:table-cell>
          <table:table-cell table:formula="of:=([.$H$11]/([.E293]+[.$I$11])^[.$J$11])" office:value-type="float" office:value="0.0675570629031897" calcext:value-type="float">
            <text:p>0.06755706290319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D293]^2" office:value-type="float" office:value="0.00456395674810552" calcext:value-type="float">
            <text:p>0.004563956748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st</text:p>
          </table:table-cell>
          <table:table-cell office:value-type="float" office:value="1028" calcext:value-type="float">
            <text:p>1028</text:p>
          </table:table-cell>
          <table:table-cell table:formula="of:=([.B294]/[.$F$1])" office:value-type="float" office:value="0.000569627863446681" calcext:value-type="float">
            <text:p>0.000569627863447</text:p>
          </table:table-cell>
          <table:table-cell table:formula="of:=([.$H$11]/([.E294]+[.$I$11])^[.$J$11])" office:value-type="float" office:value="0.0673545385003879" calcext:value-type="float">
            <text:p>0.067354538500388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D294]^2" office:value-type="float" office:value="0.00453663385660023" calcext:value-type="float">
            <text:p>0.00453663385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ue</text:p>
          </table:table-cell>
          <table:table-cell office:value-type="float" office:value="1026" calcext:value-type="float">
            <text:p>1026</text:p>
          </table:table-cell>
          <table:table-cell table:formula="of:=([.B295]/[.$F$1])" office:value-type="float" office:value="0.000568519638031415" calcext:value-type="float">
            <text:p>0.000568519638031</text:p>
          </table:table-cell>
          <table:table-cell table:formula="of:=([.$H$11]/([.E295]+[.$I$11])^[.$J$11])" office:value-type="float" office:value="0.0671533067513789" calcext:value-type="float">
            <text:p>0.067153306751379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D295]^2" office:value-type="float" office:value="0.00450956660764479" calcext:value-type="float">
            <text:p>0.0045095666076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lieve</text:p>
          </table:table-cell>
          <table:table-cell office:value-type="float" office:value="1024" calcext:value-type="float">
            <text:p>1024</text:p>
          </table:table-cell>
          <table:table-cell table:formula="of:=([.B296]/[.$F$1])" office:value-type="float" office:value="0.000567411412616149" calcext:value-type="float">
            <text:p>0.000567411412616</text:p>
          </table:table-cell>
          <table:table-cell table:formula="of:=([.$H$11]/([.E296]+[.$I$11])^[.$J$11])" office:value-type="float" office:value="0.0669533550596649" calcext:value-type="float">
            <text:p>0.066953355059665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D296]^2" office:value-type="float" office:value="0.00448275175374555" calcext:value-type="float">
            <text:p>0.0044827517537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gether</text:p>
          </table:table-cell>
          <table:table-cell office:value-type="float" office:value="1023" calcext:value-type="float">
            <text:p>1023</text:p>
          </table:table-cell>
          <table:table-cell table:formula="of:=([.B297]/[.$F$1])" office:value-type="float" office:value="0.000566857299908516" calcext:value-type="float">
            <text:p>0.000566857299909</text:p>
          </table:table-cell>
          <table:table-cell table:formula="of:=([.$H$11]/([.E297]+[.$I$11])^[.$J$11])" office:value-type="float" office:value="0.06675467099356" calcext:value-type="float">
            <text:p>0.06675467099356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297]^2" office:value-type="float" office:value="0.00445618609945845" calcext:value-type="float">
            <text:p>0.004456186099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rms</text:p>
          </table:table-cell>
          <table:table-cell office:value-type="float" office:value="1021" calcext:value-type="float">
            <text:p>1021</text:p>
          </table:table-cell>
          <table:table-cell table:formula="of:=([.B298]/[.$F$1])" office:value-type="float" office:value="0.00056574907449325" calcext:value-type="float">
            <text:p>0.000565749074493</text:p>
          </table:table-cell>
          <table:table-cell table:formula="of:=([.$H$11]/([.E298]+[.$I$11])^[.$J$11])" office:value-type="float" office:value="0.0665572422834881" calcext:value-type="float">
            <text:p>0.066557242283488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D298]^2" office:value-type="float" office:value="0.00442986650038294" calcext:value-type="float">
            <text:p>0.0044298665003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deed</text:p>
          </table:table-cell>
          <table:table-cell office:value-type="float" office:value="1012" calcext:value-type="float">
            <text:p>1012</text:p>
          </table:table-cell>
          <table:table-cell table:formula="of:=([.B299]/[.$F$1])" office:value-type="float" office:value="0.000560762060124553" calcext:value-type="float">
            <text:p>0.000560762060125</text:p>
          </table:table-cell>
          <table:table-cell table:formula="of:=([.$H$11]/([.E299]+[.$I$11])^[.$J$11])" office:value-type="float" office:value="0.0663610568193323" calcext:value-type="float">
            <text:p>0.066361056819332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D299]^2" office:value-type="float" office:value="0.00440378986217865" calcext:value-type="float">
            <text:p>0.0044037898621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iver</text:p>
          </table:table-cell>
          <table:table-cell office:value-type="float" office:value="1012" calcext:value-type="float">
            <text:p>1012</text:p>
          </table:table-cell>
          <table:table-cell table:formula="of:=([.B300]/[.$F$1])" office:value-type="float" office:value="0.000560762060124553" calcext:value-type="float">
            <text:p>0.000560762060125</text:p>
          </table:table-cell>
          <table:table-cell table:formula="of:=([.$H$11]/([.E300]+[.$I$11])^[.$J$11])" office:value-type="float" office:value="0.0661661026478372" calcext:value-type="float">
            <text:p>0.066166102647837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D300]^2" office:value-type="float" office:value="0.00437795313960413" calcext:value-type="float">
            <text:p>0.004377953139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tter</text:p>
          </table:table-cell>
          <table:table-cell office:value-type="float" office:value="1009" calcext:value-type="float">
            <text:p>1009</text:p>
          </table:table-cell>
          <table:table-cell table:formula="of:=([.B301]/[.$F$1])" office:value-type="float" office:value="0.000559099722001655" calcext:value-type="float">
            <text:p>0.000559099722002</text:p>
          </table:table-cell>
          <table:table-cell table:formula="of:=([.$H$11]/([.E301]+[.$I$11])^[.$J$11])" office:value-type="float" office:value="0.0659723679700623" calcext:value-type="float">
            <text:p>0.065972367970062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301]^2" office:value-type="float" office:value="0.00435235333557731" calcext:value-type="float">
            <text:p>0.0043523533355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lt</text:p>
          </table:table-cell>
          <table:table-cell office:value-type="float" office:value="1006" calcext:value-type="float">
            <text:p>1006</text:p>
          </table:table-cell>
          <table:table-cell table:formula="of:=([.B302]/[.$F$1])" office:value-type="float" office:value="0.000557437383878756" calcext:value-type="float">
            <text:p>0.000557437383879</text:p>
          </table:table-cell>
          <table:table-cell table:formula="of:=([.$H$11]/([.E302]+[.$I$11])^[.$J$11])" office:value-type="float" office:value="0.0657798411388845" calcext:value-type="float">
            <text:p>0.06577984113888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D302]^2" office:value-type="float" office:value="0.00432698750025688" calcext:value-type="float">
            <text:p>0.0043269875002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ought</text:p>
          </table:table-cell>
          <table:table-cell office:value-type="float" office:value="1001" calcext:value-type="float">
            <text:p>1001</text:p>
          </table:table-cell>
          <table:table-cell table:formula="of:=([.B303]/[.$F$1])" office:value-type="float" office:value="0.000554666820340591" calcext:value-type="float">
            <text:p>0.000554666820341</text:p>
          </table:table-cell>
          <table:table-cell table:formula="of:=([.$H$11]/([.E303]+[.$I$11])^[.$J$11])" office:value-type="float" office:value="0.0655885106565489" calcext:value-type="float">
            <text:p>0.065588510656549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D303]^2" office:value-type="float" office:value="0.00430185273014423" calcext:value-type="float">
            <text:p>0.004301852730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urned</text:p>
          </table:table-cell>
          <table:table-cell office:value-type="float" office:value="1000" calcext:value-type="float">
            <text:p>1000</text:p>
          </table:table-cell>
          <table:table-cell table:formula="of:=([.B304]/[.$F$1])" office:value-type="float" office:value="0.000554112707632958" calcext:value-type="float">
            <text:p>0.000554112707633</text:p>
          </table:table-cell>
          <table:table-cell table:formula="of:=([.$H$11]/([.E304]+[.$I$11])^[.$J$11])" office:value-type="float" office:value="0.0653983651722683" calcext:value-type="float">
            <text:p>0.065398365172268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304]^2" office:value-type="float" office:value="0.00427694616720536" calcext:value-type="float">
            <text:p>0.004276946167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umber</text:p>
          </table:table-cell>
          <table:table-cell office:value-type="float" office:value="999" calcext:value-type="float">
            <text:p>999</text:p>
          </table:table-cell>
          <table:table-cell table:formula="of:=([.B305]/[.$F$1])" office:value-type="float" office:value="0.000553558594925325" calcext:value-type="float">
            <text:p>0.000553558594925</text:p>
          </table:table-cell>
          <table:table-cell table:formula="of:=([.$H$11]/([.E305]+[.$I$11])^[.$J$11])" office:value-type="float" office:value="0.0652093934798674" calcext:value-type="float">
            <text:p>0.06520939347986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D305]^2" office:value-type="float" office:value="0.00425226499801217" calcext:value-type="float">
            <text:p>0.0042522649980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rning</text:p>
          </table:table-cell>
          <table:table-cell office:value-type="float" office:value="998" calcext:value-type="float">
            <text:p>998</text:p>
          </table:table-cell>
          <table:table-cell table:formula="of:=([.B306]/[.$F$1])" office:value-type="float" office:value="0.000553004482217692" calcext:value-type="float">
            <text:p>0.000553004482218</text:p>
          </table:table-cell>
          <table:table-cell table:formula="of:=([.$H$11]/([.E306]+[.$I$11])^[.$J$11])" office:value-type="float" office:value="0.0650215845154735" calcext:value-type="float">
            <text:p>0.065021584515474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D306]^2" office:value-type="float" office:value="0.00422780645290286" calcext:value-type="float">
            <text:p>0.0042278064529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t's</text:p>
          </table:table-cell>
          <table:table-cell office:value-type="float" office:value="996" calcext:value-type="float">
            <text:p>996</text:p>
          </table:table-cell>
          <table:table-cell table:formula="of:=([.B307]/[.$F$1])" office:value-type="float" office:value="0.000551896256802426" calcext:value-type="float">
            <text:p>0.000551896256802</text:p>
          </table:table-cell>
          <table:table-cell table:formula="of:=([.$H$11]/([.E307]+[.$I$11])^[.$J$11])" office:value-type="float" office:value="0.0648349273552513" calcext:value-type="float">
            <text:p>0.064834927355251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D307]^2" office:value-type="float" office:value="0.00420356780516071" calcext:value-type="float">
            <text:p>0.0042035678051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ther</text:p>
          </table:table-cell>
          <table:table-cell office:value-type="float" office:value="995" calcext:value-type="float">
            <text:p>995</text:p>
          </table:table-cell>
          <table:table-cell table:formula="of:=([.B308]/[.$F$1])" office:value-type="float" office:value="0.000551342144094793" calcext:value-type="float">
            <text:p>0.000551342144095</text:p>
          </table:table-cell>
          <table:table-cell table:formula="of:=([.$H$11]/([.E308]+[.$I$11])^[.$J$11])" office:value-type="float" office:value="0.0646494112131805" calcext:value-type="float">
            <text:p>0.064649411213181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D308]^2" office:value-type="float" office:value="0.00417954637021091" calcext:value-type="float">
            <text:p>0.0041795463702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ans</text:p>
          </table:table-cell>
          <table:table-cell office:value-type="float" office:value="994" calcext:value-type="float">
            <text:p>994</text:p>
          </table:table-cell>
          <table:table-cell table:formula="of:=([.B309]/[.$F$1])" office:value-type="float" office:value="0.00055078803138716" calcext:value-type="float">
            <text:p>0.000550788031387</text:p>
          </table:table-cell>
          <table:table-cell table:formula="of:=([.$H$11]/([.E309]+[.$I$11])^[.$J$11])" office:value-type="float" office:value="0.0644650254388763" calcext:value-type="float">
            <text:p>0.06446502543887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D309]^2" office:value-type="float" office:value="0.00415573950483497" calcext:value-type="float">
            <text:p>0.0041557395048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</text:p>
          </table:table-cell>
          <table:table-cell office:value-type="float" office:value="992" calcext:value-type="float">
            <text:p>992</text:p>
          </table:table-cell>
          <table:table-cell table:formula="of:=([.B310]/[.$F$1])" office:value-type="float" office:value="0.000549679805971894" calcext:value-type="float">
            <text:p>0.000549679805972</text:p>
          </table:table-cell>
          <table:table-cell table:formula="of:=([.$H$11]/([.E310]+[.$I$11])^[.$J$11])" office:value-type="float" office:value="0.0642817595154512" calcext:value-type="float">
            <text:p>0.064281759515451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D310]^2" office:value-type="float" office:value="0.0041321446064023" calcext:value-type="float">
            <text:p>0.004132144606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ten</text:p>
          </table:table-cell>
          <table:table-cell office:value-type="float" office:value="990" calcext:value-type="float">
            <text:p>990</text:p>
          </table:table-cell>
          <table:table-cell table:formula="of:=([.B311]/[.$F$1])" office:value-type="float" office:value="0.000548571580556628" calcext:value-type="float">
            <text:p>0.000548571580557</text:p>
          </table:table-cell>
          <table:table-cell table:formula="of:=([.$H$11]/([.E311]+[.$I$11])^[.$J$11])" office:value-type="float" office:value="0.0640996030574169" calcext:value-type="float">
            <text:p>0.064099603057417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D311]^2" office:value-type="float" office:value="0.00410875911211841" calcext:value-type="float">
            <text:p>0.004108759112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ublic</text:p>
          </table:table-cell>
          <table:table-cell office:value-type="float" office:value="985" calcext:value-type="float">
            <text:p>985</text:p>
          </table:table-cell>
          <table:table-cell table:formula="of:=([.B312]/[.$F$1])" office:value-type="float" office:value="0.000545801017018464" calcext:value-type="float">
            <text:p>0.000545801017018</text:p>
          </table:table-cell>
          <table:table-cell table:formula="of:=([.$H$11]/([.E312]+[.$I$11])^[.$J$11])" office:value-type="float" office:value="0.0639185458086262" calcext:value-type="float">
            <text:p>0.063918545808626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D312]^2" office:value-type="float" office:value="0.00408558049828944" calcext:value-type="float">
            <text:p>0.0040855804982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nner</text:p>
          </table:table-cell>
          <table:table-cell office:value-type="float" office:value="969" calcext:value-type="float">
            <text:p>969</text:p>
          </table:table-cell>
          <table:table-cell table:formula="of:=([.B313]/[.$F$1])" office:value-type="float" office:value="0.000536935213696336" calcext:value-type="float">
            <text:p>0.000536935213696</text:p>
          </table:table-cell>
          <table:table-cell table:formula="of:=([.$H$11]/([.E313]+[.$I$11])^[.$J$11])" office:value-type="float" office:value="0.0637385776402537" calcext:value-type="float">
            <text:p>0.063738577640254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13]^2" office:value-type="float" office:value="0.00406260627960265" calcext:value-type="float">
            <text:p>0.0040626062796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nce</text:p>
          </table:table-cell>
          <table:table-cell office:value-type="float" office:value="968" calcext:value-type="float">
            <text:p>968</text:p>
          </table:table-cell>
          <table:table-cell table:formula="of:=([.B314]/[.$F$1])" office:value-type="float" office:value="0.000536381100988703" calcext:value-type="float">
            <text:p>0.000536381100989</text:p>
          </table:table-cell>
          <table:table-cell table:formula="of:=([.$H$11]/([.E314]+[.$I$11])^[.$J$11])" office:value-type="float" office:value="0.0635596885488139" calcext:value-type="float">
            <text:p>0.063559688548814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D314]^2" office:value-type="float" office:value="0.00403983400842223" calcext:value-type="float">
            <text:p>0.0040398340084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mon</text:p>
          </table:table-cell>
          <table:table-cell office:value-type="float" office:value="964" calcext:value-type="float">
            <text:p>964</text:p>
          </table:table-cell>
          <table:table-cell table:formula="of:=([.B315]/[.$F$1])" office:value-type="float" office:value="0.000534164650158172" calcext:value-type="float">
            <text:p>0.000534164650158</text:p>
          </table:table-cell>
          <table:table-cell table:formula="of:=([.$H$11]/([.E315]+[.$I$11])^[.$J$11])" office:value-type="float" office:value="0.0633818686542169" calcext:value-type="float">
            <text:p>0.063381868654217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D315]^2" office:value-type="float" office:value="0.00401726127410041" calcext:value-type="float">
            <text:p>0.00401726127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me</text:p>
          </table:table-cell>
          <table:table-cell office:value-type="float" office:value="948" calcext:value-type="float">
            <text:p>948</text:p>
          </table:table-cell>
          <table:table-cell table:formula="of:=([.B316]/[.$F$1])" office:value-type="float" office:value="0.000525298846836044" calcext:value-type="float">
            <text:p>0.000525298846836</text:p>
          </table:table-cell>
          <table:table-cell table:formula="of:=([.$H$11]/([.E316]+[.$I$11])^[.$J$11])" office:value-type="float" office:value="0.0632051081978598" calcext:value-type="float">
            <text:p>0.06320510819786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D316]^2" office:value-type="float" office:value="0.00399488570230316" calcext:value-type="float">
            <text:p>0.0039948857023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ound</text:p>
          </table:table-cell>
          <table:table-cell office:value-type="float" office:value="947" calcext:value-type="float">
            <text:p>947</text:p>
          </table:table-cell>
          <table:table-cell table:formula="of:=([.B317]/[.$F$1])" office:value-type="float" office:value="0.000524744734128411" calcext:value-type="float">
            <text:p>0.000524744734128</text:p>
          </table:table-cell>
          <table:table-cell table:formula="of:=([.$H$11]/([.E317]+[.$I$11])^[.$J$11])" office:value-type="float" office:value="0.0630293975407537" calcext:value-type="float">
            <text:p>0.06302939754075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D317]^2" office:value-type="float" office:value="0.00397270495435037" calcext:value-type="float">
            <text:p>0.003972704954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ood</text:p>
          </table:table-cell>
          <table:table-cell office:value-type="float" office:value="946" calcext:value-type="float">
            <text:p>946</text:p>
          </table:table-cell>
          <table:table-cell table:formula="of:=([.B318]/[.$F$1])" office:value-type="float" office:value="0.000524190621420778" calcext:value-type="float">
            <text:p>0.000524190621421</text:p>
          </table:table-cell>
          <table:table-cell table:formula="of:=([.$H$11]/([.E318]+[.$I$11])^[.$J$11])" office:value-type="float" office:value="0.0628547271616861" calcext:value-type="float">
            <text:p>0.062854727161686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18]^2" office:value-type="float" office:value="0.00395071672657" calcext:value-type="float">
            <text:p>0.00395071672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ither</text:p>
          </table:table-cell>
          <table:table-cell office:value-type="float" office:value="945" calcext:value-type="float">
            <text:p>945</text:p>
          </table:table-cell>
          <table:table-cell table:formula="of:=([.B319]/[.$F$1])" office:value-type="float" office:value="0.000523636508713145" calcext:value-type="float">
            <text:p>0.000523636508713</text:p>
          </table:table-cell>
          <table:table-cell table:formula="of:=([.$H$11]/([.E319]+[.$I$11])^[.$J$11])" office:value-type="float" office:value="0.0626810876554159" calcext:value-type="float">
            <text:p>0.062681087655416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D319]^2" office:value-type="float" office:value="0.00392891874966593" calcext:value-type="float">
            <text:p>0.0039289187496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w</text:p>
          </table:table-cell>
          <table:table-cell office:value-type="float" office:value="943" calcext:value-type="float">
            <text:p>943</text:p>
          </table:table-cell>
          <table:table-cell table:formula="of:=([.B320]/[.$F$1])" office:value-type="float" office:value="0.000522528283297879" calcext:value-type="float">
            <text:p>0.000522528283298</text:p>
          </table:table-cell>
          <table:table-cell table:formula="of:=([.$H$11]/([.E320]+[.$I$11])^[.$J$11])" office:value-type="float" office:value="0.0625084697309027" calcext:value-type="float">
            <text:p>0.0625084697309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D320]^2" office:value-type="float" office:value="0.00390730878809918" calcext:value-type="float">
            <text:p>0.0039073087880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thers</text:p>
          </table:table-cell>
          <table:table-cell office:value-type="float" office:value="940" calcext:value-type="float">
            <text:p>940</text:p>
          </table:table-cell>
          <table:table-cell table:formula="of:=([.B321]/[.$F$1])" office:value-type="float" office:value="0.00052086594517498" calcext:value-type="float">
            <text:p>0.000520865945175</text:p>
          </table:table-cell>
          <table:table-cell table:formula="of:=([.$H$11]/([.E321]+[.$I$11])^[.$J$11])" office:value-type="float" office:value="0.0623368642095682" calcext:value-type="float">
            <text:p>0.06233686420956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D321]^2" office:value-type="float" office:value="0.00388588463948215" calcext:value-type="float">
            <text:p>0.0038858846394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ether</text:p>
          </table:table-cell>
          <table:table-cell office:value-type="float" office:value="936" calcext:value-type="float">
            <text:p>936</text:p>
          </table:table-cell>
          <table:table-cell table:formula="of:=([.B322]/[.$F$1])" office:value-type="float" office:value="0.000518649494344449" calcext:value-type="float">
            <text:p>0.000518649494344</text:p>
          </table:table-cell>
          <table:table-cell table:formula="of:=([.$H$11]/([.E322]+[.$I$11])^[.$J$11])" office:value-type="float" office:value="0.0621662620235893" calcext:value-type="float">
            <text:p>0.062166262023589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D322]^2" office:value-type="float" office:value="0.00386464413398556" calcext:value-type="float">
            <text:p>0.0038646441339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ller</text:p>
          </table:table-cell>
          <table:table-cell office:value-type="float" office:value="932" calcext:value-type="float">
            <text:p>932</text:p>
          </table:table-cell>
          <table:table-cell table:formula="of:=([.B323]/[.$F$1])" office:value-type="float" office:value="0.000516433043513917" calcext:value-type="float">
            <text:p>0.000516433043514</text:p>
          </table:table-cell>
          <table:table-cell table:formula="of:=([.$H$11]/([.E323]+[.$I$11])^[.$J$11])" office:value-type="float" office:value="0.0619966542142223" calcext:value-type="float">
            <text:p>0.061996654214222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D323]^2" office:value-type="float" office:value="0.00384358513375785" calcext:value-type="float">
            <text:p>0.003843585133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bor</text:p>
          </table:table-cell>
          <table:table-cell office:value-type="float" office:value="930" calcext:value-type="float">
            <text:p>930</text:p>
          </table:table-cell>
          <table:table-cell table:formula="of:=([.B324]/[.$F$1])" office:value-type="float" office:value="0.000515324818098651" calcext:value-type="float">
            <text:p>0.000515324818099</text:p>
          </table:table-cell>
          <table:table-cell table:formula="of:=([.$H$11]/([.E324]+[.$I$11])^[.$J$11])" office:value-type="float" office:value="0.0618280319301581" calcext:value-type="float">
            <text:p>0.06182803193015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324]^2" office:value-type="float" office:value="0.00382270553235665" calcext:value-type="float">
            <text:p>0.0038227055323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mselves</text:p>
          </table:table-cell>
          <table:table-cell office:value-type="float" office:value="928" calcext:value-type="float">
            <text:p>928</text:p>
          </table:table-cell>
          <table:table-cell table:formula="of:=([.B325]/[.$F$1])" office:value-type="float" office:value="0.000514216592683385" calcext:value-type="float">
            <text:p>0.000514216592683</text:p>
          </table:table-cell>
          <table:table-cell table:formula="of:=([.$H$11]/([.E325]+[.$I$11])^[.$J$11])" office:value-type="float" office:value="0.0616603864259062" calcext:value-type="float">
            <text:p>0.061660386425906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D325]^2" office:value-type="float" office:value="0.00380200325419208" calcext:value-type="float">
            <text:p>0.0038020032541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ited</text:p>
          </table:table-cell>
          <table:table-cell office:value-type="float" office:value="927" calcext:value-type="float">
            <text:p>927</text:p>
          </table:table-cell>
          <table:table-cell table:formula="of:=([.B326]/[.$F$1])" office:value-type="float" office:value="0.000513662479975752" calcext:value-type="float">
            <text:p>0.000513662479976</text:p>
          </table:table-cell>
          <table:table-cell table:formula="of:=([.$H$11]/([.E326]+[.$I$11])^[.$J$11])" office:value-type="float" office:value="0.0614937090602089" calcext:value-type="float">
            <text:p>0.061493709060209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D326]^2" office:value-type="float" office:value="0.00378147625398161" calcext:value-type="float">
            <text:p>0.0037814762539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gh</text:p>
          </table:table-cell>
          <table:table-cell office:value-type="float" office:value="923" calcext:value-type="float">
            <text:p>923</text:p>
          </table:table-cell>
          <table:table-cell table:formula="of:=([.B327]/[.$F$1])" office:value-type="float" office:value="0.00051144602914522" calcext:value-type="float">
            <text:p>0.000511446029145</text:p>
          </table:table-cell>
          <table:table-cell table:formula="of:=([.$H$11]/([.E327]+[.$I$11])^[.$J$11])" office:value-type="float" office:value="0.0613279912944833" calcext:value-type="float">
            <text:p>0.061327991294483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D327]^2" office:value-type="float" office:value="0.00376112251621622" calcext:value-type="float">
            <text:p>0.003761122516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son</text:p>
          </table:table-cell>
          <table:table-cell office:value-type="float" office:value="922" calcext:value-type="float">
            <text:p>922</text:p>
          </table:table-cell>
          <table:table-cell table:formula="of:=([.B328]/[.$F$1])" office:value-type="float" office:value="0.000510891916437587" calcext:value-type="float">
            <text:p>0.000510891916438</text:p>
          </table:table-cell>
          <table:table-cell table:formula="of:=([.$H$11]/([.E328]+[.$I$11])^[.$J$11])" office:value-type="float" office:value="0.061163224691292" calcext:value-type="float">
            <text:p>0.06116322469129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D328]^2" office:value-type="float" office:value="0.00374094005463747" calcext:value-type="float">
            <text:p>0.0037409400546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gan</text:p>
          </table:table-cell>
          <table:table-cell office:value-type="float" office:value="916" calcext:value-type="float">
            <text:p>916</text:p>
          </table:table-cell>
          <table:table-cell table:formula="of:=([.B329]/[.$F$1])" office:value-type="float" office:value="0.00050756724019179" calcext:value-type="float">
            <text:p>0.000507567240192</text:p>
          </table:table-cell>
          <table:table-cell table:formula="of:=([.$H$11]/([.E329]+[.$I$11])^[.$J$11])" office:value-type="float" office:value="0.0609994009128403" calcext:value-type="float">
            <text:p>0.06099940091284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329]^2" office:value-type="float" office:value="0.00372092691172542" calcext:value-type="float">
            <text:p>0.0037209269117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sible</text:p>
          </table:table-cell>
          <table:table-cell office:value-type="float" office:value="913" calcext:value-type="float">
            <text:p>913</text:p>
          </table:table-cell>
          <table:table-cell table:formula="of:=([.B330]/[.$F$1])" office:value-type="float" office:value="0.000505904902068891" calcext:value-type="float">
            <text:p>0.000505904902069</text:p>
          </table:table-cell>
          <table:table-cell table:formula="of:=([.$H$11]/([.E330]+[.$I$11])^[.$J$11])" office:value-type="float" office:value="0.0608365117195008" calcext:value-type="float">
            <text:p>0.060836511719501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D330]^2" office:value-type="float" office:value="0.00370108115819695" calcext:value-type="float">
            <text:p>0.0037010811581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ir</text:p>
          </table:table-cell>
          <table:table-cell office:value-type="float" office:value="909" calcext:value-type="float">
            <text:p>909</text:p>
          </table:table-cell>
          <table:table-cell table:formula="of:=([.B331]/[.$F$1])" office:value-type="float" office:value="0.000503688451238359" calcext:value-type="float">
            <text:p>0.000503688451238</text:p>
          </table:table-cell>
          <table:table-cell table:formula="of:=([.$H$11]/([.E331]+[.$I$11])^[.$J$11])" office:value-type="float" office:value="0.0606745489683642" calcext:value-type="float">
            <text:p>0.060674548968364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D331]^2" office:value-type="float" office:value="0.00368140089251443" calcext:value-type="float">
            <text:p>0.0036814008925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et</text:p>
          </table:table-cell>
          <table:table-cell office:value-type="float" office:value="907" calcext:value-type="float">
            <text:p>907</text:p>
          </table:table-cell>
          <table:table-cell table:formula="of:=([.B332]/[.$F$1])" office:value-type="float" office:value="0.000502580225823093" calcext:value-type="float">
            <text:p>0.000502580225823</text:p>
          </table:table-cell>
          <table:table-cell table:formula="of:=([.$H$11]/([.E332]+[.$I$11])^[.$J$11])" office:value-type="float" office:value="0.0605135046118159" calcext:value-type="float">
            <text:p>0.060513504611816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D332]^2" office:value-type="float" office:value="0.00366188424040427" calcext:value-type="float">
            <text:p>0.0036618842404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rt</text:p>
          </table:table-cell>
          <table:table-cell office:value-type="float" office:value="906" calcext:value-type="float">
            <text:p>906</text:p>
          </table:table-cell>
          <table:table-cell table:formula="of:=([.B333]/[.$F$1])" office:value-type="float" office:value="0.00050202611311546" calcext:value-type="float">
            <text:p>0.000502026113115</text:p>
          </table:table-cell>
          <table:table-cell table:formula="of:=([.$H$11]/([.E333]+[.$I$11])^[.$J$11])" office:value-type="float" office:value="0.0603533706961371" calcext:value-type="float">
            <text:p>0.060353370696137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D333]^2" office:value-type="float" office:value="0.00364252935438534" calcext:value-type="float">
            <text:p>0.003642529354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st</text:p>
          </table:table-cell>
          <table:table-cell office:value-type="float" office:value="895" calcext:value-type="float">
            <text:p>895</text:p>
          </table:table-cell>
          <table:table-cell table:formula="of:=([.B334]/[.$F$1])" office:value-type="float" office:value="0.000495930873331497" calcext:value-type="float">
            <text:p>0.000495930873331</text:p>
          </table:table-cell>
          <table:table-cell table:formula="of:=([.$H$11]/([.E334]+[.$I$11])^[.$J$11])" office:value-type="float" office:value="0.0601941393601313" calcext:value-type="float">
            <text:p>0.060194139360131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D334]^2" office:value-type="float" office:value="0.00362333441330691" calcext:value-type="float">
            <text:p>0.0036233344133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son</text:p>
          </table:table-cell>
          <table:table-cell office:value-type="float" office:value="891" calcext:value-type="float">
            <text:p>891</text:p>
          </table:table-cell>
          <table:table-cell table:formula="of:=([.B335]/[.$F$1])" office:value-type="float" office:value="0.000493714422500966" calcext:value-type="float">
            <text:p>0.000493714422501</text:p>
          </table:table-cell>
          <table:table-cell table:formula="of:=([.$H$11]/([.E335]+[.$I$11])^[.$J$11])" office:value-type="float" office:value="0.0600358028337749" calcext:value-type="float">
            <text:p>0.060035802833775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335]^2" office:value-type="float" office:value="0.00360429762189589" calcext:value-type="float">
            <text:p>0.0036042976218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iend</text:p>
          </table:table-cell>
          <table:table-cell office:value-type="float" office:value="889" calcext:value-type="float">
            <text:p>889</text:p>
          </table:table-cell>
          <table:table-cell table:formula="of:=([.B336]/[.$F$1])" office:value-type="float" office:value="0.0004926061970857" calcext:value-type="float">
            <text:p>0.000492606197086</text:p>
          </table:table-cell>
          <table:table-cell table:formula="of:=([.$H$11]/([.E336]+[.$I$11])^[.$J$11])" office:value-type="float" office:value="0.0598783534368907" calcext:value-type="float">
            <text:p>0.059878353436891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D336]^2" office:value-type="float" office:value="0.0035854172103132" calcext:value-type="float">
            <text:p>0.0035854172103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en</text:p>
          </table:table-cell>
          <table:table-cell office:value-type="float" office:value="888" calcext:value-type="float">
            <text:p>888</text:p>
          </table:table-cell>
          <table:table-cell table:formula="of:=([.B337]/[.$F$1])" office:value-type="float" office:value="0.000492052084378067" calcext:value-type="float">
            <text:p>0.000492052084378</text:p>
          </table:table-cell>
          <table:table-cell table:formula="of:=([.$H$11]/([.E337]+[.$I$11])^[.$J$11])" office:value-type="float" office:value="0.0597217835778457" calcext:value-type="float">
            <text:p>0.059721783577846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D337]^2" office:value-type="float" office:value="0.00356669143371904" calcext:value-type="float">
            <text:p>0.0035666914337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came</text:p>
          </table:table-cell>
          <table:table-cell office:value-type="float" office:value="888" calcext:value-type="float">
            <text:p>888</text:p>
          </table:table-cell>
          <table:table-cell table:formula="of:=([.B338]/[.$F$1])" office:value-type="float" office:value="0.000492052084378067" calcext:value-type="float">
            <text:p>0.000492052084378</text:p>
          </table:table-cell>
          <table:table-cell table:formula="of:=([.$H$11]/([.E338]+[.$I$11])^[.$J$11])" office:value-type="float" office:value="0.0595660857522705" calcext:value-type="float">
            <text:p>0.059566085752271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D338]^2" office:value-type="float" office:value="0.00354811857184685" calcext:value-type="float">
            <text:p>0.0035481185718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arly</text:p>
          </table:table-cell>
          <table:table-cell office:value-type="float" office:value="887" calcext:value-type="float">
            <text:p>887</text:p>
          </table:table-cell>
          <table:table-cell table:formula="of:=([.B339]/[.$F$1])" office:value-type="float" office:value="0.000491497971670434" calcext:value-type="float">
            <text:p>0.00049149797167</text:p>
          </table:table-cell>
          <table:table-cell table:formula="of:=([.$H$11]/([.E339]+[.$I$11])^[.$J$11])" office:value-type="float" office:value="0.0594112525418019" calcext:value-type="float">
            <text:p>0.059411252541802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D339]^2" office:value-type="float" office:value="0.00352969692858576" calcext:value-type="float">
            <text:p>0.0035296969285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bove</text:p>
          </table:table-cell>
          <table:table-cell office:value-type="float" office:value="885" calcext:value-type="float">
            <text:p>885</text:p>
          </table:table-cell>
          <table:table-cell table:formula="of:=([.B340]/[.$F$1])" office:value-type="float" office:value="0.000490389746255168" calcext:value-type="float">
            <text:p>0.000490389746255</text:p>
          </table:table-cell>
          <table:table-cell table:formula="of:=([.$H$11]/([.E340]+[.$I$11])^[.$J$11])" office:value-type="float" office:value="0.0592572766128461" calcext:value-type="float">
            <text:p>0.05925727661284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D340]^2" office:value-type="float" office:value="0.00351142483157136" calcext:value-type="float">
            <text:p>0.0035114248315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lack</text:p>
          </table:table-cell>
          <table:table-cell office:value-type="float" office:value="884" calcext:value-type="float">
            <text:p>884</text:p>
          </table:table-cell>
          <table:table-cell table:formula="of:=([.B341]/[.$F$1])" office:value-type="float" office:value="0.000489835633547535" calcext:value-type="float">
            <text:p>0.000489835633548</text:p>
          </table:table-cell>
          <table:table-cell table:formula="of:=([.$H$11]/([.E341]+[.$I$11])^[.$J$11])" office:value-type="float" office:value="0.0591041507153649" calcext:value-type="float">
            <text:p>0.059104150715365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D341]^2" office:value-type="float" office:value="0.00349330063178457" calcext:value-type="float">
            <text:p>0.0034933006317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wer</text:p>
          </table:table-cell>
          <table:table-cell office:value-type="float" office:value="882" calcext:value-type="float">
            <text:p>882</text:p>
          </table:table-cell>
          <table:table-cell table:formula="of:=([.B342]/[.$F$1])" office:value-type="float" office:value="0.000488727408132269" calcext:value-type="float">
            <text:p>0.000488727408132</text:p>
          </table:table-cell>
          <table:table-cell table:formula="of:=([.$H$11]/([.E342]+[.$I$11])^[.$J$11])" office:value-type="float" office:value="0.0589518676816811" calcext:value-type="float">
            <text:p>0.058951867681681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D342]^2" office:value-type="float" office:value="0.00347532270315844" calcext:value-type="float">
            <text:p>0.0034753227031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r</text:p>
          </table:table-cell>
          <table:table-cell office:value-type="float" office:value="881" calcext:value-type="float">
            <text:p>881</text:p>
          </table:table-cell>
          <table:table-cell table:formula="of:=([.B343]/[.$F$1])" office:value-type="float" office:value="0.000488173295424636" calcext:value-type="float">
            <text:p>0.000488173295425</text:p>
          </table:table-cell>
          <table:table-cell table:formula="of:=([.$H$11]/([.E343]+[.$I$11])^[.$J$11])" office:value-type="float" office:value="0.0588004204253054" calcext:value-type="float">
            <text:p>0.058800420425305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D343]^2" office:value-type="float" office:value="0.00345748944219267" calcext:value-type="float">
            <text:p>0.0034574894421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rth</text:p>
          </table:table-cell>
          <table:table-cell office:value-type="float" office:value="878" calcext:value-type="float">
            <text:p>878</text:p>
          </table:table-cell>
          <table:table-cell table:formula="of:=([.B344]/[.$F$1])" office:value-type="float" office:value="0.000486510957301737" calcext:value-type="float">
            <text:p>0.000486510957302</text:p>
          </table:table-cell>
          <table:table-cell table:formula="of:=([.$H$11]/([.E344]+[.$I$11])^[.$J$11])" office:value-type="float" office:value="0.0586498019397832" calcext:value-type="float">
            <text:p>0.058649801939783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D344]^2" office:value-type="float" office:value="0.0034397992675758" calcext:value-type="float">
            <text:p>0.0034397992675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ne</text:p>
          </table:table-cell>
          <table:table-cell office:value-type="float" office:value="876" calcext:value-type="float">
            <text:p>876</text:p>
          </table:table-cell>
          <table:table-cell table:formula="of:=([.B345]/[.$F$1])" office:value-type="float" office:value="0.000485402731886471" calcext:value-type="float">
            <text:p>0.000485402731886</text:p>
          </table:table-cell>
          <table:table-cell table:formula="of:=([.$H$11]/([.E345]+[.$I$11])^[.$J$11])" office:value-type="float" office:value="0.0585000052975612" calcext:value-type="float">
            <text:p>0.058500005297561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345]^2" office:value-type="float" office:value="0.00342225061981468" calcext:value-type="float">
            <text:p>0.0034222506198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bject</text:p>
          </table:table-cell>
          <table:table-cell office:value-type="float" office:value="876" calcext:value-type="float">
            <text:p>876</text:p>
          </table:table-cell>
          <table:table-cell table:formula="of:=([.B346]/[.$F$1])" office:value-type="float" office:value="0.000485402731886471" calcext:value-type="float">
            <text:p>0.000485402731886</text:p>
          </table:table-cell>
          <table:table-cell table:formula="of:=([.$H$11]/([.E346]+[.$I$11])^[.$J$11])" office:value-type="float" office:value="0.0583510236488725" calcext:value-type="float">
            <text:p>0.058351023648873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D346]^2" office:value-type="float" office:value="0.00340484196087127" calcext:value-type="float">
            <text:p>0.0034048419608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ad</text:p>
          </table:table-cell>
          <table:table-cell office:value-type="float" office:value="871" calcext:value-type="float">
            <text:p>871</text:p>
          </table:table-cell>
          <table:table-cell table:formula="of:=([.B347]/[.$F$1])" office:value-type="float" office:value="0.000482632168348306" calcext:value-type="float">
            <text:p>0.000482632168348</text:p>
          </table:table-cell>
          <table:table-cell table:formula="of:=([.$H$11]/([.E347]+[.$I$11])^[.$J$11])" office:value-type="float" office:value="0.0582028502206419" calcext:value-type="float">
            <text:p>0.058202850220642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D347]^2" office:value-type="float" office:value="0.00338757177380647" calcext:value-type="float">
            <text:p>0.0033875717738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hind</text:p>
          </table:table-cell>
          <table:table-cell office:value-type="float" office:value="868" calcext:value-type="float">
            <text:p>868</text:p>
          </table:table-cell>
          <table:table-cell table:formula="of:=([.B348]/[.$F$1])" office:value-type="float" office:value="0.000480969830225408" calcext:value-type="float">
            <text:p>0.000480969830225</text:p>
          </table:table-cell>
          <table:table-cell table:formula="of:=([.$H$11]/([.E348]+[.$I$11])^[.$J$11])" office:value-type="float" office:value="0.0580554783154088" calcext:value-type="float">
            <text:p>0.058055478315409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D348]^2" office:value-type="float" office:value="0.0033704385624309" calcext:value-type="float">
            <text:p>0.0033704385624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tural</text:p>
          </table:table-cell>
          <table:table-cell office:value-type="float" office:value="867" calcext:value-type="float">
            <text:p>867</text:p>
          </table:table-cell>
          <table:table-cell table:formula="of:=([.B349]/[.$F$1])" office:value-type="float" office:value="0.000480415717517775" calcext:value-type="float">
            <text:p>0.000480415717518</text:p>
          </table:table-cell>
          <table:table-cell table:formula="of:=([.$H$11]/([.E349]+[.$I$11])^[.$J$11])" office:value-type="float" office:value="0.0579089013102684" calcext:value-type="float">
            <text:p>0.057908901310268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D349]^2" office:value-type="float" office:value="0.0033534408509624" calcext:value-type="float">
            <text:p>0.0033534408509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ssed</text:p>
          </table:table-cell>
          <table:table-cell office:value-type="float" office:value="867" calcext:value-type="float">
            <text:p>867</text:p>
          </table:table-cell>
          <table:table-cell table:formula="of:=([.B350]/[.$F$1])" office:value-type="float" office:value="0.000480415717517775" calcext:value-type="float">
            <text:p>0.000480415717518</text:p>
          </table:table-cell>
          <table:table-cell table:formula="of:=([.$H$11]/([.E350]+[.$I$11])^[.$J$11])" office:value-type="float" office:value="0.0577631126558308" calcext:value-type="float">
            <text:p>0.057763112655831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D350]^2" office:value-type="float" office:value="0.0033365771836902" calcext:value-type="float">
            <text:p>0.003336577183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estion</text:p>
          </table:table-cell>
          <table:table-cell office:value-type="float" office:value="865" calcext:value-type="float">
            <text:p>865</text:p>
          </table:table-cell>
          <table:table-cell table:formula="of:=([.B351]/[.$F$1])" office:value-type="float" office:value="0.000479307492102509" calcext:value-type="float">
            <text:p>0.000479307492103</text:p>
          </table:table-cell>
          <table:table-cell table:formula="of:=([.$H$11]/([.E351]+[.$I$11])^[.$J$11])" office:value-type="float" office:value="0.057618105875198" calcext:value-type="float">
            <text:p>0.057618105875198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D351]^2" office:value-type="float" office:value="0.00331984612464552" calcext:value-type="float">
            <text:p>0.003319846124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a</text:p>
          </table:table-cell>
          <table:table-cell office:value-type="float" office:value="861" calcext:value-type="float">
            <text:p>861</text:p>
          </table:table-cell>
          <table:table-cell table:formula="of:=([.B352]/[.$F$1])" office:value-type="float" office:value="0.000477091041271977" calcext:value-type="float">
            <text:p>0.000477091041272</text:p>
          </table:table-cell>
          <table:table-cell table:formula="of:=([.$H$11]/([.E352]+[.$I$11])^[.$J$11])" office:value-type="float" office:value="0.057473874562957" calcext:value-type="float">
            <text:p>0.057473874562957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D352]^2" office:value-type="float" office:value="0.00330324625727852" calcext:value-type="float">
            <text:p>0.0033032462572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ity</text:p>
          </table:table-cell>
          <table:table-cell office:value-type="float" office:value="861" calcext:value-type="float">
            <text:p>861</text:p>
          </table:table-cell>
          <table:table-cell table:formula="of:=([.B353]/[.$F$1])" office:value-type="float" office:value="0.000477091041271977" calcext:value-type="float">
            <text:p>0.000477091041272</text:p>
          </table:table-cell>
          <table:table-cell table:formula="of:=([.$H$11]/([.E353]+[.$I$11])^[.$J$11])" office:value-type="float" office:value="0.0573304123841909" calcext:value-type="float">
            <text:p>0.057330412384191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353]^2" office:value-type="float" office:value="0.00328677618414139" calcext:value-type="float">
            <text:p>0.0032867761841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wenty</text:p>
          </table:table-cell>
          <table:table-cell office:value-type="float" office:value="858" calcext:value-type="float">
            <text:p>858</text:p>
          </table:table-cell>
          <table:table-cell table:formula="of:=([.B354]/[.$F$1])" office:value-type="float" office:value="0.000475428703149078" calcext:value-type="float">
            <text:p>0.000475428703149</text:p>
          </table:table-cell>
          <table:table-cell table:formula="of:=([.$H$11]/([.E354]+[.$I$11])^[.$J$11])" office:value-type="float" office:value="0.0571877130735053" calcext:value-type="float">
            <text:p>0.057187713073505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D354]^2" office:value-type="float" office:value="0.00327043452657757" calcext:value-type="float">
            <text:p>0.0032704345265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cond</text:p>
          </table:table-cell>
          <table:table-cell office:value-type="float" office:value="855" calcext:value-type="float">
            <text:p>855</text:p>
          </table:table-cell>
          <table:table-cell table:formula="of:=([.B355]/[.$F$1])" office:value-type="float" office:value="0.000473766365026179" calcext:value-type="float">
            <text:p>0.000473766365026</text:p>
          </table:table-cell>
          <table:table-cell table:formula="of:=([.$H$11]/([.E355]+[.$I$11])^[.$J$11])" office:value-type="float" office:value="0.0570457704340717" calcext:value-type="float">
            <text:p>0.057045770434072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D355]^2" office:value-type="float" office:value="0.00325421992441681" calcext:value-type="float">
            <text:p>0.0032542199244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nt</text:p>
          </table:table-cell>
          <table:table-cell office:value-type="float" office:value="852" calcext:value-type="float">
            <text:p>852</text:p>
          </table:table-cell>
          <table:table-cell table:formula="of:=([.B356]/[.$F$1])" office:value-type="float" office:value="0.00047210402690328" calcext:value-type="float">
            <text:p>0.000472104026903</text:p>
          </table:table-cell>
          <table:table-cell table:formula="of:=([.$H$11]/([.E356]+[.$I$11])^[.$J$11])" office:value-type="float" office:value="0.0569045783366863" calcext:value-type="float">
            <text:p>0.056904578336686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356]^2" office:value-type="float" office:value="0.00323813103567607" calcext:value-type="float">
            <text:p>0.0032381310356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nd</text:p>
          </table:table-cell>
          <table:table-cell office:value-type="float" office:value="852" calcext:value-type="float">
            <text:p>852</text:p>
          </table:table-cell>
          <table:table-cell table:formula="of:=([.B357]/[.$F$1])" office:value-type="float" office:value="0.00047210402690328" calcext:value-type="float">
            <text:p>0.000472104026903</text:p>
          </table:table-cell>
          <table:table-cell table:formula="of:=([.$H$11]/([.E357]+[.$I$11])^[.$J$11])" office:value-type="float" office:value="0.0567641307188447" calcext:value-type="float">
            <text:p>0.056764130718845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D357]^2" office:value-type="float" office:value="0.00322216653626608" calcext:value-type="float">
            <text:p>0.0032221665362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man</text:p>
          </table:table-cell>
          <table:table-cell office:value-type="float" office:value="852" calcext:value-type="float">
            <text:p>852</text:p>
          </table:table-cell>
          <table:table-cell table:formula="of:=([.B358]/[.$F$1])" office:value-type="float" office:value="0.00047210402690328" calcext:value-type="float">
            <text:p>0.000472104026903</text:p>
          </table:table-cell>
          <table:table-cell table:formula="of:=([.$H$11]/([.E358]+[.$I$11])^[.$J$11])" office:value-type="float" office:value="0.0566244215838309" calcext:value-type="float">
            <text:p>0.056624421583831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D358]^2" office:value-type="float" office:value="0.00320632511970341" calcext:value-type="float">
            <text:p>0.0032063251197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imes</text:p>
          </table:table-cell>
          <table:table-cell office:value-type="float" office:value="848" calcext:value-type="float">
            <text:p>848</text:p>
          </table:table-cell>
          <table:table-cell table:formula="of:=([.B359]/[.$F$1])" office:value-type="float" office:value="0.000469887576072748" calcext:value-type="float">
            <text:p>0.000469887576073</text:p>
          </table:table-cell>
          <table:table-cell table:formula="of:=([.$H$11]/([.E359]+[.$I$11])^[.$J$11])" office:value-type="float" office:value="0.0564854449998226" calcext:value-type="float">
            <text:p>0.056485444999823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D359]^2" office:value-type="float" office:value="0.00319060549682799" calcext:value-type="float">
            <text:p>0.0031906054968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eep</text:p>
          </table:table-cell>
          <table:table-cell office:value-type="float" office:value="845" calcext:value-type="float">
            <text:p>845</text:p>
          </table:table-cell>
          <table:table-cell table:formula="of:=([.B360]/[.$F$1])" office:value-type="float" office:value="0.000468225237949849" calcext:value-type="float">
            <text:p>0.00046822523795</text:p>
          </table:table-cell>
          <table:table-cell table:formula="of:=([.$H$11]/([.E360]+[.$I$11])^[.$J$11])" office:value-type="float" office:value="0.0563471950990101" calcext:value-type="float">
            <text:p>0.05634719509901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D360]^2" office:value-type="float" office:value="0.00317500639552591" calcext:value-type="float">
            <text:p>0.0031750063955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one</text:p>
          </table:table-cell>
          <table:table-cell office:value-type="float" office:value="845" calcext:value-type="float">
            <text:p>845</text:p>
          </table:table-cell>
          <table:table-cell table:formula="of:=([.B361]/[.$F$1])" office:value-type="float" office:value="0.000468225237949849" calcext:value-type="float">
            <text:p>0.00046822523795</text:p>
          </table:table-cell>
          <table:table-cell table:formula="of:=([.$H$11]/([.E361]+[.$I$11])^[.$J$11])" office:value-type="float" office:value="0.0562096660767298" calcext:value-type="float">
            <text:p>0.05620966607673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361]^2" office:value-type="float" office:value="0.00315952656045747" calcext:value-type="float">
            <text:p>0.0031595265604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ad</text:p>
          </table:table-cell>
          <table:table-cell office:value-type="float" office:value="844" calcext:value-type="float">
            <text:p>844</text:p>
          </table:table-cell>
          <table:table-cell table:formula="of:=([.B362]/[.$F$1])" office:value-type="float" office:value="0.000467671125242217" calcext:value-type="float">
            <text:p>0.000467671125242</text:p>
          </table:table-cell>
          <table:table-cell table:formula="of:=([.$H$11]/([.E362]+[.$I$11])^[.$J$11])" office:value-type="float" office:value="0.0560728521906119" calcext:value-type="float">
            <text:p>0.05607285219061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D362]^2" office:value-type="float" office:value="0.00314416475279021" calcext:value-type="float">
            <text:p>0.003144164752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tself</text:p>
          </table:table-cell>
          <table:table-cell office:value-type="float" office:value="843" calcext:value-type="float">
            <text:p>843</text:p>
          </table:table-cell>
          <table:table-cell table:formula="of:=([.B363]/[.$F$1])" office:value-type="float" office:value="0.000467117012534584" calcext:value-type="float">
            <text:p>0.000467117012535</text:p>
          </table:table-cell>
          <table:table-cell table:formula="of:=([.$H$11]/([.E363]+[.$I$11])^[.$J$11])" office:value-type="float" office:value="0.0559367477597422" calcext:value-type="float">
            <text:p>0.055936747759742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D363]^2" office:value-type="float" office:value="0.00312891974993703" calcext:value-type="float">
            <text:p>0.0031289197499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come</text:p>
          </table:table-cell>
          <table:table-cell office:value-type="float" office:value="841" calcext:value-type="float">
            <text:p>841</text:p>
          </table:table-cell>
          <table:table-cell table:formula="of:=([.B364]/[.$F$1])" office:value-type="float" office:value="0.000466008787119318" calcext:value-type="float">
            <text:p>0.000466008787119</text:p>
          </table:table-cell>
          <table:table-cell table:formula="of:=([.$H$11]/([.E364]+[.$I$11])^[.$J$11])" office:value-type="float" office:value="0.0558013471638369" calcext:value-type="float">
            <text:p>0.055801347163837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D364]^2" office:value-type="float" office:value="0.00311379034529904" calcext:value-type="float">
            <text:p>0.0031137903452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lectronic</text:p>
          </table:table-cell>
          <table:table-cell office:value-type="float" office:value="841" calcext:value-type="float">
            <text:p>841</text:p>
          </table:table-cell>
          <table:table-cell table:formula="of:=([.B365]/[.$F$1])" office:value-type="float" office:value="0.000466008787119318" calcext:value-type="float">
            <text:p>0.000466008787119</text:p>
          </table:table-cell>
          <table:table-cell table:formula="of:=([.$H$11]/([.E365]+[.$I$11])^[.$J$11])" office:value-type="float" office:value="0.0556666448424308" calcext:value-type="float">
            <text:p>0.055666644842431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D365]^2" office:value-type="float" office:value="0.00309877534801332" calcext:value-type="float">
            <text:p>0.003098775348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rd</text:p>
          </table:table-cell>
          <table:table-cell office:value-type="float" office:value="841" calcext:value-type="float">
            <text:p>841</text:p>
          </table:table-cell>
          <table:table-cell table:formula="of:=([.B366]/[.$F$1])" office:value-type="float" office:value="0.000466008787119318" calcext:value-type="float">
            <text:p>0.000466008787119</text:p>
          </table:table-cell>
          <table:table-cell table:formula="of:=([.$H$11]/([.E366]+[.$I$11])^[.$J$11])" office:value-type="float" office:value="0.0555326352940791" calcext:value-type="float">
            <text:p>0.05553263529407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D366]^2" office:value-type="float" office:value="0.0030838735827052" calcext:value-type="float">
            <text:p>0.0030838735827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irit</text:p>
          </table:table-cell>
          <table:table-cell office:value-type="float" office:value="840" calcext:value-type="float">
            <text:p>840</text:p>
          </table:table-cell>
          <table:table-cell table:formula="of:=([.B367]/[.$F$1])" office:value-type="float" office:value="0.000465454674411685" calcext:value-type="float">
            <text:p>0.000465454674412</text:p>
          </table:table-cell>
          <table:table-cell table:formula="of:=([.$H$11]/([.E367]+[.$I$11])^[.$J$11])" office:value-type="float" office:value="0.0553993130755716" calcext:value-type="float">
            <text:p>0.055399313075572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D367]^2" office:value-type="float" office:value="0.0030690838892452" calcext:value-type="float">
            <text:p>0.0030690838892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ceived</text:p>
          </table:table-cell>
          <table:table-cell office:value-type="float" office:value="838" calcext:value-type="float">
            <text:p>838</text:p>
          </table:table-cell>
          <table:table-cell table:formula="of:=([.B368]/[.$F$1])" office:value-type="float" office:value="0.000464346448996419" calcext:value-type="float">
            <text:p>0.000464346448996</text:p>
          </table:table-cell>
          <table:table-cell table:formula="of:=([.$H$11]/([.E368]+[.$I$11])^[.$J$11])" office:value-type="float" office:value="0.0552666728011592" calcext:value-type="float">
            <text:p>0.055266672801159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368]^2" office:value-type="float" office:value="0.00305440512251039" calcext:value-type="float">
            <text:p>0.003054405122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rt</text:p>
          </table:table-cell>
          <table:table-cell office:value-type="float" office:value="836" calcext:value-type="float">
            <text:p>836</text:p>
          </table:table-cell>
          <table:table-cell table:formula="of:=([.B369]/[.$F$1])" office:value-type="float" office:value="0.000463238223581153" calcext:value-type="float">
            <text:p>0.000463238223581</text:p>
          </table:table-cell>
          <table:table-cell table:formula="of:=([.$H$11]/([.E369]+[.$I$11])^[.$J$11])" office:value-type="float" office:value="0.0551347091417932" calcext:value-type="float">
            <text:p>0.055134709141793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69]^2" office:value-type="float" office:value="0.00303983615215013" calcext:value-type="float">
            <text:p>0.00303983615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oe</text:p>
          </table:table-cell>
          <table:table-cell office:value-type="float" office:value="834" calcext:value-type="float">
            <text:p>834</text:p>
          </table:table-cell>
          <table:table-cell table:formula="of:=([.B370]/[.$F$1])" office:value-type="float" office:value="0.000462129998165887" calcext:value-type="float">
            <text:p>0.000462129998166</text:p>
          </table:table-cell>
          <table:table-cell table:formula="of:=([.$H$11]/([.E370]+[.$I$11])^[.$J$11])" office:value-type="float" office:value="0.0550034168243766" calcext:value-type="float">
            <text:p>0.05500341682437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D370]^2" office:value-type="float" office:value="0.00302537586235612" calcext:value-type="float">
            <text:p>0.0030253758623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ubt</text:p>
          </table:table-cell>
          <table:table-cell office:value-type="float" office:value="834" calcext:value-type="float">
            <text:p>834</text:p>
          </table:table-cell>
          <table:table-cell table:formula="of:=([.B371]/[.$F$1])" office:value-type="float" office:value="0.000462129998165887" calcext:value-type="float">
            <text:p>0.000462129998166</text:p>
          </table:table-cell>
          <table:table-cell table:formula="of:=([.$H$11]/([.E371]+[.$I$11])^[.$J$11])" office:value-type="float" office:value="0.0548727906310274" calcext:value-type="float">
            <text:p>0.054872790631028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D371]^2" office:value-type="float" office:value="0.00301102315163657" calcext:value-type="float">
            <text:p>0.0030110231516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d</text:p>
          </table:table-cell>
          <table:table-cell office:value-type="float" office:value="833" calcext:value-type="float">
            <text:p>833</text:p>
          </table:table-cell>
          <table:table-cell table:formula="of:=([.B372]/[.$F$1])" office:value-type="float" office:value="0.000461575885458254" calcext:value-type="float">
            <text:p>0.000461575885458</text:p>
          </table:table-cell>
          <table:table-cell table:formula="of:=([.$H$11]/([.E372]+[.$I$11])^[.$J$11])" office:value-type="float" office:value="0.054742825398353" calcext:value-type="float">
            <text:p>0.054742825398353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D372]^2" office:value-type="float" office:value="0.00299677693259456" calcext:value-type="float">
            <text:p>0.0029967769325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racter</text:p>
          </table:table-cell>
          <table:table-cell office:value-type="float" office:value="832" calcext:value-type="float">
            <text:p>832</text:p>
          </table:table-cell>
          <table:table-cell table:formula="of:=([.B373]/[.$F$1])" office:value-type="float" office:value="0.000461021772750621" calcext:value-type="float">
            <text:p>0.000461021772751</text:p>
          </table:table-cell>
          <table:table-cell table:formula="of:=([.$H$11]/([.E373]+[.$I$11])^[.$J$11])" office:value-type="float" office:value="0.0546135160167365" calcext:value-type="float">
            <text:p>0.054613516016737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D373]^2" office:value-type="float" office:value="0.00298263613171034" calcext:value-type="float">
            <text:p>0.002982636131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ong</text:p>
          </table:table-cell>
          <table:table-cell office:value-type="float" office:value="830" calcext:value-type="float">
            <text:p>830</text:p>
          </table:table-cell>
          <table:table-cell table:formula="of:=([.B374]/[.$F$1])" office:value-type="float" office:value="0.000459913547335355" calcext:value-type="float">
            <text:p>0.000459913547335</text:p>
          </table:table-cell>
          <table:table-cell table:formula="of:=([.$H$11]/([.E374]+[.$I$11])^[.$J$11])" office:value-type="float" office:value="0.0544848574296347" calcext:value-type="float">
            <text:p>0.054484857429635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D374]^2" office:value-type="float" office:value="0.00296859968912761" calcext:value-type="float">
            <text:p>0.002968599689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dy</text:p>
          </table:table-cell>
          <table:table-cell office:value-type="float" office:value="823" calcext:value-type="float">
            <text:p>823</text:p>
          </table:table-cell>
          <table:table-cell table:formula="of:=([.B375]/[.$F$1])" office:value-type="float" office:value="0.000456034758381924" calcext:value-type="float">
            <text:p>0.000456034758382</text:p>
          </table:table-cell>
          <table:table-cell table:formula="of:=([.$H$11]/([.E375]+[.$I$11])^[.$J$11])" office:value-type="float" office:value="0.0543568446328857" calcext:value-type="float">
            <text:p>0.054356844632886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D375]^2" office:value-type="float" office:value="0.00295466655844368" calcext:value-type="float">
            <text:p>0.0029546665584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ind</text:p>
          </table:table-cell>
          <table:table-cell office:value-type="float" office:value="818" calcext:value-type="float">
            <text:p>818</text:p>
          </table:table-cell>
          <table:table-cell table:formula="of:=([.B376]/[.$F$1])" office:value-type="float" office:value="0.00045326419484376" calcext:value-type="float">
            <text:p>0.000453264194844</text:p>
          </table:table-cell>
          <table:table-cell table:formula="of:=([.$H$11]/([.E376]+[.$I$11])^[.$J$11])" office:value-type="float" office:value="0.0542294726740292" calcext:value-type="float">
            <text:p>0.054229472674029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376]^2" office:value-type="float" office:value="0.00294083570650328" calcext:value-type="float">
            <text:p>0.0029408357065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y</text:p>
          </table:table-cell>
          <table:table-cell office:value-type="float" office:value="818" calcext:value-type="float">
            <text:p>818</text:p>
          </table:table-cell>
          <table:table-cell table:formula="of:=([.B377]/[.$F$1])" office:value-type="float" office:value="0.00045326419484376" calcext:value-type="float">
            <text:p>0.000453264194844</text:p>
          </table:table-cell>
          <table:table-cell table:formula="of:=([.$H$11]/([.E377]+[.$I$11])^[.$J$11])" office:value-type="float" office:value="0.0541027366516358" calcext:value-type="float">
            <text:p>0.054102736651636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D377]^2" office:value-type="float" office:value="0.00292710611319625" calcext:value-type="float">
            <text:p>0.0029271061131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uman</text:p>
          </table:table-cell>
          <table:table-cell office:value-type="float" office:value="810" calcext:value-type="float">
            <text:p>810</text:p>
          </table:table-cell>
          <table:table-cell table:formula="of:=([.B378]/[.$F$1])" office:value-type="float" office:value="0.000448831293182696" calcext:value-type="float">
            <text:p>0.000448831293183</text:p>
          </table:table-cell>
          <table:table-cell table:formula="of:=([.$H$11]/([.E378]+[.$I$11])^[.$J$11])" office:value-type="float" office:value="0.0539766317146475" calcext:value-type="float">
            <text:p>0.053976631714648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D378]^2" office:value-type="float" office:value="0.00291347677125869" calcext:value-type="float">
            <text:p>0.0029134767712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ything</text:p>
          </table:table-cell>
          <table:table-cell office:value-type="float" office:value="808" calcext:value-type="float">
            <text:p>808</text:p>
          </table:table-cell>
          <table:table-cell table:formula="of:=([.B379]/[.$F$1])" office:value-type="float" office:value="0.00044772306776743" calcext:value-type="float">
            <text:p>0.000447723067767</text:p>
          </table:table-cell>
          <table:table-cell table:formula="of:=([.$H$11]/([.E379]+[.$I$11])^[.$J$11])" office:value-type="float" office:value="0.0538511530617284" calcext:value-type="float">
            <text:p>0.053851153061729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D379]^2" office:value-type="float" office:value="0.00289994668607771" calcext:value-type="float">
            <text:p>0.0028999466860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fferent</text:p>
          </table:table-cell>
          <table:table-cell office:value-type="float" office:value="804" calcext:value-type="float">
            <text:p>804</text:p>
          </table:table-cell>
          <table:table-cell table:formula="of:=([.B380]/[.$F$1])" office:value-type="float" office:value="0.000445506616936898" calcext:value-type="float">
            <text:p>0.000445506616937</text:p>
          </table:table-cell>
          <table:table-cell table:formula="of:=([.$H$11]/([.E380]+[.$I$11])^[.$J$11])" office:value-type="float" office:value="0.0537262959406258" calcext:value-type="float">
            <text:p>0.053726295940626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380]^2" office:value-type="float" office:value="0.0028865148754997" calcext:value-type="float">
            <text:p>0.00288651487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n</text:p>
          </table:table-cell>
          <table:table-cell office:value-type="float" office:value="799" calcext:value-type="float">
            <text:p>799</text:p>
          </table:table-cell>
          <table:table-cell table:formula="of:=([.B381]/[.$F$1])" office:value-type="float" office:value="0.000442736053398733" calcext:value-type="float">
            <text:p>0.000442736053399</text:p>
          </table:table-cell>
          <table:table-cell table:formula="of:=([.$H$11]/([.E381]+[.$I$11])^[.$J$11])" office:value-type="float" office:value="0.0536020556475399" calcext:value-type="float">
            <text:p>0.0536020556475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D381]^2" office:value-type="float" office:value="0.00287318036964196" calcext:value-type="float">
            <text:p>0.0028731803696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</text:p>
          </table:table-cell>
          <table:table-cell office:value-type="float" office:value="798" calcext:value-type="float">
            <text:p>798</text:p>
          </table:table-cell>
          <table:table-cell table:formula="of:=([.B382]/[.$F$1])" office:value-type="float" office:value="0.0004421819406911" calcext:value-type="float">
            <text:p>0.000442181940691</text:p>
          </table:table-cell>
          <table:table-cell table:formula="of:=([.$H$11]/([.E382]+[.$I$11])^[.$J$11])" office:value-type="float" office:value="0.0534784275265049" calcext:value-type="float">
            <text:p>0.053478427526505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D382]^2" office:value-type="float" office:value="0.00285994221070763" calcext:value-type="float">
            <text:p>0.0028599422107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ory</text:p>
          </table:table-cell>
          <table:table-cell office:value-type="float" office:value="797" calcext:value-type="float">
            <text:p>797</text:p>
          </table:table-cell>
          <table:table-cell table:formula="of:=([.B383]/[.$F$1])" office:value-type="float" office:value="0.000441627827983468" calcext:value-type="float">
            <text:p>0.000441627827983</text:p>
          </table:table-cell>
          <table:table-cell table:formula="of:=([.$H$11]/([.E383]+[.$I$11])^[.$J$11])" office:value-type="float" office:value="0.0533554069687783" calcext:value-type="float">
            <text:p>0.053355406968778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D383]^2" office:value-type="float" office:value="0.00284679945280396" calcext:value-type="float">
            <text:p>0.0028467994528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ite</text:p>
          </table:table-cell>
          <table:table-cell office:value-type="float" office:value="795" calcext:value-type="float">
            <text:p>795</text:p>
          </table:table-cell>
          <table:table-cell table:formula="of:=([.B384]/[.$F$1])" office:value-type="float" office:value="0.000440519602568202" calcext:value-type="float">
            <text:p>0.000440519602568</text:p>
          </table:table-cell>
          <table:table-cell table:formula="of:=([.$H$11]/([.E384]+[.$I$11])^[.$J$11])" office:value-type="float" office:value="0.0532329894122405" calcext:value-type="float">
            <text:p>0.053232989412241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D384]^2" office:value-type="float" office:value="0.0028337511617637" calcext:value-type="float">
            <text:p>0.0028337511617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ld</text:p>
          </table:table-cell>
          <table:table-cell office:value-type="float" office:value="793" calcext:value-type="float">
            <text:p>793</text:p>
          </table:table-cell>
          <table:table-cell table:formula="of:=([.B385]/[.$F$1])" office:value-type="float" office:value="0.000439411377152936" calcext:value-type="float">
            <text:p>0.000439411377153</text:p>
          </table:table-cell>
          <table:table-cell table:formula="of:=([.$H$11]/([.E385]+[.$I$11])^[.$J$11])" office:value-type="float" office:value="0.0531111703408025" calcext:value-type="float">
            <text:p>0.053111170340803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385]^2" office:value-type="float" office:value="0.00282079641496974" calcext:value-type="float">
            <text:p>0.002820796414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usic</text:p>
          </table:table-cell>
          <table:table-cell office:value-type="float" office:value="790" calcext:value-type="float">
            <text:p>790</text:p>
          </table:table-cell>
          <table:table-cell table:formula="of:=([.B386]/[.$F$1])" office:value-type="float" office:value="0.000437749039030037" calcext:value-type="float">
            <text:p>0.00043774903903</text:p>
          </table:table-cell>
          <table:table-cell table:formula="of:=([.$H$11]/([.E386]+[.$I$11])^[.$J$11])" office:value-type="float" office:value="0.052989945283824" calcext:value-type="float">
            <text:p>0.052989945283824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D386]^2" office:value-type="float" office:value="0.00280793430118266" calcext:value-type="float">
            <text:p>0.0028079343011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wards</text:p>
          </table:table-cell>
          <table:table-cell office:value-type="float" office:value="790" calcext:value-type="float">
            <text:p>790</text:p>
          </table:table-cell>
          <table:table-cell table:formula="of:=([.B387]/[.$F$1])" office:value-type="float" office:value="0.000437749039030037" calcext:value-type="float">
            <text:p>0.00043774903903</text:p>
          </table:table-cell>
          <table:table-cell table:formula="of:=([.$H$11]/([.E387]+[.$I$11])^[.$J$11])" office:value-type="float" office:value="0.052869309815539" calcext:value-type="float">
            <text:p>0.052869309815539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D387]^2" office:value-type="float" office:value="0.00279516392037145" calcext:value-type="float">
            <text:p>0.0027951639203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mily</text:p>
          </table:table-cell>
          <table:table-cell office:value-type="float" office:value="790" calcext:value-type="float">
            <text:p>790</text:p>
          </table:table-cell>
          <table:table-cell table:formula="of:=([.B388]/[.$F$1])" office:value-type="float" office:value="0.000437749039030037" calcext:value-type="float">
            <text:p>0.00043774903903</text:p>
          </table:table-cell>
          <table:table-cell table:formula="of:=([.$H$11]/([.E388]+[.$I$11])^[.$J$11])" office:value-type="float" office:value="0.0527492595544914" calcext:value-type="float">
            <text:p>0.052749259554491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D388]^2" office:value-type="float" office:value="0.0027824843835471" calcext:value-type="float">
            <text:p>0.0027824843835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ve</text:p>
          </table:table-cell>
          <table:table-cell office:value-type="float" office:value="784" calcext:value-type="float">
            <text:p>784</text:p>
          </table:table-cell>
          <table:table-cell table:formula="of:=([.B389]/[.$F$1])" office:value-type="float" office:value="0.000434424362784239" calcext:value-type="float">
            <text:p>0.000434424362784</text:p>
          </table:table-cell>
          <table:table-cell table:formula="of:=([.$H$11]/([.E389]+[.$I$11])^[.$J$11])" office:value-type="float" office:value="0.0526297901629776" calcext:value-type="float">
            <text:p>0.052629790162978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D389]^2" office:value-type="float" office:value="0.00276989481259906" calcext:value-type="float">
            <text:p>0.0027698948125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sed</text:p>
          </table:table-cell>
          <table:table-cell office:value-type="float" office:value="783" calcext:value-type="float">
            <text:p>783</text:p>
          </table:table-cell>
          <table:table-cell table:formula="of:=([.B390]/[.$F$1])" office:value-type="float" office:value="0.000433870250076606" calcext:value-type="float">
            <text:p>0.000433870250077</text:p>
          </table:table-cell>
          <table:table-cell table:formula="of:=([.$H$11]/([.E390]+[.$I$11])^[.$J$11])" office:value-type="float" office:value="0.0525108973464994" calcext:value-type="float">
            <text:p>0.052510897346499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D390]^2" office:value-type="float" office:value="0.0027573943401346" calcext:value-type="float">
            <text:p>0.002757394340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ready</text:p>
          </table:table-cell>
          <table:table-cell office:value-type="float" office:value="783" calcext:value-type="float">
            <text:p>783</text:p>
          </table:table-cell>
          <table:table-cell table:formula="of:=([.B391]/[.$F$1])" office:value-type="float" office:value="0.000433870250076606" calcext:value-type="float">
            <text:p>0.000433870250077</text:p>
          </table:table-cell>
          <table:table-cell table:formula="of:=([.$H$11]/([.E391]+[.$I$11])^[.$J$11])" office:value-type="float" office:value="0.0523925768532233" calcext:value-type="float">
            <text:p>0.052392576853223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D391]^2" office:value-type="float" office:value="0.0027449821093209" calcext:value-type="float">
            <text:p>0.002744982109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ur</text:p>
          </table:table-cell>
          <table:table-cell office:value-type="float" office:value="782" calcext:value-type="float">
            <text:p>782</text:p>
          </table:table-cell>
          <table:table-cell table:formula="of:=([.B392]/[.$F$1])" office:value-type="float" office:value="0.000433316137368973" calcext:value-type="float">
            <text:p>0.000433316137369</text:p>
          </table:table-cell>
          <table:table-cell table:formula="of:=([.$H$11]/([.E392]+[.$I$11])^[.$J$11])" office:value-type="float" office:value="0.0522748244734491" calcext:value-type="float">
            <text:p>0.052274824473449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D392]^2" office:value-type="float" office:value="0.00273265727372991" calcext:value-type="float">
            <text:p>0.002732657273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nt</text:p>
          </table:table-cell>
          <table:table-cell office:value-type="float" office:value="781" calcext:value-type="float">
            <text:p>781</text:p>
          </table:table-cell>
          <table:table-cell table:formula="of:=([.B393]/[.$F$1])" office:value-type="float" office:value="0.00043276202466134" calcext:value-type="float">
            <text:p>0.000432762024661</text:p>
          </table:table-cell>
          <table:table-cell table:formula="of:=([.$H$11]/([.E393]+[.$I$11])^[.$J$11])" office:value-type="float" office:value="0.0521576360390863" calcext:value-type="float">
            <text:p>0.052157636039086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D393]^2" office:value-type="float" office:value="0.00272041899718579" calcext:value-type="float">
            <text:p>0.0027204189971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pter</text:p>
          </table:table-cell>
          <table:table-cell office:value-type="float" office:value="781" calcext:value-type="float">
            <text:p>781</text:p>
          </table:table-cell>
          <table:table-cell table:formula="of:=([.B394]/[.$F$1])" office:value-type="float" office:value="0.00043276202466134" calcext:value-type="float">
            <text:p>0.000432762024661</text:p>
          </table:table-cell>
          <table:table-cell table:formula="of:=([.$H$11]/([.E394]+[.$I$11])^[.$J$11])" office:value-type="float" office:value="0.0520410074231378" calcext:value-type="float">
            <text:p>0.052041007423138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D394]^2" office:value-type="float" office:value="0.00270826645361508" calcext:value-type="float">
            <text:p>0.002708266453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ok</text:p>
          </table:table-cell>
          <table:table-cell office:value-type="float" office:value="775" calcext:value-type="float">
            <text:p>775</text:p>
          </table:table-cell>
          <table:table-cell table:formula="of:=([.B395]/[.$F$1])" office:value-type="float" office:value="0.000429437348415542" calcext:value-type="float">
            <text:p>0.000429437348416</text:p>
          </table:table-cell>
          <table:table-cell table:formula="of:=([.$H$11]/([.E395]+[.$I$11])^[.$J$11])" office:value-type="float" office:value="0.0519249345391917" calcext:value-type="float">
            <text:p>0.051924934539192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D395]^2" office:value-type="float" office:value="0.00269619882689935" calcext:value-type="float">
            <text:p>0.0026961988268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pe</text:p>
          </table:table-cell>
          <table:table-cell office:value-type="float" office:value="774" calcext:value-type="float">
            <text:p>774</text:p>
          </table:table-cell>
          <table:table-cell table:formula="of:=([.B396]/[.$F$1])" office:value-type="float" office:value="0.000428883235707909" calcext:value-type="float">
            <text:p>0.000428883235708</text:p>
          </table:table-cell>
          <table:table-cell table:formula="of:=([.$H$11]/([.E396]+[.$I$11])^[.$J$11])" office:value-type="float" office:value="0.0518094133409209" calcext:value-type="float">
            <text:p>0.051809413340921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396]^2" office:value-type="float" office:value="0.00268421531073039" calcext:value-type="float">
            <text:p>0.002684215310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cle</text:p>
          </table:table-cell>
          <table:table-cell office:value-type="float" office:value="774" calcext:value-type="float">
            <text:p>774</text:p>
          </table:table-cell>
          <table:table-cell table:formula="of:=([.B397]/[.$F$1])" office:value-type="float" office:value="0.000428883235707909" calcext:value-type="float">
            <text:p>0.000428883235708</text:p>
          </table:table-cell>
          <table:table-cell table:formula="of:=([.$H$11]/([.E397]+[.$I$11])^[.$J$11])" office:value-type="float" office:value="0.0516944398215892" calcext:value-type="float">
            <text:p>0.051694439821589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D397]^2" office:value-type="float" office:value="0.00267231510846791" calcext:value-type="float">
            <text:p>0.0026723151084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iod</text:p>
          </table:table-cell>
          <table:table-cell office:value-type="float" office:value="767" calcext:value-type="float">
            <text:p>767</text:p>
          </table:table-cell>
          <table:table-cell table:formula="of:=([.B398]/[.$F$1])" office:value-type="float" office:value="0.000425004446754479" calcext:value-type="float">
            <text:p>0.000425004446754</text:p>
          </table:table-cell>
          <table:table-cell table:formula="of:=([.$H$11]/([.E398]+[.$I$11])^[.$J$11])" office:value-type="float" office:value="0.051580010013566" calcext:value-type="float">
            <text:p>0.051580010013566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D398]^2" office:value-type="float" office:value="0.00266049743299957" calcext:value-type="float">
            <text:p>0.0026604974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ing</text:p>
          </table:table-cell>
          <table:table-cell office:value-type="float" office:value="767" calcext:value-type="float">
            <text:p>767</text:p>
          </table:table-cell>
          <table:table-cell table:formula="of:=([.B399]/[.$F$1])" office:value-type="float" office:value="0.000425004446754479" calcext:value-type="float">
            <text:p>0.000425004446754</text:p>
          </table:table-cell>
          <table:table-cell table:formula="of:=([.$H$11]/([.E399]+[.$I$11])^[.$J$11])" office:value-type="float" office:value="0.0514661199878469" calcext:value-type="float">
            <text:p>0.051466119987847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D399]^2" office:value-type="float" office:value="0.00264876150660346" calcext:value-type="float">
            <text:p>0.0026487615066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ible</text:p>
          </table:table-cell>
          <table:table-cell office:value-type="float" office:value="764" calcext:value-type="float">
            <text:p>764</text:p>
          </table:table-cell>
          <table:table-cell table:formula="of:=([.B400]/[.$F$1])" office:value-type="float" office:value="0.00042334210863158" calcext:value-type="float">
            <text:p>0.000423342108632</text:p>
          </table:table-cell>
          <table:table-cell table:formula="of:=([.$H$11]/([.E400]+[.$I$11])^[.$J$11])" office:value-type="float" office:value="0.0513527658535823" calcext:value-type="float">
            <text:p>0.051352765853582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D400]^2" office:value-type="float" office:value="0.00263710656081285" calcext:value-type="float">
            <text:p>0.0026371065608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ce</text:p>
          </table:table-cell>
          <table:table-cell office:value-type="float" office:value="764" calcext:value-type="float">
            <text:p>764</text:p>
          </table:table-cell>
          <table:table-cell table:formula="of:=([.B401]/[.$F$1])" office:value-type="float" office:value="0.00042334210863158" calcext:value-type="float">
            <text:p>0.000423342108632</text:p>
          </table:table-cell>
          <table:table-cell table:formula="of:=([.$H$11]/([.E401]+[.$I$11])^[.$J$11])" office:value-type="float" office:value="0.0512399437576124" calcext:value-type="float">
            <text:p>0.0512399437576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401]^2" office:value-type="float" office:value="0.00262553183628328" calcext:value-type="float">
            <text:p>0.0026255318362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ppose</text:p>
          </table:table-cell>
          <table:table-cell office:value-type="float" office:value="763" calcext:value-type="float">
            <text:p>763</text:p>
          </table:table-cell>
          <table:table-cell table:formula="of:=([.B402]/[.$F$1])" office:value-type="float" office:value="0.000422787995923947" calcext:value-type="float">
            <text:p>0.000422787995924</text:p>
          </table:table-cell>
          <table:table-cell table:formula="of:=([.$H$11]/([.E402]+[.$I$11])^[.$J$11])" office:value-type="float" office:value="0.0511276498840089" calcext:value-type="float">
            <text:p>0.051127649884009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402]^2" office:value-type="float" office:value="0.0026140365826618" calcext:value-type="float">
            <text:p>0.002614036582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re</text:p>
          </table:table-cell>
          <table:table-cell office:value-type="float" office:value="760" calcext:value-type="float">
            <text:p>760</text:p>
          </table:table-cell>
          <table:table-cell table:formula="of:=([.B403]/[.$F$1])" office:value-type="float" office:value="0.000421125657801048" calcext:value-type="float">
            <text:p>0.000421125657801</text:p>
          </table:table-cell>
          <table:table-cell table:formula="of:=([.$H$11]/([.E403]+[.$I$11])^[.$J$11])" office:value-type="float" office:value="0.0510158804536244" calcext:value-type="float">
            <text:p>0.051015880453624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D403]^2" office:value-type="float" office:value="0.00260262005845849" calcext:value-type="float">
            <text:p>0.0026026200584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</text:p>
          </table:table-cell>
          <table:table-cell office:value-type="float" office:value="760" calcext:value-type="float">
            <text:p>760</text:p>
          </table:table-cell>
          <table:table-cell table:formula="of:=([.B404]/[.$F$1])" office:value-type="float" office:value="0.000421125657801048" calcext:value-type="float">
            <text:p>0.000421125657801</text:p>
          </table:table-cell>
          <table:table-cell table:formula="of:=([.$H$11]/([.E404]+[.$I$11])^[.$J$11])" office:value-type="float" office:value="0.0509046317236466" calcext:value-type="float">
            <text:p>0.050904631723647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D404]^2" office:value-type="float" office:value="0.00259128153092009" calcext:value-type="float">
            <text:p>0.002591281530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ose</text:p>
          </table:table-cell>
          <table:table-cell office:value-type="float" office:value="754" calcext:value-type="float">
            <text:p>754</text:p>
          </table:table-cell>
          <table:table-cell table:formula="of:=([.B405]/[.$F$1])" office:value-type="float" office:value="0.00041780098155525" calcext:value-type="float">
            <text:p>0.000417800981555</text:p>
          </table:table-cell>
          <table:table-cell table:formula="of:=([.$H$11]/([.E405]+[.$I$11])^[.$J$11])" office:value-type="float" office:value="0.050793899987161" calcext:value-type="float">
            <text:p>0.050793899987161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D405]^2" office:value-type="float" office:value="0.00258002027590571" calcext:value-type="float">
            <text:p>0.0025800202759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ll</text:p>
          </table:table-cell>
          <table:table-cell office:value-type="float" office:value="754" calcext:value-type="float">
            <text:p>754</text:p>
          </table:table-cell>
          <table:table-cell table:formula="of:=([.B406]/[.$F$1])" office:value-type="float" office:value="0.00041780098155525" calcext:value-type="float">
            <text:p>0.000417800981555</text:p>
          </table:table-cell>
          <table:table-cell table:formula="of:=([.$H$11]/([.E406]+[.$I$11])^[.$J$11])" office:value-type="float" office:value="0.0506836815727181" calcext:value-type="float">
            <text:p>0.050683681572718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406]^2" office:value-type="float" office:value="0.00256883557776468" calcext:value-type="float">
            <text:p>0.0025688355777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undation</text:p>
          </table:table-cell>
          <table:table-cell office:value-type="float" office:value="749" calcext:value-type="float">
            <text:p>749</text:p>
          </table:table-cell>
          <table:table-cell table:formula="of:=([.B407]/[.$F$1])" office:value-type="float" office:value="0.000415030418017085" calcext:value-type="float">
            <text:p>0.000415030418017</text:p>
          </table:table-cell>
          <table:table-cell table:formula="of:=([.$H$11]/([.E407]+[.$I$11])^[.$J$11])" office:value-type="float" office:value="0.0505739728439081" calcext:value-type="float">
            <text:p>0.050573972843908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D407]^2" office:value-type="float" office:value="0.00255772672921635" calcext:value-type="float">
            <text:p>0.002557726729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d</text:p>
          </table:table-cell>
          <table:table-cell office:value-type="float" office:value="748" calcext:value-type="float">
            <text:p>748</text:p>
          </table:table-cell>
          <table:table-cell table:formula="of:=([.B408]/[.$F$1])" office:value-type="float" office:value="0.000414476305309453" calcext:value-type="float">
            <text:p>0.000414476305309</text:p>
          </table:table-cell>
          <table:table-cell table:formula="of:=([.$H$11]/([.E408]+[.$I$11])^[.$J$11])" office:value-type="float" office:value="0.0504647701989415" calcext:value-type="float">
            <text:p>0.050464770198942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D408]^2" office:value-type="float" office:value="0.00254669303123197" calcext:value-type="float">
            <text:p>0.0025466930312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king</text:p>
          </table:table-cell>
          <table:table-cell office:value-type="float" office:value="746" calcext:value-type="float">
            <text:p>746</text:p>
          </table:table-cell>
          <table:table-cell table:formula="of:=([.B409]/[.$F$1])" office:value-type="float" office:value="0.000413368079894187" calcext:value-type="float">
            <text:p>0.000413368079894</text:p>
          </table:table-cell>
          <table:table-cell table:formula="of:=([.$H$11]/([.E409]+[.$I$11])^[.$J$11])" office:value-type="float" office:value="0.050356070070235" calcext:value-type="float">
            <text:p>0.050356070070235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409]^2" office:value-type="float" office:value="0.00253573379291842" calcext:value-type="float">
            <text:p>0.0025357337929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ross</text:p>
          </table:table-cell>
          <table:table-cell office:value-type="float" office:value="746" calcext:value-type="float">
            <text:p>746</text:p>
          </table:table-cell>
          <table:table-cell table:formula="of:=([.B410]/[.$F$1])" office:value-type="float" office:value="0.000413368079894187" calcext:value-type="float">
            <text:p>0.000413368079894</text:p>
          </table:table-cell>
          <table:table-cell table:formula="of:=([.$H$11]/([.E410]+[.$I$11])^[.$J$11])" office:value-type="float" office:value="0.0502478689240046" calcext:value-type="float">
            <text:p>0.050247868924005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D410]^2" office:value-type="float" office:value="0.00252484833140395" calcext:value-type="float">
            <text:p>0.0025248483314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'm</text:p>
          </table:table-cell>
          <table:table-cell office:value-type="float" office:value="743" calcext:value-type="float">
            <text:p>743</text:p>
          </table:table-cell>
          <table:table-cell table:formula="of:=([.B411]/[.$F$1])" office:value-type="float" office:value="0.000411705741771288" calcext:value-type="float">
            <text:p>0.000411705741771</text:p>
          </table:table-cell>
          <table:table-cell table:formula="of:=([.$H$11]/([.E411]+[.$I$11])^[.$J$11])" office:value-type="float" office:value="0.0501401632598633" calcext:value-type="float">
            <text:p>0.050140163259863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D411]^2" office:value-type="float" office:value="0.00251403597172575" calcext:value-type="float">
            <text:p>0.0025140359717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llowed</text:p>
          </table:table-cell>
          <table:table-cell office:value-type="float" office:value="742" calcext:value-type="float">
            <text:p>742</text:p>
          </table:table-cell>
          <table:table-cell table:formula="of:=([.B412]/[.$F$1])" office:value-type="float" office:value="0.000411151629063655" calcext:value-type="float">
            <text:p>0.000411151629064</text:p>
          </table:table-cell>
          <table:table-cell table:formula="of:=([.$H$11]/([.E412]+[.$I$11])^[.$J$11])" office:value-type="float" office:value="0.0500329496104254" calcext:value-type="float">
            <text:p>0.050032949610425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D412]^2" office:value-type="float" office:value="0.00250329604671937" calcext:value-type="float">
            <text:p>0.0025032960467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unt</text:p>
          </table:table-cell>
          <table:table-cell office:value-type="float" office:value="741" calcext:value-type="float">
            <text:p>741</text:p>
          </table:table-cell>
          <table:table-cell table:formula="of:=([.B413]/[.$F$1])" office:value-type="float" office:value="0.000410597516356022" calcext:value-type="float">
            <text:p>0.000410597516356</text:p>
          </table:table-cell>
          <table:table-cell table:formula="of:=([.$H$11]/([.E413]+[.$I$11])^[.$J$11])" office:value-type="float" office:value="0.0499262245409158" calcext:value-type="float">
            <text:p>0.049926224540916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D413]^2" office:value-type="float" office:value="0.00249262789690994" calcext:value-type="float">
            <text:p>0.002492627896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ong</text:p>
          </table:table-cell>
          <table:table-cell office:value-type="float" office:value="741" calcext:value-type="float">
            <text:p>741</text:p>
          </table:table-cell>
          <table:table-cell table:formula="of:=([.B414]/[.$F$1])" office:value-type="float" office:value="0.000410597516356022" calcext:value-type="float">
            <text:p>0.000410597516356</text:p>
          </table:table-cell>
          <table:table-cell table:formula="of:=([.$H$11]/([.E414]+[.$I$11])^[.$J$11])" office:value-type="float" office:value="0.0498199846487856" calcext:value-type="float">
            <text:p>0.049819984648786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D414]^2" office:value-type="float" office:value="0.00248203087040523" calcext:value-type="float">
            <text:p>0.0024820308704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turned</text:p>
          </table:table-cell>
          <table:table-cell office:value-type="float" office:value="741" calcext:value-type="float">
            <text:p>741</text:p>
          </table:table-cell>
          <table:table-cell table:formula="of:=([.B415]/[.$F$1])" office:value-type="float" office:value="0.000410597516356022" calcext:value-type="float">
            <text:p>0.000410597516356</text:p>
          </table:table-cell>
          <table:table-cell table:formula="of:=([.$H$11]/([.E415]+[.$I$11])^[.$J$11])" office:value-type="float" office:value="0.0497142265633325" calcext:value-type="float">
            <text:p>0.049714226563333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D415]^2" office:value-type="float" office:value="0.00247150432279036" calcext:value-type="float">
            <text:p>0.002471504322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ral</text:p>
          </table:table-cell>
          <table:table-cell office:value-type="float" office:value="739" calcext:value-type="float">
            <text:p>739</text:p>
          </table:table-cell>
          <table:table-cell table:formula="of:=([.B416]/[.$F$1])" office:value-type="float" office:value="0.000409489290940756" calcext:value-type="float">
            <text:p>0.000409489290941</text:p>
          </table:table-cell>
          <table:table-cell table:formula="of:=([.$H$11]/([.E416]+[.$I$11])^[.$J$11])" office:value-type="float" office:value="0.0496089469453268" calcext:value-type="float">
            <text:p>0.049608946945327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D416]^2" office:value-type="float" office:value="0.00246104761702425" calcext:value-type="float">
            <text:p>0.0024610476170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les</text:p>
          </table:table-cell>
          <table:table-cell office:value-type="float" office:value="739" calcext:value-type="float">
            <text:p>739</text:p>
          </table:table-cell>
          <table:table-cell table:formula="of:=([.B417]/[.$F$1])" office:value-type="float" office:value="0.000409489290940756" calcext:value-type="float">
            <text:p>0.000409489290941</text:p>
          </table:table-cell>
          <table:table-cell table:formula="of:=([.$H$11]/([.E417]+[.$I$11])^[.$J$11])" office:value-type="float" office:value="0.0495041424866426" calcext:value-type="float">
            <text:p>0.049504142486643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D417]^2" office:value-type="float" office:value="0.00245066012333782" calcext:value-type="float">
            <text:p>0.0024506601233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</text:p>
          </table:table-cell>
          <table:table-cell office:value-type="float" office:value="734" calcext:value-type="float">
            <text:p>734</text:p>
          </table:table-cell>
          <table:table-cell table:formula="of:=([.B418]/[.$F$1])" office:value-type="float" office:value="0.000406718727402591" calcext:value-type="float">
            <text:p>0.000406718727403</text:p>
          </table:table-cell>
          <table:table-cell table:formula="of:=([.$H$11]/([.E418]+[.$I$11])^[.$J$11])" office:value-type="float" office:value="0.0493998099098948" calcext:value-type="float">
            <text:p>0.04939980990989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418]^2" office:value-type="float" office:value="0.00244034121913374" calcext:value-type="float">
            <text:p>0.0024403412191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x</text:p>
          </table:table-cell>
          <table:table-cell office:value-type="float" office:value="733" calcext:value-type="float">
            <text:p>733</text:p>
          </table:table-cell>
          <table:table-cell table:formula="of:=([.B419]/[.$F$1])" office:value-type="float" office:value="0.000406164614694958" calcext:value-type="float">
            <text:p>0.000406164614695</text:p>
          </table:table-cell>
          <table:table-cell table:formula="of:=([.$H$11]/([.E419]+[.$I$11])^[.$J$11])" office:value-type="float" office:value="0.0492959459680797" calcext:value-type="float">
            <text:p>0.04929594596808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419]^2" office:value-type="float" office:value="0.00243009028888784" calcext:value-type="float">
            <text:p>0.0024300902888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vision</text:p>
          </table:table-cell>
          <table:table-cell office:value-type="float" office:value="730" calcext:value-type="float">
            <text:p>730</text:p>
          </table:table-cell>
          <table:table-cell table:formula="of:=([.B420]/[.$F$1])" office:value-type="float" office:value="0.000404502276572059" calcext:value-type="float">
            <text:p>0.000404502276572</text:p>
          </table:table-cell>
          <table:table-cell table:formula="of:=([.$H$11]/([.E420]+[.$I$11])^[.$J$11])" office:value-type="float" office:value="0.0491925474442227" calcext:value-type="float">
            <text:p>0.049192547444223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D420]^2" office:value-type="float" office:value="0.00241990672405211" calcext:value-type="float">
            <text:p>0.0024199067240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t</text:p>
          </table:table-cell>
          <table:table-cell office:value-type="float" office:value="728" calcext:value-type="float">
            <text:p>728</text:p>
          </table:table-cell>
          <table:table-cell table:formula="of:=([.B421]/[.$F$1])" office:value-type="float" office:value="0.000403394051156793" calcext:value-type="float">
            <text:p>0.000403394051157</text:p>
          </table:table-cell>
          <table:table-cell table:formula="of:=([.$H$11]/([.E421]+[.$I$11])^[.$J$11])" office:value-type="float" office:value="0.0490896111510292" calcext:value-type="float">
            <text:p>0.049089611151029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D421]^2" office:value-type="float" office:value="0.00240978992295925" calcext:value-type="float">
            <text:p>0.0024097899229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refore</text:p>
          </table:table-cell>
          <table:table-cell office:value-type="float" office:value="723" calcext:value-type="float">
            <text:p>723</text:p>
          </table:table-cell>
          <table:table-cell table:formula="of:=([.B422]/[.$F$1])" office:value-type="float" office:value="0.000400623487618629" calcext:value-type="float">
            <text:p>0.000400623487619</text:p>
          </table:table-cell>
          <table:table-cell table:formula="of:=([.$H$11]/([.E422]+[.$I$11])^[.$J$11])" office:value-type="float" office:value="0.0489871339305409" calcext:value-type="float">
            <text:p>0.048987133930541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D422]^2" office:value-type="float" office:value="0.00239973929072876" calcext:value-type="float">
            <text:p>0.0023997392907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ms</text:p>
          </table:table-cell>
          <table:table-cell office:value-type="float" office:value="721" calcext:value-type="float">
            <text:p>721</text:p>
          </table:table-cell>
          <table:table-cell table:formula="of:=([.B423]/[.$F$1])" office:value-type="float" office:value="0.000399515262203363" calcext:value-type="float">
            <text:p>0.000399515262203</text:p>
          </table:table-cell>
          <table:table-cell table:formula="of:=([.$H$11]/([.E423]+[.$I$11])^[.$J$11])" office:value-type="float" office:value="0.0488851126537977" calcext:value-type="float">
            <text:p>0.048885112653798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D423]^2" office:value-type="float" office:value="0.00238975423917449" calcext:value-type="float">
            <text:p>0.0023897542391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iends</text:p>
          </table:table-cell>
          <table:table-cell office:value-type="float" office:value="721" calcext:value-type="float">
            <text:p>721</text:p>
          </table:table-cell>
          <table:table-cell table:formula="of:=([.B424]/[.$F$1])" office:value-type="float" office:value="0.000399515262203363" calcext:value-type="float">
            <text:p>0.000399515262203</text:p>
          </table:table-cell>
          <table:table-cell table:formula="of:=([.$H$11]/([.E424]+[.$I$11])^[.$J$11])" office:value-type="float" office:value="0.0487835442205027" calcext:value-type="float">
            <text:p>0.048783544220503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D424]^2" office:value-type="float" office:value="0.00237983418671374" calcext:value-type="float">
            <text:p>0.0023798341867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an</text:p>
          </table:table-cell>
          <table:table-cell office:value-type="float" office:value="721" calcext:value-type="float">
            <text:p>721</text:p>
          </table:table-cell>
          <table:table-cell table:formula="of:=([.B425]/[.$F$1])" office:value-type="float" office:value="0.000399515262203363" calcext:value-type="float">
            <text:p>0.000399515262203</text:p>
          </table:table-cell>
          <table:table-cell table:formula="of:=([.$H$11]/([.E425]+[.$I$11])^[.$J$11])" office:value-type="float" office:value="0.0486824255586934" calcext:value-type="float">
            <text:p>0.048682425558693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25]^2" office:value-type="float" office:value="0.00236997855827772" calcext:value-type="float">
            <text:p>0.0023699785582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w</text:p>
          </table:table-cell>
          <table:table-cell office:value-type="float" office:value="721" calcext:value-type="float">
            <text:p>721</text:p>
          </table:table-cell>
          <table:table-cell table:formula="of:=([.B426]/[.$F$1])" office:value-type="float" office:value="0.000399515262203363" calcext:value-type="float">
            <text:p>0.000399515262203</text:p>
          </table:table-cell>
          <table:table-cell table:formula="of:=([.$H$11]/([.E426]+[.$I$11])^[.$J$11])" office:value-type="float" office:value="0.0485817536244165" calcext:value-type="float">
            <text:p>0.048581753624417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D426]^2" office:value-type="float" office:value="0.00236018678522351" calcext:value-type="float">
            <text:p>0.0023601867852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rly</text:p>
          </table:table-cell>
          <table:table-cell office:value-type="float" office:value="719" calcext:value-type="float">
            <text:p>719</text:p>
          </table:table-cell>
          <table:table-cell table:formula="of:=([.B427]/[.$F$1])" office:value-type="float" office:value="0.000398407036788097" calcext:value-type="float">
            <text:p>0.000398407036788</text:p>
          </table:table-cell>
          <table:table-cell table:formula="of:=([.$H$11]/([.E427]+[.$I$11])^[.$J$11])" office:value-type="float" office:value="0.0484815254014075" calcext:value-type="float">
            <text:p>0.04848152540140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D427]^2" office:value-type="float" office:value="0.00235045830524732" calcext:value-type="float">
            <text:p>0.0023504583052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iew</text:p>
          </table:table-cell>
          <table:table-cell office:value-type="float" office:value="719" calcext:value-type="float">
            <text:p>719</text:p>
          </table:table-cell>
          <table:table-cell table:formula="of:=([.B428]/[.$F$1])" office:value-type="float" office:value="0.000398407036788097" calcext:value-type="float">
            <text:p>0.000398407036788</text:p>
          </table:table-cell>
          <table:table-cell table:formula="of:=([.$H$11]/([.E428]+[.$I$11])^[.$J$11])" office:value-type="float" office:value="0.0483817379007746" calcext:value-type="float">
            <text:p>0.048381737900775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D428]^2" office:value-type="float" office:value="0.00234079256229924" calcext:value-type="float">
            <text:p>0.0023407925622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or</text:p>
          </table:table-cell>
          <table:table-cell office:value-type="float" office:value="718" calcext:value-type="float">
            <text:p>718</text:p>
          </table:table-cell>
          <table:table-cell table:formula="of:=([.B429]/[.$F$1])" office:value-type="float" office:value="0.000397852924080464" calcext:value-type="float">
            <text:p>0.00039785292408</text:p>
          </table:table-cell>
          <table:table-cell table:formula="of:=([.$H$11]/([.E429]+[.$I$11])^[.$J$11])" office:value-type="float" office:value="0.048282388160687" calcext:value-type="float">
            <text:p>0.048282388160687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D429]^2" office:value-type="float" office:value="0.00233118900649925" calcext:value-type="float">
            <text:p>0.0023311890064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ched</text:p>
          </table:table-cell>
          <table:table-cell office:value-type="float" office:value="716" calcext:value-type="float">
            <text:p>716</text:p>
          </table:table-cell>
          <table:table-cell table:formula="of:=([.B430]/[.$F$1])" office:value-type="float" office:value="0.000396744698665198" calcext:value-type="float">
            <text:p>0.000396744698665</text:p>
          </table:table-cell>
          <table:table-cell table:formula="of:=([.$H$11]/([.E430]+[.$I$11])^[.$J$11])" office:value-type="float" office:value="0.0481834732460677" calcext:value-type="float">
            <text:p>0.048183473246068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D430]^2" office:value-type="float" office:value="0.00232164709405452" calcext:value-type="float">
            <text:p>0.0023216470940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reement</text:p>
          </table:table-cell>
          <table:table-cell office:value-type="float" office:value="713" calcext:value-type="float">
            <text:p>713</text:p>
          </table:table-cell>
          <table:table-cell table:formula="of:=([.B431]/[.$F$1])" office:value-type="float" office:value="0.000395082360542299" calcext:value-type="float">
            <text:p>0.000395082360542</text:p>
          </table:table-cell>
          <table:table-cell table:formula="of:=([.$H$11]/([.E431]+[.$I$11])^[.$J$11])" office:value-type="float" office:value="0.0480849902482899" calcext:value-type="float">
            <text:p>0.04808499024829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D431]^2" office:value-type="float" office:value="0.00231216628717813" calcext:value-type="float">
            <text:p>0.002312166287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ne</text:p>
          </table:table-cell>
          <table:table-cell office:value-type="float" office:value="709" calcext:value-type="float">
            <text:p>709</text:p>
          </table:table-cell>
          <table:table-cell table:formula="of:=([.B432]/[.$F$1])" office:value-type="float" office:value="0.000392865909711767" calcext:value-type="float">
            <text:p>0.000392865909712</text:p>
          </table:table-cell>
          <table:table-cell table:formula="of:=([.$H$11]/([.E432]+[.$I$11])^[.$J$11])" office:value-type="float" office:value="0.0479869362848781" calcext:value-type="float">
            <text:p>0.047986936284878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D432]^2" office:value-type="float" office:value="0.00230274605400895" calcext:value-type="float">
            <text:p>0.0023027460540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n</text:p>
          </table:table-cell>
          <table:table-cell office:value-type="float" office:value="709" calcext:value-type="float">
            <text:p>709</text:p>
          </table:table-cell>
          <table:table-cell table:formula="of:=([.B433]/[.$F$1])" office:value-type="float" office:value="0.000392865909711767" calcext:value-type="float">
            <text:p>0.000392865909712</text:p>
          </table:table-cell>
          <table:table-cell table:formula="of:=([.$H$11]/([.E433]+[.$I$11])^[.$J$11])" office:value-type="float" office:value="0.047889308499213" calcext:value-type="float">
            <text:p>0.0478893084992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433]^2" office:value-type="float" office:value="0.0022933858685328" calcext:value-type="float">
            <text:p>0.0022933858685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uth</text:p>
          </table:table-cell>
          <table:table-cell office:value-type="float" office:value="707" calcext:value-type="float">
            <text:p>707</text:p>
          </table:table-cell>
          <table:table-cell table:formula="of:=([.B434]/[.$F$1])" office:value-type="float" office:value="0.000391757684296501" calcext:value-type="float">
            <text:p>0.000391757684297</text:p>
          </table:table-cell>
          <table:table-cell table:formula="of:=([.$H$11]/([.E434]+[.$I$11])^[.$J$11])" office:value-type="float" office:value="0.0477921040602407" calcext:value-type="float">
            <text:p>0.047792104060241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D434]^2" office:value-type="float" office:value="0.00228408521050487" calcext:value-type="float">
            <text:p>0.0022840852105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ange</text:p>
          </table:table-cell>
          <table:table-cell office:value-type="float" office:value="705" calcext:value-type="float">
            <text:p>705</text:p>
          </table:table-cell>
          <table:table-cell table:formula="of:=([.B435]/[.$F$1])" office:value-type="float" office:value="0.000390649458881235" calcext:value-type="float">
            <text:p>0.000390649458881</text:p>
          </table:table-cell>
          <table:table-cell table:formula="of:=([.$H$11]/([.E435]+[.$I$11])^[.$J$11])" office:value-type="float" office:value="0.0476953201621851" calcext:value-type="float">
            <text:p>0.047695320162185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435]^2" office:value-type="float" office:value="0.00227484356537334" calcext:value-type="float">
            <text:p>0.0022748435653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</text:p>
          </table:table-cell>
          <table:table-cell office:value-type="float" office:value="705" calcext:value-type="float">
            <text:p>705</text:p>
          </table:table-cell>
          <table:table-cell table:formula="of:=([.B436]/[.$F$1])" office:value-type="float" office:value="0.000390649458881235" calcext:value-type="float">
            <text:p>0.000390649458881</text:p>
          </table:table-cell>
          <table:table-cell table:formula="of:=([.$H$11]/([.E436]+[.$I$11])^[.$J$11])" office:value-type="float" office:value="0.0475989540242651" calcext:value-type="float">
            <text:p>0.047598954024265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D436]^2" office:value-type="float" office:value="0.0022656604242041" calcext:value-type="float">
            <text:p>0.0022656604242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ition</text:p>
          </table:table-cell>
          <table:table-cell office:value-type="float" office:value="703" calcext:value-type="float">
            <text:p>703</text:p>
          </table:table-cell>
          <table:table-cell table:formula="of:=([.B437]/[.$F$1])" office:value-type="float" office:value="0.000389541233465969" calcext:value-type="float">
            <text:p>0.000389541233466</text:p>
          </table:table-cell>
          <table:table-cell table:formula="of:=([.$H$11]/([.E437]+[.$I$11])^[.$J$11])" office:value-type="float" office:value="0.0475030028904151" calcext:value-type="float">
            <text:p>0.047503002890415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437]^2" office:value-type="float" office:value="0.00225653528360678" calcext:value-type="float">
            <text:p>0.0022565352836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ll</text:p>
          </table:table-cell>
          <table:table-cell office:value-type="float" office:value="702" calcext:value-type="float">
            <text:p>702</text:p>
          </table:table-cell>
          <table:table-cell table:formula="of:=([.B438]/[.$F$1])" office:value-type="float" office:value="0.000388987120758336" calcext:value-type="float">
            <text:p>0.000388987120758</text:p>
          </table:table-cell>
          <table:table-cell table:formula="of:=([.$H$11]/([.E438]+[.$I$11])^[.$J$11])" office:value-type="float" office:value="0.0474074640290092" calcext:value-type="float">
            <text:p>0.047407464029009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D438]^2" office:value-type="float" office:value="0.0022474676456618" calcext:value-type="float">
            <text:p>0.002247467645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lly</text:p>
          </table:table-cell>
          <table:table-cell office:value-type="float" office:value="701" calcext:value-type="float">
            <text:p>701</text:p>
          </table:table-cell>
          <table:table-cell table:formula="of:=([.B439]/[.$F$1])" office:value-type="float" office:value="0.000388433008050703" calcext:value-type="float">
            <text:p>0.000388433008051</text:p>
          </table:table-cell>
          <table:table-cell table:formula="of:=([.$H$11]/([.E439]+[.$I$11])^[.$J$11])" office:value-type="float" office:value="0.0473123347325894" calcext:value-type="float">
            <text:p>0.047312334732589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D439]^2" office:value-type="float" office:value="0.00223845701784858" calcext:value-type="float">
            <text:p>0.0022384570178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turn</text:p>
          </table:table-cell>
          <table:table-cell office:value-type="float" office:value="700" calcext:value-type="float">
            <text:p>700</text:p>
          </table:table-cell>
          <table:table-cell table:formula="of:=([.B440]/[.$F$1])" office:value-type="float" office:value="0.000387878895343071" calcext:value-type="float">
            <text:p>0.000387878895343</text:p>
          </table:table-cell>
          <table:table-cell table:formula="of:=([.$H$11]/([.E440]+[.$I$11])^[.$J$11])" office:value-type="float" office:value="0.0472176123175972" calcext:value-type="float">
            <text:p>0.047217612317597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D440]^2" office:value-type="float" office:value="0.00222950291297491" calcext:value-type="float">
            <text:p>0.0022295029129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ndon</text:p>
          </table:table-cell>
          <table:table-cell office:value-type="float" office:value="699" calcext:value-type="float">
            <text:p>699</text:p>
          </table:table-cell>
          <table:table-cell table:formula="of:=([.B441]/[.$F$1])" office:value-type="float" office:value="0.000387324782635438" calcext:value-type="float">
            <text:p>0.000387324782635</text:p>
          </table:table-cell>
          <table:table-cell table:formula="of:=([.$H$11]/([.E441]+[.$I$11])^[.$J$11])" office:value-type="float" office:value="0.0471232941241089" calcext:value-type="float">
            <text:p>0.047123294124109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441]^2" office:value-type="float" office:value="0.00222060484910728" calcext:value-type="float">
            <text:p>0.0022206048491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</text:p>
          </table:table-cell>
          <table:table-cell office:value-type="float" office:value="699" calcext:value-type="float">
            <text:p>699</text:p>
          </table:table-cell>
          <table:table-cell table:formula="of:=([.B442]/[.$F$1])" office:value-type="float" office:value="0.000387324782635438" calcext:value-type="float">
            <text:p>0.000387324782635</text:p>
          </table:table-cell>
          <table:table-cell table:formula="of:=([.$H$11]/([.E442]+[.$I$11])^[.$J$11])" office:value-type="float" office:value="0.0470293775155745" calcext:value-type="float">
            <text:p>0.047029377515575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D442]^2" office:value-type="float" office:value="0.00221176234950242" calcext:value-type="float">
            <text:p>0.0022117623495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yond</text:p>
          </table:table-cell>
          <table:table-cell office:value-type="float" office:value="698" calcext:value-type="float">
            <text:p>698</text:p>
          </table:table-cell>
          <table:table-cell table:formula="of:=([.B443]/[.$F$1])" office:value-type="float" office:value="0.000386770669927805" calcext:value-type="float">
            <text:p>0.000386770669928</text:p>
          </table:table-cell>
          <table:table-cell table:formula="of:=([.$H$11]/([.E443]+[.$I$11])^[.$J$11])" office:value-type="float" office:value="0.0469358598785595" calcext:value-type="float">
            <text:p>0.04693585987856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D443]^2" office:value-type="float" office:value="0.00220297494253977" calcext:value-type="float">
            <text:p>0.002202974942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th</text:p>
          </table:table-cell>
          <table:table-cell office:value-type="float" office:value="696" calcext:value-type="float">
            <text:p>696</text:p>
          </table:table-cell>
          <table:table-cell table:formula="of:=([.B444]/[.$F$1])" office:value-type="float" office:value="0.000385662444512539" calcext:value-type="float">
            <text:p>0.000385662444513</text:p>
          </table:table-cell>
          <table:table-cell table:formula="of:=([.$H$11]/([.E444]+[.$I$11])^[.$J$11])" office:value-type="float" office:value="0.0468427386224913" calcext:value-type="float">
            <text:p>0.046842738622491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D444]^2" office:value-type="float" office:value="0.00219424216165503" calcext:value-type="float">
            <text:p>0.002194242161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use</text:p>
          </table:table-cell>
          <table:table-cell office:value-type="float" office:value="693" calcext:value-type="float">
            <text:p>693</text:p>
          </table:table-cell>
          <table:table-cell table:formula="of:=([.B445]/[.$F$1])" office:value-type="float" office:value="0.00038400010638964" calcext:value-type="float">
            <text:p>0.00038400010639</text:p>
          </table:table-cell>
          <table:table-cell table:formula="of:=([.$H$11]/([.E445]+[.$I$11])^[.$J$11])" office:value-type="float" office:value="0.0467500111794074" calcext:value-type="float">
            <text:p>0.046750011179407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D445]^2" office:value-type="float" office:value="0.00218556354527472" calcext:value-type="float">
            <text:p>0.0021855635452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ear</text:p>
          </table:table-cell>
          <table:table-cell office:value-type="float" office:value="691" calcext:value-type="float">
            <text:p>691</text:p>
          </table:table-cell>
          <table:table-cell table:formula="of:=([.B446]/[.$F$1])" office:value-type="float" office:value="0.000382891880974374" calcext:value-type="float">
            <text:p>0.000382891880974</text:p>
          </table:table-cell>
          <table:table-cell table:formula="of:=([.$H$11]/([.E446]+[.$I$11])^[.$J$11])" office:value-type="float" office:value="0.0466576750037086" calcext:value-type="float">
            <text:p>0.046657675003709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D446]^2" office:value-type="float" office:value="0.00217693863675169" calcext:value-type="float">
            <text:p>0.0021769386367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usiness</text:p>
          </table:table-cell>
          <table:table-cell office:value-type="float" office:value="691" calcext:value-type="float">
            <text:p>691</text:p>
          </table:table-cell>
          <table:table-cell table:formula="of:=([.B447]/[.$F$1])" office:value-type="float" office:value="0.000382891880974374" calcext:value-type="float">
            <text:p>0.000382891880974</text:p>
          </table:table-cell>
          <table:table-cell table:formula="of:=([.$H$11]/([.E447]+[.$I$11])^[.$J$11])" office:value-type="float" office:value="0.046565727571914" calcext:value-type="float">
            <text:p>0.04656572757191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D447]^2" office:value-type="float" office:value="0.00216836698430171" calcext:value-type="float">
            <text:p>0.0021683669843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mand</text:p>
          </table:table-cell>
          <table:table-cell office:value-type="float" office:value="688" calcext:value-type="float">
            <text:p>688</text:p>
          </table:table-cell>
          <table:table-cell table:formula="of:=([.B448]/[.$F$1])" office:value-type="float" office:value="0.000381229542851475" calcext:value-type="float">
            <text:p>0.000381229542851</text:p>
          </table:table-cell>
          <table:table-cell table:formula="of:=([.$H$11]/([.E448]+[.$I$11])^[.$J$11])" office:value-type="float" office:value="0.04647416638242" calcext:value-type="float">
            <text:p>0.0464741663824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D448]^2" office:value-type="float" office:value="0.00215984814094086" calcext:value-type="float">
            <text:p>0.0021598481409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t</text:p>
          </table:table-cell>
          <table:table-cell office:value-type="float" office:value="686" calcext:value-type="float">
            <text:p>686</text:p>
          </table:table-cell>
          <table:table-cell table:formula="of:=([.B449]/[.$F$1])" office:value-type="float" office:value="0.000380121317436209" calcext:value-type="float">
            <text:p>0.000380121317436</text:p>
          </table:table-cell>
          <table:table-cell table:formula="of:=([.$H$11]/([.E449]+[.$I$11])^[.$J$11])" office:value-type="float" office:value="0.0463829889552625" calcext:value-type="float">
            <text:p>0.046382988955263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D449]^2" office:value-type="float" office:value="0.002151381664424" calcext:value-type="float">
            <text:p>0.0021513816644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ing</text:p>
          </table:table-cell>
          <table:table-cell office:value-type="float" office:value="683" calcext:value-type="float">
            <text:p>683</text:p>
          </table:table-cell>
          <table:table-cell table:formula="of:=([.B450]/[.$F$1])" office:value-type="float" office:value="0.00037845897931331" calcext:value-type="float">
            <text:p>0.000378458979313</text:p>
          </table:table-cell>
          <table:table-cell table:formula="of:=([.$H$11]/([.E450]+[.$I$11])^[.$J$11])" office:value-type="float" office:value="0.0462921928318814" calcext:value-type="float">
            <text:p>0.046292192831882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D450]^2" office:value-type="float" office:value="0.00214296711718409" calcext:value-type="float">
            <text:p>0.0021429671171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rt</text:p>
          </table:table-cell>
          <table:table-cell office:value-type="float" office:value="680" calcext:value-type="float">
            <text:p>680</text:p>
          </table:table-cell>
          <table:table-cell table:formula="of:=([.B451]/[.$F$1])" office:value-type="float" office:value="0.000376796641190411" calcext:value-type="float">
            <text:p>0.00037679664119</text:p>
          </table:table-cell>
          <table:table-cell table:formula="of:=([.$H$11]/([.E451]+[.$I$11])^[.$J$11])" office:value-type="float" office:value="0.0462017755748897" calcext:value-type="float">
            <text:p>0.04620177557489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451]^2" office:value-type="float" office:value="0.00213460406627247" calcext:value-type="float">
            <text:p>0.0021346040662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at's</text:p>
          </table:table-cell>
          <table:table-cell office:value-type="float" office:value="678" calcext:value-type="float">
            <text:p>678</text:p>
          </table:table-cell>
          <table:table-cell table:formula="of:=([.B452]/[.$F$1])" office:value-type="float" office:value="0.000375688415775145" calcext:value-type="float">
            <text:p>0.000375688415775</text:p>
          </table:table-cell>
          <table:table-cell table:formula="of:=([.$H$11]/([.E452]+[.$I$11])^[.$J$11])" office:value-type="float" office:value="0.0461117347678437" calcext:value-type="float">
            <text:p>0.046111734767844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D452]^2" office:value-type="float" office:value="0.00212629208329997" calcext:value-type="float">
            <text:p>0.00212629208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nse</text:p>
          </table:table-cell>
          <table:table-cell office:value-type="float" office:value="676" calcext:value-type="float">
            <text:p>676</text:p>
          </table:table-cell>
          <table:table-cell table:formula="of:=([.B453]/[.$F$1])" office:value-type="float" office:value="0.00037458019035988" calcext:value-type="float">
            <text:p>0.00037458019036</text:p>
          </table:table-cell>
          <table:table-cell table:formula="of:=([.$H$11]/([.E453]+[.$I$11])^[.$J$11])" office:value-type="float" office:value="0.0460220680150179" calcext:value-type="float">
            <text:p>0.046022068015018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D453]^2" office:value-type="float" office:value="0.00211803074437893" calcext:value-type="float">
            <text:p>0.0021180307443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ster</text:p>
          </table:table-cell>
          <table:table-cell office:value-type="float" office:value="676" calcext:value-type="float">
            <text:p>676</text:p>
          </table:table-cell>
          <table:table-cell table:formula="of:=([.B454]/[.$F$1])" office:value-type="float" office:value="0.00037458019035988" calcext:value-type="float">
            <text:p>0.00037458019036</text:p>
          </table:table-cell>
          <table:table-cell table:formula="of:=([.$H$11]/([.E454]+[.$I$11])^[.$J$11])" office:value-type="float" office:value="0.0459327729411815" calcext:value-type="float">
            <text:p>0.045932772941182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D454]^2" office:value-type="float" office:value="0.00210981963006613" calcext:value-type="float">
            <text:p>0.0021098196300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ders</text:p>
          </table:table-cell>
          <table:table-cell office:value-type="float" office:value="675" calcext:value-type="float">
            <text:p>675</text:p>
          </table:table-cell>
          <table:table-cell table:formula="of:=([.B455]/[.$F$1])" office:value-type="float" office:value="0.000374026077652247" calcext:value-type="float">
            <text:p>0.000374026077652</text:p>
          </table:table-cell>
          <table:table-cell table:formula="of:=([.$H$11]/([.E455]+[.$I$11])^[.$J$11])" office:value-type="float" office:value="0.0458438471913789" calcext:value-type="float">
            <text:p>0.045843847191379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D455]^2" office:value-type="float" office:value="0.0021016583253065" calcext:value-type="float">
            <text:p>0.0021016583253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autiful</text:p>
          </table:table-cell>
          <table:table-cell office:value-type="float" office:value="671" calcext:value-type="float">
            <text:p>671</text:p>
          </table:table-cell>
          <table:table-cell table:formula="of:=([.B456]/[.$F$1])" office:value-type="float" office:value="0.000371809626821715" calcext:value-type="float">
            <text:p>0.000371809626822</text:p>
          </table:table-cell>
          <table:table-cell table:formula="of:=([.$H$11]/([.E456]+[.$I$11])^[.$J$11])" office:value-type="float" office:value="0.0457552884307121" calcext:value-type="float">
            <text:p>0.045755288430712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D456]^2" office:value-type="float" office:value="0.00209354641937766" calcext:value-type="float">
            <text:p>0.0020935464193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e</text:p>
          </table:table-cell>
          <table:table-cell office:value-type="float" office:value="671" calcext:value-type="float">
            <text:p>671</text:p>
          </table:table-cell>
          <table:table-cell table:formula="of:=([.B457]/[.$F$1])" office:value-type="float" office:value="0.000371809626821715" calcext:value-type="float">
            <text:p>0.000371809626822</text:p>
          </table:table-cell>
          <table:table-cell table:formula="of:=([.$H$11]/([.E457]+[.$I$11])^[.$J$11])" office:value-type="float" office:value="0.0456670943441267" calcext:value-type="float">
            <text:p>0.045667094344127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457]^2" office:value-type="float" office:value="0.00208548350583537" calcext:value-type="float">
            <text:p>0.0020854835058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story</text:p>
          </table:table-cell>
          <table:table-cell office:value-type="float" office:value="670" calcext:value-type="float">
            <text:p>670</text:p>
          </table:table-cell>
          <table:table-cell table:formula="of:=([.B458]/[.$F$1])" office:value-type="float" office:value="0.000371255514114082" calcext:value-type="float">
            <text:p>0.000371255514114</text:p>
          </table:table-cell>
          <table:table-cell table:formula="of:=([.$H$11]/([.E458]+[.$I$11])^[.$J$11])" office:value-type="float" office:value="0.0455792626361996" calcext:value-type="float">
            <text:p>0.0455792626362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D458]^2" office:value-type="float" office:value="0.00207746918245966" calcext:value-type="float">
            <text:p>0.00207746918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ildren</text:p>
          </table:table-cell>
          <table:table-cell office:value-type="float" office:value="669" calcext:value-type="float">
            <text:p>669</text:p>
          </table:table-cell>
          <table:table-cell table:formula="of:=([.B459]/[.$F$1])" office:value-type="float" office:value="0.000370701401406449" calcext:value-type="float">
            <text:p>0.000370701401406</text:p>
          </table:table-cell>
          <table:table-cell table:formula="of:=([.$H$11]/([.E459]+[.$I$11])^[.$J$11])" office:value-type="float" office:value="0.0454917910309308" calcext:value-type="float">
            <text:p>0.045491791030931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D459]^2" office:value-type="float" office:value="0.00206950305120188" calcext:value-type="float">
            <text:p>0.0020695030512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irl</text:p>
          </table:table-cell>
          <table:table-cell office:value-type="float" office:value="668" calcext:value-type="float">
            <text:p>668</text:p>
          </table:table-cell>
          <table:table-cell table:formula="of:=([.B460]/[.$F$1])" office:value-type="float" office:value="0.000370147288698816" calcext:value-type="float">
            <text:p>0.000370147288699</text:p>
          </table:table-cell>
          <table:table-cell table:formula="of:=([.$H$11]/([.E460]+[.$I$11])^[.$J$11])" office:value-type="float" office:value="0.0454046772715369" calcext:value-type="float">
            <text:p>0.045404677271537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D460]^2" office:value-type="float" office:value="0.00206158471813242" calcext:value-type="float">
            <text:p>0.002061584718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jor</text:p>
          </table:table-cell>
          <table:table-cell office:value-type="float" office:value="666" calcext:value-type="float">
            <text:p>666</text:p>
          </table:table-cell>
          <table:table-cell table:formula="of:=([.B461]/[.$F$1])" office:value-type="float" office:value="0.00036903906328355" calcext:value-type="float">
            <text:p>0.000369039063284</text:p>
          </table:table-cell>
          <table:table-cell table:formula="of:=([.$H$11]/([.E461]+[.$I$11])^[.$J$11])" office:value-type="float" office:value="0.0453179191202471" calcext:value-type="float">
            <text:p>0.045317919120247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461]^2" office:value-type="float" office:value="0.00205371379338926" calcext:value-type="float">
            <text:p>0.0020537137933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ount</text:p>
          </table:table-cell>
          <table:table-cell office:value-type="float" office:value="665" calcext:value-type="float">
            <text:p>665</text:p>
          </table:table-cell>
          <table:table-cell table:formula="of:=([.B462]/[.$F$1])" office:value-type="float" office:value="0.000368484950575917" calcext:value-type="float">
            <text:p>0.000368484950576</text:p>
          </table:table-cell>
          <table:table-cell table:formula="of:=([.$H$11]/([.E462]+[.$I$11])^[.$J$11])" office:value-type="float" office:value="0.0452315143581027" calcext:value-type="float">
            <text:p>0.04523151435810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D462]^2" office:value-type="float" office:value="0.00204588989112726" calcext:value-type="float">
            <text:p>0.0020458898911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tinued</text:p>
          </table:table-cell>
          <table:table-cell office:value-type="float" office:value="657" calcext:value-type="float">
            <text:p>657</text:p>
          </table:table-cell>
          <table:table-cell table:formula="of:=([.B463]/[.$F$1])" office:value-type="float" office:value="0.000364052048914853" calcext:value-type="float">
            <text:p>0.000364052048915</text:p>
          </table:table-cell>
          <table:table-cell table:formula="of:=([.$H$11]/([.E463]+[.$I$11])^[.$J$11])" office:value-type="float" office:value="0.0451454607847585" calcext:value-type="float">
            <text:p>0.045145460784759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D463]^2" office:value-type="float" office:value="0.00203811262946817" calcext:value-type="float">
            <text:p>0.0020381126294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rself</text:p>
          </table:table-cell>
          <table:table-cell office:value-type="float" office:value="653" calcext:value-type="float">
            <text:p>653</text:p>
          </table:table-cell>
          <table:table-cell table:formula="of:=([.B464]/[.$F$1])" office:value-type="float" office:value="0.000361835598084322" calcext:value-type="float">
            <text:p>0.000361835598084</text:p>
          </table:table-cell>
          <table:table-cell table:formula="of:=([.$H$11]/([.E464]+[.$I$11])^[.$J$11])" office:value-type="float" office:value="0.0450597562182866" calcext:value-type="float">
            <text:p>0.045059756218287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D464]^2" office:value-type="float" office:value="0.00203038163045142" calcext:value-type="float">
            <text:p>0.0020303816304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ld</text:p>
          </table:table-cell>
          <table:table-cell office:value-type="float" office:value="652" calcext:value-type="float">
            <text:p>652</text:p>
          </table:table-cell>
          <table:table-cell table:formula="of:=([.B465]/[.$F$1])" office:value-type="float" office:value="0.000361281485376689" calcext:value-type="float">
            <text:p>0.000361281485377</text:p>
          </table:table-cell>
          <table:table-cell table:formula="of:=([.$H$11]/([.E465]+[.$I$11])^[.$J$11])" office:value-type="float" office:value="0.0449743984949831" calcext:value-type="float">
            <text:p>0.044974398494983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D465]^2" office:value-type="float" office:value="0.00202269651998553" calcext:value-type="float">
            <text:p>0.0020226965199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d</text:p>
          </table:table-cell>
          <table:table-cell office:value-type="float" office:value="651" calcext:value-type="float">
            <text:p>651</text:p>
          </table:table-cell>
          <table:table-cell table:formula="of:=([.B466]/[.$F$1])" office:value-type="float" office:value="0.000360727372669056" calcext:value-type="float">
            <text:p>0.000360727372669</text:p>
          </table:table-cell>
          <table:table-cell table:formula="of:=([.$H$11]/([.E466]+[.$I$11])^[.$J$11])" office:value-type="float" office:value="0.044889385469177" calcext:value-type="float">
            <text:p>0.044889385469177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D466]^2" office:value-type="float" office:value="0.00201505692780036" calcext:value-type="float">
            <text:p>0.00201505692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st</text:p>
          </table:table-cell>
          <table:table-cell office:value-type="float" office:value="649" calcext:value-type="float">
            <text:p>649</text:p>
          </table:table-cell>
          <table:table-cell table:formula="of:=([.B467]/[.$F$1])" office:value-type="float" office:value="0.00035961914725379" calcext:value-type="float">
            <text:p>0.000359619147254</text:p>
          </table:table-cell>
          <table:table-cell table:formula="of:=([.$H$11]/([.E467]+[.$I$11])^[.$J$11])" office:value-type="float" office:value="0.044804715013042" calcext:value-type="float">
            <text:p>0.044804715013042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D467]^2" office:value-type="float" office:value="0.00200746248739991" calcext:value-type="float">
            <text:p>0.00200746248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ppeared</text:p>
          </table:table-cell>
          <table:table-cell office:value-type="float" office:value="646" calcext:value-type="float">
            <text:p>646</text:p>
          </table:table-cell>
          <table:table-cell table:formula="of:=([.B468]/[.$F$1])" office:value-type="float" office:value="0.000357956809130891" calcext:value-type="float">
            <text:p>0.000357956809131</text:p>
          </table:table-cell>
          <table:table-cell table:formula="of:=([.$H$11]/([.E468]+[.$I$11])^[.$J$11])" office:value-type="float" office:value="0.0447203850164094" calcext:value-type="float">
            <text:p>0.044720385016409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[.D468]^2" office:value-type="float" office:value="0.00199991283601589" calcext:value-type="float">
            <text:p>0.0019999128360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emy</text:p>
          </table:table-cell>
          <table:table-cell office:value-type="float" office:value="643" calcext:value-type="float">
            <text:p>643</text:p>
          </table:table-cell>
          <table:table-cell table:formula="of:=([.B469]/[.$F$1])" office:value-type="float" office:value="0.000356294471007992" calcext:value-type="float">
            <text:p>0.000356294471008</text:p>
          </table:table-cell>
          <table:table-cell table:formula="of:=([.$H$11]/([.E469]+[.$I$11])^[.$J$11])" office:value-type="float" office:value="0.044636393386585" calcext:value-type="float">
            <text:p>0.044636393386585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D469]^2" office:value-type="float" office:value="0.00199240761456197" calcext:value-type="float">
            <text:p>0.0019924076145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ble</text:p>
          </table:table-cell>
          <table:table-cell office:value-type="float" office:value="638" calcext:value-type="float">
            <text:p>638</text:p>
          </table:table-cell>
          <table:table-cell table:formula="of:=([.B470]/[.$F$1])" office:value-type="float" office:value="0.000353523907469827" calcext:value-type="float">
            <text:p>0.00035352390747</text:p>
          </table:table-cell>
          <table:table-cell table:formula="of:=([.$H$11]/([.E470]+[.$I$11])^[.$J$11])" office:value-type="float" office:value="0.0445527380481671" calcext:value-type="float">
            <text:p>0.044552738048167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D470]^2" office:value-type="float" office:value="0.00198494646758859" calcext:value-type="float">
            <text:p>0.0019849464675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dea</text:p>
          </table:table-cell>
          <table:table-cell office:value-type="float" office:value="636" calcext:value-type="float">
            <text:p>636</text:p>
          </table:table-cell>
          <table:table-cell table:formula="of:=([.B471]/[.$F$1])" office:value-type="float" office:value="0.000352415682054561" calcext:value-type="float">
            <text:p>0.000352415682055</text:p>
          </table:table-cell>
          <table:table-cell table:formula="of:=([.$H$11]/([.E471]+[.$I$11])^[.$J$11])" office:value-type="float" office:value="0.0444694169428671" calcext:value-type="float">
            <text:p>0.044469416942867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D471]^2" office:value-type="float" office:value="0.00197752904323856" calcext:value-type="float">
            <text:p>0.0019775290432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cept</text:p>
          </table:table-cell>
          <table:table-cell office:value-type="float" office:value="636" calcext:value-type="float">
            <text:p>636</text:p>
          </table:table-cell>
          <table:table-cell table:formula="of:=([.B472]/[.$F$1])" office:value-type="float" office:value="0.000352415682054561" calcext:value-type="float">
            <text:p>0.000352415682055</text:p>
          </table:table-cell>
          <table:table-cell table:formula="of:=([.$H$11]/([.E472]+[.$I$11])^[.$J$11])" office:value-type="float" office:value="0.0443864280293327" calcext:value-type="float">
            <text:p>0.044386428029333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D472]^2" office:value-type="float" office:value="0.00197015499320313" calcext:value-type="float">
            <text:p>0.0019701549932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ffect</text:p>
          </table:table-cell>
          <table:table-cell office:value-type="float" office:value="636" calcext:value-type="float">
            <text:p>636</text:p>
          </table:table-cell>
          <table:table-cell table:formula="of:=([.B473]/[.$F$1])" office:value-type="float" office:value="0.000352415682054561" calcext:value-type="float">
            <text:p>0.000352415682055</text:p>
          </table:table-cell>
          <table:table-cell table:formula="of:=([.$H$11]/([.E473]+[.$I$11])^[.$J$11])" office:value-type="float" office:value="0.0443037692829727" calcext:value-type="float">
            <text:p>0.044303769282973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D473]^2" office:value-type="float" office:value="0.00196282397267888" calcext:value-type="float">
            <text:p>0.0019628239726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urpose</text:p>
          </table:table-cell>
          <table:table-cell office:value-type="float" office:value="632" calcext:value-type="float">
            <text:p>632</text:p>
          </table:table-cell>
          <table:table-cell table:formula="of:=([.B474]/[.$F$1])" office:value-type="float" office:value="0.000350199231224029" calcext:value-type="float">
            <text:p>0.000350199231224</text:p>
          </table:table-cell>
          <table:table-cell table:formula="of:=([.$H$11]/([.E474]+[.$I$11])^[.$J$11])" office:value-type="float" office:value="0.0442214386957846" calcext:value-type="float">
            <text:p>0.044221438695785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D474]^2" office:value-type="float" office:value="0.00195553564032503" calcext:value-type="float">
            <text:p>0.0019555356403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fe</text:p>
          </table:table-cell>
          <table:table-cell office:value-type="float" office:value="631" calcext:value-type="float">
            <text:p>631</text:p>
          </table:table-cell>
          <table:table-cell table:formula="of:=([.B475]/[.$F$1])" office:value-type="float" office:value="0.000349645118516396" calcext:value-type="float">
            <text:p>0.000349645118516</text:p>
          </table:table-cell>
          <table:table-cell table:formula="of:=([.$H$11]/([.E475]+[.$I$11])^[.$J$11])" office:value-type="float" office:value="0.0441394342761834" calcext:value-type="float">
            <text:p>0.044139434276183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D475]^2" office:value-type="float" office:value="0.00194828965822151" calcext:value-type="float">
            <text:p>0.0019482896582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ster</text:p>
          </table:table-cell>
          <table:table-cell office:value-type="float" office:value="629" calcext:value-type="float">
            <text:p>629</text:p>
          </table:table-cell>
          <table:table-cell table:formula="of:=([.B476]/[.$F$1])" office:value-type="float" office:value="0.000348536893101131" calcext:value-type="float">
            <text:p>0.000348536893101</text:p>
          </table:table-cell>
          <table:table-cell table:formula="of:=([.$H$11]/([.E476]+[.$I$11])^[.$J$11])" office:value-type="float" office:value="0.0440577540488339" calcext:value-type="float">
            <text:p>0.044057754048834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D476]^2" office:value-type="float" office:value="0.00194108569182754" calcext:value-type="float">
            <text:p>0.0019410856918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eak</text:p>
          </table:table-cell>
          <table:table-cell office:value-type="float" office:value="629" calcext:value-type="float">
            <text:p>629</text:p>
          </table:table-cell>
          <table:table-cell table:formula="of:=([.B477]/[.$F$1])" office:value-type="float" office:value="0.000348536893101131" calcext:value-type="float">
            <text:p>0.000348536893101</text:p>
          </table:table-cell>
          <table:table-cell table:formula="of:=([.$H$11]/([.E477]+[.$I$11])^[.$J$11])" office:value-type="float" office:value="0.0439763960544838" calcext:value-type="float">
            <text:p>0.043976396054484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D477]^2" office:value-type="float" office:value="0.00193392340994082" calcext:value-type="float">
            <text:p>0.0019339234099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ept</text:p>
          </table:table-cell>
          <table:table-cell office:value-type="float" office:value="628" calcext:value-type="float">
            <text:p>628</text:p>
          </table:table-cell>
          <table:table-cell table:formula="of:=([.B478]/[.$F$1])" office:value-type="float" office:value="0.000347982780393498" calcext:value-type="float">
            <text:p>0.000347982780393</text:p>
          </table:table-cell>
          <table:table-cell table:formula="of:=([.$H$11]/([.E478]+[.$I$11])^[.$J$11])" office:value-type="float" office:value="0.0438953583497995" calcext:value-type="float">
            <text:p>0.0438953583498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D478]^2" office:value-type="float" office:value="0.00192680248465731" calcext:value-type="float">
            <text:p>0.001926802484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llowing</text:p>
          </table:table-cell>
          <table:table-cell office:value-type="float" office:value="625" calcext:value-type="float">
            <text:p>625</text:p>
          </table:table-cell>
          <table:table-cell table:formula="of:=([.B479]/[.$F$1])" office:value-type="float" office:value="0.000346320442270599" calcext:value-type="float">
            <text:p>0.000346320442271</text:p>
          </table:table-cell>
          <table:table-cell table:formula="of:=([.$H$11]/([.E479]+[.$I$11])^[.$J$11])" office:value-type="float" office:value="0.0438146390072037" calcext:value-type="float">
            <text:p>0.043814639007204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D479]^2" office:value-type="float" office:value="0.00191972259133157" calcext:value-type="float">
            <text:p>0.0019197225913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ye</text:p>
          </table:table-cell>
          <table:table-cell office:value-type="float" office:value="625" calcext:value-type="float">
            <text:p>625</text:p>
          </table:table-cell>
          <table:table-cell table:formula="of:=([.B480]/[.$F$1])" office:value-type="float" office:value="0.000346320442270599" calcext:value-type="float">
            <text:p>0.000346320442271</text:p>
          </table:table-cell>
          <table:table-cell table:formula="of:=([.$H$11]/([.E480]+[.$I$11])^[.$J$11])" office:value-type="float" office:value="0.0437342361147151" calcext:value-type="float">
            <text:p>0.043734236114715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D480]^2" office:value-type="float" office:value="0.00191268340853765" calcext:value-type="float">
            <text:p>0.0019126834085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urther</text:p>
          </table:table-cell>
          <table:table-cell office:value-type="float" office:value="624" calcext:value-type="float">
            <text:p>624</text:p>
          </table:table-cell>
          <table:table-cell table:formula="of:=([.B481]/[.$F$1])" office:value-type="float" office:value="0.000345766329562966" calcext:value-type="float">
            <text:p>0.000345766329563</text:p>
          </table:table-cell>
          <table:table-cell table:formula="of:=([.$H$11]/([.E481]+[.$I$11])^[.$J$11])" office:value-type="float" office:value="0.0436541477757901" calcext:value-type="float">
            <text:p>0.04365414777579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81]^2" office:value-type="float" office:value="0.00190568461803052" calcext:value-type="float">
            <text:p>0.0019056846180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lp</text:p>
          </table:table-cell>
          <table:table-cell office:value-type="float" office:value="622" calcext:value-type="float">
            <text:p>622</text:p>
          </table:table-cell>
          <table:table-cell table:formula="of:=([.B482]/[.$F$1])" office:value-type="float" office:value="0.0003446581041477" calcext:value-type="float">
            <text:p>0.000344658104148</text:p>
          </table:table-cell>
          <table:table-cell table:formula="of:=([.$H$11]/([.E482]+[.$I$11])^[.$J$11])" office:value-type="float" office:value="0.0435743721091662" calcext:value-type="float">
            <text:p>0.043574372109166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D482]^2" office:value-type="float" office:value="0.00189872590470808" calcext:value-type="float">
            <text:p>0.0018987259047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lonel</text:p>
          </table:table-cell>
          <table:table-cell office:value-type="float" office:value="622" calcext:value-type="float">
            <text:p>622</text:p>
          </table:table-cell>
          <table:table-cell table:formula="of:=([.B483]/[.$F$1])" office:value-type="float" office:value="0.0003446581041477" calcext:value-type="float">
            <text:p>0.000344658104148</text:p>
          </table:table-cell>
          <table:table-cell table:formula="of:=([.$H$11]/([.E483]+[.$I$11])^[.$J$11])" office:value-type="float" office:value="0.0434949072487076" calcext:value-type="float">
            <text:p>0.043494907248708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D483]^2" office:value-type="float" office:value="0.00189180695657368" calcext:value-type="float">
            <text:p>0.0018918069565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ritten</text:p>
          </table:table-cell>
          <table:table-cell office:value-type="float" office:value="620" calcext:value-type="float">
            <text:p>620</text:p>
          </table:table-cell>
          <table:table-cell table:formula="of:=([.B484]/[.$F$1])" office:value-type="float" office:value="0.000343549878732434" calcext:value-type="float">
            <text:p>0.000343549878732</text:p>
          </table:table-cell>
          <table:table-cell table:formula="of:=([.$H$11]/([.E484]+[.$I$11])^[.$J$11])" office:value-type="float" office:value="0.0434157513432525" calcext:value-type="float">
            <text:p>0.043415751343253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D484]^2" office:value-type="float" office:value="0.00188492746469913" calcext:value-type="float">
            <text:p>0.0018849274646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ses</text:p>
          </table:table-cell>
          <table:table-cell office:value-type="float" office:value="618" calcext:value-type="float">
            <text:p>618</text:p>
          </table:table-cell>
          <table:table-cell table:formula="of:=([.B485]/[.$F$1])" office:value-type="float" office:value="0.000342441653317168" calcext:value-type="float">
            <text:p>0.000342441653317</text:p>
          </table:table-cell>
          <table:table-cell table:formula="of:=([.$H$11]/([.E485]+[.$I$11])^[.$J$11])" office:value-type="float" office:value="0.0433369025564622" calcext:value-type="float">
            <text:p>0.043336902556462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485]^2" office:value-type="float" office:value="0.0018780871231883" calcext:value-type="float">
            <text:p>0.0018780871231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ear</text:p>
          </table:table-cell>
          <table:table-cell office:value-type="float" office:value="618" calcext:value-type="float">
            <text:p>618</text:p>
          </table:table-cell>
          <table:table-cell table:formula="of:=([.B486]/[.$F$1])" office:value-type="float" office:value="0.000342441653317168" calcext:value-type="float">
            <text:p>0.000342441653317</text:p>
          </table:table-cell>
          <table:table-cell table:formula="of:=([.$H$11]/([.E486]+[.$I$11])^[.$J$11])" office:value-type="float" office:value="0.0432583590666721" calcext:value-type="float">
            <text:p>0.043258359066672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D486]^2" office:value-type="float" office:value="0.00187128562914114" calcext:value-type="float">
            <text:p>0.0018712856291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ney</text:p>
          </table:table-cell>
          <table:table-cell office:value-type="float" office:value="617" calcext:value-type="float">
            <text:p>617</text:p>
          </table:table-cell>
          <table:table-cell table:formula="of:=([.B487]/[.$F$1])" office:value-type="float" office:value="0.000341887540609535" calcext:value-type="float">
            <text:p>0.00034188754061</text:p>
          </table:table-cell>
          <table:table-cell table:formula="of:=([.$H$11]/([.E487]+[.$I$11])^[.$J$11])" office:value-type="float" office:value="0.0431801190667449" calcext:value-type="float">
            <text:p>0.043180119066745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D487]^2" office:value-type="float" office:value="0.00186452268261827" calcext:value-type="float">
            <text:p>0.001864522682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derstand</text:p>
          </table:table-cell>
          <table:table-cell office:value-type="float" office:value="614" calcext:value-type="float">
            <text:p>614</text:p>
          </table:table-cell>
          <table:table-cell table:formula="of:=([.B488]/[.$F$1])" office:value-type="float" office:value="0.000340225202486636" calcext:value-type="float">
            <text:p>0.000340225202487</text:p>
          </table:table-cell>
          <table:table-cell table:formula="of:=([.$H$11]/([.E488]+[.$I$11])^[.$J$11])" office:value-type="float" office:value="0.0431021807639247" calcext:value-type="float">
            <text:p>0.043102180763925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D488]^2" office:value-type="float" office:value="0.00185779798660604" calcext:value-type="float">
            <text:p>0.0018577979866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mportant</text:p>
          </table:table-cell>
          <table:table-cell office:value-type="float" office:value="614" calcext:value-type="float">
            <text:p>614</text:p>
          </table:table-cell>
          <table:table-cell table:formula="of:=([.B489]/[.$F$1])" office:value-type="float" office:value="0.000340225202486636" calcext:value-type="float">
            <text:p>0.000340225202487</text:p>
          </table:table-cell>
          <table:table-cell table:formula="of:=([.$H$11]/([.E489]+[.$I$11])^[.$J$11])" office:value-type="float" office:value="0.0430245423796936" calcext:value-type="float">
            <text:p>0.043024542379694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D489]^2" office:value-type="float" office:value="0.00185111124698205" calcext:value-type="float">
            <text:p>0.0018511112469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ee</text:p>
          </table:table-cell>
          <table:table-cell office:value-type="float" office:value="613" calcext:value-type="float">
            <text:p>613</text:p>
          </table:table-cell>
          <table:table-cell table:formula="of:=([.B490]/[.$F$1])" office:value-type="float" office:value="0.000339671089779003" calcext:value-type="float">
            <text:p>0.000339671089779</text:p>
          </table:table-cell>
          <table:table-cell table:formula="of:=([.$H$11]/([.E490]+[.$I$11])^[.$J$11])" office:value-type="float" office:value="0.0429472021496296" calcext:value-type="float">
            <text:p>0.04294720214963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D490]^2" office:value-type="float" office:value="0.00184446217248115" calcext:value-type="float">
            <text:p>0.0018444621724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metimes</text:p>
          </table:table-cell>
          <table:table-cell office:value-type="float" office:value="612" calcext:value-type="float">
            <text:p>612</text:p>
          </table:table-cell>
          <table:table-cell table:formula="of:=([.B491]/[.$F$1])" office:value-type="float" office:value="0.00033911697707137" calcext:value-type="float">
            <text:p>0.000339116977071</text:p>
          </table:table-cell>
          <table:table-cell table:formula="of:=([.$H$11]/([.E491]+[.$I$11])^[.$J$11])" office:value-type="float" office:value="0.0428701583232667" calcext:value-type="float">
            <text:p>0.042870158323267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D491]^2" office:value-type="float" office:value="0.00183785047466196" calcext:value-type="float">
            <text:p>0.001837850474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uth</text:p>
          </table:table-cell>
          <table:table-cell office:value-type="float" office:value="612" calcext:value-type="float">
            <text:p>612</text:p>
          </table:table-cell>
          <table:table-cell table:formula="of:=([.B492]/[.$F$1])" office:value-type="float" office:value="0.00033911697707137" calcext:value-type="float">
            <text:p>0.000339116977071</text:p>
          </table:table-cell>
          <table:table-cell table:formula="of:=([.$H$11]/([.E492]+[.$I$11])^[.$J$11])" office:value-type="float" office:value="0.0427934091639561" calcext:value-type="float">
            <text:p>0.042793409163956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D492]^2" office:value-type="float" office:value="0.00183127586787376" calcext:value-type="float">
            <text:p>0.0018312758678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ound</text:p>
          </table:table-cell>
          <table:table-cell office:value-type="float" office:value="608" calcext:value-type="float">
            <text:p>608</text:p>
          </table:table-cell>
          <table:table-cell table:formula="of:=([.B493]/[.$F$1])" office:value-type="float" office:value="0.000336900526240838" calcext:value-type="float">
            <text:p>0.000336900526241</text:p>
          </table:table-cell>
          <table:table-cell table:formula="of:=([.$H$11]/([.E493]+[.$I$11])^[.$J$11])" office:value-type="float" office:value="0.0427169529487292" calcext:value-type="float">
            <text:p>0.042716952948729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D493]^2" office:value-type="float" office:value="0.00182473806922394" calcext:value-type="float">
            <text:p>0.0018247380692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ont</text:p>
          </table:table-cell>
          <table:table-cell office:value-type="float" office:value="608" calcext:value-type="float">
            <text:p>608</text:p>
          </table:table-cell>
          <table:table-cell table:formula="of:=([.B494]/[.$F$1])" office:value-type="float" office:value="0.000336900526240838" calcext:value-type="float">
            <text:p>0.000336900526241</text:p>
          </table:table-cell>
          <table:table-cell table:formula="of:=([.$H$11]/([.E494]+[.$I$11])^[.$J$11])" office:value-type="float" office:value="0.0426407879681626" calcext:value-type="float">
            <text:p>0.042640787968163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D494]^2" office:value-type="float" office:value="0.0018182367985458" calcext:value-type="float">
            <text:p>0.0018182367985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tter</text:p>
          </table:table-cell>
          <table:table-cell office:value-type="float" office:value="606" calcext:value-type="float">
            <text:p>606</text:p>
          </table:table-cell>
          <table:table-cell table:formula="of:=([.B495]/[.$F$1])" office:value-type="float" office:value="0.000335792300825572" calcext:value-type="float">
            <text:p>0.000335792300826</text:p>
          </table:table-cell>
          <table:table-cell table:formula="of:=([.$H$11]/([.E495]+[.$I$11])^[.$J$11])" office:value-type="float" office:value="0.0425649125262443" calcext:value-type="float">
            <text:p>0.042564912526244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D495]^2" office:value-type="float" office:value="0.00181177177836683" calcext:value-type="float">
            <text:p>0.001811771778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ms</text:p>
          </table:table-cell>
          <table:table-cell office:value-type="float" office:value="605" calcext:value-type="float">
            <text:p>605</text:p>
          </table:table-cell>
          <table:table-cell table:formula="of:=([.B496]/[.$F$1])" office:value-type="float" office:value="0.000335238188117939" calcext:value-type="float">
            <text:p>0.000335238188118</text:p>
          </table:table-cell>
          <table:table-cell table:formula="of:=([.$H$11]/([.E496]+[.$I$11])^[.$J$11])" office:value-type="float" office:value="0.0424893249402416" calcext:value-type="float">
            <text:p>0.0424893249402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D496]^2" office:value-type="float" office:value="0.00180534273387744" calcext:value-type="float">
            <text:p>0.0018053427338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ne</text:p>
          </table:table-cell>
          <table:table-cell office:value-type="float" office:value="604" calcext:value-type="float">
            <text:p>604</text:p>
          </table:table-cell>
          <table:table-cell table:formula="of:=([.B497]/[.$F$1])" office:value-type="float" office:value="0.000334684075410307" calcext:value-type="float">
            <text:p>0.00033468407541</text:p>
          </table:table-cell>
          <table:table-cell table:formula="of:=([.$H$11]/([.E497]+[.$I$11])^[.$J$11])" office:value-type="float" office:value="0.0424140235405707" calcext:value-type="float">
            <text:p>0.042414023540571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D497]^2" office:value-type="float" office:value="0.00179894939290009" calcext:value-type="float">
            <text:p>0.00179894939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rk</text:p>
          </table:table-cell>
          <table:table-cell office:value-type="float" office:value="604" calcext:value-type="float">
            <text:p>604</text:p>
          </table:table-cell>
          <table:table-cell table:formula="of:=([.B498]/[.$F$1])" office:value-type="float" office:value="0.000334684075410307" calcext:value-type="float">
            <text:p>0.00033468407541</text:p>
          </table:table-cell>
          <table:table-cell table:formula="of:=([.$H$11]/([.E498]+[.$I$11])^[.$J$11])" office:value-type="float" office:value="0.0423390066706677" calcext:value-type="float">
            <text:p>0.042339006670668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D498]^2" office:value-type="float" office:value="0.00179259148585885" calcext:value-type="float">
            <text:p>0.0017925914858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ty</text:p>
          </table:table-cell>
          <table:table-cell office:value-type="float" office:value="603" calcext:value-type="float">
            <text:p>603</text:p>
          </table:table-cell>
          <table:table-cell table:formula="of:=([.B499]/[.$F$1])" office:value-type="float" office:value="0.000334129962702674" calcext:value-type="float">
            <text:p>0.000334129962703</text:p>
          </table:table-cell>
          <table:table-cell table:formula="of:=([.$H$11]/([.E499]+[.$I$11])^[.$J$11])" office:value-type="float" office:value="0.0422642726868611" calcext:value-type="float">
            <text:p>0.04226427268686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D499]^2" office:value-type="float" office:value="0.00178626874574935" calcext:value-type="float">
            <text:p>0.0017862687457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ertainly</text:p>
          </table:table-cell>
          <table:table-cell office:value-type="float" office:value="603" calcext:value-type="float">
            <text:p>603</text:p>
          </table:table-cell>
          <table:table-cell table:formula="of:=([.B500]/[.$F$1])" office:value-type="float" office:value="0.000334129962702674" calcext:value-type="float">
            <text:p>0.000334129962703</text:p>
          </table:table-cell>
          <table:table-cell table:formula="of:=([.$H$11]/([.E500]+[.$I$11])^[.$J$11])" office:value-type="float" office:value="0.0421898199582458" calcext:value-type="float">
            <text:p>0.042189819958246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D500]^2" office:value-type="float" office:value="0.00177998090810919" calcext:value-type="float">
            <text:p>0.0017799809081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ward</text:p>
          </table:table-cell>
          <table:table-cell office:value-type="float" office:value="601" calcext:value-type="float">
            <text:p>601</text:p>
          </table:table-cell>
          <table:table-cell table:formula="of:=([.B501]/[.$F$1])" office:value-type="float" office:value="0.000333021737287408" calcext:value-type="float">
            <text:p>0.000333021737287</text:p>
          </table:table-cell>
          <table:table-cell table:formula="of:=([.$H$11]/([.E501]+[.$I$11])^[.$J$11])" office:value-type="float" office:value="0.0421156468665587" calcext:value-type="float">
            <text:p>0.04211564686655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501]^2" office:value-type="float" office:value="0.00177372771098868" calcext:value-type="float">
            <text:p>0.0017737277109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wn</text:p>
          </table:table-cell>
          <table:table-cell office:value-type="float" office:value="601" calcext:value-type="float">
            <text:p>601</text:p>
          </table:table-cell>
          <table:table-cell table:formula="of:=([.B502]/[.$F$1])" office:value-type="float" office:value="0.000333021737287408" calcext:value-type="float">
            <text:p>0.000333021737287</text:p>
          </table:table-cell>
          <table:table-cell table:formula="of:=([.$H$11]/([.E502]+[.$I$11])^[.$J$11])" office:value-type="float" office:value="0.042041751806056" calcext:value-type="float">
            <text:p>0.042041751806056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D502]^2" office:value-type="float" office:value="0.00176750889492201" calcext:value-type="float">
            <text:p>0.0017675088949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ws</text:p>
          </table:table-cell>
          <table:table-cell office:value-type="float" office:value="600" calcext:value-type="float">
            <text:p>600</text:p>
          </table:table-cell>
          <table:table-cell table:formula="of:=([.B503]/[.$F$1])" office:value-type="float" office:value="0.000332467624579775" calcext:value-type="float">
            <text:p>0.00033246762458</text:p>
          </table:table-cell>
          <table:table-cell table:formula="of:=([.$H$11]/([.E503]+[.$I$11])^[.$J$11])" office:value-type="float" office:value="0.0419681331833911" calcext:value-type="float">
            <text:p>0.041968133183391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D503]^2" office:value-type="float" office:value="0.00176132420289885" calcext:value-type="float">
            <text:p>0.0017613242028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ngth</text:p>
          </table:table-cell>
          <table:table-cell office:value-type="float" office:value="598" calcext:value-type="float">
            <text:p>598</text:p>
          </table:table-cell>
          <table:table-cell table:formula="of:=([.B504]/[.$F$1])" office:value-type="float" office:value="0.000331359399164509" calcext:value-type="float">
            <text:p>0.000331359399165</text:p>
          </table:table-cell>
          <table:table-cell table:formula="of:=([.$H$11]/([.E504]+[.$I$11])^[.$J$11])" office:value-type="float" office:value="0.0418947894174946" calcext:value-type="float">
            <text:p>0.041894789417495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D504]^2" office:value-type="float" office:value="0.00175517338033622" calcext:value-type="float">
            <text:p>0.0017551733803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swer</text:p>
          </table:table-cell>
          <table:table-cell office:value-type="float" office:value="598" calcext:value-type="float">
            <text:p>598</text:p>
          </table:table-cell>
          <table:table-cell table:formula="of:=([.B505]/[.$F$1])" office:value-type="float" office:value="0.000331359399164509" calcext:value-type="float">
            <text:p>0.000331359399165</text:p>
          </table:table-cell>
          <table:table-cell table:formula="of:=([.$H$11]/([.E505]+[.$I$11])^[.$J$11])" office:value-type="float" office:value="0.041821718939456" calcext:value-type="float">
            <text:p>0.041821718939456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505]^2" office:value-type="float" office:value="0.00174905617505085" calcext:value-type="float">
            <text:p>0.0017490561750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rps</text:p>
          </table:table-cell>
          <table:table-cell office:value-type="float" office:value="597" calcext:value-type="float">
            <text:p>597</text:p>
          </table:table-cell>
          <table:table-cell table:formula="of:=([.B506]/[.$F$1])" office:value-type="float" office:value="0.000330805286456876" calcext:value-type="float">
            <text:p>0.000330805286457</text:p>
          </table:table-cell>
          <table:table-cell table:formula="of:=([.$H$11]/([.E506]+[.$I$11])^[.$J$11])" office:value-type="float" office:value="0.0417489201924057" calcext:value-type="float">
            <text:p>0.04174892019240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D506]^2" office:value-type="float" office:value="0.00174297233723186" calcext:value-type="float">
            <text:p>0.0017429723372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bably</text:p>
          </table:table-cell>
          <table:table-cell office:value-type="float" office:value="596" calcext:value-type="float">
            <text:p>596</text:p>
          </table:table-cell>
          <table:table-cell table:formula="of:=([.B507]/[.$F$1])" office:value-type="float" office:value="0.000330251173749243" calcext:value-type="float">
            <text:p>0.000330251173749</text:p>
          </table:table-cell>
          <table:table-cell table:formula="of:=([.$H$11]/([.E507]+[.$I$11])^[.$J$11])" office:value-type="float" office:value="0.0416763916313994" calcext:value-type="float">
            <text:p>0.0416763916314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D507]^2" office:value-type="float" office:value="0.00173692161941378" calcext:value-type="float">
            <text:p>0.0017369216194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urn</text:p>
          </table:table-cell>
          <table:table-cell office:value-type="float" office:value="595" calcext:value-type="float">
            <text:p>595</text:p>
          </table:table-cell>
          <table:table-cell table:formula="of:=([.B508]/[.$F$1])" office:value-type="float" office:value="0.00032969706104161" calcext:value-type="float">
            <text:p>0.000329697061042</text:p>
          </table:table-cell>
          <table:table-cell table:formula="of:=([.$H$11]/([.E508]+[.$I$11])^[.$J$11])" office:value-type="float" office:value="0.0416041317233034" calcext:value-type="float">
            <text:p>0.041604131723303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D508]^2" office:value-type="float" office:value="0.00173090377644998" calcext:value-type="float">
            <text:p>0.001730903776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tion</text:p>
          </table:table-cell>
          <table:table-cell office:value-type="float" office:value="595" calcext:value-type="float">
            <text:p>595</text:p>
          </table:table-cell>
          <table:table-cell table:formula="of:=([.B509]/[.$F$1])" office:value-type="float" office:value="0.00032969706104161" calcext:value-type="float">
            <text:p>0.000329697061042</text:p>
          </table:table-cell>
          <table:table-cell table:formula="of:=([.$H$11]/([.E509]+[.$I$11])^[.$J$11])" office:value-type="float" office:value="0.0415321389466809" calcext:value-type="float">
            <text:p>0.04153213894668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D509]^2" office:value-type="float" office:value="0.00172491856548641" calcext:value-type="float">
            <text:p>0.0017249185654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ble</text:p>
          </table:table-cell>
          <table:table-cell office:value-type="float" office:value="594" calcext:value-type="float">
            <text:p>594</text:p>
          </table:table-cell>
          <table:table-cell table:formula="of:=([.B510]/[.$F$1])" office:value-type="float" office:value="0.000329142948333977" calcext:value-type="float">
            <text:p>0.000329142948334</text:p>
          </table:table-cell>
          <table:table-cell table:formula="of:=([.$H$11]/([.E510]+[.$I$11])^[.$J$11])" office:value-type="float" office:value="0.0414604117916806" calcext:value-type="float">
            <text:p>0.041460411791681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D510]^2" office:value-type="float" office:value="0.00171896574593573" calcext:value-type="float">
            <text:p>0.0017189657459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pany</text:p>
          </table:table-cell>
          <table:table-cell office:value-type="float" office:value="593" calcext:value-type="float">
            <text:p>593</text:p>
          </table:table-cell>
          <table:table-cell table:formula="of:=([.B511]/[.$F$1])" office:value-type="float" office:value="0.000328588835626344" calcext:value-type="float">
            <text:p>0.000328588835626</text:p>
          </table:table-cell>
          <table:table-cell table:formula="of:=([.$H$11]/([.E511]+[.$I$11])^[.$J$11])" office:value-type="float" office:value="0.0413889487599255" calcext:value-type="float">
            <text:p>0.041388948759926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D511]^2" office:value-type="float" office:value="0.00171304507945174" calcext:value-type="float">
            <text:p>0.001713045079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</text:p>
          </table:table-cell>
          <table:table-cell office:value-type="float" office:value="593" calcext:value-type="float">
            <text:p>593</text:p>
          </table:table-cell>
          <table:table-cell table:formula="of:=([.B512]/[.$F$1])" office:value-type="float" office:value="0.000328588835626344" calcext:value-type="float">
            <text:p>0.000328588835626</text:p>
          </table:table-cell>
          <table:table-cell table:formula="of:=([.$H$11]/([.E512]+[.$I$11])^[.$J$11])" office:value-type="float" office:value="0.0413177483644035" calcext:value-type="float">
            <text:p>0.041317748364404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D512]^2" office:value-type="float" office:value="0.00170715632990417" calcext:value-type="float">
            <text:p>0.0017071563299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ild</text:p>
          </table:table-cell>
          <table:table-cell office:value-type="float" office:value="591" calcext:value-type="float">
            <text:p>591</text:p>
          </table:table-cell>
          <table:table-cell table:formula="of:=([.B513]/[.$F$1])" office:value-type="float" office:value="0.000327480610211078" calcext:value-type="float">
            <text:p>0.000327480610211</text:p>
          </table:table-cell>
          <table:table-cell table:formula="of:=([.$H$11]/([.E513]+[.$I$11])^[.$J$11])" office:value-type="float" office:value="0.0412468091293593" calcext:value-type="float">
            <text:p>0.041246809129359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D513]^2" office:value-type="float" office:value="0.0017012992633538" calcext:value-type="float">
            <text:p>0.0017012992633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rse</text:p>
          </table:table-cell>
          <table:table-cell office:value-type="float" office:value="587" calcext:value-type="float">
            <text:p>587</text:p>
          </table:table-cell>
          <table:table-cell table:formula="of:=([.B514]/[.$F$1])" office:value-type="float" office:value="0.000325264159380546" calcext:value-type="float">
            <text:p>0.000325264159381</text:p>
          </table:table-cell>
          <table:table-cell table:formula="of:=([.$H$11]/([.E514]+[.$I$11])^[.$J$11])" office:value-type="float" office:value="0.0411761295901875" calcext:value-type="float">
            <text:p>0.041176129590188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D514]^2" office:value-type="float" office:value="0.00169547364802792" calcext:value-type="float">
            <text:p>0.0016954736480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nge</text:p>
          </table:table-cell>
          <table:table-cell office:value-type="float" office:value="587" calcext:value-type="float">
            <text:p>587</text:p>
          </table:table-cell>
          <table:table-cell table:formula="of:=([.B515]/[.$F$1])" office:value-type="float" office:value="0.000325264159380546" calcext:value-type="float">
            <text:p>0.000325264159381</text:p>
          </table:table-cell>
          <table:table-cell table:formula="of:=([.$H$11]/([.E515]+[.$I$11])^[.$J$11])" office:value-type="float" office:value="0.0411057082933267" calcext:value-type="float">
            <text:p>0.041105708293327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D515]^2" office:value-type="float" office:value="0.00168967925429607" calcext:value-type="float">
            <text:p>0.0016896792542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ddenly</text:p>
          </table:table-cell>
          <table:table-cell office:value-type="float" office:value="583" calcext:value-type="float">
            <text:p>583</text:p>
          </table:table-cell>
          <table:table-cell table:formula="of:=([.B516]/[.$F$1])" office:value-type="float" office:value="0.000323047708550014" calcext:value-type="float">
            <text:p>0.00032304770855</text:p>
          </table:table-cell>
          <table:table-cell table:formula="of:=([.$H$11]/([.E516]+[.$I$11])^[.$J$11])" office:value-type="float" office:value="0.0410355437961549" calcext:value-type="float">
            <text:p>0.041035543796155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D516]^2" office:value-type="float" office:value="0.00168391585464615" calcext:value-type="float">
            <text:p>0.001683915854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ying</text:p>
          </table:table-cell>
          <table:table-cell office:value-type="float" office:value="582" calcext:value-type="float">
            <text:p>582</text:p>
          </table:table-cell>
          <table:table-cell table:formula="of:=([.B517]/[.$F$1])" office:value-type="float" office:value="0.000322493595842382" calcext:value-type="float">
            <text:p>0.000322493595842</text:p>
          </table:table-cell>
          <table:table-cell table:formula="of:=([.$H$11]/([.E517]+[.$I$11])^[.$J$11])" office:value-type="float" office:value="0.0409656346668863" calcext:value-type="float">
            <text:p>0.040965634666886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D517]^2" office:value-type="float" office:value="0.0016781832236608" calcext:value-type="float">
            <text:p>0.0016781832236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rth</text:p>
          </table:table-cell>
          <table:table-cell office:value-type="float" office:value="582" calcext:value-type="float">
            <text:p>582</text:p>
          </table:table-cell>
          <table:table-cell table:formula="of:=([.B518]/[.$F$1])" office:value-type="float" office:value="0.000322493595842382" calcext:value-type="float">
            <text:p>0.000322493595842</text:p>
          </table:table-cell>
          <table:table-cell table:formula="of:=([.$H$11]/([.E518]+[.$I$11])^[.$J$11])" office:value-type="float" office:value="0.0408959794844692" calcext:value-type="float">
            <text:p>0.040895979484469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D518]^2" office:value-type="float" office:value="0.00167248113799412" calcext:value-type="float">
            <text:p>0.001672481137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nowledge</text:p>
          </table:table-cell>
          <table:table-cell office:value-type="float" office:value="580" calcext:value-type="float">
            <text:p>580</text:p>
          </table:table-cell>
          <table:table-cell table:formula="of:=([.B519]/[.$F$1])" office:value-type="float" office:value="0.000321385370427116" calcext:value-type="float">
            <text:p>0.000321385370427</text:p>
          </table:table-cell>
          <table:table-cell table:formula="of:=([.$H$11]/([.E519]+[.$I$11])^[.$J$11])" office:value-type="float" office:value="0.0408265768384847" calcext:value-type="float">
            <text:p>0.040826576838485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519]^2" office:value-type="float" office:value="0.00166680937634869" calcext:value-type="float">
            <text:p>0.0016668093763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ems</text:p>
          </table:table-cell>
          <table:table-cell office:value-type="float" office:value="580" calcext:value-type="float">
            <text:p>580</text:p>
          </table:table-cell>
          <table:table-cell table:formula="of:=([.B520]/[.$F$1])" office:value-type="float" office:value="0.000321385370427116" calcext:value-type="float">
            <text:p>0.000321385370427</text:p>
          </table:table-cell>
          <table:table-cell table:formula="of:=([.$H$11]/([.E520]+[.$I$11])^[.$J$11])" office:value-type="float" office:value="0.0407574253290471" calcext:value-type="float">
            <text:p>0.040757425329047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D520]^2" office:value-type="float" office:value="0.00166116771945285" calcext:value-type="float">
            <text:p>0.0016611677194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st</text:p>
          </table:table-cell>
          <table:table-cell office:value-type="float" office:value="578" calcext:value-type="float">
            <text:p>578</text:p>
          </table:table-cell>
          <table:table-cell table:formula="of:=([.B521]/[.$F$1])" office:value-type="float" office:value="0.00032027714501185" calcext:value-type="float">
            <text:p>0.000320277145012</text:p>
          </table:table-cell>
          <table:table-cell table:formula="of:=([.$H$11]/([.E521]+[.$I$11])^[.$J$11])" office:value-type="float" office:value="0.040688523566705" calcext:value-type="float">
            <text:p>0.040688523566705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521]^2" office:value-type="float" office:value="0.00165555595003831" calcext:value-type="float">
            <text:p>0.0016555559500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though</text:p>
          </table:table-cell>
          <table:table-cell office:value-type="float" office:value="578" calcext:value-type="float">
            <text:p>578</text:p>
          </table:table-cell>
          <table:table-cell table:formula="of:=([.B522]/[.$F$1])" office:value-type="float" office:value="0.00032027714501185" calcext:value-type="float">
            <text:p>0.000320277145012</text:p>
          </table:table-cell>
          <table:table-cell table:formula="of:=([.$H$11]/([.E522]+[.$I$11])^[.$J$11])" office:value-type="float" office:value="0.0406198701723438" calcext:value-type="float">
            <text:p>0.040619870172344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D522]^2" office:value-type="float" office:value="0.00164997385281806" calcext:value-type="float">
            <text:p>0.0016499738528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king</text:p>
          </table:table-cell>
          <table:table-cell office:value-type="float" office:value="576" calcext:value-type="float">
            <text:p>576</text:p>
          </table:table-cell>
          <table:table-cell table:formula="of:=([.B523]/[.$F$1])" office:value-type="float" office:value="0.000319168919596584" calcext:value-type="float">
            <text:p>0.000319168919597</text:p>
          </table:table-cell>
          <table:table-cell table:formula="of:=([.$H$11]/([.E523]+[.$I$11])^[.$J$11])" office:value-type="float" office:value="0.0405514637770889" calcext:value-type="float">
            <text:p>0.040551463777089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D523]^2" office:value-type="float" office:value="0.00164442121446456" calcext:value-type="float">
            <text:p>0.0016444212144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re</text:p>
          </table:table-cell>
          <table:table-cell office:value-type="float" office:value="575" calcext:value-type="float">
            <text:p>575</text:p>
          </table:table-cell>
          <table:table-cell table:formula="of:=([.B524]/[.$F$1])" office:value-type="float" office:value="0.000318614806888951" calcext:value-type="float">
            <text:p>0.000318614806889</text:p>
          </table:table-cell>
          <table:table-cell table:formula="of:=([.$H$11]/([.E524]+[.$I$11])^[.$J$11])" office:value-type="float" office:value="0.0404833030222107" calcext:value-type="float">
            <text:p>0.040483303022211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D524]^2" office:value-type="float" office:value="0.00163889782358813" calcext:value-type="float">
            <text:p>0.0016388978235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other</text:p>
          </table:table-cell>
          <table:table-cell office:value-type="float" office:value="575" calcext:value-type="float">
            <text:p>575</text:p>
          </table:table-cell>
          <table:table-cell table:formula="of:=([.B525]/[.$F$1])" office:value-type="float" office:value="0.000318614806888951" calcext:value-type="float">
            <text:p>0.000318614806889</text:p>
          </table:table-cell>
          <table:table-cell table:formula="of:=([.$H$11]/([.E525]+[.$I$11])^[.$J$11])" office:value-type="float" office:value="0.0404153865590297" calcext:value-type="float">
            <text:p>0.0404153865590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D525]^2" office:value-type="float" office:value="0.0016334034707158" calcext:value-type="float">
            <text:p>0.0016334034707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cessary</text:p>
          </table:table-cell>
          <table:table-cell office:value-type="float" office:value="572" calcext:value-type="float">
            <text:p>572</text:p>
          </table:table-cell>
          <table:table-cell table:formula="of:=([.B526]/[.$F$1])" office:value-type="float" office:value="0.000316952468766052" calcext:value-type="float">
            <text:p>0.000316952468766</text:p>
          </table:table-cell>
          <table:table-cell table:formula="of:=([.$H$11]/([.E526]+[.$I$11])^[.$J$11])" office:value-type="float" office:value="0.0403477130488235" calcext:value-type="float">
            <text:p>0.040347713048824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D526]^2" office:value-type="float" office:value="0.0016279379482702" calcext:value-type="float">
            <text:p>0.001627937948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sh</text:p>
          </table:table-cell>
          <table:table-cell office:value-type="float" office:value="571" calcext:value-type="float">
            <text:p>571</text:p>
          </table:table-cell>
          <table:table-cell table:formula="of:=([.B527]/[.$F$1])" office:value-type="float" office:value="0.000316398356058419" calcext:value-type="float">
            <text:p>0.000316398356058</text:p>
          </table:table-cell>
          <table:table-cell table:formula="of:=([.$H$11]/([.E527]+[.$I$11])^[.$J$11])" office:value-type="float" office:value="0.0402802811627346" calcext:value-type="float">
            <text:p>0.040280281162735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D527]^2" office:value-type="float" office:value="0.00162250105054895" calcext:value-type="float">
            <text:p>0.0016225010505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dy</text:p>
          </table:table-cell>
          <table:table-cell office:value-type="float" office:value="570" calcext:value-type="float">
            <text:p>570</text:p>
          </table:table-cell>
          <table:table-cell table:formula="of:=([.B528]/[.$F$1])" office:value-type="float" office:value="0.000315844243350786" calcext:value-type="float">
            <text:p>0.000315844243351</text:p>
          </table:table-cell>
          <table:table-cell table:formula="of:=([.$H$11]/([.E528]+[.$I$11])^[.$J$11])" office:value-type="float" office:value="0.0402130895816787" calcext:value-type="float">
            <text:p>0.040213089581679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D528]^2" office:value-type="float" office:value="0.00161709257370412" calcext:value-type="float">
            <text:p>0.0016170925737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ion</text:p>
          </table:table-cell>
          <table:table-cell office:value-type="float" office:value="569" calcext:value-type="float">
            <text:p>569</text:p>
          </table:table-cell>
          <table:table-cell table:formula="of:=([.B529]/[.$F$1])" office:value-type="float" office:value="0.000315290130643153" calcext:value-type="float">
            <text:p>0.000315290130643</text:p>
          </table:table-cell>
          <table:table-cell table:formula="of:=([.$H$11]/([.E529]+[.$I$11])^[.$J$11])" office:value-type="float" office:value="0.0401461369962551" calcext:value-type="float">
            <text:p>0.04014613699625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29]^2" office:value-type="float" office:value="0.00161171231572208" calcext:value-type="float">
            <text:p>0.0016117123157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'll</text:p>
          </table:table-cell>
          <table:table-cell office:value-type="float" office:value="569" calcext:value-type="float">
            <text:p>569</text:p>
          </table:table-cell>
          <table:table-cell table:formula="of:=([.B530]/[.$F$1])" office:value-type="float" office:value="0.000315290130643153" calcext:value-type="float">
            <text:p>0.000315290130643</text:p>
          </table:table-cell>
          <table:table-cell table:formula="of:=([.$H$11]/([.E530]+[.$I$11])^[.$J$11])" office:value-type="float" office:value="0.0400794221066568" calcext:value-type="float">
            <text:p>0.040079422106657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D530]^2" office:value-type="float" office:value="0.00160636007640357" calcext:value-type="float">
            <text:p>0.0016063600764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und</text:p>
          </table:table-cell>
          <table:table-cell office:value-type="float" office:value="568" calcext:value-type="float">
            <text:p>568</text:p>
          </table:table-cell>
          <table:table-cell table:formula="of:=([.B531]/[.$F$1])" office:value-type="float" office:value="0.00031473601793552" calcext:value-type="float">
            <text:p>0.000314736017936</text:p>
          </table:table-cell>
          <table:table-cell table:formula="of:=([.$H$11]/([.E531]+[.$I$11])^[.$J$11])" office:value-type="float" office:value="0.0400129436225829" calcext:value-type="float">
            <text:p>0.040012943622583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D531]^2" office:value-type="float" office:value="0.001601035657344" calcext:value-type="float">
            <text:p>0.0016010356573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low</text:p>
          </table:table-cell>
          <table:table-cell office:value-type="float" office:value="568" calcext:value-type="float">
            <text:p>568</text:p>
          </table:table-cell>
          <table:table-cell table:formula="of:=([.B532]/[.$F$1])" office:value-type="float" office:value="0.00031473601793552" calcext:value-type="float">
            <text:p>0.000314736017936</text:p>
          </table:table-cell>
          <table:table-cell table:formula="of:=([.$H$11]/([.E532]+[.$I$11])^[.$J$11])" office:value-type="float" office:value="0.0399467002631507" calcext:value-type="float">
            <text:p>0.039946700263151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D532]^2" office:value-type="float" office:value="0.001595738861914" calcext:value-type="float">
            <text:p>0.0015957388619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st</text:p>
          </table:table-cell>
          <table:table-cell office:value-type="float" office:value="567" calcext:value-type="float">
            <text:p>567</text:p>
          </table:table-cell>
          <table:table-cell table:formula="of:=([.B533]/[.$F$1])" office:value-type="float" office:value="0.000314181905227887" calcext:value-type="float">
            <text:p>0.000314181905228</text:p>
          </table:table-cell>
          <table:table-cell table:formula="of:=([.$H$11]/([.E533]+[.$I$11])^[.$J$11])" office:value-type="float" office:value="0.0398806907568099" calcext:value-type="float">
            <text:p>0.03988069075681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D533]^2" office:value-type="float" office:value="0.0015904694952403" calcext:value-type="float">
            <text:p>0.001590469495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duced</text:p>
          </table:table-cell>
          <table:table-cell office:value-type="float" office:value="566" calcext:value-type="float">
            <text:p>566</text:p>
          </table:table-cell>
          <table:table-cell table:formula="of:=([.B534]/[.$F$1])" office:value-type="float" office:value="0.000313627792520254" calcext:value-type="float">
            <text:p>0.00031362779252</text:p>
          </table:table-cell>
          <table:table-cell table:formula="of:=([.$H$11]/([.E534]+[.$I$11])^[.$J$11])" office:value-type="float" office:value="0.0398149138412569" calcext:value-type="float">
            <text:p>0.039814913841257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D534]^2" office:value-type="float" office:value="0.00158522736418671" calcext:value-type="float">
            <text:p>0.0015852273641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eet</text:p>
          </table:table-cell>
          <table:table-cell office:value-type="float" office:value="565" calcext:value-type="float">
            <text:p>565</text:p>
          </table:table-cell>
          <table:table-cell table:formula="of:=([.B535]/[.$F$1])" office:value-type="float" office:value="0.000313073679812621" calcext:value-type="float">
            <text:p>0.000313073679813</text:p>
          </table:table-cell>
          <table:table-cell table:formula="of:=([.$H$11]/([.E535]+[.$I$11])^[.$J$11])" office:value-type="float" office:value="0.0397493682633507" calcext:value-type="float">
            <text:p>0.039749368263351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D535]^2" office:value-type="float" office:value="0.00158001227733547" calcext:value-type="float">
            <text:p>0.0015800122773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ained</text:p>
          </table:table-cell>
          <table:table-cell office:value-type="float" office:value="565" calcext:value-type="float">
            <text:p>565</text:p>
          </table:table-cell>
          <table:table-cell table:formula="of:=([.B536]/[.$F$1])" office:value-type="float" office:value="0.000313073679812621" calcext:value-type="float">
            <text:p>0.000313073679813</text:p>
          </table:table-cell>
          <table:table-cell table:formula="of:=([.$H$11]/([.E536]+[.$I$11])^[.$J$11])" office:value-type="float" office:value="0.0396840527790291" calcext:value-type="float">
            <text:p>0.0396840527790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D536]^2" office:value-type="float" office:value="0.00157482404496877" calcext:value-type="float">
            <text:p>0.0015748240449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ttention</text:p>
          </table:table-cell>
          <table:table-cell office:value-type="float" office:value="563" calcext:value-type="float">
            <text:p>563</text:p>
          </table:table-cell>
          <table:table-cell table:formula="of:=([.B537]/[.$F$1])" office:value-type="float" office:value="0.000311965454397355" calcext:value-type="float">
            <text:p>0.000311965454397</text:p>
          </table:table-cell>
          <table:table-cell table:formula="of:=([.$H$11]/([.E537]+[.$I$11])^[.$J$11])" office:value-type="float" office:value="0.0396189661532263" calcext:value-type="float">
            <text:p>0.039618966153226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537]^2" office:value-type="float" office:value="0.00156966247905049" calcext:value-type="float">
            <text:p>0.0015696624790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swered</text:p>
          </table:table-cell>
          <table:table-cell office:value-type="float" office:value="563" calcext:value-type="float">
            <text:p>563</text:p>
          </table:table-cell>
          <table:table-cell table:formula="of:=([.B538]/[.$F$1])" office:value-type="float" office:value="0.000311965454397355" calcext:value-type="float">
            <text:p>0.000311965454397</text:p>
          </table:table-cell>
          <table:table-cell table:formula="of:=([.$H$11]/([.E538]+[.$I$11])^[.$J$11])" office:value-type="float" office:value="0.0395541071597912" calcext:value-type="float">
            <text:p>0.039554107159791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D538]^2" office:value-type="float" office:value="0.00156452739320825" calcext:value-type="float">
            <text:p>0.001564527393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el</text:p>
          </table:table-cell>
          <table:table-cell office:value-type="float" office:value="563" calcext:value-type="float">
            <text:p>563</text:p>
          </table:table-cell>
          <table:table-cell table:formula="of:=([.B539]/[.$F$1])" office:value-type="float" office:value="0.000311965454397355" calcext:value-type="float">
            <text:p>0.000311965454397</text:p>
          </table:table-cell>
          <table:table-cell table:formula="of:=([.$H$11]/([.E539]+[.$I$11])^[.$J$11])" office:value-type="float" office:value="0.0394894745814066" calcext:value-type="float">
            <text:p>0.039489474581407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D539]^2" office:value-type="float" office:value="0.00155941860271556" calcext:value-type="float">
            <text:p>0.0015594186027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t</text:p>
          </table:table-cell>
          <table:table-cell office:value-type="float" office:value="562" calcext:value-type="float">
            <text:p>562</text:p>
          </table:table-cell>
          <table:table-cell table:formula="of:=([.B540]/[.$F$1])" office:value-type="float" office:value="0.000311411341689722" calcext:value-type="float">
            <text:p>0.00031141134169</text:p>
          </table:table-cell>
          <table:table-cell table:formula="of:=([.$H$11]/([.E540]+[.$I$11])^[.$J$11])" office:value-type="float" office:value="0.0394250672095094" calcext:value-type="float">
            <text:p>0.039425067209509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D540]^2" office:value-type="float" office:value="0.00155433592447433" calcext:value-type="float">
            <text:p>0.0015543359244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rried</text:p>
          </table:table-cell>
          <table:table-cell office:value-type="float" office:value="562" calcext:value-type="float">
            <text:p>562</text:p>
          </table:table-cell>
          <table:table-cell table:formula="of:=([.B541]/[.$F$1])" office:value-type="float" office:value="0.000311411341689722" calcext:value-type="float">
            <text:p>0.00031141134169</text:p>
          </table:table-cell>
          <table:table-cell table:formula="of:=([.$H$11]/([.E541]+[.$I$11])^[.$J$11])" office:value-type="float" office:value="0.0393608838442112" calcext:value-type="float">
            <text:p>0.03936088384421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D541]^2" office:value-type="float" office:value="0.00154927917699749" calcext:value-type="float">
            <text:p>0.0015492791769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ngle</text:p>
          </table:table-cell>
          <table:table-cell office:value-type="float" office:value="554" calcext:value-type="float">
            <text:p>554</text:p>
          </table:table-cell>
          <table:table-cell table:formula="of:=([.B542]/[.$F$1])" office:value-type="float" office:value="0.000306978440028659" calcext:value-type="float">
            <text:p>0.000306978440029</text:p>
          </table:table-cell>
          <table:table-cell table:formula="of:=([.$H$11]/([.E542]+[.$I$11])^[.$J$11])" office:value-type="float" office:value="0.0392969232942208" calcext:value-type="float">
            <text:p>0.039296923294221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D542]^2" office:value-type="float" office:value="0.00154424818039187" calcext:value-type="float">
            <text:p>0.001544248180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ohn</text:p>
          </table:table-cell>
          <table:table-cell office:value-type="float" office:value="552" calcext:value-type="float">
            <text:p>552</text:p>
          </table:table-cell>
          <table:table-cell table:formula="of:=([.B543]/[.$F$1])" office:value-type="float" office:value="0.000305870214613393" calcext:value-type="float">
            <text:p>0.000305870214613</text:p>
          </table:table-cell>
          <table:table-cell table:formula="of:=([.$H$11]/([.E543]+[.$I$11])^[.$J$11])" office:value-type="float" office:value="0.0392331843767661" calcext:value-type="float">
            <text:p>0.039233184376766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D543]^2" office:value-type="float" office:value="0.00153924275634132" calcext:value-type="float">
            <text:p>0.0015392427563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ant</text:p>
          </table:table-cell>
          <table:table-cell office:value-type="float" office:value="552" calcext:value-type="float">
            <text:p>552</text:p>
          </table:table-cell>
          <table:table-cell table:formula="of:=([.B544]/[.$F$1])" office:value-type="float" office:value="0.000305870214613393" calcext:value-type="float">
            <text:p>0.000305870214613</text:p>
          </table:table-cell>
          <table:table-cell table:formula="of:=([.$H$11]/([.E544]+[.$I$11])^[.$J$11])" office:value-type="float" office:value="0.0391696659175183" calcext:value-type="float">
            <text:p>0.039169665917518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D544]^2" office:value-type="float" office:value="0.00153426272809" calcext:value-type="float">
            <text:p>0.001534262728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ul</text:p>
          </table:table-cell>
          <table:table-cell office:value-type="float" office:value="552" calcext:value-type="float">
            <text:p>552</text:p>
          </table:table-cell>
          <table:table-cell table:formula="of:=([.B545]/[.$F$1])" office:value-type="float" office:value="0.000305870214613393" calcext:value-type="float">
            <text:p>0.000305870214613</text:p>
          </table:table-cell>
          <table:table-cell table:formula="of:=([.$H$11]/([.E545]+[.$I$11])^[.$J$11])" office:value-type="float" office:value="0.0391063667505158" calcext:value-type="float">
            <text:p>0.039106366750516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D545]^2" office:value-type="float" office:value="0.00152930792042585" calcext:value-type="float">
            <text:p>0.0015293079204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ve</text:p>
          </table:table-cell>
          <table:table-cell office:value-type="float" office:value="549" calcext:value-type="float">
            <text:p>549</text:p>
          </table:table-cell>
          <table:table-cell table:formula="of:=([.B546]/[.$F$1])" office:value-type="float" office:value="0.000304207876490494" calcext:value-type="float">
            <text:p>0.00030420787649</text:p>
          </table:table-cell>
          <table:table-cell table:formula="of:=([.$H$11]/([.E546]+[.$I$11])^[.$J$11])" office:value-type="float" office:value="0.0390432857180895" calcext:value-type="float">
            <text:p>0.03904328571809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D546]^2" office:value-type="float" office:value="0.00152437815966437" calcext:value-type="float">
            <text:p>0.0015243781596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en</text:p>
          </table:table-cell>
          <table:table-cell office:value-type="float" office:value="549" calcext:value-type="float">
            <text:p>549</text:p>
          </table:table-cell>
          <table:table-cell table:formula="of:=([.B547]/[.$F$1])" office:value-type="float" office:value="0.000304207876490494" calcext:value-type="float">
            <text:p>0.00030420787649</text:p>
          </table:table-cell>
          <table:table-cell table:formula="of:=([.$H$11]/([.E547]+[.$I$11])^[.$J$11])" office:value-type="float" office:value="0.0389804216707888" calcext:value-type="float">
            <text:p>0.038980421670789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D547]^2" office:value-type="float" office:value="0.0015194732736325" calcext:value-type="float">
            <text:p>0.0015194732736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ving</text:p>
          </table:table-cell>
          <table:table-cell office:value-type="float" office:value="548" calcext:value-type="float">
            <text:p>548</text:p>
          </table:table-cell>
          <table:table-cell table:formula="of:=([.B548]/[.$F$1])" office:value-type="float" office:value="0.000303653763782861" calcext:value-type="float">
            <text:p>0.000303653763783</text:p>
          </table:table-cell>
          <table:table-cell table:formula="of:=([.$H$11]/([.E548]+[.$I$11])^[.$J$11])" office:value-type="float" office:value="0.0389177734673081" calcext:value-type="float">
            <text:p>0.038917773467308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D548]^2" office:value-type="float" office:value="0.00151459309165271" calcext:value-type="float">
            <text:p>0.001514593091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ght</text:p>
          </table:table-cell>
          <table:table-cell office:value-type="float" office:value="545" calcext:value-type="float">
            <text:p>545</text:p>
          </table:table-cell>
          <table:table-cell table:formula="of:=([.B549]/[.$F$1])" office:value-type="float" office:value="0.000301991425659962" calcext:value-type="float">
            <text:p>0.00030199142566</text:p>
          </table:table-cell>
          <table:table-cell table:formula="of:=([.$H$11]/([.E549]+[.$I$11])^[.$J$11])" office:value-type="float" office:value="0.0388553399744147" calcext:value-type="float">
            <text:p>0.038855339974415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549]^2" office:value-type="float" office:value="0.00150973744452735" calcext:value-type="float">
            <text:p>0.0015097374445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nkle</text:p>
          </table:table-cell>
          <table:table-cell office:value-type="float" office:value="544" calcext:value-type="float">
            <text:p>544</text:p>
          </table:table-cell>
          <table:table-cell table:formula="of:=([.B550]/[.$F$1])" office:value-type="float" office:value="0.000301437312952329" calcext:value-type="float">
            <text:p>0.000301437312952</text:p>
          </table:table-cell>
          <table:table-cell table:formula="of:=([.$H$11]/([.E550]+[.$I$11])^[.$J$11])" office:value-type="float" office:value="0.0387931200668769" calcext:value-type="float">
            <text:p>0.038793120066877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D550]^2" office:value-type="float" office:value="0.00150490616452313" calcext:value-type="float">
            <text:p>0.0015049061645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ve</text:p>
          </table:table-cell>
          <table:table-cell office:value-type="float" office:value="544" calcext:value-type="float">
            <text:p>544</text:p>
          </table:table-cell>
          <table:table-cell table:formula="of:=([.B551]/[.$F$1])" office:value-type="float" office:value="0.000301437312952329" calcext:value-type="float">
            <text:p>0.000301437312952</text:p>
          </table:table-cell>
          <table:table-cell table:formula="of:=([.$H$11]/([.E551]+[.$I$11])^[.$J$11])" office:value-type="float" office:value="0.0387311126273933" calcext:value-type="float">
            <text:p>0.038731112627393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551]^2" office:value-type="float" office:value="0.00150009908535582" calcext:value-type="float">
            <text:p>0.0015000990853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n</text:p>
          </table:table-cell>
          <table:table-cell office:value-type="float" office:value="540" calcext:value-type="float">
            <text:p>540</text:p>
          </table:table-cell>
          <table:table-cell table:formula="of:=([.B552]/[.$F$1])" office:value-type="float" office:value="0.000299220862121797" calcext:value-type="float">
            <text:p>0.000299220862122</text:p>
          </table:table-cell>
          <table:table-cell table:formula="of:=([.$H$11]/([.E552]+[.$I$11])^[.$J$11])" office:value-type="float" office:value="0.0386693165465221" calcext:value-type="float">
            <text:p>0.038669316546522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552]^2" office:value-type="float" office:value="0.00149531604217513" calcext:value-type="float">
            <text:p>0.001495316042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ither</text:p>
          </table:table-cell>
          <table:table-cell office:value-type="float" office:value="539" calcext:value-type="float">
            <text:p>539</text:p>
          </table:table-cell>
          <table:table-cell table:formula="of:=([.B553]/[.$F$1])" office:value-type="float" office:value="0.000298666749414164" calcext:value-type="float">
            <text:p>0.000298666749414</text:p>
          </table:table-cell>
          <table:table-cell table:formula="of:=([.$H$11]/([.E553]+[.$I$11])^[.$J$11])" office:value-type="float" office:value="0.0386077307226124" calcext:value-type="float">
            <text:p>0.038607730722612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553]^2" office:value-type="float" office:value="0.00149055687154975" calcext:value-type="float">
            <text:p>0.001490556871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rd</text:p>
          </table:table-cell>
          <table:table-cell office:value-type="float" office:value="537" calcext:value-type="float">
            <text:p>537</text:p>
          </table:table-cell>
          <table:table-cell table:formula="of:=([.B554]/[.$F$1])" office:value-type="float" office:value="0.000297558523998898" calcext:value-type="float">
            <text:p>0.000297558523999</text:p>
          </table:table-cell>
          <table:table-cell table:formula="of:=([.$H$11]/([.E554]+[.$I$11])^[.$J$11])" office:value-type="float" office:value="0.0385463540617349" calcext:value-type="float">
            <text:p>0.038546354061735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D554]^2" office:value-type="float" office:value="0.00148582141145263" calcext:value-type="float">
            <text:p>0.0014858214114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ief</text:p>
          </table:table-cell>
          <table:table-cell office:value-type="float" office:value="533" calcext:value-type="float">
            <text:p>533</text:p>
          </table:table-cell>
          <table:table-cell table:formula="of:=([.B555]/[.$F$1])" office:value-type="float" office:value="0.000295342073168367" calcext:value-type="float">
            <text:p>0.000295342073168</text:p>
          </table:table-cell>
          <table:table-cell table:formula="of:=([.$H$11]/([.E555]+[.$I$11])^[.$J$11])" office:value-type="float" office:value="0.0384851854776144" calcext:value-type="float">
            <text:p>0.038485185477614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D555]^2" office:value-type="float" office:value="0.00148110950124638" calcext:value-type="float">
            <text:p>0.001481109501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imals</text:p>
          </table:table-cell>
          <table:table-cell office:value-type="float" office:value="533" calcext:value-type="float">
            <text:p>533</text:p>
          </table:table-cell>
          <table:table-cell table:formula="of:=([.B556]/[.$F$1])" office:value-type="float" office:value="0.000295342073168367" calcext:value-type="float">
            <text:p>0.000295342073168</text:p>
          </table:table-cell>
          <table:table-cell table:formula="of:=([.$H$11]/([.E556]+[.$I$11])^[.$J$11])" office:value-type="float" office:value="0.0384242238915623" calcext:value-type="float">
            <text:p>0.038424223891562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D556]^2" office:value-type="float" office:value="0.0014764209816689" calcext:value-type="float">
            <text:p>0.0014764209816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terest</text:p>
          </table:table-cell>
          <table:table-cell office:value-type="float" office:value="531" calcext:value-type="float">
            <text:p>531</text:p>
          </table:table-cell>
          <table:table-cell table:formula="of:=([.B557]/[.$F$1])" office:value-type="float" office:value="0.000294233847753101" calcext:value-type="float">
            <text:p>0.000294233847753</text:p>
          </table:table-cell>
          <table:table-cell table:formula="of:=([.$H$11]/([.E557]+[.$I$11])^[.$J$11])" office:value-type="float" office:value="0.0383634682324101" calcext:value-type="float">
            <text:p>0.03836346823241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D557]^2" office:value-type="float" office:value="0.00147175569481914" calcext:value-type="float">
            <text:p>0.0014717556948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ward</text:p>
          </table:table-cell>
          <table:table-cell office:value-type="float" office:value="529" calcext:value-type="float">
            <text:p>529</text:p>
          </table:table-cell>
          <table:table-cell table:formula="of:=([.B558]/[.$F$1])" office:value-type="float" office:value="0.000293125622337835" calcext:value-type="float">
            <text:p>0.000293125622338</text:p>
          </table:table-cell>
          <table:table-cell table:formula="of:=([.$H$11]/([.E558]+[.$I$11])^[.$J$11])" office:value-type="float" office:value="0.0383029174364437" calcext:value-type="float">
            <text:p>0.038302917436444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D558]^2" office:value-type="float" office:value="0.00146711348414302" calcext:value-type="float">
            <text:p>0.0014671134841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cense</text:p>
          </table:table-cell>
          <table:table-cell office:value-type="float" office:value="529" calcext:value-type="float">
            <text:p>529</text:p>
          </table:table-cell>
          <table:table-cell table:formula="of:=([.B559]/[.$F$1])" office:value-type="float" office:value="0.000293125622337835" calcext:value-type="float">
            <text:p>0.000293125622338</text:p>
          </table:table-cell>
          <table:table-cell table:formula="of:=([.$H$11]/([.E559]+[.$I$11])^[.$J$11])" office:value-type="float" office:value="0.0382425704473383" calcext:value-type="float">
            <text:p>0.038242570447338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D559]^2" office:value-type="float" office:value="0.00146249419441963" calcext:value-type="float">
            <text:p>0.001462494194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w</text:p>
          </table:table-cell>
          <table:table-cell office:value-type="float" office:value="528" calcext:value-type="float">
            <text:p>528</text:p>
          </table:table-cell>
          <table:table-cell table:formula="of:=([.B560]/[.$F$1])" office:value-type="float" office:value="0.000292571509630202" calcext:value-type="float">
            <text:p>0.00029257150963</text:p>
          </table:table-cell>
          <table:table-cell table:formula="of:=([.$H$11]/([.E560]+[.$I$11])^[.$J$11])" office:value-type="float" office:value="0.0381824262160937" calcext:value-type="float">
            <text:p>0.038182426216094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D560]^2" office:value-type="float" office:value="0.00145789767174744" calcext:value-type="float">
            <text:p>0.0014578976717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men</text:p>
          </table:table-cell>
          <table:table-cell office:value-type="float" office:value="525" calcext:value-type="float">
            <text:p>525</text:p>
          </table:table-cell>
          <table:table-cell table:formula="of:=([.B561]/[.$F$1])" office:value-type="float" office:value="0.000290909171507303" calcext:value-type="float">
            <text:p>0.000290909171507</text:p>
          </table:table-cell>
          <table:table-cell table:formula="of:=([.$H$11]/([.E561]+[.$I$11])^[.$J$11])" office:value-type="float" office:value="0.0381224837009707" calcext:value-type="float">
            <text:p>0.038122483700971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D561]^2" office:value-type="float" office:value="0.00145332376353077" calcext:value-type="float">
            <text:p>0.0014533237635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ter</text:p>
          </table:table-cell>
          <table:table-cell office:value-type="float" office:value="524" calcext:value-type="float">
            <text:p>524</text:p>
          </table:table-cell>
          <table:table-cell table:formula="of:=([.B562]/[.$F$1])" office:value-type="float" office:value="0.00029035505879967" calcext:value-type="float">
            <text:p>0.0002903550588</text:p>
          </table:table-cell>
          <table:table-cell table:formula="of:=([.$H$11]/([.E562]+[.$I$11])^[.$J$11])" office:value-type="float" office:value="0.038062741867428" calcext:value-type="float">
            <text:p>0.038062741867428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D562]^2" office:value-type="float" office:value="0.00144877231846646" calcext:value-type="float">
            <text:p>0.0014487723184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erally</text:p>
          </table:table-cell>
          <table:table-cell office:value-type="float" office:value="524" calcext:value-type="float">
            <text:p>524</text:p>
          </table:table-cell>
          <table:table-cell table:formula="of:=([.B563]/[.$F$1])" office:value-type="float" office:value="0.00029035505879967" calcext:value-type="float">
            <text:p>0.0002903550588</text:p>
          </table:table-cell>
          <table:table-cell table:formula="of:=([.$H$11]/([.E563]+[.$I$11])^[.$J$11])" office:value-type="float" office:value="0.03800319968806" calcext:value-type="float">
            <text:p>0.03800319968806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D563]^2" office:value-type="float" office:value="0.00144424318653057" calcext:value-type="float">
            <text:p>0.0014442431865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t</text:p>
          </table:table-cell>
          <table:table-cell office:value-type="float" office:value="522" calcext:value-type="float">
            <text:p>522</text:p>
          </table:table-cell>
          <table:table-cell table:formula="of:=([.B564]/[.$F$1])" office:value-type="float" office:value="0.000289246833384404" calcext:value-type="float">
            <text:p>0.000289246833384</text:p>
          </table:table-cell>
          <table:table-cell table:formula="of:=([.$H$11]/([.E564]+[.$I$11])^[.$J$11])" office:value-type="float" office:value="0.0379438561425345" calcext:value-type="float">
            <text:p>0.037943856142535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D564]^2" office:value-type="float" office:value="0.00143973621896535" calcext:value-type="float">
            <text:p>0.0014397362189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rely</text:p>
          </table:table-cell>
          <table:table-cell office:value-type="float" office:value="521" calcext:value-type="float">
            <text:p>521</text:p>
          </table:table-cell>
          <table:table-cell table:formula="of:=([.B565]/[.$F$1])" office:value-type="float" office:value="0.000288692720676771" calcext:value-type="float">
            <text:p>0.000288692720677</text:p>
          </table:table-cell>
          <table:table-cell table:formula="of:=([.$H$11]/([.E565]+[.$I$11])^[.$J$11])" office:value-type="float" office:value="0.0378847102175317" calcext:value-type="float">
            <text:p>0.037884710217532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D565]^2" office:value-type="float" office:value="0.00143525126826635" calcext:value-type="float">
            <text:p>0.0014352512682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dividual</text:p>
          </table:table-cell>
          <table:table-cell office:value-type="float" office:value="521" calcext:value-type="float">
            <text:p>521</text:p>
          </table:table-cell>
          <table:table-cell table:formula="of:=([.B566]/[.$F$1])" office:value-type="float" office:value="0.000288692720676771" calcext:value-type="float">
            <text:p>0.000288692720677</text:p>
          </table:table-cell>
          <table:table-cell table:formula="of:=([.$H$11]/([.E566]+[.$I$11])^[.$J$11])" office:value-type="float" office:value="0.0378257609066842" calcext:value-type="float">
            <text:p>0.037825760906684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D566]^2" office:value-type="float" office:value="0.00143078818816964" calcext:value-type="float">
            <text:p>0.001430788188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sk</text:p>
          </table:table-cell>
          <table:table-cell office:value-type="float" office:value="519" calcext:value-type="float">
            <text:p>519</text:p>
          </table:table-cell>
          <table:table-cell table:formula="of:=([.B567]/[.$F$1])" office:value-type="float" office:value="0.000287584495261505" calcext:value-type="float">
            <text:p>0.000287584495262</text:p>
          </table:table-cell>
          <table:table-cell table:formula="of:=([.$H$11]/([.E567]+[.$I$11])^[.$J$11])" office:value-type="float" office:value="0.0377670072105165" calcext:value-type="float">
            <text:p>0.037767007210517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D567]^2" office:value-type="float" office:value="0.0014263468336392" calcext:value-type="float">
            <text:p>0.0014263468336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ig</text:p>
          </table:table-cell>
          <table:table-cell office:value-type="float" office:value="515" calcext:value-type="float">
            <text:p>515</text:p>
          </table:table-cell>
          <table:table-cell table:formula="of:=([.B568]/[.$F$1])" office:value-type="float" office:value="0.000285368044430973" calcext:value-type="float">
            <text:p>0.000285368044431</text:p>
          </table:table-cell>
          <table:table-cell table:formula="of:=([.$H$11]/([.E568]+[.$I$11])^[.$J$11])" office:value-type="float" office:value="0.0377084481363859" calcext:value-type="float">
            <text:p>0.037708448136386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D568]^2" office:value-type="float" office:value="0.0014219270608545" calcext:value-type="float">
            <text:p>0.0014219270608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ass</text:p>
          </table:table-cell>
          <table:table-cell office:value-type="float" office:value="514" calcext:value-type="float">
            <text:p>514</text:p>
          </table:table-cell>
          <table:table-cell table:formula="of:=([.B569]/[.$F$1])" office:value-type="float" office:value="0.00028481393172334" calcext:value-type="float">
            <text:p>0.000284813931723</text:p>
          </table:table-cell>
          <table:table-cell table:formula="of:=([.$H$11]/([.E569]+[.$I$11])^[.$J$11])" office:value-type="float" office:value="0.037650082698424" calcext:value-type="float">
            <text:p>0.03765008269842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569]^2" office:value-type="float" office:value="0.00141752872719816" calcext:value-type="float">
            <text:p>0.0014175287271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ad</text:p>
          </table:table-cell>
          <table:table-cell office:value-type="float" office:value="514" calcext:value-type="float">
            <text:p>514</text:p>
          </table:table-cell>
          <table:table-cell table:formula="of:=([.B570]/[.$F$1])" office:value-type="float" office:value="0.00028481393172334" calcext:value-type="float">
            <text:p>0.000284813931723</text:p>
          </table:table-cell>
          <table:table-cell table:formula="of:=([.$H$11]/([.E570]+[.$I$11])^[.$J$11])" office:value-type="float" office:value="0.0375919099174786" calcext:value-type="float">
            <text:p>0.03759190991747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D570]^2" office:value-type="float" office:value="0.00141315169124383" calcext:value-type="float">
            <text:p>0.0014131516912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terary</text:p>
          </table:table-cell>
          <table:table-cell office:value-type="float" office:value="513" calcext:value-type="float">
            <text:p>513</text:p>
          </table:table-cell>
          <table:table-cell table:formula="of:=([.B571]/[.$F$1])" office:value-type="float" office:value="0.000284259819015707" calcext:value-type="float">
            <text:p>0.000284259819016</text:p>
          </table:table-cell>
          <table:table-cell table:formula="of:=([.$H$11]/([.E571]+[.$I$11])^[.$J$11])" office:value-type="float" office:value="0.0375339288210563" calcext:value-type="float">
            <text:p>0.037533928821056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D571]^2" office:value-type="float" office:value="0.00140879581274412" calcext:value-type="float">
            <text:p>0.0014087958127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lf</text:p>
          </table:table-cell>
          <table:table-cell office:value-type="float" office:value="512" calcext:value-type="float">
            <text:p>512</text:p>
          </table:table-cell>
          <table:table-cell table:formula="of:=([.B572]/[.$F$1])" office:value-type="float" office:value="0.000283705706308074" calcext:value-type="float">
            <text:p>0.000283705706308</text:p>
          </table:table-cell>
          <table:table-cell table:formula="of:=([.$H$11]/([.E572]+[.$I$11])^[.$J$11])" office:value-type="float" office:value="0.0374761384432653" calcext:value-type="float">
            <text:p>0.037476138443265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D572]^2" office:value-type="float" office:value="0.00140446095261879" calcext:value-type="float">
            <text:p>0.0014044609526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ing</text:p>
          </table:table-cell>
          <table:table-cell office:value-type="float" office:value="512" calcext:value-type="float">
            <text:p>512</text:p>
          </table:table-cell>
          <table:table-cell table:formula="of:=([.B573]/[.$F$1])" office:value-type="float" office:value="0.000283705706308074" calcext:value-type="float">
            <text:p>0.000283705706308</text:p>
          </table:table-cell>
          <table:table-cell table:formula="of:=([.$H$11]/([.E573]+[.$I$11])^[.$J$11])" office:value-type="float" office:value="0.0374185378247597" calcext:value-type="float">
            <text:p>0.03741853782476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D573]^2" office:value-type="float" office:value="0.00140014697294298" calcext:value-type="float">
            <text:p>0.0014001469729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py</text:p>
          </table:table-cell>
          <table:table-cell office:value-type="float" office:value="511" calcext:value-type="float">
            <text:p>511</text:p>
          </table:table-cell>
          <table:table-cell table:formula="of:=([.B574]/[.$F$1])" office:value-type="float" office:value="0.000283151593600441" calcext:value-type="float">
            <text:p>0.0002831515936</text:p>
          </table:table-cell>
          <table:table-cell table:formula="of:=([.$H$11]/([.E574]+[.$I$11])^[.$J$11])" office:value-type="float" office:value="0.0373611260126835" calcext:value-type="float">
            <text:p>0.037361126012684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D574]^2" office:value-type="float" office:value="0.00139585373693561" calcext:value-type="float">
            <text:p>0.0013958537369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vement</text:p>
          </table:table-cell>
          <table:table-cell office:value-type="float" office:value="510" calcext:value-type="float">
            <text:p>510</text:p>
          </table:table-cell>
          <table:table-cell table:formula="of:=([.B575]/[.$F$1])" office:value-type="float" office:value="0.000282597480892809" calcext:value-type="float">
            <text:p>0.000282597480893</text:p>
          </table:table-cell>
          <table:table-cell table:formula="of:=([.$H$11]/([.E575]+[.$I$11])^[.$J$11])" office:value-type="float" office:value="0.0373039020606151" calcext:value-type="float">
            <text:p>0.037303902060615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D575]^2" office:value-type="float" office:value="0.00139158110894797" calcext:value-type="float">
            <text:p>0.0013915811089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erman</text:p>
          </table:table-cell>
          <table:table-cell office:value-type="float" office:value="508" calcext:value-type="float">
            <text:p>508</text:p>
          </table:table-cell>
          <table:table-cell table:formula="of:=([.B576]/[.$F$1])" office:value-type="float" office:value="0.000281489255477543" calcext:value-type="float">
            <text:p>0.000281489255478</text:p>
          </table:table-cell>
          <table:table-cell table:formula="of:=([.$H$11]/([.E576]+[.$I$11])^[.$J$11])" office:value-type="float" office:value="0.0372468650285137" calcext:value-type="float">
            <text:p>0.037246865028514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D576]^2" office:value-type="float" office:value="0.00138732895445232" calcext:value-type="float">
            <text:p>0.001387328954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lowly</text:p>
          </table:table-cell>
          <table:table-cell office:value-type="float" office:value="508" calcext:value-type="float">
            <text:p>508</text:p>
          </table:table-cell>
          <table:table-cell table:formula="of:=([.B577]/[.$F$1])" office:value-type="float" office:value="0.000281489255477543" calcext:value-type="float">
            <text:p>0.000281489255478</text:p>
          </table:table-cell>
          <table:table-cell table:formula="of:=([.$H$11]/([.E577]+[.$I$11])^[.$J$11])" office:value-type="float" office:value="0.0371900139826642" calcext:value-type="float">
            <text:p>0.03719001398266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577]^2" office:value-type="float" office:value="0.00138309714003076" calcext:value-type="float">
            <text:p>0.0013830971400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ir</text:p>
          </table:table-cell>
          <table:table-cell office:value-type="float" office:value="505" calcext:value-type="float">
            <text:p>505</text:p>
          </table:table-cell>
          <table:table-cell table:formula="of:=([.B578]/[.$F$1])" office:value-type="float" office:value="0.000279826917354644" calcext:value-type="float">
            <text:p>0.000279826917355</text:p>
          </table:table-cell>
          <table:table-cell table:formula="of:=([.$H$11]/([.E578]+[.$I$11])^[.$J$11])" office:value-type="float" office:value="0.0371333479956247" calcext:value-type="float">
            <text:p>0.037133347995625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D578]^2" office:value-type="float" office:value="0.00137888553336417" calcext:value-type="float">
            <text:p>0.0013788855333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ade</text:p>
          </table:table-cell>
          <table:table-cell office:value-type="float" office:value="505" calcext:value-type="float">
            <text:p>505</text:p>
          </table:table-cell>
          <table:table-cell table:formula="of:=([.B579]/[.$F$1])" office:value-type="float" office:value="0.000279826917354644" calcext:value-type="float">
            <text:p>0.000279826917355</text:p>
          </table:table-cell>
          <table:table-cell table:formula="of:=([.$H$11]/([.E579]+[.$I$11])^[.$J$11])" office:value-type="float" office:value="0.0370768661461729" calcext:value-type="float">
            <text:p>0.037076866146173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D579]^2" office:value-type="float" office:value="0.00137469400322123" calcext:value-type="float">
            <text:p>0.0013746940032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glish</text:p>
          </table:table-cell>
          <table:table-cell office:value-type="float" office:value="505" calcext:value-type="float">
            <text:p>505</text:p>
          </table:table-cell>
          <table:table-cell table:formula="of:=([.B580]/[.$F$1])" office:value-type="float" office:value="0.000279826917354644" calcext:value-type="float">
            <text:p>0.000279826917355</text:p>
          </table:table-cell>
          <table:table-cell table:formula="of:=([.$H$11]/([.E580]+[.$I$11])^[.$J$11])" office:value-type="float" office:value="0.0370205675192541" calcext:value-type="float">
            <text:p>0.037020567519254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D580]^2" office:value-type="float" office:value="0.00137052241944765" calcext:value-type="float">
            <text:p>0.001370522419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vernment</text:p>
          </table:table-cell>
          <table:table-cell office:value-type="float" office:value="504" calcext:value-type="float">
            <text:p>504</text:p>
          </table:table-cell>
          <table:table-cell table:formula="of:=([.B581]/[.$F$1])" office:value-type="float" office:value="0.000279272804647011" calcext:value-type="float">
            <text:p>0.000279272804647</text:p>
          </table:table-cell>
          <table:table-cell table:formula="of:=([.$H$11]/([.E581]+[.$I$11])^[.$J$11])" office:value-type="float" office:value="0.0369644512059292" calcext:value-type="float">
            <text:p>0.036964451205929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D581]^2" office:value-type="float" office:value="0.00136637065295552" calcext:value-type="float">
            <text:p>0.0013663706529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ight</text:p>
          </table:table-cell>
          <table:table-cell office:value-type="float" office:value="503" calcext:value-type="float">
            <text:p>503</text:p>
          </table:table-cell>
          <table:table-cell table:formula="of:=([.B582]/[.$F$1])" office:value-type="float" office:value="0.000278718691939378" calcext:value-type="float">
            <text:p>0.000278718691939</text:p>
          </table:table-cell>
          <table:table-cell table:formula="of:=([.$H$11]/([.E582]+[.$I$11])^[.$J$11])" office:value-type="float" office:value="0.0369085163033233" calcext:value-type="float">
            <text:p>0.036908516303323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D582]^2" office:value-type="float" office:value="0.00136223857571268" calcext:value-type="float">
            <text:p>0.0013622385757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cts</text:p>
          </table:table-cell>
          <table:table-cell office:value-type="float" office:value="502" calcext:value-type="float">
            <text:p>502</text:p>
          </table:table-cell>
          <table:table-cell table:formula="of:=([.B583]/[.$F$1])" office:value-type="float" office:value="0.000278164579231745" calcext:value-type="float">
            <text:p>0.000278164579232</text:p>
          </table:table-cell>
          <table:table-cell table:formula="of:=([.$H$11]/([.E583]+[.$I$11])^[.$J$11])" office:value-type="float" office:value="0.0368527619145753" calcext:value-type="float">
            <text:p>0.036852761914575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D583]^2" office:value-type="float" office:value="0.00135812606073237" calcext:value-type="float">
            <text:p>0.0013581260607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fice</text:p>
          </table:table-cell>
          <table:table-cell office:value-type="float" office:value="502" calcext:value-type="float">
            <text:p>502</text:p>
          </table:table-cell>
          <table:table-cell table:formula="of:=([.B584]/[.$F$1])" office:value-type="float" office:value="0.000278164579231745" calcext:value-type="float">
            <text:p>0.000278164579232</text:p>
          </table:table-cell>
          <table:table-cell table:formula="of:=([.$H$11]/([.E584]+[.$I$11])^[.$J$11])" office:value-type="float" office:value="0.0367971871487871" calcext:value-type="float">
            <text:p>0.036797187148787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[.D584]^2" office:value-type="float" office:value="0.00135403298206286" calcext:value-type="float">
            <text:p>0.0013540329820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ening</text:p>
          </table:table-cell>
          <table:table-cell office:value-type="float" office:value="501" calcext:value-type="float">
            <text:p>501</text:p>
          </table:table-cell>
          <table:table-cell table:formula="of:=([.B585]/[.$F$1])" office:value-type="float" office:value="0.000277610466524112" calcext:value-type="float">
            <text:p>0.000277610466524</text:p>
          </table:table-cell>
          <table:table-cell table:formula="of:=([.$H$11]/([.E585]+[.$I$11])^[.$J$11])" office:value-type="float" office:value="0.0367417911209742" calcext:value-type="float">
            <text:p>0.036741791120974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585]^2" office:value-type="float" office:value="0.0013499592147773" calcext:value-type="float">
            <text:p>0.0013499592147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rd</text:p>
          </table:table-cell>
          <table:table-cell office:value-type="float" office:value="500" calcext:value-type="float">
            <text:p>500</text:p>
          </table:table-cell>
          <table:table-cell table:formula="of:=([.B586]/[.$F$1])" office:value-type="float" office:value="0.000277056353816479" calcext:value-type="float">
            <text:p>0.000277056353816</text:p>
          </table:table-cell>
          <table:table-cell table:formula="of:=([.$H$11]/([.E586]+[.$I$11])^[.$J$11])" office:value-type="float" office:value="0.0366865729520163" calcext:value-type="float">
            <text:p>0.03668657295201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586]^2" office:value-type="float" office:value="0.00134590463496361" calcext:value-type="float">
            <text:p>0.0013459046349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'riar</text:p>
          </table:table-cell>
          <table:table-cell office:value-type="float" office:value="500" calcext:value-type="float">
            <text:p>500</text:p>
          </table:table-cell>
          <table:table-cell table:formula="of:=([.B587]/[.$F$1])" office:value-type="float" office:value="0.000277056353816479" calcext:value-type="float">
            <text:p>0.000277056353816</text:p>
          </table:table-cell>
          <table:table-cell table:formula="of:=([.$H$11]/([.E587]+[.$I$11])^[.$J$11])" office:value-type="float" office:value="0.0366315317686082" calcext:value-type="float">
            <text:p>0.036631531768608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D587]^2" office:value-type="float" office:value="0.00134186911971455" calcext:value-type="float">
            <text:p>0.0013418691197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ristian</text:p>
          </table:table-cell>
          <table:table-cell office:value-type="float" office:value="499" calcext:value-type="float">
            <text:p>499</text:p>
          </table:table-cell>
          <table:table-cell table:formula="of:=([.B588]/[.$F$1])" office:value-type="float" office:value="0.000276502241108846" calcext:value-type="float">
            <text:p>0.000276502241109</text:p>
          </table:table-cell>
          <table:table-cell table:formula="of:=([.$H$11]/([.E588]+[.$I$11])^[.$J$11])" office:value-type="float" office:value="0.036576666703212" calcext:value-type="float">
            <text:p>0.036576666703212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D588]^2" office:value-type="float" office:value="0.00133785254711786" calcext:value-type="float">
            <text:p>0.001337852547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ughter</text:p>
          </table:table-cell>
          <table:table-cell office:value-type="float" office:value="499" calcext:value-type="float">
            <text:p>499</text:p>
          </table:table-cell>
          <table:table-cell table:formula="of:=([.B589]/[.$F$1])" office:value-type="float" office:value="0.000276502241108846" calcext:value-type="float">
            <text:p>0.000276502241109</text:p>
          </table:table-cell>
          <table:table-cell table:formula="of:=([.$H$11]/([.E589]+[.$I$11])^[.$J$11])" office:value-type="float" office:value="0.0365219768940092" calcext:value-type="float">
            <text:p>0.036521976894009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D589]^2" office:value-type="float" office:value="0.00133385479624654" calcext:value-type="float">
            <text:p>0.0013338547962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n't</text:p>
          </table:table-cell>
          <table:table-cell office:value-type="float" office:value="497" calcext:value-type="float">
            <text:p>497</text:p>
          </table:table-cell>
          <table:table-cell table:formula="of:=([.B590]/[.$F$1])" office:value-type="float" office:value="0.00027539401569358" calcext:value-type="float">
            <text:p>0.000275394015694</text:p>
          </table:table-cell>
          <table:table-cell table:formula="of:=([.$H$11]/([.E590]+[.$I$11])^[.$J$11])" office:value-type="float" office:value="0.0364674614848529" calcext:value-type="float">
            <text:p>0.036467461484853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[.D590]^2" office:value-type="float" office:value="0.00132987574714923" calcext:value-type="float">
            <text:p>0.001329875747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attle</text:p>
          </table:table-cell>
          <table:table-cell office:value-type="float" office:value="496" calcext:value-type="float">
            <text:p>496</text:p>
          </table:table-cell>
          <table:table-cell table:formula="of:=([.B591]/[.$F$1])" office:value-type="float" office:value="0.000274839902985947" calcext:value-type="float">
            <text:p>0.000274839902986</text:p>
          </table:table-cell>
          <table:table-cell table:formula="of:=([.$H$11]/([.E591]+[.$I$11])^[.$J$11])" office:value-type="float" office:value="0.0364131196252214" calcext:value-type="float">
            <text:p>0.036413119625222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D591]^2" office:value-type="float" office:value="0.00132591528084068" calcext:value-type="float">
            <text:p>0.0013259152808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ied</text:p>
          </table:table-cell>
          <table:table-cell office:value-type="float" office:value="496" calcext:value-type="float">
            <text:p>496</text:p>
          </table:table-cell>
          <table:table-cell table:formula="of:=([.B592]/[.$F$1])" office:value-type="float" office:value="0.000274839902985947" calcext:value-type="float">
            <text:p>0.000274839902986</text:p>
          </table:table-cell>
          <table:table-cell table:formula="of:=([.$H$11]/([.E592]+[.$I$11])^[.$J$11])" office:value-type="float" office:value="0.0363589504701717" calcext:value-type="float">
            <text:p>0.036358950470172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D592]^2" office:value-type="float" office:value="0.0013219732792924" calcext:value-type="float">
            <text:p>0.001321973279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quired</text:p>
          </table:table-cell>
          <table:table-cell office:value-type="float" office:value="494" calcext:value-type="float">
            <text:p>494</text:p>
          </table:table-cell>
          <table:table-cell table:formula="of:=([.B593]/[.$F$1])" office:value-type="float" office:value="0.000273731677570681" calcext:value-type="float">
            <text:p>0.000273731677571</text:p>
          </table:table-cell>
          <table:table-cell table:formula="of:=([.$H$11]/([.E593]+[.$I$11])^[.$J$11])" office:value-type="float" office:value="0.0363049531802934" calcext:value-type="float">
            <text:p>0.036304953180294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593]^2" office:value-type="float" office:value="0.0013180496254233" calcext:value-type="float">
            <text:p>0.001318049625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d</text:p>
          </table:table-cell>
          <table:table-cell office:value-type="float" office:value="494" calcext:value-type="float">
            <text:p>494</text:p>
          </table:table-cell>
          <table:table-cell table:formula="of:=([.B594]/[.$F$1])" office:value-type="float" office:value="0.000273731677570681" calcext:value-type="float">
            <text:p>0.000273731677571</text:p>
          </table:table-cell>
          <table:table-cell table:formula="of:=([.$H$11]/([.E594]+[.$I$11])^[.$J$11])" office:value-type="float" office:value="0.0362511269216634" calcext:value-type="float">
            <text:p>0.036251126921663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D594]^2" office:value-type="float" office:value="0.00131414420309055" calcext:value-type="float">
            <text:p>0.0013141442030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rong</text:p>
          </table:table-cell>
          <table:table-cell office:value-type="float" office:value="493" calcext:value-type="float">
            <text:p>493</text:p>
          </table:table-cell>
          <table:table-cell table:formula="of:=([.B595]/[.$F$1])" office:value-type="float" office:value="0.000273177564863048" calcext:value-type="float">
            <text:p>0.000273177564863</text:p>
          </table:table-cell>
          <table:table-cell table:formula="of:=([.$H$11]/([.E595]+[.$I$11])^[.$J$11])" office:value-type="float" office:value="0.0361974708658006" calcext:value-type="float">
            <text:p>0.036197470865801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D595]^2" office:value-type="float" office:value="0.00131025689708049" calcext:value-type="float">
            <text:p>0.001310256897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ater</text:p>
          </table:table-cell>
          <table:table-cell office:value-type="float" office:value="492" calcext:value-type="float">
            <text:p>492</text:p>
          </table:table-cell>
          <table:table-cell table:formula="of:=([.B596]/[.$F$1])" office:value-type="float" office:value="0.000272623452155415" calcext:value-type="float">
            <text:p>0.000272623452155</text:p>
          </table:table-cell>
          <table:table-cell table:formula="of:=([.$H$11]/([.E596]+[.$I$11])^[.$J$11])" office:value-type="float" office:value="0.0361439841896218" calcext:value-type="float">
            <text:p>0.036143984189622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D596]^2" office:value-type="float" office:value="0.00130638759309963" calcext:value-type="float">
            <text:p>0.00130638759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ed</text:p>
          </table:table-cell>
          <table:table-cell office:value-type="float" office:value="492" calcext:value-type="float">
            <text:p>492</text:p>
          </table:table-cell>
          <table:table-cell table:formula="of:=([.B597]/[.$F$1])" office:value-type="float" office:value="0.000272623452155415" calcext:value-type="float">
            <text:p>0.000272623452155</text:p>
          </table:table-cell>
          <table:table-cell table:formula="of:=([.$H$11]/([.E597]+[.$I$11])^[.$J$11])" office:value-type="float" office:value="0.0360906660753969" calcext:value-type="float">
            <text:p>0.036090666075397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D597]^2" office:value-type="float" office:value="0.0013025361777658" calcext:value-type="float">
            <text:p>0.0013025361777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tered</text:p>
          </table:table-cell>
          <table:table-cell office:value-type="float" office:value="491" calcext:value-type="float">
            <text:p>491</text:p>
          </table:table-cell>
          <table:table-cell table:formula="of:=([.B598]/[.$F$1])" office:value-type="float" office:value="0.000272069339447782" calcext:value-type="float">
            <text:p>0.000272069339448</text:p>
          </table:table-cell>
          <table:table-cell table:formula="of:=([.$H$11]/([.E598]+[.$I$11])^[.$J$11])" office:value-type="float" office:value="0.0360375157107056" calcext:value-type="float">
            <text:p>0.036037515710706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D598]^2" office:value-type="float" office:value="0.00129870253859936" calcext:value-type="float">
            <text:p>0.0012987025385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ember</text:p>
          </table:table-cell>
          <table:table-cell office:value-type="float" office:value="490" calcext:value-type="float">
            <text:p>490</text:p>
          </table:table-cell>
          <table:table-cell table:formula="of:=([.B599]/[.$F$1])" office:value-type="float" office:value="0.000271515226740149" calcext:value-type="float">
            <text:p>0.00027151522674</text:p>
          </table:table-cell>
          <table:table-cell table:formula="of:=([.$H$11]/([.E599]+[.$I$11])^[.$J$11])" office:value-type="float" office:value="0.0359845322883942" calcext:value-type="float">
            <text:p>0.035984532288394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D599]^2" office:value-type="float" office:value="0.00129488656401448" calcext:value-type="float">
            <text:p>0.0012948865640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rge</text:p>
          </table:table-cell>
          <table:table-cell office:value-type="float" office:value="489" calcext:value-type="float">
            <text:p>489</text:p>
          </table:table-cell>
          <table:table-cell table:formula="of:=([.B600]/[.$F$1])" office:value-type="float" office:value="0.000270961114032516" calcext:value-type="float">
            <text:p>0.000270961114033</text:p>
          </table:table-cell>
          <table:table-cell table:formula="of:=([.$H$11]/([.E600]+[.$I$11])^[.$J$11])" office:value-type="float" office:value="0.0359317150065323" calcext:value-type="float">
            <text:p>0.035931715006532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D600]^2" office:value-type="float" office:value="0.00129108814331066" calcext:value-type="float">
            <text:p>0.0012910881433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formation</text:p>
          </table:table-cell>
          <table:table-cell office:value-type="float" office:value="489" calcext:value-type="float">
            <text:p>489</text:p>
          </table:table-cell>
          <table:table-cell table:formula="of:=([.B601]/[.$F$1])" office:value-type="float" office:value="0.000270961114032516" calcext:value-type="float">
            <text:p>0.000270961114033</text:p>
          </table:table-cell>
          <table:table-cell table:formula="of:=([.$H$11]/([.E601]+[.$I$11])^[.$J$11])" office:value-type="float" office:value="0.0358790630683706" calcext:value-type="float">
            <text:p>0.035879063068371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601]^2" office:value-type="float" office:value="0.00128730716666412" calcext:value-type="float">
            <text:p>0.0012873071666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ticular</text:p>
          </table:table-cell>
          <table:table-cell office:value-type="float" office:value="489" calcext:value-type="float">
            <text:p>489</text:p>
          </table:table-cell>
          <table:table-cell table:formula="of:=([.B602]/[.$F$1])" office:value-type="float" office:value="0.000270961114032516" calcext:value-type="float">
            <text:p>0.000270961114033</text:p>
          </table:table-cell>
          <table:table-cell table:formula="of:=([.$H$11]/([.E602]+[.$I$11])^[.$J$11])" office:value-type="float" office:value="0.0358265756822992" calcext:value-type="float">
            <text:p>0.035826575682299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D602]^2" office:value-type="float" office:value="0.00128354352511951" calcext:value-type="float">
            <text:p>0.001283543525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em</text:p>
          </table:table-cell>
          <table:table-cell office:value-type="float" office:value="488" calcext:value-type="float">
            <text:p>488</text:p>
          </table:table-cell>
          <table:table-cell table:formula="of:=([.B603]/[.$F$1])" office:value-type="float" office:value="0.000270407001324883" calcext:value-type="float">
            <text:p>0.000270407001325</text:p>
          </table:table-cell>
          <table:table-cell table:formula="of:=([.$H$11]/([.E603]+[.$I$11])^[.$J$11])" office:value-type="float" office:value="0.0357742520618052" calcext:value-type="float">
            <text:p>0.035774252061805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D603]^2" office:value-type="float" office:value="0.00127979711058157" calcext:value-type="float">
            <text:p>0.0012797971105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ch</text:p>
          </table:table-cell>
          <table:table-cell office:value-type="float" office:value="487" calcext:value-type="float">
            <text:p>487</text:p>
          </table:table-cell>
          <table:table-cell table:formula="of:=([.B604]/[.$F$1])" office:value-type="float" office:value="0.000269852888617251" calcext:value-type="float">
            <text:p>0.000269852888617</text:p>
          </table:table-cell>
          <table:table-cell table:formula="of:=([.$H$11]/([.E604]+[.$I$11])^[.$J$11])" office:value-type="float" office:value="0.0357220914254322" calcext:value-type="float">
            <text:p>0.035722091425432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D604]^2" office:value-type="float" office:value="0.00127606781580694" calcext:value-type="float">
            <text:p>0.0012760678158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eld</text:p>
          </table:table-cell>
          <table:table-cell office:value-type="float" office:value="487" calcext:value-type="float">
            <text:p>487</text:p>
          </table:table-cell>
          <table:table-cell table:formula="of:=([.B605]/[.$F$1])" office:value-type="float" office:value="0.000269852888617251" calcext:value-type="float">
            <text:p>0.000269852888617</text:p>
          </table:table-cell>
          <table:table-cell table:formula="of:=([.$H$11]/([.E605]+[.$I$11])^[.$J$11])" office:value-type="float" office:value="0.0356700929967393" calcext:value-type="float">
            <text:p>0.035670092996739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D605]^2" office:value-type="float" office:value="0.00127235553439603" calcext:value-type="float">
            <text:p>0.0012723555343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ld</text:p>
          </table:table-cell>
          <table:table-cell office:value-type="float" office:value="487" calcext:value-type="float">
            <text:p>487</text:p>
          </table:table-cell>
          <table:table-cell table:formula="of:=([.B606]/[.$F$1])" office:value-type="float" office:value="0.000269852888617251" calcext:value-type="float">
            <text:p>0.000269852888617</text:p>
          </table:table-cell>
          <table:table-cell table:formula="of:=([.$H$11]/([.E606]+[.$I$11])^[.$J$11])" office:value-type="float" office:value="0.0356182560042604" calcext:value-type="float">
            <text:p>0.03561825600426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D606]^2" office:value-type="float" office:value="0.00126866016078503" calcext:value-type="float">
            <text:p>0.0012686601607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l</text:p>
          </table:table-cell>
          <table:table-cell office:value-type="float" office:value="486" calcext:value-type="float">
            <text:p>486</text:p>
          </table:table-cell>
          <table:table-cell table:formula="of:=([.B607]/[.$F$1])" office:value-type="float" office:value="0.000269298775909618" calcext:value-type="float">
            <text:p>0.00026929877591</text:p>
          </table:table-cell>
          <table:table-cell table:formula="of:=([.$H$11]/([.E607]+[.$I$11])^[.$J$11])" office:value-type="float" office:value="0.0355665796814644" calcext:value-type="float">
            <text:p>0.035566579681464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D607]^2" office:value-type="float" office:value="0.00126498159023796" calcext:value-type="float">
            <text:p>0.0012649815902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un</text:p>
          </table:table-cell>
          <table:table-cell office:value-type="float" office:value="486" calcext:value-type="float">
            <text:p>486</text:p>
          </table:table-cell>
          <table:table-cell table:formula="of:=([.B608]/[.$F$1])" office:value-type="float" office:value="0.000269298775909618" calcext:value-type="float">
            <text:p>0.00026929877591</text:p>
          </table:table-cell>
          <table:table-cell table:formula="of:=([.$H$11]/([.E608]+[.$I$11])^[.$J$11])" office:value-type="float" office:value="0.0355150632667156" calcext:value-type="float">
            <text:p>0.035515063266716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D608]^2" office:value-type="float" office:value="0.00126131971883881" calcext:value-type="float">
            <text:p>0.0012613197188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ording</text:p>
          </table:table-cell>
          <table:table-cell office:value-type="float" office:value="486" calcext:value-type="float">
            <text:p>486</text:p>
          </table:table-cell>
          <table:table-cell table:formula="of:=([.B609]/[.$F$1])" office:value-type="float" office:value="0.000269298775909618" calcext:value-type="float">
            <text:p>0.00026929877591</text:p>
          </table:table-cell>
          <table:table-cell table:formula="of:=([.$H$11]/([.E609]+[.$I$11])^[.$J$11])" office:value-type="float" office:value="0.0354637060032343" calcext:value-type="float">
            <text:p>0.035463706003234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D609]^2" office:value-type="float" office:value="0.00125767444348384" calcext:value-type="float">
            <text:p>0.0012576744434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lse</text:p>
          </table:table-cell>
          <table:table-cell office:value-type="float" office:value="485" calcext:value-type="float">
            <text:p>485</text:p>
          </table:table-cell>
          <table:table-cell table:formula="of:=([.B610]/[.$F$1])" office:value-type="float" office:value="0.000268744663201985" calcext:value-type="float">
            <text:p>0.000268744663202</text:p>
          </table:table-cell>
          <table:table-cell table:formula="of:=([.$H$11]/([.E610]+[.$I$11])^[.$J$11])" office:value-type="float" office:value="0.0354125071390582" calcext:value-type="float">
            <text:p>0.035412507139058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D610]^2" office:value-type="float" office:value="0.00125404566187385" calcext:value-type="float">
            <text:p>0.0012540456618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urs</text:p>
          </table:table-cell>
          <table:table-cell office:value-type="float" office:value="484" calcext:value-type="float">
            <text:p>484</text:p>
          </table:table-cell>
          <table:table-cell table:formula="of:=([.B611]/[.$F$1])" office:value-type="float" office:value="0.000268190550494352" calcext:value-type="float">
            <text:p>0.000268190550494</text:p>
          </table:table-cell>
          <table:table-cell table:formula="of:=([.$H$11]/([.E611]+[.$I$11])^[.$J$11])" office:value-type="float" office:value="0.0353614659270035" calcext:value-type="float">
            <text:p>0.035361465927004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611]^2" office:value-type="float" office:value="0.00125043327250663" calcext:value-type="float">
            <text:p>0.0012504332725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ut</text:p>
          </table:table-cell>
          <table:table-cell office:value-type="float" office:value="483" calcext:value-type="float">
            <text:p>483</text:p>
          </table:table-cell>
          <table:table-cell table:formula="of:=([.B612]/[.$F$1])" office:value-type="float" office:value="0.000267636437786719" calcext:value-type="float">
            <text:p>0.000267636437787</text:p>
          </table:table-cell>
          <table:table-cell table:formula="of:=([.$H$11]/([.E612]+[.$I$11])^[.$J$11])" office:value-type="float" office:value="0.0353105816246269" calcext:value-type="float">
            <text:p>0.035310581624627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D612]^2" office:value-type="float" office:value="0.00124683717466944" calcext:value-type="float">
            <text:p>0.0012468371746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mmediately</text:p>
          </table:table-cell>
          <table:table-cell office:value-type="float" office:value="483" calcext:value-type="float">
            <text:p>483</text:p>
          </table:table-cell>
          <table:table-cell table:formula="of:=([.B613]/[.$F$1])" office:value-type="float" office:value="0.000267636437786719" calcext:value-type="float">
            <text:p>0.000267636437787</text:p>
          </table:table-cell>
          <table:table-cell table:formula="of:=([.$H$11]/([.E613]+[.$I$11])^[.$J$11])" office:value-type="float" office:value="0.0352598534941882" calcext:value-type="float">
            <text:p>0.035259853494188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D613]^2" office:value-type="float" office:value="0.00124325726843162" calcext:value-type="float">
            <text:p>0.0012432572684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nations</text:p>
          </table:table-cell>
          <table:table-cell office:value-type="float" office:value="482" calcext:value-type="float">
            <text:p>482</text:p>
          </table:table-cell>
          <table:table-cell table:formula="of:=([.B614]/[.$F$1])" office:value-type="float" office:value="0.000267082325079086" calcext:value-type="float">
            <text:p>0.000267082325079</text:p>
          </table:table-cell>
          <table:table-cell table:formula="of:=([.$H$11]/([.E614]+[.$I$11])^[.$J$11])" office:value-type="float" office:value="0.0352092808026123" calcext:value-type="float">
            <text:p>0.035209280802612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[.D614]^2" office:value-type="float" office:value="0.00123969345463721" calcext:value-type="float">
            <text:p>0.0012396934546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u</text:p>
          </table:table-cell>
          <table:table-cell office:value-type="float" office:value="482" calcext:value-type="float">
            <text:p>482</text:p>
          </table:table-cell>
          <table:table-cell table:formula="of:=([.B615]/[.$F$1])" office:value-type="float" office:value="0.000267082325079086" calcext:value-type="float">
            <text:p>0.000267082325079</text:p>
          </table:table-cell>
          <table:table-cell table:formula="of:=([.$H$11]/([.E615]+[.$I$11])^[.$J$11])" office:value-type="float" office:value="0.0351588628214526" calcext:value-type="float">
            <text:p>0.035158862821453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D615]^2" office:value-type="float" office:value="0.00123614563489772" calcext:value-type="float">
            <text:p>0.0012361456348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eling</text:p>
          </table:table-cell>
          <table:table-cell office:value-type="float" office:value="481" calcext:value-type="float">
            <text:p>481</text:p>
          </table:table-cell>
          <table:table-cell table:formula="of:=([.B616]/[.$F$1])" office:value-type="float" office:value="0.000266528212371453" calcext:value-type="float">
            <text:p>0.000266528212371</text:p>
          </table:table-cell>
          <table:table-cell table:formula="of:=([.$H$11]/([.E616]+[.$I$11])^[.$J$11])" office:value-type="float" office:value="0.0351085988268541" calcext:value-type="float">
            <text:p>0.03510859882685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D616]^2" office:value-type="float" office:value="0.00123261371158498" calcext:value-type="float">
            <text:p>0.0012326137115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fty</text:p>
          </table:table-cell>
          <table:table-cell office:value-type="float" office:value="481" calcext:value-type="float">
            <text:p>481</text:p>
          </table:table-cell>
          <table:table-cell table:formula="of:=([.B617]/[.$F$1])" office:value-type="float" office:value="0.000266528212371453" calcext:value-type="float">
            <text:p>0.000266528212371</text:p>
          </table:table-cell>
          <table:table-cell table:formula="of:=([.$H$11]/([.E617]+[.$I$11])^[.$J$11])" office:value-type="float" office:value="0.0350584880995171" calcext:value-type="float">
            <text:p>0.035058488099517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617]^2" office:value-type="float" office:value="0.00122909758782398" calcext:value-type="float">
            <text:p>0.0012290975878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ld</text:p>
          </table:table-cell>
          <table:table-cell office:value-type="float" office:value="480" calcext:value-type="float">
            <text:p>480</text:p>
          </table:table-cell>
          <table:table-cell table:formula="of:=([.B618]/[.$F$1])" office:value-type="float" office:value="0.00026597409966382" calcext:value-type="float">
            <text:p>0.000265974099664</text:p>
          </table:table-cell>
          <table:table-cell table:formula="of:=([.$H$11]/([.E618]+[.$I$11])^[.$J$11])" office:value-type="float" office:value="0.0350085299246612" calcext:value-type="float">
            <text:p>0.035008529924661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[.D618]^2" office:value-type="float" office:value="0.0012255971674859" calcext:value-type="float">
            <text:p>0.0012255971674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utside</text:p>
          </table:table-cell>
          <table:table-cell office:value-type="float" office:value="479" calcext:value-type="float">
            <text:p>479</text:p>
          </table:table-cell>
          <table:table-cell table:formula="of:=([.B619]/[.$F$1])" office:value-type="float" office:value="0.000265419986956187" calcext:value-type="float">
            <text:p>0.000265419986956</text:p>
          </table:table-cell>
          <table:table-cell table:formula="of:=([.$H$11]/([.E619]+[.$I$11])^[.$J$11])" office:value-type="float" office:value="0.0349587235919898" calcext:value-type="float">
            <text:p>0.03495872359199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619]^2" office:value-type="float" office:value="0.00122211235518114" calcext:value-type="float">
            <text:p>0.0012221123551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</text:p>
          </table:table-cell>
          <table:table-cell office:value-type="float" office:value="478" calcext:value-type="float">
            <text:p>478</text:p>
          </table:table-cell>
          <table:table-cell table:formula="of:=([.B620]/[.$F$1])" office:value-type="float" office:value="0.000264865874248554" calcext:value-type="float">
            <text:p>0.000264865874249</text:p>
          </table:table-cell>
          <table:table-cell table:formula="of:=([.$H$11]/([.E620]+[.$I$11])^[.$J$11])" office:value-type="float" office:value="0.0349090683956544" calcext:value-type="float">
            <text:p>0.034909068395655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D620]^2" office:value-type="float" office:value="0.00121864305625248" calcext:value-type="float">
            <text:p>0.0012186430562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rious</text:p>
          </table:table-cell>
          <table:table-cell office:value-type="float" office:value="478" calcext:value-type="float">
            <text:p>478</text:p>
          </table:table-cell>
          <table:table-cell table:formula="of:=([.B621]/[.$F$1])" office:value-type="float" office:value="0.000264865874248554" calcext:value-type="float">
            <text:p>0.000264865874249</text:p>
          </table:table-cell>
          <table:table-cell table:formula="of:=([.$H$11]/([.E621]+[.$I$11])^[.$J$11])" office:value-type="float" office:value="0.0348595636342201" calcext:value-type="float">
            <text:p>0.03485956363422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D621]^2" office:value-type="float" office:value="0.00121518917676824" calcext:value-type="float">
            <text:p>0.0012151891767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o</text:p>
          </table:table-cell>
          <table:table-cell office:value-type="float" office:value="477" calcext:value-type="float">
            <text:p>477</text:p>
          </table:table-cell>
          <table:table-cell table:formula="of:=([.B622]/[.$F$1])" office:value-type="float" office:value="0.000264311761540921" calcext:value-type="float">
            <text:p>0.000264311761541</text:p>
          </table:table-cell>
          <table:table-cell table:formula="of:=([.$H$11]/([.E622]+[.$I$11])^[.$J$11])" office:value-type="float" office:value="0.0348102086106305" calcext:value-type="float">
            <text:p>0.034810208610631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D622]^2" office:value-type="float" office:value="0.00121175062351561" calcext:value-type="float">
            <text:p>0.0012117506235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oops</text:p>
          </table:table-cell>
          <table:table-cell office:value-type="float" office:value="476" calcext:value-type="float">
            <text:p>476</text:p>
          </table:table-cell>
          <table:table-cell table:formula="of:=([.B623]/[.$F$1])" office:value-type="float" office:value="0.000263757648833288" calcext:value-type="float">
            <text:p>0.000263757648833</text:p>
          </table:table-cell>
          <table:table-cell table:formula="of:=([.$H$11]/([.E623]+[.$I$11])^[.$J$11])" office:value-type="float" office:value="0.0347610026321737" calcext:value-type="float">
            <text:p>0.034761002632174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D623]^2" office:value-type="float" office:value="0.00120832730399399" calcext:value-type="float">
            <text:p>0.001208327303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ep</text:p>
          </table:table-cell>
          <table:table-cell office:value-type="float" office:value="476" calcext:value-type="float">
            <text:p>476</text:p>
          </table:table-cell>
          <table:table-cell table:formula="of:=([.B624]/[.$F$1])" office:value-type="float" office:value="0.000263757648833288" calcext:value-type="float">
            <text:p>0.000263757648833</text:p>
          </table:table-cell>
          <table:table-cell table:formula="of:=([.$H$11]/([.E624]+[.$I$11])^[.$J$11])" office:value-type="float" office:value="0.0347119450104482" calcext:value-type="float">
            <text:p>0.034711945010448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D624]^2" office:value-type="float" office:value="0.00120491912640838" calcext:value-type="float">
            <text:p>0.0012049191264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cket</text:p>
          </table:table-cell>
          <table:table-cell office:value-type="float" office:value="474" calcext:value-type="float">
            <text:p>474</text:p>
          </table:table-cell>
          <table:table-cell table:formula="of:=([.B625]/[.$F$1])" office:value-type="float" office:value="0.000262649423418022" calcext:value-type="float">
            <text:p>0.000262649423418</text:p>
          </table:table-cell>
          <table:table-cell table:formula="of:=([.$H$11]/([.E625]+[.$I$11])^[.$J$11])" office:value-type="float" office:value="0.0346630350613291" calcext:value-type="float">
            <text:p>0.034663035061329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D625]^2" office:value-type="float" office:value="0.00120152599966293" calcext:value-type="float">
            <text:p>0.001201525999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ppearance</text:p>
          </table:table-cell>
          <table:table-cell office:value-type="float" office:value="474" calcext:value-type="float">
            <text:p>474</text:p>
          </table:table-cell>
          <table:table-cell table:formula="of:=([.B626]/[.$F$1])" office:value-type="float" office:value="0.000262649423418022" calcext:value-type="float">
            <text:p>0.000262649423418</text:p>
          </table:table-cell>
          <table:table-cell table:formula="of:=([.$H$11]/([.E626]+[.$I$11])^[.$J$11])" office:value-type="float" office:value="0.034614272104935" calcext:value-type="float">
            <text:p>0.034614272104935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D626]^2" office:value-type="float" office:value="0.00119814783335448" calcext:value-type="float">
            <text:p>0.0011981478333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uture</text:p>
          </table:table-cell>
          <table:table-cell office:value-type="float" office:value="473" calcext:value-type="float">
            <text:p>473</text:p>
          </table:table-cell>
          <table:table-cell table:formula="of:=([.B627]/[.$F$1])" office:value-type="float" office:value="0.000262095310710389" calcext:value-type="float">
            <text:p>0.00026209531071</text:p>
          </table:table-cell>
          <table:table-cell table:formula="of:=([.$H$11]/([.E627]+[.$I$11])^[.$J$11])" office:value-type="float" office:value="0.0345656554655947" calcext:value-type="float">
            <text:p>0.034565655465595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D627]^2" office:value-type="float" office:value="0.00119478453776619" calcext:value-type="float">
            <text:p>0.0011947845377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ne</text:p>
          </table:table-cell>
          <table:table-cell office:value-type="float" office:value="472" calcext:value-type="float">
            <text:p>472</text:p>
          </table:table-cell>
          <table:table-cell table:formula="of:=([.B628]/[.$F$1])" office:value-type="float" office:value="0.000261541198002756" calcext:value-type="float">
            <text:p>0.000261541198003</text:p>
          </table:table-cell>
          <table:table-cell table:formula="of:=([.$H$11]/([.E628]+[.$I$11])^[.$J$11])" office:value-type="float" office:value="0.0345171844718144" calcext:value-type="float">
            <text:p>0.034517184471814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D628]^2" office:value-type="float" office:value="0.00119143602386126" calcext:value-type="float">
            <text:p>0.0011914360238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bject</text:p>
          </table:table-cell>
          <table:table-cell office:value-type="float" office:value="472" calcext:value-type="float">
            <text:p>472</text:p>
          </table:table-cell>
          <table:table-cell table:formula="of:=([.B629]/[.$F$1])" office:value-type="float" office:value="0.000261541198002756" calcext:value-type="float">
            <text:p>0.000261541198003</text:p>
          </table:table-cell>
          <table:table-cell table:formula="of:=([.$H$11]/([.E629]+[.$I$11])^[.$J$11])" office:value-type="float" office:value="0.0344688584562457" calcext:value-type="float">
            <text:p>0.034468858456246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D629]^2" office:value-type="float" office:value="0.0011881022032767" calcext:value-type="float">
            <text:p>0.0011881022032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ar</text:p>
          </table:table-cell>
          <table:table-cell office:value-type="float" office:value="470" calcext:value-type="float">
            <text:p>470</text:p>
          </table:table-cell>
          <table:table-cell table:formula="of:=([.B630]/[.$F$1])" office:value-type="float" office:value="0.00026043297258749" calcext:value-type="float">
            <text:p>0.000260432972587</text:p>
          </table:table-cell>
          <table:table-cell table:formula="of:=([.$H$11]/([.E630]+[.$I$11])^[.$J$11])" office:value-type="float" office:value="0.0344206767556529" calcext:value-type="float">
            <text:p>0.034420676755653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D630]^2" office:value-type="float" office:value="0.00118478298831715" calcext:value-type="float">
            <text:p>0.0011847829883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less</text:p>
          </table:table-cell>
          <table:table-cell office:value-type="float" office:value="470" calcext:value-type="float">
            <text:p>470</text:p>
          </table:table-cell>
          <table:table-cell table:formula="of:=([.B631]/[.$F$1])" office:value-type="float" office:value="0.00026043297258749" calcext:value-type="float">
            <text:p>0.000260432972587</text:p>
          </table:table-cell>
          <table:table-cell table:formula="of:=([.$H$11]/([.E631]+[.$I$11])^[.$J$11])" office:value-type="float" office:value="0.0343726387108818" calcext:value-type="float">
            <text:p>0.034372638710882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D631]^2" office:value-type="float" office:value="0.00118147829194881" calcext:value-type="float">
            <text:p>0.0011814782919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e</text:p>
          </table:table-cell>
          <table:table-cell office:value-type="float" office:value="469" calcext:value-type="float">
            <text:p>469</text:p>
          </table:table-cell>
          <table:table-cell table:formula="of:=([.B632]/[.$F$1])" office:value-type="float" office:value="0.000259878859879857" calcext:value-type="float">
            <text:p>0.00025987885988</text:p>
          </table:table-cell>
          <table:table-cell table:formula="of:=([.$H$11]/([.E632]+[.$I$11])^[.$J$11])" office:value-type="float" office:value="0.0343247436668275" calcext:value-type="float">
            <text:p>0.034324743666828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D632]^2" office:value-type="float" office:value="0.00117818802779342" calcext:value-type="float">
            <text:p>0.0011781880277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oke</text:p>
          </table:table-cell>
          <table:table-cell office:value-type="float" office:value="468" calcext:value-type="float">
            <text:p>468</text:p>
          </table:table-cell>
          <table:table-cell table:formula="of:=([.B633]/[.$F$1])" office:value-type="float" office:value="0.000259324747172224" calcext:value-type="float">
            <text:p>0.000259324747172</text:p>
          </table:table-cell>
          <table:table-cell table:formula="of:=([.$H$11]/([.E633]+[.$I$11])^[.$J$11])" office:value-type="float" office:value="0.0342769909724036" calcext:value-type="float">
            <text:p>0.034276990972404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D633]^2" office:value-type="float" office:value="0.00117491211012224" calcext:value-type="float">
            <text:p>0.0011749121101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opped</text:p>
          </table:table-cell>
          <table:table-cell office:value-type="float" office:value="468" calcext:value-type="float">
            <text:p>468</text:p>
          </table:table-cell>
          <table:table-cell table:formula="of:=([.B634]/[.$F$1])" office:value-type="float" office:value="0.000259324747172224" calcext:value-type="float">
            <text:p>0.000259324747172</text:p>
          </table:table-cell>
          <table:table-cell table:formula="of:=([.$H$11]/([.E634]+[.$I$11])^[.$J$11])" office:value-type="float" office:value="0.0342293799805111" calcext:value-type="float">
            <text:p>0.034229379980511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D634]^2" office:value-type="float" office:value="0.00117165045385022" calcext:value-type="float">
            <text:p>0.00117165045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</text:p>
          </table:table-cell>
          <table:table-cell office:value-type="float" office:value="467" calcext:value-type="float">
            <text:p>467</text:p>
          </table:table-cell>
          <table:table-cell table:formula="of:=([.B635]/[.$F$1])" office:value-type="float" office:value="0.000258770634464591" calcext:value-type="float">
            <text:p>0.000258770634465</text:p>
          </table:table-cell>
          <table:table-cell table:formula="of:=([.$H$11]/([.E635]+[.$I$11])^[.$J$11])" office:value-type="float" office:value="0.0341819100480078" calcext:value-type="float">
            <text:p>0.034181910048008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[.D635]^2" office:value-type="float" office:value="0.0011684029745301" calcext:value-type="float">
            <text:p>0.001168402974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</text:p>
          </table:table-cell>
          <table:table-cell office:value-type="float" office:value="467" calcext:value-type="float">
            <text:p>467</text:p>
          </table:table-cell>
          <table:table-cell table:formula="of:=([.B636]/[.$F$1])" office:value-type="float" office:value="0.000258770634464591" calcext:value-type="float">
            <text:p>0.000258770634465</text:p>
          </table:table-cell>
          <table:table-cell table:formula="of:=([.$H$11]/([.E636]+[.$I$11])^[.$J$11])" office:value-type="float" office:value="0.0341345805356779" calcext:value-type="float">
            <text:p>0.034134580535678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D636]^2" office:value-type="float" office:value="0.00116516958834668" calcext:value-type="float">
            <text:p>0.0011651695883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specially</text:p>
          </table:table-cell>
          <table:table-cell office:value-type="float" office:value="467" calcext:value-type="float">
            <text:p>467</text:p>
          </table:table-cell>
          <table:table-cell table:formula="of:=([.B637]/[.$F$1])" office:value-type="float" office:value="0.000258770634464591" calcext:value-type="float">
            <text:p>0.000258770634465</text:p>
          </table:table-cell>
          <table:table-cell table:formula="of:=([.$H$11]/([.E637]+[.$I$11])^[.$J$11])" office:value-type="float" office:value="0.0340873908082016" calcext:value-type="float">
            <text:p>0.034087390808202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D637]^2" office:value-type="float" office:value="0.00116195021211107" calcext:value-type="float">
            <text:p>0.0011619502121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llow</text:p>
          </table:table-cell>
          <table:table-cell office:value-type="float" office:value="466" calcext:value-type="float">
            <text:p>466</text:p>
          </table:table-cell>
          <table:table-cell table:formula="of:=([.B638]/[.$F$1])" office:value-type="float" office:value="0.000258216521756958" calcext:value-type="float">
            <text:p>0.000258216521757</text:p>
          </table:table-cell>
          <table:table-cell table:formula="of:=([.$H$11]/([.E638]+[.$I$11])^[.$J$11])" office:value-type="float" office:value="0.034040340234126" calcext:value-type="float">
            <text:p>0.034040340234126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D638]^2" office:value-type="float" office:value="0.00115874476325506" calcext:value-type="float">
            <text:p>0.0011587447632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ne</text:p>
          </table:table-cell>
          <table:table-cell office:value-type="float" office:value="464" calcext:value-type="float">
            <text:p>464</text:p>
          </table:table-cell>
          <table:table-cell table:formula="of:=([.B639]/[.$F$1])" office:value-type="float" office:value="0.000257108296341692" calcext:value-type="float">
            <text:p>0.000257108296342</text:p>
          </table:table-cell>
          <table:table-cell table:formula="of:=([.$H$11]/([.E639]+[.$I$11])^[.$J$11])" office:value-type="float" office:value="0.0339934281858348" calcext:value-type="float">
            <text:p>0.033993428185835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[.D639]^2" office:value-type="float" office:value="0.00115555315982551" calcext:value-type="float">
            <text:p>0.0011555531598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ced</text:p>
          </table:table-cell>
          <table:table-cell office:value-type="float" office:value="461" calcext:value-type="float">
            <text:p>461</text:p>
          </table:table-cell>
          <table:table-cell table:formula="of:=([.B640]/[.$F$1])" office:value-type="float" office:value="0.000255445958218794" calcext:value-type="float">
            <text:p>0.000255445958219</text:p>
          </table:table-cell>
          <table:table-cell table:formula="of:=([.$H$11]/([.E640]+[.$I$11])^[.$J$11])" office:value-type="float" office:value="0.0339466540395194" calcext:value-type="float">
            <text:p>0.033946654039519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D640]^2" office:value-type="float" office:value="0.00115237532047882" calcext:value-type="float">
            <text:p>0.0011523753204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gree</text:p>
          </table:table-cell>
          <table:table-cell office:value-type="float" office:value="459" calcext:value-type="float">
            <text:p>459</text:p>
          </table:table-cell>
          <table:table-cell table:formula="of:=([.B641]/[.$F$1])" office:value-type="float" office:value="0.000254337732803528" calcext:value-type="float">
            <text:p>0.000254337732804</text:p>
          </table:table-cell>
          <table:table-cell table:formula="of:=([.$H$11]/([.E641]+[.$I$11])^[.$J$11])" office:value-type="float" office:value="0.0339000171751498" calcext:value-type="float">
            <text:p>0.03390001717515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D641]^2" office:value-type="float" office:value="0.00114921116447545" calcext:value-type="float">
            <text:p>0.0011492111644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re</text:p>
          </table:table-cell>
          <table:table-cell office:value-type="float" office:value="459" calcext:value-type="float">
            <text:p>459</text:p>
          </table:table-cell>
          <table:table-cell table:formula="of:=([.B642]/[.$F$1])" office:value-type="float" office:value="0.000254337732803528" calcext:value-type="float">
            <text:p>0.000254337732804</text:p>
          </table:table-cell>
          <table:table-cell table:formula="of:=([.$H$11]/([.E642]+[.$I$11])^[.$J$11])" office:value-type="float" office:value="0.0338535169764458" calcext:value-type="float">
            <text:p>0.033853516976446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D642]^2" office:value-type="float" office:value="0.00114606061167451" calcext:value-type="float">
            <text:p>0.0011460606116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uck</text:p>
          </table:table-cell>
          <table:table-cell office:value-type="float" office:value="457" calcext:value-type="float">
            <text:p>457</text:p>
          </table:table-cell>
          <table:table-cell table:formula="of:=([.B643]/[.$F$1])" office:value-type="float" office:value="0.000253229507388262" calcext:value-type="float">
            <text:p>0.000253229507388</text:p>
          </table:table-cell>
          <table:table-cell table:formula="of:=([.$H$11]/([.E643]+[.$I$11])^[.$J$11])" office:value-type="float" office:value="0.0338071528308488" calcext:value-type="float">
            <text:p>0.033807152830849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D643]^2" office:value-type="float" office:value="0.00114292358252837" calcext:value-type="float">
            <text:p>0.0011429235825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pyright</text:p>
          </table:table-cell>
          <table:table-cell office:value-type="float" office:value="457" calcext:value-type="float">
            <text:p>457</text:p>
          </table:table-cell>
          <table:table-cell table:formula="of:=([.B644]/[.$F$1])" office:value-type="float" office:value="0.000253229507388262" calcext:value-type="float">
            <text:p>0.000253229507388</text:p>
          </table:table-cell>
          <table:table-cell table:formula="of:=([.$H$11]/([.E644]+[.$I$11])^[.$J$11])" office:value-type="float" office:value="0.0337609241294933" calcext:value-type="float">
            <text:p>0.033760924129493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D644]^2" office:value-type="float" office:value="0.0011397999980774" calcext:value-type="float">
            <text:p>0.0011397999980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ditions</text:p>
          </table:table-cell>
          <table:table-cell office:value-type="float" office:value="456" calcext:value-type="float">
            <text:p>456</text:p>
          </table:table-cell>
          <table:table-cell table:formula="of:=([.B645]/[.$F$1])" office:value-type="float" office:value="0.000252675394680629" calcext:value-type="float">
            <text:p>0.000252675394681</text:p>
          </table:table-cell>
          <table:table-cell table:formula="of:=([.$H$11]/([.E645]+[.$I$11])^[.$J$11])" office:value-type="float" office:value="0.0337148302671788" calcext:value-type="float">
            <text:p>0.033714830267179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D645]^2" office:value-type="float" office:value="0.00113668977994468" calcext:value-type="float">
            <text:p>0.0011366897799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atever</text:p>
          </table:table-cell>
          <table:table-cell office:value-type="float" office:value="456" calcext:value-type="float">
            <text:p>456</text:p>
          </table:table-cell>
          <table:table-cell table:formula="of:=([.B646]/[.$F$1])" office:value-type="float" office:value="0.000252675394680629" calcext:value-type="float">
            <text:p>0.000252675394681</text:p>
          </table:table-cell>
          <table:table-cell table:formula="of:=([.$H$11]/([.E646]+[.$I$11])^[.$J$11])" office:value-type="float" office:value="0.0336688706423427" calcext:value-type="float">
            <text:p>0.033668870642343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D646]^2" office:value-type="float" office:value="0.0011335928503308" calcext:value-type="float">
            <text:p>0.0011335928503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nted</text:p>
          </table:table-cell>
          <table:table-cell office:value-type="float" office:value="456" calcext:value-type="float">
            <text:p>456</text:p>
          </table:table-cell>
          <table:table-cell table:formula="of:=([.B647]/[.$F$1])" office:value-type="float" office:value="0.000252675394680629" calcext:value-type="float">
            <text:p>0.000252675394681</text:p>
          </table:table-cell>
          <table:table-cell table:formula="of:=([.$H$11]/([.E647]+[.$I$11])^[.$J$11])" office:value-type="float" office:value="0.033623044657032" calcext:value-type="float">
            <text:p>0.033623044657032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D647]^2" office:value-type="float" office:value="0.00113050913200877" calcext:value-type="float">
            <text:p>0.0011305091320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id</text:p>
          </table:table-cell>
          <table:table-cell office:value-type="float" office:value="454" calcext:value-type="float">
            <text:p>454</text:p>
          </table:table-cell>
          <table:table-cell table:formula="of:=([.B648]/[.$F$1])" office:value-type="float" office:value="0.000251567169265363" calcext:value-type="float">
            <text:p>0.000251567169265</text:p>
          </table:table-cell>
          <table:table-cell table:formula="of:=([.$H$11]/([.E648]+[.$I$11])^[.$J$11])" office:value-type="float" office:value="0.0335773517168769" calcext:value-type="float">
            <text:p>0.033577351716877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[.D648]^2" office:value-type="float" office:value="0.00112743854831885" calcext:value-type="float">
            <text:p>0.0011274385483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lection</text:p>
          </table:table-cell>
          <table:table-cell office:value-type="float" office:value="454" calcext:value-type="float">
            <text:p>454</text:p>
          </table:table-cell>
          <table:table-cell table:formula="of:=([.B649]/[.$F$1])" office:value-type="float" office:value="0.000251567169265363" calcext:value-type="float">
            <text:p>0.000251567169265</text:p>
          </table:table-cell>
          <table:table-cell table:formula="of:=([.$H$11]/([.E649]+[.$I$11])^[.$J$11])" office:value-type="float" office:value="0.0335317912310633" calcext:value-type="float">
            <text:p>0.033531791231063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649]^2" office:value-type="float" office:value="0.00112438102316361" calcext:value-type="float">
            <text:p>0.0011243810231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vy</text:p>
          </table:table-cell>
          <table:table-cell office:value-type="float" office:value="453" calcext:value-type="float">
            <text:p>453</text:p>
          </table:table-cell>
          <table:table-cell table:formula="of:=([.B650]/[.$F$1])" office:value-type="float" office:value="0.00025101305655773" calcext:value-type="float">
            <text:p>0.000251013056558</text:p>
          </table:table-cell>
          <table:table-cell table:formula="of:=([.$H$11]/([.E650]+[.$I$11])^[.$J$11])" office:value-type="float" office:value="0.0334863626123064" calcext:value-type="float">
            <text:p>0.033486362612306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D650]^2" office:value-type="float" office:value="0.00112133648100287" calcext:value-type="float">
            <text:p>0.0011213364810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nger</text:p>
          </table:table-cell>
          <table:table-cell office:value-type="float" office:value="452" calcext:value-type="float">
            <text:p>452</text:p>
          </table:table-cell>
          <table:table-cell table:formula="of:=([.B651]/[.$F$1])" office:value-type="float" office:value="0.000250458943850097" calcext:value-type="float">
            <text:p>0.00025045894385</text:p>
          </table:table-cell>
          <table:table-cell table:formula="of:=([.$H$11]/([.E651]+[.$I$11])^[.$J$11])" office:value-type="float" office:value="0.033441065276824" calcext:value-type="float">
            <text:p>0.033441065276824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D651]^2" office:value-type="float" office:value="0.0011183048468488" calcext:value-type="float">
            <text:p>0.0011183048468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versation</text:p>
          </table:table-cell>
          <table:table-cell office:value-type="float" office:value="452" calcext:value-type="float">
            <text:p>452</text:p>
          </table:table-cell>
          <table:table-cell table:formula="of:=([.B652]/[.$F$1])" office:value-type="float" office:value="0.000250458943850097" calcext:value-type="float">
            <text:p>0.00025045894385</text:p>
          </table:table-cell>
          <table:table-cell table:formula="of:=([.$H$11]/([.E652]+[.$I$11])^[.$J$11])" office:value-type="float" office:value="0.0333958986443103" calcext:value-type="float">
            <text:p>0.03339589864431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D652]^2" office:value-type="float" office:value="0.00111528604626105" calcext:value-type="float">
            <text:p>0.0011152860462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dition</text:p>
          </table:table-cell>
          <table:table-cell office:value-type="float" office:value="451" calcext:value-type="float">
            <text:p>451</text:p>
          </table:table-cell>
          <table:table-cell table:formula="of:=([.B653]/[.$F$1])" office:value-type="float" office:value="0.000249904831142464" calcext:value-type="float">
            <text:p>0.000249904831142</text:p>
          </table:table-cell>
          <table:table-cell table:formula="of:=([.$H$11]/([.E653]+[.$I$11])^[.$J$11])" office:value-type="float" office:value="0.0333508621379102" calcext:value-type="float">
            <text:p>0.0333508621379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653]^2" office:value-type="float" office:value="0.00111228000534189" calcext:value-type="float">
            <text:p>0.0011122800053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rieties</text:p>
          </table:table-cell>
          <table:table-cell office:value-type="float" office:value="451" calcext:value-type="float">
            <text:p>451</text:p>
          </table:table-cell>
          <table:table-cell table:formula="of:=([.B654]/[.$F$1])" office:value-type="float" office:value="0.000249904831142464" calcext:value-type="float">
            <text:p>0.000249904831142</text:p>
          </table:table-cell>
          <table:table-cell table:formula="of:=([.$H$11]/([.E654]+[.$I$11])^[.$J$11])" office:value-type="float" office:value="0.033305955184193" calcext:value-type="float">
            <text:p>0.033305955184193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D654]^2" office:value-type="float" office:value="0.00110928665073147" calcext:value-type="float">
            <text:p>0.0011092866507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llow</text:p>
          </table:table-cell>
          <table:table-cell office:value-type="float" office:value="450" calcext:value-type="float">
            <text:p>450</text:p>
          </table:table-cell>
          <table:table-cell table:formula="of:=([.B655]/[.$F$1])" office:value-type="float" office:value="0.000249350718434831" calcext:value-type="float">
            <text:p>0.000249350718435</text:p>
          </table:table-cell>
          <table:table-cell table:formula="of:=([.$H$11]/([.E655]+[.$I$11])^[.$J$11])" office:value-type="float" office:value="0.0332611772131274" calcext:value-type="float">
            <text:p>0.033261177213128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D655]^2" office:value-type="float" office:value="0.00110630590960307" calcext:value-type="float">
            <text:p>0.0011063059096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ndow</text:p>
          </table:table-cell>
          <table:table-cell office:value-type="float" office:value="448" calcext:value-type="float">
            <text:p>448</text:p>
          </table:table-cell>
          <table:table-cell table:formula="of:=([.B656]/[.$F$1])" office:value-type="float" office:value="0.000248242493019565" calcext:value-type="float">
            <text:p>0.00024824249302</text:p>
          </table:table-cell>
          <table:table-cell table:formula="of:=([.$H$11]/([.E656]+[.$I$11])^[.$J$11])" office:value-type="float" office:value="0.033216527658056" calcext:value-type="float">
            <text:p>0.033216527658056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656]^2" office:value-type="float" office:value="0.0011033377096584" calcext:value-type="float">
            <text:p>0.0011033377096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te</text:p>
          </table:table-cell>
          <table:table-cell office:value-type="float" office:value="448" calcext:value-type="float">
            <text:p>448</text:p>
          </table:table-cell>
          <table:table-cell table:formula="of:=([.B657]/[.$F$1])" office:value-type="float" office:value="0.000248242493019565" calcext:value-type="float">
            <text:p>0.00024824249302</text:p>
          </table:table-cell>
          <table:table-cell table:formula="of:=([.$H$11]/([.E657]+[.$I$11])^[.$J$11])" office:value-type="float" office:value="0.0331720059556698" calcext:value-type="float">
            <text:p>0.0331720059556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657]^2" office:value-type="float" office:value="0.00110038197912299" calcext:value-type="float">
            <text:p>0.001100381979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ded</text:p>
          </table:table-cell>
          <table:table-cell office:value-type="float" office:value="448" calcext:value-type="float">
            <text:p>448</text:p>
          </table:table-cell>
          <table:table-cell table:formula="of:=([.B658]/[.$F$1])" office:value-type="float" office:value="0.000248242493019565" calcext:value-type="float">
            <text:p>0.00024824249302</text:p>
          </table:table-cell>
          <table:table-cell table:formula="of:=([.$H$11]/([.E658]+[.$I$11])^[.$J$11])" office:value-type="float" office:value="0.0331276115459842" calcext:value-type="float">
            <text:p>0.033127611545984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D658]^2" office:value-type="float" office:value="0.00109743864674163" calcext:value-type="float">
            <text:p>0.0010974386467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</text:p>
          </table:table-cell>
          <table:table-cell office:value-type="float" office:value="448" calcext:value-type="float">
            <text:p>448</text:p>
          </table:table-cell>
          <table:table-cell table:formula="of:=([.B659]/[.$F$1])" office:value-type="float" office:value="0.000248242493019565" calcext:value-type="float">
            <text:p>0.00024824249302</text:p>
          </table:table-cell>
          <table:table-cell table:formula="of:=([.$H$11]/([.E659]+[.$I$11])^[.$J$11])" office:value-type="float" office:value="0.0330833438723137" calcext:value-type="float">
            <text:p>0.033083343872314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D659]^2" office:value-type="float" office:value="0.00109450764177375" calcext:value-type="float">
            <text:p>0.0010945076417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ciety</text:p>
          </table:table-cell>
          <table:table-cell office:value-type="float" office:value="448" calcext:value-type="float">
            <text:p>448</text:p>
          </table:table-cell>
          <table:table-cell table:formula="of:=([.B660]/[.$F$1])" office:value-type="float" office:value="0.000248242493019565" calcext:value-type="float">
            <text:p>0.00024824249302</text:p>
          </table:table-cell>
          <table:table-cell table:formula="of:=([.$H$11]/([.E660]+[.$I$11])^[.$J$11])" office:value-type="float" office:value="0.0330392023812475" calcext:value-type="float">
            <text:p>0.033039202381248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660]^2" office:value-type="float" office:value="0.00109158889398903" calcext:value-type="float">
            <text:p>0.0010915888939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et</text:p>
          </table:table-cell>
          <table:table-cell office:value-type="float" office:value="447" calcext:value-type="float">
            <text:p>447</text:p>
          </table:table-cell>
          <table:table-cell table:formula="of:=([.B661]/[.$F$1])" office:value-type="float" office:value="0.000247688380311932" calcext:value-type="float">
            <text:p>0.000247688380312</text:p>
          </table:table-cell>
          <table:table-cell table:formula="of:=([.$H$11]/([.E661]+[.$I$11])^[.$J$11])" office:value-type="float" office:value="0.0329951865226259" calcext:value-type="float">
            <text:p>0.032995186522626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D661]^2" office:value-type="float" office:value="0.00108868233366287" calcext:value-type="float">
            <text:p>0.001088682333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lood</text:p>
          </table:table-cell>
          <table:table-cell office:value-type="float" office:value="447" calcext:value-type="float">
            <text:p>447</text:p>
          </table:table-cell>
          <table:table-cell table:formula="of:=([.B662]/[.$F$1])" office:value-type="float" office:value="0.000247688380311932" calcext:value-type="float">
            <text:p>0.000247688380312</text:p>
          </table:table-cell>
          <table:table-cell table:formula="of:=([.$H$11]/([.E662]+[.$I$11])^[.$J$11])" office:value-type="float" office:value="0.0329512957495156" calcext:value-type="float">
            <text:p>0.032951295749516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D662]^2" office:value-type="float" office:value="0.00108578789157204" calcext:value-type="float">
            <text:p>0.0010857878915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ench</text:p>
          </table:table-cell>
          <table:table-cell office:value-type="float" office:value="447" calcext:value-type="float">
            <text:p>447</text:p>
          </table:table-cell>
          <table:table-cell table:formula="of:=([.B663]/[.$F$1])" office:value-type="float" office:value="0.000247688380311932" calcext:value-type="float">
            <text:p>0.000247688380312</text:p>
          </table:table-cell>
          <table:table-cell table:formula="of:=([.$H$11]/([.E663]+[.$I$11])^[.$J$11])" office:value-type="float" office:value="0.0329075295181863" calcext:value-type="float">
            <text:p>0.032907529518186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D663]^2" office:value-type="float" office:value="0.0010829054989903" calcext:value-type="float">
            <text:p>0.001082905498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bserved</text:p>
          </table:table-cell>
          <table:table-cell office:value-type="float" office:value="447" calcext:value-type="float">
            <text:p>447</text:p>
          </table:table-cell>
          <table:table-cell table:formula="of:=([.B664]/[.$F$1])" office:value-type="float" office:value="0.000247688380311932" calcext:value-type="float">
            <text:p>0.000247688380312</text:p>
          </table:table-cell>
          <table:table-cell table:formula="of:=([.$H$11]/([.E664]+[.$I$11])^[.$J$11])" office:value-type="float" office:value="0.0328638872880872" calcext:value-type="float">
            <text:p>0.032863887288087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D664]^2" office:value-type="float" office:value="0.0010800350876841" calcext:value-type="float">
            <text:p>0.0010800350876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ir</text:p>
          </table:table-cell>
          <table:table-cell office:value-type="float" office:value="446" calcext:value-type="float">
            <text:p>446</text:p>
          </table:table-cell>
          <table:table-cell table:formula="of:=([.B665]/[.$F$1])" office:value-type="float" office:value="0.000247134267604299" calcext:value-type="float">
            <text:p>0.000247134267604</text:p>
          </table:table-cell>
          <table:table-cell table:formula="of:=([.$H$11]/([.E665]+[.$I$11])^[.$J$11])" office:value-type="float" office:value="0.0328203685218235" calcext:value-type="float">
            <text:p>0.032820368521824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D665]^2" office:value-type="float" office:value="0.0010771765899083" calcext:value-type="float">
            <text:p>0.0010771765899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gland</text:p>
          </table:table-cell>
          <table:table-cell office:value-type="float" office:value="446" calcext:value-type="float">
            <text:p>446</text:p>
          </table:table-cell>
          <table:table-cell table:formula="of:=([.B666]/[.$F$1])" office:value-type="float" office:value="0.000247134267604299" calcext:value-type="float">
            <text:p>0.000247134267604</text:p>
          </table:table-cell>
          <table:table-cell table:formula="of:=([.$H$11]/([.E666]+[.$I$11])^[.$J$11])" office:value-type="float" office:value="0.0327769726851333" calcext:value-type="float">
            <text:p>0.032776972685133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D666]^2" office:value-type="float" office:value="0.00107432993840197" calcext:value-type="float">
            <text:p>0.001074329938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lk</text:p>
          </table:table-cell>
          <table:table-cell office:value-type="float" office:value="444" calcext:value-type="float">
            <text:p>444</text:p>
          </table:table-cell>
          <table:table-cell table:formula="of:=([.B667]/[.$F$1])" office:value-type="float" office:value="0.000246026042189033" calcext:value-type="float">
            <text:p>0.000246026042189</text:p>
          </table:table-cell>
          <table:table-cell table:formula="of:=([.$H$11]/([.E667]+[.$I$11])^[.$J$11])" office:value-type="float" office:value="0.0327336992468646" calcext:value-type="float">
            <text:p>0.032733699246865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D667]^2" office:value-type="float" office:value="0.00107149506638418" calcext:value-type="float">
            <text:p>0.001071495066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rection</text:p>
          </table:table-cell>
          <table:table-cell office:value-type="float" office:value="443" calcext:value-type="float">
            <text:p>443</text:p>
          </table:table-cell>
          <table:table-cell table:formula="of:=([.B668]/[.$F$1])" office:value-type="float" office:value="0.0002454719294814" calcext:value-type="float">
            <text:p>0.000245471929481</text:p>
          </table:table-cell>
          <table:table-cell table:formula="of:=([.$H$11]/([.E668]+[.$I$11])^[.$J$11])" office:value-type="float" office:value="0.0326905476789527" calcext:value-type="float">
            <text:p>0.032690547678953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D668]^2" office:value-type="float" office:value="0.00106867190754988" calcext:value-type="float">
            <text:p>0.001068671907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g</text:p>
          </table:table-cell>
          <table:table-cell office:value-type="float" office:value="443" calcext:value-type="float">
            <text:p>443</text:p>
          </table:table-cell>
          <table:table-cell table:formula="of:=([.B669]/[.$F$1])" office:value-type="float" office:value="0.0002454719294814" calcext:value-type="float">
            <text:p>0.000245471929481</text:p>
          </table:table-cell>
          <table:table-cell table:formula="of:=([.$H$11]/([.E669]+[.$I$11])^[.$J$11])" office:value-type="float" office:value="0.0326475174563976" calcext:value-type="float">
            <text:p>0.032647517456398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D669]^2" office:value-type="float" office:value="0.00106586039606579" calcext:value-type="float">
            <text:p>0.0010658603960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pposed</text:p>
          </table:table-cell>
          <table:table-cell office:value-type="float" office:value="443" calcext:value-type="float">
            <text:p>443</text:p>
          </table:table-cell>
          <table:table-cell table:formula="of:=([.B670]/[.$F$1])" office:value-type="float" office:value="0.0002454719294814" calcext:value-type="float">
            <text:p>0.000245471929481</text:p>
          </table:table-cell>
          <table:table-cell table:formula="of:=([.$H$11]/([.E670]+[.$I$11])^[.$J$11])" office:value-type="float" office:value="0.0326046080572417" calcext:value-type="float">
            <text:p>0.032604608057242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D670]^2" office:value-type="float" office:value="0.00106306046656635" calcext:value-type="float">
            <text:p>0.0010630604665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ircumstances</text:p>
          </table:table-cell>
          <table:table-cell office:value-type="float" office:value="442" calcext:value-type="float">
            <text:p>442</text:p>
          </table:table-cell>
          <table:table-cell table:formula="of:=([.B671]/[.$F$1])" office:value-type="float" office:value="0.000244917816773767" calcext:value-type="float">
            <text:p>0.000244917816774</text:p>
          </table:table-cell>
          <table:table-cell table:formula="of:=([.$H$11]/([.E671]+[.$I$11])^[.$J$11])" office:value-type="float" office:value="0.0325618189625474" calcext:value-type="float">
            <text:p>0.032561818962548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D671]^2" office:value-type="float" office:value="0.00106027205414971" calcext:value-type="float">
            <text:p>0.001060272054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mer</text:p>
          </table:table-cell>
          <table:table-cell office:value-type="float" office:value="442" calcext:value-type="float">
            <text:p>442</text:p>
          </table:table-cell>
          <table:table-cell table:formula="of:=([.B672]/[.$F$1])" office:value-type="float" office:value="0.000244917816773767" calcext:value-type="float">
            <text:p>0.000244917816774</text:p>
          </table:table-cell>
          <table:table-cell table:formula="of:=([.$H$11]/([.E672]+[.$I$11])^[.$J$11])" office:value-type="float" office:value="0.0325191496563758" calcext:value-type="float">
            <text:p>0.032519149656376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D672]^2" office:value-type="float" office:value="0.00105749509437376" calcext:value-type="float">
            <text:p>0.0010574950943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awn</text:p>
          </table:table-cell>
          <table:table-cell office:value-type="float" office:value="442" calcext:value-type="float">
            <text:p>442</text:p>
          </table:table-cell>
          <table:table-cell table:formula="of:=([.B673]/[.$F$1])" office:value-type="float" office:value="0.000244917816773767" calcext:value-type="float">
            <text:p>0.000244917816774</text:p>
          </table:table-cell>
          <table:table-cell table:formula="of:=([.$H$11]/([.E673]+[.$I$11])^[.$J$11])" office:value-type="float" office:value="0.032476599625764" calcext:value-type="float">
            <text:p>0.032476599625764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D673]^2" office:value-type="float" office:value="0.00105472952325218" calcext:value-type="float">
            <text:p>0.0010547295232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ees</text:p>
          </table:table-cell>
          <table:table-cell office:value-type="float" office:value="442" calcext:value-type="float">
            <text:p>442</text:p>
          </table:table-cell>
          <table:table-cell table:formula="of:=([.B674]/[.$F$1])" office:value-type="float" office:value="0.000244917816773767" calcext:value-type="float">
            <text:p>0.000244917816774</text:p>
          </table:table-cell>
          <table:table-cell table:formula="of:=([.$H$11]/([.E674]+[.$I$11])^[.$J$11])" office:value-type="float" office:value="0.0324341683607045" calcext:value-type="float">
            <text:p>0.032434168360705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D674]^2" office:value-type="float" office:value="0.00105197527725052" calcext:value-type="float">
            <text:p>0.0010519752772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ilroad</text:p>
          </table:table-cell>
          <table:table-cell office:value-type="float" office:value="441" calcext:value-type="float">
            <text:p>441</text:p>
          </table:table-cell>
          <table:table-cell table:formula="of:=([.B675]/[.$F$1])" office:value-type="float" office:value="0.000244363704066134" calcext:value-type="float">
            <text:p>0.000244363704066</text:p>
          </table:table-cell>
          <table:table-cell table:formula="of:=([.$H$11]/([.E675]+[.$I$11])^[.$J$11])" office:value-type="float" office:value="0.0323918553541231" calcext:value-type="float">
            <text:p>0.032391855354123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D675]^2" office:value-type="float" office:value="0.00104923229328243" calcext:value-type="float">
            <text:p>0.0010492322932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ppy</text:p>
          </table:table-cell>
          <table:table-cell office:value-type="float" office:value="440" calcext:value-type="float">
            <text:p>440</text:p>
          </table:table-cell>
          <table:table-cell table:formula="of:=([.B676]/[.$F$1])" office:value-type="float" office:value="0.000243809591358501" calcext:value-type="float">
            <text:p>0.000243809591359</text:p>
          </table:table-cell>
          <table:table-cell table:formula="of:=([.$H$11]/([.E676]+[.$I$11])^[.$J$11])" office:value-type="float" office:value="0.032349660101858" calcext:value-type="float">
            <text:p>0.032349660101858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D676]^2" office:value-type="float" office:value="0.00104650050870574" calcext:value-type="float">
            <text:p>0.0010465005087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ficers</text:p>
          </table:table-cell>
          <table:table-cell office:value-type="float" office:value="440" calcext:value-type="float">
            <text:p>440</text:p>
          </table:table-cell>
          <table:table-cell table:formula="of:=([.B677]/[.$F$1])" office:value-type="float" office:value="0.000243809591358501" calcext:value-type="float">
            <text:p>0.000243809591359</text:p>
          </table:table-cell>
          <table:table-cell table:formula="of:=([.$H$11]/([.E677]+[.$I$11])^[.$J$11])" office:value-type="float" office:value="0.0323075821026389" calcext:value-type="float">
            <text:p>0.032307582102639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D677]^2" office:value-type="float" office:value="0.00104377986131875" calcext:value-type="float">
            <text:p>0.0010437798613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fect</text:p>
          </table:table-cell>
          <table:table-cell office:value-type="float" office:value="439" calcext:value-type="float">
            <text:p>439</text:p>
          </table:table-cell>
          <table:table-cell table:formula="of:=([.B678]/[.$F$1])" office:value-type="float" office:value="0.000243255478650869" calcext:value-type="float">
            <text:p>0.000243255478651</text:p>
          </table:table-cell>
          <table:table-cell table:formula="of:=([.$H$11]/([.E678]+[.$I$11])^[.$J$11])" office:value-type="float" office:value="0.032265620858066" calcext:value-type="float">
            <text:p>0.032265620858066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D678]^2" office:value-type="float" office:value="0.00104107028935646" calcext:value-type="float">
            <text:p>0.0010410702893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tlemen</text:p>
          </table:table-cell>
          <table:table-cell office:value-type="float" office:value="439" calcext:value-type="float">
            <text:p>439</text:p>
          </table:table-cell>
          <table:table-cell table:formula="of:=([.B679]/[.$F$1])" office:value-type="float" office:value="0.000243255478650869" calcext:value-type="float">
            <text:p>0.000243255478651</text:p>
          </table:table-cell>
          <table:table-cell table:formula="of:=([.$H$11]/([.E679]+[.$I$11])^[.$J$11])" office:value-type="float" office:value="0.0322237758725894" calcext:value-type="float">
            <text:p>0.032223775872589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D679]^2" office:value-type="float" office:value="0.00103837173148687" calcext:value-type="float">
            <text:p>0.0010383717314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valry</text:p>
          </table:table-cell>
          <table:table-cell office:value-type="float" office:value="439" calcext:value-type="float">
            <text:p>439</text:p>
          </table:table-cell>
          <table:table-cell table:formula="of:=([.B680]/[.$F$1])" office:value-type="float" office:value="0.000243255478650869" calcext:value-type="float">
            <text:p>0.000243255478651</text:p>
          </table:table-cell>
          <table:table-cell table:formula="of:=([.$H$11]/([.E680]+[.$I$11])^[.$J$11])" office:value-type="float" office:value="0.0321820466534886" calcext:value-type="float">
            <text:p>0.032182046653489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D680]^2" office:value-type="float" office:value="0.00103568412680732" calcext:value-type="float">
            <text:p>0.0010356841268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nce</text:p>
          </table:table-cell>
          <table:table-cell office:value-type="float" office:value="438" calcext:value-type="float">
            <text:p>438</text:p>
          </table:table-cell>
          <table:table-cell table:formula="of:=([.B681]/[.$F$1])" office:value-type="float" office:value="0.000242701365943236" calcext:value-type="float">
            <text:p>0.000242701365943</text:p>
          </table:table-cell>
          <table:table-cell table:formula="of:=([.$H$11]/([.E681]+[.$I$11])^[.$J$11])" office:value-type="float" office:value="0.0321404327108522" calcext:value-type="float">
            <text:p>0.03214043271085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D681]^2" office:value-type="float" office:value="0.00103300741484082" calcext:value-type="float">
            <text:p>0.0010330074148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ts</text:p>
          </table:table-cell>
          <table:table-cell office:value-type="float" office:value="436" calcext:value-type="float">
            <text:p>436</text:p>
          </table:table-cell>
          <table:table-cell table:formula="of:=([.B682]/[.$F$1])" office:value-type="float" office:value="0.00024159314052797" calcext:value-type="float">
            <text:p>0.000241593140528</text:p>
          </table:table-cell>
          <table:table-cell table:formula="of:=([.$H$11]/([.E682]+[.$I$11])^[.$J$11])" office:value-type="float" office:value="0.0320989335575581" calcext:value-type="float">
            <text:p>0.032098933557558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D682]^2" office:value-type="float" office:value="0.00103034153553253" calcext:value-type="float">
            <text:p>0.0010303415355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ch</text:p>
          </table:table-cell>
          <table:table-cell office:value-type="float" office:value="436" calcext:value-type="float">
            <text:p>436</text:p>
          </table:table-cell>
          <table:table-cell table:formula="of:=([.B683]/[.$F$1])" office:value-type="float" office:value="0.00024159314052797" calcext:value-type="float">
            <text:p>0.000241593140528</text:p>
          </table:table-cell>
          <table:table-cell table:formula="of:=([.$H$11]/([.E683]+[.$I$11])^[.$J$11])" office:value-type="float" office:value="0.0320575487092529" calcext:value-type="float">
            <text:p>0.032057548709253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D683]^2" office:value-type="float" office:value="0.00102768642924612" calcext:value-type="float">
            <text:p>0.001027686429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tice</text:p>
          </table:table-cell>
          <table:table-cell office:value-type="float" office:value="435" calcext:value-type="float">
            <text:p>435</text:p>
          </table:table-cell>
          <table:table-cell table:formula="of:=([.B684]/[.$F$1])" office:value-type="float" office:value="0.000241039027820337" calcext:value-type="float">
            <text:p>0.00024103902782</text:p>
          </table:table-cell>
          <table:table-cell table:formula="of:=([.$H$11]/([.E684]+[.$I$11])^[.$J$11])" office:value-type="float" office:value="0.0320162776843329" calcext:value-type="float">
            <text:p>0.032016277684333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D684]^2" office:value-type="float" office:value="0.00102504203676031" calcext:value-type="float">
            <text:p>0.001025042036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es</text:p>
          </table:table-cell>
          <table:table-cell office:value-type="float" office:value="434" calcext:value-type="float">
            <text:p>434</text:p>
          </table:table-cell>
          <table:table-cell table:formula="of:=([.B685]/[.$F$1])" office:value-type="float" office:value="0.000240484915112704" calcext:value-type="float">
            <text:p>0.000240484915113</text:p>
          </table:table-cell>
          <table:table-cell table:formula="of:=([.$H$11]/([.E685]+[.$I$11])^[.$J$11])" office:value-type="float" office:value="0.0319751200039239" calcext:value-type="float">
            <text:p>0.031975120003924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D685]^2" office:value-type="float" office:value="0.00102240829926533" calcext:value-type="float">
            <text:p>0.0010224082992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ength</text:p>
          </table:table-cell>
          <table:table-cell office:value-type="float" office:value="433" calcext:value-type="float">
            <text:p>433</text:p>
          </table:table-cell>
          <table:table-cell table:formula="of:=([.B686]/[.$F$1])" office:value-type="float" office:value="0.000239930802405071" calcext:value-type="float">
            <text:p>0.000239930802405</text:p>
          </table:table-cell>
          <table:table-cell table:formula="of:=([.$H$11]/([.E686]+[.$I$11])^[.$J$11])" office:value-type="float" office:value="0.031934075191862" calcext:value-type="float">
            <text:p>0.031934075191862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686]^2" office:value-type="float" office:value="0.0010197851583595" calcext:value-type="float">
            <text:p>0.001019785158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eech</text:p>
          </table:table-cell>
          <table:table-cell office:value-type="float" office:value="432" calcext:value-type="float">
            <text:p>432</text:p>
          </table:table-cell>
          <table:table-cell table:formula="of:=([.B687]/[.$F$1])" office:value-type="float" office:value="0.000239376689697438" calcext:value-type="float">
            <text:p>0.000239376689697</text:p>
          </table:table-cell>
          <table:table-cell table:formula="of:=([.$H$11]/([.E687]+[.$I$11])^[.$J$11])" office:value-type="float" office:value="0.0318931427746745" calcext:value-type="float">
            <text:p>0.031893142774675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687]^2" office:value-type="float" office:value="0.00101717255604577" calcext:value-type="float">
            <text:p>0.0010171725560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ll</text:p>
          </table:table-cell>
          <table:table-cell office:value-type="float" office:value="431" calcext:value-type="float">
            <text:p>431</text:p>
          </table:table-cell>
          <table:table-cell table:formula="of:=([.B688]/[.$F$1])" office:value-type="float" office:value="0.000238822576989805" calcext:value-type="float">
            <text:p>0.00023882257699</text:p>
          </table:table-cell>
          <table:table-cell table:formula="of:=([.$H$11]/([.E688]+[.$I$11])^[.$J$11])" office:value-type="float" office:value="0.0318523222815604" calcext:value-type="float">
            <text:p>0.031852322281561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D688]^2" office:value-type="float" office:value="0.00101457043472839" calcext:value-type="float">
            <text:p>0.0010145704347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leep</text:p>
          </table:table-cell>
          <table:table-cell office:value-type="float" office:value="430" calcext:value-type="float">
            <text:p>430</text:p>
          </table:table-cell>
          <table:table-cell table:formula="of:=([.B689]/[.$F$1])" office:value-type="float" office:value="0.000238268464282172" calcext:value-type="float">
            <text:p>0.000238268464282</text:p>
          </table:table-cell>
          <table:table-cell table:formula="of:=([.$H$11]/([.E689]+[.$I$11])^[.$J$11])" office:value-type="float" office:value="0.0318116132443719" calcext:value-type="float">
            <text:p>0.031811613244372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689]^2" office:value-type="float" office:value="0.0010119787372095" calcext:value-type="float">
            <text:p>0.001011978737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perty</text:p>
          </table:table-cell>
          <table:table-cell office:value-type="float" office:value="429" calcext:value-type="float">
            <text:p>429</text:p>
          </table:table-cell>
          <table:table-cell table:formula="of:=([.B690]/[.$F$1])" office:value-type="float" office:value="0.000237714351574539" calcext:value-type="float">
            <text:p>0.000237714351575</text:p>
          </table:table-cell>
          <table:table-cell table:formula="of:=([.$H$11]/([.E690]+[.$I$11])^[.$J$11])" office:value-type="float" office:value="0.0317710151975953" calcext:value-type="float">
            <text:p>0.031771015197595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D690]^2" office:value-type="float" office:value="0.00100939740668583" calcext:value-type="float">
            <text:p>0.0010093974066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istence</text:p>
          </table:table-cell>
          <table:table-cell office:value-type="float" office:value="428" calcext:value-type="float">
            <text:p>428</text:p>
          </table:table-cell>
          <table:table-cell table:formula="of:=([.B691]/[.$F$1])" office:value-type="float" office:value="0.000237160238866906" calcext:value-type="float">
            <text:p>0.000237160238867</text:p>
          </table:table-cell>
          <table:table-cell table:formula="of:=([.$H$11]/([.E691]+[.$I$11])^[.$J$11])" office:value-type="float" office:value="0.0317305276783325" calcext:value-type="float">
            <text:p>0.031730527678333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D691]^2" office:value-type="float" office:value="0.00100682638674542" calcext:value-type="float">
            <text:p>0.0010068263867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dn't</text:p>
          </table:table-cell>
          <table:table-cell office:value-type="float" office:value="427" calcext:value-type="float">
            <text:p>427</text:p>
          </table:table-cell>
          <table:table-cell table:formula="of:=([.B692]/[.$F$1])" office:value-type="float" office:value="0.000236606126159273" calcext:value-type="float">
            <text:p>0.000236606126159</text:p>
          </table:table-cell>
          <table:table-cell table:formula="of:=([.$H$11]/([.E692]+[.$I$11])^[.$J$11])" office:value-type="float" office:value="0.0316901502262826" calcext:value-type="float">
            <text:p>0.031690150226283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D692]^2" office:value-type="float" office:value="0.00100426562136436" calcext:value-type="float">
            <text:p>0.0010042656213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ened</text:p>
          </table:table-cell>
          <table:table-cell office:value-type="float" office:value="427" calcext:value-type="float">
            <text:p>427</text:p>
          </table:table-cell>
          <table:table-cell table:formula="of:=([.B693]/[.$F$1])" office:value-type="float" office:value="0.000236606126159273" calcext:value-type="float">
            <text:p>0.000236606126159</text:p>
          </table:table-cell>
          <table:table-cell table:formula="of:=([.$H$11]/([.E693]+[.$I$11])^[.$J$11])" office:value-type="float" office:value="0.0316498823837234" calcext:value-type="float">
            <text:p>0.031649882383724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D693]^2" office:value-type="float" office:value="0.00100171505490353" calcext:value-type="float">
            <text:p>0.0010017150549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ression</text:p>
          </table:table-cell>
          <table:table-cell office:value-type="float" office:value="426" calcext:value-type="float">
            <text:p>426</text:p>
          </table:table-cell>
          <table:table-cell table:formula="of:=([.B694]/[.$F$1])" office:value-type="float" office:value="0.00023605201345164" calcext:value-type="float">
            <text:p>0.000236052013452</text:p>
          </table:table-cell>
          <table:table-cell table:formula="of:=([.$H$11]/([.E694]+[.$I$11])^[.$J$11])" office:value-type="float" office:value="0.0316097236954938" calcext:value-type="float">
            <text:p>0.031609723695494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D694]^2" office:value-type="float" office:value="0.00099917463210546" calcext:value-type="float">
            <text:p>0.0009991746321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ll</text:p>
          </table:table-cell>
          <table:table-cell office:value-type="float" office:value="426" calcext:value-type="float">
            <text:p>426</text:p>
          </table:table-cell>
          <table:table-cell table:formula="of:=([.B695]/[.$F$1])" office:value-type="float" office:value="0.00023605201345164" calcext:value-type="float">
            <text:p>0.000236052013452</text:p>
          </table:table-cell>
          <table:table-cell table:formula="of:=([.$H$11]/([.E695]+[.$I$11])^[.$J$11])" office:value-type="float" office:value="0.0315696737089748" calcext:value-type="float">
            <text:p>0.031569673708975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[.D695]^2" office:value-type="float" office:value="0.000996644298091134" calcext:value-type="float">
            <text:p>0.0009966442980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m</text:p>
          </table:table-cell>
          <table:table-cell office:value-type="float" office:value="426" calcext:value-type="float">
            <text:p>426</text:p>
          </table:table-cell>
          <table:table-cell table:formula="of:=([.B696]/[.$F$1])" office:value-type="float" office:value="0.00023605201345164" calcext:value-type="float">
            <text:p>0.000236052013452</text:p>
          </table:table-cell>
          <table:table-cell table:formula="of:=([.$H$11]/([.E696]+[.$I$11])^[.$J$11])" office:value-type="float" office:value="0.0315297319740728" calcext:value-type="float">
            <text:p>0.031529731974073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D696]^2" office:value-type="float" office:value="0.000994123998356866" calcext:value-type="float">
            <text:p>0.0009941239983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ance</text:p>
          </table:table-cell>
          <table:table-cell office:value-type="float" office:value="425" calcext:value-type="float">
            <text:p>425</text:p>
          </table:table-cell>
          <table:table-cell table:formula="of:=([.B697]/[.$F$1])" office:value-type="float" office:value="0.000235497900744007" calcext:value-type="float">
            <text:p>0.000235497900744</text:p>
          </table:table-cell>
          <table:table-cell table:formula="of:=([.$H$11]/([.E697]+[.$I$11])^[.$J$11])" office:value-type="float" office:value="0.031489898043201" calcext:value-type="float">
            <text:p>0.031489898043201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D697]^2" office:value-type="float" office:value="0.000991613678771195" calcext:value-type="float">
            <text:p>0.0009916136787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stead</text:p>
          </table:table-cell>
          <table:table-cell office:value-type="float" office:value="425" calcext:value-type="float">
            <text:p>425</text:p>
          </table:table-cell>
          <table:table-cell table:formula="of:=([.B698]/[.$F$1])" office:value-type="float" office:value="0.000235497900744007" calcext:value-type="float">
            <text:p>0.000235497900744</text:p>
          </table:table-cell>
          <table:table-cell table:formula="of:=([.$H$11]/([.E698]+[.$I$11])^[.$J$11])" office:value-type="float" office:value="0.0314501714712625" calcext:value-type="float">
            <text:p>0.031450171471263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D698]^2" office:value-type="float" office:value="0.000989113285571817" calcext:value-type="float">
            <text:p>0.0009891132855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id</text:p>
          </table:table-cell>
          <table:table-cell office:value-type="float" office:value="424" calcext:value-type="float">
            <text:p>424</text:p>
          </table:table-cell>
          <table:table-cell table:formula="of:=([.B699]/[.$F$1])" office:value-type="float" office:value="0.000234943788036374" calcext:value-type="float">
            <text:p>0.000234943788036</text:p>
          </table:table-cell>
          <table:table-cell table:formula="of:=([.$H$11]/([.E699]+[.$I$11])^[.$J$11])" office:value-type="float" office:value="0.0314105518156326" calcext:value-type="float">
            <text:p>0.031410551815633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D699]^2" office:value-type="float" office:value="0.000986622765362541" calcext:value-type="float">
            <text:p>0.0009866227653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mpossible</text:p>
          </table:table-cell>
          <table:table-cell office:value-type="float" office:value="424" calcext:value-type="float">
            <text:p>424</text:p>
          </table:table-cell>
          <table:table-cell table:formula="of:=([.B700]/[.$F$1])" office:value-type="float" office:value="0.000234943788036374" calcext:value-type="float">
            <text:p>0.000234943788036</text:p>
          </table:table-cell>
          <table:table-cell table:formula="of:=([.$H$11]/([.E700]+[.$I$11])^[.$J$11])" office:value-type="float" office:value="0.0313710386361414" calcext:value-type="float">
            <text:p>0.031371038636142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D700]^2" office:value-type="float" office:value="0.000984142065110279" calcext:value-type="float">
            <text:p>0.000984142065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nutes</text:p>
          </table:table-cell>
          <table:table-cell office:value-type="float" office:value="424" calcext:value-type="float">
            <text:p>424</text:p>
          </table:table-cell>
          <table:table-cell table:formula="of:=([.B701]/[.$F$1])" office:value-type="float" office:value="0.000234943788036374" calcext:value-type="float">
            <text:p>0.000234943788036</text:p>
          </table:table-cell>
          <table:table-cell table:formula="of:=([.$H$11]/([.E701]+[.$I$11])^[.$J$11])" office:value-type="float" office:value="0.0313316314950572" calcext:value-type="float">
            <text:p>0.031331631495057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01]^2" office:value-type="float" office:value="0.00098167113214206" calcext:value-type="float">
            <text:p>0.0009816711321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ot</text:p>
          </table:table-cell>
          <table:table-cell office:value-type="float" office:value="423" calcext:value-type="float">
            <text:p>423</text:p>
          </table:table-cell>
          <table:table-cell table:formula="of:=([.B702]/[.$F$1])" office:value-type="float" office:value="0.000234389675328741" calcext:value-type="float">
            <text:p>0.000234389675329</text:p>
          </table:table-cell>
          <table:table-cell table:formula="of:=([.$H$11]/([.E702]+[.$I$11])^[.$J$11])" office:value-type="float" office:value="0.0312923299570689" calcext:value-type="float">
            <text:p>0.031292329957069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D702]^2" office:value-type="float" office:value="0.000979209914142074" calcext:value-type="float">
            <text:p>0.0009792099141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ved</text:p>
          </table:table-cell>
          <table:table-cell office:value-type="float" office:value="422" calcext:value-type="float">
            <text:p>422</text:p>
          </table:table-cell>
          <table:table-cell table:formula="of:=([.B703]/[.$F$1])" office:value-type="float" office:value="0.000233835562621108" calcext:value-type="float">
            <text:p>0.000233835562621</text:p>
          </table:table-cell>
          <table:table-cell table:formula="of:=([.$H$11]/([.E703]+[.$I$11])^[.$J$11])" office:value-type="float" office:value="0.0312531335892699" calcext:value-type="float">
            <text:p>0.03125313358927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D703]^2" office:value-type="float" office:value="0.000976758359148748" calcext:value-type="float">
            <text:p>0.000976758359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ar</text:p>
          </table:table-cell>
          <table:table-cell office:value-type="float" office:value="422" calcext:value-type="float">
            <text:p>422</text:p>
          </table:table-cell>
          <table:table-cell table:formula="of:=([.B704]/[.$F$1])" office:value-type="float" office:value="0.000233835562621108" calcext:value-type="float">
            <text:p>0.000233835562621</text:p>
          </table:table-cell>
          <table:table-cell table:formula="of:=([.$H$11]/([.E704]+[.$I$11])^[.$J$11])" office:value-type="float" office:value="0.0312140419611406" calcext:value-type="float">
            <text:p>0.031214041961141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[.D704]^2" office:value-type="float" office:value="0.000974316415551848" calcext:value-type="float">
            <text:p>0.0009743164155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per</text:p>
          </table:table-cell>
          <table:table-cell office:value-type="float" office:value="421" calcext:value-type="float">
            <text:p>421</text:p>
          </table:table-cell>
          <table:table-cell table:formula="of:=([.B705]/[.$F$1])" office:value-type="float" office:value="0.000233281449913475" calcext:value-type="float">
            <text:p>0.000233281449913</text:p>
          </table:table-cell>
          <table:table-cell table:formula="of:=([.$H$11]/([.E705]+[.$I$11])^[.$J$11])" office:value-type="float" office:value="0.0311750546445328" calcext:value-type="float">
            <text:p>0.031175054644533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D705]^2" office:value-type="float" office:value="0.000971884032089606" calcext:value-type="float">
            <text:p>0.000971884032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dered</text:p>
          </table:table-cell>
          <table:table-cell office:value-type="float" office:value="419" calcext:value-type="float">
            <text:p>419</text:p>
          </table:table-cell>
          <table:table-cell table:formula="of:=([.B706]/[.$F$1])" office:value-type="float" office:value="0.000232173224498209" calcext:value-type="float">
            <text:p>0.000232173224498</text:p>
          </table:table-cell>
          <table:table-cell table:formula="of:=([.$H$11]/([.E706]+[.$I$11])^[.$J$11])" office:value-type="float" office:value="0.0311361712136524" calcext:value-type="float">
            <text:p>0.031136171213653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D706]^2" office:value-type="float" office:value="0.000969461157845878" calcext:value-type="float">
            <text:p>0.0009694611578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aning</text:p>
          </table:table-cell>
          <table:table-cell office:value-type="float" office:value="418" calcext:value-type="float">
            <text:p>418</text:p>
          </table:table-cell>
          <table:table-cell table:formula="of:=([.B707]/[.$F$1])" office:value-type="float" office:value="0.000231619111790576" calcext:value-type="float">
            <text:p>0.000231619111791</text:p>
          </table:table-cell>
          <table:table-cell table:formula="of:=([.$H$11]/([.E707]+[.$I$11])^[.$J$11])" office:value-type="float" office:value="0.0310973912450438" calcext:value-type="float">
            <text:p>0.031097391245044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D707]^2" office:value-type="float" office:value="0.000967047742247329" calcext:value-type="float">
            <text:p>0.0009670477422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inion</text:p>
          </table:table-cell>
          <table:table-cell office:value-type="float" office:value="418" calcext:value-type="float">
            <text:p>418</text:p>
          </table:table-cell>
          <table:table-cell table:formula="of:=([.B708]/[.$F$1])" office:value-type="float" office:value="0.000231619111790576" calcext:value-type="float">
            <text:p>0.000231619111791</text:p>
          </table:table-cell>
          <table:table-cell table:formula="of:=([.$H$11]/([.E708]+[.$I$11])^[.$J$11])" office:value-type="float" office:value="0.0310587143175735" calcext:value-type="float">
            <text:p>0.031058714317574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D708]^2" office:value-type="float" office:value="0.000964643735060643" calcext:value-type="float">
            <text:p>0.0009646437350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rdly</text:p>
          </table:table-cell>
          <table:table-cell office:value-type="float" office:value="417" calcext:value-type="float">
            <text:p>417</text:p>
          </table:table-cell>
          <table:table-cell table:formula="of:=([.B709]/[.$F$1])" office:value-type="float" office:value="0.000231064999082943" calcext:value-type="float">
            <text:p>0.000231064999083</text:p>
          </table:table-cell>
          <table:table-cell table:formula="of:=([.$H$11]/([.E709]+[.$I$11])^[.$J$11])" office:value-type="float" office:value="0.0310201400124139" calcext:value-type="float">
            <text:p>0.031020140012414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D709]^2" office:value-type="float" office:value="0.00096224908638976" calcext:value-type="float">
            <text:p>0.000962249086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n't</text:p>
          </table:table-cell>
          <table:table-cell office:value-type="float" office:value="416" calcext:value-type="float">
            <text:p>416</text:p>
          </table:table-cell>
          <table:table-cell table:formula="of:=([.B710]/[.$F$1])" office:value-type="float" office:value="0.000230510886375311" calcext:value-type="float">
            <text:p>0.000230510886375</text:p>
          </table:table-cell>
          <table:table-cell table:formula="of:=([.$H$11]/([.E710]+[.$I$11])^[.$J$11])" office:value-type="float" office:value="0.0309816679130279" calcext:value-type="float">
            <text:p>0.030981667913028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D710]^2" office:value-type="float" office:value="0.000959863746673144" calcext:value-type="float">
            <text:p>0.0009598637466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ue</text:p>
          </table:table-cell>
          <table:table-cell office:value-type="float" office:value="416" calcext:value-type="float">
            <text:p>416</text:p>
          </table:table-cell>
          <table:table-cell table:formula="of:=([.B711]/[.$F$1])" office:value-type="float" office:value="0.000230510886375311" calcext:value-type="float">
            <text:p>0.000230510886375</text:p>
          </table:table-cell>
          <table:table-cell table:formula="of:=([.$H$11]/([.E711]+[.$I$11])^[.$J$11])" office:value-type="float" office:value="0.030943297605153" calcext:value-type="float">
            <text:p>0.030943297605153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711]^2" office:value-type="float" office:value="0.000957487666681065" calcext:value-type="float">
            <text:p>0.0009574876666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rty</text:p>
          </table:table-cell>
          <table:table-cell office:value-type="float" office:value="416" calcext:value-type="float">
            <text:p>416</text:p>
          </table:table-cell>
          <table:table-cell table:formula="of:=([.B712]/[.$F$1])" office:value-type="float" office:value="0.000230510886375311" calcext:value-type="float">
            <text:p>0.000230510886375</text:p>
          </table:table-cell>
          <table:table-cell table:formula="of:=([.$H$11]/([.E712]+[.$I$11])^[.$J$11])" office:value-type="float" office:value="0.0309050286767853" calcext:value-type="float">
            <text:p>0.030905028676785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[.D712]^2" office:value-type="float" office:value="0.000955120797512924" calcext:value-type="float">
            <text:p>0.0009551207975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's</text:p>
          </table:table-cell>
          <table:table-cell office:value-type="float" office:value="416" calcext:value-type="float">
            <text:p>416</text:p>
          </table:table-cell>
          <table:table-cell table:formula="of:=([.B713]/[.$F$1])" office:value-type="float" office:value="0.000230510886375311" calcext:value-type="float">
            <text:p>0.000230510886375</text:p>
          </table:table-cell>
          <table:table-cell table:formula="of:=([.$H$11]/([.E713]+[.$I$11])^[.$J$11])" office:value-type="float" office:value="0.0308668607181648" calcext:value-type="float">
            <text:p>0.030866860718165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713]^2" office:value-type="float" office:value="0.000952763090594585" calcext:value-type="float">
            <text:p>0.0009527630905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cluding</text:p>
          </table:table-cell>
          <table:table-cell office:value-type="float" office:value="415" calcext:value-type="float">
            <text:p>415</text:p>
          </table:table-cell>
          <table:table-cell table:formula="of:=([.B714]/[.$F$1])" office:value-type="float" office:value="0.000229956773667678" calcext:value-type="float">
            <text:p>0.000229956773668</text:p>
          </table:table-cell>
          <table:table-cell table:formula="of:=([.$H$11]/([.E714]+[.$I$11])^[.$J$11])" office:value-type="float" office:value="0.0308287933217593" calcext:value-type="float">
            <text:p>0.030828793321759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[.D714]^2" office:value-type="float" office:value="0.000950414497675749" calcext:value-type="float">
            <text:p>0.0009504144976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era</text:p>
          </table:table-cell>
          <table:table-cell office:value-type="float" office:value="415" calcext:value-type="float">
            <text:p>415</text:p>
          </table:table-cell>
          <table:table-cell table:formula="of:=([.B715]/[.$F$1])" office:value-type="float" office:value="0.000229956773667678" calcext:value-type="float">
            <text:p>0.000229956773668</text:p>
          </table:table-cell>
          <table:table-cell table:formula="of:=([.$H$11]/([.E715]+[.$I$11])^[.$J$11])" office:value-type="float" office:value="0.0307908260822496" calcext:value-type="float">
            <text:p>0.03079082608225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D715]^2" office:value-type="float" office:value="0.000948074970827341" calcext:value-type="float">
            <text:p>0.0009480749708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urch</text:p>
          </table:table-cell>
          <table:table-cell office:value-type="float" office:value="415" calcext:value-type="float">
            <text:p>415</text:p>
          </table:table-cell>
          <table:table-cell table:formula="of:=([.B716]/[.$F$1])" office:value-type="float" office:value="0.000229956773667678" calcext:value-type="float">
            <text:p>0.000229956773668</text:p>
          </table:table-cell>
          <table:table-cell table:formula="of:=([.$H$11]/([.E716]+[.$I$11])^[.$J$11])" office:value-type="float" office:value="0.0307529585965143" calcext:value-type="float">
            <text:p>0.030752958596514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D716]^2" office:value-type="float" office:value="0.000945744462438925" calcext:value-type="float">
            <text:p>0.0009457444624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</text:p>
          </table:table-cell>
          <table:table-cell office:value-type="float" office:value="415" calcext:value-type="float">
            <text:p>415</text:p>
          </table:table-cell>
          <table:table-cell table:formula="of:=([.B717]/[.$F$1])" office:value-type="float" office:value="0.000229956773667678" calcext:value-type="float">
            <text:p>0.000229956773668</text:p>
          </table:table-cell>
          <table:table-cell table:formula="of:=([.$H$11]/([.E717]+[.$I$11])^[.$J$11])" office:value-type="float" office:value="0.030715190463615" calcext:value-type="float">
            <text:p>0.030715190463615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D717]^2" office:value-type="float" office:value="0.000943422925216148" calcext:value-type="float">
            <text:p>0.000943422925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stance</text:p>
          </table:table-cell>
          <table:table-cell office:value-type="float" office:value="414" calcext:value-type="float">
            <text:p>414</text:p>
          </table:table-cell>
          <table:table-cell table:formula="of:=([.B718]/[.$F$1])" office:value-type="float" office:value="0.000229402660960045" calcext:value-type="float">
            <text:p>0.00022940266096</text:p>
          </table:table-cell>
          <table:table-cell table:formula="of:=([.$H$11]/([.E718]+[.$I$11])^[.$J$11])" office:value-type="float" office:value="0.0306775212847812" calcext:value-type="float">
            <text:p>0.030677521284781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D718]^2" office:value-type="float" office:value="0.000941110312178201" calcext:value-type="float">
            <text:p>0.000941110312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ike</text:p>
          </table:table-cell>
          <table:table-cell office:value-type="float" office:value="413" calcext:value-type="float">
            <text:p>413</text:p>
          </table:table-cell>
          <table:table-cell table:formula="of:=([.B719]/[.$F$1])" office:value-type="float" office:value="0.000228848548252412" calcext:value-type="float">
            <text:p>0.000228848548252</text:p>
          </table:table-cell>
          <table:table-cell table:formula="of:=([.$H$11]/([.E719]+[.$I$11])^[.$J$11])" office:value-type="float" office:value="0.0306399506633955" calcext:value-type="float">
            <text:p>0.030639950663396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D719]^2" office:value-type="float" office:value="0.000938806576655308" calcext:value-type="float">
            <text:p>0.000938806576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n</text:p>
          </table:table-cell>
          <table:table-cell office:value-type="float" office:value="413" calcext:value-type="float">
            <text:p>413</text:p>
          </table:table-cell>
          <table:table-cell table:formula="of:=([.B720]/[.$F$1])" office:value-type="float" office:value="0.000228848548252412" calcext:value-type="float">
            <text:p>0.000228848548252</text:p>
          </table:table-cell>
          <table:table-cell table:formula="of:=([.$H$11]/([.E720]+[.$I$11])^[.$J$11])" office:value-type="float" office:value="0.0306024782049794" calcext:value-type="float">
            <text:p>0.030602478204979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720]^2" office:value-type="float" office:value="0.000936511672286239" calcext:value-type="float">
            <text:p>0.0009365116722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uth</text:p>
          </table:table-cell>
          <table:table-cell office:value-type="float" office:value="410" calcext:value-type="float">
            <text:p>410</text:p>
          </table:table-cell>
          <table:table-cell table:formula="of:=([.B721]/[.$F$1])" office:value-type="float" office:value="0.000227186210129513" calcext:value-type="float">
            <text:p>0.00022718621013</text:p>
          </table:table-cell>
          <table:table-cell table:formula="of:=([.$H$11]/([.E721]+[.$I$11])^[.$J$11])" office:value-type="float" office:value="0.0305651035171786" calcext:value-type="float">
            <text:p>0.030565103517179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D721]^2" office:value-type="float" office:value="0.000934225553015841" calcext:value-type="float">
            <text:p>0.0009342255530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carcely</text:p>
          </table:table-cell>
          <table:table-cell office:value-type="float" office:value="409" calcext:value-type="float">
            <text:p>409</text:p>
          </table:table-cell>
          <table:table-cell table:formula="of:=([.B722]/[.$F$1])" office:value-type="float" office:value="0.00022663209742188" calcext:value-type="float">
            <text:p>0.000226632097422</text:p>
          </table:table-cell>
          <table:table-cell table:formula="of:=([.$H$11]/([.E722]+[.$I$11])^[.$J$11])" office:value-type="float" office:value="0.0305278262097484" calcext:value-type="float">
            <text:p>0.030527826209749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D722]^2" office:value-type="float" office:value="0.000931948173092604" calcext:value-type="float">
            <text:p>0.0009319481730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tty</text:p>
          </table:table-cell>
          <table:table-cell office:value-type="float" office:value="409" calcext:value-type="float">
            <text:p>409</text:p>
          </table:table-cell>
          <table:table-cell table:formula="of:=([.B723]/[.$F$1])" office:value-type="float" office:value="0.00022663209742188" calcext:value-type="float">
            <text:p>0.000226632097422</text:p>
          </table:table-cell>
          <table:table-cell table:formula="of:=([.$H$11]/([.E723]+[.$I$11])^[.$J$11])" office:value-type="float" office:value="0.03049064589454" calcext:value-type="float">
            <text:p>0.03049064589454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D723]^2" office:value-type="float" office:value="0.000929679487066232" calcext:value-type="float">
            <text:p>0.0009296794870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chive</text:p>
          </table:table-cell>
          <table:table-cell office:value-type="float" office:value="409" calcext:value-type="float">
            <text:p>409</text:p>
          </table:table-cell>
          <table:table-cell table:formula="of:=([.B724]/[.$F$1])" office:value-type="float" office:value="0.00022663209742188" calcext:value-type="float">
            <text:p>0.000226632097422</text:p>
          </table:table-cell>
          <table:table-cell table:formula="of:=([.$H$11]/([.E724]+[.$I$11])^[.$J$11])" office:value-type="float" office:value="0.0304535621854858" calcext:value-type="float">
            <text:p>0.030453562185486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D724]^2" office:value-type="float" office:value="0.000927419449785253" calcext:value-type="float">
            <text:p>0.0009274194497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i</text:p>
          </table:table-cell>
          <table:table-cell office:value-type="float" office:value="408" calcext:value-type="float">
            <text:p>408</text:p>
          </table:table-cell>
          <table:table-cell table:formula="of:=([.B725]/[.$F$1])" office:value-type="float" office:value="0.000226077984714247" calcext:value-type="float">
            <text:p>0.000226077984714</text:p>
          </table:table-cell>
          <table:table-cell table:formula="of:=([.$H$11]/([.E725]+[.$I$11])^[.$J$11])" office:value-type="float" office:value="0.0304165746985857" calcext:value-type="float">
            <text:p>0.030416574698586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[.D725]^2" office:value-type="float" office:value="0.000925168016394645" calcext:value-type="float">
            <text:p>0.0009251680163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sy</text:p>
          </table:table-cell>
          <table:table-cell office:value-type="float" office:value="408" calcext:value-type="float">
            <text:p>408</text:p>
          </table:table-cell>
          <table:table-cell table:formula="of:=([.B726]/[.$F$1])" office:value-type="float" office:value="0.000226077984714247" calcext:value-type="float">
            <text:p>0.000226077984714</text:p>
          </table:table-cell>
          <table:table-cell table:formula="of:=([.$H$11]/([.E726]+[.$I$11])^[.$J$11])" office:value-type="float" office:value="0.0303796830518931" calcext:value-type="float">
            <text:p>0.030379683051893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D726]^2" office:value-type="float" office:value="0.000922925142333479" calcext:value-type="float">
            <text:p>0.000922925142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ed</text:p>
          </table:table-cell>
          <table:table-cell office:value-type="float" office:value="407" calcext:value-type="float">
            <text:p>407</text:p>
          </table:table-cell>
          <table:table-cell table:formula="of:=([.B727]/[.$F$1])" office:value-type="float" office:value="0.000225523872006614" calcext:value-type="float">
            <text:p>0.000225523872007</text:p>
          </table:table-cell>
          <table:table-cell table:formula="of:=([.$H$11]/([.E727]+[.$I$11])^[.$J$11])" office:value-type="float" office:value="0.0303428868655011" calcext:value-type="float">
            <text:p>0.030342886865501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D727]^2" office:value-type="float" office:value="0.000920690783332597" calcext:value-type="float">
            <text:p>0.000920690783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op</text:p>
          </table:table-cell>
          <table:table-cell office:value-type="float" office:value="405" calcext:value-type="float">
            <text:p>405</text:p>
          </table:table-cell>
          <table:table-cell table:formula="of:=([.B728]/[.$F$1])" office:value-type="float" office:value="0.000224415646591348" calcext:value-type="float">
            <text:p>0.000224415646591</text:p>
          </table:table-cell>
          <table:table-cell table:formula="of:=([.$H$11]/([.E728]+[.$I$11])^[.$J$11])" office:value-type="float" office:value="0.0303061857615288" calcext:value-type="float">
            <text:p>0.030306185761529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D728]^2" office:value-type="float" office:value="0.000918464895412293" calcext:value-type="float">
            <text:p>0.0009184648954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tc</text:p>
          </table:table-cell>
          <table:table-cell office:value-type="float" office:value="405" calcext:value-type="float">
            <text:p>405</text:p>
          </table:table-cell>
          <table:table-cell table:formula="of:=([.B729]/[.$F$1])" office:value-type="float" office:value="0.000224415646591348" calcext:value-type="float">
            <text:p>0.000224415646591</text:p>
          </table:table-cell>
          <table:table-cell table:formula="of:=([.$H$11]/([.E729]+[.$I$11])^[.$J$11])" office:value-type="float" office:value="0.030269579364108" calcext:value-type="float">
            <text:p>0.030269579364108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D729]^2" office:value-type="float" office:value="0.000916247434880034" calcext:value-type="float">
            <text:p>0.00091624743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sident</text:p>
          </table:table-cell>
          <table:table-cell office:value-type="float" office:value="404" calcext:value-type="float">
            <text:p>404</text:p>
          </table:table-cell>
          <table:table-cell table:formula="of:=([.B730]/[.$F$1])" office:value-type="float" office:value="0.000223861533883715" calcext:value-type="float">
            <text:p>0.000223861533884</text:p>
          </table:table-cell>
          <table:table-cell table:formula="of:=([.$H$11]/([.E730]+[.$I$11])^[.$J$11])" office:value-type="float" office:value="0.0302330672993693" calcext:value-type="float">
            <text:p>0.030233067299369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D730]^2" office:value-type="float" office:value="0.000914038358328193" calcext:value-type="float">
            <text:p>0.0009140383583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inct</text:p>
          </table:table-cell>
          <table:table-cell office:value-type="float" office:value="404" calcext:value-type="float">
            <text:p>404</text:p>
          </table:table-cell>
          <table:table-cell table:formula="of:=([.B731]/[.$F$1])" office:value-type="float" office:value="0.000223861533883715" calcext:value-type="float">
            <text:p>0.000223861533884</text:p>
          </table:table-cell>
          <table:table-cell table:formula="of:=([.$H$11]/([.E731]+[.$I$11])^[.$J$11])" office:value-type="float" office:value="0.030196649195429" calcext:value-type="float">
            <text:p>0.030196649195429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D731]^2" office:value-type="float" office:value="0.0009118376226318" calcext:value-type="float">
            <text:p>0.0009118376226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</text:p>
          </table:table-cell>
          <table:table-cell office:value-type="float" office:value="402" calcext:value-type="float">
            <text:p>402</text:p>
          </table:table-cell>
          <table:table-cell table:formula="of:=([.B732]/[.$F$1])" office:value-type="float" office:value="0.000222753308468449" calcext:value-type="float">
            <text:p>0.000222753308468</text:p>
          </table:table-cell>
          <table:table-cell table:formula="of:=([.$H$11]/([.E732]+[.$I$11])^[.$J$11])" office:value-type="float" office:value="0.0301603246823757" calcext:value-type="float">
            <text:p>0.030160324682376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D732]^2" office:value-type="float" office:value="0.000909645184946322" calcext:value-type="float">
            <text:p>0.0009096451849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spect</text:p>
          </table:table-cell>
          <table:table-cell office:value-type="float" office:value="402" calcext:value-type="float">
            <text:p>402</text:p>
          </table:table-cell>
          <table:table-cell table:formula="of:=([.B733]/[.$F$1])" office:value-type="float" office:value="0.000222753308468449" calcext:value-type="float">
            <text:p>0.000222753308468</text:p>
          </table:table-cell>
          <table:table-cell table:formula="of:=([.$H$11]/([.E733]+[.$I$11])^[.$J$11])" office:value-type="float" office:value="0.0301240933922576" calcext:value-type="float">
            <text:p>0.030124093392258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D733]^2" office:value-type="float" office:value="0.000907461002705456" calcext:value-type="float">
            <text:p>0.0009074610027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uty</text:p>
          </table:table-cell>
          <table:table-cell office:value-type="float" office:value="402" calcext:value-type="float">
            <text:p>402</text:p>
          </table:table-cell>
          <table:table-cell table:formula="of:=([.B734]/[.$F$1])" office:value-type="float" office:value="0.000222753308468449" calcext:value-type="float">
            <text:p>0.000222753308468</text:p>
          </table:table-cell>
          <table:table-cell table:formula="of:=([.$H$11]/([.E734]+[.$I$11])^[.$J$11])" office:value-type="float" office:value="0.0300879549590688" calcext:value-type="float">
            <text:p>0.030087954959069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D734]^2" office:value-type="float" office:value="0.00090528503361895" calcext:value-type="float">
            <text:p>0.0009052850336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fficulty</text:p>
          </table:table-cell>
          <table:table-cell office:value-type="float" office:value="402" calcext:value-type="float">
            <text:p>402</text:p>
          </table:table-cell>
          <table:table-cell table:formula="of:=([.B735]/[.$F$1])" office:value-type="float" office:value="0.000222753308468449" calcext:value-type="float">
            <text:p>0.000222753308468</text:p>
          </table:table-cell>
          <table:table-cell table:formula="of:=([.$H$11]/([.E735]+[.$I$11])^[.$J$11])" office:value-type="float" office:value="0.0300519090187368" calcext:value-type="float">
            <text:p>0.030051909018737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D735]^2" office:value-type="float" office:value="0.000903117235670432" calcext:value-type="float">
            <text:p>0.000903117235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ught</text:p>
          </table:table-cell>
          <table:table-cell office:value-type="float" office:value="401" calcext:value-type="float">
            <text:p>401</text:p>
          </table:table-cell>
          <table:table-cell table:formula="of:=([.B736]/[.$F$1])" office:value-type="float" office:value="0.000222199195760816" calcext:value-type="float">
            <text:p>0.000222199195761</text:p>
          </table:table-cell>
          <table:table-cell table:formula="of:=([.$H$11]/([.E736]+[.$I$11])^[.$J$11])" office:value-type="float" office:value="0.0300159552091096" calcext:value-type="float">
            <text:p>0.03001595520911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.D736]^2" office:value-type="float" office:value="0.000900957567115276" calcext:value-type="float">
            <text:p>0.0009009575671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ain</text:p>
          </table:table-cell>
          <table:table-cell office:value-type="float" office:value="401" calcext:value-type="float">
            <text:p>401</text:p>
          </table:table-cell>
          <table:table-cell table:formula="of:=([.B737]/[.$F$1])" office:value-type="float" office:value="0.000222199195760816" calcext:value-type="float">
            <text:p>0.000222199195761</text:p>
          </table:table-cell>
          <table:table-cell table:formula="of:=([.$H$11]/([.E737]+[.$I$11])^[.$J$11])" office:value-type="float" office:value="0.0299800931699431" calcext:value-type="float">
            <text:p>0.029980093169943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D737]^2" office:value-type="float" office:value="0.000898805986478472" calcext:value-type="float">
            <text:p>0.000898805986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ystem</text:p>
          </table:table-cell>
          <table:table-cell office:value-type="float" office:value="401" calcext:value-type="float">
            <text:p>401</text:p>
          </table:table-cell>
          <table:table-cell table:formula="of:=([.B738]/[.$F$1])" office:value-type="float" office:value="0.000222199195760816" calcext:value-type="float">
            <text:p>0.000222199195761</text:p>
          </table:table-cell>
          <table:table-cell table:formula="of:=([.$H$11]/([.E738]+[.$I$11])^[.$J$11])" office:value-type="float" office:value="0.0299443225428882" calcext:value-type="float">
            <text:p>0.029944322542888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D738]^2" office:value-type="float" office:value="0.000896662452552521" calcext:value-type="float">
            <text:p>0.000896662452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oken</text:p>
          </table:table-cell>
          <table:table-cell office:value-type="float" office:value="400" calcext:value-type="float">
            <text:p>400</text:p>
          </table:table-cell>
          <table:table-cell table:formula="of:=([.B739]/[.$F$1])" office:value-type="float" office:value="0.000221645083053183" calcext:value-type="float">
            <text:p>0.000221645083053</text:p>
          </table:table-cell>
          <table:table-cell table:formula="of:=([.$H$11]/([.E739]+[.$I$11])^[.$J$11])" office:value-type="float" office:value="0.0299086429714782" calcext:value-type="float">
            <text:p>0.029908642971478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[.D739]^2" office:value-type="float" office:value="0.000894526924395355" calcext:value-type="float">
            <text:p>0.0008945269243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nd</text:p>
          </table:table-cell>
          <table:table-cell office:value-type="float" office:value="400" calcext:value-type="float">
            <text:p>400</text:p>
          </table:table-cell>
          <table:table-cell table:formula="of:=([.B740]/[.$F$1])" office:value-type="float" office:value="0.000221645083053183" calcext:value-type="float">
            <text:p>0.000221645083053</text:p>
          </table:table-cell>
          <table:table-cell table:formula="of:=([.$H$11]/([.E740]+[.$I$11])^[.$J$11])" office:value-type="float" office:value="0.029873054101117" calcext:value-type="float">
            <text:p>0.029873054101117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D740]^2" office:value-type="float" office:value="0.000892399361328266" calcext:value-type="float">
            <text:p>0.0008923993613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lue</text:p>
          </table:table-cell>
          <table:table-cell office:value-type="float" office:value="399" calcext:value-type="float">
            <text:p>399</text:p>
          </table:table-cell>
          <table:table-cell table:formula="of:=([.B741]/[.$F$1])" office:value-type="float" office:value="0.00022109097034555" calcext:value-type="float">
            <text:p>0.000221090970346</text:p>
          </table:table-cell>
          <table:table-cell table:formula="of:=([.$H$11]/([.E741]+[.$I$11])^[.$J$11])" office:value-type="float" office:value="0.0298375555790661" calcext:value-type="float">
            <text:p>0.029837555579066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D741]^2" office:value-type="float" office:value="0.000890279722933861" calcext:value-type="float">
            <text:p>0.0008902797229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litary</text:p>
          </table:table-cell>
          <table:table-cell office:value-type="float" office:value="399" calcext:value-type="float">
            <text:p>399</text:p>
          </table:table-cell>
          <table:table-cell table:formula="of:=([.B742]/[.$F$1])" office:value-type="float" office:value="0.00022109097034555" calcext:value-type="float">
            <text:p>0.000221090970346</text:p>
          </table:table-cell>
          <table:table-cell table:formula="of:=([.$H$11]/([.E742]+[.$I$11])^[.$J$11])" office:value-type="float" office:value="0.0298021470544327" calcext:value-type="float">
            <text:p>0.029802147054433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D742]^2" office:value-type="float" office:value="0.000888167969054034" calcext:value-type="float">
            <text:p>0.0008881679690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fluence</text:p>
          </table:table-cell>
          <table:table-cell office:value-type="float" office:value="398" calcext:value-type="float">
            <text:p>398</text:p>
          </table:table-cell>
          <table:table-cell table:formula="of:=([.B743]/[.$F$1])" office:value-type="float" office:value="0.000220536857637917" calcext:value-type="float">
            <text:p>0.000220536857638</text:p>
          </table:table-cell>
          <table:table-cell table:formula="of:=([.$H$11]/([.E743]+[.$I$11])^[.$J$11])" office:value-type="float" office:value="0.0297668281781575" calcext:value-type="float">
            <text:p>0.029766828178158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D743]^2" office:value-type="float" office:value="0.000886064059787953" calcext:value-type="float">
            <text:p>0.0008860640597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isit</text:p>
          </table:table-cell>
          <table:table-cell office:value-type="float" office:value="398" calcext:value-type="float">
            <text:p>398</text:p>
          </table:table-cell>
          <table:table-cell table:formula="of:=([.B744]/[.$F$1])" office:value-type="float" office:value="0.000220536857637917" calcext:value-type="float">
            <text:p>0.000220536857638</text:p>
          </table:table-cell>
          <table:table-cell table:formula="of:=([.$H$11]/([.E744]+[.$I$11])^[.$J$11])" office:value-type="float" office:value="0.0297315986030027" calcext:value-type="float">
            <text:p>0.02973159860300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D744]^2" office:value-type="float" office:value="0.000883967955490073" calcext:value-type="float">
            <text:p>0.000883967955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st</text:p>
          </table:table-cell>
          <table:table-cell office:value-type="float" office:value="397" calcext:value-type="float">
            <text:p>397</text:p>
          </table:table-cell>
          <table:table-cell table:formula="of:=([.B745]/[.$F$1])" office:value-type="float" office:value="0.000219982744930284" calcext:value-type="float">
            <text:p>0.00021998274493</text:p>
          </table:table-cell>
          <table:table-cell table:formula="of:=([.$H$11]/([.E745]+[.$I$11])^[.$J$11])" office:value-type="float" office:value="0.02969645798354" calcext:value-type="float">
            <text:p>0.0296964579835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D745]^2" office:value-type="float" office:value="0.000881879616768158" calcext:value-type="float">
            <text:p>0.0008818796167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rned</text:p>
          </table:table-cell>
          <table:table-cell office:value-type="float" office:value="397" calcext:value-type="float">
            <text:p>397</text:p>
          </table:table-cell>
          <table:table-cell table:formula="of:=([.B746]/[.$F$1])" office:value-type="float" office:value="0.000219982744930284" calcext:value-type="float">
            <text:p>0.00021998274493</text:p>
          </table:table-cell>
          <table:table-cell table:formula="of:=([.$H$11]/([.E746]+[.$I$11])^[.$J$11])" office:value-type="float" office:value="0.0296614059761388" calcext:value-type="float">
            <text:p>0.029661405976139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D746]^2" office:value-type="float" office:value="0.000879799004481325" calcext:value-type="float">
            <text:p>0.0008797990044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med</text:p>
          </table:table-cell>
          <table:table-cell office:value-type="float" office:value="396" calcext:value-type="float">
            <text:p>396</text:p>
          </table:table-cell>
          <table:table-cell table:formula="of:=([.B747]/[.$F$1])" office:value-type="float" office:value="0.000219428632222651" calcext:value-type="float">
            <text:p>0.000219428632223</text:p>
          </table:table-cell>
          <table:table-cell table:formula="of:=([.$H$11]/([.E747]+[.$I$11])^[.$J$11])" office:value-type="float" office:value="0.0296264422389545" calcext:value-type="float">
            <text:p>0.029626442238955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D747]^2" office:value-type="float" office:value="0.000877726079738109" calcext:value-type="float">
            <text:p>0.0008777260797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se</text:p>
          </table:table-cell>
          <table:table-cell office:value-type="float" office:value="396" calcext:value-type="float">
            <text:p>396</text:p>
          </table:table-cell>
          <table:table-cell table:formula="of:=([.B748]/[.$F$1])" office:value-type="float" office:value="0.000219428632222651" calcext:value-type="float">
            <text:p>0.000219428632223</text:p>
          </table:table-cell>
          <table:table-cell table:formula="of:=([.$H$11]/([.E748]+[.$I$11])^[.$J$11])" office:value-type="float" office:value="0.0295915664319167" calcext:value-type="float">
            <text:p>0.029591566431917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D748]^2" office:value-type="float" office:value="0.00087566080389454" calcext:value-type="float">
            <text:p>0.0008756608038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ease</text:p>
          </table:table-cell>
          <table:table-cell office:value-type="float" office:value="396" calcext:value-type="float">
            <text:p>396</text:p>
          </table:table-cell>
          <table:table-cell table:formula="of:=([.B749]/[.$F$1])" office:value-type="float" office:value="0.000219428632222651" calcext:value-type="float">
            <text:p>0.000219428632223</text:p>
          </table:table-cell>
          <table:table-cell table:formula="of:=([.$H$11]/([.E749]+[.$I$11])^[.$J$11])" office:value-type="float" office:value="0.0295567782167178" calcext:value-type="float">
            <text:p>0.029556778216718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D749]^2" office:value-type="float" office:value="0.000873603138552241" calcext:value-type="float">
            <text:p>0.0008736031385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erience</text:p>
          </table:table-cell>
          <table:table-cell office:value-type="float" office:value="395" calcext:value-type="float">
            <text:p>395</text:p>
          </table:table-cell>
          <table:table-cell table:formula="of:=([.B750]/[.$F$1])" office:value-type="float" office:value="0.000218874519515018" calcext:value-type="float">
            <text:p>0.000218874519515</text:p>
          </table:table-cell>
          <table:table-cell table:formula="of:=([.$H$11]/([.E750]+[.$I$11])^[.$J$11])" office:value-type="float" office:value="0.0295220772568012" calcext:value-type="float">
            <text:p>0.029522077256801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D750]^2" office:value-type="float" office:value="0.000871553045556541" calcext:value-type="float">
            <text:p>0.0008715530455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nding</text:p>
          </table:table-cell>
          <table:table-cell office:value-type="float" office:value="394" calcext:value-type="float">
            <text:p>394</text:p>
          </table:table-cell>
          <table:table-cell table:formula="of:=([.B751]/[.$F$1])" office:value-type="float" office:value="0.000218320406807385" calcext:value-type="float">
            <text:p>0.000218320406807</text:p>
          </table:table-cell>
          <table:table-cell table:formula="of:=([.$H$11]/([.E751]+[.$I$11])^[.$J$11])" office:value-type="float" office:value="0.0294874632173506" calcext:value-type="float">
            <text:p>0.029487463217351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751]^2" office:value-type="float" office:value="0.000869510486994604" calcext:value-type="float">
            <text:p>0.0008695104869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lked</text:p>
          </table:table-cell>
          <table:table-cell office:value-type="float" office:value="393" calcext:value-type="float">
            <text:p>393</text:p>
          </table:table-cell>
          <table:table-cell table:formula="of:=([.B752]/[.$F$1])" office:value-type="float" office:value="0.000217766294099752" calcext:value-type="float">
            <text:p>0.0002177662941</text:p>
          </table:table-cell>
          <table:table-cell table:formula="of:=([.$H$11]/([.E752]+[.$I$11])^[.$J$11])" office:value-type="float" office:value="0.0294529357652778" calcext:value-type="float">
            <text:p>0.029452935765278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D752]^2" office:value-type="float" office:value="0.000867475425193582" calcext:value-type="float">
            <text:p>0.0008674754251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ant</text:p>
          </table:table-cell>
          <table:table-cell office:value-type="float" office:value="393" calcext:value-type="float">
            <text:p>393</text:p>
          </table:table-cell>
          <table:table-cell table:formula="of:=([.B753]/[.$F$1])" office:value-type="float" office:value="0.000217766294099752" calcext:value-type="float">
            <text:p>0.0002177662941</text:p>
          </table:table-cell>
          <table:table-cell table:formula="of:=([.$H$11]/([.E753]+[.$I$11])^[.$J$11])" office:value-type="float" office:value="0.0294184945692123" calcext:value-type="float">
            <text:p>0.029418494569212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D753]^2" office:value-type="float" office:value="0.000865447822718772" calcext:value-type="float">
            <text:p>0.0008654478227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nguage</text:p>
          </table:table-cell>
          <table:table-cell office:value-type="float" office:value="392" calcext:value-type="float">
            <text:p>392</text:p>
          </table:table-cell>
          <table:table-cell table:formula="of:=([.B754]/[.$F$1])" office:value-type="float" office:value="0.000217212181392119" calcext:value-type="float">
            <text:p>0.000217212181392</text:p>
          </table:table-cell>
          <table:table-cell table:formula="of:=([.$H$11]/([.E754]+[.$I$11])^[.$J$11])" office:value-type="float" office:value="0.0293841392994895" calcext:value-type="float">
            <text:p>0.02938413929949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[.D754]^2" office:value-type="float" office:value="0.000863427642371802" calcext:value-type="float">
            <text:p>0.0008634276423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've</text:p>
          </table:table-cell>
          <table:table-cell office:value-type="float" office:value="392" calcext:value-type="float">
            <text:p>392</text:p>
          </table:table-cell>
          <table:table-cell table:formula="of:=([.B755]/[.$F$1])" office:value-type="float" office:value="0.000217212181392119" calcext:value-type="float">
            <text:p>0.000217212181392</text:p>
          </table:table-cell>
          <table:table-cell table:formula="of:=([.$H$11]/([.E755]+[.$I$11])^[.$J$11])" office:value-type="float" office:value="0.0293498696281402" calcext:value-type="float">
            <text:p>0.02934986962814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D755]^2" office:value-type="float" office:value="0.000861414847188827" calcext:value-type="float">
            <text:p>0.0008614148471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erything</text:p>
          </table:table-cell>
          <table:table-cell office:value-type="float" office:value="391" calcext:value-type="float">
            <text:p>391</text:p>
          </table:table-cell>
          <table:table-cell table:formula="of:=([.B756]/[.$F$1])" office:value-type="float" office:value="0.000216658068684487" calcext:value-type="float">
            <text:p>0.000216658068684</text:p>
          </table:table-cell>
          <table:table-cell table:formula="of:=([.$H$11]/([.E756]+[.$I$11])^[.$J$11])" office:value-type="float" office:value="0.0293156852288795" calcext:value-type="float">
            <text:p>0.02931568522888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D756]^2" office:value-type="float" office:value="0.000859409400438742" calcext:value-type="float">
            <text:p>0.0008594094004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rvice</text:p>
          </table:table-cell>
          <table:table-cell office:value-type="float" office:value="390" calcext:value-type="float">
            <text:p>390</text:p>
          </table:table-cell>
          <table:table-cell table:formula="of:=([.B757]/[.$F$1])" office:value-type="float" office:value="0.000216103955976854" calcext:value-type="float">
            <text:p>0.000216103955977</text:p>
          </table:table-cell>
          <table:table-cell table:formula="of:=([.$H$11]/([.E757]+[.$I$11])^[.$J$11])" office:value-type="float" office:value="0.0292815857770956" calcext:value-type="float">
            <text:p>0.029281585777096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D757]^2" office:value-type="float" office:value="0.000857411265621408" calcext:value-type="float">
            <text:p>0.0008574112656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ving</text:p>
          </table:table-cell>
          <table:table-cell office:value-type="float" office:value="390" calcext:value-type="float">
            <text:p>390</text:p>
          </table:table-cell>
          <table:table-cell table:formula="of:=([.B758]/[.$F$1])" office:value-type="float" office:value="0.000216103955976854" calcext:value-type="float">
            <text:p>0.000216103955977</text:p>
          </table:table-cell>
          <table:table-cell table:formula="of:=([.$H$11]/([.E758]+[.$I$11])^[.$J$11])" office:value-type="float" office:value="0.0292475709498396" calcext:value-type="float">
            <text:p>0.02924757094984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[.D758]^2" office:value-type="float" office:value="0.000855420406465902" calcext:value-type="float">
            <text:p>0.0008554204064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milar</text:p>
          </table:table-cell>
          <table:table-cell office:value-type="float" office:value="389" calcext:value-type="float">
            <text:p>389</text:p>
          </table:table-cell>
          <table:table-cell table:formula="of:=([.B759]/[.$F$1])" office:value-type="float" office:value="0.000215549843269221" calcext:value-type="float">
            <text:p>0.000215549843269</text:p>
          </table:table-cell>
          <table:table-cell table:formula="of:=([.$H$11]/([.E759]+[.$I$11])^[.$J$11])" office:value-type="float" office:value="0.0292136404258143" calcext:value-type="float">
            <text:p>0.029213640425814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[.D759]^2" office:value-type="float" office:value="0.000853436786928772" calcext:value-type="float">
            <text:p>0.0008534367869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ttempt</text:p>
          </table:table-cell>
          <table:table-cell office:value-type="float" office:value="388" calcext:value-type="float">
            <text:p>388</text:p>
          </table:table-cell>
          <table:table-cell table:formula="of:=([.B760]/[.$F$1])" office:value-type="float" office:value="0.000214995730561588" calcext:value-type="float">
            <text:p>0.000214995730562</text:p>
          </table:table-cell>
          <table:table-cell table:formula="of:=([.$H$11]/([.E760]+[.$I$11])^[.$J$11])" office:value-type="float" office:value="0.0291797938853639" calcext:value-type="float">
            <text:p>0.029179793885364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D760]^2" office:value-type="float" office:value="0.00085146037119232" calcext:value-type="float">
            <text:p>0.0008514603711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nes</text:p>
          </table:table-cell>
          <table:table-cell office:value-type="float" office:value="388" calcext:value-type="float">
            <text:p>388</text:p>
          </table:table-cell>
          <table:table-cell table:formula="of:=([.B761]/[.$F$1])" office:value-type="float" office:value="0.000214995730561588" calcext:value-type="float">
            <text:p>0.000214995730562</text:p>
          </table:table-cell>
          <table:table-cell table:formula="of:=([.$H$11]/([.E761]+[.$I$11])^[.$J$11])" office:value-type="float" office:value="0.0291460310104632" calcext:value-type="float">
            <text:p>0.029146031010463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761]^2" office:value-type="float" office:value="0.000849491123662884" calcext:value-type="float">
            <text:p>0.000849491123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sonal</text:p>
          </table:table-cell>
          <table:table-cell office:value-type="float" office:value="387" calcext:value-type="float">
            <text:p>387</text:p>
          </table:table-cell>
          <table:table-cell table:formula="of:=([.B762]/[.$F$1])" office:value-type="float" office:value="0.000214441617853955" calcext:value-type="float">
            <text:p>0.000214441617854</text:p>
          </table:table-cell>
          <table:table-cell table:formula="of:=([.$H$11]/([.E762]+[.$I$11])^[.$J$11])" office:value-type="float" office:value="0.0291123514847076" calcext:value-type="float">
            <text:p>0.029112351484708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[.D762]^2" office:value-type="float" office:value="0.000847529008969155" calcext:value-type="float">
            <text:p>0.0008475290089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rses</text:p>
          </table:table-cell>
          <table:table-cell office:value-type="float" office:value="387" calcext:value-type="float">
            <text:p>387</text:p>
          </table:table-cell>
          <table:table-cell table:formula="of:=([.B763]/[.$F$1])" office:value-type="float" office:value="0.000214441617853955" calcext:value-type="float">
            <text:p>0.000214441617854</text:p>
          </table:table-cell>
          <table:table-cell table:formula="of:=([.$H$11]/([.E763]+[.$I$11])^[.$J$11])" office:value-type="float" office:value="0.029078754993302" calcext:value-type="float">
            <text:p>0.029078754993302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D763]^2" office:value-type="float" office:value="0.000845573991960489" calcext:value-type="float">
            <text:p>0.000845573991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ddle</text:p>
          </table:table-cell>
          <table:table-cell office:value-type="float" office:value="386" calcext:value-type="float">
            <text:p>386</text:p>
          </table:table-cell>
          <table:table-cell table:formula="of:=([.B764]/[.$F$1])" office:value-type="float" office:value="0.000213887505146322" calcext:value-type="float">
            <text:p>0.000213887505146</text:p>
          </table:table-cell>
          <table:table-cell table:formula="of:=([.$H$11]/([.E764]+[.$I$11])^[.$J$11])" office:value-type="float" office:value="0.0290452412230515" calcext:value-type="float">
            <text:p>0.029045241223052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D764]^2" office:value-type="float" office:value="0.000843626037705248" calcext:value-type="float">
            <text:p>0.0008436260377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ied</text:p>
          </table:table-cell>
          <table:table-cell office:value-type="float" office:value="386" calcext:value-type="float">
            <text:p>386</text:p>
          </table:table-cell>
          <table:table-cell table:formula="of:=([.B765]/[.$F$1])" office:value-type="float" office:value="0.000213887505146322" calcext:value-type="float">
            <text:p>0.000213887505146</text:p>
          </table:table-cell>
          <table:table-cell table:formula="of:=([.$H$11]/([.E765]+[.$I$11])^[.$J$11])" office:value-type="float" office:value="0.02901180986235" calcext:value-type="float">
            <text:p>0.02901180986235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D765]^2" office:value-type="float" office:value="0.000841685111489151" calcext:value-type="float">
            <text:p>0.0008416851114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icture</text:p>
          </table:table-cell>
          <table:table-cell office:value-type="float" office:value="385" calcext:value-type="float">
            <text:p>385</text:p>
          </table:table-cell>
          <table:table-cell table:formula="of:=([.B766]/[.$F$1])" office:value-type="float" office:value="0.000213333392438689" calcext:value-type="float">
            <text:p>0.000213333392439</text:p>
          </table:table-cell>
          <table:table-cell table:formula="of:=([.$H$11]/([.E766]+[.$I$11])^[.$J$11])" office:value-type="float" office:value="0.0289784606011713" calcext:value-type="float">
            <text:p>0.028978460601171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D766]^2" office:value-type="float" office:value="0.000839751178813639" calcext:value-type="float">
            <text:p>0.000839751178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od</text:p>
          </table:table-cell>
          <table:table-cell office:value-type="float" office:value="385" calcext:value-type="float">
            <text:p>385</text:p>
          </table:table-cell>
          <table:table-cell table:formula="of:=([.B767]/[.$F$1])" office:value-type="float" office:value="0.000213333392438689" calcext:value-type="float">
            <text:p>0.000213333392439</text:p>
          </table:table-cell>
          <table:table-cell table:formula="of:=([.$H$11]/([.E767]+[.$I$11])^[.$J$11])" office:value-type="float" office:value="0.0289451931310581" calcext:value-type="float">
            <text:p>0.028945193131058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D767]^2" office:value-type="float" office:value="0.000837824205394254" calcext:value-type="float">
            <text:p>0.0008378242053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llustration</text:p>
          </table:table-cell>
          <table:table-cell office:value-type="float" office:value="383" calcext:value-type="float">
            <text:p>383</text:p>
          </table:table-cell>
          <table:table-cell table:formula="of:=([.B768]/[.$F$1])" office:value-type="float" office:value="0.000212225167023423" calcext:value-type="float">
            <text:p>0.000212225167023</text:p>
          </table:table-cell>
          <table:table-cell table:formula="of:=([.$H$11]/([.E768]+[.$I$11])^[.$J$11])" office:value-type="float" office:value="0.0289120071451125" calcext:value-type="float">
            <text:p>0.028912007145113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D768]^2" office:value-type="float" office:value="0.000835904157159034" calcext:value-type="float">
            <text:p>0.0008359041571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rted</text:p>
          </table:table-cell>
          <table:table-cell office:value-type="float" office:value="382" calcext:value-type="float">
            <text:p>382</text:p>
          </table:table-cell>
          <table:table-cell table:formula="of:=([.B769]/[.$F$1])" office:value-type="float" office:value="0.00021167105431579" calcext:value-type="float">
            <text:p>0.000211671054316</text:p>
          </table:table-cell>
          <table:table-cell table:formula="of:=([.$H$11]/([.E769]+[.$I$11])^[.$J$11])" office:value-type="float" office:value="0.0288789023379858" calcext:value-type="float">
            <text:p>0.028878902337986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D769]^2" office:value-type="float" office:value="0.000833991000246922" calcext:value-type="float">
            <text:p>0.0008339910002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merican</text:p>
          </table:table-cell>
          <table:table-cell office:value-type="float" office:value="381" calcext:value-type="float">
            <text:p>381</text:p>
          </table:table-cell>
          <table:table-cell table:formula="of:=([.B770]/[.$F$1])" office:value-type="float" office:value="0.000211116941608157" calcext:value-type="float">
            <text:p>0.000211116941608</text:p>
          </table:table-cell>
          <table:table-cell table:formula="of:=([.$H$11]/([.E770]+[.$I$11])^[.$J$11])" office:value-type="float" office:value="0.0288458784058691" calcext:value-type="float">
            <text:p>0.028845878405869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D770]^2" office:value-type="float" office:value="0.000832084701006186" calcext:value-type="float">
            <text:p>0.0008320847010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mportance</text:p>
          </table:table-cell>
          <table:table-cell office:value-type="float" office:value="381" calcext:value-type="float">
            <text:p>381</text:p>
          </table:table-cell>
          <table:table-cell table:formula="of:=([.B771]/[.$F$1])" office:value-type="float" office:value="0.000211116941608157" calcext:value-type="float">
            <text:p>0.000211116941608</text:p>
          </table:table-cell>
          <table:table-cell table:formula="of:=([.$H$11]/([.E771]+[.$I$11])^[.$J$11])" office:value-type="float" office:value="0.0288129350464832" calcext:value-type="float">
            <text:p>0.028812935046483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D771]^2" office:value-type="float" office:value="0.000830185225992859" calcext:value-type="float">
            <text:p>0.0008301852259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sily</text:p>
          </table:table-cell>
          <table:table-cell office:value-type="float" office:value="381" calcext:value-type="float">
            <text:p>381</text:p>
          </table:table-cell>
          <table:table-cell table:formula="of:=([.B772]/[.$F$1])" office:value-type="float" office:value="0.000211116941608157" calcext:value-type="float">
            <text:p>0.000211116941608</text:p>
          </table:table-cell>
          <table:table-cell table:formula="of:=([.$H$11]/([.E772]+[.$I$11])^[.$J$11])" office:value-type="float" office:value="0.0287800719590689" calcext:value-type="float">
            <text:p>0.028780071959069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D772]^2" office:value-type="float" office:value="0.000828292541969186" calcext:value-type="float">
            <text:p>0.0008282925419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cient</text:p>
          </table:table-cell>
          <table:table-cell office:value-type="float" office:value="380" calcext:value-type="float">
            <text:p>380</text:p>
          </table:table-cell>
          <table:table-cell table:formula="of:=([.B773]/[.$F$1])" office:value-type="float" office:value="0.000210562828900524" calcext:value-type="float">
            <text:p>0.000210562828901</text:p>
          </table:table-cell>
          <table:table-cell table:formula="of:=([.$H$11]/([.E773]+[.$I$11])^[.$J$11])" office:value-type="float" office:value="0.0287472888443777" calcext:value-type="float">
            <text:p>0.028747288844378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D773]^2" office:value-type="float" office:value="0.000826406615902085" calcext:value-type="float">
            <text:p>0.0008264066159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nts</text:p>
          </table:table-cell>
          <table:table-cell office:value-type="float" office:value="380" calcext:value-type="float">
            <text:p>380</text:p>
          </table:table-cell>
          <table:table-cell table:formula="of:=([.B774]/[.$F$1])" office:value-type="float" office:value="0.000210562828900524" calcext:value-type="float">
            <text:p>0.000210562828901</text:p>
          </table:table-cell>
          <table:table-cell table:formula="of:=([.$H$11]/([.E774]+[.$I$11])^[.$J$11])" office:value-type="float" office:value="0.028714585404662" calcext:value-type="float">
            <text:p>0.02871458540466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D774]^2" office:value-type="float" office:value="0.000824527414961631" calcext:value-type="float">
            <text:p>0.0008245274149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ace</text:p>
          </table:table-cell>
          <table:table-cell office:value-type="float" office:value="379" calcext:value-type="float">
            <text:p>379</text:p>
          </table:table-cell>
          <table:table-cell table:formula="of:=([.B775]/[.$F$1])" office:value-type="float" office:value="0.000210008716192891" calcext:value-type="float">
            <text:p>0.000210008716193</text:p>
          </table:table-cell>
          <table:table-cell table:formula="of:=([.$H$11]/([.E775]+[.$I$11])^[.$J$11])" office:value-type="float" office:value="0.0286819613436658" calcext:value-type="float">
            <text:p>0.028681961343666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D775]^2" office:value-type="float" office:value="0.000822654906519538" calcext:value-type="float">
            <text:p>0.000822654906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gure</text:p>
          </table:table-cell>
          <table:table-cell office:value-type="float" office:value="378" calcext:value-type="float">
            <text:p>378</text:p>
          </table:table-cell>
          <table:table-cell table:formula="of:=([.B776]/[.$F$1])" office:value-type="float" office:value="0.000209454603485258" calcext:value-type="float">
            <text:p>0.000209454603485</text:p>
          </table:table-cell>
          <table:table-cell table:formula="of:=([.$H$11]/([.E776]+[.$I$11])^[.$J$11])" office:value-type="float" office:value="0.028649416366615" calcext:value-type="float">
            <text:p>0.028649416366615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D776]^2" office:value-type="float" office:value="0.00082078905814767" calcext:value-type="float">
            <text:p>0.000820789058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ew</text:p>
          </table:table-cell>
          <table:table-cell office:value-type="float" office:value="377" calcext:value-type="float">
            <text:p>377</text:p>
          </table:table-cell>
          <table:table-cell table:formula="of:=([.B777]/[.$F$1])" office:value-type="float" office:value="0.000208900490777625" calcext:value-type="float">
            <text:p>0.000208900490778</text:p>
          </table:table-cell>
          <table:table-cell table:formula="of:=([.$H$11]/([.E777]+[.$I$11])^[.$J$11])" office:value-type="float" office:value="0.0286169501802087" calcext:value-type="float">
            <text:p>0.028616950180209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777]^2" office:value-type="float" office:value="0.000818929837616549" calcext:value-type="float">
            <text:p>0.0008189298376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ill</text:p>
          </table:table-cell>
          <table:table-cell office:value-type="float" office:value="377" calcext:value-type="float">
            <text:p>377</text:p>
          </table:table-cell>
          <table:table-cell table:formula="of:=([.B778]/[.$F$1])" office:value-type="float" office:value="0.000208900490777625" calcext:value-type="float">
            <text:p>0.000208900490778</text:p>
          </table:table-cell>
          <table:table-cell table:formula="of:=([.$H$11]/([.E778]+[.$I$11])^[.$J$11])" office:value-type="float" office:value="0.0285845624926094" calcext:value-type="float">
            <text:p>0.028584562492609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[.D778]^2" office:value-type="float" office:value="0.000817077212893892" calcext:value-type="float">
            <text:p>0.0008170772128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il</text:p>
          </table:table-cell>
          <table:table-cell office:value-type="float" office:value="376" calcext:value-type="float">
            <text:p>376</text:p>
          </table:table-cell>
          <table:table-cell table:formula="of:=([.B779]/[.$F$1])" office:value-type="float" office:value="0.000208346378069992" calcext:value-type="float">
            <text:p>0.00020834637807</text:p>
          </table:table-cell>
          <table:table-cell table:formula="of:=([.$H$11]/([.E779]+[.$I$11])^[.$J$11])" office:value-type="float" office:value="0.0285522530134339" calcext:value-type="float">
            <text:p>0.028552253013434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D779]^2" office:value-type="float" office:value="0.000815231152143148" calcext:value-type="float">
            <text:p>0.0008152311521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session</text:p>
          </table:table-cell>
          <table:table-cell office:value-type="float" office:value="376" calcext:value-type="float">
            <text:p>376</text:p>
          </table:table-cell>
          <table:table-cell table:formula="of:=([.B780]/[.$F$1])" office:value-type="float" office:value="0.000208346378069992" calcext:value-type="float">
            <text:p>0.00020834637807</text:p>
          </table:table-cell>
          <table:table-cell table:formula="of:=([.$H$11]/([.E780]+[.$I$11])^[.$J$11])" office:value-type="float" office:value="0.0285200214537446" calcext:value-type="float">
            <text:p>0.028520021453745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D780]^2" office:value-type="float" office:value="0.000813391623722053" calcext:value-type="float">
            <text:p>0.0008133916237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fectly</text:p>
          </table:table-cell>
          <table:table-cell office:value-type="float" office:value="376" calcext:value-type="float">
            <text:p>376</text:p>
          </table:table-cell>
          <table:table-cell table:formula="of:=([.B781]/[.$F$1])" office:value-type="float" office:value="0.000208346378069992" calcext:value-type="float">
            <text:p>0.00020834637807</text:p>
          </table:table-cell>
          <table:table-cell table:formula="of:=([.$H$11]/([.E781]+[.$I$11])^[.$J$11])" office:value-type="float" office:value="0.0284878675260399" calcext:value-type="float">
            <text:p>0.02848786752604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D781]^2" office:value-type="float" office:value="0.000811558596181201" calcext:value-type="float">
            <text:p>0.0008115585961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ppened</text:p>
          </table:table-cell>
          <table:table-cell office:value-type="float" office:value="376" calcext:value-type="float">
            <text:p>376</text:p>
          </table:table-cell>
          <table:table-cell table:formula="of:=([.B782]/[.$F$1])" office:value-type="float" office:value="0.000208346378069992" calcext:value-type="float">
            <text:p>0.00020834637807</text:p>
          </table:table-cell>
          <table:table-cell table:formula="of:=([.$H$11]/([.E782]+[.$I$11])^[.$J$11])" office:value-type="float" office:value="0.0284557909442457" calcext:value-type="float">
            <text:p>0.028455790944246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D782]^2" office:value-type="float" office:value="0.000809732038262616" calcext:value-type="float">
            <text:p>0.0008097320382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nows</text:p>
          </table:table-cell>
          <table:table-cell office:value-type="float" office:value="376" calcext:value-type="float">
            <text:p>376</text:p>
          </table:table-cell>
          <table:table-cell table:formula="of:=([.B783]/[.$F$1])" office:value-type="float" office:value="0.000208346378069992" calcext:value-type="float">
            <text:p>0.00020834637807</text:p>
          </table:table-cell>
          <table:table-cell table:formula="of:=([.$H$11]/([.E783]+[.$I$11])^[.$J$11])" office:value-type="float" office:value="0.0284237914237062" calcext:value-type="float">
            <text:p>0.028423791423706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D783]^2" office:value-type="float" office:value="0.000807911918898353" calcext:value-type="float">
            <text:p>0.0008079119188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ccess</text:p>
          </table:table-cell>
          <table:table-cell office:value-type="float" office:value="376" calcext:value-type="float">
            <text:p>376</text:p>
          </table:table-cell>
          <table:table-cell table:formula="of:=([.B784]/[.$F$1])" office:value-type="float" office:value="0.000208346378069992" calcext:value-type="float">
            <text:p>0.00020834637807</text:p>
          </table:table-cell>
          <table:table-cell table:formula="of:=([.$H$11]/([.E784]+[.$I$11])^[.$J$11])" office:value-type="float" office:value="0.0283918686811751" calcext:value-type="float">
            <text:p>0.028391868681175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[.D784]^2" office:value-type="float" office:value="0.000806098207209093" calcext:value-type="float">
            <text:p>0.0008060982072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clusion</text:p>
          </table:table-cell>
          <table:table-cell office:value-type="float" office:value="375" calcext:value-type="float">
            <text:p>375</text:p>
          </table:table-cell>
          <table:table-cell table:formula="of:=([.B785]/[.$F$1])" office:value-type="float" office:value="0.000207792265362359" calcext:value-type="float">
            <text:p>0.000207792265362</text:p>
          </table:table-cell>
          <table:table-cell table:formula="of:=([.$H$11]/([.E785]+[.$I$11])^[.$J$11])" office:value-type="float" office:value="0.0283600224348072" calcext:value-type="float">
            <text:p>0.028360022434807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D785]^2" office:value-type="float" office:value="0.000804290872502767" calcext:value-type="float">
            <text:p>0.0008042908725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lass</text:p>
          </table:table-cell>
          <table:table-cell office:value-type="float" office:value="375" calcext:value-type="float">
            <text:p>375</text:p>
          </table:table-cell>
          <table:table-cell table:formula="of:=([.B786]/[.$F$1])" office:value-type="float" office:value="0.000207792265362359" calcext:value-type="float">
            <text:p>0.000207792265362</text:p>
          </table:table-cell>
          <table:table-cell table:formula="of:=([.$H$11]/([.E786]+[.$I$11])^[.$J$11])" office:value-type="float" office:value="0.028328252404149" calcext:value-type="float">
            <text:p>0.028328252404149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D786]^2" office:value-type="float" office:value="0.000802489884273175" calcext:value-type="float">
            <text:p>0.0008024898842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ven</text:p>
          </table:table-cell>
          <table:table-cell office:value-type="float" office:value="374" calcext:value-type="float">
            <text:p>374</text:p>
          </table:table-cell>
          <table:table-cell table:formula="of:=([.B787]/[.$F$1])" office:value-type="float" office:value="0.000207238152654726" calcext:value-type="float">
            <text:p>0.000207238152655</text:p>
          </table:table-cell>
          <table:table-cell table:formula="of:=([.$H$11]/([.E787]+[.$I$11])^[.$J$11])" office:value-type="float" office:value="0.0282965583101308" calcext:value-type="float">
            <text:p>0.028296558310131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D787]^2" office:value-type="float" office:value="0.000800695212198635" calcext:value-type="float">
            <text:p>0.0008006952121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kes</text:p>
          </table:table-cell>
          <table:table-cell office:value-type="float" office:value="373" calcext:value-type="float">
            <text:p>373</text:p>
          </table:table-cell>
          <table:table-cell table:formula="of:=([.B788]/[.$F$1])" office:value-type="float" office:value="0.000206684039947093" calcext:value-type="float">
            <text:p>0.000206684039947</text:p>
          </table:table-cell>
          <table:table-cell table:formula="of:=([.$H$11]/([.E788]+[.$I$11])^[.$J$11])" office:value-type="float" office:value="0.0282649398750577" calcext:value-type="float">
            <text:p>0.028264939875058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D788]^2" office:value-type="float" office:value="0.000798906826140626" calcext:value-type="float">
            <text:p>0.0007989068261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idence</text:p>
          </table:table-cell>
          <table:table-cell office:value-type="float" office:value="373" calcext:value-type="float">
            <text:p>373</text:p>
          </table:table-cell>
          <table:table-cell table:formula="of:=([.B789]/[.$F$1])" office:value-type="float" office:value="0.000206684039947093" calcext:value-type="float">
            <text:p>0.000206684039947</text:p>
          </table:table-cell>
          <table:table-cell table:formula="of:=([.$H$11]/([.E789]+[.$I$11])^[.$J$11])" office:value-type="float" office:value="0.028233396822601" calcext:value-type="float">
            <text:p>0.028233396822601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[.D789]^2" office:value-type="float" office:value="0.000797124696142457" calcext:value-type="float">
            <text:p>0.0007971246961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mp</text:p>
          </table:table-cell>
          <table:table-cell office:value-type="float" office:value="373" calcext:value-type="float">
            <text:p>373</text:p>
          </table:table-cell>
          <table:table-cell table:formula="of:=([.B790]/[.$F$1])" office:value-type="float" office:value="0.000206684039947093" calcext:value-type="float">
            <text:p>0.000206684039947</text:p>
          </table:table-cell>
          <table:table-cell table:formula="of:=([.$H$11]/([.E790]+[.$I$11])^[.$J$11])" office:value-type="float" office:value="0.0282019288777902" calcext:value-type="float">
            <text:p>0.02820192887779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D790]^2" office:value-type="float" office:value="0.000795348792427937" calcext:value-type="float">
            <text:p>0.0007953487924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udge</text:p>
          </table:table-cell>
          <table:table-cell office:value-type="float" office:value="373" calcext:value-type="float">
            <text:p>373</text:p>
          </table:table-cell>
          <table:table-cell table:formula="of:=([.B791]/[.$F$1])" office:value-type="float" office:value="0.000206684039947093" calcext:value-type="float">
            <text:p>0.000206684039947</text:p>
          </table:table-cell>
          <table:table-cell table:formula="of:=([.$H$11]/([.E791]+[.$I$11])^[.$J$11])" office:value-type="float" office:value="0.0281705357670042" calcext:value-type="float">
            <text:p>0.028170535767004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D791]^2" office:value-type="float" office:value="0.000793579085400063" calcext:value-type="float">
            <text:p>0.00079357908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w</text:p>
          </table:table-cell>
          <table:table-cell office:value-type="float" office:value="372" calcext:value-type="float">
            <text:p>372</text:p>
          </table:table-cell>
          <table:table-cell table:formula="of:=([.B792]/[.$F$1])" office:value-type="float" office:value="0.00020612992723946" calcext:value-type="float">
            <text:p>0.000206129927239</text:p>
          </table:table-cell>
          <table:table-cell table:formula="of:=([.$H$11]/([.E792]+[.$I$11])^[.$J$11])" office:value-type="float" office:value="0.0281392172179632" calcext:value-type="float">
            <text:p>0.028139217217963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D792]^2" office:value-type="float" office:value="0.000791815545639716" calcext:value-type="float">
            <text:p>0.000791815545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eaking</text:p>
          </table:table-cell>
          <table:table-cell office:value-type="float" office:value="372" calcext:value-type="float">
            <text:p>372</text:p>
          </table:table-cell>
          <table:table-cell table:formula="of:=([.B793]/[.$F$1])" office:value-type="float" office:value="0.00020612992723946" calcext:value-type="float">
            <text:p>0.000206129927239</text:p>
          </table:table-cell>
          <table:table-cell table:formula="of:=([.$H$11]/([.E793]+[.$I$11])^[.$J$11])" office:value-type="float" office:value="0.0281079729597203" calcext:value-type="float">
            <text:p>0.02810797295972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D793]^2" office:value-type="float" office:value="0.000790058143904367" calcext:value-type="float">
            <text:p>0.0007900581439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y</text:p>
          </table:table-cell>
          <table:table-cell office:value-type="float" office:value="372" calcext:value-type="float">
            <text:p>372</text:p>
          </table:table-cell>
          <table:table-cell table:formula="of:=([.B794]/[.$F$1])" office:value-type="float" office:value="0.00020612992723946" calcext:value-type="float">
            <text:p>0.000206129927239</text:p>
          </table:table-cell>
          <table:table-cell table:formula="of:=([.$H$11]/([.E794]+[.$I$11])^[.$J$11])" office:value-type="float" office:value="0.0280768027226535" calcext:value-type="float">
            <text:p>0.028076802722654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D794]^2" office:value-type="float" office:value="0.000788306851126802" calcext:value-type="float">
            <text:p>0.0007883068511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anny</text:p>
          </table:table-cell>
          <table:table-cell office:value-type="float" office:value="372" calcext:value-type="float">
            <text:p>372</text:p>
          </table:table-cell>
          <table:table-cell table:formula="of:=([.B795]/[.$F$1])" office:value-type="float" office:value="0.00020612992723946" calcext:value-type="float">
            <text:p>0.000206129927239</text:p>
          </table:table-cell>
          <table:table-cell table:formula="of:=([.$H$11]/([.E795]+[.$I$11])^[.$J$11])" office:value-type="float" office:value="0.0280457062384573" calcext:value-type="float">
            <text:p>0.028045706238457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D795]^2" office:value-type="float" office:value="0.000786561638413844" calcext:value-type="float">
            <text:p>0.0007865616384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agraph</text:p>
          </table:table-cell>
          <table:table-cell office:value-type="float" office:value="371" calcext:value-type="float">
            <text:p>371</text:p>
          </table:table-cell>
          <table:table-cell table:formula="of:=([.B796]/[.$F$1])" office:value-type="float" office:value="0.000205575814531827" calcext:value-type="float">
            <text:p>0.000205575814532</text:p>
          </table:table-cell>
          <table:table-cell table:formula="of:=([.$H$11]/([.E796]+[.$I$11])^[.$J$11])" office:value-type="float" office:value="0.0280146832401349" calcext:value-type="float">
            <text:p>0.028014683240135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D796]^2" office:value-type="float" office:value="0.000784822477045098" calcext:value-type="float">
            <text:p>0.0007848224770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ptain</text:p>
          </table:table-cell>
          <table:table-cell office:value-type="float" office:value="371" calcext:value-type="float">
            <text:p>371</text:p>
          </table:table-cell>
          <table:table-cell table:formula="of:=([.B797]/[.$F$1])" office:value-type="float" office:value="0.000205575814531827" calcext:value-type="float">
            <text:p>0.000205575814532</text:p>
          </table:table-cell>
          <table:table-cell table:formula="of:=([.$H$11]/([.E797]+[.$I$11])^[.$J$11])" office:value-type="float" office:value="0.0279837334619901" calcext:value-type="float">
            <text:p>0.02798373346199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[.D797]^2" office:value-type="float" office:value="0.000783089338471702" calcext:value-type="float">
            <text:p>0.0007830893384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nd</text:p>
          </table:table-cell>
          <table:table-cell office:value-type="float" office:value="370" calcext:value-type="float">
            <text:p>370</text:p>
          </table:table-cell>
          <table:table-cell table:formula="of:=([.B798]/[.$F$1])" office:value-type="float" office:value="0.000205021701824194" calcext:value-type="float">
            <text:p>0.000205021701824</text:p>
          </table:table-cell>
          <table:table-cell table:formula="of:=([.$H$11]/([.E798]+[.$I$11])^[.$J$11])" office:value-type="float" office:value="0.0279528566396189" calcext:value-type="float">
            <text:p>0.027952856639619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D798]^2" office:value-type="float" office:value="0.000781362194315089" calcext:value-type="float">
            <text:p>0.0007813621943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ully</text:p>
          </table:table-cell>
          <table:table-cell office:value-type="float" office:value="370" calcext:value-type="float">
            <text:p>370</text:p>
          </table:table-cell>
          <table:table-cell table:formula="of:=([.B799]/[.$F$1])" office:value-type="float" office:value="0.000205021701824194" calcext:value-type="float">
            <text:p>0.000205021701824</text:p>
          </table:table-cell>
          <table:table-cell table:formula="of:=([.$H$11]/([.E799]+[.$I$11])^[.$J$11])" office:value-type="float" office:value="0.0279220525099026" calcext:value-type="float">
            <text:p>0.027922052509903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D799]^2" office:value-type="float" office:value="0.000779641016365757" calcext:value-type="float">
            <text:p>0.0007796410163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ee</text:p>
          </table:table-cell>
          <table:table-cell office:value-type="float" office:value="370" calcext:value-type="float">
            <text:p>370</text:p>
          </table:table-cell>
          <table:table-cell table:formula="of:=([.B800]/[.$F$1])" office:value-type="float" office:value="0.000205021701824194" calcext:value-type="float">
            <text:p>0.000205021701824</text:p>
          </table:table-cell>
          <table:table-cell table:formula="of:=([.$H$11]/([.E800]+[.$I$11])^[.$J$11])" office:value-type="float" office:value="0.0278913208109988" calcext:value-type="float">
            <text:p>0.027891320810999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D800]^2" office:value-type="float" office:value="0.000777925776582056" calcext:value-type="float">
            <text:p>0.0007779257765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ve</text:p>
          </table:table-cell>
          <table:table-cell office:value-type="float" office:value="370" calcext:value-type="float">
            <text:p>370</text:p>
          </table:table-cell>
          <table:table-cell table:formula="of:=([.B801]/[.$F$1])" office:value-type="float" office:value="0.000205021701824194" calcext:value-type="float">
            <text:p>0.000205021701824</text:p>
          </table:table-cell>
          <table:table-cell table:formula="of:=([.$H$11]/([.E801]+[.$I$11])^[.$J$11])" office:value-type="float" office:value="0.0278606612823345" calcext:value-type="float">
            <text:p>0.027860661282335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801]^2" office:value-type="float" office:value="0.000776216447088974" calcext:value-type="float">
            <text:p>0.0007762164470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ree</text:p>
          </table:table-cell>
          <table:table-cell office:value-type="float" office:value="369" calcext:value-type="float">
            <text:p>369</text:p>
          </table:table-cell>
          <table:table-cell table:formula="of:=([.B802]/[.$F$1])" office:value-type="float" office:value="0.000204467589116561" calcext:value-type="float">
            <text:p>0.000204467589117</text:p>
          </table:table-cell>
          <table:table-cell table:formula="of:=([.$H$11]/([.E802]+[.$I$11])^[.$J$11])" office:value-type="float" office:value="0.027830073664598" calcext:value-type="float">
            <text:p>0.027830073664598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D802]^2" office:value-type="float" office:value="0.000774513000176949" calcext:value-type="float">
            <text:p>0.0007745130001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idge</text:p>
          </table:table-cell>
          <table:table-cell office:value-type="float" office:value="368" calcext:value-type="float">
            <text:p>368</text:p>
          </table:table-cell>
          <table:table-cell table:formula="of:=([.B803]/[.$F$1])" office:value-type="float" office:value="0.000203913476408929" calcext:value-type="float">
            <text:p>0.000203913476409</text:p>
          </table:table-cell>
          <table:table-cell table:formula="of:=([.$H$11]/([.E803]+[.$I$11])^[.$J$11])" office:value-type="float" office:value="0.027799557699731" calcext:value-type="float">
            <text:p>0.027799557699731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D803]^2" office:value-type="float" office:value="0.000772815408300675" calcext:value-type="float">
            <text:p>0.0007728154083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und</text:p>
          </table:table-cell>
          <table:table-cell office:value-type="float" office:value="368" calcext:value-type="float">
            <text:p>368</text:p>
          </table:table-cell>
          <table:table-cell table:formula="of:=([.B804]/[.$F$1])" office:value-type="float" office:value="0.000203913476408929" calcext:value-type="float">
            <text:p>0.000203913476409</text:p>
          </table:table-cell>
          <table:table-cell table:formula="of:=([.$H$11]/([.E804]+[.$I$11])^[.$J$11])" office:value-type="float" office:value="0.0277691131309217" calcext:value-type="float">
            <text:p>0.027769113130922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D804]^2" office:value-type="float" office:value="0.00077112364407793" calcext:value-type="float">
            <text:p>0.0007711236440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usband</text:p>
          </table:table-cell>
          <table:table-cell office:value-type="float" office:value="366" calcext:value-type="float">
            <text:p>366</text:p>
          </table:table-cell>
          <table:table-cell table:formula="of:=([.B805]/[.$F$1])" office:value-type="float" office:value="0.000202805250993663" calcext:value-type="float">
            <text:p>0.000202805250994</text:p>
          </table:table-cell>
          <table:table-cell table:formula="of:=([.$H$11]/([.E805]+[.$I$11])^[.$J$11])" office:value-type="float" office:value="0.0277387397025965" calcext:value-type="float">
            <text:p>0.027738739702597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D805]^2" office:value-type="float" office:value="0.000769437680288404" calcext:value-type="float">
            <text:p>0.0007694376802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ample</text:p>
          </table:table-cell>
          <table:table-cell office:value-type="float" office:value="366" calcext:value-type="float">
            <text:p>366</text:p>
          </table:table-cell>
          <table:table-cell table:formula="of:=([.B806]/[.$F$1])" office:value-type="float" office:value="0.000202805250993663" calcext:value-type="float">
            <text:p>0.000202805250994</text:p>
          </table:table-cell>
          <table:table-cell table:formula="of:=([.$H$11]/([.E806]+[.$I$11])^[.$J$11])" office:value-type="float" office:value="0.0277084371604129" calcext:value-type="float">
            <text:p>0.027708437160413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D806]^2" office:value-type="float" office:value="0.000767757489872548" calcext:value-type="float">
            <text:p>0.0007677574898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p</text:p>
          </table:table-cell>
          <table:table-cell office:value-type="float" office:value="366" calcext:value-type="float">
            <text:p>366</text:p>
          </table:table-cell>
          <table:table-cell table:formula="of:=([.B807]/[.$F$1])" office:value-type="float" office:value="0.000202805250993663" calcext:value-type="float">
            <text:p>0.000202805250994</text:p>
          </table:table-cell>
          <table:table-cell table:formula="of:=([.$H$11]/([.E807]+[.$I$11])^[.$J$11])" office:value-type="float" office:value="0.0276782052512518" calcext:value-type="float">
            <text:p>0.027678205251252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D807]^2" office:value-type="float" office:value="0.000766083045930421" calcext:value-type="float">
            <text:p>0.000766083045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de</text:p>
          </table:table-cell>
          <table:table-cell office:value-type="float" office:value="366" calcext:value-type="float">
            <text:p>366</text:p>
          </table:table-cell>
          <table:table-cell table:formula="of:=([.B808]/[.$F$1])" office:value-type="float" office:value="0.000202805250993663" calcext:value-type="float">
            <text:p>0.000202805250994</text:p>
          </table:table-cell>
          <table:table-cell table:formula="of:=([.$H$11]/([.E808]+[.$I$11])^[.$J$11])" office:value-type="float" office:value="0.0276480437232105" calcext:value-type="float">
            <text:p>0.027648043723211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D808]^2" office:value-type="float" office:value="0.000764414321720557" calcext:value-type="float">
            <text:p>0.0007644143217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ecial</text:p>
          </table:table-cell>
          <table:table-cell office:value-type="float" office:value="365" calcext:value-type="float">
            <text:p>365</text:p>
          </table:table-cell>
          <table:table-cell table:formula="of:=([.B809]/[.$F$1])" office:value-type="float" office:value="0.00020225113828603" calcext:value-type="float">
            <text:p>0.000202251138286</text:p>
          </table:table-cell>
          <table:table-cell table:formula="of:=([.$H$11]/([.E809]+[.$I$11])^[.$J$11])" office:value-type="float" office:value="0.0276179523255949" calcext:value-type="float">
            <text:p>0.027617952325595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D809]^2" office:value-type="float" office:value="0.000762751290658832" calcext:value-type="float">
            <text:p>0.0007627512906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ot</text:p>
          </table:table-cell>
          <table:table-cell office:value-type="float" office:value="365" calcext:value-type="float">
            <text:p>365</text:p>
          </table:table-cell>
          <table:table-cell table:formula="of:=([.B810]/[.$F$1])" office:value-type="float" office:value="0.00020225113828603" calcext:value-type="float">
            <text:p>0.000202251138286</text:p>
          </table:table-cell>
          <table:table-cell table:formula="of:=([.$H$11]/([.E810]+[.$I$11])^[.$J$11])" office:value-type="float" office:value="0.0275879308089126" calcext:value-type="float">
            <text:p>0.02758793080891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D810]^2" office:value-type="float" office:value="0.000761093926317348" calcext:value-type="float">
            <text:p>0.0007610939263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easure</text:p>
          </table:table-cell>
          <table:table-cell office:value-type="float" office:value="365" calcext:value-type="float">
            <text:p>365</text:p>
          </table:table-cell>
          <table:table-cell table:formula="of:=([.B811]/[.$F$1])" office:value-type="float" office:value="0.00020225113828603" calcext:value-type="float">
            <text:p>0.000202251138286</text:p>
          </table:table-cell>
          <table:table-cell table:formula="of:=([.$H$11]/([.E811]+[.$I$11])^[.$J$11])" office:value-type="float" office:value="0.0275579789248654" calcext:value-type="float">
            <text:p>0.027557978924865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D811]^2" office:value-type="float" office:value="0.000759442202423324" calcext:value-type="float">
            <text:p>0.000759442202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ossed</text:p>
          </table:table-cell>
          <table:table-cell office:value-type="float" office:value="365" calcext:value-type="float">
            <text:p>365</text:p>
          </table:table-cell>
          <table:table-cell table:formula="of:=([.B812]/[.$F$1])" office:value-type="float" office:value="0.00020225113828603" calcext:value-type="float">
            <text:p>0.000202251138286</text:p>
          </table:table-cell>
          <table:table-cell table:formula="of:=([.$H$11]/([.E812]+[.$I$11])^[.$J$11])" office:value-type="float" office:value="0.0275280964263422" calcext:value-type="float">
            <text:p>0.027528096426342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D812]^2" office:value-type="float" office:value="0.000757796092857993" calcext:value-type="float">
            <text:p>0.0007577960928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y</text:p>
          </table:table-cell>
          <table:table-cell office:value-type="float" office:value="364" calcext:value-type="float">
            <text:p>364</text:p>
          </table:table-cell>
          <table:table-cell table:formula="of:=([.B813]/[.$F$1])" office:value-type="float" office:value="0.000201697025578397" calcext:value-type="float">
            <text:p>0.000201697025578</text:p>
          </table:table-cell>
          <table:table-cell table:formula="of:=([.$H$11]/([.E813]+[.$I$11])^[.$J$11])" office:value-type="float" office:value="0.0274982830674119" calcext:value-type="float">
            <text:p>0.027498283067412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D813]^2" office:value-type="float" office:value="0.000756155571655512" calcext:value-type="float">
            <text:p>0.0007561555716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n's</text:p>
          </table:table-cell>
          <table:table-cell office:value-type="float" office:value="364" calcext:value-type="float">
            <text:p>364</text:p>
          </table:table-cell>
          <table:table-cell table:formula="of:=([.B814]/[.$F$1])" office:value-type="float" office:value="0.000201697025578397" calcext:value-type="float">
            <text:p>0.000201697025578</text:p>
          </table:table-cell>
          <table:table-cell table:formula="of:=([.$H$11]/([.E814]+[.$I$11])^[.$J$11])" office:value-type="float" office:value="0.0274685386033164" calcext:value-type="float">
            <text:p>0.027468538603316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D814]^2" office:value-type="float" office:value="0.000754520613001883" calcext:value-type="float">
            <text:p>0.0007545206130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at</text:p>
          </table:table-cell>
          <table:table-cell office:value-type="float" office:value="364" calcext:value-type="float">
            <text:p>364</text:p>
          </table:table-cell>
          <table:table-cell table:formula="of:=([.B815]/[.$F$1])" office:value-type="float" office:value="0.000201697025578397" calcext:value-type="float">
            <text:p>0.000201697025578</text:p>
          </table:table-cell>
          <table:table-cell table:formula="of:=([.$H$11]/([.E815]+[.$I$11])^[.$J$11])" office:value-type="float" office:value="0.0274388627904633" calcext:value-type="float">
            <text:p>0.027438862790463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D815]^2" office:value-type="float" office:value="0.000752891191233873" calcext:value-type="float">
            <text:p>0.0007528911912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ligion</text:p>
          </table:table-cell>
          <table:table-cell office:value-type="float" office:value="364" calcext:value-type="float">
            <text:p>364</text:p>
          </table:table-cell>
          <table:table-cell table:formula="of:=([.B816]/[.$F$1])" office:value-type="float" office:value="0.000201697025578397" calcext:value-type="float">
            <text:p>0.000201697025578</text:p>
          </table:table-cell>
          <table:table-cell table:formula="of:=([.$H$11]/([.E816]+[.$I$11])^[.$J$11])" office:value-type="float" office:value="0.0274092553864193" calcext:value-type="float">
            <text:p>0.027409255386419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D816]^2" office:value-type="float" office:value="0.000751267280837955" calcext:value-type="float">
            <text:p>0.0007512672808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cience</text:p>
          </table:table-cell>
          <table:table-cell office:value-type="float" office:value="361" calcext:value-type="float">
            <text:p>361</text:p>
          </table:table-cell>
          <table:table-cell table:formula="of:=([.B817]/[.$F$1])" office:value-type="float" office:value="0.000200034687455498" calcext:value-type="float">
            <text:p>0.000200034687455</text:p>
          </table:table-cell>
          <table:table-cell table:formula="of:=([.$H$11]/([.E817]+[.$I$11])^[.$J$11])" office:value-type="float" office:value="0.0273797161499029" calcext:value-type="float">
            <text:p>0.027379716149903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D817]^2" office:value-type="float" office:value="0.000749648856449254" calcext:value-type="float">
            <text:p>0.0007496488564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oks</text:p>
          </table:table-cell>
          <table:table-cell office:value-type="float" office:value="360" calcext:value-type="float">
            <text:p>360</text:p>
          </table:table-cell>
          <table:table-cell table:formula="of:=([.B818]/[.$F$1])" office:value-type="float" office:value="0.000199480574747865" calcext:value-type="float">
            <text:p>0.000199480574748</text:p>
          </table:table-cell>
          <table:table-cell table:formula="of:=([.$H$11]/([.E818]+[.$I$11])^[.$J$11])" office:value-type="float" office:value="0.0273502448407778" calcext:value-type="float">
            <text:p>0.027350244840778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[.D818]^2" office:value-type="float" office:value="0.000748035892850493" calcext:value-type="float">
            <text:p>0.000748035892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fference</text:p>
          </table:table-cell>
          <table:table-cell office:value-type="float" office:value="360" calcext:value-type="float">
            <text:p>360</text:p>
          </table:table-cell>
          <table:table-cell table:formula="of:=([.B819]/[.$F$1])" office:value-type="float" office:value="0.000199480574747865" calcext:value-type="float">
            <text:p>0.000199480574748</text:p>
          </table:table-cell>
          <table:table-cell table:formula="of:=([.$H$11]/([.E819]+[.$I$11])^[.$J$11])" office:value-type="float" office:value="0.0273208412200459" calcext:value-type="float">
            <text:p>0.027320841220046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D819]^2" office:value-type="float" office:value="0.000746428364970961" calcext:value-type="float">
            <text:p>0.0007464283649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fterwards</text:p>
          </table:table-cell>
          <table:table-cell office:value-type="float" office:value="360" calcext:value-type="float">
            <text:p>360</text:p>
          </table:table-cell>
          <table:table-cell table:formula="of:=([.B820]/[.$F$1])" office:value-type="float" office:value="0.000199480574747865" calcext:value-type="float">
            <text:p>0.000199480574748</text:p>
          </table:table-cell>
          <table:table-cell table:formula="of:=([.$H$11]/([.E820]+[.$I$11])^[.$J$11])" office:value-type="float" office:value="0.0272915050498408" calcext:value-type="float">
            <text:p>0.027291505049841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D820]^2" office:value-type="float" office:value="0.000744826247885485" calcext:value-type="float">
            <text:p>0.0007448262478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riting</text:p>
          </table:table-cell>
          <table:table-cell office:value-type="float" office:value="360" calcext:value-type="float">
            <text:p>360</text:p>
          </table:table-cell>
          <table:table-cell table:formula="of:=([.B821]/[.$F$1])" office:value-type="float" office:value="0.000199480574747865" calcext:value-type="float">
            <text:p>0.000199480574748</text:p>
          </table:table-cell>
          <table:table-cell table:formula="of:=([.$H$11]/([.E821]+[.$I$11])^[.$J$11])" office:value-type="float" office:value="0.0272622360934205" calcext:value-type="float">
            <text:p>0.027262236093421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D821]^2" office:value-type="float" office:value="0.000743229516813401" calcext:value-type="float">
            <text:p>0.0007432295168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lence</text:p>
          </table:table-cell>
          <table:table-cell office:value-type="float" office:value="359" calcext:value-type="float">
            <text:p>359</text:p>
          </table:table-cell>
          <table:table-cell table:formula="of:=([.B822]/[.$F$1])" office:value-type="float" office:value="0.000198926462040232" calcext:value-type="float">
            <text:p>0.00019892646204</text:p>
          </table:table-cell>
          <table:table-cell table:formula="of:=([.$H$11]/([.E822]+[.$I$11])^[.$J$11])" office:value-type="float" office:value="0.0272330341151615" calcext:value-type="float">
            <text:p>0.027233034115162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D822]^2" office:value-type="float" office:value="0.000741638147117548" calcext:value-type="float">
            <text:p>0.000741638147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nce</text:p>
          </table:table-cell>
          <table:table-cell office:value-type="float" office:value="359" calcext:value-type="float">
            <text:p>359</text:p>
          </table:table-cell>
          <table:table-cell table:formula="of:=([.B823]/[.$F$1])" office:value-type="float" office:value="0.000198926462040232" calcext:value-type="float">
            <text:p>0.00019892646204</text:p>
          </table:table-cell>
          <table:table-cell table:formula="of:=([.$H$11]/([.E823]+[.$I$11])^[.$J$11])" office:value-type="float" office:value="0.0272038988805513" calcext:value-type="float">
            <text:p>0.027203898880551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D823]^2" office:value-type="float" office:value="0.000740052114303263" calcext:value-type="float">
            <text:p>0.0007400521143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nths</text:p>
          </table:table-cell>
          <table:table-cell office:value-type="float" office:value="358" calcext:value-type="float">
            <text:p>358</text:p>
          </table:table-cell>
          <table:table-cell table:formula="of:=([.B824]/[.$F$1])" office:value-type="float" office:value="0.000198372349332599" calcext:value-type="float">
            <text:p>0.000198372349333</text:p>
          </table:table-cell>
          <table:table-cell table:formula="of:=([.$H$11]/([.E824]+[.$I$11])^[.$J$11])" office:value-type="float" office:value="0.0271748301561828" calcext:value-type="float">
            <text:p>0.027174830156183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[.D824]^2" office:value-type="float" office:value="0.000738471394017382" calcext:value-type="float">
            <text:p>0.0007384713940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loor</text:p>
          </table:table-cell>
          <table:table-cell office:value-type="float" office:value="358" calcext:value-type="float">
            <text:p>358</text:p>
          </table:table-cell>
          <table:table-cell table:formula="of:=([.B825]/[.$F$1])" office:value-type="float" office:value="0.000198372349332599" calcext:value-type="float">
            <text:p>0.000198372349333</text:p>
          </table:table-cell>
          <table:table-cell table:formula="of:=([.$H$11]/([.E825]+[.$I$11])^[.$J$11])" office:value-type="float" office:value="0.0271458277097467" calcext:value-type="float">
            <text:p>0.027145827709747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D825]^2" office:value-type="float" office:value="0.000736895962047254" calcext:value-type="float">
            <text:p>0.000736895962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usical</text:p>
          </table:table-cell>
          <table:table-cell office:value-type="float" office:value="357" calcext:value-type="float">
            <text:p>357</text:p>
          </table:table-cell>
          <table:table-cell table:formula="of:=([.B826]/[.$F$1])" office:value-type="float" office:value="0.000197818236624966" calcext:value-type="float">
            <text:p>0.000197818236625</text:p>
          </table:table-cell>
          <table:table-cell table:formula="of:=([.$H$11]/([.E826]+[.$I$11])^[.$J$11])" office:value-type="float" office:value="0.027116891310026" calcext:value-type="float">
            <text:p>0.027116891310026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D826]^2" office:value-type="float" office:value="0.000735325794319761" calcext:value-type="float">
            <text:p>0.000735325794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nally</text:p>
          </table:table-cell>
          <table:table-cell office:value-type="float" office:value="357" calcext:value-type="float">
            <text:p>357</text:p>
          </table:table-cell>
          <table:table-cell table:formula="of:=([.B827]/[.$F$1])" office:value-type="float" office:value="0.000197818236624966" calcext:value-type="float">
            <text:p>0.000197818236625</text:p>
          </table:table-cell>
          <table:table-cell table:formula="of:=([.$H$11]/([.E827]+[.$I$11])^[.$J$11])" office:value-type="float" office:value="0.0270880207268886" calcext:value-type="float">
            <text:p>0.027088020726889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D827]^2" office:value-type="float" office:value="0.000733760866900347" calcext:value-type="float">
            <text:p>0.00073376086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scape</text:p>
          </table:table-cell>
          <table:table-cell office:value-type="float" office:value="357" calcext:value-type="float">
            <text:p>357</text:p>
          </table:table-cell>
          <table:table-cell table:formula="of:=([.B828]/[.$F$1])" office:value-type="float" office:value="0.000197818236624966" calcext:value-type="float">
            <text:p>0.000197818236625</text:p>
          </table:table-cell>
          <table:table-cell table:formula="of:=([.$H$11]/([.E828]+[.$I$11])^[.$J$11])" office:value-type="float" office:value="0.0270592157312818" calcext:value-type="float">
            <text:p>0.027059215731282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D828]^2" office:value-type="float" office:value="0.000732201155992051" calcext:value-type="float">
            <text:p>0.000732201155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gs</text:p>
          </table:table-cell>
          <table:table-cell office:value-type="float" office:value="357" calcext:value-type="float">
            <text:p>357</text:p>
          </table:table-cell>
          <table:table-cell table:formula="of:=([.B829]/[.$F$1])" office:value-type="float" office:value="0.000197818236624966" calcext:value-type="float">
            <text:p>0.000197818236625</text:p>
          </table:table-cell>
          <table:table-cell table:formula="of:=([.$H$11]/([.E829]+[.$I$11])^[.$J$11])" office:value-type="float" office:value="0.0270304760952254" calcext:value-type="float">
            <text:p>0.027030476095226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D829]^2" office:value-type="float" office:value="0.000730646637934554" calcext:value-type="float">
            <text:p>0.0007306466379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ld</text:p>
          </table:table-cell>
          <table:table-cell office:value-type="float" office:value="356" calcext:value-type="float">
            <text:p>356</text:p>
          </table:table-cell>
          <table:table-cell table:formula="of:=([.B830]/[.$F$1])" office:value-type="float" office:value="0.000197264123917333" calcext:value-type="float">
            <text:p>0.000197264123917</text:p>
          </table:table-cell>
          <table:table-cell table:formula="of:=([.$H$11]/([.E830]+[.$I$11])^[.$J$11])" office:value-type="float" office:value="0.0270018015918055" calcext:value-type="float">
            <text:p>0.027001801591806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D830]^2" office:value-type="float" office:value="0.000729097289203231" calcext:value-type="float">
            <text:p>0.0007290972892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sual</text:p>
          </table:table-cell>
          <table:table-cell office:value-type="float" office:value="356" calcext:value-type="float">
            <text:p>356</text:p>
          </table:table-cell>
          <table:table-cell table:formula="of:=([.B831]/[.$F$1])" office:value-type="float" office:value="0.000197264123917333" calcext:value-type="float">
            <text:p>0.000197264123917</text:p>
          </table:table-cell>
          <table:table-cell table:formula="of:=([.$H$11]/([.E831]+[.$I$11])^[.$J$11])" office:value-type="float" office:value="0.0269731919951682" calcext:value-type="float">
            <text:p>0.026973191995168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D831]^2" office:value-type="float" office:value="0.000727553086408206" calcext:value-type="float">
            <text:p>0.0007275530864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sult</text:p>
          </table:table-cell>
          <table:table-cell office:value-type="float" office:value="356" calcext:value-type="float">
            <text:p>356</text:p>
          </table:table-cell>
          <table:table-cell table:formula="of:=([.B832]/[.$F$1])" office:value-type="float" office:value="0.000197264123917333" calcext:value-type="float">
            <text:p>0.000197264123917</text:p>
          </table:table-cell>
          <table:table-cell table:formula="of:=([.$H$11]/([.E832]+[.$I$11])^[.$J$11])" office:value-type="float" office:value="0.0269446470805135" calcext:value-type="float">
            <text:p>0.026944647080514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[.D832]^2" office:value-type="float" office:value="0.000726014006293426" calcext:value-type="float">
            <text:p>0.0007260140062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ginning</text:p>
          </table:table-cell>
          <table:table-cell office:value-type="float" office:value="355" calcext:value-type="float">
            <text:p>355</text:p>
          </table:table-cell>
          <table:table-cell table:formula="of:=([.B833]/[.$F$1])" office:value-type="float" office:value="0.0001967100112097" calcext:value-type="float">
            <text:p>0.00019671001121</text:p>
          </table:table-cell>
          <table:table-cell table:formula="of:=([.$H$11]/([.E833]+[.$I$11])^[.$J$11])" office:value-type="float" office:value="0.0269161666240891" calcext:value-type="float">
            <text:p>0.026916166624089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D833]^2" office:value-type="float" office:value="0.000724480025735728" calcext:value-type="float">
            <text:p>0.0007244800257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ccasion</text:p>
          </table:table-cell>
          <table:table-cell office:value-type="float" office:value="355" calcext:value-type="float">
            <text:p>355</text:p>
          </table:table-cell>
          <table:table-cell table:formula="of:=([.B834]/[.$F$1])" office:value-type="float" office:value="0.0001967100112097" calcext:value-type="float">
            <text:p>0.00019671001121</text:p>
          </table:table-cell>
          <table:table-cell table:formula="of:=([.$H$11]/([.E834]+[.$I$11])^[.$J$11])" office:value-type="float" office:value="0.0268877504031841" calcext:value-type="float">
            <text:p>0.026887750403184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834]^2" office:value-type="float" office:value="0.000722951121743929" calcext:value-type="float">
            <text:p>0.0007229511217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illed</text:p>
          </table:table-cell>
          <table:table-cell office:value-type="float" office:value="355" calcext:value-type="float">
            <text:p>355</text:p>
          </table:table-cell>
          <table:table-cell table:formula="of:=([.B835]/[.$F$1])" office:value-type="float" office:value="0.0001967100112097" calcext:value-type="float">
            <text:p>0.00019671001121</text:p>
          </table:table-cell>
          <table:table-cell table:formula="of:=([.$H$11]/([.E835]+[.$I$11])^[.$J$11])" office:value-type="float" office:value="0.0268593981961233" calcext:value-type="float">
            <text:p>0.026859398196123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835]^2" office:value-type="float" office:value="0.000721427271457909" calcext:value-type="float">
            <text:p>0.000721427271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covered</text:p>
          </table:table-cell>
          <table:table-cell office:value-type="float" office:value="355" calcext:value-type="float">
            <text:p>355</text:p>
          </table:table-cell>
          <table:table-cell table:formula="of:=([.B836]/[.$F$1])" office:value-type="float" office:value="0.0001967100112097" calcext:value-type="float">
            <text:p>0.00019671001121</text:p>
          </table:table-cell>
          <table:table-cell table:formula="of:=([.$H$11]/([.E836]+[.$I$11])^[.$J$11])" office:value-type="float" office:value="0.0268311097822604" calcext:value-type="float">
            <text:p>0.026831109782261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D836]^2" office:value-type="float" office:value="0.000719908452147712" calcext:value-type="float">
            <text:p>0.000719908452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nciple</text:p>
          </table:table-cell>
          <table:table-cell office:value-type="float" office:value="355" calcext:value-type="float">
            <text:p>355</text:p>
          </table:table-cell>
          <table:table-cell table:formula="of:=([.B837]/[.$F$1])" office:value-type="float" office:value="0.0001967100112097" calcext:value-type="float">
            <text:p>0.00019671001121</text:p>
          </table:table-cell>
          <table:table-cell table:formula="of:=([.$H$11]/([.E837]+[.$I$11])^[.$J$11])" office:value-type="float" office:value="0.0268028849419731" calcext:value-type="float">
            <text:p>0.026802884941973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D837]^2" office:value-type="float" office:value="0.000718394641212648" calcext:value-type="float">
            <text:p>0.0007183946412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ing</text:p>
          </table:table-cell>
          <table:table-cell office:value-type="float" office:value="355" calcext:value-type="float">
            <text:p>355</text:p>
          </table:table-cell>
          <table:table-cell table:formula="of:=([.B838]/[.$F$1])" office:value-type="float" office:value="0.0001967100112097" calcext:value-type="float">
            <text:p>0.00019671001121</text:p>
          </table:table-cell>
          <table:table-cell table:formula="of:=([.$H$11]/([.E838]+[.$I$11])^[.$J$11])" office:value-type="float" office:value="0.026774723456656" calcext:value-type="float">
            <text:p>0.026774723456656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D838]^2" office:value-type="float" office:value="0.000716885816180404" calcext:value-type="float">
            <text:p>0.00071688581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lly</text:p>
          </table:table-cell>
          <table:table-cell office:value-type="float" office:value="353" calcext:value-type="float">
            <text:p>353</text:p>
          </table:table-cell>
          <table:table-cell table:formula="of:=([.B839]/[.$F$1])" office:value-type="float" office:value="0.000195601785794434" calcext:value-type="float">
            <text:p>0.000195601785794</text:p>
          </table:table-cell>
          <table:table-cell table:formula="of:=([.$H$11]/([.E839]+[.$I$11])^[.$J$11])" office:value-type="float" office:value="0.0267466251087154" calcext:value-type="float">
            <text:p>0.026746625108716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D839]^2" office:value-type="float" office:value="0.000715381954706167" calcext:value-type="float">
            <text:p>0.0007153819547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mas</text:p>
          </table:table-cell>
          <table:table-cell office:value-type="float" office:value="353" calcext:value-type="float">
            <text:p>353</text:p>
          </table:table-cell>
          <table:table-cell table:formula="of:=([.B840]/[.$F$1])" office:value-type="float" office:value="0.000195601785794434" calcext:value-type="float">
            <text:p>0.000195601785794</text:p>
          </table:table-cell>
          <table:table-cell table:formula="of:=([.$H$11]/([.E840]+[.$I$11])^[.$J$11])" office:value-type="float" office:value="0.0267185896815634" calcext:value-type="float">
            <text:p>0.026718589681563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D840]^2" office:value-type="float" office:value="0.000713883034571746" calcext:value-type="float">
            <text:p>0.0007138830345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mes</text:p>
          </table:table-cell>
          <table:table-cell office:value-type="float" office:value="353" calcext:value-type="float">
            <text:p>353</text:p>
          </table:table-cell>
          <table:table-cell table:formula="of:=([.B841]/[.$F$1])" office:value-type="float" office:value="0.000195601785794434" calcext:value-type="float">
            <text:p>0.000195601785794</text:p>
          </table:table-cell>
          <table:table-cell table:formula="of:=([.$H$11]/([.E841]+[.$I$11])^[.$J$11])" office:value-type="float" office:value="0.0266906169596115" calcext:value-type="float">
            <text:p>0.026690616959612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D841]^2" office:value-type="float" office:value="0.000712389033684702" calcext:value-type="float">
            <text:p>0.0007123890336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in</text:p>
          </table:table-cell>
          <table:table-cell office:value-type="float" office:value="353" calcext:value-type="float">
            <text:p>353</text:p>
          </table:table-cell>
          <table:table-cell table:formula="of:=([.B842]/[.$F$1])" office:value-type="float" office:value="0.000195601785794434" calcext:value-type="float">
            <text:p>0.000195601785794</text:p>
          </table:table-cell>
          <table:table-cell table:formula="of:=([.$H$11]/([.E842]+[.$I$11])^[.$J$11])" office:value-type="float" office:value="0.0266627067282655" calcext:value-type="float">
            <text:p>0.026662706728266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D842]^2" office:value-type="float" office:value="0.000710899930077496" calcext:value-type="float">
            <text:p>0.0007108999300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rk</text:p>
          </table:table-cell>
          <table:table-cell office:value-type="float" office:value="352" calcext:value-type="float">
            <text:p>352</text:p>
          </table:table-cell>
          <table:table-cell table:formula="of:=([.B843]/[.$F$1])" office:value-type="float" office:value="0.000195047673086801" calcext:value-type="float">
            <text:p>0.000195047673087</text:p>
          </table:table-cell>
          <table:table-cell table:formula="of:=([.$H$11]/([.E843]+[.$I$11])^[.$J$11])" office:value-type="float" office:value="0.0266348587739193" calcext:value-type="float">
            <text:p>0.026634858773919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D843]^2" office:value-type="float" office:value="0.000709415701906627" calcext:value-type="float">
            <text:p>0.000709415701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ty</text:p>
          </table:table-cell>
          <table:table-cell office:value-type="float" office:value="351" calcext:value-type="float">
            <text:p>351</text:p>
          </table:table-cell>
          <table:table-cell table:formula="of:=([.B844]/[.$F$1])" office:value-type="float" office:value="0.000194493560379168" calcext:value-type="float">
            <text:p>0.000194493560379</text:p>
          </table:table-cell>
          <table:table-cell table:formula="of:=([.$H$11]/([.E844]+[.$I$11])^[.$J$11])" office:value-type="float" office:value="0.0266070728839493" calcext:value-type="float">
            <text:p>0.02660707288394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D844]^2" office:value-type="float" office:value="0.000707936327451792" calcext:value-type="float">
            <text:p>0.000707936327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entury</text:p>
          </table:table-cell>
          <table:table-cell office:value-type="float" office:value="350" calcext:value-type="float">
            <text:p>350</text:p>
          </table:table-cell>
          <table:table-cell table:formula="of:=([.B845]/[.$F$1])" office:value-type="float" office:value="0.000193939447671535" calcext:value-type="float">
            <text:p>0.000193939447672</text:p>
          </table:table-cell>
          <table:table-cell table:formula="of:=([.$H$11]/([.E845]+[.$I$11])^[.$J$11])" office:value-type="float" office:value="0.0265793488467088" calcext:value-type="float">
            <text:p>0.026579348846709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D845]^2" office:value-type="float" office:value="0.00070646178511504" calcext:value-type="float">
            <text:p>0.0007064617851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ficer</text:p>
          </table:table-cell>
          <table:table-cell office:value-type="float" office:value="350" calcext:value-type="float">
            <text:p>350</text:p>
          </table:table-cell>
          <table:table-cell table:formula="of:=([.B846]/[.$F$1])" office:value-type="float" office:value="0.000193939447671535" calcext:value-type="float">
            <text:p>0.000193939447672</text:p>
          </table:table-cell>
          <table:table-cell table:formula="of:=([.$H$11]/([.E846]+[.$I$11])^[.$J$11])" office:value-type="float" office:value="0.0265516864515222" calcext:value-type="float">
            <text:p>0.026551686451522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D846]^2" office:value-type="float" office:value="0.000704992053419945" calcext:value-type="float">
            <text:p>0.000704992053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ught</text:p>
          </table:table-cell>
          <table:table-cell office:value-type="float" office:value="349" calcext:value-type="float">
            <text:p>349</text:p>
          </table:table-cell>
          <table:table-cell table:formula="of:=([.B847]/[.$F$1])" office:value-type="float" office:value="0.000193385334963902" calcext:value-type="float">
            <text:p>0.000193385334964</text:p>
          </table:table-cell>
          <table:table-cell table:formula="of:=([.$H$11]/([.E847]+[.$I$11])^[.$J$11])" office:value-type="float" office:value="0.0265240854886795" calcext:value-type="float">
            <text:p>0.02652408548868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D847]^2" office:value-type="float" office:value="0.000703527111010778" calcext:value-type="float">
            <text:p>0.0007035271110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rived</text:p>
          </table:table-cell>
          <table:table-cell office:value-type="float" office:value="349" calcext:value-type="float">
            <text:p>349</text:p>
          </table:table-cell>
          <table:table-cell table:formula="of:=([.B848]/[.$F$1])" office:value-type="float" office:value="0.000193385334963902" calcext:value-type="float">
            <text:p>0.000193385334964</text:p>
          </table:table-cell>
          <table:table-cell table:formula="of:=([.$H$11]/([.E848]+[.$I$11])^[.$J$11])" office:value-type="float" office:value="0.0264965457494308" calcext:value-type="float">
            <text:p>0.026496545749431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[.D848]^2" office:value-type="float" office:value="0.000702066936651681" calcext:value-type="float">
            <text:p>0.0007020669366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b</text:p>
          </table:table-cell>
          <table:table-cell office:value-type="float" office:value="348" calcext:value-type="float">
            <text:p>348</text:p>
          </table:table-cell>
          <table:table-cell table:formula="of:=([.B849]/[.$F$1])" office:value-type="float" office:value="0.000192831222256269" calcext:value-type="float">
            <text:p>0.000192831222256</text:p>
          </table:table-cell>
          <table:table-cell table:formula="of:=([.$H$11]/([.E849]+[.$I$11])^[.$J$11])" office:value-type="float" office:value="0.0264690670259808" calcext:value-type="float">
            <text:p>0.026469067025981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D849]^2" office:value-type="float" office:value="0.000700611509225865" calcext:value-type="float">
            <text:p>0.0007006115092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ep</text:p>
          </table:table-cell>
          <table:table-cell office:value-type="float" office:value="348" calcext:value-type="float">
            <text:p>348</text:p>
          </table:table-cell>
          <table:table-cell table:formula="of:=([.B850]/[.$F$1])" office:value-type="float" office:value="0.000192831222256269" calcext:value-type="float">
            <text:p>0.000192831222256</text:p>
          </table:table-cell>
          <table:table-cell table:formula="of:=([.$H$11]/([.E850]+[.$I$11])^[.$J$11])" office:value-type="float" office:value="0.026441649111483" calcext:value-type="float">
            <text:p>0.026441649111483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D850]^2" office:value-type="float" office:value="0.000699160807734792" calcext:value-type="float">
            <text:p>0.0006991608077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ve</text:p>
          </table:table-cell>
          <table:table-cell office:value-type="float" office:value="347" calcext:value-type="float">
            <text:p>347</text:p>
          </table:table-cell>
          <table:table-cell table:formula="of:=([.B851]/[.$F$1])" office:value-type="float" office:value="0.000192277109548636" calcext:value-type="float">
            <text:p>0.000192277109549</text:p>
          </table:table-cell>
          <table:table-cell table:formula="of:=([.$H$11]/([.E851]+[.$I$11])^[.$J$11])" office:value-type="float" office:value="0.0264142918000347" calcext:value-type="float">
            <text:p>0.026414291800035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D851]^2" office:value-type="float" office:value="0.000697714811297383" calcext:value-type="float">
            <text:p>0.0006977148112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ademark</text:p>
          </table:table-cell>
          <table:table-cell office:value-type="float" office:value="347" calcext:value-type="float">
            <text:p>347</text:p>
          </table:table-cell>
          <table:table-cell table:formula="of:=([.B852]/[.$F$1])" office:value-type="float" office:value="0.000192277109548636" calcext:value-type="float">
            <text:p>0.000192277109549</text:p>
          </table:table-cell>
          <table:table-cell table:formula="of:=([.$H$11]/([.E852]+[.$I$11])^[.$J$11])" office:value-type="float" office:value="0.0263869948866713" calcext:value-type="float">
            <text:p>0.026386994886671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D852]^2" office:value-type="float" office:value="0.000696273499149217" calcext:value-type="float">
            <text:p>0.000696273499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ir</text:p>
          </table:table-cell>
          <table:table-cell office:value-type="float" office:value="347" calcext:value-type="float">
            <text:p>347</text:p>
          </table:table-cell>
          <table:table-cell table:formula="of:=([.B853]/[.$F$1])" office:value-type="float" office:value="0.000192277109548636" calcext:value-type="float">
            <text:p>0.000192277109549</text:p>
          </table:table-cell>
          <table:table-cell table:formula="of:=([.$H$11]/([.E853]+[.$I$11])^[.$J$11])" office:value-type="float" office:value="0.0263597581673609" calcext:value-type="float">
            <text:p>0.026359758167361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D853]^2" office:value-type="float" office:value="0.00069483685064175" calcext:value-type="float">
            <text:p>0.0006948368506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te</text:p>
          </table:table-cell>
          <table:table-cell office:value-type="float" office:value="347" calcext:value-type="float">
            <text:p>347</text:p>
          </table:table-cell>
          <table:table-cell table:formula="of:=([.B854]/[.$F$1])" office:value-type="float" office:value="0.000192277109548636" calcext:value-type="float">
            <text:p>0.000192277109549</text:p>
          </table:table-cell>
          <table:table-cell table:formula="of:=([.$H$11]/([.E854]+[.$I$11])^[.$J$11])" office:value-type="float" office:value="0.0263325814389993" calcext:value-type="float">
            <text:p>0.026332581438999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[.D854]^2" office:value-type="float" office:value="0.000693404845241528" calcext:value-type="float">
            <text:p>0.0006934048452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tting</text:p>
          </table:table-cell>
          <table:table-cell office:value-type="float" office:value="347" calcext:value-type="float">
            <text:p>347</text:p>
          </table:table-cell>
          <table:table-cell table:formula="of:=([.B855]/[.$F$1])" office:value-type="float" office:value="0.000192277109548636" calcext:value-type="float">
            <text:p>0.000192277109549</text:p>
          </table:table-cell>
          <table:table-cell table:formula="of:=([.$H$11]/([.E855]+[.$I$11])^[.$J$11])" office:value-type="float" office:value="0.0263054644994042" calcext:value-type="float">
            <text:p>0.026305464499404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D855]^2" office:value-type="float" office:value="0.000691977462529414" calcext:value-type="float">
            <text:p>0.0006919774625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ss</text:p>
          </table:table-cell>
          <table:table-cell office:value-type="float" office:value="346" calcext:value-type="float">
            <text:p>346</text:p>
          </table:table-cell>
          <table:table-cell table:formula="of:=([.B856]/[.$F$1])" office:value-type="float" office:value="0.000191722996841003" calcext:value-type="float">
            <text:p>0.000191722996841</text:p>
          </table:table-cell>
          <table:table-cell table:formula="of:=([.$H$11]/([.E856]+[.$I$11])^[.$J$11])" office:value-type="float" office:value="0.0262784071473105" calcext:value-type="float">
            <text:p>0.026278407147311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D856]^2" office:value-type="float" office:value="0.00069055468219982" calcext:value-type="float">
            <text:p>0.00069055468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m</text:p>
          </table:table-cell>
          <table:table-cell office:value-type="float" office:value="346" calcext:value-type="float">
            <text:p>346</text:p>
          </table:table-cell>
          <table:table-cell table:formula="of:=([.B857]/[.$F$1])" office:value-type="float" office:value="0.000191722996841003" calcext:value-type="float">
            <text:p>0.000191722996841</text:p>
          </table:table-cell>
          <table:table-cell table:formula="of:=([.$H$11]/([.E857]+[.$I$11])^[.$J$11])" office:value-type="float" office:value="0.0262514091823647" calcext:value-type="float">
            <text:p>0.026251409182365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D857]^2" office:value-type="float" office:value="0.00068913648405994" calcext:value-type="float">
            <text:p>0.000689136484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ints</text:p>
          </table:table-cell>
          <table:table-cell office:value-type="float" office:value="346" calcext:value-type="float">
            <text:p>346</text:p>
          </table:table-cell>
          <table:table-cell table:formula="of:=([.B858]/[.$F$1])" office:value-type="float" office:value="0.000191722996841003" calcext:value-type="float">
            <text:p>0.000191722996841</text:p>
          </table:table-cell>
          <table:table-cell table:formula="of:=([.$H$11]/([.E858]+[.$I$11])^[.$J$11])" office:value-type="float" office:value="0.0262244704051196" calcext:value-type="float">
            <text:p>0.02622447040512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[.D858]^2" office:value-type="float" office:value="0.000687722848028995" calcext:value-type="float">
            <text:p>0.0006877228480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re's</text:p>
          </table:table-cell>
          <table:table-cell office:value-type="float" office:value="346" calcext:value-type="float">
            <text:p>346</text:p>
          </table:table-cell>
          <table:table-cell table:formula="of:=([.B859]/[.$F$1])" office:value-type="float" office:value="0.000191722996841003" calcext:value-type="float">
            <text:p>0.000191722996841</text:p>
          </table:table-cell>
          <table:table-cell table:formula="of:=([.$H$11]/([.E859]+[.$I$11])^[.$J$11])" office:value-type="float" office:value="0.0261975906170298" calcext:value-type="float">
            <text:p>0.02619759061703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[.D859]^2" office:value-type="float" office:value="0.000686313754137486" calcext:value-type="float">
            <text:p>0.0006863137541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ces</text:p>
          </table:table-cell>
          <table:table-cell office:value-type="float" office:value="346" calcext:value-type="float">
            <text:p>346</text:p>
          </table:table-cell>
          <table:table-cell table:formula="of:=([.B860]/[.$F$1])" office:value-type="float" office:value="0.000191722996841003" calcext:value-type="float">
            <text:p>0.000191722996841</text:p>
          </table:table-cell>
          <table:table-cell table:formula="of:=([.$H$11]/([.E860]+[.$I$11])^[.$J$11])" office:value-type="float" office:value="0.0261707696204456" calcext:value-type="float">
            <text:p>0.026170769620446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[.D860]^2" office:value-type="float" office:value="0.000684909182526439" calcext:value-type="float">
            <text:p>0.0006849091825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iving</text:p>
          </table:table-cell>
          <table:table-cell office:value-type="float" office:value="345" calcext:value-type="float">
            <text:p>345</text:p>
          </table:table-cell>
          <table:table-cell table:formula="of:=([.B861]/[.$F$1])" office:value-type="float" office:value="0.00019116888413337" calcext:value-type="float">
            <text:p>0.000191168884133</text:p>
          </table:table-cell>
          <table:table-cell table:formula="of:=([.$H$11]/([.E861]+[.$I$11])^[.$J$11])" office:value-type="float" office:value="0.0261440072186089" calcext:value-type="float">
            <text:p>0.026144007218609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D861]^2" office:value-type="float" office:value="0.000683509113446676" calcext:value-type="float">
            <text:p>0.0006835091134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ii</text:p>
          </table:table-cell>
          <table:table-cell office:value-type="float" office:value="344" calcext:value-type="float">
            <text:p>344</text:p>
          </table:table-cell>
          <table:table-cell table:formula="of:=([.B862]/[.$F$1])" office:value-type="float" office:value="0.000190614771425738" calcext:value-type="float">
            <text:p>0.000190614771426</text:p>
          </table:table-cell>
          <table:table-cell table:formula="of:=([.$H$11]/([.E862]+[.$I$11])^[.$J$11])" office:value-type="float" office:value="0.0261173032156475" calcext:value-type="float">
            <text:p>0.026117303215648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D862]^2" office:value-type="float" office:value="0.000682113527258072" calcext:value-type="float">
            <text:p>0.0006821135272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in</text:p>
          </table:table-cell>
          <table:table-cell office:value-type="float" office:value="344" calcext:value-type="float">
            <text:p>344</text:p>
          </table:table-cell>
          <table:table-cell table:formula="of:=([.B863]/[.$F$1])" office:value-type="float" office:value="0.000190614771425738" calcext:value-type="float">
            <text:p>0.000190614771426</text:p>
          </table:table-cell>
          <table:table-cell table:formula="of:=([.$H$11]/([.E863]+[.$I$11])^[.$J$11])" office:value-type="float" office:value="0.0260906574165703" calcext:value-type="float">
            <text:p>0.02609065741657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[.D863]^2" office:value-type="float" office:value="0.000680722404428836" calcext:value-type="float">
            <text:p>0.0006807224044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iet</text:p>
          </table:table-cell>
          <table:table-cell office:value-type="float" office:value="343" calcext:value-type="float">
            <text:p>343</text:p>
          </table:table-cell>
          <table:table-cell table:formula="of:=([.B864]/[.$F$1])" office:value-type="float" office:value="0.000190060658718105" calcext:value-type="float">
            <text:p>0.000190060658718</text:p>
          </table:table-cell>
          <table:table-cell table:formula="of:=([.$H$11]/([.E864]+[.$I$11])^[.$J$11])" office:value-type="float" office:value="0.0260640696272624" calcext:value-type="float">
            <text:p>0.026064069627262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D864]^2" office:value-type="float" office:value="0.000679335725534782" calcext:value-type="float">
            <text:p>0.0006793357255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rdle</text:p>
          </table:table-cell>
          <table:table-cell office:value-type="float" office:value="343" calcext:value-type="float">
            <text:p>343</text:p>
          </table:table-cell>
          <table:table-cell table:formula="of:=([.B865]/[.$F$1])" office:value-type="float" office:value="0.000190060658718105" calcext:value-type="float">
            <text:p>0.000190060658718</text:p>
          </table:table-cell>
          <table:table-cell table:formula="of:=([.$H$11]/([.E865]+[.$I$11])^[.$J$11])" office:value-type="float" office:value="0.0260375396544799" calcext:value-type="float">
            <text:p>0.02603753965448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D865]^2" office:value-type="float" office:value="0.000677953471258614" calcext:value-type="float">
            <text:p>0.0006779534712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ll</text:p>
          </table:table-cell>
          <table:table-cell office:value-type="float" office:value="343" calcext:value-type="float">
            <text:p>343</text:p>
          </table:table-cell>
          <table:table-cell table:formula="of:=([.B866]/[.$F$1])" office:value-type="float" office:value="0.000190060658718105" calcext:value-type="float">
            <text:p>0.000190060658718</text:p>
          </table:table-cell>
          <table:table-cell table:formula="of:=([.$H$11]/([.E866]+[.$I$11])^[.$J$11])" office:value-type="float" office:value="0.0260110673058454" calcext:value-type="float">
            <text:p>0.026011067305845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D866]^2" office:value-type="float" office:value="0.000676575622389219" calcext:value-type="float">
            <text:p>0.0006765756223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eing</text:p>
          </table:table-cell>
          <table:table-cell office:value-type="float" office:value="343" calcext:value-type="float">
            <text:p>343</text:p>
          </table:table-cell>
          <table:table-cell table:formula="of:=([.B867]/[.$F$1])" office:value-type="float" office:value="0.000190060658718105" calcext:value-type="float">
            <text:p>0.000190060658718</text:p>
          </table:table-cell>
          <table:table-cell table:formula="of:=([.$H$11]/([.E867]+[.$I$11])^[.$J$11])" office:value-type="float" office:value="0.0259846523898426" calcext:value-type="float">
            <text:p>0.025984652389843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D867]^2" office:value-type="float" office:value="0.000675202159820955" calcext:value-type="float">
            <text:p>0.0006752021598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ven</text:p>
          </table:table-cell>
          <table:table-cell office:value-type="float" office:value="343" calcext:value-type="float">
            <text:p>343</text:p>
          </table:table-cell>
          <table:table-cell table:formula="of:=([.B868]/[.$F$1])" office:value-type="float" office:value="0.000190060658718105" calcext:value-type="float">
            <text:p>0.000190060658718</text:p>
          </table:table-cell>
          <table:table-cell table:formula="of:=([.$H$11]/([.E868]+[.$I$11])^[.$J$11])" office:value-type="float" office:value="0.0259582947158121" calcext:value-type="float">
            <text:p>0.025958294715812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D868]^2" office:value-type="float" office:value="0.000673833064552956" calcext:value-type="float">
            <text:p>0.000673833064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sence</text:p>
          </table:table-cell>
          <table:table-cell office:value-type="float" office:value="343" calcext:value-type="float">
            <text:p>343</text:p>
          </table:table-cell>
          <table:table-cell table:formula="of:=([.B869]/[.$F$1])" office:value-type="float" office:value="0.000190060658718105" calcext:value-type="float">
            <text:p>0.000190060658718</text:p>
          </table:table-cell>
          <table:table-cell table:formula="of:=([.$H$11]/([.E869]+[.$I$11])^[.$J$11])" office:value-type="float" office:value="0.0259319940939458" calcext:value-type="float">
            <text:p>0.025931994093946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D869]^2" office:value-type="float" office:value="0.000672468317688438" calcext:value-type="float">
            <text:p>0.0006724683176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iginal</text:p>
          </table:table-cell>
          <table:table-cell office:value-type="float" office:value="342" calcext:value-type="float">
            <text:p>342</text:p>
          </table:table-cell>
          <table:table-cell table:formula="of:=([.B870]/[.$F$1])" office:value-type="float" office:value="0.000189506546010472" calcext:value-type="float">
            <text:p>0.00018950654601</text:p>
          </table:table-cell>
          <table:table-cell table:formula="of:=([.$H$11]/([.E870]+[.$I$11])^[.$J$11])" office:value-type="float" office:value="0.0259057503352828" calcext:value-type="float">
            <text:p>0.025905750335283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[.D870]^2" office:value-type="float" office:value="0.000671107900434004" calcext:value-type="float">
            <text:p>0.0006711079004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lief</text:p>
          </table:table-cell>
          <table:table-cell office:value-type="float" office:value="342" calcext:value-type="float">
            <text:p>342</text:p>
          </table:table-cell>
          <table:table-cell table:formula="of:=([.B871]/[.$F$1])" office:value-type="float" office:value="0.000189506546010472" calcext:value-type="float">
            <text:p>0.00018950654601</text:p>
          </table:table-cell>
          <table:table-cell table:formula="of:=([.$H$11]/([.E871]+[.$I$11])^[.$J$11])" office:value-type="float" office:value="0.0258795632517044" calcext:value-type="float">
            <text:p>0.025879563251704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D871]^2" office:value-type="float" office:value="0.000669751794098967" calcext:value-type="float">
            <text:p>0.0006697517940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isie</text:p>
          </table:table-cell>
          <table:table-cell office:value-type="float" office:value="341" calcext:value-type="float">
            <text:p>341</text:p>
          </table:table-cell>
          <table:table-cell table:formula="of:=([.B872]/[.$F$1])" office:value-type="float" office:value="0.000188952433302839" calcext:value-type="float">
            <text:p>0.000188952433303</text:p>
          </table:table-cell>
          <table:table-cell table:formula="of:=([.$H$11]/([.E872]+[.$I$11])^[.$J$11])" office:value-type="float" office:value="0.0258534326559292" calcext:value-type="float">
            <text:p>0.025853432655929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D872]^2" office:value-type="float" office:value="0.000668399980094667" calcext:value-type="float">
            <text:p>0.0006683999800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mply</text:p>
          </table:table-cell>
          <table:table-cell office:value-type="float" office:value="341" calcext:value-type="float">
            <text:p>341</text:p>
          </table:table-cell>
          <table:table-cell table:formula="of:=([.B873]/[.$F$1])" office:value-type="float" office:value="0.000188952433302839" calcext:value-type="float">
            <text:p>0.000188952433303</text:p>
          </table:table-cell>
          <table:table-cell table:formula="of:=([.$H$11]/([.E873]+[.$I$11])^[.$J$11])" office:value-type="float" office:value="0.0258273583615089" calcext:value-type="float">
            <text:p>0.025827358361509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D873]^2" office:value-type="float" office:value="0.000667052439933802" calcext:value-type="float">
            <text:p>0.0006670524399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lained</text:p>
          </table:table-cell>
          <table:table-cell office:value-type="float" office:value="340" calcext:value-type="float">
            <text:p>340</text:p>
          </table:table-cell>
          <table:table-cell table:formula="of:=([.B874]/[.$F$1])" office:value-type="float" office:value="0.000188398320595206" calcext:value-type="float">
            <text:p>0.000188398320595</text:p>
          </table:table-cell>
          <table:table-cell table:formula="of:=([.$H$11]/([.E874]+[.$I$11])^[.$J$11])" office:value-type="float" office:value="0.0258013401828229" calcext:value-type="float">
            <text:p>0.025801340182823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[.D874]^2" office:value-type="float" office:value="0.000665709155229754" calcext:value-type="float">
            <text:p>0.000665709155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ents</text:p>
          </table:table-cell>
          <table:table-cell office:value-type="float" office:value="340" calcext:value-type="float">
            <text:p>340</text:p>
          </table:table-cell>
          <table:table-cell table:formula="of:=([.B875]/[.$F$1])" office:value-type="float" office:value="0.000188398320595206" calcext:value-type="float">
            <text:p>0.000188398320595</text:p>
          </table:table-cell>
          <table:table-cell table:formula="of:=([.$H$11]/([.E875]+[.$I$11])^[.$J$11])" office:value-type="float" office:value="0.0257753779350747" calcext:value-type="float">
            <text:p>0.025775377935075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D875]^2" office:value-type="float" office:value="0.000664370107695934" calcext:value-type="float">
            <text:p>0.0006643701076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per</text:p>
          </table:table-cell>
          <table:table-cell office:value-type="float" office:value="340" calcext:value-type="float">
            <text:p>340</text:p>
          </table:table-cell>
          <table:table-cell table:formula="of:=([.B876]/[.$F$1])" office:value-type="float" office:value="0.000188398320595206" calcext:value-type="float">
            <text:p>0.000188398320595</text:p>
          </table:table-cell>
          <table:table-cell table:formula="of:=([.$H$11]/([.E876]+[.$I$11])^[.$J$11])" office:value-type="float" office:value="0.0257494714342861" calcext:value-type="float">
            <text:p>0.025749471434286</text:p>
          </table:table-cell>
          <table:table-cell office:value-type="float" office:value="875" calcext:value-type="float">
            <text:p>875</text:p>
          </table:table-cell>
          <table:table-cell/>
          <table:table-cell table:formula="of:=[.D876]^2" office:value-type="float" office:value="0.000663035279145116" calcext:value-type="float">
            <text:p>0.0006630352791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urself</text:p>
          </table:table-cell>
          <table:table-cell office:value-type="float" office:value="340" calcext:value-type="float">
            <text:p>340</text:p>
          </table:table-cell>
          <table:table-cell table:formula="of:=([.B877]/[.$F$1])" office:value-type="float" office:value="0.000188398320595206" calcext:value-type="float">
            <text:p>0.000188398320595</text:p>
          </table:table-cell>
          <table:table-cell table:formula="of:=([.$H$11]/([.E877]+[.$I$11])^[.$J$11])" office:value-type="float" office:value="0.0257236204972938" calcext:value-type="float">
            <text:p>0.025723620497294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D877]^2" office:value-type="float" office:value="0.000661704651488792" calcext:value-type="float">
            <text:p>0.0006617046514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tters</text:p>
          </table:table-cell>
          <table:table-cell office:value-type="float" office:value="339" calcext:value-type="float">
            <text:p>339</text:p>
          </table:table-cell>
          <table:table-cell table:formula="of:=([.B878]/[.$F$1])" office:value-type="float" office:value="0.000187844207887573" calcext:value-type="float">
            <text:p>0.000187844207888</text:p>
          </table:table-cell>
          <table:table-cell table:formula="of:=([.$H$11]/([.E878]+[.$I$11])^[.$J$11])" office:value-type="float" office:value="0.0256978249417439" calcext:value-type="float">
            <text:p>0.02569782494174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D878]^2" office:value-type="float" office:value="0.000660378206736517" calcext:value-type="float">
            <text:p>0.0006603782067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ved</text:p>
          </table:table-cell>
          <table:table-cell office:value-type="float" office:value="339" calcext:value-type="float">
            <text:p>339</text:p>
          </table:table-cell>
          <table:table-cell table:formula="of:=([.B879]/[.$F$1])" office:value-type="float" office:value="0.000187844207887573" calcext:value-type="float">
            <text:p>0.000187844207888</text:p>
          </table:table-cell>
          <table:table-cell table:formula="of:=([.$H$11]/([.E879]+[.$I$11])^[.$J$11])" office:value-type="float" office:value="0.0256720845860883" calcext:value-type="float">
            <text:p>0.025672084586088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D879]^2" office:value-type="float" office:value="0.000659055926995273" calcext:value-type="float">
            <text:p>0.0006590559269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uses</text:p>
          </table:table-cell>
          <table:table-cell office:value-type="float" office:value="338" calcext:value-type="float">
            <text:p>338</text:p>
          </table:table-cell>
          <table:table-cell table:formula="of:=([.B880]/[.$F$1])" office:value-type="float" office:value="0.00018729009517994" calcext:value-type="float">
            <text:p>0.00018729009518</text:p>
          </table:table-cell>
          <table:table-cell table:formula="of:=([.$H$11]/([.E880]+[.$I$11])^[.$J$11])" office:value-type="float" office:value="0.0256463992495794" calcext:value-type="float">
            <text:p>0.02564639924958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D880]^2" office:value-type="float" office:value="0.000657737794468828" calcext:value-type="float">
            <text:p>0.0006577377944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ess</text:p>
          </table:table-cell>
          <table:table-cell office:value-type="float" office:value="338" calcext:value-type="float">
            <text:p>338</text:p>
          </table:table-cell>
          <table:table-cell table:formula="of:=([.B881]/[.$F$1])" office:value-type="float" office:value="0.00018729009517994" calcext:value-type="float">
            <text:p>0.00018729009518</text:p>
          </table:table-cell>
          <table:table-cell table:formula="of:=([.$H$11]/([.E881]+[.$I$11])^[.$J$11])" office:value-type="float" office:value="0.0256207687522662" calcext:value-type="float">
            <text:p>0.025620768752266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D881]^2" office:value-type="float" office:value="0.000656423791457102" calcext:value-type="float">
            <text:p>0.0006564237914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te</text:p>
          </table:table-cell>
          <table:table-cell office:value-type="float" office:value="338" calcext:value-type="float">
            <text:p>338</text:p>
          </table:table-cell>
          <table:table-cell table:formula="of:=([.B882]/[.$F$1])" office:value-type="float" office:value="0.00018729009517994" calcext:value-type="float">
            <text:p>0.00018729009518</text:p>
          </table:table-cell>
          <table:table-cell table:formula="of:=([.$H$11]/([.E882]+[.$I$11])^[.$J$11])" office:value-type="float" office:value="0.0255951929149898" calcext:value-type="float">
            <text:p>0.02559519291499</text:p>
          </table:table-cell>
          <table:table-cell office:value-type="float" office:value="881" calcext:value-type="float">
            <text:p>881</text:p>
          </table:table-cell>
          <table:table-cell/>
          <table:table-cell table:formula="of:=[.D882]^2" office:value-type="float" office:value="0.000655113900355544" calcext:value-type="float">
            <text:p>0.0006551139003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t</text:p>
          </table:table-cell>
          <table:table-cell office:value-type="float" office:value="338" calcext:value-type="float">
            <text:p>338</text:p>
          </table:table-cell>
          <table:table-cell table:formula="of:=([.B883]/[.$F$1])" office:value-type="float" office:value="0.00018729009517994" calcext:value-type="float">
            <text:p>0.00018729009518</text:p>
          </table:table-cell>
          <table:table-cell table:formula="of:=([.$H$11]/([.E883]+[.$I$11])^[.$J$11])" office:value-type="float" office:value="0.0255696715593787" calcext:value-type="float">
            <text:p>0.025569671559379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[.D883]^2" office:value-type="float" office:value="0.000653808103654502" calcext:value-type="float">
            <text:p>0.000653808103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rry</text:p>
          </table:table-cell>
          <table:table-cell office:value-type="float" office:value="338" calcext:value-type="float">
            <text:p>338</text:p>
          </table:table-cell>
          <table:table-cell table:formula="of:=([.B884]/[.$F$1])" office:value-type="float" office:value="0.00018729009517994" calcext:value-type="float">
            <text:p>0.00018729009518</text:p>
          </table:table-cell>
          <table:table-cell table:formula="of:=([.$H$11]/([.E884]+[.$I$11])^[.$J$11])" office:value-type="float" office:value="0.025544204507845" calcext:value-type="float">
            <text:p>0.02554420450784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D884]^2" office:value-type="float" office:value="0.00065250638393861" calcext:value-type="float">
            <text:p>0.0006525063839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ppear</text:p>
          </table:table-cell>
          <table:table-cell office:value-type="float" office:value="338" calcext:value-type="float">
            <text:p>338</text:p>
          </table:table-cell>
          <table:table-cell table:formula="of:=([.B885]/[.$F$1])" office:value-type="float" office:value="0.00018729009517994" calcext:value-type="float">
            <text:p>0.00018729009518</text:p>
          </table:table-cell>
          <table:table-cell table:formula="of:=([.$H$11]/([.E885]+[.$I$11])^[.$J$11])" office:value-type="float" office:value="0.0255187915835796" calcext:value-type="float">
            <text:p>0.02551879158358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[.D885]^2" office:value-type="float" office:value="0.000651208723886172" calcext:value-type="float">
            <text:p>0.0006512087238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wn</text:p>
          </table:table-cell>
          <table:table-cell office:value-type="float" office:value="337" calcext:value-type="float">
            <text:p>337</text:p>
          </table:table-cell>
          <table:table-cell table:formula="of:=([.B886]/[.$F$1])" office:value-type="float" office:value="0.000186735982472307" calcext:value-type="float">
            <text:p>0.000186735982472</text:p>
          </table:table-cell>
          <table:table-cell table:formula="of:=([.$H$11]/([.E886]+[.$I$11])^[.$J$11])" office:value-type="float" office:value="0.0254934326105481" calcext:value-type="float">
            <text:p>0.025493432610548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D886]^2" office:value-type="float" office:value="0.000649915106268555" calcext:value-type="float">
            <text:p>0.0006499151062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st</text:p>
          </table:table-cell>
          <table:table-cell office:value-type="float" office:value="337" calcext:value-type="float">
            <text:p>337</text:p>
          </table:table-cell>
          <table:table-cell table:formula="of:=([.B887]/[.$F$1])" office:value-type="float" office:value="0.000186735982472307" calcext:value-type="float">
            <text:p>0.000186735982472</text:p>
          </table:table-cell>
          <table:table-cell table:formula="of:=([.$H$11]/([.E887]+[.$I$11])^[.$J$11])" office:value-type="float" office:value="0.0254681274134865" calcext:value-type="float">
            <text:p>0.025468127413487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D887]^2" office:value-type="float" office:value="0.000648625513949581" calcext:value-type="float">
            <text:p>0.000648625513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sons</text:p>
          </table:table-cell>
          <table:table-cell office:value-type="float" office:value="337" calcext:value-type="float">
            <text:p>337</text:p>
          </table:table-cell>
          <table:table-cell table:formula="of:=([.B888]/[.$F$1])" office:value-type="float" office:value="0.000186735982472307" calcext:value-type="float">
            <text:p>0.000186735982472</text:p>
          </table:table-cell>
          <table:table-cell table:formula="of:=([.$H$11]/([.E888]+[.$I$11])^[.$J$11])" office:value-type="float" office:value="0.025442875817897" calcext:value-type="float">
            <text:p>0.025442875817897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D888]^2" office:value-type="float" office:value="0.000647339929884929" calcext:value-type="float">
            <text:p>0.0006473399298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ps</text:p>
          </table:table-cell>
          <table:table-cell office:value-type="float" office:value="336" calcext:value-type="float">
            <text:p>336</text:p>
          </table:table-cell>
          <table:table-cell table:formula="of:=([.B889]/[.$F$1])" office:value-type="float" office:value="0.000186181869764674" calcext:value-type="float">
            <text:p>0.000186181869765</text:p>
          </table:table-cell>
          <table:table-cell table:formula="of:=([.$H$11]/([.E889]+[.$I$11])^[.$J$11])" office:value-type="float" office:value="0.025417677650044" calcext:value-type="float">
            <text:p>0.025417677650044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D889]^2" office:value-type="float" office:value="0.000646058337121545" calcext:value-type="float">
            <text:p>0.0006460583371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tion</text:p>
          </table:table-cell>
          <table:table-cell office:value-type="float" office:value="336" calcext:value-type="float">
            <text:p>336</text:p>
          </table:table-cell>
          <table:table-cell table:formula="of:=([.B890]/[.$F$1])" office:value-type="float" office:value="0.000186181869764674" calcext:value-type="float">
            <text:p>0.000186181869765</text:p>
          </table:table-cell>
          <table:table-cell table:formula="of:=([.$H$11]/([.E890]+[.$I$11])^[.$J$11])" office:value-type="float" office:value="0.0253925327369493" calcext:value-type="float">
            <text:p>0.025392532736949</text:p>
          </table:table-cell>
          <table:table-cell office:value-type="float" office:value="889" calcext:value-type="float">
            <text:p>889</text:p>
          </table:table-cell>
          <table:table-cell/>
          <table:table-cell table:formula="of:=[.D890]^2" office:value-type="float" office:value="0.000644780718797041" calcext:value-type="float">
            <text:p>0.0006447807187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uck</text:p>
          </table:table-cell>
          <table:table-cell office:value-type="float" office:value="336" calcext:value-type="float">
            <text:p>336</text:p>
          </table:table-cell>
          <table:table-cell table:formula="of:=([.B891]/[.$F$1])" office:value-type="float" office:value="0.000186181869764674" calcext:value-type="float">
            <text:p>0.000186181869765</text:p>
          </table:table-cell>
          <table:table-cell table:formula="of:=([.$H$11]/([.E891]+[.$I$11])^[.$J$11])" office:value-type="float" office:value="0.0253674409063886" calcext:value-type="float">
            <text:p>0.025367440906389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[.D891]^2" office:value-type="float" office:value="0.000643507058139119" calcext:value-type="float">
            <text:p>0.0006435070581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sidered</text:p>
          </table:table-cell>
          <table:table-cell office:value-type="float" office:value="335" calcext:value-type="float">
            <text:p>335</text:p>
          </table:table-cell>
          <table:table-cell table:formula="of:=([.B892]/[.$F$1])" office:value-type="float" office:value="0.000185627757057041" calcext:value-type="float">
            <text:p>0.000185627757057</text:p>
          </table:table-cell>
          <table:table-cell table:formula="of:=([.$H$11]/([.E892]+[.$I$11])^[.$J$11])" office:value-type="float" office:value="0.0253424019868871" calcext:value-type="float">
            <text:p>0.025342401986887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[.D892]^2" office:value-type="float" office:value="0.000642237338464981" calcext:value-type="float">
            <text:p>0.0006422373384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dinary</text:p>
          </table:table-cell>
          <table:table-cell office:value-type="float" office:value="334" calcext:value-type="float">
            <text:p>334</text:p>
          </table:table-cell>
          <table:table-cell table:formula="of:=([.B893]/[.$F$1])" office:value-type="float" office:value="0.000185073644349408" calcext:value-type="float">
            <text:p>0.000185073644349</text:p>
          </table:table-cell>
          <table:table-cell table:formula="of:=([.$H$11]/([.E893]+[.$I$11])^[.$J$11])" office:value-type="float" office:value="0.0253174158077154" calcext:value-type="float">
            <text:p>0.025317415807715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[.D893]^2" office:value-type="float" office:value="0.000640971543180758" calcext:value-type="float">
            <text:p>0.0006409715431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ry</text:p>
          </table:table-cell>
          <table:table-cell office:value-type="float" office:value="334" calcext:value-type="float">
            <text:p>334</text:p>
          </table:table-cell>
          <table:table-cell table:formula="of:=([.B894]/[.$F$1])" office:value-type="float" office:value="0.000185073644349408" calcext:value-type="float">
            <text:p>0.000185073644349</text:p>
          </table:table-cell>
          <table:table-cell table:formula="of:=([.$H$11]/([.E894]+[.$I$11])^[.$J$11])" office:value-type="float" office:value="0.0252924821988854" calcext:value-type="float">
            <text:p>0.025292482198885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D894]^2" office:value-type="float" office:value="0.000639709655780933" calcext:value-type="float">
            <text:p>0.0006397096557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light</text:p>
          </table:table-cell>
          <table:table-cell office:value-type="float" office:value="334" calcext:value-type="float">
            <text:p>334</text:p>
          </table:table-cell>
          <table:table-cell table:formula="of:=([.B895]/[.$F$1])" office:value-type="float" office:value="0.000185073644349408" calcext:value-type="float">
            <text:p>0.000185073644349</text:p>
          </table:table-cell>
          <table:table-cell table:formula="of:=([.$H$11]/([.E895]+[.$I$11])^[.$J$11])" office:value-type="float" office:value="0.0252676009911463" calcext:value-type="float">
            <text:p>0.025267600991146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D895]^2" office:value-type="float" office:value="0.000638451659847775" calcext:value-type="float">
            <text:p>0.0006384516598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dies</text:p>
          </table:table-cell>
          <table:table-cell office:value-type="float" office:value="333" calcext:value-type="float">
            <text:p>333</text:p>
          </table:table-cell>
          <table:table-cell table:formula="of:=([.B896]/[.$F$1])" office:value-type="float" office:value="0.000184519531641775" calcext:value-type="float">
            <text:p>0.000184519531642</text:p>
          </table:table-cell>
          <table:table-cell table:formula="of:=([.$H$11]/([.E896]+[.$I$11])^[.$J$11])" office:value-type="float" office:value="0.0252427720159806" calcext:value-type="float">
            <text:p>0.025242772015981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D896]^2" office:value-type="float" office:value="0.000637197539050774" calcext:value-type="float">
            <text:p>0.0006371975390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nking</text:p>
          </table:table-cell>
          <table:table-cell office:value-type="float" office:value="333" calcext:value-type="float">
            <text:p>333</text:p>
          </table:table-cell>
          <table:table-cell table:formula="of:=([.B897]/[.$F$1])" office:value-type="float" office:value="0.000184519531641775" calcext:value-type="float">
            <text:p>0.000184519531642</text:p>
          </table:table-cell>
          <table:table-cell table:formula="of:=([.$H$11]/([.E897]+[.$I$11])^[.$J$11])" office:value-type="float" office:value="0.0252179951056002" calcext:value-type="float">
            <text:p>0.0252179951056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897]^2" office:value-type="float" office:value="0.000635947277146078" calcext:value-type="float">
            <text:p>0.0006359472771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y</text:p>
          </table:table-cell>
          <table:table-cell office:value-type="float" office:value="333" calcext:value-type="float">
            <text:p>333</text:p>
          </table:table-cell>
          <table:table-cell table:formula="of:=([.B898]/[.$F$1])" office:value-type="float" office:value="0.000184519531641775" calcext:value-type="float">
            <text:p>0.000184519531642</text:p>
          </table:table-cell>
          <table:table-cell table:formula="of:=([.$H$11]/([.E898]+[.$I$11])^[.$J$11])" office:value-type="float" office:value="0.0251932700929423" calcext:value-type="float">
            <text:p>0.02519327009294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D898]^2" office:value-type="float" office:value="0.000634700857975942" calcext:value-type="float">
            <text:p>0.0006347008579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een</text:p>
          </table:table-cell>
          <table:table-cell office:value-type="float" office:value="333" calcext:value-type="float">
            <text:p>333</text:p>
          </table:table-cell>
          <table:table-cell table:formula="of:=([.B899]/[.$F$1])" office:value-type="float" office:value="0.000184519531641775" calcext:value-type="float">
            <text:p>0.000184519531642</text:p>
          </table:table-cell>
          <table:table-cell table:formula="of:=([.$H$11]/([.E899]+[.$I$11])^[.$J$11])" office:value-type="float" office:value="0.0251685968116654" calcext:value-type="float">
            <text:p>0.025168596811665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D899]^2" office:value-type="float" office:value="0.000633458265468172" calcext:value-type="float">
            <text:p>0.0006334582654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auty</text:p>
          </table:table-cell>
          <table:table-cell office:value-type="float" office:value="332" calcext:value-type="float">
            <text:p>332</text:p>
          </table:table-cell>
          <table:table-cell table:formula="of:=([.B900]/[.$F$1])" office:value-type="float" office:value="0.000183965418934142" calcext:value-type="float">
            <text:p>0.000183965418934</text:p>
          </table:table-cell>
          <table:table-cell table:formula="of:=([.$H$11]/([.E900]+[.$I$11])^[.$J$11])" office:value-type="float" office:value="0.0251439750961454" calcext:value-type="float">
            <text:p>0.025143975096146</text:p>
          </table:table-cell>
          <table:table-cell office:value-type="float" office:value="899" calcext:value-type="float">
            <text:p>899</text:p>
          </table:table-cell>
          <table:table-cell/>
          <table:table-cell table:formula="of:=[.D900]^2" office:value-type="float" office:value="0.000632219483635582" calcext:value-type="float">
            <text:p>0.0006322194836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nute</text:p>
          </table:table-cell>
          <table:table-cell office:value-type="float" office:value="331" calcext:value-type="float">
            <text:p>331</text:p>
          </table:table-cell>
          <table:table-cell table:formula="of:=([.B901]/[.$F$1])" office:value-type="float" office:value="0.000183411306226509" calcext:value-type="float">
            <text:p>0.000183411306227</text:p>
          </table:table-cell>
          <table:table-cell table:formula="of:=([.$H$11]/([.E901]+[.$I$11])^[.$J$11])" office:value-type="float" office:value="0.0251194047814721" calcext:value-type="float">
            <text:p>0.025119404781472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D901]^2" office:value-type="float" office:value="0.000630984496575444" calcext:value-type="float">
            <text:p>0.0006309844965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habitants</text:p>
          </table:table-cell>
          <table:table-cell office:value-type="float" office:value="331" calcext:value-type="float">
            <text:p>331</text:p>
          </table:table-cell>
          <table:table-cell table:formula="of:=([.B902]/[.$F$1])" office:value-type="float" office:value="0.000183411306226509" calcext:value-type="float">
            <text:p>0.000183411306227</text:p>
          </table:table-cell>
          <table:table-cell table:formula="of:=([.$H$11]/([.E902]+[.$I$11])^[.$J$11])" office:value-type="float" office:value="0.0250948857034448" calcext:value-type="float">
            <text:p>0.025094885703445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[.D902]^2" office:value-type="float" office:value="0.000629753288468957" calcext:value-type="float">
            <text:p>0.0006297532884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u're</text:p>
          </table:table-cell>
          <table:table-cell office:value-type="float" office:value="331" calcext:value-type="float">
            <text:p>331</text:p>
          </table:table-cell>
          <table:table-cell table:formula="of:=([.B903]/[.$F$1])" office:value-type="float" office:value="0.000183411306226509" calcext:value-type="float">
            <text:p>0.000183411306227</text:p>
          </table:table-cell>
          <table:table-cell table:formula="of:=([.$H$11]/([.E903]+[.$I$11])^[.$J$11])" office:value-type="float" office:value="0.0250704176985686" calcext:value-type="float">
            <text:p>0.025070417698569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D903]^2" office:value-type="float" office:value="0.000628525843580703" calcext:value-type="float">
            <text:p>0.0006285258435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ffort</text:p>
          </table:table-cell>
          <table:table-cell office:value-type="float" office:value="330" calcext:value-type="float">
            <text:p>330</text:p>
          </table:table-cell>
          <table:table-cell table:formula="of:=([.B904]/[.$F$1])" office:value-type="float" office:value="0.000182857193518876" calcext:value-type="float">
            <text:p>0.000182857193519</text:p>
          </table:table-cell>
          <table:table-cell table:formula="of:=([.$H$11]/([.E904]+[.$I$11])^[.$J$11])" office:value-type="float" office:value="0.025046000604051" calcext:value-type="float">
            <text:p>0.025046000604051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[.D904]^2" office:value-type="float" office:value="0.000627302146258123" calcext:value-type="float">
            <text:p>0.0006273021462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urning</text:p>
          </table:table-cell>
          <table:table-cell office:value-type="float" office:value="330" calcext:value-type="float">
            <text:p>330</text:p>
          </table:table-cell>
          <table:table-cell table:formula="of:=([.B905]/[.$F$1])" office:value-type="float" office:value="0.000182857193518876" calcext:value-type="float">
            <text:p>0.000182857193519</text:p>
          </table:table-cell>
          <table:table-cell table:formula="of:=([.$H$11]/([.E905]+[.$I$11])^[.$J$11])" office:value-type="float" office:value="0.0250216342577975" calcext:value-type="float">
            <text:p>0.025021634257798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D905]^2" office:value-type="float" office:value="0.000626082180930984" calcext:value-type="float">
            <text:p>0.0006260821809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rt</text:p>
          </table:table-cell>
          <table:table-cell office:value-type="float" office:value="329" calcext:value-type="float">
            <text:p>329</text:p>
          </table:table-cell>
          <table:table-cell table:formula="of:=([.B906]/[.$F$1])" office:value-type="float" office:value="0.000182303080811243" calcext:value-type="float">
            <text:p>0.000182303080811</text:p>
          </table:table-cell>
          <table:table-cell table:formula="of:=([.$H$11]/([.E906]+[.$I$11])^[.$J$11])" office:value-type="float" office:value="0.0249973184984082" calcext:value-type="float">
            <text:p>0.024997318498408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[.D906]^2" office:value-type="float" office:value="0.00062486593211086" calcext:value-type="float">
            <text:p>0.0006248659321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ge</text:p>
          </table:table-cell>
          <table:table-cell office:value-type="float" office:value="329" calcext:value-type="float">
            <text:p>329</text:p>
          </table:table-cell>
          <table:table-cell table:formula="of:=([.B907]/[.$F$1])" office:value-type="float" office:value="0.000182303080811243" calcext:value-type="float">
            <text:p>0.000182303080811</text:p>
          </table:table-cell>
          <table:table-cell table:formula="of:=([.$H$11]/([.E907]+[.$I$11])^[.$J$11])" office:value-type="float" office:value="0.0249730531651741" calcext:value-type="float">
            <text:p>0.024973053165174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[.D907]^2" office:value-type="float" office:value="0.000623653384390611" calcext:value-type="float">
            <text:p>0.0006236533843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ligious</text:p>
          </table:table-cell>
          <table:table-cell office:value-type="float" office:value="328" calcext:value-type="float">
            <text:p>328</text:p>
          </table:table-cell>
          <table:table-cell table:formula="of:=([.B908]/[.$F$1])" office:value-type="float" office:value="0.00018174896810361" calcext:value-type="float">
            <text:p>0.000181748968104</text:p>
          </table:table-cell>
          <table:table-cell table:formula="of:=([.$H$11]/([.E908]+[.$I$11])^[.$J$11])" office:value-type="float" office:value="0.0249488380980731" calcext:value-type="float">
            <text:p>0.024948838098073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[.D908]^2" office:value-type="float" office:value="0.000622444522443864" calcext:value-type="float">
            <text:p>0.0006224445224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uggle</text:p>
          </table:table-cell>
          <table:table-cell office:value-type="float" office:value="328" calcext:value-type="float">
            <text:p>328</text:p>
          </table:table-cell>
          <table:table-cell table:formula="of:=([.B909]/[.$F$1])" office:value-type="float" office:value="0.00018174896810361" calcext:value-type="float">
            <text:p>0.000181748968104</text:p>
          </table:table-cell>
          <table:table-cell table:formula="of:=([.$H$11]/([.E909]+[.$I$11])^[.$J$11])" office:value-type="float" office:value="0.0249246731377667" calcext:value-type="float">
            <text:p>0.024924673137767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[.D909]^2" office:value-type="float" office:value="0.000621239331024507" calcext:value-type="float">
            <text:p>0.0006212393310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fraid</text:p>
          </table:table-cell>
          <table:table-cell office:value-type="float" office:value="328" calcext:value-type="float">
            <text:p>328</text:p>
          </table:table-cell>
          <table:table-cell table:formula="of:=([.B910]/[.$F$1])" office:value-type="float" office:value="0.00018174896810361" calcext:value-type="float">
            <text:p>0.000181748968104</text:p>
          </table:table-cell>
          <table:table-cell table:formula="of:=([.$H$11]/([.E910]+[.$I$11])^[.$J$11])" office:value-type="float" office:value="0.0249005581255958" calcext:value-type="float">
            <text:p>0.024900558125596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[.D910]^2" office:value-type="float" office:value="0.000620037794966177" calcext:value-type="float">
            <text:p>0.0006200377949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ssage</text:p>
          </table:table-cell>
          <table:table-cell office:value-type="float" office:value="327" calcext:value-type="float">
            <text:p>327</text:p>
          </table:table-cell>
          <table:table-cell table:formula="of:=([.B911]/[.$F$1])" office:value-type="float" office:value="0.000181194855395977" calcext:value-type="float">
            <text:p>0.000181194855396</text:p>
          </table:table-cell>
          <table:table-cell table:formula="of:=([.$H$11]/([.E911]+[.$I$11])^[.$J$11])" office:value-type="float" office:value="0.0248764929035778" calcext:value-type="float">
            <text:p>0.024876492903578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D911]^2" office:value-type="float" office:value="0.000618839899181756" calcext:value-type="float">
            <text:p>0.0006188398991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portunity</text:p>
          </table:table-cell>
          <table:table-cell office:value-type="float" office:value="327" calcext:value-type="float">
            <text:p>327</text:p>
          </table:table-cell>
          <table:table-cell table:formula="of:=([.B912]/[.$F$1])" office:value-type="float" office:value="0.000181194855395977" calcext:value-type="float">
            <text:p>0.000181194855396</text:p>
          </table:table-cell>
          <table:table-cell table:formula="of:=([.$H$11]/([.E912]+[.$I$11])^[.$J$11])" office:value-type="float" office:value="0.0248524773144022" calcext:value-type="float">
            <text:p>0.024852477314402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[.D912]^2" office:value-type="float" office:value="0.000617645628662874" calcext:value-type="float">
            <text:p>0.000617645628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st</text:p>
          </table:table-cell>
          <table:table-cell office:value-type="float" office:value="327" calcext:value-type="float">
            <text:p>327</text:p>
          </table:table-cell>
          <table:table-cell table:formula="of:=([.B913]/[.$F$1])" office:value-type="float" office:value="0.000181194855395977" calcext:value-type="float">
            <text:p>0.000181194855396</text:p>
          </table:table-cell>
          <table:table-cell table:formula="of:=([.$H$11]/([.E913]+[.$I$11])^[.$J$11])" office:value-type="float" office:value="0.0248285112014274" calcext:value-type="float">
            <text:p>0.024828511201427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D913]^2" office:value-type="float" office:value="0.000616454968479406" calcext:value-type="float">
            <text:p>0.0006164549684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ine</text:p>
          </table:table-cell>
          <table:table-cell office:value-type="float" office:value="326" calcext:value-type="float">
            <text:p>326</text:p>
          </table:table-cell>
          <table:table-cell table:formula="of:=([.B914]/[.$F$1])" office:value-type="float" office:value="0.000180640742688344" calcext:value-type="float">
            <text:p>0.000180640742688</text:p>
          </table:table-cell>
          <table:table-cell table:formula="of:=([.$H$11]/([.E914]+[.$I$11])^[.$J$11])" office:value-type="float" office:value="0.0248045944086773" calcext:value-type="float">
            <text:p>0.024804594408677</text:p>
          </table:table-cell>
          <table:table-cell office:value-type="float" office:value="913" calcext:value-type="float">
            <text:p>913</text:p>
          </table:table-cell>
          <table:table-cell/>
          <table:table-cell table:formula="of:=[.D914]^2" office:value-type="float" office:value="0.000615267903778986" calcext:value-type="float">
            <text:p>0.000615267903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book</text:p>
          </table:table-cell>
          <table:table-cell office:value-type="float" office:value="326" calcext:value-type="float">
            <text:p>326</text:p>
          </table:table-cell>
          <table:table-cell table:formula="of:=([.B915]/[.$F$1])" office:value-type="float" office:value="0.000180640742688344" calcext:value-type="float">
            <text:p>0.000180640742688</text:p>
          </table:table-cell>
          <table:table-cell table:formula="of:=([.$H$11]/([.E915]+[.$I$11])^[.$J$11])" office:value-type="float" office:value="0.0247807267808374" calcext:value-type="float">
            <text:p>0.024780726780837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[.D915]^2" office:value-type="float" office:value="0.00061408441978651" calcext:value-type="float">
            <text:p>0.0006140844197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shington</text:p>
          </table:table-cell>
          <table:table-cell office:value-type="float" office:value="326" calcext:value-type="float">
            <text:p>326</text:p>
          </table:table-cell>
          <table:table-cell table:formula="of:=([.B916]/[.$F$1])" office:value-type="float" office:value="0.000180640742688344" calcext:value-type="float">
            <text:p>0.000180640742688</text:p>
          </table:table-cell>
          <table:table-cell table:formula="of:=([.$H$11]/([.E916]+[.$I$11])^[.$J$11])" office:value-type="float" office:value="0.0247569081632513" calcext:value-type="float">
            <text:p>0.024756908163251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[.D916]^2" office:value-type="float" office:value="0.000612904501803658" calcext:value-type="float">
            <text:p>0.0006129045018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ip</text:p>
          </table:table-cell>
          <table:table-cell office:value-type="float" office:value="326" calcext:value-type="float">
            <text:p>326</text:p>
          </table:table-cell>
          <table:table-cell table:formula="of:=([.B917]/[.$F$1])" office:value-type="float" office:value="0.000180640742688344" calcext:value-type="float">
            <text:p>0.000180640742688</text:p>
          </table:table-cell>
          <table:table-cell table:formula="of:=([.$H$11]/([.E917]+[.$I$11])^[.$J$11])" office:value-type="float" office:value="0.0247331384019175" calcext:value-type="float">
            <text:p>0.024733138401918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D917]^2" office:value-type="float" office:value="0.000611728135208405" calcext:value-type="float">
            <text:p>0.000611728135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osely</text:p>
          </table:table-cell>
          <table:table-cell office:value-type="float" office:value="325" calcext:value-type="float">
            <text:p>325</text:p>
          </table:table-cell>
          <table:table-cell table:formula="of:=([.B918]/[.$F$1])" office:value-type="float" office:value="0.000180086629980711" calcext:value-type="float">
            <text:p>0.000180086629981</text:p>
          </table:table-cell>
          <table:table-cell table:formula="of:=([.$H$11]/([.E918]+[.$I$11])^[.$J$11])" office:value-type="float" office:value="0.0247094173434856" calcext:value-type="float">
            <text:p>0.024709417343486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[.D918]^2" office:value-type="float" office:value="0.000610555305454546" calcext:value-type="float">
            <text:p>0.0006105553054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crooge</text:p>
          </table:table-cell>
          <table:table-cell office:value-type="float" office:value="324" calcext:value-type="float">
            <text:p>324</text:p>
          </table:table-cell>
          <table:table-cell table:formula="of:=([.B919]/[.$F$1])" office:value-type="float" office:value="0.000179532517273078" calcext:value-type="float">
            <text:p>0.000179532517273</text:p>
          </table:table-cell>
          <table:table-cell table:formula="of:=([.$H$11]/([.E919]+[.$I$11])^[.$J$11])" office:value-type="float" office:value="0.024685744835253" calcext:value-type="float">
            <text:p>0.024685744835253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[.D919]^2" office:value-type="float" office:value="0.00060938599807122" calcext:value-type="float">
            <text:p>0.0006093859980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gard</text:p>
          </table:table-cell>
          <table:table-cell office:value-type="float" office:value="324" calcext:value-type="float">
            <text:p>324</text:p>
          </table:table-cell>
          <table:table-cell table:formula="of:=([.B920]/[.$F$1])" office:value-type="float" office:value="0.000179532517273078" calcext:value-type="float">
            <text:p>0.000179532517273</text:p>
          </table:table-cell>
          <table:table-cell table:formula="of:=([.$H$11]/([.E920]+[.$I$11])^[.$J$11])" office:value-type="float" office:value="0.0246621207251614" calcext:value-type="float">
            <text:p>0.024662120725162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[.D920]^2" office:value-type="float" office:value="0.000608220198662438" calcext:value-type="float">
            <text:p>0.000608220198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ll</text:p>
          </table:table-cell>
          <table:table-cell office:value-type="float" office:value="324" calcext:value-type="float">
            <text:p>324</text:p>
          </table:table-cell>
          <table:table-cell table:formula="of:=([.B921]/[.$F$1])" office:value-type="float" office:value="0.000179532517273078" calcext:value-type="float">
            <text:p>0.000179532517273</text:p>
          </table:table-cell>
          <table:table-cell table:formula="of:=([.$H$11]/([.E921]+[.$I$11])^[.$J$11])" office:value-type="float" office:value="0.0246385448617936" calcext:value-type="float">
            <text:p>0.024638544861794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D921]^2" office:value-type="float" office:value="0.000607057892906614" calcext:value-type="float">
            <text:p>0.000607057892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ction</text:p>
          </table:table-cell>
          <table:table-cell office:value-type="float" office:value="323" calcext:value-type="float">
            <text:p>323</text:p>
          </table:table-cell>
          <table:table-cell table:formula="of:=([.B922]/[.$F$1])" office:value-type="float" office:value="0.000178978404565445" calcext:value-type="float">
            <text:p>0.000178978404565</text:p>
          </table:table-cell>
          <table:table-cell table:formula="of:=([.$H$11]/([.E922]+[.$I$11])^[.$J$11])" office:value-type="float" office:value="0.0246150170943695" calcext:value-type="float">
            <text:p>0.02461501709437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[.D922]^2" office:value-type="float" office:value="0.000605899066556102" calcext:value-type="float">
            <text:p>0.0006058990665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claimed</text:p>
          </table:table-cell>
          <table:table-cell office:value-type="float" office:value="322" calcext:value-type="float">
            <text:p>322</text:p>
          </table:table-cell>
          <table:table-cell table:formula="of:=([.B923]/[.$F$1])" office:value-type="float" office:value="0.000178424291857812" calcext:value-type="float">
            <text:p>0.000178424291858</text:p>
          </table:table-cell>
          <table:table-cell table:formula="of:=([.$H$11]/([.E923]+[.$I$11])^[.$J$11])" office:value-type="float" office:value="0.0245915372727435" calcext:value-type="float">
            <text:p>0.024591537272744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[.D923]^2" office:value-type="float" office:value="0.000604743705436733" calcext:value-type="float">
            <text:p>0.0006047437054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ne</text:p>
          </table:table-cell>
          <table:table-cell office:value-type="float" office:value="322" calcext:value-type="float">
            <text:p>322</text:p>
          </table:table-cell>
          <table:table-cell table:formula="of:=([.B924]/[.$F$1])" office:value-type="float" office:value="0.000178424291857812" calcext:value-type="float">
            <text:p>0.000178424291858</text:p>
          </table:table-cell>
          <table:table-cell table:formula="of:=([.$H$11]/([.E924]+[.$I$11])^[.$J$11])" office:value-type="float" office:value="0.0245681052474007" calcext:value-type="float">
            <text:p>0.024568105247401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[.D924]^2" office:value-type="float" office:value="0.000603591795447359" calcext:value-type="float">
            <text:p>0.0006035917954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nnessee</text:p>
          </table:table-cell>
          <table:table-cell office:value-type="float" office:value="322" calcext:value-type="float">
            <text:p>322</text:p>
          </table:table-cell>
          <table:table-cell table:formula="of:=([.B925]/[.$F$1])" office:value-type="float" office:value="0.000178424291857812" calcext:value-type="float">
            <text:p>0.000178424291858</text:p>
          </table:table-cell>
          <table:table-cell table:formula="of:=([.$H$11]/([.E925]+[.$I$11])^[.$J$11])" office:value-type="float" office:value="0.0245447208694537" calcext:value-type="float">
            <text:p>0.024544720869454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[.D925]^2" office:value-type="float" office:value="0.000602443322559394" calcext:value-type="float">
            <text:p>0.0006024433225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ght</text:p>
          </table:table-cell>
          <table:table-cell office:value-type="float" office:value="322" calcext:value-type="float">
            <text:p>322</text:p>
          </table:table-cell>
          <table:table-cell table:formula="of:=([.B926]/[.$F$1])" office:value-type="float" office:value="0.000178424291857812" calcext:value-type="float">
            <text:p>0.000178424291858</text:p>
          </table:table-cell>
          <table:table-cell table:formula="of:=([.$H$11]/([.E926]+[.$I$11])^[.$J$11])" office:value-type="float" office:value="0.024521383990639" calcext:value-type="float">
            <text:p>0.024521383990639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D926]^2" office:value-type="float" office:value="0.000601298272816368" calcext:value-type="float">
            <text:p>0.0006012982728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peated</text:p>
          </table:table-cell>
          <table:table-cell office:value-type="float" office:value="322" calcext:value-type="float">
            <text:p>322</text:p>
          </table:table-cell>
          <table:table-cell table:formula="of:=([.B927]/[.$F$1])" office:value-type="float" office:value="0.000178424291857812" calcext:value-type="float">
            <text:p>0.000178424291858</text:p>
          </table:table-cell>
          <table:table-cell table:formula="of:=([.$H$11]/([.E927]+[.$I$11])^[.$J$11])" office:value-type="float" office:value="0.0244980944633144" calcext:value-type="float">
            <text:p>0.024498094463314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D927]^2" office:value-type="float" office:value="0.000600156632333475" calcext:value-type="float">
            <text:p>0.000600156632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ply</text:p>
          </table:table-cell>
          <table:table-cell office:value-type="float" office:value="322" calcext:value-type="float">
            <text:p>322</text:p>
          </table:table-cell>
          <table:table-cell table:formula="of:=([.B928]/[.$F$1])" office:value-type="float" office:value="0.000178424291857812" calcext:value-type="float">
            <text:p>0.000178424291858</text:p>
          </table:table-cell>
          <table:table-cell table:formula="of:=([.$H$11]/([.E928]+[.$I$11])^[.$J$11])" office:value-type="float" office:value="0.0244748521404549" calcext:value-type="float">
            <text:p>0.024474852140455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[.D928]^2" office:value-type="float" office:value="0.000599018387297129" calcext:value-type="float">
            <text:p>0.0005990183872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tional</text:p>
          </table:table-cell>
          <table:table-cell office:value-type="float" office:value="321" calcext:value-type="float">
            <text:p>321</text:p>
          </table:table-cell>
          <table:table-cell table:formula="of:=([.B929]/[.$F$1])" office:value-type="float" office:value="0.000177870179150179" calcext:value-type="float">
            <text:p>0.00017787017915</text:p>
          </table:table-cell>
          <table:table-cell table:formula="of:=([.$H$11]/([.E929]+[.$I$11])^[.$J$11])" office:value-type="float" office:value="0.0244516568756501" calcext:value-type="float">
            <text:p>0.02445165687565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D929]^2" office:value-type="float" office:value="0.000597883523964525" calcext:value-type="float">
            <text:p>0.0005978835239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rner</text:p>
          </table:table-cell>
          <table:table-cell office:value-type="float" office:value="321" calcext:value-type="float">
            <text:p>321</text:p>
          </table:table-cell>
          <table:table-cell table:formula="of:=([.B930]/[.$F$1])" office:value-type="float" office:value="0.000177870179150179" calcext:value-type="float">
            <text:p>0.00017787017915</text:p>
          </table:table-cell>
          <table:table-cell table:formula="of:=([.$H$11]/([.E930]+[.$I$11])^[.$J$11])" office:value-type="float" office:value="0.0244285085231006" calcext:value-type="float">
            <text:p>0.024428508523101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[.D930]^2" office:value-type="float" office:value="0.000596752028663198" calcext:value-type="float">
            <text:p>0.000596752028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in't</text:p>
          </table:table-cell>
          <table:table-cell office:value-type="float" office:value="321" calcext:value-type="float">
            <text:p>321</text:p>
          </table:table-cell>
          <table:table-cell table:formula="of:=([.B931]/[.$F$1])" office:value-type="float" office:value="0.000177870179150179" calcext:value-type="float">
            <text:p>0.00017787017915</text:p>
          </table:table-cell>
          <table:table-cell table:formula="of:=([.$H$11]/([.E931]+[.$I$11])^[.$J$11])" office:value-type="float" office:value="0.024405406937615" calcext:value-type="float">
            <text:p>0.024405406937615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D931]^2" office:value-type="float" office:value="0.000595623887790586" calcext:value-type="float">
            <text:p>0.0005956238877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eutenant</text:p>
          </table:table-cell>
          <table:table-cell office:value-type="float" office:value="320" calcext:value-type="float">
            <text:p>320</text:p>
          </table:table-cell>
          <table:table-cell table:formula="of:=([.B932]/[.$F$1])" office:value-type="float" office:value="0.000177316066442547" calcext:value-type="float">
            <text:p>0.000177316066443</text:p>
          </table:table-cell>
          <table:table-cell table:formula="of:=([.$H$11]/([.E932]+[.$I$11])^[.$J$11])" office:value-type="float" office:value="0.0243823519746066" calcext:value-type="float">
            <text:p>0.024382351974607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[.D932]^2" office:value-type="float" office:value="0.000594499087813603" calcext:value-type="float">
            <text:p>0.000594499087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rn</text:p>
          </table:table-cell>
          <table:table-cell office:value-type="float" office:value="319" calcext:value-type="float">
            <text:p>319</text:p>
          </table:table-cell>
          <table:table-cell table:formula="of:=([.B933]/[.$F$1])" office:value-type="float" office:value="0.000176761953734914" calcext:value-type="float">
            <text:p>0.000176761953735</text:p>
          </table:table-cell>
          <table:table-cell table:formula="of:=([.$H$11]/([.E933]+[.$I$11])^[.$J$11])" office:value-type="float" office:value="0.0243593434900903" calcext:value-type="float">
            <text:p>0.02435934349009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[.D933]^2" office:value-type="float" office:value="0.000593377615268206" calcext:value-type="float">
            <text:p>0.0005933776152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irds</text:p>
          </table:table-cell>
          <table:table-cell office:value-type="float" office:value="319" calcext:value-type="float">
            <text:p>319</text:p>
          </table:table-cell>
          <table:table-cell table:formula="of:=([.B934]/[.$F$1])" office:value-type="float" office:value="0.000176761953734914" calcext:value-type="float">
            <text:p>0.000176761953735</text:p>
          </table:table-cell>
          <table:table-cell table:formula="of:=([.$H$11]/([.E934]+[.$I$11])^[.$J$11])" office:value-type="float" office:value="0.0243363813406795" calcext:value-type="float">
            <text:p>0.02433638134068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D934]^2" office:value-type="float" office:value="0.000592259456758972" calcext:value-type="float">
            <text:p>0.0005922594567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fund</text:p>
          </table:table-cell>
          <table:table-cell office:value-type="float" office:value="319" calcext:value-type="float">
            <text:p>319</text:p>
          </table:table-cell>
          <table:table-cell table:formula="of:=([.B935]/[.$F$1])" office:value-type="float" office:value="0.000176761953734914" calcext:value-type="float">
            <text:p>0.000176761953735</text:p>
          </table:table-cell>
          <table:table-cell table:formula="of:=([.$H$11]/([.E935]+[.$I$11])^[.$J$11])" office:value-type="float" office:value="0.0243134653835826" calcext:value-type="float">
            <text:p>0.024313465383583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D935]^2" office:value-type="float" office:value="0.000591144598958671" calcext:value-type="float">
            <text:p>0.0005911445989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fficient</text:p>
          </table:table-cell>
          <table:table-cell office:value-type="float" office:value="319" calcext:value-type="float">
            <text:p>319</text:p>
          </table:table-cell>
          <table:table-cell table:formula="of:=([.B936]/[.$F$1])" office:value-type="float" office:value="0.000176761953734914" calcext:value-type="float">
            <text:p>0.000176761953735</text:p>
          </table:table-cell>
          <table:table-cell table:formula="of:=([.$H$11]/([.E936]+[.$I$11])^[.$J$11])" office:value-type="float" office:value="0.0242905954766007" calcext:value-type="float">
            <text:p>0.024290595476601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D936]^2" office:value-type="float" office:value="0.000590033028607853" calcext:value-type="float">
            <text:p>0.0005900330286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port</text:p>
          </table:table-cell>
          <table:table-cell office:value-type="float" office:value="319" calcext:value-type="float">
            <text:p>319</text:p>
          </table:table-cell>
          <table:table-cell table:formula="of:=([.B937]/[.$F$1])" office:value-type="float" office:value="0.000176761953734914" calcext:value-type="float">
            <text:p>0.000176761953735</text:p>
          </table:table-cell>
          <table:table-cell table:formula="of:=([.$H$11]/([.E937]+[.$I$11])^[.$J$11])" office:value-type="float" office:value="0.0242677714781235" calcext:value-type="float">
            <text:p>0.024267771478124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D937]^2" office:value-type="float" office:value="0.000588924732514425" calcext:value-type="float">
            <text:p>0.0005889247325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mith</text:p>
          </table:table-cell>
          <table:table-cell office:value-type="float" office:value="319" calcext:value-type="float">
            <text:p>319</text:p>
          </table:table-cell>
          <table:table-cell table:formula="of:=([.B938]/[.$F$1])" office:value-type="float" office:value="0.000176761953734914" calcext:value-type="float">
            <text:p>0.000176761953735</text:p>
          </table:table-cell>
          <table:table-cell table:formula="of:=([.$H$11]/([.E938]+[.$I$11])^[.$J$11])" office:value-type="float" office:value="0.0242449932471272" calcext:value-type="float">
            <text:p>0.024244993247127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D938]^2" office:value-type="float" office:value="0.000587819697553241" calcext:value-type="float">
            <text:p>0.000587819697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mount</text:p>
          </table:table-cell>
          <table:table-cell office:value-type="float" office:value="319" calcext:value-type="float">
            <text:p>319</text:p>
          </table:table-cell>
          <table:table-cell table:formula="of:=([.B939]/[.$F$1])" office:value-type="float" office:value="0.000176761953734914" calcext:value-type="float">
            <text:p>0.000176761953735</text:p>
          </table:table-cell>
          <table:table-cell table:formula="of:=([.$H$11]/([.E939]+[.$I$11])^[.$J$11])" office:value-type="float" office:value="0.0242222606431706" calcext:value-type="float">
            <text:p>0.024222260643171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[.D939]^2" office:value-type="float" office:value="0.00058671791066569" calcext:value-type="float">
            <text:p>0.0005867179106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vered</text:p>
          </table:table-cell>
          <table:table-cell office:value-type="float" office:value="319" calcext:value-type="float">
            <text:p>319</text:p>
          </table:table-cell>
          <table:table-cell table:formula="of:=([.B940]/[.$F$1])" office:value-type="float" office:value="0.000176761953734914" calcext:value-type="float">
            <text:p>0.000176761953735</text:p>
          </table:table-cell>
          <table:table-cell table:formula="of:=([.$H$11]/([.E940]+[.$I$11])^[.$J$11])" office:value-type="float" office:value="0.0241995735263927" calcext:value-type="float">
            <text:p>0.024199573526393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D940]^2" office:value-type="float" office:value="0.000585619358859287" calcext:value-type="float">
            <text:p>0.0005856193588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main</text:p>
          </table:table-cell>
          <table:table-cell office:value-type="float" office:value="318" calcext:value-type="float">
            <text:p>318</text:p>
          </table:table-cell>
          <table:table-cell table:formula="of:=([.B941]/[.$F$1])" office:value-type="float" office:value="0.000176207841027281" calcext:value-type="float">
            <text:p>0.000176207841027</text:p>
          </table:table-cell>
          <table:table-cell table:formula="of:=([.$H$11]/([.E941]+[.$I$11])^[.$J$11])" office:value-type="float" office:value="0.0241769317575095" calcext:value-type="float">
            <text:p>0.02417693175751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[.D941]^2" office:value-type="float" office:value="0.000584524029207272" calcext:value-type="float">
            <text:p>0.0005845240292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ceive</text:p>
          </table:table-cell>
          <table:table-cell office:value-type="float" office:value="318" calcext:value-type="float">
            <text:p>318</text:p>
          </table:table-cell>
          <table:table-cell table:formula="of:=([.B942]/[.$F$1])" office:value-type="float" office:value="0.000176207841027281" calcext:value-type="float">
            <text:p>0.000176207841027</text:p>
          </table:table-cell>
          <table:table-cell table:formula="of:=([.$H$11]/([.E942]+[.$I$11])^[.$J$11])" office:value-type="float" office:value="0.0241543351978109" calcext:value-type="float">
            <text:p>0.024154335197811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D942]^2" office:value-type="float" office:value="0.000583431908848206" calcext:value-type="float">
            <text:p>0.0005834319088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ge</text:p>
          </table:table-cell>
          <table:table-cell office:value-type="float" office:value="317" calcext:value-type="float">
            <text:p>317</text:p>
          </table:table-cell>
          <table:table-cell table:formula="of:=([.B943]/[.$F$1])" office:value-type="float" office:value="0.000175653728319648" calcext:value-type="float">
            <text:p>0.00017565372832</text:p>
          </table:table-cell>
          <table:table-cell table:formula="of:=([.$H$11]/([.E943]+[.$I$11])^[.$J$11])" office:value-type="float" office:value="0.0241317837091577" calcext:value-type="float">
            <text:p>0.024131783709158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[.D943]^2" office:value-type="float" office:value="0.00058234298498557" calcext:value-type="float">
            <text:p>0.0005823429849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tirely</text:p>
          </table:table-cell>
          <table:table-cell office:value-type="float" office:value="317" calcext:value-type="float">
            <text:p>317</text:p>
          </table:table-cell>
          <table:table-cell table:formula="of:=([.B944]/[.$F$1])" office:value-type="float" office:value="0.000175653728319648" calcext:value-type="float">
            <text:p>0.00017565372832</text:p>
          </table:table-cell>
          <table:table-cell table:formula="of:=([.$H$11]/([.E944]+[.$I$11])^[.$J$11])" office:value-type="float" office:value="0.0241092771539789" calcext:value-type="float">
            <text:p>0.024109277153979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D944]^2" office:value-type="float" office:value="0.000581257244887371" calcext:value-type="float">
            <text:p>0.0005812572448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uthority</text:p>
          </table:table-cell>
          <table:table-cell office:value-type="float" office:value="317" calcext:value-type="float">
            <text:p>317</text:p>
          </table:table-cell>
          <table:table-cell table:formula="of:=([.B945]/[.$F$1])" office:value-type="float" office:value="0.000175653728319648" calcext:value-type="float">
            <text:p>0.00017565372832</text:p>
          </table:table-cell>
          <table:table-cell table:formula="of:=([.$H$11]/([.E945]+[.$I$11])^[.$J$11])" office:value-type="float" office:value="0.0240868153952686" calcext:value-type="float">
            <text:p>0.024086815395269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D945]^2" office:value-type="float" office:value="0.00058017467588575" calcext:value-type="float">
            <text:p>0.0005801746758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e</text:p>
          </table:table-cell>
          <table:table-cell office:value-type="float" office:value="317" calcext:value-type="float">
            <text:p>317</text:p>
          </table:table-cell>
          <table:table-cell table:formula="of:=([.B946]/[.$F$1])" office:value-type="float" office:value="0.000175653728319648" calcext:value-type="float">
            <text:p>0.00017565372832</text:p>
          </table:table-cell>
          <table:table-cell table:formula="of:=([.$H$11]/([.E946]+[.$I$11])^[.$J$11])" office:value-type="float" office:value="0.0240643982965831" calcext:value-type="float">
            <text:p>0.024064398296583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[.D946]^2" office:value-type="float" office:value="0.00057909526537659" calcext:value-type="float">
            <text:p>0.0005790952653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osed</text:p>
          </table:table-cell>
          <table:table-cell office:value-type="float" office:value="317" calcext:value-type="float">
            <text:p>317</text:p>
          </table:table-cell>
          <table:table-cell table:formula="of:=([.B947]/[.$F$1])" office:value-type="float" office:value="0.000175653728319648" calcext:value-type="float">
            <text:p>0.00017565372832</text:p>
          </table:table-cell>
          <table:table-cell table:formula="of:=([.$H$11]/([.E947]+[.$I$11])^[.$J$11])" office:value-type="float" office:value="0.0240420257220378" calcext:value-type="float">
            <text:p>0.024042025722038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[.D947]^2" office:value-type="float" office:value="0.000578019000819125" calcext:value-type="float">
            <text:p>0.0005780190008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arden</text:p>
          </table:table-cell>
          <table:table-cell office:value-type="float" office:value="316" calcext:value-type="float">
            <text:p>316</text:p>
          </table:table-cell>
          <table:table-cell table:formula="of:=([.B948]/[.$F$1])" office:value-type="float" office:value="0.000175099615612015" calcext:value-type="float">
            <text:p>0.000175099615612</text:p>
          </table:table-cell>
          <table:table-cell table:formula="of:=([.$H$11]/([.E948]+[.$I$11])^[.$J$11])" office:value-type="float" office:value="0.0240196975363047" calcext:value-type="float">
            <text:p>0.024019697536305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[.D948]^2" office:value-type="float" office:value="0.000576945869735562" calcext:value-type="float">
            <text:p>0.0005769458697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vate</text:p>
          </table:table-cell>
          <table:table-cell office:value-type="float" office:value="316" calcext:value-type="float">
            <text:p>316</text:p>
          </table:table-cell>
          <table:table-cell table:formula="of:=([.B949]/[.$F$1])" office:value-type="float" office:value="0.000175099615612015" calcext:value-type="float">
            <text:p>0.000175099615612</text:p>
          </table:table-cell>
          <table:table-cell table:formula="of:=([.$H$11]/([.E949]+[.$I$11])^[.$J$11])" office:value-type="float" office:value="0.0239974136046094" calcext:value-type="float">
            <text:p>0.02399741360461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D949]^2" office:value-type="float" office:value="0.000575875859710694" calcext:value-type="float">
            <text:p>0.0005758758597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umerous</text:p>
          </table:table-cell>
          <table:table-cell office:value-type="float" office:value="316" calcext:value-type="float">
            <text:p>316</text:p>
          </table:table-cell>
          <table:table-cell table:formula="of:=([.B950]/[.$F$1])" office:value-type="float" office:value="0.000175099615612015" calcext:value-type="float">
            <text:p>0.000175099615612</text:p>
          </table:table-cell>
          <table:table-cell table:formula="of:=([.$H$11]/([.E950]+[.$I$11])^[.$J$11])" office:value-type="float" office:value="0.0239751737927282" calcext:value-type="float">
            <text:p>0.023975173792728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[.D950]^2" office:value-type="float" office:value="0.000574808958391521" calcext:value-type="float">
            <text:p>0.000574808958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dden</text:p>
          </table:table-cell>
          <table:table-cell office:value-type="float" office:value="316" calcext:value-type="float">
            <text:p>316</text:p>
          </table:table-cell>
          <table:table-cell table:formula="of:=([.B951]/[.$F$1])" office:value-type="float" office:value="0.000175099615612015" calcext:value-type="float">
            <text:p>0.000175099615612</text:p>
          </table:table-cell>
          <table:table-cell table:formula="of:=([.$H$11]/([.E951]+[.$I$11])^[.$J$11])" office:value-type="float" office:value="0.0239529779669851" calcext:value-type="float">
            <text:p>0.023952977966985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D951]^2" office:value-type="float" office:value="0.000573745153486874" calcext:value-type="float">
            <text:p>0.0005737451534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rote</text:p>
          </table:table-cell>
          <table:table-cell office:value-type="float" office:value="315" calcext:value-type="float">
            <text:p>315</text:p>
          </table:table-cell>
          <table:table-cell table:formula="of:=([.B952]/[.$F$1])" office:value-type="float" office:value="0.000174545502904382" calcext:value-type="float">
            <text:p>0.000174545502904</text:p>
          </table:table-cell>
          <table:table-cell table:formula="of:=([.$H$11]/([.E952]+[.$I$11])^[.$J$11])" office:value-type="float" office:value="0.0239308259942494" calcext:value-type="float">
            <text:p>0.023930825994249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[.D952]^2" office:value-type="float" office:value="0.000572684432767041" calcext:value-type="float">
            <text:p>0.0005726844327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imal</text:p>
          </table:table-cell>
          <table:table-cell office:value-type="float" office:value="315" calcext:value-type="float">
            <text:p>315</text:p>
          </table:table-cell>
          <table:table-cell table:formula="of:=([.B953]/[.$F$1])" office:value-type="float" office:value="0.000174545502904382" calcext:value-type="float">
            <text:p>0.000174545502904</text:p>
          </table:table-cell>
          <table:table-cell table:formula="of:=([.$H$11]/([.E953]+[.$I$11])^[.$J$11])" office:value-type="float" office:value="0.0239087177419324" calcext:value-type="float">
            <text:p>0.023908717741933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D953]^2" office:value-type="float" office:value="0.000571626784063395" calcext:value-type="float">
            <text:p>0.0005716267840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ith</text:p>
          </table:table-cell>
          <table:table-cell office:value-type="float" office:value="315" calcext:value-type="float">
            <text:p>315</text:p>
          </table:table-cell>
          <table:table-cell table:formula="of:=([.B954]/[.$F$1])" office:value-type="float" office:value="0.000174545502904382" calcext:value-type="float">
            <text:p>0.000174545502904</text:p>
          </table:table-cell>
          <table:table-cell table:formula="of:=([.$H$11]/([.E954]+[.$I$11])^[.$J$11])" office:value-type="float" office:value="0.0238866530779853" calcext:value-type="float">
            <text:p>0.023886653077985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[.D954]^2" office:value-type="float" office:value="0.000570572195268025" calcext:value-type="float">
            <text:p>0.0005705721952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dquarters</text:p>
          </table:table-cell>
          <table:table-cell office:value-type="float" office:value="315" calcext:value-type="float">
            <text:p>315</text:p>
          </table:table-cell>
          <table:table-cell table:formula="of:=([.B955]/[.$F$1])" office:value-type="float" office:value="0.000174545502904382" calcext:value-type="float">
            <text:p>0.000174545502904</text:p>
          </table:table-cell>
          <table:table-cell table:formula="of:=([.$H$11]/([.E955]+[.$I$11])^[.$J$11])" office:value-type="float" office:value="0.0238646318708957" calcext:value-type="float">
            <text:p>0.023864631870896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[.D955]^2" office:value-type="float" office:value="0.000569520654333372" calcext:value-type="float">
            <text:p>0.000569520654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ccupied</text:p>
          </table:table-cell>
          <table:table-cell office:value-type="float" office:value="315" calcext:value-type="float">
            <text:p>315</text:p>
          </table:table-cell>
          <table:table-cell table:formula="of:=([.B956]/[.$F$1])" office:value-type="float" office:value="0.000174545502904382" calcext:value-type="float">
            <text:p>0.000174545502904</text:p>
          </table:table-cell>
          <table:table-cell table:formula="of:=([.$H$11]/([.E956]+[.$I$11])^[.$J$11])" office:value-type="float" office:value="0.0238426539896854" calcext:value-type="float">
            <text:p>0.023842653989685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D956]^2" office:value-type="float" office:value="0.000568472149271861" calcext:value-type="float">
            <text:p>0.0005684721492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gress</text:p>
          </table:table-cell>
          <table:table-cell office:value-type="float" office:value="315" calcext:value-type="float">
            <text:p>315</text:p>
          </table:table-cell>
          <table:table-cell table:formula="of:=([.B957]/[.$F$1])" office:value-type="float" office:value="0.000174545502904382" calcext:value-type="float">
            <text:p>0.000174545502904</text:p>
          </table:table-cell>
          <table:table-cell table:formula="of:=([.$H$11]/([.E957]+[.$I$11])^[.$J$11])" office:value-type="float" office:value="0.0238207193039074" calcext:value-type="float">
            <text:p>0.023820719303907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[.D957]^2" office:value-type="float" office:value="0.000567426668155545" calcext:value-type="float">
            <text:p>0.0005674266681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racters</text:p>
          </table:table-cell>
          <table:table-cell office:value-type="float" office:value="315" calcext:value-type="float">
            <text:p>315</text:p>
          </table:table-cell>
          <table:table-cell table:formula="of:=([.B958]/[.$F$1])" office:value-type="float" office:value="0.000174545502904382" calcext:value-type="float">
            <text:p>0.000174545502904</text:p>
          </table:table-cell>
          <table:table-cell table:formula="of:=([.$H$11]/([.E958]+[.$I$11])^[.$J$11])" office:value-type="float" office:value="0.0237988276836432" calcext:value-type="float">
            <text:p>0.023798827683643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D958]^2" office:value-type="float" office:value="0.000566384199115743" calcext:value-type="float">
            <text:p>0.000566384199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upman</text:p>
          </table:table-cell>
          <table:table-cell office:value-type="float" office:value="314" calcext:value-type="float">
            <text:p>314</text:p>
          </table:table-cell>
          <table:table-cell table:formula="of:=([.B959]/[.$F$1])" office:value-type="float" office:value="0.000173991390196749" calcext:value-type="float">
            <text:p>0.000173991390197</text:p>
          </table:table-cell>
          <table:table-cell table:formula="of:=([.$H$11]/([.E959]+[.$I$11])^[.$J$11])" office:value-type="float" office:value="0.0237769789995005" calcext:value-type="float">
            <text:p>0.023776978999501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D959]^2" office:value-type="float" office:value="0.000565344730342686" calcext:value-type="float">
            <text:p>0.000565344730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qual</text:p>
          </table:table-cell>
          <table:table-cell office:value-type="float" office:value="314" calcext:value-type="float">
            <text:p>314</text:p>
          </table:table-cell>
          <table:table-cell table:formula="of:=([.B960]/[.$F$1])" office:value-type="float" office:value="0.000173991390196749" calcext:value-type="float">
            <text:p>0.000173991390197</text:p>
          </table:table-cell>
          <table:table-cell table:formula="of:=([.$H$11]/([.E960]+[.$I$11])^[.$J$11])" office:value-type="float" office:value="0.0237551731226097" calcext:value-type="float">
            <text:p>0.02375517312261</text:p>
          </table:table-cell>
          <table:table-cell office:value-type="float" office:value="959" calcext:value-type="float">
            <text:p>959</text:p>
          </table:table-cell>
          <table:table-cell/>
          <table:table-cell table:formula="of:=[.D960]^2" office:value-type="float" office:value="0.000564308250085159" calcext:value-type="float">
            <text:p>0.0005643082500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wt</text:p>
          </table:table-cell>
          <table:table-cell office:value-type="float" office:value="314" calcext:value-type="float">
            <text:p>314</text:p>
          </table:table-cell>
          <table:table-cell table:formula="of:=([.B961]/[.$F$1])" office:value-type="float" office:value="0.000173991390196749" calcext:value-type="float">
            <text:p>0.000173991390197</text:p>
          </table:table-cell>
          <table:table-cell table:formula="of:=([.$H$11]/([.E961]+[.$I$11])^[.$J$11])" office:value-type="float" office:value="0.0237334099246223" calcext:value-type="float">
            <text:p>0.023733409924622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D961]^2" office:value-type="float" office:value="0.00056327474665016" calcext:value-type="float">
            <text:p>0.00056327474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ised</text:p>
          </table:table-cell>
          <table:table-cell office:value-type="float" office:value="314" calcext:value-type="float">
            <text:p>314</text:p>
          </table:table-cell>
          <table:table-cell table:formula="of:=([.B962]/[.$F$1])" office:value-type="float" office:value="0.000173991390196749" calcext:value-type="float">
            <text:p>0.000173991390197</text:p>
          </table:table-cell>
          <table:table-cell table:formula="of:=([.$H$11]/([.E962]+[.$I$11])^[.$J$11])" office:value-type="float" office:value="0.0237116892777073" calcext:value-type="float">
            <text:p>0.023711689277707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D962]^2" office:value-type="float" office:value="0.000562244208402538" calcext:value-type="float">
            <text:p>0.0005622442084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actly</text:p>
          </table:table-cell>
          <table:table-cell office:value-type="float" office:value="314" calcext:value-type="float">
            <text:p>314</text:p>
          </table:table-cell>
          <table:table-cell table:formula="of:=([.B963]/[.$F$1])" office:value-type="float" office:value="0.000173991390196749" calcext:value-type="float">
            <text:p>0.000173991390197</text:p>
          </table:table-cell>
          <table:table-cell table:formula="of:=([.$H$11]/([.E963]+[.$I$11])^[.$J$11])" office:value-type="float" office:value="0.0236900110545491" calcext:value-type="float">
            <text:p>0.023690011054549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D963]^2" office:value-type="float" office:value="0.00056121662376466" calcext:value-type="float">
            <text:p>0.0005612166237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lled</text:p>
          </table:table-cell>
          <table:table-cell office:value-type="float" office:value="313" calcext:value-type="float">
            <text:p>313</text:p>
          </table:table-cell>
          <table:table-cell table:formula="of:=([.B964]/[.$F$1])" office:value-type="float" office:value="0.000173437277489116" calcext:value-type="float">
            <text:p>0.000173437277489</text:p>
          </table:table-cell>
          <table:table-cell table:formula="of:=([.$H$11]/([.E964]+[.$I$11])^[.$J$11])" office:value-type="float" office:value="0.0236683751283449" calcext:value-type="float">
            <text:p>0.023668375128345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[.D964]^2" office:value-type="float" office:value="0.000560191981216057" calcext:value-type="float">
            <text:p>0.000560191981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nner</text:p>
          </table:table-cell>
          <table:table-cell office:value-type="float" office:value="313" calcext:value-type="float">
            <text:p>313</text:p>
          </table:table-cell>
          <table:table-cell table:formula="of:=([.B965]/[.$F$1])" office:value-type="float" office:value="0.000173437277489116" calcext:value-type="float">
            <text:p>0.000173437277489</text:p>
          </table:table-cell>
          <table:table-cell table:formula="of:=([.$H$11]/([.E965]+[.$I$11])^[.$J$11])" office:value-type="float" office:value="0.0236467813728019" calcext:value-type="float">
            <text:p>0.023646781372802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D965]^2" office:value-type="float" office:value="0.000559170269293091" calcext:value-type="float">
            <text:p>0.0005591702692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roughout</text:p>
          </table:table-cell>
          <table:table-cell office:value-type="float" office:value="313" calcext:value-type="float">
            <text:p>313</text:p>
          </table:table-cell>
          <table:table-cell table:formula="of:=([.B966]/[.$F$1])" office:value-type="float" office:value="0.000173437277489116" calcext:value-type="float">
            <text:p>0.000173437277489</text:p>
          </table:table-cell>
          <table:table-cell table:formula="of:=([.$H$11]/([.E966]+[.$I$11])^[.$J$11])" office:value-type="float" office:value="0.0236252296621347" calcext:value-type="float">
            <text:p>0.023625229662135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D966]^2" office:value-type="float" office:value="0.000558151476588608" calcext:value-type="float">
            <text:p>0.0005581514765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ctor</text:p>
          </table:table-cell>
          <table:table-cell office:value-type="float" office:value="313" calcext:value-type="float">
            <text:p>313</text:p>
          </table:table-cell>
          <table:table-cell table:formula="of:=([.B967]/[.$F$1])" office:value-type="float" office:value="0.000173437277489116" calcext:value-type="float">
            <text:p>0.000173437277489</text:p>
          </table:table-cell>
          <table:table-cell table:formula="of:=([.$H$11]/([.E967]+[.$I$11])^[.$J$11])" office:value-type="float" office:value="0.0236037198710629" calcext:value-type="float">
            <text:p>0.023603719871063</text:p>
          </table:table-cell>
          <table:table-cell office:value-type="float" office:value="966" calcext:value-type="float">
            <text:p>966</text:p>
          </table:table-cell>
          <table:table-cell/>
          <table:table-cell table:formula="of:=[.D967]^2" office:value-type="float" office:value="0.00055713559175161" calcext:value-type="float">
            <text:p>0.0005571355917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ank</text:p>
          </table:table-cell>
          <table:table-cell office:value-type="float" office:value="312" calcext:value-type="float">
            <text:p>312</text:p>
          </table:table-cell>
          <table:table-cell table:formula="of:=([.B968]/[.$F$1])" office:value-type="float" office:value="0.000172883164781483" calcext:value-type="float">
            <text:p>0.000172883164781</text:p>
          </table:table-cell>
          <table:table-cell table:formula="of:=([.$H$11]/([.E968]+[.$I$11])^[.$J$11])" office:value-type="float" office:value="0.0235822518748086" calcext:value-type="float">
            <text:p>0.023582251874809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[.D968]^2" office:value-type="float" office:value="0.000556122603486914" calcext:value-type="float">
            <text:p>0.0005561226034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rectly</text:p>
          </table:table-cell>
          <table:table-cell office:value-type="float" office:value="312" calcext:value-type="float">
            <text:p>312</text:p>
          </table:table-cell>
          <table:table-cell table:formula="of:=([.B969]/[.$F$1])" office:value-type="float" office:value="0.000172883164781483" calcext:value-type="float">
            <text:p>0.000172883164781</text:p>
          </table:table-cell>
          <table:table-cell table:formula="of:=([.$H$11]/([.E969]+[.$I$11])^[.$J$11])" office:value-type="float" office:value="0.0235608255490937" calcext:value-type="float">
            <text:p>0.023560825549094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D969]^2" office:value-type="float" office:value="0.000555112500554825" calcext:value-type="float">
            <text:p>0.0005551125005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partment</text:p>
          </table:table-cell>
          <table:table-cell office:value-type="float" office:value="311" calcext:value-type="float">
            <text:p>311</text:p>
          </table:table-cell>
          <table:table-cell table:formula="of:=([.B970]/[.$F$1])" office:value-type="float" office:value="0.00017232905207385" calcext:value-type="float">
            <text:p>0.000172329052074</text:p>
          </table:table-cell>
          <table:table-cell table:formula="of:=([.$H$11]/([.E970]+[.$I$11])^[.$J$11])" office:value-type="float" office:value="0.0235394407701373" calcext:value-type="float">
            <text:p>0.023539440770137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D970]^2" office:value-type="float" office:value="0.000554105271770801" calcext:value-type="float">
            <text:p>0.0005541052717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oup</text:p>
          </table:table-cell>
          <table:table-cell office:value-type="float" office:value="311" calcext:value-type="float">
            <text:p>311</text:p>
          </table:table-cell>
          <table:table-cell table:formula="of:=([.B971]/[.$F$1])" office:value-type="float" office:value="0.00017232905207385" calcext:value-type="float">
            <text:p>0.000172329052074</text:p>
          </table:table-cell>
          <table:table-cell table:formula="of:=([.$H$11]/([.E971]+[.$I$11])^[.$J$11])" office:value-type="float" office:value="0.0235180974146535" calcext:value-type="float">
            <text:p>0.023518097414654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[.D971]^2" office:value-type="float" office:value="0.000553100906005132" calcext:value-type="float">
            <text:p>0.0005531009060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oss</text:p>
          </table:table-cell>
          <table:table-cell office:value-type="float" office:value="311" calcext:value-type="float">
            <text:p>311</text:p>
          </table:table-cell>
          <table:table-cell table:formula="of:=([.B972]/[.$F$1])" office:value-type="float" office:value="0.00017232905207385" calcext:value-type="float">
            <text:p>0.000172329052074</text:p>
          </table:table-cell>
          <table:table-cell table:formula="of:=([.$H$11]/([.E972]+[.$I$11])^[.$J$11])" office:value-type="float" office:value="0.0234967953598488" calcext:value-type="float">
            <text:p>0.023496795359849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[.D972]^2" office:value-type="float" office:value="0.000552099392182612" calcext:value-type="float">
            <text:p>0.0005520993921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lad</text:p>
          </table:table-cell>
          <table:table-cell office:value-type="float" office:value="311" calcext:value-type="float">
            <text:p>311</text:p>
          </table:table-cell>
          <table:table-cell table:formula="of:=([.B973]/[.$F$1])" office:value-type="float" office:value="0.00017232905207385" calcext:value-type="float">
            <text:p>0.000172329052074</text:p>
          </table:table-cell>
          <table:table-cell table:formula="of:=([.$H$11]/([.E973]+[.$I$11])^[.$J$11])" office:value-type="float" office:value="0.0234755344834195" calcext:value-type="float">
            <text:p>0.02347553448342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[.D973]^2" office:value-type="float" office:value="0.000551100719282217" calcext:value-type="float">
            <text:p>0.0005511007192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rious</text:p>
          </table:table-cell>
          <table:table-cell office:value-type="float" office:value="311" calcext:value-type="float">
            <text:p>311</text:p>
          </table:table-cell>
          <table:table-cell table:formula="of:=([.B974]/[.$F$1])" office:value-type="float" office:value="0.00017232905207385" calcext:value-type="float">
            <text:p>0.000172329052074</text:p>
          </table:table-cell>
          <table:table-cell table:formula="of:=([.$H$11]/([.E974]+[.$I$11])^[.$J$11])" office:value-type="float" office:value="0.0234543146635493" calcext:value-type="float">
            <text:p>0.023454314663549</text:p>
          </table:table-cell>
          <table:table-cell office:value-type="float" office:value="973" calcext:value-type="float">
            <text:p>973</text:p>
          </table:table-cell>
          <table:table-cell/>
          <table:table-cell table:formula="of:=[.D974]^2" office:value-type="float" office:value="0.000550104876336782" calcext:value-type="float">
            <text:p>0.0005501048763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mory</text:p>
          </table:table-cell>
          <table:table-cell office:value-type="float" office:value="311" calcext:value-type="float">
            <text:p>311</text:p>
          </table:table-cell>
          <table:table-cell table:formula="of:=([.B975]/[.$F$1])" office:value-type="float" office:value="0.00017232905207385" calcext:value-type="float">
            <text:p>0.000172329052074</text:p>
          </table:table-cell>
          <table:table-cell table:formula="of:=([.$H$11]/([.E975]+[.$I$11])^[.$J$11])" office:value-type="float" office:value="0.0234331357789069" calcext:value-type="float">
            <text:p>0.023433135778907</text:p>
          </table:table-cell>
          <table:table-cell office:value-type="float" office:value="974" calcext:value-type="float">
            <text:p>974</text:p>
          </table:table-cell>
          <table:table-cell/>
          <table:table-cell table:formula="of:=[.D975]^2" office:value-type="float" office:value="0.000549111852432687" calcext:value-type="float">
            <text:p>0.0005491118524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fficult</text:p>
          </table:table-cell>
          <table:table-cell office:value-type="float" office:value="310" calcext:value-type="float">
            <text:p>310</text:p>
          </table:table-cell>
          <table:table-cell table:formula="of:=([.B976]/[.$F$1])" office:value-type="float" office:value="0.000171774939366217" calcext:value-type="float">
            <text:p>0.000171774939366</text:p>
          </table:table-cell>
          <table:table-cell table:formula="of:=([.$H$11]/([.E976]+[.$I$11])^[.$J$11])" office:value-type="float" office:value="0.0234119977086437" calcext:value-type="float">
            <text:p>0.023411997708644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[.D976]^2" office:value-type="float" office:value="0.000548121636709538" calcext:value-type="float">
            <text:p>0.000548121636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pport</text:p>
          </table:table-cell>
          <table:table-cell office:value-type="float" office:value="310" calcext:value-type="float">
            <text:p>310</text:p>
          </table:table-cell>
          <table:table-cell table:formula="of:=([.B977]/[.$F$1])" office:value-type="float" office:value="0.000171774939366217" calcext:value-type="float">
            <text:p>0.000171774939366</text:p>
          </table:table-cell>
          <table:table-cell table:formula="of:=([.$H$11]/([.E977]+[.$I$11])^[.$J$11])" office:value-type="float" office:value="0.0233909003323911" calcext:value-type="float">
            <text:p>0.023390900332391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D977]^2" office:value-type="float" office:value="0.000547134218359856" calcext:value-type="float">
            <text:p>0.000547134218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y</text:p>
          </table:table-cell>
          <table:table-cell office:value-type="float" office:value="309" calcext:value-type="float">
            <text:p>309</text:p>
          </table:table-cell>
          <table:table-cell table:formula="of:=([.B978]/[.$F$1])" office:value-type="float" office:value="0.000171220826658584" calcext:value-type="float">
            <text:p>0.000171220826659</text:p>
          </table:table-cell>
          <table:table-cell table:formula="of:=([.$H$11]/([.E978]+[.$I$11])^[.$J$11])" office:value-type="float" office:value="0.0233698435302584" calcext:value-type="float">
            <text:p>0.02336984353025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D978]^2" office:value-type="float" office:value="0.00054614958662876" calcext:value-type="float">
            <text:p>0.0005461495866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h</text:p>
          </table:table-cell>
          <table:table-cell office:value-type="float" office:value="309" calcext:value-type="float">
            <text:p>309</text:p>
          </table:table-cell>
          <table:table-cell table:formula="of:=([.B979]/[.$F$1])" office:value-type="float" office:value="0.000171220826658584" calcext:value-type="float">
            <text:p>0.000171220826659</text:p>
          </table:table-cell>
          <table:table-cell table:formula="of:=([.$H$11]/([.E979]+[.$I$11])^[.$J$11])" office:value-type="float" office:value="0.0233488271828301" calcext:value-type="float">
            <text:p>0.02334882718283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[.D979]^2" office:value-type="float" office:value="0.000545167730813666" calcext:value-type="float">
            <text:p>0.000545167730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ory</text:p>
          </table:table-cell>
          <table:table-cell office:value-type="float" office:value="309" calcext:value-type="float">
            <text:p>309</text:p>
          </table:table-cell>
          <table:table-cell table:formula="of:=([.B980]/[.$F$1])" office:value-type="float" office:value="0.000171220826658584" calcext:value-type="float">
            <text:p>0.000171220826659</text:p>
          </table:table-cell>
          <table:table-cell table:formula="of:=([.$H$11]/([.E980]+[.$I$11])^[.$J$11])" office:value-type="float" office:value="0.0233278511711638" calcext:value-type="float">
            <text:p>0.023327851171164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[.D980]^2" office:value-type="float" office:value="0.000544188640263969" calcext:value-type="float">
            <text:p>0.0005441886402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wed</text:p>
          </table:table-cell>
          <table:table-cell office:value-type="float" office:value="308" calcext:value-type="float">
            <text:p>308</text:p>
          </table:table-cell>
          <table:table-cell table:formula="of:=([.B981]/[.$F$1])" office:value-type="float" office:value="0.000170666713950951" calcext:value-type="float">
            <text:p>0.000170666713951</text:p>
          </table:table-cell>
          <table:table-cell table:formula="of:=([.$H$11]/([.E981]+[.$I$11])^[.$J$11])" office:value-type="float" office:value="0.0233069153767878" calcext:value-type="float">
            <text:p>0.023306915376788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D981]^2" office:value-type="float" office:value="0.000543212304380749" calcext:value-type="float">
            <text:p>0.0005432123043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neath</text:p>
          </table:table-cell>
          <table:table-cell office:value-type="float" office:value="308" calcext:value-type="float">
            <text:p>308</text:p>
          </table:table-cell>
          <table:table-cell table:formula="of:=([.B982]/[.$F$1])" office:value-type="float" office:value="0.000170666713950951" calcext:value-type="float">
            <text:p>0.000170666713951</text:p>
          </table:table-cell>
          <table:table-cell table:formula="of:=([.$H$11]/([.E982]+[.$I$11])^[.$J$11])" office:value-type="float" office:value="0.0232860196816987" calcext:value-type="float">
            <text:p>0.02328601968169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D982]^2" office:value-type="float" office:value="0.000542238712616458" calcext:value-type="float">
            <text:p>0.0005422387126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</text:p>
          </table:table-cell>
          <table:table-cell office:value-type="float" office:value="308" calcext:value-type="float">
            <text:p>308</text:p>
          </table:table-cell>
          <table:table-cell table:formula="of:=([.B983]/[.$F$1])" office:value-type="float" office:value="0.000170666713950951" calcext:value-type="float">
            <text:p>0.000170666713951</text:p>
          </table:table-cell>
          <table:table-cell table:formula="of:=([.$H$11]/([.E983]+[.$I$11])^[.$J$11])" office:value-type="float" office:value="0.0232651639683589" calcext:value-type="float">
            <text:p>0.023265163968359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[.D983]^2" office:value-type="float" office:value="0.000541267854474626" calcext:value-type="float">
            <text:p>0.0005412678544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posite</text:p>
          </table:table-cell>
          <table:table-cell office:value-type="float" office:value="307" calcext:value-type="float">
            <text:p>307</text:p>
          </table:table-cell>
          <table:table-cell table:formula="of:=([.B984]/[.$F$1])" office:value-type="float" office:value="0.000170112601243318" calcext:value-type="float">
            <text:p>0.000170112601243</text:p>
          </table:table-cell>
          <table:table-cell table:formula="of:=([.$H$11]/([.E984]+[.$I$11])^[.$J$11])" office:value-type="float" office:value="0.0232443481196948" calcext:value-type="float">
            <text:p>0.023244348119695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[.D984]^2" office:value-type="float" office:value="0.000540299719509558" calcext:value-type="float">
            <text:p>0.000540299719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ked</text:p>
          </table:table-cell>
          <table:table-cell office:value-type="float" office:value="307" calcext:value-type="float">
            <text:p>307</text:p>
          </table:table-cell>
          <table:table-cell table:formula="of:=([.B985]/[.$F$1])" office:value-type="float" office:value="0.000170112601243318" calcext:value-type="float">
            <text:p>0.000170112601243</text:p>
          </table:table-cell>
          <table:table-cell table:formula="of:=([.$H$11]/([.E985]+[.$I$11])^[.$J$11])" office:value-type="float" office:value="0.0232235720190939" calcext:value-type="float">
            <text:p>0.023223572019094</text:p>
          </table:table-cell>
          <table:table-cell office:value-type="float" office:value="984" calcext:value-type="float">
            <text:p>984</text:p>
          </table:table-cell>
          <table:table-cell/>
          <table:table-cell table:formula="of:=[.D985]^2" office:value-type="float" office:value="0.000539334297326039" calcext:value-type="float">
            <text:p>0.0005393342973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nder</text:p>
          </table:table-cell>
          <table:table-cell office:value-type="float" office:value="306" calcext:value-type="float">
            <text:p>306</text:p>
          </table:table-cell>
          <table:table-cell table:formula="of:=([.B986]/[.$F$1])" office:value-type="float" office:value="0.000169558488535685" calcext:value-type="float">
            <text:p>0.000169558488536</text:p>
          </table:table-cell>
          <table:table-cell table:formula="of:=([.$H$11]/([.E986]+[.$I$11])^[.$J$11])" office:value-type="float" office:value="0.0232028355504029" calcext:value-type="float">
            <text:p>0.023202835550403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D986]^2" office:value-type="float" office:value="0.000538371577579038" calcext:value-type="float">
            <text:p>0.0005383715775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ssociated</text:p>
          </table:table-cell>
          <table:table-cell office:value-type="float" office:value="306" calcext:value-type="float">
            <text:p>306</text:p>
          </table:table-cell>
          <table:table-cell table:formula="of:=([.B987]/[.$F$1])" office:value-type="float" office:value="0.000169558488535685" calcext:value-type="float">
            <text:p>0.000169558488536</text:p>
          </table:table-cell>
          <table:table-cell table:formula="of:=([.$H$11]/([.E987]+[.$I$11])^[.$J$11])" office:value-type="float" office:value="0.0231821385979253" calcext:value-type="float">
            <text:p>0.023182138597925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D987]^2" office:value-type="float" office:value="0.000537411549973417" calcext:value-type="float">
            <text:p>0.0005374115499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vantage</text:p>
          </table:table-cell>
          <table:table-cell office:value-type="float" office:value="306" calcext:value-type="float">
            <text:p>306</text:p>
          </table:table-cell>
          <table:table-cell table:formula="of:=([.B988]/[.$F$1])" office:value-type="float" office:value="0.000169558488535685" calcext:value-type="float">
            <text:p>0.000169558488536</text:p>
          </table:table-cell>
          <table:table-cell table:formula="of:=([.$H$11]/([.E988]+[.$I$11])^[.$J$11])" office:value-type="float" office:value="0.0231614810464192" calcext:value-type="float">
            <text:p>0.023161481046419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988]^2" office:value-type="float" office:value="0.000536454204263637" calcext:value-type="float">
            <text:p>0.0005364542042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ce</text:p>
          </table:table-cell>
          <table:table-cell office:value-type="float" office:value="305" calcext:value-type="float">
            <text:p>305</text:p>
          </table:table-cell>
          <table:table-cell table:formula="of:=([.B989]/[.$F$1])" office:value-type="float" office:value="0.000169004375828052" calcext:value-type="float">
            <text:p>0.000169004375828</text:p>
          </table:table-cell>
          <table:table-cell table:formula="of:=([.$H$11]/([.E989]+[.$I$11])^[.$J$11])" office:value-type="float" office:value="0.0231408627810951" calcext:value-type="float">
            <text:p>0.023140862781095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[.D989]^2" office:value-type="float" office:value="0.00053549953025347" calcext:value-type="float">
            <text:p>0.000535499530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rite</text:p>
          </table:table-cell>
          <table:table-cell office:value-type="float" office:value="305" calcext:value-type="float">
            <text:p>305</text:p>
          </table:table-cell>
          <table:table-cell table:formula="of:=([.B990]/[.$F$1])" office:value-type="float" office:value="0.000169004375828052" calcext:value-type="float">
            <text:p>0.000169004375828</text:p>
          </table:table-cell>
          <table:table-cell table:formula="of:=([.$H$11]/([.E990]+[.$I$11])^[.$J$11])" office:value-type="float" office:value="0.0231202836876133" calcext:value-type="float">
            <text:p>0.023120283687613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[.D990]^2" office:value-type="float" office:value="0.000534547517795717" calcext:value-type="float">
            <text:p>0.0005345475177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iece</text:p>
          </table:table-cell>
          <table:table-cell office:value-type="float" office:value="305" calcext:value-type="float">
            <text:p>305</text:p>
          </table:table-cell>
          <table:table-cell table:formula="of:=([.B991]/[.$F$1])" office:value-type="float" office:value="0.000169004375828052" calcext:value-type="float">
            <text:p>0.000169004375828</text:p>
          </table:table-cell>
          <table:table-cell table:formula="of:=([.$H$11]/([.E991]+[.$I$11])^[.$J$11])" office:value-type="float" office:value="0.0230997436520823" calcext:value-type="float">
            <text:p>0.023099743652082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D991]^2" office:value-type="float" office:value="0.000533598156791915" calcext:value-type="float">
            <text:p>0.0005335981567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rbert</text:p>
          </table:table-cell>
          <table:table-cell office:value-type="float" office:value="304" calcext:value-type="float">
            <text:p>304</text:p>
          </table:table-cell>
          <table:table-cell table:formula="of:=([.B992]/[.$F$1])" office:value-type="float" office:value="0.000168450263120419" calcext:value-type="float">
            <text:p>0.00016845026312</text:p>
          </table:table-cell>
          <table:table-cell table:formula="of:=([.$H$11]/([.E992]+[.$I$11])^[.$J$11])" office:value-type="float" office:value="0.023079242561056" calcext:value-type="float">
            <text:p>0.023079242561056</text:p>
          </table:table-cell>
          <table:table-cell office:value-type="float" office:value="991" calcext:value-type="float">
            <text:p>991</text:p>
          </table:table-cell>
          <table:table-cell/>
          <table:table-cell table:formula="of:=[.D992]^2" office:value-type="float" office:value="0.000532651437192059" calcext:value-type="float">
            <text:p>0.0005326514371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sides</text:p>
          </table:table-cell>
          <table:table-cell office:value-type="float" office:value="304" calcext:value-type="float">
            <text:p>304</text:p>
          </table:table-cell>
          <table:table-cell table:formula="of:=([.B993]/[.$F$1])" office:value-type="float" office:value="0.000168450263120419" calcext:value-type="float">
            <text:p>0.00016845026312</text:p>
          </table:table-cell>
          <table:table-cell table:formula="of:=([.$H$11]/([.E993]+[.$I$11])^[.$J$11])" office:value-type="float" office:value="0.023058780301532" calcext:value-type="float">
            <text:p>0.023058780301532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D993]^2" office:value-type="float" office:value="0.000531707348994322" calcext:value-type="float">
            <text:p>0.000531707348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one</text:p>
          </table:table-cell>
          <table:table-cell office:value-type="float" office:value="304" calcext:value-type="float">
            <text:p>304</text:p>
          </table:table-cell>
          <table:table-cell table:formula="of:=([.B994]/[.$F$1])" office:value-type="float" office:value="0.000168450263120419" calcext:value-type="float">
            <text:p>0.00016845026312</text:p>
          </table:table-cell>
          <table:table-cell table:formula="of:=([.$H$11]/([.E994]+[.$I$11])^[.$J$11])" office:value-type="float" office:value="0.0230383567609491" calcext:value-type="float">
            <text:p>0.023038356760949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[.D994]^2" office:value-type="float" office:value="0.000530765882244771" calcext:value-type="float">
            <text:p>0.0005307658822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rkness</text:p>
          </table:table-cell>
          <table:table-cell office:value-type="float" office:value="304" calcext:value-type="float">
            <text:p>304</text:p>
          </table:table-cell>
          <table:table-cell table:formula="of:=([.B995]/[.$F$1])" office:value-type="float" office:value="0.000168450263120419" calcext:value-type="float">
            <text:p>0.00016845026312</text:p>
          </table:table-cell>
          <table:table-cell table:formula="of:=([.$H$11]/([.E995]+[.$I$11])^[.$J$11])" office:value-type="float" office:value="0.0230179718271852" calcext:value-type="float">
            <text:p>0.023017971827185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D995]^2" office:value-type="float" office:value="0.000529827027037094" calcext:value-type="float">
            <text:p>0.0005298270270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arkable</text:p>
          </table:table-cell>
          <table:table-cell office:value-type="float" office:value="304" calcext:value-type="float">
            <text:p>304</text:p>
          </table:table-cell>
          <table:table-cell table:formula="of:=([.B996]/[.$F$1])" office:value-type="float" office:value="0.000168450263120419" calcext:value-type="float">
            <text:p>0.00016845026312</text:p>
          </table:table-cell>
          <table:table-cell table:formula="of:=([.$H$11]/([.E996]+[.$I$11])^[.$J$11])" office:value-type="float" office:value="0.0229976253885553" calcext:value-type="float">
            <text:p>0.022997625388555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[.D996]^2" office:value-type="float" office:value="0.000528890773512322" calcext:value-type="float">
            <text:p>0.0005288907735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tent</text:p>
          </table:table-cell>
          <table:table-cell office:value-type="float" office:value="303" calcext:value-type="float">
            <text:p>303</text:p>
          </table:table-cell>
          <table:table-cell table:formula="of:=([.B997]/[.$F$1])" office:value-type="float" office:value="0.000167896150412786" calcext:value-type="float">
            <text:p>0.000167896150413</text:p>
          </table:table-cell>
          <table:table-cell table:formula="of:=([.$H$11]/([.E997]+[.$I$11])^[.$J$11])" office:value-type="float" office:value="0.022977317333809" calcext:value-type="float">
            <text:p>0.022977317333809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D997]^2" office:value-type="float" office:value="0.000527957111858558" calcext:value-type="float">
            <text:p>0.0005279571118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gaged</text:p>
          </table:table-cell>
          <table:table-cell office:value-type="float" office:value="302" calcext:value-type="float">
            <text:p>302</text:p>
          </table:table-cell>
          <table:table-cell table:formula="of:=([.B998]/[.$F$1])" office:value-type="float" office:value="0.000167342037705153" calcext:value-type="float">
            <text:p>0.000167342037705</text:p>
          </table:table-cell>
          <table:table-cell table:formula="of:=([.$H$11]/([.E998]+[.$I$11])^[.$J$11])" office:value-type="float" office:value="0.0229570475521288" calcext:value-type="float">
            <text:p>0.022957047552129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[.D998]^2" office:value-type="float" office:value="0.000527026032310703" calcext:value-type="float">
            <text:p>0.0005270260323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mited</text:p>
          </table:table-cell>
          <table:table-cell office:value-type="float" office:value="302" calcext:value-type="float">
            <text:p>302</text:p>
          </table:table-cell>
          <table:table-cell table:formula="of:=([.B999]/[.$F$1])" office:value-type="float" office:value="0.000167342037705153" calcext:value-type="float">
            <text:p>0.000167342037705</text:p>
          </table:table-cell>
          <table:table-cell table:formula="of:=([.$H$11]/([.E999]+[.$I$11])^[.$J$11])" office:value-type="float" office:value="0.0229368159331278" calcext:value-type="float">
            <text:p>0.022936815933128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D999]^2" office:value-type="float" office:value="0.000526097525150186" calcext:value-type="float">
            <text:p>0.000526097525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anger</text:p>
          </table:table-cell>
          <table:table-cell office:value-type="float" office:value="302" calcext:value-type="float">
            <text:p>302</text:p>
          </table:table-cell>
          <table:table-cell table:formula="of:=([.B1000]/[.$F$1])" office:value-type="float" office:value="0.000167342037705153" calcext:value-type="float">
            <text:p>0.000167342037705</text:p>
          </table:table-cell>
          <table:table-cell table:formula="of:=([.$H$11]/([.E1000]+[.$I$11])^[.$J$11])" office:value-type="float" office:value="0.0229166223668476" calcext:value-type="float">
            <text:p>0.022916622366848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[.D1000]^2" office:value-type="float" office:value="0.000525171580704699" calcext:value-type="float">
            <text:p>0.0005251715807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treme</text:p>
          </table:table-cell>
          <table:table-cell office:value-type="float" office:value="302" calcext:value-type="float">
            <text:p>302</text:p>
          </table:table-cell>
          <table:table-cell table:formula="of:=([.B1001]/[.$F$1])" office:value-type="float" office:value="0.000167342037705153" calcext:value-type="float">
            <text:p>0.000167342037705</text:p>
          </table:table-cell>
          <table:table-cell table:formula="of:=([.$H$11]/([.E1001]+[.$I$11])^[.$J$11])" office:value-type="float" office:value="0.0228964667437561" calcext:value-type="float">
            <text:p>0.022896466743756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1001]^2" office:value-type="float" office:value="0.000524248189347929" calcext:value-type="float">
            <text:p>0.0005242481893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ius</text:p>
          </table:table-cell>
          <table:table-cell office:value-type="float" office:value="302" calcext:value-type="float">
            <text:p>302</text:p>
          </table:table-cell>
          <table:table-cell table:formula="of:=([.B1002]/[.$F$1])" office:value-type="float" office:value="0.000167342037705153" calcext:value-type="float">
            <text:p>0.000167342037705</text:p>
          </table:table-cell>
          <table:table-cell table:formula="of:=([.$H$11]/([.E1002]+[.$I$11])^[.$J$11])" office:value-type="float" office:value="0.0228763489547456" calcext:value-type="float">
            <text:p>0.022876348954746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D1002]^2" office:value-type="float" office:value="0.00052332734149929" calcext:value-type="float">
            <text:p>0.0005233273414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al</text:p>
          </table:table-cell>
          <table:table-cell office:value-type="float" office:value="301" calcext:value-type="float">
            <text:p>301</text:p>
          </table:table-cell>
          <table:table-cell table:formula="of:=([.B1003]/[.$F$1])" office:value-type="float" office:value="0.00016678792499752" calcext:value-type="float">
            <text:p>0.000166787924998</text:p>
          </table:table-cell>
          <table:table-cell table:formula="of:=([.$H$11]/([.E1003]+[.$I$11])^[.$J$11])" office:value-type="float" office:value="0.0228562688911307" calcext:value-type="float">
            <text:p>0.022856268891131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D1003]^2" office:value-type="float" office:value="0.000522409027623668" calcext:value-type="float">
            <text:p>0.0005224090276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tters</text:p>
          </table:table-cell>
          <table:table-cell office:value-type="float" office:value="301" calcext:value-type="float">
            <text:p>301</text:p>
          </table:table-cell>
          <table:table-cell table:formula="of:=([.B1004]/[.$F$1])" office:value-type="float" office:value="0.00016678792499752" calcext:value-type="float">
            <text:p>0.000166787924998</text:p>
          </table:table-cell>
          <table:table-cell table:formula="of:=([.$H$11]/([.E1004]+[.$I$11])^[.$J$11])" office:value-type="float" office:value="0.0228362264446461" calcext:value-type="float">
            <text:p>0.022836226444646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D1004]^2" office:value-type="float" office:value="0.000521493238231153" calcext:value-type="float">
            <text:p>0.0005214932382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esh</text:p>
          </table:table-cell>
          <table:table-cell office:value-type="float" office:value="301" calcext:value-type="float">
            <text:p>301</text:p>
          </table:table-cell>
          <table:table-cell table:formula="of:=([.B1005]/[.$F$1])" office:value-type="float" office:value="0.00016678792499752" calcext:value-type="float">
            <text:p>0.000166787924998</text:p>
          </table:table-cell>
          <table:table-cell table:formula="of:=([.$H$11]/([.E1005]+[.$I$11])^[.$J$11])" office:value-type="float" office:value="0.0228162215074448" calcext:value-type="float">
            <text:p>0.022816221507445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D1005]^2" office:value-type="float" office:value="0.000520579963876785" calcext:value-type="float">
            <text:p>0.0005205799638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mbers</text:p>
          </table:table-cell>
          <table:table-cell office:value-type="float" office:value="301" calcext:value-type="float">
            <text:p>301</text:p>
          </table:table-cell>
          <table:table-cell table:formula="of:=([.B1006]/[.$F$1])" office:value-type="float" office:value="0.00016678792499752" calcext:value-type="float">
            <text:p>0.000166787924998</text:p>
          </table:table-cell>
          <table:table-cell table:formula="of:=([.$H$11]/([.E1006]+[.$I$11])^[.$J$11])" office:value-type="float" office:value="0.0227962539720958" calcext:value-type="float">
            <text:p>0.022796253972096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[.D1006]^2" office:value-type="float" office:value="0.000519669195160292" calcext:value-type="float">
            <text:p>0.000519669195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mple</text:p>
          </table:table-cell>
          <table:table-cell office:value-type="float" office:value="301" calcext:value-type="float">
            <text:p>301</text:p>
          </table:table-cell>
          <table:table-cell table:formula="of:=([.B1007]/[.$F$1])" office:value-type="float" office:value="0.00016678792499752" calcext:value-type="float">
            <text:p>0.000166787924998</text:p>
          </table:table-cell>
          <table:table-cell table:formula="of:=([.$H$11]/([.E1007]+[.$I$11])^[.$J$11])" office:value-type="float" office:value="0.0227763237315823" calcext:value-type="float">
            <text:p>0.022776323731582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[.D1007]^2" office:value-type="float" office:value="0.00051876092272584" calcext:value-type="float">
            <text:p>0.0005187609227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ly</text:p>
          </table:table-cell>
          <table:table-cell office:value-type="float" office:value="301" calcext:value-type="float">
            <text:p>301</text:p>
          </table:table-cell>
          <table:table-cell table:formula="of:=([.B1008]/[.$F$1])" office:value-type="float" office:value="0.00016678792499752" calcext:value-type="float">
            <text:p>0.000166787924998</text:p>
          </table:table-cell>
          <table:table-cell table:formula="of:=([.$H$11]/([.E1008]+[.$I$11])^[.$J$11])" office:value-type="float" office:value="0.0227564306792997" calcext:value-type="float">
            <text:p>0.0227564306793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[.D1008]^2" office:value-type="float" office:value="0.000517855137261772" calcext:value-type="float">
            <text:p>0.0005178551372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is</text:p>
          </table:table-cell>
          <table:table-cell office:value-type="float" office:value="301" calcext:value-type="float">
            <text:p>301</text:p>
          </table:table-cell>
          <table:table-cell table:formula="of:=([.B1009]/[.$F$1])" office:value-type="float" office:value="0.00016678792499752" calcext:value-type="float">
            <text:p>0.000166787924998</text:p>
          </table:table-cell>
          <table:table-cell table:formula="of:=([.$H$11]/([.E1009]+[.$I$11])^[.$J$11])" office:value-type="float" office:value="0.0227365747090533" calcext:value-type="float">
            <text:p>0.022736574709053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D1009]^2" office:value-type="float" office:value="0.000516951829500364" calcext:value-type="float">
            <text:p>0.00051695182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ried</text:p>
          </table:table-cell>
          <table:table-cell office:value-type="float" office:value="300" calcext:value-type="float">
            <text:p>300</text:p>
          </table:table-cell>
          <table:table-cell table:formula="of:=([.B1010]/[.$F$1])" office:value-type="float" office:value="0.000166233812289887" calcext:value-type="float">
            <text:p>0.00016623381229</text:p>
          </table:table-cell>
          <table:table-cell table:formula="of:=([.$H$11]/([.E1010]+[.$I$11])^[.$J$11])" office:value-type="float" office:value="0.0227167557150568" calcext:value-type="float">
            <text:p>0.022716755715057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[.D1010]^2" office:value-type="float" office:value="0.000516050990217567" calcext:value-type="float">
            <text:p>0.0005160509902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ected</text:p>
          </table:table-cell>
          <table:table-cell office:value-type="float" office:value="299" calcext:value-type="float">
            <text:p>299</text:p>
          </table:table-cell>
          <table:table-cell table:formula="of:=([.B1011]/[.$F$1])" office:value-type="float" office:value="0.000165679699582254" calcext:value-type="float">
            <text:p>0.000165679699582</text:p>
          </table:table-cell>
          <table:table-cell table:formula="of:=([.$H$11]/([.E1011]+[.$I$11])^[.$J$11])" office:value-type="float" office:value="0.0226969735919299" calcext:value-type="float">
            <text:p>0.02269697359193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D1011]^2" office:value-type="float" office:value="0.000515152610232763" calcext:value-type="float">
            <text:p>0.0005151526102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lk</text:p>
          </table:table-cell>
          <table:table-cell office:value-type="float" office:value="299" calcext:value-type="float">
            <text:p>299</text:p>
          </table:table-cell>
          <table:table-cell table:formula="of:=([.B1012]/[.$F$1])" office:value-type="float" office:value="0.000165679699582254" calcext:value-type="float">
            <text:p>0.000165679699582</text:p>
          </table:table-cell>
          <table:table-cell table:formula="of:=([.$H$11]/([.E1012]+[.$I$11])^[.$J$11])" office:value-type="float" office:value="0.0226772282346965" calcext:value-type="float">
            <text:p>0.022677228234697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D1012]^2" office:value-type="float" office:value="0.000514256680408515" calcext:value-type="float">
            <text:p>0.0005142566804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nger</text:p>
          </table:table-cell>
          <table:table-cell office:value-type="float" office:value="299" calcext:value-type="float">
            <text:p>299</text:p>
          </table:table-cell>
          <table:table-cell table:formula="of:=([.B1013]/[.$F$1])" office:value-type="float" office:value="0.000165679699582254" calcext:value-type="float">
            <text:p>0.000165679699582</text:p>
          </table:table-cell>
          <table:table-cell table:formula="of:=([.$H$11]/([.E1013]+[.$I$11])^[.$J$11])" office:value-type="float" office:value="0.0226575195387828" calcext:value-type="float">
            <text:p>0.022657519538783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D1013]^2" office:value-type="float" office:value="0.000513363191650324" calcext:value-type="float">
            <text:p>0.000513363191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chool</text:p>
          </table:table-cell>
          <table:table-cell office:value-type="float" office:value="298" calcext:value-type="float">
            <text:p>298</text:p>
          </table:table-cell>
          <table:table-cell table:formula="of:=([.B1014]/[.$F$1])" office:value-type="float" office:value="0.000165125586874621" calcext:value-type="float">
            <text:p>0.000165125586875</text:p>
          </table:table-cell>
          <table:table-cell table:formula="of:=([.$H$11]/([.E1014]+[.$I$11])^[.$J$11])" office:value-type="float" office:value="0.0226378474000153" calcext:value-type="float">
            <text:p>0.022637847400015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[.D1014]^2" office:value-type="float" office:value="0.000512472134906382" calcext:value-type="float">
            <text:p>0.0005124721349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sland</text:p>
          </table:table-cell>
          <table:table-cell office:value-type="float" office:value="298" calcext:value-type="float">
            <text:p>298</text:p>
          </table:table-cell>
          <table:table-cell table:formula="of:=([.B1015]/[.$F$1])" office:value-type="float" office:value="0.000165125586874621" calcext:value-type="float">
            <text:p>0.000165125586875</text:p>
          </table:table-cell>
          <table:table-cell table:formula="of:=([.$H$11]/([.E1015]+[.$I$11])^[.$J$11])" office:value-type="float" office:value="0.0226182117146191" calcext:value-type="float">
            <text:p>0.022618211714619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[.D1015]^2" office:value-type="float" office:value="0.000511583501167332" calcext:value-type="float">
            <text:p>0.0005115835011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</text:p>
          </table:table-cell>
          <table:table-cell office:value-type="float" office:value="298" calcext:value-type="float">
            <text:p>298</text:p>
          </table:table-cell>
          <table:table-cell table:formula="of:=([.B1016]/[.$F$1])" office:value-type="float" office:value="0.000165125586874621" calcext:value-type="float">
            <text:p>0.000165125586875</text:p>
          </table:table-cell>
          <table:table-cell table:formula="of:=([.$H$11]/([.E1016]+[.$I$11])^[.$J$11])" office:value-type="float" office:value="0.0225986123792154" calcext:value-type="float">
            <text:p>0.022598612379216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[.D1016]^2" office:value-type="float" office:value="0.000510697281466029" calcext:value-type="float">
            <text:p>0.0005106972814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t</text:p>
          </table:table-cell>
          <table:table-cell office:value-type="float" office:value="297" calcext:value-type="float">
            <text:p>297</text:p>
          </table:table-cell>
          <table:table-cell table:formula="of:=([.B1017]/[.$F$1])" office:value-type="float" office:value="0.000164571474166989" calcext:value-type="float">
            <text:p>0.000164571474167</text:p>
          </table:table-cell>
          <table:table-cell table:formula="of:=([.$H$11]/([.E1017]+[.$I$11])^[.$J$11])" office:value-type="float" office:value="0.0225790492908204" calcext:value-type="float">
            <text:p>0.02257904929082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D1017]^2" office:value-type="float" office:value="0.000509813466877295" calcext:value-type="float">
            <text:p>0.0005098134668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mmediate</text:p>
          </table:table-cell>
          <table:table-cell office:value-type="float" office:value="297" calcext:value-type="float">
            <text:p>297</text:p>
          </table:table-cell>
          <table:table-cell table:formula="of:=([.B1018]/[.$F$1])" office:value-type="float" office:value="0.000164571474166989" calcext:value-type="float">
            <text:p>0.000164571474167</text:p>
          </table:table-cell>
          <table:table-cell table:formula="of:=([.$H$11]/([.E1018]+[.$I$11])^[.$J$11])" office:value-type="float" office:value="0.0225595223468425" calcext:value-type="float">
            <text:p>0.022559522346843</text:p>
          </table:table-cell>
          <table:table-cell office:value-type="float" office:value="1017" calcext:value-type="float">
            <text:p>1017</text:p>
          </table:table-cell>
          <table:table-cell/>
          <table:table-cell table:formula="of:=[.D1018]^2" office:value-type="float" office:value="0.000508932048517688" calcext:value-type="float">
            <text:p>0.0005089320485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derstood</text:p>
          </table:table-cell>
          <table:table-cell office:value-type="float" office:value="297" calcext:value-type="float">
            <text:p>297</text:p>
          </table:table-cell>
          <table:table-cell table:formula="of:=([.B1019]/[.$F$1])" office:value-type="float" office:value="0.000164571474166989" calcext:value-type="float">
            <text:p>0.000164571474167</text:p>
          </table:table-cell>
          <table:table-cell table:formula="of:=([.$H$11]/([.E1019]+[.$I$11])^[.$J$11])" office:value-type="float" office:value="0.0225400314450815" calcext:value-type="float">
            <text:p>0.022540031445082</text:p>
          </table:table-cell>
          <table:table-cell office:value-type="float" office:value="1018" calcext:value-type="float">
            <text:p>1018</text:p>
          </table:table-cell>
          <table:table-cell/>
          <table:table-cell table:formula="of:=[.D1019]^2" office:value-type="float" office:value="0.000508053017545261" calcext:value-type="float">
            <text:p>0.0005080530175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pared</text:p>
          </table:table-cell>
          <table:table-cell office:value-type="float" office:value="296" calcext:value-type="float">
            <text:p>296</text:p>
          </table:table-cell>
          <table:table-cell table:formula="of:=([.B1020]/[.$F$1])" office:value-type="float" office:value="0.000164017361459356" calcext:value-type="float">
            <text:p>0.000164017361459</text:p>
          </table:table-cell>
          <table:table-cell table:formula="of:=([.$H$11]/([.E1020]+[.$I$11])^[.$J$11])" office:value-type="float" office:value="0.0225205764837256" calcext:value-type="float">
            <text:p>0.022520576483726</text:p>
          </table:table-cell>
          <table:table-cell office:value-type="float" office:value="1019" calcext:value-type="float">
            <text:p>1019</text:p>
          </table:table-cell>
          <table:table-cell/>
          <table:table-cell table:formula="of:=[.D1020]^2" office:value-type="float" office:value="0.000507176365159332" calcext:value-type="float">
            <text:p>0.0005071763651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t</text:p>
          </table:table-cell>
          <table:table-cell office:value-type="float" office:value="296" calcext:value-type="float">
            <text:p>296</text:p>
          </table:table-cell>
          <table:table-cell table:formula="of:=([.B1021]/[.$F$1])" office:value-type="float" office:value="0.000164017361459356" calcext:value-type="float">
            <text:p>0.000164017361459</text:p>
          </table:table-cell>
          <table:table-cell table:formula="of:=([.$H$11]/([.E1021]+[.$I$11])^[.$J$11])" office:value-type="float" office:value="0.0225011573613503" calcext:value-type="float">
            <text:p>0.02250115736135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D1021]^2" office:value-type="float" office:value="0.000506302082600249" calcext:value-type="float">
            <text:p>0.00050630208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t</text:p>
          </table:table-cell>
          <table:table-cell office:value-type="float" office:value="296" calcext:value-type="float">
            <text:p>296</text:p>
          </table:table-cell>
          <table:table-cell table:formula="of:=([.B1022]/[.$F$1])" office:value-type="float" office:value="0.000164017361459356" calcext:value-type="float">
            <text:p>0.000164017361459</text:p>
          </table:table-cell>
          <table:table-cell table:formula="of:=([.$H$11]/([.E1022]+[.$I$11])^[.$J$11])" office:value-type="float" office:value="0.0224817739769165" calcext:value-type="float">
            <text:p>0.022481773976917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[.D1022]^2" office:value-type="float" office:value="0.000505430161149158" calcext:value-type="float">
            <text:p>0.000505430161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ouble</text:p>
          </table:table-cell>
          <table:table-cell office:value-type="float" office:value="296" calcext:value-type="float">
            <text:p>296</text:p>
          </table:table-cell>
          <table:table-cell table:formula="of:=([.B1023]/[.$F$1])" office:value-type="float" office:value="0.000164017361459356" calcext:value-type="float">
            <text:p>0.000164017361459</text:p>
          </table:table-cell>
          <table:table-cell table:formula="of:=([.$H$11]/([.E1023]+[.$I$11])^[.$J$11])" office:value-type="float" office:value="0.0224624262297681" calcext:value-type="float">
            <text:p>0.022462426229768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[.D1023]^2" office:value-type="float" office:value="0.000504560592127775" calcext:value-type="float">
            <text:p>0.000504560592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culiar</text:p>
          </table:table-cell>
          <table:table-cell office:value-type="float" office:value="296" calcext:value-type="float">
            <text:p>296</text:p>
          </table:table-cell>
          <table:table-cell table:formula="of:=([.B1024]/[.$F$1])" office:value-type="float" office:value="0.000164017361459356" calcext:value-type="float">
            <text:p>0.000164017361459</text:p>
          </table:table-cell>
          <table:table-cell table:formula="of:=([.$H$11]/([.E1024]+[.$I$11])^[.$J$11])" office:value-type="float" office:value="0.0224431140196309" calcext:value-type="float">
            <text:p>0.022443114019631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[.D1024]^2" office:value-type="float" office:value="0.000503693366898155" calcext:value-type="float">
            <text:p>0.0005036933668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ribution</text:p>
          </table:table-cell>
          <table:table-cell office:value-type="float" office:value="295" calcext:value-type="float">
            <text:p>295</text:p>
          </table:table-cell>
          <table:table-cell table:formula="of:=([.B1025]/[.$F$1])" office:value-type="float" office:value="0.000163463248751723" calcext:value-type="float">
            <text:p>0.000163463248752</text:p>
          </table:table-cell>
          <table:table-cell table:formula="of:=([.$H$11]/([.E1025]+[.$I$11])^[.$J$11])" office:value-type="float" office:value="0.0224238372466103" calcext:value-type="float">
            <text:p>0.02242383724661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D1025]^2" office:value-type="float" office:value="0.00050282847686247" calcext:value-type="float">
            <text:p>0.0005028284768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untain</text:p>
          </table:table-cell>
          <table:table-cell office:value-type="float" office:value="295" calcext:value-type="float">
            <text:p>295</text:p>
          </table:table-cell>
          <table:table-cell table:formula="of:=([.B1026]/[.$F$1])" office:value-type="float" office:value="0.000163463248751723" calcext:value-type="float">
            <text:p>0.000163463248752</text:p>
          </table:table-cell>
          <table:table-cell table:formula="of:=([.$H$11]/([.E1026]+[.$I$11])^[.$J$11])" office:value-type="float" office:value="0.0224045958111897" calcext:value-type="float">
            <text:p>0.02240459581119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D1026]^2" office:value-type="float" office:value="0.000501965913462779" calcext:value-type="float">
            <text:p>0.0005019659134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uthor</text:p>
          </table:table-cell>
          <table:table-cell office:value-type="float" office:value="294" calcext:value-type="float">
            <text:p>294</text:p>
          </table:table-cell>
          <table:table-cell table:formula="of:=([.B1027]/[.$F$1])" office:value-type="float" office:value="0.00016290913604409" calcext:value-type="float">
            <text:p>0.000162909136044</text:p>
          </table:table-cell>
          <table:table-cell table:formula="of:=([.$H$11]/([.E1027]+[.$I$11])^[.$J$11])" office:value-type="float" office:value="0.0223853896142285" calcext:value-type="float">
            <text:p>0.022385389614229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[.D1027]^2" office:value-type="float" office:value="0.000501105668180809" calcext:value-type="float">
            <text:p>0.0005011056681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thod</text:p>
          </table:table-cell>
          <table:table-cell office:value-type="float" office:value="294" calcext:value-type="float">
            <text:p>294</text:p>
          </table:table-cell>
          <table:table-cell table:formula="of:=([.B1028]/[.$F$1])" office:value-type="float" office:value="0.00016290913604409" calcext:value-type="float">
            <text:p>0.000162909136044</text:p>
          </table:table-cell>
          <table:table-cell table:formula="of:=([.$H$11]/([.E1028]+[.$I$11])^[.$J$11])" office:value-type="float" office:value="0.0223662185569606" calcext:value-type="float">
            <text:p>0.022366218556961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D1028]^2" office:value-type="float" office:value="0.000500247732537728" calcext:value-type="float">
            <text:p>0.0005002477325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ings</text:p>
          </table:table-cell>
          <table:table-cell office:value-type="float" office:value="293" calcext:value-type="float">
            <text:p>293</text:p>
          </table:table-cell>
          <table:table-cell table:formula="of:=([.B1029]/[.$F$1])" office:value-type="float" office:value="0.000162355023336457" calcext:value-type="float">
            <text:p>0.000162355023336</text:p>
          </table:table-cell>
          <table:table-cell table:formula="of:=([.$H$11]/([.E1029]+[.$I$11])^[.$J$11])" office:value-type="float" office:value="0.0223470825409924" calcext:value-type="float">
            <text:p>0.022347082540992</text:p>
          </table:table-cell>
          <table:table-cell office:value-type="float" office:value="1028" calcext:value-type="float">
            <text:p>1028</text:p>
          </table:table-cell>
          <table:table-cell/>
          <table:table-cell table:formula="of:=[.D1029]^2" office:value-type="float" office:value="0.000499392098093926" calcext:value-type="float">
            <text:p>0.0004993920980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atest</text:p>
          </table:table-cell>
          <table:table-cell office:value-type="float" office:value="293" calcext:value-type="float">
            <text:p>293</text:p>
          </table:table-cell>
          <table:table-cell table:formula="of:=([.B1030]/[.$F$1])" office:value-type="float" office:value="0.000162355023336457" calcext:value-type="float">
            <text:p>0.000162355023336</text:p>
          </table:table-cell>
          <table:table-cell table:formula="of:=([.$H$11]/([.E1030]+[.$I$11])^[.$J$11])" office:value-type="float" office:value="0.0223279814683011" calcext:value-type="float">
            <text:p>0.022327981468301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[.D1030]^2" office:value-type="float" office:value="0.000498538756448796" calcext:value-type="float">
            <text:p>0.0004985387564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ule</text:p>
          </table:table-cell>
          <table:table-cell office:value-type="float" office:value="293" calcext:value-type="float">
            <text:p>293</text:p>
          </table:table-cell>
          <table:table-cell table:formula="of:=([.B1031]/[.$F$1])" office:value-type="float" office:value="0.000162355023336457" calcext:value-type="float">
            <text:p>0.000162355023336</text:p>
          </table:table-cell>
          <table:table-cell table:formula="of:=([.$H$11]/([.E1031]+[.$I$11])^[.$J$11])" office:value-type="float" office:value="0.022308915241233" calcext:value-type="float">
            <text:p>0.022308915241233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[.D1031]^2" office:value-type="float" office:value="0.000497687699240519" calcext:value-type="float">
            <text:p>0.0004976876992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ucture</text:p>
          </table:table-cell>
          <table:table-cell office:value-type="float" office:value="293" calcext:value-type="float">
            <text:p>293</text:p>
          </table:table-cell>
          <table:table-cell table:formula="of:=([.B1032]/[.$F$1])" office:value-type="float" office:value="0.000162355023336457" calcext:value-type="float">
            <text:p>0.000162355023336</text:p>
          </table:table-cell>
          <table:table-cell table:formula="of:=([.$H$11]/([.E1032]+[.$I$11])^[.$J$11])" office:value-type="float" office:value="0.0222898837625018" calcext:value-type="float">
            <text:p>0.022289883762502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[.D1032]^2" office:value-type="float" office:value="0.000496838918145842" calcext:value-type="float">
            <text:p>0.0004968389181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fe</text:p>
          </table:table-cell>
          <table:table-cell office:value-type="float" office:value="292" calcext:value-type="float">
            <text:p>292</text:p>
          </table:table-cell>
          <table:table-cell table:formula="of:=([.B1033]/[.$F$1])" office:value-type="float" office:value="0.000161800910628824" calcext:value-type="float">
            <text:p>0.000161800910629</text:p>
          </table:table-cell>
          <table:table-cell table:formula="of:=([.$H$11]/([.E1033]+[.$I$11])^[.$J$11])" office:value-type="float" office:value="0.0222708869351866" calcext:value-type="float">
            <text:p>0.022270886935187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D1033]^2" office:value-type="float" office:value="0.000495992404879864" calcext:value-type="float">
            <text:p>0.00049599240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early</text:p>
          </table:table-cell>
          <table:table-cell office:value-type="float" office:value="291" calcext:value-type="float">
            <text:p>291</text:p>
          </table:table-cell>
          <table:table-cell table:formula="of:=([.B1034]/[.$F$1])" office:value-type="float" office:value="0.000161246797921191" calcext:value-type="float">
            <text:p>0.000161246797921</text:p>
          </table:table-cell>
          <table:table-cell table:formula="of:=([.$H$11]/([.E1034]+[.$I$11])^[.$J$11])" office:value-type="float" office:value="0.0222519246627304" calcext:value-type="float">
            <text:p>0.02225192466273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[.D1034]^2" office:value-type="float" office:value="0.000495148151195827" calcext:value-type="float">
            <text:p>0.0004951481511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siderable</text:p>
          </table:table-cell>
          <table:table-cell office:value-type="float" office:value="290" calcext:value-type="float">
            <text:p>290</text:p>
          </table:table-cell>
          <table:table-cell table:formula="of:=([.B1035]/[.$F$1])" office:value-type="float" office:value="0.000160692685213558" calcext:value-type="float">
            <text:p>0.000160692685214</text:p>
          </table:table-cell>
          <table:table-cell table:formula="of:=([.$H$11]/([.E1035]+[.$I$11])^[.$J$11])" office:value-type="float" office:value="0.0222329968489383" calcext:value-type="float">
            <text:p>0.022232996848938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[.D1035]^2" office:value-type="float" office:value="0.000494306148884901" calcext:value-type="float">
            <text:p>0.0004943061488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vide</text:p>
          </table:table-cell>
          <table:table-cell office:value-type="float" office:value="290" calcext:value-type="float">
            <text:p>290</text:p>
          </table:table-cell>
          <table:table-cell table:formula="of:=([.B1036]/[.$F$1])" office:value-type="float" office:value="0.000160692685213558" calcext:value-type="float">
            <text:p>0.000160692685214</text:p>
          </table:table-cell>
          <table:table-cell table:formula="of:=([.$H$11]/([.E1036]+[.$I$11])^[.$J$11])" office:value-type="float" office:value="0.022214103397976" calcext:value-type="float">
            <text:p>0.022214103397976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D1036]^2" office:value-type="float" office:value="0.000493466389775969" calcext:value-type="float">
            <text:p>0.0004934663897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ding</text:p>
          </table:table-cell>
          <table:table-cell office:value-type="float" office:value="290" calcext:value-type="float">
            <text:p>290</text:p>
          </table:table-cell>
          <table:table-cell table:formula="of:=([.B1037]/[.$F$1])" office:value-type="float" office:value="0.000160692685213558" calcext:value-type="float">
            <text:p>0.000160692685214</text:p>
          </table:table-cell>
          <table:table-cell table:formula="of:=([.$H$11]/([.E1037]+[.$I$11])^[.$J$11])" office:value-type="float" office:value="0.0221952442143677" calcext:value-type="float">
            <text:p>0.022195244214368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[.D1037]^2" office:value-type="float" office:value="0.000492628865735424" calcext:value-type="float">
            <text:p>0.0004926288657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untains</text:p>
          </table:table-cell>
          <table:table-cell office:value-type="float" office:value="290" calcext:value-type="float">
            <text:p>290</text:p>
          </table:table-cell>
          <table:table-cell table:formula="of:=([.B1038]/[.$F$1])" office:value-type="float" office:value="0.000160692685213558" calcext:value-type="float">
            <text:p>0.000160692685214</text:p>
          </table:table-cell>
          <table:table-cell table:formula="of:=([.$H$11]/([.E1038]+[.$I$11])^[.$J$11])" office:value-type="float" office:value="0.0221764192029948" calcext:value-type="float">
            <text:p>0.022176419202995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D1038]^2" office:value-type="float" office:value="0.000491793568666958" calcext:value-type="float">
            <text:p>0.0004917935686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uilding</text:p>
          </table:table-cell>
          <table:table-cell office:value-type="float" office:value="290" calcext:value-type="float">
            <text:p>290</text:p>
          </table:table-cell>
          <table:table-cell table:formula="of:=([.B1039]/[.$F$1])" office:value-type="float" office:value="0.000160692685213558" calcext:value-type="float">
            <text:p>0.000160692685214</text:p>
          </table:table-cell>
          <table:table-cell table:formula="of:=([.$H$11]/([.E1039]+[.$I$11])^[.$J$11])" office:value-type="float" office:value="0.022157628269094" calcext:value-type="float">
            <text:p>0.022157628269094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[.D1039]^2" office:value-type="float" office:value="0.000490960490511355" calcext:value-type="float">
            <text:p>0.0004909604905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plete</text:p>
          </table:table-cell>
          <table:table-cell office:value-type="float" office:value="289" calcext:value-type="float">
            <text:p>289</text:p>
          </table:table-cell>
          <table:table-cell table:formula="of:=([.B1040]/[.$F$1])" office:value-type="float" office:value="0.000160138572505925" calcext:value-type="float">
            <text:p>0.000160138572506</text:p>
          </table:table-cell>
          <table:table-cell table:formula="of:=([.$H$11]/([.E1040]+[.$I$11])^[.$J$11])" office:value-type="float" office:value="0.0221388713182557" calcext:value-type="float">
            <text:p>0.022138871318256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[.D1040]^2" office:value-type="float" office:value="0.000490129623246286" calcext:value-type="float">
            <text:p>0.000490129623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epted</text:p>
          </table:table-cell>
          <table:table-cell office:value-type="float" office:value="288" calcext:value-type="float">
            <text:p>288</text:p>
          </table:table-cell>
          <table:table-cell table:formula="of:=([.B1041]/[.$F$1])" office:value-type="float" office:value="0.000159584459798292" calcext:value-type="float">
            <text:p>0.000159584459798</text:p>
          </table:table-cell>
          <table:table-cell table:formula="of:=([.$H$11]/([.E1041]+[.$I$11])^[.$J$11])" office:value-type="float" office:value="0.0221201482564223" calcext:value-type="float">
            <text:p>0.022120148256422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D1041]^2" office:value-type="float" office:value="0.000489300958886104" calcext:value-type="float">
            <text:p>0.0004893009588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ying</text:p>
          </table:table-cell>
          <table:table-cell office:value-type="float" office:value="287" calcext:value-type="float">
            <text:p>287</text:p>
          </table:table-cell>
          <table:table-cell table:formula="of:=([.B1042]/[.$F$1])" office:value-type="float" office:value="0.000159030347090659" calcext:value-type="float">
            <text:p>0.000159030347091</text:p>
          </table:table-cell>
          <table:table-cell table:formula="of:=([.$H$11]/([.E1042]+[.$I$11])^[.$J$11])" office:value-type="float" office:value="0.0221014589898867" calcext:value-type="float">
            <text:p>0.022101458989887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[.D1042]^2" office:value-type="float" office:value="0.000488474489481644" calcext:value-type="float">
            <text:p>0.0004884744894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cene</text:p>
          </table:table-cell>
          <table:table-cell office:value-type="float" office:value="286" calcext:value-type="float">
            <text:p>286</text:p>
          </table:table-cell>
          <table:table-cell table:formula="of:=([.B1043]/[.$F$1])" office:value-type="float" office:value="0.000158476234383026" calcext:value-type="float">
            <text:p>0.000158476234383</text:p>
          </table:table-cell>
          <table:table-cell table:formula="of:=([.$H$11]/([.E1043]+[.$I$11])^[.$J$11])" office:value-type="float" office:value="0.0220828034252904" calcext:value-type="float">
            <text:p>0.02208280342529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[.D1043]^2" office:value-type="float" office:value="0.000487650207120015" calcext:value-type="float">
            <text:p>0.000487650207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nd</text:p>
          </table:table-cell>
          <table:table-cell office:value-type="float" office:value="286" calcext:value-type="float">
            <text:p>286</text:p>
          </table:table-cell>
          <table:table-cell table:formula="of:=([.B1044]/[.$F$1])" office:value-type="float" office:value="0.000158476234383026" calcext:value-type="float">
            <text:p>0.000158476234383</text:p>
          </table:table-cell>
          <table:table-cell table:formula="of:=([.$H$11]/([.E1044]+[.$I$11])^[.$J$11])" office:value-type="float" office:value="0.022064181469622" calcext:value-type="float">
            <text:p>0.022064181469622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D1044]^2" office:value-type="float" office:value="0.000486828103924411" calcext:value-type="float">
            <text:p>0.0004868281039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lent</text:p>
          </table:table-cell>
          <table:table-cell office:value-type="float" office:value="286" calcext:value-type="float">
            <text:p>286</text:p>
          </table:table-cell>
          <table:table-cell table:formula="of:=([.B1045]/[.$F$1])" office:value-type="float" office:value="0.000158476234383026" calcext:value-type="float">
            <text:p>0.000158476234383</text:p>
          </table:table-cell>
          <table:table-cell table:formula="of:=([.$H$11]/([.E1045]+[.$I$11])^[.$J$11])" office:value-type="float" office:value="0.0220455930302158" calcext:value-type="float">
            <text:p>0.022045593030216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[.D1045]^2" office:value-type="float" office:value="0.000486008172053901" calcext:value-type="float">
            <text:p>0.0004860081720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m</text:p>
          </table:table-cell>
          <table:table-cell office:value-type="float" office:value="286" calcext:value-type="float">
            <text:p>286</text:p>
          </table:table-cell>
          <table:table-cell table:formula="of:=([.B1046]/[.$F$1])" office:value-type="float" office:value="0.000158476234383026" calcext:value-type="float">
            <text:p>0.000158476234383</text:p>
          </table:table-cell>
          <table:table-cell table:formula="of:=([.$H$11]/([.E1046]+[.$I$11])^[.$J$11])" office:value-type="float" office:value="0.0220270380147499" calcext:value-type="float">
            <text:p>0.02202703801475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D1046]^2" office:value-type="float" office:value="0.000485190403703236" calcext:value-type="float">
            <text:p>0.0004851904037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mile</text:p>
          </table:table-cell>
          <table:table-cell office:value-type="float" office:value="286" calcext:value-type="float">
            <text:p>286</text:p>
          </table:table-cell>
          <table:table-cell table:formula="of:=([.B1047]/[.$F$1])" office:value-type="float" office:value="0.000158476234383026" calcext:value-type="float">
            <text:p>0.000158476234383</text:p>
          </table:table-cell>
          <table:table-cell table:formula="of:=([.$H$11]/([.E1047]+[.$I$11])^[.$J$11])" office:value-type="float" office:value="0.0220085163312445" calcext:value-type="float">
            <text:p>0.022008516331245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[.D1047]^2" office:value-type="float" office:value="0.000484374791102655" calcext:value-type="float">
            <text:p>0.0004843747911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unning</text:p>
          </table:table-cell>
          <table:table-cell office:value-type="float" office:value="286" calcext:value-type="float">
            <text:p>286</text:p>
          </table:table-cell>
          <table:table-cell table:formula="of:=([.B1048]/[.$F$1])" office:value-type="float" office:value="0.000158476234383026" calcext:value-type="float">
            <text:p>0.000158476234383</text:p>
          </table:table-cell>
          <table:table-cell table:formula="of:=([.$H$11]/([.E1048]+[.$I$11])^[.$J$11])" office:value-type="float" office:value="0.0219900278880607" calcext:value-type="float">
            <text:p>0.021990027888061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D1048]^2" office:value-type="float" office:value="0.000483561326517685" calcext:value-type="float">
            <text:p>0.0004835613265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ss</text:p>
          </table:table-cell>
          <table:table-cell office:value-type="float" office:value="285" calcext:value-type="float">
            <text:p>285</text:p>
          </table:table-cell>
          <table:table-cell table:formula="of:=([.B1049]/[.$F$1])" office:value-type="float" office:value="0.000157922121675393" calcext:value-type="float">
            <text:p>0.000157922121675</text:p>
          </table:table-cell>
          <table:table-cell table:formula="of:=([.$H$11]/([.E1049]+[.$I$11])^[.$J$11])" office:value-type="float" office:value="0.0219715725938985" calcext:value-type="float">
            <text:p>0.021971572593899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D1049]^2" office:value-type="float" office:value="0.000482750002248953" calcext:value-type="float">
            <text:p>0.0004827500022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ace</text:p>
          </table:table-cell>
          <table:table-cell office:value-type="float" office:value="284" calcext:value-type="float">
            <text:p>284</text:p>
          </table:table-cell>
          <table:table-cell table:formula="of:=([.B1050]/[.$F$1])" office:value-type="float" office:value="0.00015736800896776" calcext:value-type="float">
            <text:p>0.000157368008968</text:p>
          </table:table-cell>
          <table:table-cell table:formula="of:=([.$H$11]/([.E1050]+[.$I$11])^[.$J$11])" office:value-type="float" office:value="0.0219531503577957" calcext:value-type="float">
            <text:p>0.021953150357796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[.D1050]^2" office:value-type="float" office:value="0.000481940810631986" calcext:value-type="float">
            <text:p>0.0004819408106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rect</text:p>
          </table:table-cell>
          <table:table-cell office:value-type="float" office:value="283" calcext:value-type="float">
            <text:p>283</text:p>
          </table:table-cell>
          <table:table-cell table:formula="of:=([.B1051]/[.$F$1])" office:value-type="float" office:value="0.000156813896260127" calcext:value-type="float">
            <text:p>0.00015681389626</text:p>
          </table:table-cell>
          <table:table-cell table:formula="of:=([.$H$11]/([.E1051]+[.$I$11])^[.$J$11])" office:value-type="float" office:value="0.0219347610891258" calcext:value-type="float">
            <text:p>0.021934761089126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[.D1051]^2" office:value-type="float" office:value="0.000481133744037028" calcext:value-type="float">
            <text:p>0.0004811337440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ff</text:p>
          </table:table-cell>
          <table:table-cell office:value-type="float" office:value="283" calcext:value-type="float">
            <text:p>283</text:p>
          </table:table-cell>
          <table:table-cell table:formula="of:=([.B1052]/[.$F$1])" office:value-type="float" office:value="0.000156813896260127" calcext:value-type="float">
            <text:p>0.00015681389626</text:p>
          </table:table-cell>
          <table:table-cell table:formula="of:=([.$H$11]/([.E1052]+[.$I$11])^[.$J$11])" office:value-type="float" office:value="0.0219164046975968" calcext:value-type="float">
            <text:p>0.021916404697597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[.D1052]^2" office:value-type="float" office:value="0.000480328794868844" calcext:value-type="float">
            <text:p>0.0004803287948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manding</text:p>
          </table:table-cell>
          <table:table-cell office:value-type="float" office:value="283" calcext:value-type="float">
            <text:p>283</text:p>
          </table:table-cell>
          <table:table-cell table:formula="of:=([.B1053]/[.$F$1])" office:value-type="float" office:value="0.000156813896260127" calcext:value-type="float">
            <text:p>0.00015681389626</text:p>
          </table:table-cell>
          <table:table-cell table:formula="of:=([.$H$11]/([.E1053]+[.$I$11])^[.$J$11])" office:value-type="float" office:value="0.0218980810932495" calcext:value-type="float">
            <text:p>0.02189808109325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D1053]^2" office:value-type="float" office:value="0.000479525955566533" calcext:value-type="float">
            <text:p>0.0004795259555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ich</text:p>
          </table:table-cell>
          <table:table-cell office:value-type="float" office:value="282" calcext:value-type="float">
            <text:p>282</text:p>
          </table:table-cell>
          <table:table-cell table:formula="of:=([.B1054]/[.$F$1])" office:value-type="float" office:value="0.000156259783552494" calcext:value-type="float">
            <text:p>0.000156259783552</text:p>
          </table:table-cell>
          <table:table-cell table:formula="of:=([.$H$11]/([.E1054]+[.$I$11])^[.$J$11])" office:value-type="float" office:value="0.0218797901864561" calcext:value-type="float">
            <text:p>0.021879790186456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D1054]^2" office:value-type="float" office:value="0.000478725218603341" calcext:value-type="float">
            <text:p>0.0004787252186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dow</text:p>
          </table:table-cell>
          <table:table-cell office:value-type="float" office:value="282" calcext:value-type="float">
            <text:p>282</text:p>
          </table:table-cell>
          <table:table-cell table:formula="of:=([.B1055]/[.$F$1])" office:value-type="float" office:value="0.000156259783552494" calcext:value-type="float">
            <text:p>0.000156259783552</text:p>
          </table:table-cell>
          <table:table-cell table:formula="of:=([.$H$11]/([.E1055]+[.$I$11])^[.$J$11])" office:value-type="float" office:value="0.0218615318879184" calcext:value-type="float">
            <text:p>0.021861531887919</text:p>
          </table:table-cell>
          <table:table-cell office:value-type="float" office:value="1054" calcext:value-type="float">
            <text:p>1054</text:p>
          </table:table-cell>
          <table:table-cell/>
          <table:table-cell table:formula="of:=[.D1055]^2" office:value-type="float" office:value="0.000477926576486474" calcext:value-type="float">
            <text:p>0.0004779265764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tting</text:p>
          </table:table-cell>
          <table:table-cell office:value-type="float" office:value="282" calcext:value-type="float">
            <text:p>282</text:p>
          </table:table-cell>
          <table:table-cell table:formula="of:=([.B1056]/[.$F$1])" office:value-type="float" office:value="0.000156259783552494" calcext:value-type="float">
            <text:p>0.000156259783552</text:p>
          </table:table-cell>
          <table:table-cell table:formula="of:=([.$H$11]/([.E1056]+[.$I$11])^[.$J$11])" office:value-type="float" office:value="0.0218433061086666" calcext:value-type="float">
            <text:p>0.021843306108667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[.D1056]^2" office:value-type="float" office:value="0.000477130021756913" calcext:value-type="float">
            <text:p>0.0004771300217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p'n</text:p>
          </table:table-cell>
          <table:table-cell office:value-type="float" office:value="282" calcext:value-type="float">
            <text:p>282</text:p>
          </table:table-cell>
          <table:table-cell table:formula="of:=([.B1057]/[.$F$1])" office:value-type="float" office:value="0.000156259783552494" calcext:value-type="float">
            <text:p>0.000156259783552</text:p>
          </table:table-cell>
          <table:table-cell table:formula="of:=([.$H$11]/([.E1057]+[.$I$11])^[.$J$11])" office:value-type="float" office:value="0.0218251127600576" calcext:value-type="float">
            <text:p>0.021825112760058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D1057]^2" office:value-type="float" office:value="0.000476335546989229" calcext:value-type="float">
            <text:p>0.0004763355469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ee</text:p>
          </table:table-cell>
          <table:table-cell office:value-type="float" office:value="282" calcext:value-type="float">
            <text:p>282</text:p>
          </table:table-cell>
          <table:table-cell table:formula="of:=([.B1058]/[.$F$1])" office:value-type="float" office:value="0.000156259783552494" calcext:value-type="float">
            <text:p>0.000156259783552</text:p>
          </table:table-cell>
          <table:table-cell table:formula="of:=([.$H$11]/([.E1058]+[.$I$11])^[.$J$11])" office:value-type="float" office:value="0.0218069517537734" calcext:value-type="float">
            <text:p>0.021806951753773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D1058]^2" office:value-type="float" office:value="0.0004755431447914" calcext:value-type="float">
            <text:p>0.0004755431447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ssissippi</text:p>
          </table:table-cell>
          <table:table-cell office:value-type="float" office:value="282" calcext:value-type="float">
            <text:p>282</text:p>
          </table:table-cell>
          <table:table-cell table:formula="of:=([.B1059]/[.$F$1])" office:value-type="float" office:value="0.000156259783552494" calcext:value-type="float">
            <text:p>0.000156259783552</text:p>
          </table:table-cell>
          <table:table-cell table:formula="of:=([.$H$11]/([.E1059]+[.$I$11])^[.$J$11])" office:value-type="float" office:value="0.0217888230018198" calcext:value-type="float">
            <text:p>0.02178882300182</text:p>
          </table:table-cell>
          <table:table-cell office:value-type="float" office:value="1058" calcext:value-type="float">
            <text:p>1058</text:p>
          </table:table-cell>
          <table:table-cell/>
          <table:table-cell table:formula="of:=[.D1059]^2" office:value-type="float" office:value="0.000474752807804633" calcext:value-type="float">
            <text:p>0.0004747528078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mission</text:p>
          </table:table-cell>
          <table:table-cell office:value-type="float" office:value="282" calcext:value-type="float">
            <text:p>282</text:p>
          </table:table-cell>
          <table:table-cell table:formula="of:=([.B1060]/[.$F$1])" office:value-type="float" office:value="0.000156259783552494" calcext:value-type="float">
            <text:p>0.000156259783552</text:p>
          </table:table-cell>
          <table:table-cell table:formula="of:=([.$H$11]/([.E1060]+[.$I$11])^[.$J$11])" office:value-type="float" office:value="0.021770726416525" calcext:value-type="float">
            <text:p>0.021770726416525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D1060]^2" office:value-type="float" office:value="0.000473964528703178" calcext:value-type="float">
            <text:p>0.0004739645287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ings</text:p>
          </table:table-cell>
          <table:table-cell office:value-type="float" office:value="282" calcext:value-type="float">
            <text:p>282</text:p>
          </table:table-cell>
          <table:table-cell table:formula="of:=([.B1061]/[.$F$1])" office:value-type="float" office:value="0.000156259783552494" calcext:value-type="float">
            <text:p>0.000156259783552</text:p>
          </table:table-cell>
          <table:table-cell table:formula="of:=([.$H$11]/([.E1061]+[.$I$11])^[.$J$11])" office:value-type="float" office:value="0.0217526619105376" calcext:value-type="float">
            <text:p>0.021752661910538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[.D1061]^2" office:value-type="float" office:value="0.000473178300194153" calcext:value-type="float">
            <text:p>0.0004731783001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r</text:p>
          </table:table-cell>
          <table:table-cell office:value-type="float" office:value="281" calcext:value-type="float">
            <text:p>281</text:p>
          </table:table-cell>
          <table:table-cell table:formula="of:=([.B1062]/[.$F$1])" office:value-type="float" office:value="0.000155705670844861" calcext:value-type="float">
            <text:p>0.000155705670845</text:p>
          </table:table-cell>
          <table:table-cell table:formula="of:=([.$H$11]/([.E1062]+[.$I$11])^[.$J$11])" office:value-type="float" office:value="0.0217346293968257" calcext:value-type="float">
            <text:p>0.021734629396826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[.D1062]^2" office:value-type="float" office:value="0.000472394115017362" calcext:value-type="float">
            <text:p>0.0004723941150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oke</text:p>
          </table:table-cell>
          <table:table-cell office:value-type="float" office:value="281" calcext:value-type="float">
            <text:p>281</text:p>
          </table:table-cell>
          <table:table-cell table:formula="of:=([.B1063]/[.$F$1])" office:value-type="float" office:value="0.000155705670844861" calcext:value-type="float">
            <text:p>0.000155705670845</text:p>
          </table:table-cell>
          <table:table-cell table:formula="of:=([.$H$11]/([.E1063]+[.$I$11])^[.$J$11])" office:value-type="float" office:value="0.0217166287886753" calcext:value-type="float">
            <text:p>0.021716628788675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D1063]^2" office:value-type="float" office:value="0.00047161196594512" calcext:value-type="float">
            <text:p>0.0004716119659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at</text:p>
          </table:table-cell>
          <table:table-cell office:value-type="float" office:value="281" calcext:value-type="float">
            <text:p>281</text:p>
          </table:table-cell>
          <table:table-cell table:formula="of:=([.B1064]/[.$F$1])" office:value-type="float" office:value="0.000155705670844861" calcext:value-type="float">
            <text:p>0.000155705670845</text:p>
          </table:table-cell>
          <table:table-cell table:formula="of:=([.$H$11]/([.E1064]+[.$I$11])^[.$J$11])" office:value-type="float" office:value="0.0216986599996884" calcext:value-type="float">
            <text:p>0.021698659999689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D1064]^2" office:value-type="float" office:value="0.00047083184578208" calcext:value-type="float">
            <text:p>0.0004708318457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ldn't</text:p>
          </table:table-cell>
          <table:table-cell office:value-type="float" office:value="280" calcext:value-type="float">
            <text:p>280</text:p>
          </table:table-cell>
          <table:table-cell table:formula="of:=([.B1065]/[.$F$1])" office:value-type="float" office:value="0.000155151558137228" calcext:value-type="float">
            <text:p>0.000155151558137</text:p>
          </table:table-cell>
          <table:table-cell table:formula="of:=([.$H$11]/([.E1065]+[.$I$11])^[.$J$11])" office:value-type="float" office:value="0.0216807229437823" calcext:value-type="float">
            <text:p>0.021680722943782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D1065]^2" office:value-type="float" office:value="0.00047005374736505" calcext:value-type="float">
            <text:p>0.0004700537473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lanation</text:p>
          </table:table-cell>
          <table:table-cell office:value-type="float" office:value="280" calcext:value-type="float">
            <text:p>280</text:p>
          </table:table-cell>
          <table:table-cell table:formula="of:=([.B1066]/[.$F$1])" office:value-type="float" office:value="0.000155151558137228" calcext:value-type="float">
            <text:p>0.000155151558137</text:p>
          </table:table-cell>
          <table:table-cell table:formula="of:=([.$H$11]/([.E1066]+[.$I$11])^[.$J$11])" office:value-type="float" office:value="0.0216628175351875" calcext:value-type="float">
            <text:p>0.021662817535188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D1066]^2" office:value-type="float" office:value="0.000469277663562828" calcext:value-type="float">
            <text:p>0.0004692776635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eeping</text:p>
          </table:table-cell>
          <table:table-cell office:value-type="float" office:value="280" calcext:value-type="float">
            <text:p>280</text:p>
          </table:table-cell>
          <table:table-cell table:formula="of:=([.B1067]/[.$F$1])" office:value-type="float" office:value="0.000155151558137228" calcext:value-type="float">
            <text:p>0.000155151558137</text:p>
          </table:table-cell>
          <table:table-cell table:formula="of:=([.$H$11]/([.E1067]+[.$I$11])^[.$J$11])" office:value-type="float" office:value="0.0216449436884466" calcext:value-type="float">
            <text:p>0.021644943688447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[.D1067]^2" office:value-type="float" office:value="0.000468503587276024" calcext:value-type="float">
            <text:p>0.0004685035872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ccurred</text:p>
          </table:table-cell>
          <table:table-cell office:value-type="float" office:value="280" calcext:value-type="float">
            <text:p>280</text:p>
          </table:table-cell>
          <table:table-cell table:formula="of:=([.B1068]/[.$F$1])" office:value-type="float" office:value="0.000155151558137228" calcext:value-type="float">
            <text:p>0.000155151558137</text:p>
          </table:table-cell>
          <table:table-cell table:formula="of:=([.$H$11]/([.E1068]+[.$I$11])^[.$J$11])" office:value-type="float" office:value="0.0216271013184127" calcext:value-type="float">
            <text:p>0.021627101318413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D1068]^2" office:value-type="float" office:value="0.000467731511436889" calcext:value-type="float">
            <text:p>0.0004677315114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elings</text:p>
          </table:table-cell>
          <table:table-cell office:value-type="float" office:value="280" calcext:value-type="float">
            <text:p>280</text:p>
          </table:table-cell>
          <table:table-cell table:formula="of:=([.B1069]/[.$F$1])" office:value-type="float" office:value="0.000155151558137228" calcext:value-type="float">
            <text:p>0.000155151558137</text:p>
          </table:table-cell>
          <table:table-cell table:formula="of:=([.$H$11]/([.E1069]+[.$I$11])^[.$J$11])" office:value-type="float" office:value="0.0216092903402483" calcext:value-type="float">
            <text:p>0.021609290340248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D1069]^2" office:value-type="float" office:value="0.000466961429009147" calcext:value-type="float">
            <text:p>0.0004669614290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aight</text:p>
          </table:table-cell>
          <table:table-cell office:value-type="float" office:value="280" calcext:value-type="float">
            <text:p>280</text:p>
          </table:table-cell>
          <table:table-cell table:formula="of:=([.B1070]/[.$F$1])" office:value-type="float" office:value="0.000155151558137228" calcext:value-type="float">
            <text:p>0.000155151558137</text:p>
          </table:table-cell>
          <table:table-cell table:formula="of:=([.$H$11]/([.E1070]+[.$I$11])^[.$J$11])" office:value-type="float" office:value="0.0215915106694234" calcext:value-type="float">
            <text:p>0.021591510669423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[.D1070]^2" office:value-type="float" office:value="0.000466193332987824" calcext:value-type="float">
            <text:p>0.0004661933329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le</text:p>
          </table:table-cell>
          <table:table-cell office:value-type="float" office:value="280" calcext:value-type="float">
            <text:p>280</text:p>
          </table:table-cell>
          <table:table-cell table:formula="of:=([.B1071]/[.$F$1])" office:value-type="float" office:value="0.000155151558137228" calcext:value-type="float">
            <text:p>0.000155151558137</text:p>
          </table:table-cell>
          <table:table-cell table:formula="of:=([.$H$11]/([.E1071]+[.$I$11])^[.$J$11])" office:value-type="float" office:value="0.0215737622217146" calcext:value-type="float">
            <text:p>0.021573762221715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D1071]^2" office:value-type="float" office:value="0.000465427216399078" calcext:value-type="float">
            <text:p>0.0004654272163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pparently</text:p>
          </table:table-cell>
          <table:table-cell office:value-type="float" office:value="280" calcext:value-type="float">
            <text:p>280</text:p>
          </table:table-cell>
          <table:table-cell table:formula="of:=([.B1072]/[.$F$1])" office:value-type="float" office:value="0.000155151558137228" calcext:value-type="float">
            <text:p>0.000155151558137</text:p>
          </table:table-cell>
          <table:table-cell table:formula="of:=([.$H$11]/([.E1072]+[.$I$11])^[.$J$11])" office:value-type="float" office:value="0.0215560449132032" calcext:value-type="float">
            <text:p>0.021556044913203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D1072]^2" office:value-type="float" office:value="0.000464663072300035" calcext:value-type="float">
            <text:p>0.00046466307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ect</text:p>
          </table:table-cell>
          <table:table-cell office:value-type="float" office:value="280" calcext:value-type="float">
            <text:p>280</text:p>
          </table:table-cell>
          <table:table-cell table:formula="of:=([.B1073]/[.$F$1])" office:value-type="float" office:value="0.000155151558137228" calcext:value-type="float">
            <text:p>0.000155151558137</text:p>
          </table:table-cell>
          <table:table-cell table:formula="of:=([.$H$11]/([.E1073]+[.$I$11])^[.$J$11])" office:value-type="float" office:value="0.0215383586602744" calcext:value-type="float">
            <text:p>0.021538358660275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D1073]^2" office:value-type="float" office:value="0.000463900893778619" calcext:value-type="float">
            <text:p>0.000463900893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fidence</text:p>
          </table:table-cell>
          <table:table-cell office:value-type="float" office:value="279" calcext:value-type="float">
            <text:p>279</text:p>
          </table:table-cell>
          <table:table-cell table:formula="of:=([.B1074]/[.$F$1])" office:value-type="float" office:value="0.000154597445429595" calcext:value-type="float">
            <text:p>0.00015459744543</text:p>
          </table:table-cell>
          <table:table-cell table:formula="of:=([.$H$11]/([.E1074]+[.$I$11])^[.$J$11])" office:value-type="float" office:value="0.0215207033796154" calcext:value-type="float">
            <text:p>0.021520703379616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[.D1074]^2" office:value-type="float" office:value="0.000463140673953391" calcext:value-type="float">
            <text:p>0.0004631406739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vided</text:p>
          </table:table-cell>
          <table:table-cell office:value-type="float" office:value="279" calcext:value-type="float">
            <text:p>279</text:p>
          </table:table-cell>
          <table:table-cell table:formula="of:=([.B1075]/[.$F$1])" office:value-type="float" office:value="0.000154597445429595" calcext:value-type="float">
            <text:p>0.00015459744543</text:p>
          </table:table-cell>
          <table:table-cell table:formula="of:=([.$H$11]/([.E1075]+[.$I$11])^[.$J$11])" office:value-type="float" office:value="0.0215030789882143" calcext:value-type="float">
            <text:p>0.021503078988214</text:p>
          </table:table-cell>
          <table:table-cell office:value-type="float" office:value="1074" calcext:value-type="float">
            <text:p>1074</text:p>
          </table:table-cell>
          <table:table-cell/>
          <table:table-cell table:formula="of:=[.D1075]^2" office:value-type="float" office:value="0.000462382405973383" calcext:value-type="float">
            <text:p>0.0004623824059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ntenance</text:p>
          </table:table-cell>
          <table:table-cell office:value-type="float" office:value="279" calcext:value-type="float">
            <text:p>279</text:p>
          </table:table-cell>
          <table:table-cell table:formula="of:=([.B1076]/[.$F$1])" office:value-type="float" office:value="0.000154597445429595" calcext:value-type="float">
            <text:p>0.00015459744543</text:p>
          </table:table-cell>
          <table:table-cell table:formula="of:=([.$H$11]/([.E1076]+[.$I$11])^[.$J$11])" office:value-type="float" office:value="0.0214854854033585" calcext:value-type="float">
            <text:p>0.021485485403359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[.D1076]^2" office:value-type="float" office:value="0.000461626083017932" calcext:value-type="float">
            <text:p>0.000461626083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sessed</text:p>
          </table:table-cell>
          <table:table-cell office:value-type="float" office:value="278" calcext:value-type="float">
            <text:p>278</text:p>
          </table:table-cell>
          <table:table-cell table:formula="of:=([.B1077]/[.$F$1])" office:value-type="float" office:value="0.000154043332721962" calcext:value-type="float">
            <text:p>0.000154043332722</text:p>
          </table:table-cell>
          <table:table-cell table:formula="of:=([.$H$11]/([.E1077]+[.$I$11])^[.$J$11])" office:value-type="float" office:value="0.0214679225426338" calcext:value-type="float">
            <text:p>0.021467922542634</text:p>
          </table:table-cell>
          <table:table-cell office:value-type="float" office:value="1076" calcext:value-type="float">
            <text:p>1076</text:p>
          </table:table-cell>
          <table:table-cell/>
          <table:table-cell table:formula="of:=[.D1077]^2" office:value-type="float" office:value="0.000460871698296523" calcext:value-type="float">
            <text:p>0.0004608716982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on</text:p>
          </table:table-cell>
          <table:table-cell office:value-type="float" office:value="278" calcext:value-type="float">
            <text:p>278</text:p>
          </table:table-cell>
          <table:table-cell table:formula="of:=([.B1078]/[.$F$1])" office:value-type="float" office:value="0.000154043332721962" calcext:value-type="float">
            <text:p>0.000154043332722</text:p>
          </table:table-cell>
          <table:table-cell table:formula="of:=([.$H$11]/([.E1078]+[.$I$11])^[.$J$11])" office:value-type="float" office:value="0.0214503903239224" calcext:value-type="float">
            <text:p>0.021450390323923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[.D1078]^2" office:value-type="float" office:value="0.000460119245048625" calcext:value-type="float">
            <text:p>0.0004601192450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ding</text:p>
          </table:table-cell>
          <table:table-cell office:value-type="float" office:value="278" calcext:value-type="float">
            <text:p>278</text:p>
          </table:table-cell>
          <table:table-cell table:formula="of:=([.B1079]/[.$F$1])" office:value-type="float" office:value="0.000154043332721962" calcext:value-type="float">
            <text:p>0.000154043332722</text:p>
          </table:table-cell>
          <table:table-cell table:formula="of:=([.$H$11]/([.E1079]+[.$I$11])^[.$J$11])" office:value-type="float" office:value="0.0214328886654023" calcext:value-type="float">
            <text:p>0.021432888665402</text:p>
          </table:table-cell>
          <table:table-cell office:value-type="float" office:value="1078" calcext:value-type="float">
            <text:p>1078</text:p>
          </table:table-cell>
          <table:table-cell/>
          <table:table-cell table:formula="of:=[.D1079]^2" office:value-type="float" office:value="0.000459368716543531" calcext:value-type="float">
            <text:p>0.0004593687165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sire</text:p>
          </table:table-cell>
          <table:table-cell office:value-type="float" office:value="278" calcext:value-type="float">
            <text:p>278</text:p>
          </table:table-cell>
          <table:table-cell table:formula="of:=([.B1080]/[.$F$1])" office:value-type="float" office:value="0.000154043332721962" calcext:value-type="float">
            <text:p>0.000154043332722</text:p>
          </table:table-cell>
          <table:table-cell table:formula="of:=([.$H$11]/([.E1080]+[.$I$11])^[.$J$11])" office:value-type="float" office:value="0.0214154174855453" calcext:value-type="float">
            <text:p>0.021415417485545</text:p>
          </table:table-cell>
          <table:table-cell office:value-type="float" office:value="1079" calcext:value-type="float">
            <text:p>1079</text:p>
          </table:table-cell>
          <table:table-cell/>
          <table:table-cell table:formula="of:=[.D1080]^2" office:value-type="float" office:value="0.000458620106080199" calcext:value-type="float">
            <text:p>0.000458620106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ntire</text:p>
          </table:table-cell>
          <table:table-cell office:value-type="float" office:value="277" calcext:value-type="float">
            <text:p>277</text:p>
          </table:table-cell>
          <table:table-cell table:formula="of:=([.B1081]/[.$F$1])" office:value-type="float" office:value="0.000153489220014329" calcext:value-type="float">
            <text:p>0.000153489220014</text:p>
          </table:table-cell>
          <table:table-cell table:formula="of:=([.$H$11]/([.E1081]+[.$I$11])^[.$J$11])" office:value-type="float" office:value="0.021397976703116" calcext:value-type="float">
            <text:p>0.021397976703116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D1081]^2" office:value-type="float" office:value="0.000457873406987094" calcext:value-type="float">
            <text:p>0.0004578734069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ceeded</text:p>
          </table:table-cell>
          <table:table-cell office:value-type="float" office:value="277" calcext:value-type="float">
            <text:p>277</text:p>
          </table:table-cell>
          <table:table-cell table:formula="of:=([.B1082]/[.$F$1])" office:value-type="float" office:value="0.000153489220014329" calcext:value-type="float">
            <text:p>0.000153489220014</text:p>
          </table:table-cell>
          <table:table-cell table:formula="of:=([.$H$11]/([.E1082]+[.$I$11])^[.$J$11])" office:value-type="float" office:value="0.0213805662371705" calcext:value-type="float">
            <text:p>0.021380566237171</text:p>
          </table:table-cell>
          <table:table-cell office:value-type="float" office:value="1081" calcext:value-type="float">
            <text:p>1081</text:p>
          </table:table-cell>
          <table:table-cell/>
          <table:table-cell table:formula="of:=[.D1082]^2" office:value-type="float" office:value="0.000457128612622034" calcext:value-type="float">
            <text:p>0.0004571286126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</text:p>
          </table:table-cell>
          <table:table-cell office:value-type="float" office:value="277" calcext:value-type="float">
            <text:p>277</text:p>
          </table:table-cell>
          <table:table-cell table:formula="of:=([.B1083]/[.$F$1])" office:value-type="float" office:value="0.000153489220014329" calcext:value-type="float">
            <text:p>0.000153489220014</text:p>
          </table:table-cell>
          <table:table-cell table:formula="of:=([.$H$11]/([.E1083]+[.$I$11])^[.$J$11])" office:value-type="float" office:value="0.0213631860070549" calcext:value-type="float">
            <text:p>0.021363186007055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[.D1083]^2" office:value-type="float" office:value="0.000456385716372027" calcext:value-type="float">
            <text:p>0.0004563857163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ave</text:p>
          </table:table-cell>
          <table:table-cell office:value-type="float" office:value="277" calcext:value-type="float">
            <text:p>277</text:p>
          </table:table-cell>
          <table:table-cell table:formula="of:=([.B1084]/[.$F$1])" office:value-type="float" office:value="0.000153489220014329" calcext:value-type="float">
            <text:p>0.000153489220014</text:p>
          </table:table-cell>
          <table:table-cell table:formula="of:=([.$H$11]/([.E1084]+[.$I$11])^[.$J$11])" office:value-type="float" office:value="0.0213458359324043" calcext:value-type="float">
            <text:p>0.021345835932404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[.D1084]^2" office:value-type="float" office:value="0.000455644711653124" calcext:value-type="float">
            <text:p>0.000455644711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duct</text:p>
          </table:table-cell>
          <table:table-cell office:value-type="float" office:value="277" calcext:value-type="float">
            <text:p>277</text:p>
          </table:table-cell>
          <table:table-cell table:formula="of:=([.B1085]/[.$F$1])" office:value-type="float" office:value="0.000153489220014329" calcext:value-type="float">
            <text:p>0.000153489220014</text:p>
          </table:table-cell>
          <table:table-cell table:formula="of:=([.$H$11]/([.E1085]+[.$I$11])^[.$J$11])" office:value-type="float" office:value="0.0213285159331412" calcext:value-type="float">
            <text:p>0.021328515933141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[.D1085]^2" office:value-type="float" office:value="0.000454905591910256" calcext:value-type="float">
            <text:p>0.000454905591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tch</text:p>
          </table:table-cell>
          <table:table-cell office:value-type="float" office:value="277" calcext:value-type="float">
            <text:p>277</text:p>
          </table:table-cell>
          <table:table-cell table:formula="of:=([.B1086]/[.$F$1])" office:value-type="float" office:value="0.000153489220014329" calcext:value-type="float">
            <text:p>0.000153489220014</text:p>
          </table:table-cell>
          <table:table-cell table:formula="of:=([.$H$11]/([.E1086]+[.$I$11])^[.$J$11])" office:value-type="float" office:value="0.0213112259294741" calcext:value-type="float">
            <text:p>0.021311225929474</text:p>
          </table:table-cell>
          <table:table-cell office:value-type="float" office:value="1085" calcext:value-type="float">
            <text:p>1085</text:p>
          </table:table-cell>
          <table:table-cell/>
          <table:table-cell table:formula="of:=[.D1086]^2" office:value-type="float" office:value="0.000454168350617091" calcext:value-type="float">
            <text:p>0.0004541683506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chard</text:p>
          </table:table-cell>
          <table:table-cell office:value-type="float" office:value="276" calcext:value-type="float">
            <text:p>276</text:p>
          </table:table-cell>
          <table:table-cell table:formula="of:=([.B1087]/[.$F$1])" office:value-type="float" office:value="0.000152935107306696" calcext:value-type="float">
            <text:p>0.000152935107307</text:p>
          </table:table-cell>
          <table:table-cell table:formula="of:=([.$H$11]/([.E1087]+[.$I$11])^[.$J$11])" office:value-type="float" office:value="0.0212939658418969" calcext:value-type="float">
            <text:p>0.021293965841897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[.D1087]^2" office:value-type="float" office:value="0.000453432981275872" calcext:value-type="float">
            <text:p>0.0004534329812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es</text:p>
          </table:table-cell>
          <table:table-cell office:value-type="float" office:value="276" calcext:value-type="float">
            <text:p>276</text:p>
          </table:table-cell>
          <table:table-cell table:formula="of:=([.B1088]/[.$F$1])" office:value-type="float" office:value="0.000152935107306696" calcext:value-type="float">
            <text:p>0.000152935107307</text:p>
          </table:table-cell>
          <table:table-cell table:formula="of:=([.$H$11]/([.E1088]+[.$I$11])^[.$J$11])" office:value-type="float" office:value="0.0212767355911867" calcext:value-type="float">
            <text:p>0.021276735591187</text:p>
          </table:table-cell>
          <table:table-cell office:value-type="float" office:value="1087" calcext:value-type="float">
            <text:p>1087</text:p>
          </table:table-cell>
          <table:table-cell/>
          <table:table-cell table:formula="of:=[.D1088]^2" office:value-type="float" office:value="0.000452699477417272" calcext:value-type="float">
            <text:p>0.0004526994774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known</text:p>
          </table:table-cell>
          <table:table-cell office:value-type="float" office:value="276" calcext:value-type="float">
            <text:p>276</text:p>
          </table:table-cell>
          <table:table-cell table:formula="of:=([.B1089]/[.$F$1])" office:value-type="float" office:value="0.000152935107306696" calcext:value-type="float">
            <text:p>0.000152935107307</text:p>
          </table:table-cell>
          <table:table-cell table:formula="of:=([.$H$11]/([.E1089]+[.$I$11])^[.$J$11])" office:value-type="float" office:value="0.0212595350984033" calcext:value-type="float">
            <text:p>0.021259535098403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[.D1089]^2" office:value-type="float" office:value="0.000451967832600242" calcext:value-type="float">
            <text:p>0.00045196783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stant</text:p>
          </table:table-cell>
          <table:table-cell office:value-type="float" office:value="276" calcext:value-type="float">
            <text:p>276</text:p>
          </table:table-cell>
          <table:table-cell table:formula="of:=([.B1090]/[.$F$1])" office:value-type="float" office:value="0.000152935107306696" calcext:value-type="float">
            <text:p>0.000152935107307</text:p>
          </table:table-cell>
          <table:table-cell table:formula="of:=([.$H$11]/([.E1090]+[.$I$11])^[.$J$11])" office:value-type="float" office:value="0.0212423642848874" calcext:value-type="float">
            <text:p>0.021242364284887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D1090]^2" office:value-type="float" office:value="0.00045123804041186" calcext:value-type="float">
            <text:p>0.0004512380404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vannah</text:p>
          </table:table-cell>
          <table:table-cell office:value-type="float" office:value="275" calcext:value-type="float">
            <text:p>275</text:p>
          </table:table-cell>
          <table:table-cell table:formula="of:=([.B1091]/[.$F$1])" office:value-type="float" office:value="0.000152380994599063" calcext:value-type="float">
            <text:p>0.000152380994599</text:p>
          </table:table-cell>
          <table:table-cell table:formula="of:=([.$H$11]/([.E1091]+[.$I$11])^[.$J$11])" office:value-type="float" office:value="0.0212252230722597" calcext:value-type="float">
            <text:p>0.02122522307226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D1091]^2" office:value-type="float" office:value="0.000450510094467184" calcext:value-type="float">
            <text:p>0.0004505100944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rtion</text:p>
          </table:table-cell>
          <table:table-cell office:value-type="float" office:value="275" calcext:value-type="float">
            <text:p>275</text:p>
          </table:table-cell>
          <table:table-cell table:formula="of:=([.B1092]/[.$F$1])" office:value-type="float" office:value="0.000152380994599063" calcext:value-type="float">
            <text:p>0.000152380994599</text:p>
          </table:table-cell>
          <table:table-cell table:formula="of:=([.$H$11]/([.E1092]+[.$I$11])^[.$J$11])" office:value-type="float" office:value="0.0212081113824194" calcext:value-type="float">
            <text:p>0.021208111382419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D1092]^2" office:value-type="float" office:value="0.000449783988409106" calcext:value-type="float">
            <text:p>0.0004497839884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d</text:p>
          </table:table-cell>
          <table:table-cell office:value-type="float" office:value="275" calcext:value-type="float">
            <text:p>275</text:p>
          </table:table-cell>
          <table:table-cell table:formula="of:=([.B1093]/[.$F$1])" office:value-type="float" office:value="0.000152380994599063" calcext:value-type="float">
            <text:p>0.000152380994599</text:p>
          </table:table-cell>
          <table:table-cell table:formula="of:=([.$H$11]/([.E1093]+[.$I$11])^[.$J$11])" office:value-type="float" office:value="0.0211910291375431" calcext:value-type="float">
            <text:p>0.021191029137543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[.D1093]^2" office:value-type="float" office:value="0.0004490597159082" calcext:value-type="float">
            <text:p>0.0004490597159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together</text:p>
          </table:table-cell>
          <table:table-cell office:value-type="float" office:value="274" calcext:value-type="float">
            <text:p>274</text:p>
          </table:table-cell>
          <table:table-cell table:formula="of:=([.B1094]/[.$F$1])" office:value-type="float" office:value="0.00015182688189143" calcext:value-type="float">
            <text:p>0.000151826881891</text:p>
          </table:table-cell>
          <table:table-cell table:formula="of:=([.$H$11]/([.E1094]+[.$I$11])^[.$J$11])" office:value-type="float" office:value="0.0211739762600836" calcext:value-type="float">
            <text:p>0.021173976260084</text:p>
          </table:table-cell>
          <table:table-cell office:value-type="float" office:value="1093" calcext:value-type="float">
            <text:p>1093</text:p>
          </table:table-cell>
          <table:table-cell/>
          <table:table-cell table:formula="of:=[.D1094]^2" office:value-type="float" office:value="0.000448337270662583" calcext:value-type="float">
            <text:p>0.000448337270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rable</text:p>
          </table:table-cell>
          <table:table-cell office:value-type="float" office:value="274" calcext:value-type="float">
            <text:p>274</text:p>
          </table:table-cell>
          <table:table-cell table:formula="of:=([.B1095]/[.$F$1])" office:value-type="float" office:value="0.00015182688189143" calcext:value-type="float">
            <text:p>0.000151826881891</text:p>
          </table:table-cell>
          <table:table-cell table:formula="of:=([.$H$11]/([.E1095]+[.$I$11])^[.$J$11])" office:value-type="float" office:value="0.0211569526727685" calcext:value-type="float">
            <text:p>0.021156952672769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[.D1095]^2" office:value-type="float" office:value="0.000447616646397766" calcext:value-type="float">
            <text:p>0.0004476166463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lieved</text:p>
          </table:table-cell>
          <table:table-cell office:value-type="float" office:value="274" calcext:value-type="float">
            <text:p>274</text:p>
          </table:table-cell>
          <table:table-cell table:formula="of:=([.B1096]/[.$F$1])" office:value-type="float" office:value="0.00015182688189143" calcext:value-type="float">
            <text:p>0.000151826881891</text:p>
          </table:table-cell>
          <table:table-cell table:formula="of:=([.$H$11]/([.E1096]+[.$I$11])^[.$J$11])" office:value-type="float" office:value="0.0211399582985991" calcext:value-type="float">
            <text:p>0.021139958298599</text:p>
          </table:table-cell>
          <table:table-cell office:value-type="float" office:value="1095" calcext:value-type="float">
            <text:p>1095</text:p>
          </table:table-cell>
          <table:table-cell/>
          <table:table-cell table:formula="of:=[.D1096]^2" office:value-type="float" office:value="0.000446897836866509" calcext:value-type="float">
            <text:p>0.0004468978368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dyship</text:p>
          </table:table-cell>
          <table:table-cell office:value-type="float" office:value="274" calcext:value-type="float">
            <text:p>274</text:p>
          </table:table-cell>
          <table:table-cell table:formula="of:=([.B1097]/[.$F$1])" office:value-type="float" office:value="0.00015182688189143" calcext:value-type="float">
            <text:p>0.000151826881891</text:p>
          </table:table-cell>
          <table:table-cell table:formula="of:=([.$H$11]/([.E1097]+[.$I$11])^[.$J$11])" office:value-type="float" office:value="0.0211229930608492" calcext:value-type="float">
            <text:p>0.021122993060849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D1097]^2" office:value-type="float" office:value="0.000446180835848682" calcext:value-type="float">
            <text:p>0.0004461808358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t</text:p>
          </table:table-cell>
          <table:table-cell office:value-type="float" office:value="274" calcext:value-type="float">
            <text:p>274</text:p>
          </table:table-cell>
          <table:table-cell table:formula="of:=([.B1098]/[.$F$1])" office:value-type="float" office:value="0.00015182688189143" calcext:value-type="float">
            <text:p>0.000151826881891</text:p>
          </table:table-cell>
          <table:table-cell table:formula="of:=([.$H$11]/([.E1098]+[.$I$11])^[.$J$11])" office:value-type="float" office:value="0.0211060568830637" calcext:value-type="float">
            <text:p>0.021106056883064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D1098]^2" office:value-type="float" office:value="0.000445465637151119" calcext:value-type="float">
            <text:p>0.0004454656371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pies</text:p>
          </table:table-cell>
          <table:table-cell office:value-type="float" office:value="274" calcext:value-type="float">
            <text:p>274</text:p>
          </table:table-cell>
          <table:table-cell table:formula="of:=([.B1099]/[.$F$1])" office:value-type="float" office:value="0.00015182688189143" calcext:value-type="float">
            <text:p>0.000151826881891</text:p>
          </table:table-cell>
          <table:table-cell table:formula="of:=([.$H$11]/([.E1099]+[.$I$11])^[.$J$11])" office:value-type="float" office:value="0.0210891496890576" calcext:value-type="float">
            <text:p>0.021089149689058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[.D1099]^2" office:value-type="float" office:value="0.000444752234607479" calcext:value-type="float">
            <text:p>0.0004447522346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posed</text:p>
          </table:table-cell>
          <table:table-cell office:value-type="float" office:value="273" calcext:value-type="float">
            <text:p>273</text:p>
          </table:table-cell>
          <table:table-cell table:formula="of:=([.B1100]/[.$F$1])" office:value-type="float" office:value="0.000151272769183798" calcext:value-type="float">
            <text:p>0.000151272769184</text:p>
          </table:table-cell>
          <table:table-cell table:formula="of:=([.$H$11]/([.E1100]+[.$I$11])^[.$J$11])" office:value-type="float" office:value="0.0210722714029149" calcext:value-type="float">
            <text:p>0.021072271402915</text:p>
          </table:table-cell>
          <table:table-cell office:value-type="float" office:value="1099" calcext:value-type="float">
            <text:p>1099</text:p>
          </table:table-cell>
          <table:table-cell/>
          <table:table-cell table:formula="of:=[.D1100]^2" office:value-type="float" office:value="0.000444040622078106" calcext:value-type="float">
            <text:p>0.0004440406220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mewhat</text:p>
          </table:table-cell>
          <table:table-cell office:value-type="float" office:value="273" calcext:value-type="float">
            <text:p>273</text:p>
          </table:table-cell>
          <table:table-cell table:formula="of:=([.B1101]/[.$F$1])" office:value-type="float" office:value="0.000151272769183798" calcext:value-type="float">
            <text:p>0.000151272769184</text:p>
          </table:table-cell>
          <table:table-cell table:formula="of:=([.$H$11]/([.E1101]+[.$I$11])^[.$J$11])" office:value-type="float" office:value="0.021055421948987" calcext:value-type="float">
            <text:p>0.021055421948987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D1101]^2" office:value-type="float" office:value="0.000443330793449885" calcext:value-type="float">
            <text:p>0.000443330793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hat's</text:p>
          </table:table-cell>
          <table:table-cell office:value-type="float" office:value="273" calcext:value-type="float">
            <text:p>273</text:p>
          </table:table-cell>
          <table:table-cell table:formula="of:=([.B1102]/[.$F$1])" office:value-type="float" office:value="0.000151272769183798" calcext:value-type="float">
            <text:p>0.000151272769184</text:p>
          </table:table-cell>
          <table:table-cell table:formula="of:=([.$H$11]/([.E1102]+[.$I$11])^[.$J$11])" office:value-type="float" office:value="0.0210386012518919" calcext:value-type="float">
            <text:p>0.021038601251892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[.D1102]^2" office:value-type="float" office:value="0.00044262274263611" calcext:value-type="float">
            <text:p>0.0004426227426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quired</text:p>
          </table:table-cell>
          <table:table-cell office:value-type="float" office:value="273" calcext:value-type="float">
            <text:p>273</text:p>
          </table:table-cell>
          <table:table-cell table:formula="of:=([.B1103]/[.$F$1])" office:value-type="float" office:value="0.000151272769183798" calcext:value-type="float">
            <text:p>0.000151272769184</text:p>
          </table:table-cell>
          <table:table-cell table:formula="of:=([.$H$11]/([.E1103]+[.$I$11])^[.$J$11])" office:value-type="float" office:value="0.0210218092365129" calcext:value-type="float">
            <text:p>0.021021809236513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[.D1103]^2" office:value-type="float" office:value="0.000441916463576339" calcext:value-type="float">
            <text:p>0.0004419164635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therwise</text:p>
          </table:table-cell>
          <table:table-cell office:value-type="float" office:value="273" calcext:value-type="float">
            <text:p>273</text:p>
          </table:table-cell>
          <table:table-cell table:formula="of:=([.B1104]/[.$F$1])" office:value-type="float" office:value="0.000151272769183798" calcext:value-type="float">
            <text:p>0.000151272769184</text:p>
          </table:table-cell>
          <table:table-cell table:formula="of:=([.$H$11]/([.E1104]+[.$I$11])^[.$J$11])" office:value-type="float" office:value="0.0210050458279972" calcext:value-type="float">
            <text:p>0.021005045827997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[.D1104]^2" office:value-type="float" office:value="0.000441211950236264" calcext:value-type="float">
            <text:p>0.0004412119502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ttp</text:p>
          </table:table-cell>
          <table:table-cell office:value-type="float" office:value="272" calcext:value-type="float">
            <text:p>272</text:p>
          </table:table-cell>
          <table:table-cell table:formula="of:=([.B1105]/[.$F$1])" office:value-type="float" office:value="0.000150718656476165" calcext:value-type="float">
            <text:p>0.000150718656476</text:p>
          </table:table-cell>
          <table:table-cell table:formula="of:=([.$H$11]/([.E1105]+[.$I$11])^[.$J$11])" office:value-type="float" office:value="0.0209883109517552" calcext:value-type="float">
            <text:p>0.020988310951755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D1105]^2" office:value-type="float" office:value="0.000440509196607569" calcext:value-type="float">
            <text:p>0.0004405091966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eath</text:p>
          </table:table-cell>
          <table:table-cell office:value-type="float" office:value="272" calcext:value-type="float">
            <text:p>272</text:p>
          </table:table-cell>
          <table:table-cell table:formula="of:=([.B1106]/[.$F$1])" office:value-type="float" office:value="0.000150718656476165" calcext:value-type="float">
            <text:p>0.000150718656476</text:p>
          </table:table-cell>
          <table:table-cell table:formula="of:=([.$H$11]/([.E1106]+[.$I$11])^[.$J$11])" office:value-type="float" office:value="0.020971604533459" calcext:value-type="float">
            <text:p>0.020971604533459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D1106]^2" office:value-type="float" office:value="0.000439808196707798" calcext:value-type="float">
            <text:p>0.0004398081967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lations</text:p>
          </table:table-cell>
          <table:table-cell office:value-type="float" office:value="271" calcext:value-type="float">
            <text:p>271</text:p>
          </table:table-cell>
          <table:table-cell table:formula="of:=([.B1107]/[.$F$1])" office:value-type="float" office:value="0.000150164543768532" calcext:value-type="float">
            <text:p>0.000150164543769</text:p>
          </table:table-cell>
          <table:table-cell table:formula="of:=([.$H$11]/([.E1107]+[.$I$11])^[.$J$11])" office:value-type="float" office:value="0.0209549264990412" calcext:value-type="float">
            <text:p>0.020954926499041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[.D1107]^2" office:value-type="float" office:value="0.000439108944580217" calcext:value-type="float">
            <text:p>0.00043910894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zard</text:p>
          </table:table-cell>
          <table:table-cell office:value-type="float" office:value="271" calcext:value-type="float">
            <text:p>271</text:p>
          </table:table-cell>
          <table:table-cell table:formula="of:=([.B1108]/[.$F$1])" office:value-type="float" office:value="0.000150164543768532" calcext:value-type="float">
            <text:p>0.000150164543769</text:p>
          </table:table-cell>
          <table:table-cell table:formula="of:=([.$H$11]/([.E1108]+[.$I$11])^[.$J$11])" office:value-type="float" office:value="0.0209382767746939" calcext:value-type="float">
            <text:p>0.020938276774694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[.D1108]^2" office:value-type="float" office:value="0.000438411434293687" calcext:value-type="float">
            <text:p>0.0004384114342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rown</text:p>
          </table:table-cell>
          <table:table-cell office:value-type="float" office:value="271" calcext:value-type="float">
            <text:p>271</text:p>
          </table:table-cell>
          <table:table-cell table:formula="of:=([.B1109]/[.$F$1])" office:value-type="float" office:value="0.000150164543768532" calcext:value-type="float">
            <text:p>0.000150164543769</text:p>
          </table:table-cell>
          <table:table-cell table:formula="of:=([.$H$11]/([.E1109]+[.$I$11])^[.$J$11])" office:value-type="float" office:value="0.0209216552868678" calcext:value-type="float">
            <text:p>0.020921655286868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[.D1109]^2" office:value-type="float" office:value="0.000437715659942522" calcext:value-type="float">
            <text:p>0.0004377156599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talian</text:p>
          </table:table-cell>
          <table:table-cell office:value-type="float" office:value="271" calcext:value-type="float">
            <text:p>271</text:p>
          </table:table-cell>
          <table:table-cell table:formula="of:=([.B1110]/[.$F$1])" office:value-type="float" office:value="0.000150164543768532" calcext:value-type="float">
            <text:p>0.000150164543769</text:p>
          </table:table-cell>
          <table:table-cell table:formula="of:=([.$H$11]/([.E1110]+[.$I$11])^[.$J$11])" office:value-type="float" office:value="0.0209050619622704" calcext:value-type="float">
            <text:p>0.02090506196227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D1110]^2" office:value-type="float" office:value="0.000437021615646365" calcext:value-type="float">
            <text:p>0.000437021615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ctrine</text:p>
          </table:table-cell>
          <table:table-cell office:value-type="float" office:value="271" calcext:value-type="float">
            <text:p>271</text:p>
          </table:table-cell>
          <table:table-cell table:formula="of:=([.B1111]/[.$F$1])" office:value-type="float" office:value="0.000150164543768532" calcext:value-type="float">
            <text:p>0.000150164543769</text:p>
          </table:table-cell>
          <table:table-cell table:formula="of:=([.$H$11]/([.E1111]+[.$I$11])^[.$J$11])" office:value-type="float" office:value="0.0208884967278656" calcext:value-type="float">
            <text:p>0.020888496727866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[.D1111]^2" office:value-type="float" office:value="0.000436329295550051" calcext:value-type="float">
            <text:p>0.000436329295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nged</text:p>
          </table:table-cell>
          <table:table-cell office:value-type="float" office:value="271" calcext:value-type="float">
            <text:p>271</text:p>
          </table:table-cell>
          <table:table-cell table:formula="of:=([.B1112]/[.$F$1])" office:value-type="float" office:value="0.000150164543768532" calcext:value-type="float">
            <text:p>0.000150164543769</text:p>
          </table:table-cell>
          <table:table-cell table:formula="of:=([.$H$11]/([.E1112]+[.$I$11])^[.$J$11])" office:value-type="float" office:value="0.020871959510872" calcext:value-type="float">
            <text:p>0.020871959510872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[.D1112]^2" office:value-type="float" office:value="0.000435638693823481" calcext:value-type="float">
            <text:p>0.0004356386938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xed</text:p>
          </table:table-cell>
          <table:table-cell office:value-type="float" office:value="270" calcext:value-type="float">
            <text:p>270</text:p>
          </table:table-cell>
          <table:table-cell table:formula="of:=([.B1113]/[.$F$1])" office:value-type="float" office:value="0.000149610431060899" calcext:value-type="float">
            <text:p>0.000149610431061</text:p>
          </table:table-cell>
          <table:table-cell table:formula="of:=([.$H$11]/([.E1113]+[.$I$11])^[.$J$11])" office:value-type="float" office:value="0.0208554502387622" calcext:value-type="float">
            <text:p>0.020855450238762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D1113]^2" office:value-type="float" office:value="0.000434949804661487" calcext:value-type="float">
            <text:p>0.0004349498046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ldiers</text:p>
          </table:table-cell>
          <table:table-cell office:value-type="float" office:value="270" calcext:value-type="float">
            <text:p>270</text:p>
          </table:table-cell>
          <table:table-cell table:formula="of:=([.B1114]/[.$F$1])" office:value-type="float" office:value="0.000149610431060899" calcext:value-type="float">
            <text:p>0.000149610431061</text:p>
          </table:table-cell>
          <table:table-cell table:formula="of:=([.$H$11]/([.E1114]+[.$I$11])^[.$J$11])" office:value-type="float" office:value="0.0208389688392615" calcext:value-type="float">
            <text:p>0.020838968839262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[.D1114]^2" office:value-type="float" office:value="0.00043426262228371" calcext:value-type="float">
            <text:p>0.0004342626222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gic</text:p>
          </table:table-cell>
          <table:table-cell office:value-type="float" office:value="270" calcext:value-type="float">
            <text:p>270</text:p>
          </table:table-cell>
          <table:table-cell table:formula="of:=([.B1115]/[.$F$1])" office:value-type="float" office:value="0.000149610431060899" calcext:value-type="float">
            <text:p>0.000149610431061</text:p>
          </table:table-cell>
          <table:table-cell table:formula="of:=([.$H$11]/([.E1115]+[.$I$11])^[.$J$11])" office:value-type="float" office:value="0.0208225152403466" calcext:value-type="float">
            <text:p>0.020822515240347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[.D1115]^2" office:value-type="float" office:value="0.000433577140934465" calcext:value-type="float">
            <text:p>0.0004335771409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manded</text:p>
          </table:table-cell>
          <table:table-cell office:value-type="float" office:value="270" calcext:value-type="float">
            <text:p>270</text:p>
          </table:table-cell>
          <table:table-cell table:formula="of:=([.B1116]/[.$F$1])" office:value-type="float" office:value="0.000149610431060899" calcext:value-type="float">
            <text:p>0.000149610431061</text:p>
          </table:table-cell>
          <table:table-cell table:formula="of:=([.$H$11]/([.E1116]+[.$I$11])^[.$J$11])" office:value-type="float" office:value="0.0208060893702449" calcext:value-type="float">
            <text:p>0.020806089370245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[.D1116]^2" office:value-type="float" office:value="0.000432893354882618" calcext:value-type="float">
            <text:p>0.0004328933548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bjects</text:p>
          </table:table-cell>
          <table:table-cell office:value-type="float" office:value="270" calcext:value-type="float">
            <text:p>270</text:p>
          </table:table-cell>
          <table:table-cell table:formula="of:=([.B1117]/[.$F$1])" office:value-type="float" office:value="0.000149610431060899" calcext:value-type="float">
            <text:p>0.000149610431061</text:p>
          </table:table-cell>
          <table:table-cell table:formula="of:=([.$H$11]/([.E1117]+[.$I$11])^[.$J$11])" office:value-type="float" office:value="0.0207896911574332" calcext:value-type="float">
            <text:p>0.020789691157433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D1117]^2" office:value-type="float" office:value="0.000432211258421457" calcext:value-type="float">
            <text:p>0.0004322112584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welve</text:p>
          </table:table-cell>
          <table:table-cell office:value-type="float" office:value="269" calcext:value-type="float">
            <text:p>269</text:p>
          </table:table-cell>
          <table:table-cell table:formula="of:=([.B1118]/[.$F$1])" office:value-type="float" office:value="0.000149056318353266" calcext:value-type="float">
            <text:p>0.000149056318353</text:p>
          </table:table-cell>
          <table:table-cell table:formula="of:=([.$H$11]/([.E1118]+[.$I$11])^[.$J$11])" office:value-type="float" office:value="0.0207733205306366" calcext:value-type="float">
            <text:p>0.020773320530637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D1118]^2" office:value-type="float" office:value="0.000431530845868569" calcext:value-type="float">
            <text:p>0.0004315308458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ars</text:p>
          </table:table-cell>
          <table:table-cell office:value-type="float" office:value="269" calcext:value-type="float">
            <text:p>269</text:p>
          </table:table-cell>
          <table:table-cell table:formula="of:=([.B1119]/[.$F$1])" office:value-type="float" office:value="0.000149056318353266" calcext:value-type="float">
            <text:p>0.000149056318353</text:p>
          </table:table-cell>
          <table:table-cell table:formula="of:=([.$H$11]/([.E1119]+[.$I$11])^[.$J$11])" office:value-type="float" office:value="0.0207569774188274" calcext:value-type="float">
            <text:p>0.020756977418827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D1119]^2" office:value-type="float" office:value="0.00043085211156571" calcext:value-type="float">
            <text:p>0.0004308521115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ron</text:p>
          </table:table-cell>
          <table:table-cell office:value-type="float" office:value="269" calcext:value-type="float">
            <text:p>269</text:p>
          </table:table-cell>
          <table:table-cell table:formula="of:=([.B1120]/[.$F$1])" office:value-type="float" office:value="0.000149056318353266" calcext:value-type="float">
            <text:p>0.000149056318353</text:p>
          </table:table-cell>
          <table:table-cell table:formula="of:=([.$H$11]/([.E1120]+[.$I$11])^[.$J$11])" office:value-type="float" office:value="0.020740661751224" calcext:value-type="float">
            <text:p>0.020740661751224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[.D1120]^2" office:value-type="float" office:value="0.000430175049878688" calcext:value-type="float">
            <text:p>0.0004301750498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ng</text:p>
          </table:table-cell>
          <table:table-cell office:value-type="float" office:value="269" calcext:value-type="float">
            <text:p>269</text:p>
          </table:table-cell>
          <table:table-cell table:formula="of:=([.B1121]/[.$F$1])" office:value-type="float" office:value="0.000149056318353266" calcext:value-type="float">
            <text:p>0.000149056318353</text:p>
          </table:table-cell>
          <table:table-cell table:formula="of:=([.$H$11]/([.E1121]+[.$I$11])^[.$J$11])" office:value-type="float" office:value="0.0207243734572901" calcext:value-type="float">
            <text:p>0.02072437345729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D1121]^2" office:value-type="float" office:value="0.000429499655197232" calcext:value-type="float">
            <text:p>0.0004294996551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ppiness</text:p>
          </table:table-cell>
          <table:table-cell office:value-type="float" office:value="269" calcext:value-type="float">
            <text:p>269</text:p>
          </table:table-cell>
          <table:table-cell table:formula="of:=([.B1122]/[.$F$1])" office:value-type="float" office:value="0.000149056318353266" calcext:value-type="float">
            <text:p>0.000149056318353</text:p>
          </table:table-cell>
          <table:table-cell table:formula="of:=([.$H$11]/([.E1122]+[.$I$11])^[.$J$11])" office:value-type="float" office:value="0.0207081124667333" calcext:value-type="float">
            <text:p>0.020708112466733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[.D1122]^2" office:value-type="float" office:value="0.000428825921934874" calcext:value-type="float">
            <text:p>0.0004288259219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ttack</text:p>
          </table:table-cell>
          <table:table-cell office:value-type="float" office:value="268" calcext:value-type="float">
            <text:p>268</text:p>
          </table:table-cell>
          <table:table-cell table:formula="of:=([.B1123]/[.$F$1])" office:value-type="float" office:value="0.000148502205645633" calcext:value-type="float">
            <text:p>0.000148502205646</text:p>
          </table:table-cell>
          <table:table-cell table:formula="of:=([.$H$11]/([.E1123]+[.$I$11])^[.$J$11])" office:value-type="float" office:value="0.020691878709504" calcext:value-type="float">
            <text:p>0.020691878709504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D1123]^2" office:value-type="float" office:value="0.000428153844528824" calcext:value-type="float">
            <text:p>0.0004281538445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lls</text:p>
          </table:table-cell>
          <table:table-cell office:value-type="float" office:value="268" calcext:value-type="float">
            <text:p>268</text:p>
          </table:table-cell>
          <table:table-cell table:formula="of:=([.B1124]/[.$F$1])" office:value-type="float" office:value="0.000148502205645633" calcext:value-type="float">
            <text:p>0.000148502205646</text:p>
          </table:table-cell>
          <table:table-cell table:formula="of:=([.$H$11]/([.E1124]+[.$I$11])^[.$J$11])" office:value-type="float" office:value="0.0206756721157947" calcext:value-type="float">
            <text:p>0.020675672115795</text:p>
          </table:table-cell>
          <table:table-cell office:value-type="float" office:value="1123" calcext:value-type="float">
            <text:p>1123</text:p>
          </table:table-cell>
          <table:table-cell/>
          <table:table-cell table:formula="of:=[.D1124]^2" office:value-type="float" office:value="0.000427483417439852" calcext:value-type="float">
            <text:p>0.000427483417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t</text:p>
          </table:table-cell>
          <table:table-cell office:value-type="float" office:value="268" calcext:value-type="float">
            <text:p>268</text:p>
          </table:table-cell>
          <table:table-cell table:formula="of:=([.B1125]/[.$F$1])" office:value-type="float" office:value="0.000148502205645633" calcext:value-type="float">
            <text:p>0.000148502205646</text:p>
          </table:table-cell>
          <table:table-cell table:formula="of:=([.$H$11]/([.E1125]+[.$I$11])^[.$J$11])" office:value-type="float" office:value="0.0206594926160388" calcext:value-type="float">
            <text:p>0.020659492616039</text:p>
          </table:table-cell>
          <table:table-cell office:value-type="float" office:value="1124" calcext:value-type="float">
            <text:p>1124</text:p>
          </table:table-cell>
          <table:table-cell/>
          <table:table-cell table:formula="of:=[.D1125]^2" office:value-type="float" office:value="0.000426814635152163" calcext:value-type="float">
            <text:p>0.0004268146351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igade</text:p>
          </table:table-cell>
          <table:table-cell office:value-type="float" office:value="268" calcext:value-type="float">
            <text:p>268</text:p>
          </table:table-cell>
          <table:table-cell table:formula="of:=([.B1126]/[.$F$1])" office:value-type="float" office:value="0.000148502205645633" calcext:value-type="float">
            <text:p>0.000148502205646</text:p>
          </table:table-cell>
          <table:table-cell table:formula="of:=([.$H$11]/([.E1126]+[.$I$11])^[.$J$11])" office:value-type="float" office:value="0.0206433401409094" calcext:value-type="float">
            <text:p>0.02064334014091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D1126]^2" office:value-type="float" office:value="0.000426147492173282" calcext:value-type="float">
            <text:p>0.0004261474921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uldn't</text:p>
          </table:table-cell>
          <table:table-cell office:value-type="float" office:value="267" calcext:value-type="float">
            <text:p>267</text:p>
          </table:table-cell>
          <table:table-cell table:formula="of:=([.B1127]/[.$F$1])" office:value-type="float" office:value="0.000147948092938" calcext:value-type="float">
            <text:p>0.000147948092938</text:p>
          </table:table-cell>
          <table:table-cell table:formula="of:=([.$H$11]/([.E1127]+[.$I$11])^[.$J$11])" office:value-type="float" office:value="0.0206272146213184" calcext:value-type="float">
            <text:p>0.020627214621318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D1127]^2" office:value-type="float" office:value="0.000425481983033931" calcext:value-type="float">
            <text:p>0.0004254819830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oughts</text:p>
          </table:table-cell>
          <table:table-cell office:value-type="float" office:value="267" calcext:value-type="float">
            <text:p>267</text:p>
          </table:table-cell>
          <table:table-cell table:formula="of:=([.B1128]/[.$F$1])" office:value-type="float" office:value="0.000147948092938" calcext:value-type="float">
            <text:p>0.000147948092938</text:p>
          </table:table-cell>
          <table:table-cell table:formula="of:=([.$H$11]/([.E1128]+[.$I$11])^[.$J$11])" office:value-type="float" office:value="0.0206111159884153" calcext:value-type="float">
            <text:p>0.020611115988415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D1128]^2" office:value-type="float" office:value="0.000424818102287911" calcext:value-type="float">
            <text:p>0.0004248181022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od</text:p>
          </table:table-cell>
          <table:table-cell office:value-type="float" office:value="267" calcext:value-type="float">
            <text:p>267</text:p>
          </table:table-cell>
          <table:table-cell table:formula="of:=([.B1129]/[.$F$1])" office:value-type="float" office:value="0.000147948092938" calcext:value-type="float">
            <text:p>0.000147948092938</text:p>
          </table:table-cell>
          <table:table-cell table:formula="of:=([.$H$11]/([.E1129]+[.$I$11])^[.$J$11])" office:value-type="float" office:value="0.0205950441735867" calcext:value-type="float">
            <text:p>0.020595044173587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D1129]^2" office:value-type="float" office:value="0.000424155844511986" calcext:value-type="float">
            <text:p>0.0004241558445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merica</text:p>
          </table:table-cell>
          <table:table-cell office:value-type="float" office:value="266" calcext:value-type="float">
            <text:p>266</text:p>
          </table:table-cell>
          <table:table-cell table:formula="of:=([.B1130]/[.$F$1])" office:value-type="float" office:value="0.000147393980230367" calcext:value-type="float">
            <text:p>0.00014739398023</text:p>
          </table:table-cell>
          <table:table-cell table:formula="of:=([.$H$11]/([.E1130]+[.$I$11])^[.$J$11])" office:value-type="float" office:value="0.0205789991084544" calcext:value-type="float">
            <text:p>0.020578999108454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D1130]^2" office:value-type="float" office:value="0.000423495204305766" calcext:value-type="float">
            <text:p>0.0004234952043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atly</text:p>
          </table:table-cell>
          <table:table-cell office:value-type="float" office:value="266" calcext:value-type="float">
            <text:p>266</text:p>
          </table:table-cell>
          <table:table-cell table:formula="of:=([.B1131]/[.$F$1])" office:value-type="float" office:value="0.000147393980230367" calcext:value-type="float">
            <text:p>0.00014739398023</text:p>
          </table:table-cell>
          <table:table-cell table:formula="of:=([.$H$11]/([.E1131]+[.$I$11])^[.$J$11])" office:value-type="float" office:value="0.0205629807248752" calcext:value-type="float">
            <text:p>0.020562980724875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D1131]^2" office:value-type="float" office:value="0.000422836176291589" calcext:value-type="float">
            <text:p>0.000422836176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it</text:p>
          </table:table-cell>
          <table:table-cell office:value-type="float" office:value="266" calcext:value-type="float">
            <text:p>266</text:p>
          </table:table-cell>
          <table:table-cell table:formula="of:=([.B1132]/[.$F$1])" office:value-type="float" office:value="0.000147393980230367" calcext:value-type="float">
            <text:p>0.00014739398023</text:p>
          </table:table-cell>
          <table:table-cell table:formula="of:=([.$H$11]/([.E1132]+[.$I$11])^[.$J$11])" office:value-type="float" office:value="0.0205469889549395" calcext:value-type="float">
            <text:p>0.02054698895494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[.D1132]^2" office:value-type="float" office:value="0.000422178755114405" calcext:value-type="float">
            <text:p>0.0004221787551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arp</text:p>
          </table:table-cell>
          <table:table-cell office:value-type="float" office:value="266" calcext:value-type="float">
            <text:p>266</text:p>
          </table:table-cell>
          <table:table-cell table:formula="of:=([.B1133]/[.$F$1])" office:value-type="float" office:value="0.000147393980230367" calcext:value-type="float">
            <text:p>0.00014739398023</text:p>
          </table:table-cell>
          <table:table-cell table:formula="of:=([.$H$11]/([.E1133]+[.$I$11])^[.$J$11])" office:value-type="float" office:value="0.0205310237309702" calcext:value-type="float">
            <text:p>0.02053102373097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D1133]^2" office:value-type="float" office:value="0.000421522935441663" calcext:value-type="float">
            <text:p>0.0004215229354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t</text:p>
          </table:table-cell>
          <table:table-cell office:value-type="float" office:value="266" calcext:value-type="float">
            <text:p>266</text:p>
          </table:table-cell>
          <table:table-cell table:formula="of:=([.B1134]/[.$F$1])" office:value-type="float" office:value="0.000147393980230367" calcext:value-type="float">
            <text:p>0.00014739398023</text:p>
          </table:table-cell>
          <table:table-cell table:formula="of:=([.$H$11]/([.E1134]+[.$I$11])^[.$J$11])" office:value-type="float" office:value="0.0205150849855221" calcext:value-type="float">
            <text:p>0.020515084985522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[.D1134]^2" office:value-type="float" office:value="0.000420868711963196" calcext:value-type="float">
            <text:p>0.0004208687119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dividuals</text:p>
          </table:table-cell>
          <table:table-cell office:value-type="float" office:value="265" calcext:value-type="float">
            <text:p>265</text:p>
          </table:table-cell>
          <table:table-cell table:formula="of:=([.B1135]/[.$F$1])" office:value-type="float" office:value="0.000146839867522734" calcext:value-type="float">
            <text:p>0.000146839867523</text:p>
          </table:table-cell>
          <table:table-cell table:formula="of:=([.$H$11]/([.E1135]+[.$I$11])^[.$J$11])" office:value-type="float" office:value="0.0204991726513805" calcext:value-type="float">
            <text:p>0.020499172651381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D1135]^2" office:value-type="float" office:value="0.000420216079391107" calcext:value-type="float">
            <text:p>0.0004202160793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vent</text:p>
          </table:table-cell>
          <table:table-cell office:value-type="float" office:value="265" calcext:value-type="float">
            <text:p>265</text:p>
          </table:table-cell>
          <table:table-cell table:formula="of:=([.B1136]/[.$F$1])" office:value-type="float" office:value="0.000146839867522734" calcext:value-type="float">
            <text:p>0.000146839867523</text:p>
          </table:table-cell>
          <table:table-cell table:formula="of:=([.$H$11]/([.E1136]+[.$I$11])^[.$J$11])" office:value-type="float" office:value="0.0204832866615604" calcext:value-type="float">
            <text:p>0.02048328666156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[.D1136]^2" office:value-type="float" office:value="0.000419565032459656" calcext:value-type="float">
            <text:p>0.00041956503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ve</text:p>
          </table:table-cell>
          <table:table-cell office:value-type="float" office:value="265" calcext:value-type="float">
            <text:p>265</text:p>
          </table:table-cell>
          <table:table-cell table:formula="of:=([.B1137]/[.$F$1])" office:value-type="float" office:value="0.000146839867522734" calcext:value-type="float">
            <text:p>0.000146839867523</text:p>
          </table:table-cell>
          <table:table-cell table:formula="of:=([.$H$11]/([.E1137]+[.$I$11])^[.$J$11])" office:value-type="float" office:value="0.0204674269493053" calcext:value-type="float">
            <text:p>0.020467426949305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D1137]^2" office:value-type="float" office:value="0.00041891556592515" calcext:value-type="float">
            <text:p>0.0004189155659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litical</text:p>
          </table:table-cell>
          <table:table-cell office:value-type="float" office:value="265" calcext:value-type="float">
            <text:p>265</text:p>
          </table:table-cell>
          <table:table-cell table:formula="of:=([.B1138]/[.$F$1])" office:value-type="float" office:value="0.000146839867522734" calcext:value-type="float">
            <text:p>0.000146839867523</text:p>
          </table:table-cell>
          <table:table-cell table:formula="of:=([.$H$11]/([.E1138]+[.$I$11])^[.$J$11])" office:value-type="float" office:value="0.0204515934480868" calcext:value-type="float">
            <text:p>0.020451593448087</text:p>
          </table:table-cell>
          <table:table-cell office:value-type="float" office:value="1137" calcext:value-type="float">
            <text:p>1137</text:p>
          </table:table-cell>
          <table:table-cell/>
          <table:table-cell table:formula="of:=[.D1138]^2" office:value-type="float" office:value="0.000418267674565825" calcext:value-type="float">
            <text:p>0.0004182676745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vidently</text:p>
          </table:table-cell>
          <table:table-cell office:value-type="float" office:value="265" calcext:value-type="float">
            <text:p>265</text:p>
          </table:table-cell>
          <table:table-cell table:formula="of:=([.B1139]/[.$F$1])" office:value-type="float" office:value="0.000146839867522734" calcext:value-type="float">
            <text:p>0.000146839867523</text:p>
          </table:table-cell>
          <table:table-cell table:formula="of:=([.$H$11]/([.E1139]+[.$I$11])^[.$J$11])" office:value-type="float" office:value="0.0204357860916028" calcext:value-type="float">
            <text:p>0.020435786091603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D1139]^2" office:value-type="float" office:value="0.000417621353181745" calcext:value-type="float">
            <text:p>0.0004176213531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wers</text:p>
          </table:table-cell>
          <table:table-cell office:value-type="float" office:value="265" calcext:value-type="float">
            <text:p>265</text:p>
          </table:table-cell>
          <table:table-cell table:formula="of:=([.B1140]/[.$F$1])" office:value-type="float" office:value="0.000146839867522734" calcext:value-type="float">
            <text:p>0.000146839867523</text:p>
          </table:table-cell>
          <table:table-cell table:formula="of:=([.$H$11]/([.E1140]+[.$I$11])^[.$J$11])" office:value-type="float" office:value="0.0204200048137771" calcext:value-type="float">
            <text:p>0.020420004813777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[.D1140]^2" office:value-type="float" office:value="0.000416976596594682" calcext:value-type="float">
            <text:p>0.0004169765965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ll</text:p>
          </table:table-cell>
          <table:table-cell office:value-type="float" office:value="265" calcext:value-type="float">
            <text:p>265</text:p>
          </table:table-cell>
          <table:table-cell table:formula="of:=([.B1141]/[.$F$1])" office:value-type="float" office:value="0.000146839867522734" calcext:value-type="float">
            <text:p>0.000146839867523</text:p>
          </table:table-cell>
          <table:table-cell table:formula="of:=([.$H$11]/([.E1141]+[.$I$11])^[.$J$11])" office:value-type="float" office:value="0.0204042495487585" calcext:value-type="float">
            <text:p>0.020404249548759</text:p>
          </table:table-cell>
          <table:table-cell office:value-type="float" office:value="1140" calcext:value-type="float">
            <text:p>1140</text:p>
          </table:table-cell>
          <table:table-cell/>
          <table:table-cell table:formula="of:=[.D1141]^2" office:value-type="float" office:value="0.000416333399648013" calcext:value-type="float">
            <text:p>0.0004163333996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ts</text:p>
          </table:table-cell>
          <table:table-cell office:value-type="float" office:value="264" calcext:value-type="float">
            <text:p>264</text:p>
          </table:table-cell>
          <table:table-cell table:formula="of:=([.B1142]/[.$F$1])" office:value-type="float" office:value="0.000146285754815101" calcext:value-type="float">
            <text:p>0.000146285754815</text:p>
          </table:table-cell>
          <table:table-cell table:formula="of:=([.$H$11]/([.E1142]+[.$I$11])^[.$J$11])" office:value-type="float" office:value="0.0203885202309193" calcext:value-type="float">
            <text:p>0.020388520230919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D1142]^2" office:value-type="float" office:value="0.000415691757206607" calcext:value-type="float">
            <text:p>0.0004156917572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eside</text:p>
          </table:table-cell>
          <table:table-cell office:value-type="float" office:value="264" calcext:value-type="float">
            <text:p>264</text:p>
          </table:table-cell>
          <table:table-cell table:formula="of:=([.B1143]/[.$F$1])" office:value-type="float" office:value="0.000146285754815101" calcext:value-type="float">
            <text:p>0.000146285754815</text:p>
          </table:table-cell>
          <table:table-cell table:formula="of:=([.$H$11]/([.E1143]+[.$I$11])^[.$J$11])" office:value-type="float" office:value="0.0203728167948549" calcext:value-type="float">
            <text:p>0.020372816794855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D1143]^2" office:value-type="float" office:value="0.000415051664156721" calcext:value-type="float">
            <text:p>0.0004150516641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th</text:p>
          </table:table-cell>
          <table:table-cell office:value-type="float" office:value="263" calcext:value-type="float">
            <text:p>263</text:p>
          </table:table-cell>
          <table:table-cell table:formula="of:=([.B1144]/[.$F$1])" office:value-type="float" office:value="0.000145731642107468" calcext:value-type="float">
            <text:p>0.000145731642107</text:p>
          </table:table-cell>
          <table:table-cell table:formula="of:=([.$H$11]/([.E1144]+[.$I$11])^[.$J$11])" office:value-type="float" office:value="0.0203571391753824" calcext:value-type="float">
            <text:p>0.020357139175382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D1144]^2" office:value-type="float" office:value="0.000414413115405888" calcext:value-type="float">
            <text:p>0.0004144131154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hio</text:p>
          </table:table-cell>
          <table:table-cell office:value-type="float" office:value="263" calcext:value-type="float">
            <text:p>263</text:p>
          </table:table-cell>
          <table:table-cell table:formula="of:=([.B1145]/[.$F$1])" office:value-type="float" office:value="0.000145731642107468" calcext:value-type="float">
            <text:p>0.000145731642107</text:p>
          </table:table-cell>
          <table:table-cell table:formula="of:=([.$H$11]/([.E1145]+[.$I$11])^[.$J$11])" office:value-type="float" office:value="0.02034148730754" calcext:value-type="float">
            <text:p>0.02034148730754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D1145]^2" office:value-type="float" office:value="0.00041377610588281" calcext:value-type="float">
            <text:p>0.0004137761058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wner</text:p>
          </table:table-cell>
          <table:table-cell office:value-type="float" office:value="263" calcext:value-type="float">
            <text:p>263</text:p>
          </table:table-cell>
          <table:table-cell table:formula="of:=([.B1146]/[.$F$1])" office:value-type="float" office:value="0.000145731642107468" calcext:value-type="float">
            <text:p>0.000145731642107</text:p>
          </table:table-cell>
          <table:table-cell table:formula="of:=([.$H$11]/([.E1146]+[.$I$11])^[.$J$11])" office:value-type="float" office:value="0.0203258611265859" calcext:value-type="float">
            <text:p>0.020325861126586</text:p>
          </table:table-cell>
          <table:table-cell office:value-type="float" office:value="1145" calcext:value-type="float">
            <text:p>1145</text:p>
          </table:table-cell>
          <table:table-cell/>
          <table:table-cell table:formula="of:=[.D1146]^2" office:value-type="float" office:value="0.000413140630537258" calcext:value-type="float">
            <text:p>0.0004131406305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rvant</text:p>
          </table:table-cell>
          <table:table-cell office:value-type="float" office:value="263" calcext:value-type="float">
            <text:p>263</text:p>
          </table:table-cell>
          <table:table-cell table:formula="of:=([.B1147]/[.$F$1])" office:value-type="float" office:value="0.000145731642107468" calcext:value-type="float">
            <text:p>0.000145731642107</text:p>
          </table:table-cell>
          <table:table-cell table:formula="of:=([.$H$11]/([.E1147]+[.$I$11])^[.$J$11])" office:value-type="float" office:value="0.0203102605679975" calcext:value-type="float">
            <text:p>0.020310260567998</text:p>
          </table:table-cell>
          <table:table-cell office:value-type="float" office:value="1146" calcext:value-type="float">
            <text:p>1146</text:p>
          </table:table-cell>
          <table:table-cell/>
          <table:table-cell table:formula="of:=[.D1147]^2" office:value-type="float" office:value="0.000412506684339956" calcext:value-type="float">
            <text:p>0.000412506684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rm</text:p>
          </table:table-cell>
          <table:table-cell office:value-type="float" office:value="263" calcext:value-type="float">
            <text:p>263</text:p>
          </table:table-cell>
          <table:table-cell table:formula="of:=([.B1148]/[.$F$1])" office:value-type="float" office:value="0.000145731642107468" calcext:value-type="float">
            <text:p>0.000145731642107</text:p>
          </table:table-cell>
          <table:table-cell table:formula="of:=([.$H$11]/([.E1148]+[.$I$11])^[.$J$11])" office:value-type="float" office:value="0.0202946855674702" calcext:value-type="float">
            <text:p>0.02029468556747</text:p>
          </table:table-cell>
          <table:table-cell office:value-type="float" office:value="1147" calcext:value-type="float">
            <text:p>1147</text:p>
          </table:table-cell>
          <table:table-cell/>
          <table:table-cell table:formula="of:=[.D1148]^2" office:value-type="float" office:value="0.000411874262282485" calcext:value-type="float">
            <text:p>0.0004118742622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poser</text:p>
          </table:table-cell>
          <table:table-cell office:value-type="float" office:value="262" calcext:value-type="float">
            <text:p>262</text:p>
          </table:table-cell>
          <table:table-cell table:formula="of:=([.B1149]/[.$F$1])" office:value-type="float" office:value="0.000145177529399835" calcext:value-type="float">
            <text:p>0.0001451775294</text:p>
          </table:table-cell>
          <table:table-cell table:formula="of:=([.$H$11]/([.E1149]+[.$I$11])^[.$J$11])" office:value-type="float" office:value="0.0202791360609167" calcext:value-type="float">
            <text:p>0.020279136060917</text:p>
          </table:table-cell>
          <table:table-cell office:value-type="float" office:value="1148" calcext:value-type="float">
            <text:p>1148</text:p>
          </table:table-cell>
          <table:table-cell/>
          <table:table-cell table:formula="of:=[.D1149]^2" office:value-type="float" office:value="0.000411243359377174" calcext:value-type="float">
            <text:p>0.0004112433593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eps</text:p>
          </table:table-cell>
          <table:table-cell office:value-type="float" office:value="262" calcext:value-type="float">
            <text:p>262</text:p>
          </table:table-cell>
          <table:table-cell table:formula="of:=([.B1150]/[.$F$1])" office:value-type="float" office:value="0.000145177529399835" calcext:value-type="float">
            <text:p>0.0001451775294</text:p>
          </table:table-cell>
          <table:table-cell table:formula="of:=([.$H$11]/([.E1150]+[.$I$11])^[.$J$11])" office:value-type="float" office:value="0.0202636119844661" calcext:value-type="float">
            <text:p>0.020263611984466</text:p>
          </table:table-cell>
          <table:table-cell office:value-type="float" office:value="1149" calcext:value-type="float">
            <text:p>1149</text:p>
          </table:table-cell>
          <table:table-cell/>
          <table:table-cell table:formula="of:=[.D1150]^2" office:value-type="float" office:value="0.000410613970656996" calcext:value-type="float">
            <text:p>0.000410613970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scribed</text:p>
          </table:table-cell>
          <table:table-cell office:value-type="float" office:value="262" calcext:value-type="float">
            <text:p>262</text:p>
          </table:table-cell>
          <table:table-cell table:formula="of:=([.B1151]/[.$F$1])" office:value-type="float" office:value="0.000145177529399835" calcext:value-type="float">
            <text:p>0.0001451775294</text:p>
          </table:table-cell>
          <table:table-cell table:formula="of:=([.$H$11]/([.E1151]+[.$I$11])^[.$J$11])" office:value-type="float" office:value="0.0202481132744626" calcext:value-type="float">
            <text:p>0.020248113274463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D1151]^2" office:value-type="float" office:value="0.000409986091175467" calcext:value-type="float">
            <text:p>0.000409986091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rothy</text:p>
          </table:table-cell>
          <table:table-cell office:value-type="float" office:value="262" calcext:value-type="float">
            <text:p>262</text:p>
          </table:table-cell>
          <table:table-cell table:formula="of:=([.B1152]/[.$F$1])" office:value-type="float" office:value="0.000145177529399835" calcext:value-type="float">
            <text:p>0.0001451775294</text:p>
          </table:table-cell>
          <table:table-cell table:formula="of:=([.$H$11]/([.E1152]+[.$I$11])^[.$J$11])" office:value-type="float" office:value="0.0202326398674652" calcext:value-type="float">
            <text:p>0.020232639867465</text:p>
          </table:table-cell>
          <table:table-cell office:value-type="float" office:value="1151" calcext:value-type="float">
            <text:p>1151</text:p>
          </table:table-cell>
          <table:table-cell/>
          <table:table-cell table:formula="of:=[.D1152]^2" office:value-type="float" office:value="0.00040935971600654" calcext:value-type="float">
            <text:p>0.0004093597160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ves</text:p>
          </table:table-cell>
          <table:table-cell office:value-type="float" office:value="261" calcext:value-type="float">
            <text:p>261</text:p>
          </table:table-cell>
          <table:table-cell table:formula="of:=([.B1153]/[.$F$1])" office:value-type="float" office:value="0.000144623416692202" calcext:value-type="float">
            <text:p>0.000144623416692</text:p>
          </table:table-cell>
          <table:table-cell table:formula="of:=([.$H$11]/([.E1153]+[.$I$11])^[.$J$11])" office:value-type="float" office:value="0.0202171917002463" calcext:value-type="float">
            <text:p>0.020217191700246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D1153]^2" office:value-type="float" office:value="0.000408734840244507" calcext:value-type="float">
            <text:p>0.0004087348402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rew</text:p>
          </table:table-cell>
          <table:table-cell office:value-type="float" office:value="261" calcext:value-type="float">
            <text:p>261</text:p>
          </table:table-cell>
          <table:table-cell table:formula="of:=([.B1154]/[.$F$1])" office:value-type="float" office:value="0.000144623416692202" calcext:value-type="float">
            <text:p>0.000144623416692</text:p>
          </table:table-cell>
          <table:table-cell table:formula="of:=([.$H$11]/([.E1154]+[.$I$11])^[.$J$11])" office:value-type="float" office:value="0.020201768709791" calcext:value-type="float">
            <text:p>0.020201768709791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D1154]^2" office:value-type="float" office:value="0.000408111459003892" calcext:value-type="float">
            <text:p>0.000408111459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tuation</text:p>
          </table:table-cell>
          <table:table-cell office:value-type="float" office:value="260" calcext:value-type="float">
            <text:p>260</text:p>
          </table:table-cell>
          <table:table-cell table:formula="of:=([.B1155]/[.$F$1])" office:value-type="float" office:value="0.000144069303984569" calcext:value-type="float">
            <text:p>0.000144069303985</text:p>
          </table:table-cell>
          <table:table-cell table:formula="of:=([.$H$11]/([.E1155]+[.$I$11])^[.$J$11])" office:value-type="float" office:value="0.0201863708332963" calcext:value-type="float">
            <text:p>0.020186370833296</text:p>
          </table:table-cell>
          <table:table-cell office:value-type="float" office:value="1154" calcext:value-type="float">
            <text:p>1154</text:p>
          </table:table-cell>
          <table:table-cell/>
          <table:table-cell table:formula="of:=[.D1155]^2" office:value-type="float" office:value="0.000407489567419357" calcext:value-type="float">
            <text:p>0.0004074895674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bsence</text:p>
          </table:table-cell>
          <table:table-cell office:value-type="float" office:value="260" calcext:value-type="float">
            <text:p>260</text:p>
          </table:table-cell>
          <table:table-cell table:formula="of:=([.B1156]/[.$F$1])" office:value-type="float" office:value="0.000144069303984569" calcext:value-type="float">
            <text:p>0.000144069303985</text:p>
          </table:table-cell>
          <table:table-cell table:formula="of:=([.$H$11]/([.E1156]+[.$I$11])^[.$J$11])" office:value-type="float" office:value="0.02017099800817" calcext:value-type="float">
            <text:p>0.02017099800817</text:p>
          </table:table-cell>
          <table:table-cell office:value-type="float" office:value="1155" calcext:value-type="float">
            <text:p>1155</text:p>
          </table:table-cell>
          <table:table-cell/>
          <table:table-cell table:formula="of:=[.D1156]^2" office:value-type="float" office:value="0.000406869160645596" calcext:value-type="float">
            <text:p>0.000406869160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gotten</text:p>
          </table:table-cell>
          <table:table-cell office:value-type="float" office:value="260" calcext:value-type="float">
            <text:p>260</text:p>
          </table:table-cell>
          <table:table-cell table:formula="of:=([.B1157]/[.$F$1])" office:value-type="float" office:value="0.000144069303984569" calcext:value-type="float">
            <text:p>0.000144069303985</text:p>
          </table:table-cell>
          <table:table-cell table:formula="of:=([.$H$11]/([.E1157]+[.$I$11])^[.$J$11])" office:value-type="float" office:value="0.0201556501720296" calcext:value-type="float">
            <text:p>0.02015565017203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[.D1157]^2" office:value-type="float" office:value="0.000406250233857237" calcext:value-type="float">
            <text:p>0.0004062502338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oad</text:p>
          </table:table-cell>
          <table:table-cell office:value-type="float" office:value="260" calcext:value-type="float">
            <text:p>260</text:p>
          </table:table-cell>
          <table:table-cell table:formula="of:=([.B1158]/[.$F$1])" office:value-type="float" office:value="0.000144069303984569" calcext:value-type="float">
            <text:p>0.000144069303985</text:p>
          </table:table-cell>
          <table:table-cell table:formula="of:=([.$H$11]/([.E1158]+[.$I$11])^[.$J$11])" office:value-type="float" office:value="0.0201403272627022" calcext:value-type="float">
            <text:p>0.020140327262702</text:p>
          </table:table-cell>
          <table:table-cell office:value-type="float" office:value="1157" calcext:value-type="float">
            <text:p>1157</text:p>
          </table:table-cell>
          <table:table-cell/>
          <table:table-cell table:formula="of:=[.D1158]^2" office:value-type="float" office:value="0.000405632782248744" calcext:value-type="float">
            <text:p>0.0004056327822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traordinary</text:p>
          </table:table-cell>
          <table:table-cell office:value-type="float" office:value="260" calcext:value-type="float">
            <text:p>260</text:p>
          </table:table-cell>
          <table:table-cell table:formula="of:=([.B1159]/[.$F$1])" office:value-type="float" office:value="0.000144069303984569" calcext:value-type="float">
            <text:p>0.000144069303985</text:p>
          </table:table-cell>
          <table:table-cell table:formula="of:=([.$H$11]/([.E1159]+[.$I$11])^[.$J$11])" office:value-type="float" office:value="0.0201250292182227" calcext:value-type="float">
            <text:p>0.020125029218223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[.D1159]^2" office:value-type="float" office:value="0.000405016801034317" calcext:value-type="float">
            <text:p>0.0004050168010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e</text:p>
          </table:table-cell>
          <table:table-cell office:value-type="float" office:value="260" calcext:value-type="float">
            <text:p>260</text:p>
          </table:table-cell>
          <table:table-cell table:formula="of:=([.B1160]/[.$F$1])" office:value-type="float" office:value="0.000144069303984569" calcext:value-type="float">
            <text:p>0.000144069303985</text:p>
          </table:table-cell>
          <table:table-cell table:formula="of:=([.$H$11]/([.E1160]+[.$I$11])^[.$J$11])" office:value-type="float" office:value="0.0201097559768336" calcext:value-type="float">
            <text:p>0.020109755976834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D1160]^2" office:value-type="float" office:value="0.000404402285447795" calcext:value-type="float">
            <text:p>0.000404402285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sider</text:p>
          </table:table-cell>
          <table:table-cell office:value-type="float" office:value="260" calcext:value-type="float">
            <text:p>260</text:p>
          </table:table-cell>
          <table:table-cell table:formula="of:=([.B1161]/[.$F$1])" office:value-type="float" office:value="0.000144069303984569" calcext:value-type="float">
            <text:p>0.000144069303985</text:p>
          </table:table-cell>
          <table:table-cell table:formula="of:=([.$H$11]/([.E1161]+[.$I$11])^[.$J$11])" office:value-type="float" office:value="0.0200945074769838" calcext:value-type="float">
            <text:p>0.020094507476984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D1161]^2" office:value-type="float" office:value="0.000403789230742557" calcext:value-type="float">
            <text:p>0.0004037892307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sently</text:p>
          </table:table-cell>
          <table:table-cell office:value-type="float" office:value="259" calcext:value-type="float">
            <text:p>259</text:p>
          </table:table-cell>
          <table:table-cell table:formula="of:=([.B1162]/[.$F$1])" office:value-type="float" office:value="0.000143515191276936" calcext:value-type="float">
            <text:p>0.000143515191277</text:p>
          </table:table-cell>
          <table:table-cell table:formula="of:=([.$H$11]/([.E1162]+[.$I$11])^[.$J$11])" office:value-type="float" office:value="0.0200792836573277" calcext:value-type="float">
            <text:p>0.020079283657328</text:p>
          </table:table-cell>
          <table:table-cell office:value-type="float" office:value="1161" calcext:value-type="float">
            <text:p>1161</text:p>
          </table:table-cell>
          <table:table-cell/>
          <table:table-cell table:formula="of:=[.D1162]^2" office:value-type="float" office:value="0.000403177632191427" calcext:value-type="float">
            <text:p>0.0004031776321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ppears</text:p>
          </table:table-cell>
          <table:table-cell office:value-type="float" office:value="259" calcext:value-type="float">
            <text:p>259</text:p>
          </table:table-cell>
          <table:table-cell table:formula="of:=([.B1163]/[.$F$1])" office:value-type="float" office:value="0.000143515191276936" calcext:value-type="float">
            <text:p>0.000143515191277</text:p>
          </table:table-cell>
          <table:table-cell table:formula="of:=([.$H$11]/([.E1163]+[.$I$11])^[.$J$11])" office:value-type="float" office:value="0.0200640844567246" calcext:value-type="float">
            <text:p>0.020064084456725</text:p>
          </table:table-cell>
          <table:table-cell office:value-type="float" office:value="1162" calcext:value-type="float">
            <text:p>1162</text:p>
          </table:table-cell>
          <table:table-cell/>
          <table:table-cell table:formula="of:=[.D1163]^2" office:value-type="float" office:value="0.000402567485086577" calcext:value-type="float">
            <text:p>0.0004025674850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rrow</text:p>
          </table:table-cell>
          <table:table-cell office:value-type="float" office:value="259" calcext:value-type="float">
            <text:p>259</text:p>
          </table:table-cell>
          <table:table-cell table:formula="of:=([.B1164]/[.$F$1])" office:value-type="float" office:value="0.000143515191276936" calcext:value-type="float">
            <text:p>0.000143515191277</text:p>
          </table:table-cell>
          <table:table-cell table:formula="of:=([.$H$11]/([.E1164]+[.$I$11])^[.$J$11])" office:value-type="float" office:value="0.0200489098142376" calcext:value-type="float">
            <text:p>0.020048909814238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D1164]^2" office:value-type="float" office:value="0.000401958784739432" calcext:value-type="float">
            <text:p>0.0004019587847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ulder</text:p>
          </table:table-cell>
          <table:table-cell office:value-type="float" office:value="259" calcext:value-type="float">
            <text:p>259</text:p>
          </table:table-cell>
          <table:table-cell table:formula="of:=([.B1165]/[.$F$1])" office:value-type="float" office:value="0.000143515191276936" calcext:value-type="float">
            <text:p>0.000143515191277</text:p>
          </table:table-cell>
          <table:table-cell table:formula="of:=([.$H$11]/([.E1165]+[.$I$11])^[.$J$11])" office:value-type="float" office:value="0.0200337596691328" calcext:value-type="float">
            <text:p>0.020033759669133</text:p>
          </table:table-cell>
          <table:table-cell office:value-type="float" office:value="1164" calcext:value-type="float">
            <text:p>1164</text:p>
          </table:table-cell>
          <table:table-cell/>
          <table:table-cell table:formula="of:=[.D1165]^2" office:value-type="float" office:value="0.000401351526480572" calcext:value-type="float">
            <text:p>0.0004013515264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yle</text:p>
          </table:table-cell>
          <table:table-cell office:value-type="float" office:value="259" calcext:value-type="float">
            <text:p>259</text:p>
          </table:table-cell>
          <table:table-cell table:formula="of:=([.B1166]/[.$F$1])" office:value-type="float" office:value="0.000143515191276936" calcext:value-type="float">
            <text:p>0.000143515191277</text:p>
          </table:table-cell>
          <table:table-cell table:formula="of:=([.$H$11]/([.E1166]+[.$I$11])^[.$J$11])" office:value-type="float" office:value="0.0200186339608785" calcext:value-type="float">
            <text:p>0.020018633960879</text:p>
          </table:table-cell>
          <table:table-cell office:value-type="float" office:value="1165" calcext:value-type="float">
            <text:p>1165</text:p>
          </table:table-cell>
          <table:table-cell/>
          <table:table-cell table:formula="of:=[.D1166]^2" office:value-type="float" office:value="0.00040074570565964" calcext:value-type="float">
            <text:p>0.000400745705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lowers</text:p>
          </table:table-cell>
          <table:table-cell office:value-type="float" office:value="259" calcext:value-type="float">
            <text:p>259</text:p>
          </table:table-cell>
          <table:table-cell table:formula="of:=([.B1167]/[.$F$1])" office:value-type="float" office:value="0.000143515191276936" calcext:value-type="float">
            <text:p>0.000143515191277</text:p>
          </table:table-cell>
          <table:table-cell table:formula="of:=([.$H$11]/([.E1167]+[.$I$11])^[.$J$11])" office:value-type="float" office:value="0.0200035326291445" calcext:value-type="float">
            <text:p>0.020003532629145</text:p>
          </table:table-cell>
          <table:table-cell office:value-type="float" office:value="1166" calcext:value-type="float">
            <text:p>1166</text:p>
          </table:table-cell>
          <table:table-cell/>
          <table:table-cell table:formula="of:=[.D1167]^2" office:value-type="float" office:value="0.000400141317645248" calcext:value-type="float">
            <text:p>0.0004001413176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used</text:p>
          </table:table-cell>
          <table:table-cell office:value-type="float" office:value="258" calcext:value-type="float">
            <text:p>258</text:p>
          </table:table-cell>
          <table:table-cell table:formula="of:=([.B1168]/[.$F$1])" office:value-type="float" office:value="0.000142961078569303" calcext:value-type="float">
            <text:p>0.000142961078569</text:p>
          </table:table-cell>
          <table:table-cell table:formula="of:=([.$H$11]/([.E1168]+[.$I$11])^[.$J$11])" office:value-type="float" office:value="0.0199884556138008" calcext:value-type="float">
            <text:p>0.01998845561380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D1168]^2" office:value-type="float" office:value="0.000399538357824883" calcext:value-type="float">
            <text:p>0.0003995383578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llen</text:p>
          </table:table-cell>
          <table:table-cell office:value-type="float" office:value="258" calcext:value-type="float">
            <text:p>258</text:p>
          </table:table-cell>
          <table:table-cell table:formula="of:=([.B1169]/[.$F$1])" office:value-type="float" office:value="0.000142961078569303" calcext:value-type="float">
            <text:p>0.000142961078569</text:p>
          </table:table-cell>
          <table:table-cell table:formula="of:=([.$H$11]/([.E1169]+[.$I$11])^[.$J$11])" office:value-type="float" office:value="0.0199734028549171" calcext:value-type="float">
            <text:p>0.019973402854917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D1169]^2" office:value-type="float" office:value="0.000398936821604812" calcext:value-type="float">
            <text:p>0.0003989368216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hysical</text:p>
          </table:table-cell>
          <table:table-cell office:value-type="float" office:value="258" calcext:value-type="float">
            <text:p>258</text:p>
          </table:table-cell>
          <table:table-cell table:formula="of:=([.B1170]/[.$F$1])" office:value-type="float" office:value="0.000142961078569303" calcext:value-type="float">
            <text:p>0.000142961078569</text:p>
          </table:table-cell>
          <table:table-cell table:formula="of:=([.$H$11]/([.E1170]+[.$I$11])^[.$J$11])" office:value-type="float" office:value="0.0199583742927623" calcext:value-type="float">
            <text:p>0.019958374292762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[.D1170]^2" office:value-type="float" office:value="0.000398336704409993" calcext:value-type="float">
            <text:p>0.000398336704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garded</text:p>
          </table:table-cell>
          <table:table-cell office:value-type="float" office:value="258" calcext:value-type="float">
            <text:p>258</text:p>
          </table:table-cell>
          <table:table-cell table:formula="of:=([.B1171]/[.$F$1])" office:value-type="float" office:value="0.000142961078569303" calcext:value-type="float">
            <text:p>0.000142961078569</text:p>
          </table:table-cell>
          <table:table-cell table:formula="of:=([.$H$11]/([.E1171]+[.$I$11])^[.$J$11])" office:value-type="float" office:value="0.0199433698678027" calcext:value-type="float">
            <text:p>0.019943369867803</text:p>
          </table:table-cell>
          <table:table-cell office:value-type="float" office:value="1170" calcext:value-type="float">
            <text:p>1170</text:p>
          </table:table-cell>
          <table:table-cell/>
          <table:table-cell table:formula="of:=[.D1171]^2" office:value-type="float" office:value="0.000397738001683981" calcext:value-type="float">
            <text:p>0.0003977380016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</text:p>
          </table:table-cell>
          <table:table-cell office:value-type="float" office:value="258" calcext:value-type="float">
            <text:p>258</text:p>
          </table:table-cell>
          <table:table-cell table:formula="of:=([.B1172]/[.$F$1])" office:value-type="float" office:value="0.000142961078569303" calcext:value-type="float">
            <text:p>0.000142961078569</text:p>
          </table:table-cell>
          <table:table-cell table:formula="of:=([.$H$11]/([.E1172]+[.$I$11])^[.$J$11])" office:value-type="float" office:value="0.0199283895207023" calcext:value-type="float">
            <text:p>0.019928389520702</text:p>
          </table:table-cell>
          <table:table-cell office:value-type="float" office:value="1171" calcext:value-type="float">
            <text:p>1171</text:p>
          </table:table-cell>
          <table:table-cell/>
          <table:table-cell table:formula="of:=[.D1172]^2" office:value-type="float" office:value="0.000397140708888835" calcext:value-type="float">
            <text:p>0.0003971407088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ight</text:p>
          </table:table-cell>
          <table:table-cell office:value-type="float" office:value="258" calcext:value-type="float">
            <text:p>258</text:p>
          </table:table-cell>
          <table:table-cell table:formula="of:=([.B1173]/[.$F$1])" office:value-type="float" office:value="0.000142961078569303" calcext:value-type="float">
            <text:p>0.000142961078569</text:p>
          </table:table-cell>
          <table:table-cell table:formula="of:=([.$H$11]/([.E1173]+[.$I$11])^[.$J$11])" office:value-type="float" office:value="0.019913433192321" calcext:value-type="float">
            <text:p>0.019913433192321</text:p>
          </table:table-cell>
          <table:table-cell office:value-type="float" office:value="1172" calcext:value-type="float">
            <text:p>1172</text:p>
          </table:table-cell>
          <table:table-cell/>
          <table:table-cell table:formula="of:=[.D1173]^2" office:value-type="float" office:value="0.000396544821505032" calcext:value-type="float">
            <text:p>0.0003965448215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st</text:p>
          </table:table-cell>
          <table:table-cell office:value-type="float" office:value="258" calcext:value-type="float">
            <text:p>258</text:p>
          </table:table-cell>
          <table:table-cell table:formula="of:=([.B1174]/[.$F$1])" office:value-type="float" office:value="0.000142961078569303" calcext:value-type="float">
            <text:p>0.000142961078569</text:p>
          </table:table-cell>
          <table:table-cell table:formula="of:=([.$H$11]/([.E1174]+[.$I$11])^[.$J$11])" office:value-type="float" office:value="0.0198985008237146" calcext:value-type="float">
            <text:p>0.019898500823715</text:p>
          </table:table-cell>
          <table:table-cell office:value-type="float" office:value="1173" calcext:value-type="float">
            <text:p>1173</text:p>
          </table:table-cell>
          <table:table-cell/>
          <table:table-cell table:formula="of:=[.D1174]^2" office:value-type="float" office:value="0.000395950335031372" calcext:value-type="float">
            <text:p>0.0003959503350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ughed</text:p>
          </table:table-cell>
          <table:table-cell office:value-type="float" office:value="258" calcext:value-type="float">
            <text:p>258</text:p>
          </table:table-cell>
          <table:table-cell table:formula="of:=([.B1175]/[.$F$1])" office:value-type="float" office:value="0.000142961078569303" calcext:value-type="float">
            <text:p>0.000142961078569</text:p>
          </table:table-cell>
          <table:table-cell table:formula="of:=([.$H$11]/([.E1175]+[.$I$11])^[.$J$11])" office:value-type="float" office:value="0.0198835923561335" calcext:value-type="float">
            <text:p>0.019883592356134</text:p>
          </table:table-cell>
          <table:table-cell office:value-type="float" office:value="1174" calcext:value-type="float">
            <text:p>1174</text:p>
          </table:table-cell>
          <table:table-cell/>
          <table:table-cell table:formula="of:=[.D1175]^2" office:value-type="float" office:value="0.000395357244984889" calcext:value-type="float">
            <text:p>0.0003953572449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lls</text:p>
          </table:table-cell>
          <table:table-cell office:value-type="float" office:value="257" calcext:value-type="float">
            <text:p>257</text:p>
          </table:table-cell>
          <table:table-cell table:formula="of:=([.B1176]/[.$F$1])" office:value-type="float" office:value="0.00014240696586167" calcext:value-type="float">
            <text:p>0.000142406965862</text:p>
          </table:table-cell>
          <table:table-cell table:formula="of:=([.$H$11]/([.E1176]+[.$I$11])^[.$J$11])" office:value-type="float" office:value="0.0198687077310218" calcext:value-type="float">
            <text:p>0.019868707731022</text:p>
          </table:table-cell>
          <table:table-cell office:value-type="float" office:value="1175" calcext:value-type="float">
            <text:p>1175</text:p>
          </table:table-cell>
          <table:table-cell/>
          <table:table-cell table:formula="of:=[.D1176]^2" office:value-type="float" office:value="0.000394765546900765" calcext:value-type="float">
            <text:p>0.0003947655469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lking</text:p>
          </table:table-cell>
          <table:table-cell office:value-type="float" office:value="257" calcext:value-type="float">
            <text:p>257</text:p>
          </table:table-cell>
          <table:table-cell table:formula="of:=([.B1177]/[.$F$1])" office:value-type="float" office:value="0.00014240696586167" calcext:value-type="float">
            <text:p>0.000142406965862</text:p>
          </table:table-cell>
          <table:table-cell table:formula="of:=([.$H$11]/([.E1177]+[.$I$11])^[.$J$11])" office:value-type="float" office:value="0.019853846890017" calcext:value-type="float">
            <text:p>0.019853846890017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D1177]^2" office:value-type="float" office:value="0.000394175236332237" calcext:value-type="float">
            <text:p>0.0003941752363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wer</text:p>
          </table:table-cell>
          <table:table-cell office:value-type="float" office:value="257" calcext:value-type="float">
            <text:p>257</text:p>
          </table:table-cell>
          <table:table-cell table:formula="of:=([.B1178]/[.$F$1])" office:value-type="float" office:value="0.00014240696586167" calcext:value-type="float">
            <text:p>0.000142406965862</text:p>
          </table:table-cell>
          <table:table-cell table:formula="of:=([.$H$11]/([.E1178]+[.$I$11])^[.$J$11])" office:value-type="float" office:value="0.0198390097749487" calcext:value-type="float">
            <text:p>0.019839009774949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D1178]^2" office:value-type="float" office:value="0.00039358630885051" calcext:value-type="float">
            <text:p>0.0003935863088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ported</text:p>
          </table:table-cell>
          <table:table-cell office:value-type="float" office:value="257" calcext:value-type="float">
            <text:p>257</text:p>
          </table:table-cell>
          <table:table-cell table:formula="of:=([.B1179]/[.$F$1])" office:value-type="float" office:value="0.00014240696586167" calcext:value-type="float">
            <text:p>0.000142406965862</text:p>
          </table:table-cell>
          <table:table-cell table:formula="of:=([.$H$11]/([.E1179]+[.$I$11])^[.$J$11])" office:value-type="float" office:value="0.0198241963278382" calcext:value-type="float">
            <text:p>0.019824196327838</text:p>
          </table:table-cell>
          <table:table-cell office:value-type="float" office:value="1178" calcext:value-type="float">
            <text:p>1178</text:p>
          </table:table-cell>
          <table:table-cell/>
          <table:table-cell table:formula="of:=[.D1179]^2" office:value-type="float" office:value="0.000392998760044672" calcext:value-type="float">
            <text:p>0.0003929987600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ars</text:p>
          </table:table-cell>
          <table:table-cell office:value-type="float" office:value="257" calcext:value-type="float">
            <text:p>257</text:p>
          </table:table-cell>
          <table:table-cell table:formula="of:=([.B1180]/[.$F$1])" office:value-type="float" office:value="0.00014240696586167" calcext:value-type="float">
            <text:p>0.000142406965862</text:p>
          </table:table-cell>
          <table:table-cell table:formula="of:=([.$H$11]/([.E1180]+[.$I$11])^[.$J$11])" office:value-type="float" office:value="0.0198094064908972" calcext:value-type="float">
            <text:p>0.019809406490897</text:p>
          </table:table-cell>
          <table:table-cell office:value-type="float" office:value="1179" calcext:value-type="float">
            <text:p>1179</text:p>
          </table:table-cell>
          <table:table-cell/>
          <table:table-cell table:formula="of:=[.D1180]^2" office:value-type="float" office:value="0.000392412585521602" calcext:value-type="float">
            <text:p>0.0003924125855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ames</text:p>
          </table:table-cell>
          <table:table-cell office:value-type="float" office:value="257" calcext:value-type="float">
            <text:p>257</text:p>
          </table:table-cell>
          <table:table-cell table:formula="of:=([.B1181]/[.$F$1])" office:value-type="float" office:value="0.00014240696586167" calcext:value-type="float">
            <text:p>0.000142406965862</text:p>
          </table:table-cell>
          <table:table-cell table:formula="of:=([.$H$11]/([.E1181]+[.$I$11])^[.$J$11])" office:value-type="float" office:value="0.0197946402065278" calcext:value-type="float">
            <text:p>0.019794640206528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D1181]^2" office:value-type="float" office:value="0.000391827780905886" calcext:value-type="float">
            <text:p>0.0003918277809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uth</text:p>
          </table:table-cell>
          <table:table-cell office:value-type="float" office:value="257" calcext:value-type="float">
            <text:p>257</text:p>
          </table:table-cell>
          <table:table-cell table:formula="of:=([.B1182]/[.$F$1])" office:value-type="float" office:value="0.00014240696586167" calcext:value-type="float">
            <text:p>0.000142406965862</text:p>
          </table:table-cell>
          <table:table-cell table:formula="of:=([.$H$11]/([.E1182]+[.$I$11])^[.$J$11])" office:value-type="float" office:value="0.0197798974173208" calcext:value-type="float">
            <text:p>0.019779897417321</text:p>
          </table:table-cell>
          <table:table-cell office:value-type="float" office:value="1181" calcext:value-type="float">
            <text:p>1181</text:p>
          </table:table-cell>
          <table:table-cell/>
          <table:table-cell table:formula="of:=[.D1182]^2" office:value-type="float" office:value="0.000391244341839732" calcext:value-type="float">
            <text:p>0.000391244341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'clock</text:p>
          </table:table-cell>
          <table:table-cell office:value-type="float" office:value="256" calcext:value-type="float">
            <text:p>256</text:p>
          </table:table-cell>
          <table:table-cell table:formula="of:=([.B1183]/[.$F$1])" office:value-type="float" office:value="0.000141852853154037" calcext:value-type="float">
            <text:p>0.000141852853154</text:p>
          </table:table-cell>
          <table:table-cell table:formula="of:=([.$H$11]/([.E1183]+[.$I$11])^[.$J$11])" office:value-type="float" office:value="0.0197651780660555" calcext:value-type="float">
            <text:p>0.019765178066056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D1183]^2" office:value-type="float" office:value="0.000390662263982881" calcext:value-type="float">
            <text:p>0.0003906622639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mmick</text:p>
          </table:table-cell>
          <table:table-cell office:value-type="float" office:value="256" calcext:value-type="float">
            <text:p>256</text:p>
          </table:table-cell>
          <table:table-cell table:formula="of:=([.B1184]/[.$F$1])" office:value-type="float" office:value="0.000141852853154037" calcext:value-type="float">
            <text:p>0.000141852853154</text:p>
          </table:table-cell>
          <table:table-cell table:formula="of:=([.$H$11]/([.E1184]+[.$I$11])^[.$J$11])" office:value-type="float" office:value="0.0197504820956989" calcext:value-type="float">
            <text:p>0.019750482095699</text:p>
          </table:table-cell>
          <table:table-cell office:value-type="float" office:value="1183" calcext:value-type="float">
            <text:p>1183</text:p>
          </table:table-cell>
          <table:table-cell/>
          <table:table-cell table:formula="of:=[.D1184]^2" office:value-type="float" office:value="0.000390081543012523" calcext:value-type="float">
            <text:p>0.000390081543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qually</text:p>
          </table:table-cell>
          <table:table-cell office:value-type="float" office:value="256" calcext:value-type="float">
            <text:p>256</text:p>
          </table:table-cell>
          <table:table-cell table:formula="of:=([.B1185]/[.$F$1])" office:value-type="float" office:value="0.000141852853154037" calcext:value-type="float">
            <text:p>0.000141852853154</text:p>
          </table:table-cell>
          <table:table-cell table:formula="of:=([.$H$11]/([.E1185]+[.$I$11])^[.$J$11])" office:value-type="float" office:value="0.0197358094494047" calcext:value-type="float">
            <text:p>0.019735809449405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D1185]^2" office:value-type="float" office:value="0.000389502174623213" calcext:value-type="float">
            <text:p>0.0003895021746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ses</text:p>
          </table:table-cell>
          <table:table-cell office:value-type="float" office:value="256" calcext:value-type="float">
            <text:p>256</text:p>
          </table:table-cell>
          <table:table-cell table:formula="of:=([.B1186]/[.$F$1])" office:value-type="float" office:value="0.000141852853154037" calcext:value-type="float">
            <text:p>0.000141852853154</text:p>
          </table:table-cell>
          <table:table-cell table:formula="of:=([.$H$11]/([.E1186]+[.$I$11])^[.$J$11])" office:value-type="float" office:value="0.0197211600705128" calcext:value-type="float">
            <text:p>0.019721160070513</text:p>
          </table:table-cell>
          <table:table-cell office:value-type="float" office:value="1185" calcext:value-type="float">
            <text:p>1185</text:p>
          </table:table-cell>
          <table:table-cell/>
          <table:table-cell table:formula="of:=[.D1186]^2" office:value-type="float" office:value="0.000388924154526787" calcext:value-type="float">
            <text:p>0.0003889241545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dian</text:p>
          </table:table-cell>
          <table:table-cell office:value-type="float" office:value="256" calcext:value-type="float">
            <text:p>256</text:p>
          </table:table-cell>
          <table:table-cell table:formula="of:=([.B1187]/[.$F$1])" office:value-type="float" office:value="0.000141852853154037" calcext:value-type="float">
            <text:p>0.000141852853154</text:p>
          </table:table-cell>
          <table:table-cell table:formula="of:=([.$H$11]/([.E1187]+[.$I$11])^[.$J$11])" office:value-type="float" office:value="0.019706533902548" calcext:value-type="float">
            <text:p>0.019706533902548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[.D1187]^2" office:value-type="float" office:value="0.000388347478452275" calcext:value-type="float">
            <text:p>0.000388347478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e</text:p>
          </table:table-cell>
          <table:table-cell office:value-type="float" office:value="256" calcext:value-type="float">
            <text:p>256</text:p>
          </table:table-cell>
          <table:table-cell table:formula="of:=([.B1188]/[.$F$1])" office:value-type="float" office:value="0.000141852853154037" calcext:value-type="float">
            <text:p>0.000141852853154</text:p>
          </table:table-cell>
          <table:table-cell table:formula="of:=([.$H$11]/([.E1188]+[.$I$11])^[.$J$11])" office:value-type="float" office:value="0.0196919308892201" calcext:value-type="float">
            <text:p>0.01969193088922</text:p>
          </table:table-cell>
          <table:table-cell office:value-type="float" office:value="1187" calcext:value-type="float">
            <text:p>1187</text:p>
          </table:table-cell>
          <table:table-cell/>
          <table:table-cell table:formula="of:=[.D1188]^2" office:value-type="float" office:value="0.000387772142145821" calcext:value-type="float">
            <text:p>0.0003877721421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fforts</text:p>
          </table:table-cell>
          <table:table-cell office:value-type="float" office:value="256" calcext:value-type="float">
            <text:p>256</text:p>
          </table:table-cell>
          <table:table-cell table:formula="of:=([.B1189]/[.$F$1])" office:value-type="float" office:value="0.000141852853154037" calcext:value-type="float">
            <text:p>0.000141852853154</text:p>
          </table:table-cell>
          <table:table-cell table:formula="of:=([.$H$11]/([.E1189]+[.$I$11])^[.$J$11])" office:value-type="float" office:value="0.0196773509744223" calcext:value-type="float">
            <text:p>0.019677350974422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[.D1189]^2" office:value-type="float" office:value="0.0003871981413706" calcext:value-type="float">
            <text:p>0.0003871981413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cceeded</text:p>
          </table:table-cell>
          <table:table-cell office:value-type="float" office:value="255" calcext:value-type="float">
            <text:p>255</text:p>
          </table:table-cell>
          <table:table-cell table:formula="of:=([.B1190]/[.$F$1])" office:value-type="float" office:value="0.000141298740446404" calcext:value-type="float">
            <text:p>0.000141298740446</text:p>
          </table:table-cell>
          <table:table-cell table:formula="of:=([.$H$11]/([.E1190]+[.$I$11])^[.$J$11])" office:value-type="float" office:value="0.0196627941022311" calcext:value-type="float">
            <text:p>0.019662794102231</text:p>
          </table:table-cell>
          <table:table-cell office:value-type="float" office:value="1189" calcext:value-type="float">
            <text:p>1189</text:p>
          </table:table-cell>
          <table:table-cell/>
          <table:table-cell table:formula="of:=[.D1190]^2" office:value-type="float" office:value="0.000386625471906733" calcext:value-type="float">
            <text:p>0.000386625471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chine</text:p>
          </table:table-cell>
          <table:table-cell office:value-type="float" office:value="255" calcext:value-type="float">
            <text:p>255</text:p>
          </table:table-cell>
          <table:table-cell table:formula="of:=([.B1191]/[.$F$1])" office:value-type="float" office:value="0.000141298740446404" calcext:value-type="float">
            <text:p>0.000141298740446</text:p>
          </table:table-cell>
          <table:table-cell table:formula="of:=([.$H$11]/([.E1191]+[.$I$11])^[.$J$11])" office:value-type="float" office:value="0.0196482602169049" calcext:value-type="float">
            <text:p>0.019648260216905</text:p>
          </table:table-cell>
          <table:table-cell office:value-type="float" office:value="1190" calcext:value-type="float">
            <text:p>1190</text:p>
          </table:table-cell>
          <table:table-cell/>
          <table:table-cell table:formula="of:=[.D1191]^2" office:value-type="float" office:value="0.000386054129551207" calcext:value-type="float">
            <text:p>0.0003860541295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sibly</text:p>
          </table:table-cell>
          <table:table-cell office:value-type="float" office:value="255" calcext:value-type="float">
            <text:p>255</text:p>
          </table:table-cell>
          <table:table-cell table:formula="of:=([.B1192]/[.$F$1])" office:value-type="float" office:value="0.000141298740446404" calcext:value-type="float">
            <text:p>0.000141298740446</text:p>
          </table:table-cell>
          <table:table-cell table:formula="of:=([.$H$11]/([.E1192]+[.$I$11])^[.$J$11])" office:value-type="float" office:value="0.0196337492628839" calcext:value-type="float">
            <text:p>0.019633749262884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D1192]^2" office:value-type="float" office:value="0.000385484110117793" calcext:value-type="float">
            <text:p>0.000385484110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oups</text:p>
          </table:table-cell>
          <table:table-cell office:value-type="float" office:value="255" calcext:value-type="float">
            <text:p>255</text:p>
          </table:table-cell>
          <table:table-cell table:formula="of:=([.B1193]/[.$F$1])" office:value-type="float" office:value="0.000141298740446404" calcext:value-type="float">
            <text:p>0.000141298740446</text:p>
          </table:table-cell>
          <table:table-cell table:formula="of:=([.$H$11]/([.E1193]+[.$I$11])^[.$J$11])" office:value-type="float" office:value="0.0196192611847889" calcext:value-type="float">
            <text:p>0.019619261184789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D1193]^2" office:value-type="float" office:value="0.000384915409436966" calcext:value-type="float">
            <text:p>0.0003849154094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ach</text:p>
          </table:table-cell>
          <table:table-cell office:value-type="float" office:value="254" calcext:value-type="float">
            <text:p>254</text:p>
          </table:table-cell>
          <table:table-cell table:formula="of:=([.B1194]/[.$F$1])" office:value-type="float" office:value="0.000140744627738771" calcext:value-type="float">
            <text:p>0.000140744627739</text:p>
          </table:table-cell>
          <table:table-cell table:formula="of:=([.$H$11]/([.E1194]+[.$I$11])^[.$J$11])" office:value-type="float" office:value="0.0196047959274209" calcext:value-type="float">
            <text:p>0.019604795927421</text:p>
          </table:table-cell>
          <table:table-cell office:value-type="float" office:value="1193" calcext:value-type="float">
            <text:p>1193</text:p>
          </table:table-cell>
          <table:table-cell/>
          <table:table-cell table:formula="of:=[.D1194]^2" office:value-type="float" office:value="0.00038434802335582" calcext:value-type="float">
            <text:p>0.0003843480233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rface</text:p>
          </table:table-cell>
          <table:table-cell office:value-type="float" office:value="253" calcext:value-type="float">
            <text:p>253</text:p>
          </table:table-cell>
          <table:table-cell table:formula="of:=([.B1195]/[.$F$1])" office:value-type="float" office:value="0.000140190515031138" calcext:value-type="float">
            <text:p>0.000140190515031</text:p>
          </table:table-cell>
          <table:table-cell table:formula="of:=([.$H$11]/([.E1195]+[.$I$11])^[.$J$11])" office:value-type="float" office:value="0.0195903534357601" calcext:value-type="float">
            <text:p>0.01959035343576</text:p>
          </table:table-cell>
          <table:table-cell office:value-type="float" office:value="1194" calcext:value-type="float">
            <text:p>1194</text:p>
          </table:table-cell>
          <table:table-cell/>
          <table:table-cell table:formula="of:=[.D1195]^2" office:value-type="float" office:value="0.000383781947737997" calcext:value-type="float">
            <text:p>0.0003837819477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arked</text:p>
          </table:table-cell>
          <table:table-cell office:value-type="float" office:value="253" calcext:value-type="float">
            <text:p>253</text:p>
          </table:table-cell>
          <table:table-cell table:formula="of:=([.B1196]/[.$F$1])" office:value-type="float" office:value="0.000140190515031138" calcext:value-type="float">
            <text:p>0.000140190515031</text:p>
          </table:table-cell>
          <table:table-cell table:formula="of:=([.$H$11]/([.E1196]+[.$I$11])^[.$J$11])" office:value-type="float" office:value="0.0195759336549651" calcext:value-type="float">
            <text:p>0.01957593365496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D1196]^2" office:value-type="float" office:value="0.000383217178463595" calcext:value-type="float">
            <text:p>0.0003832171784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eature</text:p>
          </table:table-cell>
          <table:table-cell office:value-type="float" office:value="253" calcext:value-type="float">
            <text:p>253</text:p>
          </table:table-cell>
          <table:table-cell table:formula="of:=([.B1197]/[.$F$1])" office:value-type="float" office:value="0.000140190515031138" calcext:value-type="float">
            <text:p>0.000140190515031</text:p>
          </table:table-cell>
          <table:table-cell table:formula="of:=([.$H$11]/([.E1197]+[.$I$11])^[.$J$11])" office:value-type="float" office:value="0.0195615365303726" calcext:value-type="float">
            <text:p>0.019561536530373</text:p>
          </table:table-cell>
          <table:table-cell office:value-type="float" office:value="1196" calcext:value-type="float">
            <text:p>1196</text:p>
          </table:table-cell>
          <table:table-cell/>
          <table:table-cell table:formula="of:=[.D1197]^2" office:value-type="float" office:value="0.000382653711429102" calcext:value-type="float">
            <text:p>0.0003826537114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lowed</text:p>
          </table:table-cell>
          <table:table-cell office:value-type="float" office:value="253" calcext:value-type="float">
            <text:p>253</text:p>
          </table:table-cell>
          <table:table-cell table:formula="of:=([.B1198]/[.$F$1])" office:value-type="float" office:value="0.000140190515031138" calcext:value-type="float">
            <text:p>0.000140190515031</text:p>
          </table:table-cell>
          <table:table-cell table:formula="of:=([.$H$11]/([.E1198]+[.$I$11])^[.$J$11])" office:value-type="float" office:value="0.0195471620074963" calcext:value-type="float">
            <text:p>0.019547162007496</text:p>
          </table:table-cell>
          <table:table-cell office:value-type="float" office:value="1197" calcext:value-type="float">
            <text:p>1197</text:p>
          </table:table-cell>
          <table:table-cell/>
          <table:table-cell table:formula="of:=[.D1198]^2" office:value-type="float" office:value="0.000382091542547305" calcext:value-type="float">
            <text:p>0.0003820915425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ntioned</text:p>
          </table:table-cell>
          <table:table-cell office:value-type="float" office:value="253" calcext:value-type="float">
            <text:p>253</text:p>
          </table:table-cell>
          <table:table-cell table:formula="of:=([.B1199]/[.$F$1])" office:value-type="float" office:value="0.000140190515031138" calcext:value-type="float">
            <text:p>0.000140190515031</text:p>
          </table:table-cell>
          <table:table-cell table:formula="of:=([.$H$11]/([.E1199]+[.$I$11])^[.$J$11])" office:value-type="float" office:value="0.0195328100320261" calcext:value-type="float">
            <text:p>0.019532810032026</text:p>
          </table:table-cell>
          <table:table-cell office:value-type="float" office:value="1198" calcext:value-type="float">
            <text:p>1198</text:p>
          </table:table-cell>
          <table:table-cell/>
          <table:table-cell table:formula="of:=[.D1199]^2" office:value-type="float" office:value="0.000381530667747221" calcext:value-type="float">
            <text:p>0.0003815306677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ncy</text:p>
          </table:table-cell>
          <table:table-cell office:value-type="float" office:value="253" calcext:value-type="float">
            <text:p>253</text:p>
          </table:table-cell>
          <table:table-cell table:formula="of:=([.B1200]/[.$F$1])" office:value-type="float" office:value="0.000140190515031138" calcext:value-type="float">
            <text:p>0.000140190515031</text:p>
          </table:table-cell>
          <table:table-cell table:formula="of:=([.$H$11]/([.E1200]+[.$I$11])^[.$J$11])" office:value-type="float" office:value="0.019518480549828" calcext:value-type="float">
            <text:p>0.019518480549828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D1200]^2" office:value-type="float" office:value="0.000380971082974014" calcext:value-type="float">
            <text:p>0.0003809710829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nions</text:p>
          </table:table-cell>
          <table:table-cell office:value-type="float" office:value="253" calcext:value-type="float">
            <text:p>253</text:p>
          </table:table-cell>
          <table:table-cell table:formula="of:=([.B1201]/[.$F$1])" office:value-type="float" office:value="0.000140190515031138" calcext:value-type="float">
            <text:p>0.000140190515031</text:p>
          </table:table-cell>
          <table:table-cell table:formula="of:=([.$H$11]/([.E1201]+[.$I$11])^[.$J$11])" office:value-type="float" office:value="0.0195041735069425" calcext:value-type="float">
            <text:p>0.019504173506943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D1201]^2" office:value-type="float" office:value="0.000380412784188919" calcext:value-type="float">
            <text:p>0.0003804127841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uns</text:p>
          </table:table-cell>
          <table:table-cell office:value-type="float" office:value="252" calcext:value-type="float">
            <text:p>252</text:p>
          </table:table-cell>
          <table:table-cell table:formula="of:=([.B1202]/[.$F$1])" office:value-type="float" office:value="0.000139636402323505" calcext:value-type="float">
            <text:p>0.000139636402324</text:p>
          </table:table-cell>
          <table:table-cell table:formula="of:=([.$H$11]/([.E1202]+[.$I$11])^[.$J$11])" office:value-type="float" office:value="0.0194898888495847" calcext:value-type="float">
            <text:p>0.019489888849585</text:p>
          </table:table-cell>
          <table:table-cell office:value-type="float" office:value="1201" calcext:value-type="float">
            <text:p>1201</text:p>
          </table:table-cell>
          <table:table-cell/>
          <table:table-cell table:formula="of:=[.D1202]^2" office:value-type="float" office:value="0.000379855767369166" calcext:value-type="float">
            <text:p>0.0003798557673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quare</text:p>
          </table:table-cell>
          <table:table-cell office:value-type="float" office:value="252" calcext:value-type="float">
            <text:p>252</text:p>
          </table:table-cell>
          <table:table-cell table:formula="of:=([.B1203]/[.$F$1])" office:value-type="float" office:value="0.000139636402323505" calcext:value-type="float">
            <text:p>0.000139636402324</text:p>
          </table:table-cell>
          <table:table-cell table:formula="of:=([.$H$11]/([.E1203]+[.$I$11])^[.$J$11])" office:value-type="float" office:value="0.0194756265241429" calcext:value-type="float">
            <text:p>0.019475626524143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D1203]^2" office:value-type="float" office:value="0.0003793000285079" calcext:value-type="float">
            <text:p>0.0003793000285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nyone</text:p>
          </table:table-cell>
          <table:table-cell office:value-type="float" office:value="252" calcext:value-type="float">
            <text:p>252</text:p>
          </table:table-cell>
          <table:table-cell table:formula="of:=([.B1204]/[.$F$1])" office:value-type="float" office:value="0.000139636402323505" calcext:value-type="float">
            <text:p>0.000139636402324</text:p>
          </table:table-cell>
          <table:table-cell table:formula="of:=([.$H$11]/([.E1204]+[.$I$11])^[.$J$11])" office:value-type="float" office:value="0.0194613864771786" calcext:value-type="float">
            <text:p>0.019461386477179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[.D1204]^2" office:value-type="float" office:value="0.000378745563614109" calcext:value-type="float">
            <text:p>0.0003787455636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ds</text:p>
          </table:table-cell>
          <table:table-cell office:value-type="float" office:value="252" calcext:value-type="float">
            <text:p>252</text:p>
          </table:table-cell>
          <table:table-cell table:formula="of:=([.B1205]/[.$F$1])" office:value-type="float" office:value="0.000139636402323505" calcext:value-type="float">
            <text:p>0.000139636402324</text:p>
          </table:table-cell>
          <table:table-cell table:formula="of:=([.$H$11]/([.E1205]+[.$I$11])^[.$J$11])" office:value-type="float" office:value="0.0194471686554251" calcext:value-type="float">
            <text:p>0.019447168655425</text:p>
          </table:table-cell>
          <table:table-cell office:value-type="float" office:value="1204" calcext:value-type="float">
            <text:p>1204</text:p>
          </table:table-cell>
          <table:table-cell/>
          <table:table-cell table:formula="of:=[.D1205]^2" office:value-type="float" office:value="0.000378192368712547" calcext:value-type="float">
            <text:p>0.0003781923687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rrible</text:p>
          </table:table-cell>
          <table:table-cell office:value-type="float" office:value="252" calcext:value-type="float">
            <text:p>252</text:p>
          </table:table-cell>
          <table:table-cell table:formula="of:=([.B1206]/[.$F$1])" office:value-type="float" office:value="0.000139636402323505" calcext:value-type="float">
            <text:p>0.000139636402324</text:p>
          </table:table-cell>
          <table:table-cell table:formula="of:=([.$H$11]/([.E1206]+[.$I$11])^[.$J$11])" office:value-type="float" office:value="0.0194329730057873" calcext:value-type="float">
            <text:p>0.019432973005787</text:p>
          </table:table-cell>
          <table:table-cell office:value-type="float" office:value="1205" calcext:value-type="float">
            <text:p>1205</text:p>
          </table:table-cell>
          <table:table-cell/>
          <table:table-cell table:formula="of:=[.D1206]^2" office:value-type="float" office:value="0.000377640439843657" calcext:value-type="float">
            <text:p>0.0003776404398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tement</text:p>
          </table:table-cell>
          <table:table-cell office:value-type="float" office:value="252" calcext:value-type="float">
            <text:p>252</text:p>
          </table:table-cell>
          <table:table-cell table:formula="of:=([.B1207]/[.$F$1])" office:value-type="float" office:value="0.000139636402323505" calcext:value-type="float">
            <text:p>0.000139636402324</text:p>
          </table:table-cell>
          <table:table-cell table:formula="of:=([.$H$11]/([.E1207]+[.$I$11])^[.$J$11])" office:value-type="float" office:value="0.0194187994753409" calcext:value-type="float">
            <text:p>0.019418799475341</text:p>
          </table:table-cell>
          <table:table-cell office:value-type="float" office:value="1206" calcext:value-type="float">
            <text:p>1206</text:p>
          </table:table-cell>
          <table:table-cell/>
          <table:table-cell table:formula="of:=[.D1207]^2" office:value-type="float" office:value="0.000377089773063498" calcext:value-type="float">
            <text:p>0.0003770897730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ive</text:p>
          </table:table-cell>
          <table:table-cell office:value-type="float" office:value="252" calcext:value-type="float">
            <text:p>252</text:p>
          </table:table-cell>
          <table:table-cell table:formula="of:=([.B1208]/[.$F$1])" office:value-type="float" office:value="0.000139636402323505" calcext:value-type="float">
            <text:p>0.000139636402324</text:p>
          </table:table-cell>
          <table:table-cell table:formula="of:=([.$H$11]/([.E1208]+[.$I$11])^[.$J$11])" office:value-type="float" office:value="0.0194046480113314" calcext:value-type="float">
            <text:p>0.019404648011332</text:p>
          </table:table-cell>
          <table:table-cell office:value-type="float" office:value="1207" calcext:value-type="float">
            <text:p>1207</text:p>
          </table:table-cell>
          <table:table-cell/>
          <table:table-cell table:formula="of:=[.D1208]^2" office:value-type="float" office:value="0.00037654036444367" calcext:value-type="float">
            <text:p>0.0003765403644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hoebe</text:p>
          </table:table-cell>
          <table:table-cell office:value-type="float" office:value="251" calcext:value-type="float">
            <text:p>251</text:p>
          </table:table-cell>
          <table:table-cell table:formula="of:=([.B1209]/[.$F$1])" office:value-type="float" office:value="0.000139082289615872" calcext:value-type="float">
            <text:p>0.000139082289616</text:p>
          </table:table-cell>
          <table:table-cell table:formula="of:=([.$H$11]/([.E1209]+[.$I$11])^[.$J$11])" office:value-type="float" office:value="0.0193905185611741" calcext:value-type="float">
            <text:p>0.019390518561174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D1209]^2" office:value-type="float" office:value="0.000375992210071238" calcext:value-type="float">
            <text:p>0.0003759922100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t</text:p>
          </table:table-cell>
          <table:table-cell office:value-type="float" office:value="250" calcext:value-type="float">
            <text:p>250</text:p>
          </table:table-cell>
          <table:table-cell table:formula="of:=([.B1210]/[.$F$1])" office:value-type="float" office:value="0.000138528176908239" calcext:value-type="float">
            <text:p>0.000138528176908</text:p>
          </table:table-cell>
          <table:table-cell table:formula="of:=([.$H$11]/([.E1210]+[.$I$11])^[.$J$11])" office:value-type="float" office:value="0.0193764110724526" calcext:value-type="float">
            <text:p>0.019376411072453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[.D1210]^2" office:value-type="float" office:value="0.000375445306048663" calcext:value-type="float">
            <text:p>0.0003754453060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ess</text:p>
          </table:table-cell>
          <table:table-cell office:value-type="float" office:value="250" calcext:value-type="float">
            <text:p>250</text:p>
          </table:table-cell>
          <table:table-cell table:formula="of:=([.B1211]/[.$F$1])" office:value-type="float" office:value="0.000138528176908239" calcext:value-type="float">
            <text:p>0.000138528176908</text:p>
          </table:table-cell>
          <table:table-cell table:formula="of:=([.$H$11]/([.E1211]+[.$I$11])^[.$J$11])" office:value-type="float" office:value="0.0193623254929186" calcext:value-type="float">
            <text:p>0.019362325492919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[.D1211]^2" office:value-type="float" office:value="0.000374899648493724" calcext:value-type="float">
            <text:p>0.0003748996484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eak</text:p>
          </table:table-cell>
          <table:table-cell office:value-type="float" office:value="250" calcext:value-type="float">
            <text:p>250</text:p>
          </table:table-cell>
          <table:table-cell table:formula="of:=([.B1212]/[.$F$1])" office:value-type="float" office:value="0.000138528176908239" calcext:value-type="float">
            <text:p>0.000138528176908</text:p>
          </table:table-cell>
          <table:table-cell table:formula="of:=([.$H$11]/([.E1212]+[.$I$11])^[.$J$11])" office:value-type="float" office:value="0.0193482617704911" calcext:value-type="float">
            <text:p>0.019348261770491</text:p>
          </table:table-cell>
          <table:table-cell office:value-type="float" office:value="1211" calcext:value-type="float">
            <text:p>1211</text:p>
          </table:table-cell>
          <table:table-cell/>
          <table:table-cell table:formula="of:=[.D1212]^2" office:value-type="float" office:value="0.000374355233539448" calcext:value-type="float">
            <text:p>0.0003743552335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lley</text:p>
          </table:table-cell>
          <table:table-cell office:value-type="float" office:value="250" calcext:value-type="float">
            <text:p>250</text:p>
          </table:table-cell>
          <table:table-cell table:formula="of:=([.B1213]/[.$F$1])" office:value-type="float" office:value="0.000138528176908239" calcext:value-type="float">
            <text:p>0.000138528176908</text:p>
          </table:table-cell>
          <table:table-cell table:formula="of:=([.$H$11]/([.E1213]+[.$I$11])^[.$J$11])" office:value-type="float" office:value="0.019334219853256" calcext:value-type="float">
            <text:p>0.019334219853256</text:p>
          </table:table-cell>
          <table:table-cell office:value-type="float" office:value="1212" calcext:value-type="float">
            <text:p>1212</text:p>
          </table:table-cell>
          <table:table-cell/>
          <table:table-cell table:formula="of:=[.D1213]^2" office:value-type="float" office:value="0.000373812057334037" calcext:value-type="float">
            <text:p>0.0003738120573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iting</text:p>
          </table:table-cell>
          <table:table-cell office:value-type="float" office:value="250" calcext:value-type="float">
            <text:p>250</text:p>
          </table:table-cell>
          <table:table-cell table:formula="of:=([.B1214]/[.$F$1])" office:value-type="float" office:value="0.000138528176908239" calcext:value-type="float">
            <text:p>0.000138528176908</text:p>
          </table:table-cell>
          <table:table-cell table:formula="of:=([.$H$11]/([.E1214]+[.$I$11])^[.$J$11])" office:value-type="float" office:value="0.0193201996894648" calcext:value-type="float">
            <text:p>0.019320199689465</text:p>
          </table:table-cell>
          <table:table-cell office:value-type="float" office:value="1213" calcext:value-type="float">
            <text:p>1213</text:p>
          </table:table-cell>
          <table:table-cell/>
          <table:table-cell table:formula="of:=[.D1214]^2" office:value-type="float" office:value="0.000373270116040794" calcext:value-type="float">
            <text:p>0.0003732701160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oken</text:p>
          </table:table-cell>
          <table:table-cell office:value-type="float" office:value="249" calcext:value-type="float">
            <text:p>249</text:p>
          </table:table-cell>
          <table:table-cell table:formula="of:=([.B1215]/[.$F$1])" office:value-type="float" office:value="0.000137974064200607" calcext:value-type="float">
            <text:p>0.000137974064201</text:p>
          </table:table-cell>
          <table:table-cell table:formula="of:=([.$H$11]/([.E1215]+[.$I$11])^[.$J$11])" office:value-type="float" office:value="0.0193062012275346" calcext:value-type="float">
            <text:p>0.019306201227535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[.D1215]^2" office:value-type="float" office:value="0.000372729405838057" calcext:value-type="float">
            <text:p>0.0003727294058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cess</text:p>
          </table:table-cell>
          <table:table-cell office:value-type="float" office:value="249" calcext:value-type="float">
            <text:p>249</text:p>
          </table:table-cell>
          <table:table-cell table:formula="of:=([.B1216]/[.$F$1])" office:value-type="float" office:value="0.000137974064200607" calcext:value-type="float">
            <text:p>0.000137974064201</text:p>
          </table:table-cell>
          <table:table-cell table:formula="of:=([.$H$11]/([.E1216]+[.$I$11])^[.$J$11])" office:value-type="float" office:value="0.019292224416047" calcext:value-type="float">
            <text:p>0.019292224416047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1216]^2" office:value-type="float" office:value="0.000372189922919119" calcext:value-type="float">
            <text:p>0.0003721899229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gher</text:p>
          </table:table-cell>
          <table:table-cell office:value-type="float" office:value="249" calcext:value-type="float">
            <text:p>249</text:p>
          </table:table-cell>
          <table:table-cell table:formula="of:=([.B1217]/[.$F$1])" office:value-type="float" office:value="0.000137974064200607" calcext:value-type="float">
            <text:p>0.000137974064201</text:p>
          </table:table-cell>
          <table:table-cell table:formula="of:=([.$H$11]/([.E1217]+[.$I$11])^[.$J$11])" office:value-type="float" office:value="0.0192782692037477" calcext:value-type="float">
            <text:p>0.019278269203748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D1217]^2" office:value-type="float" office:value="0.000371651663492166" calcext:value-type="float">
            <text:p>0.0003716516634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in</text:p>
          </table:table-cell>
          <table:table-cell office:value-type="float" office:value="249" calcext:value-type="float">
            <text:p>249</text:p>
          </table:table-cell>
          <table:table-cell table:formula="of:=([.B1218]/[.$F$1])" office:value-type="float" office:value="0.000137974064200607" calcext:value-type="float">
            <text:p>0.000137974064201</text:p>
          </table:table-cell>
          <table:table-cell table:formula="of:=([.$H$11]/([.E1218]+[.$I$11])^[.$J$11])" office:value-type="float" office:value="0.0192643355395457" calcext:value-type="float">
            <text:p>0.019264335539546</text:p>
          </table:table-cell>
          <table:table-cell office:value-type="float" office:value="1217" calcext:value-type="float">
            <text:p>1217</text:p>
          </table:table-cell>
          <table:table-cell/>
          <table:table-cell table:formula="of:=[.D1218]^2" office:value-type="float" office:value="0.000371114623780202" calcext:value-type="float">
            <text:p>0.000371114623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eated</text:p>
          </table:table-cell>
          <table:table-cell office:value-type="float" office:value="249" calcext:value-type="float">
            <text:p>249</text:p>
          </table:table-cell>
          <table:table-cell table:formula="of:=([.B1219]/[.$F$1])" office:value-type="float" office:value="0.000137974064200607" calcext:value-type="float">
            <text:p>0.000137974064201</text:p>
          </table:table-cell>
          <table:table-cell table:formula="of:=([.$H$11]/([.E1219]+[.$I$11])^[.$J$11])" office:value-type="float" office:value="0.0192504233725125" calcext:value-type="float">
            <text:p>0.019250423372513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D1219]^2" office:value-type="float" office:value="0.000370578800020977" calcext:value-type="float">
            <text:p>0.0003705788000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ved</text:p>
          </table:table-cell>
          <table:table-cell office:value-type="float" office:value="249" calcext:value-type="float">
            <text:p>249</text:p>
          </table:table-cell>
          <table:table-cell table:formula="of:=([.B1220]/[.$F$1])" office:value-type="float" office:value="0.000137974064200607" calcext:value-type="float">
            <text:p>0.000137974064201</text:p>
          </table:table-cell>
          <table:table-cell table:formula="of:=([.$H$11]/([.E1220]+[.$I$11])^[.$J$11])" office:value-type="float" office:value="0.0192365326518821" calcext:value-type="float">
            <text:p>0.019236532651882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[.D1220]^2" office:value-type="float" office:value="0.000370044188466925" calcext:value-type="float">
            <text:p>0.0003700441884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pidly</text:p>
          </table:table-cell>
          <table:table-cell office:value-type="float" office:value="249" calcext:value-type="float">
            <text:p>249</text:p>
          </table:table-cell>
          <table:table-cell table:formula="of:=([.B1221]/[.$F$1])" office:value-type="float" office:value="0.000137974064200607" calcext:value-type="float">
            <text:p>0.000137974064201</text:p>
          </table:table-cell>
          <table:table-cell table:formula="of:=([.$H$11]/([.E1221]+[.$I$11])^[.$J$11])" office:value-type="float" office:value="0.0192226633270493" calcext:value-type="float">
            <text:p>0.019222663327049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[.D1221]^2" office:value-type="float" office:value="0.000369510785385085" calcext:value-type="float">
            <text:p>0.000369510785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mise</text:p>
          </table:table-cell>
          <table:table-cell office:value-type="float" office:value="248" calcext:value-type="float">
            <text:p>248</text:p>
          </table:table-cell>
          <table:table-cell table:formula="of:=([.B1222]/[.$F$1])" office:value-type="float" office:value="0.000137419951492974" calcext:value-type="float">
            <text:p>0.000137419951493</text:p>
          </table:table-cell>
          <table:table-cell table:formula="of:=([.$H$11]/([.E1222]+[.$I$11])^[.$J$11])" office:value-type="float" office:value="0.01920881534757" calcext:value-type="float">
            <text:p>0.01920881534757</text:p>
          </table:table-cell>
          <table:table-cell office:value-type="float" office:value="1221" calcext:value-type="float">
            <text:p>1221</text:p>
          </table:table-cell>
          <table:table-cell/>
          <table:table-cell table:formula="of:=[.D1222]^2" office:value-type="float" office:value="0.00036897858705704" calcext:value-type="float">
            <text:p>0.0003689785870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olunteers</text:p>
          </table:table-cell>
          <table:table-cell office:value-type="float" office:value="248" calcext:value-type="float">
            <text:p>248</text:p>
          </table:table-cell>
          <table:table-cell table:formula="of:=([.B1223]/[.$F$1])" office:value-type="float" office:value="0.000137419951492974" calcext:value-type="float">
            <text:p>0.000137419951493</text:p>
          </table:table-cell>
          <table:table-cell table:formula="of:=([.$H$11]/([.E1223]+[.$I$11])^[.$J$11])" office:value-type="float" office:value="0.0191949886631601" calcext:value-type="float">
            <text:p>0.01919498866316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D1223]^2" office:value-type="float" office:value="0.000368447589778845" calcext:value-type="float">
            <text:p>0.000368447589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lation</text:p>
          </table:table-cell>
          <table:table-cell office:value-type="float" office:value="248" calcext:value-type="float">
            <text:p>248</text:p>
          </table:table-cell>
          <table:table-cell table:formula="of:=([.B1224]/[.$F$1])" office:value-type="float" office:value="0.000137419951492974" calcext:value-type="float">
            <text:p>0.000137419951493</text:p>
          </table:table-cell>
          <table:table-cell table:formula="of:=([.$H$11]/([.E1224]+[.$I$11])^[.$J$11])" office:value-type="float" office:value="0.019181183223695" calcext:value-type="float">
            <text:p>0.019181183223695</text:p>
          </table:table-cell>
          <table:table-cell office:value-type="float" office:value="1223" calcext:value-type="float">
            <text:p>1223</text:p>
          </table:table-cell>
          <table:table-cell/>
          <table:table-cell table:formula="of:=[.D1224]^2" office:value-type="float" office:value="0.000367917789860958" calcext:value-type="float">
            <text:p>0.0003679177898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ced</text:p>
          </table:table-cell>
          <table:table-cell office:value-type="float" office:value="248" calcext:value-type="float">
            <text:p>248</text:p>
          </table:table-cell>
          <table:table-cell table:formula="of:=([.B1225]/[.$F$1])" office:value-type="float" office:value="0.000137419951492974" calcext:value-type="float">
            <text:p>0.000137419951493</text:p>
          </table:table-cell>
          <table:table-cell table:formula="of:=([.$H$11]/([.E1225]+[.$I$11])^[.$J$11])" office:value-type="float" office:value="0.0191673989792088" calcext:value-type="float">
            <text:p>0.019167398979209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D1225]^2" office:value-type="float" office:value="0.000367389183628176" calcext:value-type="float">
            <text:p>0.0003673891836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x</text:p>
          </table:table-cell>
          <table:table-cell office:value-type="float" office:value="247" calcext:value-type="float">
            <text:p>247</text:p>
          </table:table-cell>
          <table:table-cell table:formula="of:=([.B1226]/[.$F$1])" office:value-type="float" office:value="0.000136865838785341" calcext:value-type="float">
            <text:p>0.000136865838785</text:p>
          </table:table-cell>
          <table:table-cell table:formula="of:=([.$H$11]/([.E1226]+[.$I$11])^[.$J$11])" office:value-type="float" office:value="0.019153635879894" calcext:value-type="float">
            <text:p>0.019153635879894</text:p>
          </table:table-cell>
          <table:table-cell office:value-type="float" office:value="1225" calcext:value-type="float">
            <text:p>1225</text:p>
          </table:table-cell>
          <table:table-cell/>
          <table:table-cell table:formula="of:=[.D1226]^2" office:value-type="float" office:value="0.000366861767419563" calcext:value-type="float">
            <text:p>0.000366861767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termined</text:p>
          </table:table-cell>
          <table:table-cell office:value-type="float" office:value="247" calcext:value-type="float">
            <text:p>247</text:p>
          </table:table-cell>
          <table:table-cell table:formula="of:=([.B1227]/[.$F$1])" office:value-type="float" office:value="0.000136865838785341" calcext:value-type="float">
            <text:p>0.000136865838785</text:p>
          </table:table-cell>
          <table:table-cell table:formula="of:=([.$H$11]/([.E1227]+[.$I$11])^[.$J$11])" office:value-type="float" office:value="0.0191398938761004" calcext:value-type="float">
            <text:p>0.0191398938761</text:p>
          </table:table-cell>
          <table:table-cell office:value-type="float" office:value="1226" calcext:value-type="float">
            <text:p>1226</text:p>
          </table:table-cell>
          <table:table-cell/>
          <table:table-cell table:formula="of:=[.D1227]^2" office:value-type="float" office:value="0.000366335537588386" calcext:value-type="float">
            <text:p>0.0003663355375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urious</text:p>
          </table:table-cell>
          <table:table-cell office:value-type="float" office:value="247" calcext:value-type="float">
            <text:p>247</text:p>
          </table:table-cell>
          <table:table-cell table:formula="of:=([.B1228]/[.$F$1])" office:value-type="float" office:value="0.000136865838785341" calcext:value-type="float">
            <text:p>0.000136865838785</text:p>
          </table:table-cell>
          <table:table-cell table:formula="of:=([.$H$11]/([.E1228]+[.$I$11])^[.$J$11])" office:value-type="float" office:value="0.0191261729183349" calcext:value-type="float">
            <text:p>0.019126172918335</text:p>
          </table:table-cell>
          <table:table-cell office:value-type="float" office:value="1227" calcext:value-type="float">
            <text:p>1227</text:p>
          </table:table-cell>
          <table:table-cell/>
          <table:table-cell table:formula="of:=[.D1228]^2" office:value-type="float" office:value="0.000365810490502048" calcext:value-type="float">
            <text:p>0.0003658104905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awing</text:p>
          </table:table-cell>
          <table:table-cell office:value-type="float" office:value="247" calcext:value-type="float">
            <text:p>247</text:p>
          </table:table-cell>
          <table:table-cell table:formula="of:=([.B1229]/[.$F$1])" office:value-type="float" office:value="0.000136865838785341" calcext:value-type="float">
            <text:p>0.000136865838785</text:p>
          </table:table-cell>
          <table:table-cell table:formula="of:=([.$H$11]/([.E1229]+[.$I$11])^[.$J$11])" office:value-type="float" office:value="0.0191124729572607" calcext:value-type="float">
            <text:p>0.019112472957261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[.D1229]^2" office:value-type="float" office:value="0.000365286622542023" calcext:value-type="float">
            <text:p>0.0003652866225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uard</text:p>
          </table:table-cell>
          <table:table-cell office:value-type="float" office:value="247" calcext:value-type="float">
            <text:p>247</text:p>
          </table:table-cell>
          <table:table-cell table:formula="of:=([.B1230]/[.$F$1])" office:value-type="float" office:value="0.000136865838785341" calcext:value-type="float">
            <text:p>0.000136865838785</text:p>
          </table:table-cell>
          <table:table-cell table:formula="of:=([.$H$11]/([.E1230]+[.$I$11])^[.$J$11])" office:value-type="float" office:value="0.0190987939436967" calcext:value-type="float">
            <text:p>0.019098793943697</text:p>
          </table:table-cell>
          <table:table-cell office:value-type="float" office:value="1229" calcext:value-type="float">
            <text:p>1229</text:p>
          </table:table-cell>
          <table:table-cell/>
          <table:table-cell table:formula="of:=[.D1230]^2" office:value-type="float" office:value="0.000364763930103785" calcext:value-type="float">
            <text:p>0.000364763930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ustice</text:p>
          </table:table-cell>
          <table:table-cell office:value-type="float" office:value="246" calcext:value-type="float">
            <text:p>246</text:p>
          </table:table-cell>
          <table:table-cell table:formula="of:=([.B1231]/[.$F$1])" office:value-type="float" office:value="0.000136311726077708" calcext:value-type="float">
            <text:p>0.000136311726078</text:p>
          </table:table-cell>
          <table:table-cell table:formula="of:=([.$H$11]/([.E1231]+[.$I$11])^[.$J$11])" office:value-type="float" office:value="0.0190851358286167" calcext:value-type="float">
            <text:p>0.019085135828617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[.D1231]^2" office:value-type="float" office:value="0.000364242409596749" calcext:value-type="float">
            <text:p>0.0003642424095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ant</text:p>
          </table:table-cell>
          <table:table-cell office:value-type="float" office:value="246" calcext:value-type="float">
            <text:p>246</text:p>
          </table:table-cell>
          <table:table-cell table:formula="of:=([.B1232]/[.$F$1])" office:value-type="float" office:value="0.000136311726077708" calcext:value-type="float">
            <text:p>0.000136311726078</text:p>
          </table:table-cell>
          <table:table-cell table:formula="of:=([.$H$11]/([.E1232]+[.$I$11])^[.$J$11])" office:value-type="float" office:value="0.0190714985631492" calcext:value-type="float">
            <text:p>0.019071498563149</text:p>
          </table:table-cell>
          <table:table-cell office:value-type="float" office:value="1231" calcext:value-type="float">
            <text:p>1231</text:p>
          </table:table-cell>
          <table:table-cell/>
          <table:table-cell table:formula="of:=[.D1232]^2" office:value-type="float" office:value="0.000363722057444203" calcext:value-type="float">
            <text:p>0.0003637220574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rger</text:p>
          </table:table-cell>
          <table:table-cell office:value-type="float" office:value="246" calcext:value-type="float">
            <text:p>246</text:p>
          </table:table-cell>
          <table:table-cell table:formula="of:=([.B1233]/[.$F$1])" office:value-type="float" office:value="0.000136311726077708" calcext:value-type="float">
            <text:p>0.000136311726078</text:p>
          </table:table-cell>
          <table:table-cell table:formula="of:=([.$H$11]/([.E1233]+[.$I$11])^[.$J$11])" office:value-type="float" office:value="0.0190578820985764" calcext:value-type="float">
            <text:p>0.019057882098577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D1233]^2" office:value-type="float" office:value="0.00036320287008324" calcext:value-type="float">
            <text:p>0.0003632028700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se</text:p>
          </table:table-cell>
          <table:table-cell office:value-type="float" office:value="246" calcext:value-type="float">
            <text:p>246</text:p>
          </table:table-cell>
          <table:table-cell table:formula="of:=([.B1234]/[.$F$1])" office:value-type="float" office:value="0.000136311726077708" calcext:value-type="float">
            <text:p>0.000136311726078</text:p>
          </table:table-cell>
          <table:table-cell table:formula="of:=([.$H$11]/([.E1234]+[.$I$11])^[.$J$11])" office:value-type="float" office:value="0.0190442863863338" calcext:value-type="float">
            <text:p>0.019044286386334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[.D1234]^2" office:value-type="float" office:value="0.000362684843964699" calcext:value-type="float">
            <text:p>0.0003626848439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low</text:p>
          </table:table-cell>
          <table:table-cell office:value-type="float" office:value="246" calcext:value-type="float">
            <text:p>246</text:p>
          </table:table-cell>
          <table:table-cell table:formula="of:=([.B1235]/[.$F$1])" office:value-type="float" office:value="0.000136311726077708" calcext:value-type="float">
            <text:p>0.000136311726078</text:p>
          </table:table-cell>
          <table:table-cell table:formula="of:=([.$H$11]/([.E1235]+[.$I$11])^[.$J$11])" office:value-type="float" office:value="0.0190307113780095" calcext:value-type="float">
            <text:p>0.01903071137801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[.D1235]^2" office:value-type="float" office:value="0.000362167975553099" calcext:value-type="float">
            <text:p>0.000362167975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gs</text:p>
          </table:table-cell>
          <table:table-cell office:value-type="float" office:value="245" calcext:value-type="float">
            <text:p>245</text:p>
          </table:table-cell>
          <table:table-cell table:formula="of:=([.B1236]/[.$F$1])" office:value-type="float" office:value="0.000135757613370075" calcext:value-type="float">
            <text:p>0.00013575761337</text:p>
          </table:table-cell>
          <table:table-cell table:formula="of:=([.$H$11]/([.E1236]+[.$I$11])^[.$J$11])" office:value-type="float" office:value="0.0190171570253436" calcext:value-type="float">
            <text:p>0.019017157025344</text:p>
          </table:table-cell>
          <table:table-cell office:value-type="float" office:value="1235" calcext:value-type="float">
            <text:p>1235</text:p>
          </table:table-cell>
          <table:table-cell/>
          <table:table-cell table:formula="of:=[.D1236]^2" office:value-type="float" office:value="0.000361652261326574" calcext:value-type="float">
            <text:p>0.0003616522613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ot</text:p>
          </table:table-cell>
          <table:table-cell office:value-type="float" office:value="245" calcext:value-type="float">
            <text:p>245</text:p>
          </table:table-cell>
          <table:table-cell table:formula="of:=([.B1237]/[.$F$1])" office:value-type="float" office:value="0.000135757613370075" calcext:value-type="float">
            <text:p>0.00013575761337</text:p>
          </table:table-cell>
          <table:table-cell table:formula="of:=([.$H$11]/([.E1237]+[.$I$11])^[.$J$11])" office:value-type="float" office:value="0.0190036232802276" calcext:value-type="float">
            <text:p>0.019003623280228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D1237]^2" office:value-type="float" office:value="0.000361137697776809" calcext:value-type="float">
            <text:p>0.0003611376977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iled</text:p>
          </table:table-cell>
          <table:table-cell office:value-type="float" office:value="245" calcext:value-type="float">
            <text:p>245</text:p>
          </table:table-cell>
          <table:table-cell table:formula="of:=([.B1238]/[.$F$1])" office:value-type="float" office:value="0.000135757613370075" calcext:value-type="float">
            <text:p>0.00013575761337</text:p>
          </table:table-cell>
          <table:table-cell table:formula="of:=([.$H$11]/([.E1238]+[.$I$11])^[.$J$11])" office:value-type="float" office:value="0.018990110094704" calcext:value-type="float">
            <text:p>0.018990110094704</text:p>
          </table:table-cell>
          <table:table-cell office:value-type="float" office:value="1237" calcext:value-type="float">
            <text:p>1237</text:p>
          </table:table-cell>
          <table:table-cell/>
          <table:table-cell table:formula="of:=[.D1238]^2" office:value-type="float" office:value="0.00036062428140898" calcext:value-type="float">
            <text:p>0.0003606242814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wyer</text:p>
          </table:table-cell>
          <table:table-cell office:value-type="float" office:value="245" calcext:value-type="float">
            <text:p>245</text:p>
          </table:table-cell>
          <table:table-cell table:formula="of:=([.B1239]/[.$F$1])" office:value-type="float" office:value="0.000135757613370075" calcext:value-type="float">
            <text:p>0.00013575761337</text:p>
          </table:table-cell>
          <table:table-cell table:formula="of:=([.$H$11]/([.E1239]+[.$I$11])^[.$J$11])" office:value-type="float" office:value="0.0189766174209655" calcext:value-type="float">
            <text:p>0.018976617420966</text:p>
          </table:table-cell>
          <table:table-cell office:value-type="float" office:value="1238" calcext:value-type="float">
            <text:p>1238</text:p>
          </table:table-cell>
          <table:table-cell/>
          <table:table-cell table:formula="of:=[.D1239]^2" office:value-type="float" office:value="0.00036011200874169" calcext:value-type="float">
            <text:p>0.0003601120087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bel</text:p>
          </table:table-cell>
          <table:table-cell office:value-type="float" office:value="245" calcext:value-type="float">
            <text:p>245</text:p>
          </table:table-cell>
          <table:table-cell table:formula="of:=([.B1240]/[.$F$1])" office:value-type="float" office:value="0.000135757613370075" calcext:value-type="float">
            <text:p>0.00013575761337</text:p>
          </table:table-cell>
          <table:table-cell table:formula="of:=([.$H$11]/([.E1240]+[.$I$11])^[.$J$11])" office:value-type="float" office:value="0.0189631452113542" calcext:value-type="float">
            <text:p>0.018963145211354</text:p>
          </table:table-cell>
          <table:table-cell office:value-type="float" office:value="1239" calcext:value-type="float">
            <text:p>1239</text:p>
          </table:table-cell>
          <table:table-cell/>
          <table:table-cell table:formula="of:=[.D1240]^2" office:value-type="float" office:value="0.000359600876306904" calcext:value-type="float">
            <text:p>0.0003596008763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mit</text:p>
          </table:table-cell>
          <table:table-cell office:value-type="float" office:value="245" calcext:value-type="float">
            <text:p>245</text:p>
          </table:table-cell>
          <table:table-cell table:formula="of:=([.B1241]/[.$F$1])" office:value-type="float" office:value="0.000135757613370075" calcext:value-type="float">
            <text:p>0.00013575761337</text:p>
          </table:table-cell>
          <table:table-cell table:formula="of:=([.$H$11]/([.E1241]+[.$I$11])^[.$J$11])" office:value-type="float" office:value="0.0189496934183615" calcext:value-type="float">
            <text:p>0.018949693418362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D1241]^2" office:value-type="float" office:value="0.000359090880649892" calcext:value-type="float">
            <text:p>0.000359090880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dern</text:p>
          </table:table-cell>
          <table:table-cell office:value-type="float" office:value="245" calcext:value-type="float">
            <text:p>245</text:p>
          </table:table-cell>
          <table:table-cell table:formula="of:=([.B1242]/[.$F$1])" office:value-type="float" office:value="0.000135757613370075" calcext:value-type="float">
            <text:p>0.00013575761337</text:p>
          </table:table-cell>
          <table:table-cell table:formula="of:=([.$H$11]/([.E1242]+[.$I$11])^[.$J$11])" office:value-type="float" office:value="0.0189362619946272" calcext:value-type="float">
            <text:p>0.018936261994627</text:p>
          </table:table-cell>
          <table:table-cell office:value-type="float" office:value="1241" calcext:value-type="float">
            <text:p>1241</text:p>
          </table:table-cell>
          <table:table-cell/>
          <table:table-cell table:formula="of:=[.D1242]^2" office:value-type="float" office:value="0.000358582018329162" calcext:value-type="float">
            <text:p>0.0003585820183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tlanta</text:p>
          </table:table-cell>
          <table:table-cell office:value-type="float" office:value="245" calcext:value-type="float">
            <text:p>245</text:p>
          </table:table-cell>
          <table:table-cell table:formula="of:=([.B1243]/[.$F$1])" office:value-type="float" office:value="0.000135757613370075" calcext:value-type="float">
            <text:p>0.00013575761337</text:p>
          </table:table-cell>
          <table:table-cell table:formula="of:=([.$H$11]/([.E1243]+[.$I$11])^[.$J$11])" office:value-type="float" office:value="0.018922850892939" calcext:value-type="float">
            <text:p>0.018922850892939</text:p>
          </table:table-cell>
          <table:table-cell office:value-type="float" office:value="1242" calcext:value-type="float">
            <text:p>1242</text:p>
          </table:table-cell>
          <table:table-cell/>
          <table:table-cell table:formula="of:=[.D1243]^2" office:value-type="float" office:value="0.000358074285916402" calcext:value-type="float">
            <text:p>0.0003580742859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it</text:p>
          </table:table-cell>
          <table:table-cell office:value-type="float" office:value="245" calcext:value-type="float">
            <text:p>245</text:p>
          </table:table-cell>
          <table:table-cell table:formula="of:=([.B1244]/[.$F$1])" office:value-type="float" office:value="0.000135757613370075" calcext:value-type="float">
            <text:p>0.00013575761337</text:p>
          </table:table-cell>
          <table:table-cell table:formula="of:=([.$H$11]/([.E1244]+[.$I$11])^[.$J$11])" office:value-type="float" office:value="0.0189094600662319" calcext:value-type="float">
            <text:p>0.018909460066232</text:p>
          </table:table-cell>
          <table:table-cell office:value-type="float" office:value="1243" calcext:value-type="float">
            <text:p>1243</text:p>
          </table:table-cell>
          <table:table-cell/>
          <table:table-cell table:formula="of:=[.D1244]^2" office:value-type="float" office:value="0.000357567679996418" calcext:value-type="float">
            <text:p>0.000357567679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ublished</text:p>
          </table:table-cell>
          <table:table-cell office:value-type="float" office:value="245" calcext:value-type="float">
            <text:p>245</text:p>
          </table:table-cell>
          <table:table-cell table:formula="of:=([.B1245]/[.$F$1])" office:value-type="float" office:value="0.000135757613370075" calcext:value-type="float">
            <text:p>0.00013575761337</text:p>
          </table:table-cell>
          <table:table-cell table:formula="of:=([.$H$11]/([.E1245]+[.$I$11])^[.$J$11])" office:value-type="float" office:value="0.0188960894675876" calcext:value-type="float">
            <text:p>0.018896089467588</text:p>
          </table:table-cell>
          <table:table-cell office:value-type="float" office:value="1244" calcext:value-type="float">
            <text:p>1244</text:p>
          </table:table-cell>
          <table:table-cell/>
          <table:table-cell table:formula="of:=[.D1245]^2" office:value-type="float" office:value="0.000357062197167076" calcext:value-type="float">
            <text:p>0.0003570621971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sh</text:p>
          </table:table-cell>
          <table:table-cell office:value-type="float" office:value="245" calcext:value-type="float">
            <text:p>245</text:p>
          </table:table-cell>
          <table:table-cell table:formula="of:=([.B1246]/[.$F$1])" office:value-type="float" office:value="0.000135757613370075" calcext:value-type="float">
            <text:p>0.00013575761337</text:p>
          </table:table-cell>
          <table:table-cell table:formula="of:=([.$H$11]/([.E1246]+[.$I$11])^[.$J$11])" office:value-type="float" office:value="0.0188827390502341" calcext:value-type="float">
            <text:p>0.018882739050234</text:p>
          </table:table-cell>
          <table:table-cell office:value-type="float" office:value="1245" calcext:value-type="float">
            <text:p>1245</text:p>
          </table:table-cell>
          <table:table-cell/>
          <table:table-cell table:formula="of:=[.D1246]^2" office:value-type="float" office:value="0.000356557834039234" calcext:value-type="float">
            <text:p>0.0003565578340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and</text:p>
          </table:table-cell>
          <table:table-cell office:value-type="float" office:value="244" calcext:value-type="float">
            <text:p>244</text:p>
          </table:table-cell>
          <table:table-cell table:formula="of:=([.B1247]/[.$F$1])" office:value-type="float" office:value="0.000135203500662442" calcext:value-type="float">
            <text:p>0.000135203500662</text:p>
          </table:table-cell>
          <table:table-cell table:formula="of:=([.$H$11]/([.E1247]+[.$I$11])^[.$J$11])" office:value-type="float" office:value="0.0188694087675447" calcext:value-type="float">
            <text:p>0.018869408767545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[.D1247]^2" office:value-type="float" office:value="0.000356054587236692" calcext:value-type="float">
            <text:p>0.0003560545872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ws</text:p>
          </table:table-cell>
          <table:table-cell office:value-type="float" office:value="244" calcext:value-type="float">
            <text:p>244</text:p>
          </table:table-cell>
          <table:table-cell table:formula="of:=([.B1248]/[.$F$1])" office:value-type="float" office:value="0.000135203500662442" calcext:value-type="float">
            <text:p>0.000135203500662</text:p>
          </table:table-cell>
          <table:table-cell table:formula="of:=([.$H$11]/([.E1248]+[.$I$11])^[.$J$11])" office:value-type="float" office:value="0.018856098573038" calcext:value-type="float">
            <text:p>0.018856098573038</text:p>
          </table:table-cell>
          <table:table-cell office:value-type="float" office:value="1247" calcext:value-type="float">
            <text:p>1247</text:p>
          </table:table-cell>
          <table:table-cell/>
          <table:table-cell table:formula="of:=[.D1248]^2" office:value-type="float" office:value="0.000355552453396124" calcext:value-type="float">
            <text:p>0.0003555524533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oy</text:p>
          </table:table-cell>
          <table:table-cell office:value-type="float" office:value="244" calcext:value-type="float">
            <text:p>244</text:p>
          </table:table-cell>
          <table:table-cell table:formula="of:=([.B1249]/[.$F$1])" office:value-type="float" office:value="0.000135203500662442" calcext:value-type="float">
            <text:p>0.000135203500662</text:p>
          </table:table-cell>
          <table:table-cell table:formula="of:=([.$H$11]/([.E1249]+[.$I$11])^[.$J$11])" office:value-type="float" office:value="0.0188428084203768" calcext:value-type="float">
            <text:p>0.018842808420377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[.D1249]^2" office:value-type="float" office:value="0.000355051429167023" calcext:value-type="float">
            <text:p>0.0003550514291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avid</text:p>
          </table:table-cell>
          <table:table-cell office:value-type="float" office:value="244" calcext:value-type="float">
            <text:p>244</text:p>
          </table:table-cell>
          <table:table-cell table:formula="of:=([.B1250]/[.$F$1])" office:value-type="float" office:value="0.000135203500662442" calcext:value-type="float">
            <text:p>0.000135203500662</text:p>
          </table:table-cell>
          <table:table-cell table:formula="of:=([.$H$11]/([.E1250]+[.$I$11])^[.$J$11])" office:value-type="float" office:value="0.0188295382633681" calcext:value-type="float">
            <text:p>0.018829538263368</text:p>
          </table:table-cell>
          <table:table-cell office:value-type="float" office:value="1249" calcext:value-type="float">
            <text:p>1249</text:p>
          </table:table-cell>
          <table:table-cell/>
          <table:table-cell table:formula="of:=[.D1250]^2" office:value-type="float" office:value="0.000354551511211642" calcext:value-type="float">
            <text:p>0.0003545515112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vance</text:p>
          </table:table-cell>
          <table:table-cell office:value-type="float" office:value="244" calcext:value-type="float">
            <text:p>244</text:p>
          </table:table-cell>
          <table:table-cell table:formula="of:=([.B1251]/[.$F$1])" office:value-type="float" office:value="0.000135203500662442" calcext:value-type="float">
            <text:p>0.000135203500662</text:p>
          </table:table-cell>
          <table:table-cell table:formula="of:=([.$H$11]/([.E1251]+[.$I$11])^[.$J$11])" office:value-type="float" office:value="0.0188162880559618" calcext:value-type="float">
            <text:p>0.01881628805596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D1251]^2" office:value-type="float" office:value="0.000354052696204932" calcext:value-type="float">
            <text:p>0.000354052696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pital</text:p>
          </table:table-cell>
          <table:table-cell office:value-type="float" office:value="244" calcext:value-type="float">
            <text:p>244</text:p>
          </table:table-cell>
          <table:table-cell table:formula="of:=([.B1252]/[.$F$1])" office:value-type="float" office:value="0.000135203500662442" calcext:value-type="float">
            <text:p>0.000135203500662</text:p>
          </table:table-cell>
          <table:table-cell table:formula="of:=([.$H$11]/([.E1252]+[.$I$11])^[.$J$11])" office:value-type="float" office:value="0.018803057752251" calcext:value-type="float">
            <text:p>0.018803057752251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D1252]^2" office:value-type="float" office:value="0.000353554980834487" calcext:value-type="float">
            <text:p>0.0003535549808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urth</text:p>
          </table:table-cell>
          <table:table-cell office:value-type="float" office:value="243" calcext:value-type="float">
            <text:p>243</text:p>
          </table:table-cell>
          <table:table-cell table:formula="of:=([.B1253]/[.$F$1])" office:value-type="float" office:value="0.000134649387954809" calcext:value-type="float">
            <text:p>0.000134649387955</text:p>
          </table:table-cell>
          <table:table-cell table:formula="of:=([.$H$11]/([.E1253]+[.$I$11])^[.$J$11])" office:value-type="float" office:value="0.0187898473064707" calcext:value-type="float">
            <text:p>0.018789847306471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[.D1253]^2" office:value-type="float" office:value="0.000353058361800485" calcext:value-type="float">
            <text:p>0.0003530583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u'll</text:p>
          </table:table-cell>
          <table:table-cell office:value-type="float" office:value="243" calcext:value-type="float">
            <text:p>243</text:p>
          </table:table-cell>
          <table:table-cell table:formula="of:=([.B1254]/[.$F$1])" office:value-type="float" office:value="0.000134649387954809" calcext:value-type="float">
            <text:p>0.000134649387955</text:p>
          </table:table-cell>
          <table:table-cell table:formula="of:=([.$H$11]/([.E1254]+[.$I$11])^[.$J$11])" office:value-type="float" office:value="0.0187766566729977" calcext:value-type="float">
            <text:p>0.018776656672998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D1254]^2" office:value-type="float" office:value="0.000352562835815628" calcext:value-type="float">
            <text:p>0.0003525628358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read</text:p>
          </table:table-cell>
          <table:table-cell office:value-type="float" office:value="243" calcext:value-type="float">
            <text:p>243</text:p>
          </table:table-cell>
          <table:table-cell table:formula="of:=([.B1255]/[.$F$1])" office:value-type="float" office:value="0.000134649387954809" calcext:value-type="float">
            <text:p>0.000134649387955</text:p>
          </table:table-cell>
          <table:table-cell table:formula="of:=([.$H$11]/([.E1255]+[.$I$11])^[.$J$11])" office:value-type="float" office:value="0.0187634858063498" calcext:value-type="float">
            <text:p>0.01876348580635</text:p>
          </table:table-cell>
          <table:table-cell office:value-type="float" office:value="1254" calcext:value-type="float">
            <text:p>1254</text:p>
          </table:table-cell>
          <table:table-cell/>
          <table:table-cell table:formula="of:=[.D1255]^2" office:value-type="float" office:value="0.000352068399605089" calcext:value-type="float">
            <text:p>0.0003520683996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visham</text:p>
          </table:table-cell>
          <table:table-cell office:value-type="float" office:value="243" calcext:value-type="float">
            <text:p>243</text:p>
          </table:table-cell>
          <table:table-cell table:formula="of:=([.B1256]/[.$F$1])" office:value-type="float" office:value="0.000134649387954809" calcext:value-type="float">
            <text:p>0.000134649387955</text:p>
          </table:table-cell>
          <table:table-cell table:formula="of:=([.$H$11]/([.E1256]+[.$I$11])^[.$J$11])" office:value-type="float" office:value="0.0187503346611854" calcext:value-type="float">
            <text:p>0.018750334661185</text:p>
          </table:table-cell>
          <table:table-cell office:value-type="float" office:value="1255" calcext:value-type="float">
            <text:p>1255</text:p>
          </table:table-cell>
          <table:table-cell/>
          <table:table-cell table:formula="of:=[.D1256]^2" office:value-type="float" office:value="0.000351575049906449" calcext:value-type="float">
            <text:p>0.0003515750499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ky</text:p>
          </table:table-cell>
          <table:table-cell office:value-type="float" office:value="243" calcext:value-type="float">
            <text:p>243</text:p>
          </table:table-cell>
          <table:table-cell table:formula="of:=([.B1257]/[.$F$1])" office:value-type="float" office:value="0.000134649387954809" calcext:value-type="float">
            <text:p>0.000134649387955</text:p>
          </table:table-cell>
          <table:table-cell table:formula="of:=([.$H$11]/([.E1257]+[.$I$11])^[.$J$11])" office:value-type="float" office:value="0.0187372031923029" calcext:value-type="float">
            <text:p>0.018737203192303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[.D1257]^2" office:value-type="float" office:value="0.000351082783469646" calcext:value-type="float">
            <text:p>0.000351082783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ek</text:p>
          </table:table-cell>
          <table:table-cell office:value-type="float" office:value="242" calcext:value-type="float">
            <text:p>242</text:p>
          </table:table-cell>
          <table:table-cell table:formula="of:=([.B1258]/[.$F$1])" office:value-type="float" office:value="0.000134095275247176" calcext:value-type="float">
            <text:p>0.000134095275247</text:p>
          </table:table-cell>
          <table:table-cell table:formula="of:=([.$H$11]/([.E1258]+[.$I$11])^[.$J$11])" office:value-type="float" office:value="0.0187240913546403" calcext:value-type="float">
            <text:p>0.01872409135464</text:p>
          </table:table-cell>
          <table:table-cell office:value-type="float" office:value="1257" calcext:value-type="float">
            <text:p>1257</text:p>
          </table:table-cell>
          <table:table-cell/>
          <table:table-cell table:formula="of:=[.D1258]^2" office:value-type="float" office:value="0.000350591597056914" calcext:value-type="float">
            <text:p>0.0003505915970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ob</text:p>
          </table:table-cell>
          <table:table-cell office:value-type="float" office:value="242" calcext:value-type="float">
            <text:p>242</text:p>
          </table:table-cell>
          <table:table-cell table:formula="of:=([.B1259]/[.$F$1])" office:value-type="float" office:value="0.000134095275247176" calcext:value-type="float">
            <text:p>0.000134095275247</text:p>
          </table:table-cell>
          <table:table-cell table:formula="of:=([.$H$11]/([.E1259]+[.$I$11])^[.$J$11])" office:value-type="float" office:value="0.0187109991032742" calcext:value-type="float">
            <text:p>0.018710999103274</text:p>
          </table:table-cell>
          <table:table-cell office:value-type="float" office:value="1258" calcext:value-type="float">
            <text:p>1258</text:p>
          </table:table-cell>
          <table:table-cell/>
          <table:table-cell table:formula="of:=[.D1259]^2" office:value-type="float" office:value="0.000350101487442728" calcext:value-type="float">
            <text:p>0.0003501014874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rprise</text:p>
          </table:table-cell>
          <table:table-cell office:value-type="float" office:value="242" calcext:value-type="float">
            <text:p>242</text:p>
          </table:table-cell>
          <table:table-cell table:formula="of:=([.B1260]/[.$F$1])" office:value-type="float" office:value="0.000134095275247176" calcext:value-type="float">
            <text:p>0.000134095275247</text:p>
          </table:table-cell>
          <table:table-cell table:formula="of:=([.$H$11]/([.E1260]+[.$I$11])^[.$J$11])" office:value-type="float" office:value="0.01869792639342" calcext:value-type="float">
            <text:p>0.01869792639342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D1260]^2" office:value-type="float" office:value="0.000349612451413751" calcext:value-type="float">
            <text:p>0.0003496124514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ble</text:p>
          </table:table-cell>
          <table:table-cell office:value-type="float" office:value="242" calcext:value-type="float">
            <text:p>242</text:p>
          </table:table-cell>
          <table:table-cell table:formula="of:=([.B1261]/[.$F$1])" office:value-type="float" office:value="0.000134095275247176" calcext:value-type="float">
            <text:p>0.000134095275247</text:p>
          </table:table-cell>
          <table:table-cell table:formula="of:=([.$H$11]/([.E1261]+[.$I$11])^[.$J$11])" office:value-type="float" office:value="0.0186848731804306" calcext:value-type="float">
            <text:p>0.018684873180431</text:p>
          </table:table-cell>
          <table:table-cell office:value-type="float" office:value="1260" calcext:value-type="float">
            <text:p>1260</text:p>
          </table:table-cell>
          <table:table-cell/>
          <table:table-cell table:formula="of:=[.D1261]^2" office:value-type="float" office:value="0.000349124485768773" calcext:value-type="float">
            <text:p>0.0003491244857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tually</text:p>
          </table:table-cell>
          <table:table-cell office:value-type="float" office:value="242" calcext:value-type="float">
            <text:p>242</text:p>
          </table:table-cell>
          <table:table-cell table:formula="of:=([.B1262]/[.$F$1])" office:value-type="float" office:value="0.000134095275247176" calcext:value-type="float">
            <text:p>0.000134095275247</text:p>
          </table:table-cell>
          <table:table-cell table:formula="of:=([.$H$11]/([.E1262]+[.$I$11])^[.$J$11])" office:value-type="float" office:value="0.0186718394197963" calcext:value-type="float">
            <text:p>0.018671839419796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D1262]^2" office:value-type="float" office:value="0.00034863758731866" calcext:value-type="float">
            <text:p>0.0003486375873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nds</text:p>
          </table:table-cell>
          <table:table-cell office:value-type="float" office:value="242" calcext:value-type="float">
            <text:p>242</text:p>
          </table:table-cell>
          <table:table-cell table:formula="of:=([.B1263]/[.$F$1])" office:value-type="float" office:value="0.000134095275247176" calcext:value-type="float">
            <text:p>0.000134095275247</text:p>
          </table:table-cell>
          <table:table-cell table:formula="of:=([.$H$11]/([.E1263]+[.$I$11])^[.$J$11])" office:value-type="float" office:value="0.0186588250671444" calcext:value-type="float">
            <text:p>0.018658825067144</text:p>
          </table:table-cell>
          <table:table-cell office:value-type="float" office:value="1262" calcext:value-type="float">
            <text:p>1262</text:p>
          </table:table-cell>
          <table:table-cell/>
          <table:table-cell table:formula="of:=[.D1263]^2" office:value-type="float" office:value="0.000348151752886296" calcext:value-type="float">
            <text:p>0.0003481517528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ttom</text:p>
          </table:table-cell>
          <table:table-cell office:value-type="float" office:value="241" calcext:value-type="float">
            <text:p>241</text:p>
          </table:table-cell>
          <table:table-cell table:formula="of:=([.B1264]/[.$F$1])" office:value-type="float" office:value="0.000133541162539543" calcext:value-type="float">
            <text:p>0.00013354116254</text:p>
          </table:table-cell>
          <table:table-cell table:formula="of:=([.$H$11]/([.E1264]+[.$I$11])^[.$J$11])" office:value-type="float" office:value="0.0186458300782382" calcext:value-type="float">
            <text:p>0.018645830078238</text:p>
          </table:table-cell>
          <table:table-cell office:value-type="float" office:value="1263" calcext:value-type="float">
            <text:p>1263</text:p>
          </table:table-cell>
          <table:table-cell/>
          <table:table-cell table:formula="of:=[.D1264]^2" office:value-type="float" office:value="0.000347666979306531" calcext:value-type="float">
            <text:p>0.0003476669793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rking</text:p>
          </table:table-cell>
          <table:table-cell office:value-type="float" office:value="241" calcext:value-type="float">
            <text:p>241</text:p>
          </table:table-cell>
          <table:table-cell table:formula="of:=([.B1265]/[.$F$1])" office:value-type="float" office:value="0.000133541162539543" calcext:value-type="float">
            <text:p>0.00013354116254</text:p>
          </table:table-cell>
          <table:table-cell table:formula="of:=([.$H$11]/([.E1265]+[.$I$11])^[.$J$11])" office:value-type="float" office:value="0.0186328544089768" calcext:value-type="float">
            <text:p>0.018632854408977</text:p>
          </table:table-cell>
          <table:table-cell office:value-type="float" office:value="1264" calcext:value-type="float">
            <text:p>1264</text:p>
          </table:table-cell>
          <table:table-cell/>
          <table:table-cell table:formula="of:=[.D1265]^2" office:value-type="float" office:value="0.000347183263426125" calcext:value-type="float">
            <text:p>0.0003471832634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cretary</text:p>
          </table:table-cell>
          <table:table-cell office:value-type="float" office:value="241" calcext:value-type="float">
            <text:p>241</text:p>
          </table:table-cell>
          <table:table-cell table:formula="of:=([.B1266]/[.$F$1])" office:value-type="float" office:value="0.000133541162539543" calcext:value-type="float">
            <text:p>0.00013354116254</text:p>
          </table:table-cell>
          <table:table-cell table:formula="of:=([.$H$11]/([.E1266]+[.$I$11])^[.$J$11])" office:value-type="float" office:value="0.0186198980153945" calcext:value-type="float">
            <text:p>0.018619898015395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D1266]^2" office:value-type="float" office:value="0.000346700602103693" calcext:value-type="float">
            <text:p>0.000346700602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ying</text:p>
          </table:table-cell>
          <table:table-cell office:value-type="float" office:value="241" calcext:value-type="float">
            <text:p>241</text:p>
          </table:table-cell>
          <table:table-cell table:formula="of:=([.B1267]/[.$F$1])" office:value-type="float" office:value="0.000133541162539543" calcext:value-type="float">
            <text:p>0.00013354116254</text:p>
          </table:table-cell>
          <table:table-cell table:formula="of:=([.$H$11]/([.E1267]+[.$I$11])^[.$J$11])" office:value-type="float" office:value="0.0186069608536604" calcext:value-type="float">
            <text:p>0.018606960853661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D1267]^2" office:value-type="float" office:value="0.000346218992209652" calcext:value-type="float">
            <text:p>0.000346218992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ok</text:p>
          </table:table-cell>
          <table:table-cell office:value-type="float" office:value="241" calcext:value-type="float">
            <text:p>241</text:p>
          </table:table-cell>
          <table:table-cell table:formula="of:=([.B1268]/[.$F$1])" office:value-type="float" office:value="0.000133541162539543" calcext:value-type="float">
            <text:p>0.00013354116254</text:p>
          </table:table-cell>
          <table:table-cell table:formula="of:=([.$H$11]/([.E1268]+[.$I$11])^[.$J$11])" office:value-type="float" office:value="0.0185940428800777" calcext:value-type="float">
            <text:p>0.018594042880078</text:p>
          </table:table-cell>
          <table:table-cell office:value-type="float" office:value="1267" calcext:value-type="float">
            <text:p>1267</text:p>
          </table:table-cell>
          <table:table-cell/>
          <table:table-cell table:formula="of:=[.D1268]^2" office:value-type="float" office:value="0.000345738430626169" calcext:value-type="float">
            <text:p>0.0003457384306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rn</text:p>
          </table:table-cell>
          <table:table-cell office:value-type="float" office:value="240" calcext:value-type="float">
            <text:p>240</text:p>
          </table:table-cell>
          <table:table-cell table:formula="of:=([.B1269]/[.$F$1])" office:value-type="float" office:value="0.00013298704983191" calcext:value-type="float">
            <text:p>0.000132987049832</text:p>
          </table:table-cell>
          <table:table-cell table:formula="of:=([.$H$11]/([.E1269]+[.$I$11])^[.$J$11])" office:value-type="float" office:value="0.0185811440510832" calcext:value-type="float">
            <text:p>0.018581144051083</text:p>
          </table:table-cell>
          <table:table-cell office:value-type="float" office:value="1268" calcext:value-type="float">
            <text:p>1268</text:p>
          </table:table-cell>
          <table:table-cell/>
          <table:table-cell table:formula="of:=[.D1269]^2" office:value-type="float" office:value="0.000345258914247104" calcext:value-type="float">
            <text:p>0.0003452589142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ssion</text:p>
          </table:table-cell>
          <table:table-cell office:value-type="float" office:value="240" calcext:value-type="float">
            <text:p>240</text:p>
          </table:table-cell>
          <table:table-cell table:formula="of:=([.B1270]/[.$F$1])" office:value-type="float" office:value="0.00013298704983191" calcext:value-type="float">
            <text:p>0.000132987049832</text:p>
          </table:table-cell>
          <table:table-cell table:formula="of:=([.$H$11]/([.E1270]+[.$I$11])^[.$J$11])" office:value-type="float" office:value="0.0185682643232468" calcext:value-type="float">
            <text:p>0.018568264323247</text:p>
          </table:table-cell>
          <table:table-cell office:value-type="float" office:value="1269" calcext:value-type="float">
            <text:p>1269</text:p>
          </table:table-cell>
          <table:table-cell/>
          <table:table-cell table:formula="of:=[.D1270]^2" office:value-type="float" office:value="0.000344780439977961" calcext:value-type="float">
            <text:p>0.0003447804399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lue</text:p>
          </table:table-cell>
          <table:table-cell office:value-type="float" office:value="240" calcext:value-type="float">
            <text:p>240</text:p>
          </table:table-cell>
          <table:table-cell table:formula="of:=([.B1271]/[.$F$1])" office:value-type="float" office:value="0.00013298704983191" calcext:value-type="float">
            <text:p>0.000132987049832</text:p>
          </table:table-cell>
          <table:table-cell table:formula="of:=([.$H$11]/([.E1271]+[.$I$11])^[.$J$11])" office:value-type="float" office:value="0.0185554036532712" calcext:value-type="float">
            <text:p>0.018555403653271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[.D1271]^2" office:value-type="float" office:value="0.000344303004735831" calcext:value-type="float">
            <text:p>0.0003443030047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riage</text:p>
          </table:table-cell>
          <table:table-cell office:value-type="float" office:value="239" calcext:value-type="float">
            <text:p>239</text:p>
          </table:table-cell>
          <table:table-cell table:formula="of:=([.B1272]/[.$F$1])" office:value-type="float" office:value="0.000132432937124277" calcext:value-type="float">
            <text:p>0.000132432937124</text:p>
          </table:table-cell>
          <table:table-cell table:formula="of:=([.$H$11]/([.E1272]+[.$I$11])^[.$J$11])" office:value-type="float" office:value="0.0185425619979911" calcext:value-type="float">
            <text:p>0.018542561997991</text:p>
          </table:table-cell>
          <table:table-cell office:value-type="float" office:value="1271" calcext:value-type="float">
            <text:p>1271</text:p>
          </table:table-cell>
          <table:table-cell/>
          <table:table-cell table:formula="of:=[.D1272]^2" office:value-type="float" office:value="0.000343826605449344" calcext:value-type="float">
            <text:p>0.0003438266054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refully</text:p>
          </table:table-cell>
          <table:table-cell office:value-type="float" office:value="239" calcext:value-type="float">
            <text:p>239</text:p>
          </table:table-cell>
          <table:table-cell table:formula="of:=([.B1273]/[.$F$1])" office:value-type="float" office:value="0.000132432937124277" calcext:value-type="float">
            <text:p>0.000132432937124</text:p>
          </table:table-cell>
          <table:table-cell table:formula="of:=([.$H$11]/([.E1273]+[.$I$11])^[.$J$11])" office:value-type="float" office:value="0.0185297393143728" calcext:value-type="float">
            <text:p>0.018529739314373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[.D1273]^2" office:value-type="float" office:value="0.000343351239058613" calcext:value-type="float">
            <text:p>0.0003433512390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urope</text:p>
          </table:table-cell>
          <table:table-cell office:value-type="float" office:value="239" calcext:value-type="float">
            <text:p>239</text:p>
          </table:table-cell>
          <table:table-cell table:formula="of:=([.B1274]/[.$F$1])" office:value-type="float" office:value="0.000132432937124277" calcext:value-type="float">
            <text:p>0.000132432937124</text:p>
          </table:table-cell>
          <table:table-cell table:formula="of:=([.$H$11]/([.E1274]+[.$I$11])^[.$J$11])" office:value-type="float" office:value="0.0185169355595138" calcext:value-type="float">
            <text:p>0.018516935559514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[.D1274]^2" office:value-type="float" office:value="0.000342876902515185" calcext:value-type="float">
            <text:p>0.0003428769025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y</text:p>
          </table:table-cell>
          <table:table-cell office:value-type="float" office:value="239" calcext:value-type="float">
            <text:p>239</text:p>
          </table:table-cell>
          <table:table-cell table:formula="of:=([.B1275]/[.$F$1])" office:value-type="float" office:value="0.000132432937124277" calcext:value-type="float">
            <text:p>0.000132432937124</text:p>
          </table:table-cell>
          <table:table-cell table:formula="of:=([.$H$11]/([.E1275]+[.$I$11])^[.$J$11])" office:value-type="float" office:value="0.018504150690642" calcext:value-type="float">
            <text:p>0.018504150690642</text:p>
          </table:table-cell>
          <table:table-cell office:value-type="float" office:value="1274" calcext:value-type="float">
            <text:p>1274</text:p>
          </table:table-cell>
          <table:table-cell/>
          <table:table-cell table:formula="of:=[.D1275]^2" office:value-type="float" office:value="0.000342403592781987" calcext:value-type="float">
            <text:p>0.0003424035927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ate</text:p>
          </table:table-cell>
          <table:table-cell office:value-type="float" office:value="239" calcext:value-type="float">
            <text:p>239</text:p>
          </table:table-cell>
          <table:table-cell table:formula="of:=([.B1276]/[.$F$1])" office:value-type="float" office:value="0.000132432937124277" calcext:value-type="float">
            <text:p>0.000132432937124</text:p>
          </table:table-cell>
          <table:table-cell table:formula="of:=([.$H$11]/([.E1276]+[.$I$11])^[.$J$11])" office:value-type="float" office:value="0.0184913846651157" calcext:value-type="float">
            <text:p>0.018491384665116</text:p>
          </table:table-cell>
          <table:table-cell office:value-type="float" office:value="1275" calcext:value-type="float">
            <text:p>1275</text:p>
          </table:table-cell>
          <table:table-cell/>
          <table:table-cell table:formula="of:=[.D1276]^2" office:value-type="float" office:value="0.000341931306833276" calcext:value-type="float">
            <text:p>0.0003419313068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zen</text:p>
          </table:table-cell>
          <table:table-cell office:value-type="float" office:value="238" calcext:value-type="float">
            <text:p>238</text:p>
          </table:table-cell>
          <table:table-cell table:formula="of:=([.B1277]/[.$F$1])" office:value-type="float" office:value="0.000131878824416644" calcext:value-type="float">
            <text:p>0.000131878824417</text:p>
          </table:table-cell>
          <table:table-cell table:formula="of:=([.$H$11]/([.E1277]+[.$I$11])^[.$J$11])" office:value-type="float" office:value="0.0184786374404226" calcext:value-type="float">
            <text:p>0.018478637440423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D1277]^2" office:value-type="float" office:value="0.000341460041654587" calcext:value-type="float">
            <text:p>0.000341460041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ple</text:p>
          </table:table-cell>
          <table:table-cell office:value-type="float" office:value="238" calcext:value-type="float">
            <text:p>238</text:p>
          </table:table-cell>
          <table:table-cell table:formula="of:=([.B1278]/[.$F$1])" office:value-type="float" office:value="0.000131878824416644" calcext:value-type="float">
            <text:p>0.000131878824417</text:p>
          </table:table-cell>
          <table:table-cell table:formula="of:=([.$H$11]/([.E1278]+[.$I$11])^[.$J$11])" office:value-type="float" office:value="0.0184659089741795" calcext:value-type="float">
            <text:p>0.01846590897418</text:p>
          </table:table-cell>
          <table:table-cell office:value-type="float" office:value="1277" calcext:value-type="float">
            <text:p>1277</text:p>
          </table:table-cell>
          <table:table-cell/>
          <table:table-cell table:formula="of:=[.D1278]^2" office:value-type="float" office:value="0.000340989794242684" calcext:value-type="float">
            <text:p>0.0003409897942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wis</text:p>
          </table:table-cell>
          <table:table-cell office:value-type="float" office:value="238" calcext:value-type="float">
            <text:p>238</text:p>
          </table:table-cell>
          <table:table-cell table:formula="of:=([.B1279]/[.$F$1])" office:value-type="float" office:value="0.000131878824416644" calcext:value-type="float">
            <text:p>0.000131878824417</text:p>
          </table:table-cell>
          <table:table-cell table:formula="of:=([.$H$11]/([.E1279]+[.$I$11])^[.$J$11])" office:value-type="float" office:value="0.018453199224132" calcext:value-type="float">
            <text:p>0.018453199224132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[.D1279]^2" office:value-type="float" office:value="0.000340520561605507" calcext:value-type="float">
            <text:p>0.0003405205616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ssing</text:p>
          </table:table-cell>
          <table:table-cell office:value-type="float" office:value="238" calcext:value-type="float">
            <text:p>238</text:p>
          </table:table-cell>
          <table:table-cell table:formula="of:=([.B1280]/[.$F$1])" office:value-type="float" office:value="0.000131878824416644" calcext:value-type="float">
            <text:p>0.000131878824417</text:p>
          </table:table-cell>
          <table:table-cell table:formula="of:=([.$H$11]/([.E1280]+[.$I$11])^[.$J$11])" office:value-type="float" office:value="0.0184405081481537" calcext:value-type="float">
            <text:p>0.018440508148154</text:p>
          </table:table-cell>
          <table:table-cell office:value-type="float" office:value="1279" calcext:value-type="float">
            <text:p>1279</text:p>
          </table:table-cell>
          <table:table-cell/>
          <table:table-cell table:formula="of:=[.D1280]^2" office:value-type="float" office:value="0.000340052340762123" calcext:value-type="float">
            <text:p>0.0003400523407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ck</text:p>
          </table:table-cell>
          <table:table-cell office:value-type="float" office:value="238" calcext:value-type="float">
            <text:p>238</text:p>
          </table:table-cell>
          <table:table-cell table:formula="of:=([.B1281]/[.$F$1])" office:value-type="float" office:value="0.000131878824416644" calcext:value-type="float">
            <text:p>0.000131878824417</text:p>
          </table:table-cell>
          <table:table-cell table:formula="of:=([.$H$11]/([.E1281]+[.$I$11])^[.$J$11])" office:value-type="float" office:value="0.0184278357042458" calcext:value-type="float">
            <text:p>0.018427835704246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D1281]^2" office:value-type="float" office:value="0.000339585128742676" calcext:value-type="float">
            <text:p>0.0003395851287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x</text:p>
          </table:table-cell>
          <table:table-cell office:value-type="float" office:value="238" calcext:value-type="float">
            <text:p>238</text:p>
          </table:table-cell>
          <table:table-cell table:formula="of:=([.B1282]/[.$F$1])" office:value-type="float" office:value="0.000131878824416644" calcext:value-type="float">
            <text:p>0.000131878824417</text:p>
          </table:table-cell>
          <table:table-cell table:formula="of:=([.$H$11]/([.E1282]+[.$I$11])^[.$J$11])" office:value-type="float" office:value="0.0184151818505367" calcext:value-type="float">
            <text:p>0.018415181850537</text:p>
          </table:table-cell>
          <table:table-cell office:value-type="float" office:value="1281" calcext:value-type="float">
            <text:p>1281</text:p>
          </table:table-cell>
          <table:table-cell/>
          <table:table-cell table:formula="of:=[.D1282]^2" office:value-type="float" office:value="0.000339118922588338" calcext:value-type="float">
            <text:p>0.0003391189225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fternoon</text:p>
          </table:table-cell>
          <table:table-cell office:value-type="float" office:value="237" calcext:value-type="float">
            <text:p>237</text:p>
          </table:table-cell>
          <table:table-cell table:formula="of:=([.B1283]/[.$F$1])" office:value-type="float" office:value="0.000131324711709011" calcext:value-type="float">
            <text:p>0.000131324711709</text:p>
          </table:table-cell>
          <table:table-cell table:formula="of:=([.$H$11]/([.E1283]+[.$I$11])^[.$J$11])" office:value-type="float" office:value="0.0184025465452816" calcext:value-type="float">
            <text:p>0.018402546545282</text:p>
          </table:table-cell>
          <table:table-cell office:value-type="float" office:value="1282" calcext:value-type="float">
            <text:p>1282</text:p>
          </table:table-cell>
          <table:table-cell/>
          <table:table-cell table:formula="of:=[.D1283]^2" office:value-type="float" office:value="0.000338653719351256" calcext:value-type="float">
            <text:p>0.0003386537193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weet</text:p>
          </table:table-cell>
          <table:table-cell office:value-type="float" office:value="237" calcext:value-type="float">
            <text:p>237</text:p>
          </table:table-cell>
          <table:table-cell table:formula="of:=([.B1284]/[.$F$1])" office:value-type="float" office:value="0.000131324711709011" calcext:value-type="float">
            <text:p>0.000131324711709</text:p>
          </table:table-cell>
          <table:table-cell table:formula="of:=([.$H$11]/([.E1284]+[.$I$11])^[.$J$11])" office:value-type="float" office:value="0.0183899297468617" calcext:value-type="float">
            <text:p>0.018389929746862</text:p>
          </table:table-cell>
          <table:table-cell office:value-type="float" office:value="1283" calcext:value-type="float">
            <text:p>1283</text:p>
          </table:table-cell>
          <table:table-cell/>
          <table:table-cell table:formula="of:=[.D1284]^2" office:value-type="float" office:value="0.000338189516094508" calcext:value-type="float">
            <text:p>0.0003381895160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</text:p>
          </table:table-cell>
          <table:table-cell office:value-type="float" office:value="237" calcext:value-type="float">
            <text:p>237</text:p>
          </table:table-cell>
          <table:table-cell table:formula="of:=([.B1285]/[.$F$1])" office:value-type="float" office:value="0.000131324711709011" calcext:value-type="float">
            <text:p>0.000131324711709</text:p>
          </table:table-cell>
          <table:table-cell table:formula="of:=([.$H$11]/([.E1285]+[.$I$11])^[.$J$11])" office:value-type="float" office:value="0.0183773314137839" calcext:value-type="float">
            <text:p>0.018377331413784</text:p>
          </table:table-cell>
          <table:table-cell office:value-type="float" office:value="1284" calcext:value-type="float">
            <text:p>1284</text:p>
          </table:table-cell>
          <table:table-cell/>
          <table:table-cell table:formula="of:=[.D1285]^2" office:value-type="float" office:value="0.00033772630989205" calcext:value-type="float">
            <text:p>0.0003377263098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ghting</text:p>
          </table:table-cell>
          <table:table-cell office:value-type="float" office:value="237" calcext:value-type="float">
            <text:p>237</text:p>
          </table:table-cell>
          <table:table-cell table:formula="of:=([.B1286]/[.$F$1])" office:value-type="float" office:value="0.000131324711709011" calcext:value-type="float">
            <text:p>0.000131324711709</text:p>
          </table:table-cell>
          <table:table-cell table:formula="of:=([.$H$11]/([.E1286]+[.$I$11])^[.$J$11])" office:value-type="float" office:value="0.0183647515046806" calcext:value-type="float">
            <text:p>0.018364751504681</text:p>
          </table:table-cell>
          <table:table-cell office:value-type="float" office:value="1285" calcext:value-type="float">
            <text:p>1285</text:p>
          </table:table-cell>
          <table:table-cell/>
          <table:table-cell table:formula="of:=[.D1286]^2" office:value-type="float" office:value="0.000337264097828668" calcext:value-type="float">
            <text:p>0.0003372640978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ressed</text:p>
          </table:table-cell>
          <table:table-cell office:value-type="float" office:value="237" calcext:value-type="float">
            <text:p>237</text:p>
          </table:table-cell>
          <table:table-cell table:formula="of:=([.B1287]/[.$F$1])" office:value-type="float" office:value="0.000131324711709011" calcext:value-type="float">
            <text:p>0.000131324711709</text:p>
          </table:table-cell>
          <table:table-cell table:formula="of:=([.$H$11]/([.E1287]+[.$I$11])^[.$J$11])" office:value-type="float" office:value="0.0183521899783086" calcext:value-type="float">
            <text:p>0.018352189978309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D1287]^2" office:value-type="float" office:value="0.000336802876999932" calcext:value-type="float">
            <text:p>0.0003368028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rther</text:p>
          </table:table-cell>
          <table:table-cell office:value-type="float" office:value="237" calcext:value-type="float">
            <text:p>237</text:p>
          </table:table-cell>
          <table:table-cell table:formula="of:=([.B1288]/[.$F$1])" office:value-type="float" office:value="0.000131324711709011" calcext:value-type="float">
            <text:p>0.000131324711709</text:p>
          </table:table-cell>
          <table:table-cell table:formula="of:=([.$H$11]/([.E1288]+[.$I$11])^[.$J$11])" office:value-type="float" office:value="0.0183396467935493" calcext:value-type="float">
            <text:p>0.018339646793549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[.D1288]^2" office:value-type="float" office:value="0.000336342644512144" calcext:value-type="float">
            <text:p>0.0003363426445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sually</text:p>
          </table:table-cell>
          <table:table-cell office:value-type="float" office:value="237" calcext:value-type="float">
            <text:p>237</text:p>
          </table:table-cell>
          <table:table-cell table:formula="of:=([.B1289]/[.$F$1])" office:value-type="float" office:value="0.000131324711709011" calcext:value-type="float">
            <text:p>0.000131324711709</text:p>
          </table:table-cell>
          <table:table-cell table:formula="of:=([.$H$11]/([.E1289]+[.$I$11])^[.$J$11])" office:value-type="float" office:value="0.0183271219094077" calcext:value-type="float">
            <text:p>0.018327121909408</text:p>
          </table:table-cell>
          <table:table-cell office:value-type="float" office:value="1288" calcext:value-type="float">
            <text:p>1288</text:p>
          </table:table-cell>
          <table:table-cell/>
          <table:table-cell table:formula="of:=[.D1289]^2" office:value-type="float" office:value="0.000335883397482292" calcext:value-type="float">
            <text:p>0.0003358833974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stella</text:p>
          </table:table-cell>
          <table:table-cell office:value-type="float" office:value="237" calcext:value-type="float">
            <text:p>237</text:p>
          </table:table-cell>
          <table:table-cell table:formula="of:=([.B1290]/[.$F$1])" office:value-type="float" office:value="0.000131324711709011" calcext:value-type="float">
            <text:p>0.000131324711709</text:p>
          </table:table-cell>
          <table:table-cell table:formula="of:=([.$H$11]/([.E1290]+[.$I$11])^[.$J$11])" office:value-type="float" office:value="0.0183146152850122" calcext:value-type="float">
            <text:p>0.018314615285012</text:p>
          </table:table-cell>
          <table:table-cell office:value-type="float" office:value="1289" calcext:value-type="float">
            <text:p>1289</text:p>
          </table:table-cell>
          <table:table-cell/>
          <table:table-cell table:formula="of:=[.D1290]^2" office:value-type="float" office:value="0.000335425133038004" calcext:value-type="float">
            <text:p>0.0003354251330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ut</text:p>
          </table:table-cell>
          <table:table-cell office:value-type="float" office:value="237" calcext:value-type="float">
            <text:p>237</text:p>
          </table:table-cell>
          <table:table-cell table:formula="of:=([.B1291]/[.$F$1])" office:value-type="float" office:value="0.000131324711709011" calcext:value-type="float">
            <text:p>0.000131324711709</text:p>
          </table:table-cell>
          <table:table-cell table:formula="of:=([.$H$11]/([.E1291]+[.$I$11])^[.$J$11])" office:value-type="float" office:value="0.0183021268796142" calcext:value-type="float">
            <text:p>0.018302126879614</text:p>
          </table:table-cell>
          <table:table-cell office:value-type="float" office:value="1290" calcext:value-type="float">
            <text:p>1290</text:p>
          </table:table-cell>
          <table:table-cell/>
          <table:table-cell table:formula="of:=[.D1291]^2" office:value-type="float" office:value="0.000334967848317497" calcext:value-type="float">
            <text:p>0.0003349678483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k</text:p>
          </table:table-cell>
          <table:table-cell office:value-type="float" office:value="237" calcext:value-type="float">
            <text:p>237</text:p>
          </table:table-cell>
          <table:table-cell table:formula="of:=([.B1292]/[.$F$1])" office:value-type="float" office:value="0.000131324711709011" calcext:value-type="float">
            <text:p>0.000131324711709</text:p>
          </table:table-cell>
          <table:table-cell table:formula="of:=([.$H$11]/([.E1292]+[.$I$11])^[.$J$11])" office:value-type="float" office:value="0.0182896566525874" calcext:value-type="float">
            <text:p>0.018289656652587</text:p>
          </table:table-cell>
          <table:table-cell office:value-type="float" office:value="1291" calcext:value-type="float">
            <text:p>1291</text:p>
          </table:table-cell>
          <table:table-cell/>
          <table:table-cell table:formula="of:=[.D1292]^2" office:value-type="float" office:value="0.000334511540469533" calcext:value-type="float">
            <text:p>0.00033451154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untries</text:p>
          </table:table-cell>
          <table:table-cell office:value-type="float" office:value="236" calcext:value-type="float">
            <text:p>236</text:p>
          </table:table-cell>
          <table:table-cell table:formula="of:=([.B1293]/[.$F$1])" office:value-type="float" office:value="0.000130770599001378" calcext:value-type="float">
            <text:p>0.000130770599001</text:p>
          </table:table-cell>
          <table:table-cell table:formula="of:=([.$H$11]/([.E1293]+[.$I$11])^[.$J$11])" office:value-type="float" office:value="0.0182772045634273" calcext:value-type="float">
            <text:p>0.018277204563427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D1293]^2" office:value-type="float" office:value="0.000334056206653368" calcext:value-type="float">
            <text:p>0.000334056206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rm</text:p>
          </table:table-cell>
          <table:table-cell office:value-type="float" office:value="236" calcext:value-type="float">
            <text:p>236</text:p>
          </table:table-cell>
          <table:table-cell table:formula="of:=([.B1294]/[.$F$1])" office:value-type="float" office:value="0.000130770599001378" calcext:value-type="float">
            <text:p>0.000130770599001</text:p>
          </table:table-cell>
          <table:table-cell table:formula="of:=([.$H$11]/([.E1294]+[.$I$11])^[.$J$11])" office:value-type="float" office:value="0.0182647705717513" calcext:value-type="float">
            <text:p>0.018264770571751</text:p>
          </table:table-cell>
          <table:table-cell office:value-type="float" office:value="1293" calcext:value-type="float">
            <text:p>1293</text:p>
          </table:table-cell>
          <table:table-cell/>
          <table:table-cell table:formula="of:=[.D1294]^2" office:value-type="float" office:value="0.000333601844038711" calcext:value-type="float">
            <text:p>0.0003336018440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ffects</text:p>
          </table:table-cell>
          <table:table-cell office:value-type="float" office:value="235" calcext:value-type="float">
            <text:p>235</text:p>
          </table:table-cell>
          <table:table-cell table:formula="of:=([.B1295]/[.$F$1])" office:value-type="float" office:value="0.000130216486293745" calcext:value-type="float">
            <text:p>0.000130216486294</text:p>
          </table:table-cell>
          <table:table-cell table:formula="of:=([.$H$11]/([.E1295]+[.$I$11])^[.$J$11])" office:value-type="float" office:value="0.0182523546372974" calcext:value-type="float">
            <text:p>0.018252354637297</text:p>
          </table:table-cell>
          <table:table-cell office:value-type="float" office:value="1294" calcext:value-type="float">
            <text:p>1294</text:p>
          </table:table-cell>
          <table:table-cell/>
          <table:table-cell table:formula="of:=[.D1295]^2" office:value-type="float" office:value="0.000333148449805672" calcext:value-type="float">
            <text:p>0.0003331484498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bsolutely</text:p>
          </table:table-cell>
          <table:table-cell office:value-type="float" office:value="235" calcext:value-type="float">
            <text:p>235</text:p>
          </table:table-cell>
          <table:table-cell table:formula="of:=([.B1296]/[.$F$1])" office:value-type="float" office:value="0.000130216486293745" calcext:value-type="float">
            <text:p>0.000130216486294</text:p>
          </table:table-cell>
          <table:table-cell table:formula="of:=([.$H$11]/([.E1296]+[.$I$11])^[.$J$11])" office:value-type="float" office:value="0.0182399567199245" calcext:value-type="float">
            <text:p>0.018239956719925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[.D1296]^2" office:value-type="float" office:value="0.000332696021144719" calcext:value-type="float">
            <text:p>0.0003326960211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low</text:p>
          </table:table-cell>
          <table:table-cell office:value-type="float" office:value="235" calcext:value-type="float">
            <text:p>235</text:p>
          </table:table-cell>
          <table:table-cell table:formula="of:=([.B1297]/[.$F$1])" office:value-type="float" office:value="0.000130216486293745" calcext:value-type="float">
            <text:p>0.000130216486294</text:p>
          </table:table-cell>
          <table:table-cell table:formula="of:=([.$H$11]/([.E1297]+[.$I$11])^[.$J$11])" office:value-type="float" office:value="0.0182275767796115" calcext:value-type="float">
            <text:p>0.018227576779612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D1297]^2" office:value-type="float" office:value="0.000332244555256631" calcext:value-type="float">
            <text:p>0.0003322445552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turally</text:p>
          </table:table-cell>
          <table:table-cell office:value-type="float" office:value="235" calcext:value-type="float">
            <text:p>235</text:p>
          </table:table-cell>
          <table:table-cell table:formula="of:=([.B1298]/[.$F$1])" office:value-type="float" office:value="0.000130216486293745" calcext:value-type="float">
            <text:p>0.000130216486294</text:p>
          </table:table-cell>
          <table:table-cell table:formula="of:=([.$H$11]/([.E1298]+[.$I$11])^[.$J$11])" office:value-type="float" office:value="0.0182152147764569" calcext:value-type="float">
            <text:p>0.018215214776457</text:p>
          </table:table-cell>
          <table:table-cell office:value-type="float" office:value="1297" calcext:value-type="float">
            <text:p>1297</text:p>
          </table:table-cell>
          <table:table-cell/>
          <table:table-cell table:formula="of:=[.D1298]^2" office:value-type="float" office:value="0.000331794049352453" calcext:value-type="float">
            <text:p>0.0003317940493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cessity</text:p>
          </table:table-cell>
          <table:table-cell office:value-type="float" office:value="235" calcext:value-type="float">
            <text:p>235</text:p>
          </table:table-cell>
          <table:table-cell table:formula="of:=([.B1299]/[.$F$1])" office:value-type="float" office:value="0.000130216486293745" calcext:value-type="float">
            <text:p>0.000130216486294</text:p>
          </table:table-cell>
          <table:table-cell table:formula="of:=([.$H$11]/([.E1299]+[.$I$11])^[.$J$11])" office:value-type="float" office:value="0.0182028706706785" calcext:value-type="float">
            <text:p>0.018202870670679</text:p>
          </table:table-cell>
          <table:table-cell office:value-type="float" office:value="1298" calcext:value-type="float">
            <text:p>1298</text:p>
          </table:table-cell>
          <table:table-cell/>
          <table:table-cell table:formula="of:=[.D1299]^2" office:value-type="float" office:value="0.000331344500653448" calcext:value-type="float">
            <text:p>0.000331344500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ident</text:p>
          </table:table-cell>
          <table:table-cell office:value-type="float" office:value="235" calcext:value-type="float">
            <text:p>235</text:p>
          </table:table-cell>
          <table:table-cell table:formula="of:=([.B1300]/[.$F$1])" office:value-type="float" office:value="0.000130216486293745" calcext:value-type="float">
            <text:p>0.000130216486294</text:p>
          </table:table-cell>
          <table:table-cell table:formula="of:=([.$H$11]/([.E1300]+[.$I$11])^[.$J$11])" office:value-type="float" office:value="0.018190544422613" calcext:value-type="float">
            <text:p>0.018190544422613</text:p>
          </table:table-cell>
          <table:table-cell office:value-type="float" office:value="1299" calcext:value-type="float">
            <text:p>1299</text:p>
          </table:table-cell>
          <table:table-cell/>
          <table:table-cell table:formula="of:=[.D1300]^2" office:value-type="float" office:value="0.000330895906391056" calcext:value-type="float">
            <text:p>0.0003308959063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udy</text:p>
          </table:table-cell>
          <table:table-cell office:value-type="float" office:value="235" calcext:value-type="float">
            <text:p>235</text:p>
          </table:table-cell>
          <table:table-cell table:formula="of:=([.B1301]/[.$F$1])" office:value-type="float" office:value="0.000130216486293745" calcext:value-type="float">
            <text:p>0.000130216486294</text:p>
          </table:table-cell>
          <table:table-cell table:formula="of:=([.$H$11]/([.E1301]+[.$I$11])^[.$J$11])" office:value-type="float" office:value="0.0181782359927152" calcext:value-type="float">
            <text:p>0.018178235992715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D1301]^2" office:value-type="float" office:value="0.000330448263806845" calcext:value-type="float">
            <text:p>0.0003304482638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sh</text:p>
          </table:table-cell>
          <table:table-cell office:value-type="float" office:value="234" calcext:value-type="float">
            <text:p>234</text:p>
          </table:table-cell>
          <table:table-cell table:formula="of:=([.B1302]/[.$F$1])" office:value-type="float" office:value="0.000129662373586112" calcext:value-type="float">
            <text:p>0.000129662373586</text:p>
          </table:table-cell>
          <table:table-cell table:formula="of:=([.$H$11]/([.E1302]+[.$I$11])^[.$J$11])" office:value-type="float" office:value="0.0181659453415579" calcext:value-type="float">
            <text:p>0.018165945341558</text:p>
          </table:table-cell>
          <table:table-cell office:value-type="float" office:value="1301" calcext:value-type="float">
            <text:p>1301</text:p>
          </table:table-cell>
          <table:table-cell/>
          <table:table-cell table:formula="of:=[.D1302]^2" office:value-type="float" office:value="0.000330001570152468" calcext:value-type="float">
            <text:p>0.0003300015701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irits</text:p>
          </table:table-cell>
          <table:table-cell office:value-type="float" office:value="234" calcext:value-type="float">
            <text:p>234</text:p>
          </table:table-cell>
          <table:table-cell table:formula="of:=([.B1303]/[.$F$1])" office:value-type="float" office:value="0.000129662373586112" calcext:value-type="float">
            <text:p>0.000129662373586</text:p>
          </table:table-cell>
          <table:table-cell table:formula="of:=([.$H$11]/([.E1303]+[.$I$11])^[.$J$11])" office:value-type="float" office:value="0.0181536724298313" calcext:value-type="float">
            <text:p>0.018153672429831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D1303]^2" office:value-type="float" office:value="0.000329555822689618" calcext:value-type="float">
            <text:p>0.000329555822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uis</text:p>
          </table:table-cell>
          <table:table-cell office:value-type="float" office:value="234" calcext:value-type="float">
            <text:p>234</text:p>
          </table:table-cell>
          <table:table-cell table:formula="of:=([.B1304]/[.$F$1])" office:value-type="float" office:value="0.000129662373586112" calcext:value-type="float">
            <text:p>0.000129662373586</text:p>
          </table:table-cell>
          <table:table-cell table:formula="of:=([.$H$11]/([.E1304]+[.$I$11])^[.$J$11])" office:value-type="float" office:value="0.0181414172183428" calcext:value-type="float">
            <text:p>0.018141417218343</text:p>
          </table:table-cell>
          <table:table-cell office:value-type="float" office:value="1303" calcext:value-type="float">
            <text:p>1303</text:p>
          </table:table-cell>
          <table:table-cell/>
          <table:table-cell table:formula="of:=[.D1304]^2" office:value-type="float" office:value="0.000329111018689983" calcext:value-type="float">
            <text:p>0.000329111018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tual</text:p>
          </table:table-cell>
          <table:table-cell office:value-type="float" office:value="234" calcext:value-type="float">
            <text:p>234</text:p>
          </table:table-cell>
          <table:table-cell table:formula="of:=([.B1305]/[.$F$1])" office:value-type="float" office:value="0.000129662373586112" calcext:value-type="float">
            <text:p>0.000129662373586</text:p>
          </table:table-cell>
          <table:table-cell table:formula="of:=([.$H$11]/([.E1305]+[.$I$11])^[.$J$11])" office:value-type="float" office:value="0.018129179668016" calcext:value-type="float">
            <text:p>0.018129179668016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[.D1305]^2" office:value-type="float" office:value="0.000328667155435205" calcext:value-type="float">
            <text:p>0.0003286671554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ads</text:p>
          </table:table-cell>
          <table:table-cell office:value-type="float" office:value="234" calcext:value-type="float">
            <text:p>234</text:p>
          </table:table-cell>
          <table:table-cell table:formula="of:=([.B1306]/[.$F$1])" office:value-type="float" office:value="0.000129662373586112" calcext:value-type="float">
            <text:p>0.000129662373586</text:p>
          </table:table-cell>
          <table:table-cell table:formula="of:=([.$H$11]/([.E1306]+[.$I$11])^[.$J$11])" office:value-type="float" office:value="0.018116959739891" calcext:value-type="float">
            <text:p>0.018116959739891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[.D1306]^2" office:value-type="float" office:value="0.000328224230216832" calcext:value-type="float">
            <text:p>0.0003282242302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soners</text:p>
          </table:table-cell>
          <table:table-cell office:value-type="float" office:value="234" calcext:value-type="float">
            <text:p>234</text:p>
          </table:table-cell>
          <table:table-cell table:formula="of:=([.B1307]/[.$F$1])" office:value-type="float" office:value="0.000129662373586112" calcext:value-type="float">
            <text:p>0.000129662373586</text:p>
          </table:table-cell>
          <table:table-cell table:formula="of:=([.$H$11]/([.E1307]+[.$I$11])^[.$J$11])" office:value-type="float" office:value="0.0181047573951234" calcext:value-type="float">
            <text:p>0.018104757395123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[.D1307]^2" office:value-type="float" office:value="0.000327782240336275" calcext:value-type="float">
            <text:p>0.0003277822403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ncess</text:p>
          </table:table-cell>
          <table:table-cell office:value-type="float" office:value="234" calcext:value-type="float">
            <text:p>234</text:p>
          </table:table-cell>
          <table:table-cell table:formula="of:=([.B1308]/[.$F$1])" office:value-type="float" office:value="0.000129662373586112" calcext:value-type="float">
            <text:p>0.000129662373586</text:p>
          </table:table-cell>
          <table:table-cell table:formula="of:=([.$H$11]/([.E1308]+[.$I$11])^[.$J$11])" office:value-type="float" office:value="0.0180925725949841" calcext:value-type="float">
            <text:p>0.018092572594984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308]^2" office:value-type="float" office:value="0.000327341183104769" calcext:value-type="float">
            <text:p>0.0003273411831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mestic</text:p>
          </table:table-cell>
          <table:table-cell office:value-type="float" office:value="234" calcext:value-type="float">
            <text:p>234</text:p>
          </table:table-cell>
          <table:table-cell table:formula="of:=([.B1309]/[.$F$1])" office:value-type="float" office:value="0.000129662373586112" calcext:value-type="float">
            <text:p>0.000129662373586</text:p>
          </table:table-cell>
          <table:table-cell table:formula="of:=([.$H$11]/([.E1309]+[.$I$11])^[.$J$11])" office:value-type="float" office:value="0.0180804053008588" calcext:value-type="float">
            <text:p>0.018080405300859</text:p>
          </table:table-cell>
          <table:table-cell office:value-type="float" office:value="1308" calcext:value-type="float">
            <text:p>1308</text:p>
          </table:table-cell>
          <table:table-cell/>
          <table:table-cell table:formula="of:=[.D1309]^2" office:value-type="float" office:value="0.000326901055843323" calcext:value-type="float">
            <text:p>0.0003269010558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host</text:p>
          </table:table-cell>
          <table:table-cell office:value-type="float" office:value="233" calcext:value-type="float">
            <text:p>233</text:p>
          </table:table-cell>
          <table:table-cell table:formula="of:=([.B1310]/[.$F$1])" office:value-type="float" office:value="0.000129108260878479" calcext:value-type="float">
            <text:p>0.000129108260878</text:p>
          </table:table-cell>
          <table:table-cell table:formula="of:=([.$H$11]/([.E1310]+[.$I$11])^[.$J$11])" office:value-type="float" office:value="0.0180682554742477" calcext:value-type="float">
            <text:p>0.018068255474248</text:p>
          </table:table-cell>
          <table:table-cell office:value-type="float" office:value="1309" calcext:value-type="float">
            <text:p>1309</text:p>
          </table:table-cell>
          <table:table-cell/>
          <table:table-cell table:formula="of:=[.D1310]^2" office:value-type="float" office:value="0.000326461855882683" calcext:value-type="float">
            <text:p>0.0003264618558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side</text:p>
          </table:table-cell>
          <table:table-cell office:value-type="float" office:value="233" calcext:value-type="float">
            <text:p>233</text:p>
          </table:table-cell>
          <table:table-cell table:formula="of:=([.B1311]/[.$F$1])" office:value-type="float" office:value="0.000129108260878479" calcext:value-type="float">
            <text:p>0.000129108260878</text:p>
          </table:table-cell>
          <table:table-cell table:formula="of:=([.$H$11]/([.E1311]+[.$I$11])^[.$J$11])" office:value-type="float" office:value="0.018056123076765" calcext:value-type="float">
            <text:p>0.018056123076765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D1311]^2" office:value-type="float" office:value="0.000326023580563284" calcext:value-type="float">
            <text:p>0.0003260235805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y</text:p>
          </table:table-cell>
          <table:table-cell office:value-type="float" office:value="233" calcext:value-type="float">
            <text:p>233</text:p>
          </table:table-cell>
          <table:table-cell table:formula="of:=([.B1312]/[.$F$1])" office:value-type="float" office:value="0.000129108260878479" calcext:value-type="float">
            <text:p>0.000129108260878</text:p>
          </table:table-cell>
          <table:table-cell table:formula="of:=([.$H$11]/([.E1312]+[.$I$11])^[.$J$11])" office:value-type="float" office:value="0.0180440080701382" calcext:value-type="float">
            <text:p>0.018044008070138</text:p>
          </table:table-cell>
          <table:table-cell office:value-type="float" office:value="1311" calcext:value-type="float">
            <text:p>1311</text:p>
          </table:table-cell>
          <table:table-cell/>
          <table:table-cell table:formula="of:=[.D1312]^2" office:value-type="float" office:value="0.000325586227235214" calcext:value-type="float">
            <text:p>0.0003255862272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eth</text:p>
          </table:table-cell>
          <table:table-cell office:value-type="float" office:value="233" calcext:value-type="float">
            <text:p>233</text:p>
          </table:table-cell>
          <table:table-cell table:formula="of:=([.B1313]/[.$F$1])" office:value-type="float" office:value="0.000129108260878479" calcext:value-type="float">
            <text:p>0.000129108260878</text:p>
          </table:table-cell>
          <table:table-cell table:formula="of:=([.$H$11]/([.E1313]+[.$I$11])^[.$J$11])" office:value-type="float" office:value="0.0180319104162083" calcext:value-type="float">
            <text:p>0.018031910416208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D1313]^2" office:value-type="float" office:value="0.000325149793258163" calcext:value-type="float">
            <text:p>0.0003251497932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presented</text:p>
          </table:table-cell>
          <table:table-cell office:value-type="float" office:value="233" calcext:value-type="float">
            <text:p>233</text:p>
          </table:table-cell>
          <table:table-cell table:formula="of:=([.B1314]/[.$F$1])" office:value-type="float" office:value="0.000129108260878479" calcext:value-type="float">
            <text:p>0.000129108260878</text:p>
          </table:table-cell>
          <table:table-cell table:formula="of:=([.$H$11]/([.E1314]+[.$I$11])^[.$J$11])" office:value-type="float" office:value="0.0180198300769289" calcext:value-type="float">
            <text:p>0.018019830076929</text:p>
          </table:table-cell>
          <table:table-cell office:value-type="float" office:value="1313" calcext:value-type="float">
            <text:p>1313</text:p>
          </table:table-cell>
          <table:table-cell/>
          <table:table-cell table:formula="of:=[.D1314]^2" office:value-type="float" office:value="0.00032471427600139" calcext:value-type="float">
            <text:p>0.000324714276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ickly</text:p>
          </table:table-cell>
          <table:table-cell office:value-type="float" office:value="233" calcext:value-type="float">
            <text:p>233</text:p>
          </table:table-cell>
          <table:table-cell table:formula="of:=([.B1315]/[.$F$1])" office:value-type="float" office:value="0.000129108260878479" calcext:value-type="float">
            <text:p>0.000129108260878</text:p>
          </table:table-cell>
          <table:table-cell table:formula="of:=([.$H$11]/([.E1315]+[.$I$11])^[.$J$11])" office:value-type="float" office:value="0.0180077670143656" calcext:value-type="float">
            <text:p>0.018007767014366</text:p>
          </table:table-cell>
          <table:table-cell office:value-type="float" office:value="1314" calcext:value-type="float">
            <text:p>1314</text:p>
          </table:table-cell>
          <table:table-cell/>
          <table:table-cell table:formula="of:=[.D1315]^2" office:value-type="float" office:value="0.000324279672843674" calcext:value-type="float">
            <text:p>0.0003242796728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st</text:p>
          </table:table-cell>
          <table:table-cell office:value-type="float" office:value="232" calcext:value-type="float">
            <text:p>232</text:p>
          </table:table-cell>
          <table:table-cell table:formula="of:=([.B1316]/[.$F$1])" office:value-type="float" office:value="0.000128554148170846" calcext:value-type="float">
            <text:p>0.000128554148171</text:p>
          </table:table-cell>
          <table:table-cell table:formula="of:=([.$H$11]/([.E1316]+[.$I$11])^[.$J$11])" office:value-type="float" office:value="0.0179957211906963" calcext:value-type="float">
            <text:p>0.017995721190696</text:p>
          </table:table-cell>
          <table:table-cell office:value-type="float" office:value="1315" calcext:value-type="float">
            <text:p>1315</text:p>
          </table:table-cell>
          <table:table-cell/>
          <table:table-cell table:formula="of:=[.D1316]^2" office:value-type="float" office:value="0.000323845981173276" calcext:value-type="float">
            <text:p>0.0003238459811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rely</text:p>
          </table:table-cell>
          <table:table-cell office:value-type="float" office:value="232" calcext:value-type="float">
            <text:p>232</text:p>
          </table:table-cell>
          <table:table-cell table:formula="of:=([.B1317]/[.$F$1])" office:value-type="float" office:value="0.000128554148170846" calcext:value-type="float">
            <text:p>0.000128554148171</text:p>
          </table:table-cell>
          <table:table-cell table:formula="of:=([.$H$11]/([.E1317]+[.$I$11])^[.$J$11])" office:value-type="float" office:value="0.0179836925682102" calcext:value-type="float">
            <text:p>0.01798369256821</text:p>
          </table:table-cell>
          <table:table-cell office:value-type="float" office:value="1316" calcext:value-type="float">
            <text:p>1316</text:p>
          </table:table-cell>
          <table:table-cell/>
          <table:table-cell table:formula="of:=[.D1317]^2" office:value-type="float" office:value="0.000323413198387897" calcext:value-type="float">
            <text:p>0.0003234131983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cret</text:p>
          </table:table-cell>
          <table:table-cell office:value-type="float" office:value="232" calcext:value-type="float">
            <text:p>232</text:p>
          </table:table-cell>
          <table:table-cell table:formula="of:=([.B1318]/[.$F$1])" office:value-type="float" office:value="0.000128554148170846" calcext:value-type="float">
            <text:p>0.000128554148171</text:p>
          </table:table-cell>
          <table:table-cell table:formula="of:=([.$H$11]/([.E1318]+[.$I$11])^[.$J$11])" office:value-type="float" office:value="0.0179716811093074" calcext:value-type="float">
            <text:p>0.017971681109308</text:p>
          </table:table-cell>
          <table:table-cell office:value-type="float" office:value="1317" calcext:value-type="float">
            <text:p>1317</text:p>
          </table:table-cell>
          <table:table-cell/>
          <table:table-cell table:formula="of:=[.D1318]^2" office:value-type="float" office:value="0.000322981321894637" calcext:value-type="float">
            <text:p>0.0003229813218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eely</text:p>
          </table:table-cell>
          <table:table-cell office:value-type="float" office:value="232" calcext:value-type="float">
            <text:p>232</text:p>
          </table:table-cell>
          <table:table-cell table:formula="of:=([.B1319]/[.$F$1])" office:value-type="float" office:value="0.000128554148170846" calcext:value-type="float">
            <text:p>0.000128554148171</text:p>
          </table:table-cell>
          <table:table-cell table:formula="of:=([.$H$11]/([.E1319]+[.$I$11])^[.$J$11])" office:value-type="float" office:value="0.017959686776499" calcext:value-type="float">
            <text:p>0.017959686776499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D1319]^2" office:value-type="float" office:value="0.000322550349109952" calcext:value-type="float">
            <text:p>0.000322550349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ributed</text:p>
          </table:table-cell>
          <table:table-cell office:value-type="float" office:value="232" calcext:value-type="float">
            <text:p>232</text:p>
          </table:table-cell>
          <table:table-cell table:formula="of:=([.B1320]/[.$F$1])" office:value-type="float" office:value="0.000128554148170846" calcext:value-type="float">
            <text:p>0.000128554148171</text:p>
          </table:table-cell>
          <table:table-cell table:formula="of:=([.$H$11]/([.E1320]+[.$I$11])^[.$J$11])" office:value-type="float" office:value="0.0179477095324059" calcext:value-type="float">
            <text:p>0.017947709532406</text:p>
          </table:table-cell>
          <table:table-cell office:value-type="float" office:value="1319" calcext:value-type="float">
            <text:p>1319</text:p>
          </table:table-cell>
          <table:table-cell/>
          <table:table-cell table:formula="of:=[.D1320]^2" office:value-type="float" office:value="0.000322120277459614" calcext:value-type="float">
            <text:p>0.000322120277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ise</text:p>
          </table:table-cell>
          <table:table-cell office:value-type="float" office:value="232" calcext:value-type="float">
            <text:p>232</text:p>
          </table:table-cell>
          <table:table-cell table:formula="of:=([.B1321]/[.$F$1])" office:value-type="float" office:value="0.000128554148170846" calcext:value-type="float">
            <text:p>0.000128554148171</text:p>
          </table:table-cell>
          <table:table-cell table:formula="of:=([.$H$11]/([.E1321]+[.$I$11])^[.$J$11])" office:value-type="float" office:value="0.0179357493397592" calcext:value-type="float">
            <text:p>0.017935749339759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D1321]^2" office:value-type="float" office:value="0.000321691104378672" calcext:value-type="float">
            <text:p>0.0003216911043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vanced</text:p>
          </table:table-cell>
          <table:table-cell office:value-type="float" office:value="232" calcext:value-type="float">
            <text:p>232</text:p>
          </table:table-cell>
          <table:table-cell table:formula="of:=([.B1322]/[.$F$1])" office:value-type="float" office:value="0.000128554148170846" calcext:value-type="float">
            <text:p>0.000128554148171</text:p>
          </table:table-cell>
          <table:table-cell table:formula="of:=([.$H$11]/([.E1322]+[.$I$11])^[.$J$11])" office:value-type="float" office:value="0.0179238061613992" calcext:value-type="float">
            <text:p>0.017923806161399</text:p>
          </table:table-cell>
          <table:table-cell office:value-type="float" office:value="1321" calcext:value-type="float">
            <text:p>1321</text:p>
          </table:table-cell>
          <table:table-cell/>
          <table:table-cell table:formula="of:=[.D1322]^2" office:value-type="float" office:value="0.000321262827311412" calcext:value-type="float">
            <text:p>0.0003212628273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arer</text:p>
          </table:table-cell>
          <table:table-cell office:value-type="float" office:value="231" calcext:value-type="float">
            <text:p>231</text:p>
          </table:table-cell>
          <table:table-cell table:formula="of:=([.B1323]/[.$F$1])" office:value-type="float" office:value="0.000128000035463213" calcext:value-type="float">
            <text:p>0.000128000035463</text:p>
          </table:table-cell>
          <table:table-cell table:formula="of:=([.$H$11]/([.E1323]+[.$I$11])^[.$J$11])" office:value-type="float" office:value="0.0179118799602753" calcext:value-type="float">
            <text:p>0.017911879960275</text:p>
          </table:table-cell>
          <table:table-cell office:value-type="float" office:value="1322" calcext:value-type="float">
            <text:p>1322</text:p>
          </table:table-cell>
          <table:table-cell/>
          <table:table-cell table:formula="of:=[.D1323]^2" office:value-type="float" office:value="0.000320835443711311" calcext:value-type="float">
            <text:p>0.0003208354437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med</text:p>
          </table:table-cell>
          <table:table-cell office:value-type="float" office:value="231" calcext:value-type="float">
            <text:p>231</text:p>
          </table:table-cell>
          <table:table-cell table:formula="of:=([.B1324]/[.$F$1])" office:value-type="float" office:value="0.000128000035463213" calcext:value-type="float">
            <text:p>0.000128000035463</text:p>
          </table:table-cell>
          <table:table-cell table:formula="of:=([.$H$11]/([.E1324]+[.$I$11])^[.$J$11])" office:value-type="float" office:value="0.0178999706994455" calcext:value-type="float">
            <text:p>0.017899970699446</text:p>
          </table:table-cell>
          <table:table-cell office:value-type="float" office:value="1323" calcext:value-type="float">
            <text:p>1323</text:p>
          </table:table-cell>
          <table:table-cell/>
          <table:table-cell table:formula="of:=[.D1324]^2" office:value-type="float" office:value="0.000320408951041006" calcext:value-type="float">
            <text:p>0.0003204089510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gument</text:p>
          </table:table-cell>
          <table:table-cell office:value-type="float" office:value="231" calcext:value-type="float">
            <text:p>231</text:p>
          </table:table-cell>
          <table:table-cell table:formula="of:=([.B1325]/[.$F$1])" office:value-type="float" office:value="0.000128000035463213" calcext:value-type="float">
            <text:p>0.000128000035463</text:p>
          </table:table-cell>
          <table:table-cell table:formula="of:=([.$H$11]/([.E1325]+[.$I$11])^[.$J$11])" office:value-type="float" office:value="0.017888078342076" calcext:value-type="float">
            <text:p>0.017888078342076</text:p>
          </table:table-cell>
          <table:table-cell office:value-type="float" office:value="1324" calcext:value-type="float">
            <text:p>1324</text:p>
          </table:table-cell>
          <table:table-cell/>
          <table:table-cell table:formula="of:=[.D1325]^2" office:value-type="float" office:value="0.000319983346772247" calcext:value-type="float">
            <text:p>0.0003199833467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ganization</text:p>
          </table:table-cell>
          <table:table-cell office:value-type="float" office:value="231" calcext:value-type="float">
            <text:p>231</text:p>
          </table:table-cell>
          <table:table-cell table:formula="of:=([.B1326]/[.$F$1])" office:value-type="float" office:value="0.000128000035463213" calcext:value-type="float">
            <text:p>0.000128000035463</text:p>
          </table:table-cell>
          <table:table-cell table:formula="of:=([.$H$11]/([.E1326]+[.$I$11])^[.$J$11])" office:value-type="float" office:value="0.0178762028514408" calcext:value-type="float">
            <text:p>0.017876202851441</text:p>
          </table:table-cell>
          <table:table-cell office:value-type="float" office:value="1325" calcext:value-type="float">
            <text:p>1325</text:p>
          </table:table-cell>
          <table:table-cell/>
          <table:table-cell table:formula="of:=[.D1326]^2" office:value-type="float" office:value="0.000319558628385859" calcext:value-type="float">
            <text:p>0.0003195586283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at</text:p>
          </table:table-cell>
          <table:table-cell office:value-type="float" office:value="230" calcext:value-type="float">
            <text:p>230</text:p>
          </table:table-cell>
          <table:table-cell table:formula="of:=([.B1327]/[.$F$1])" office:value-type="float" office:value="0.00012744592275558" calcext:value-type="float">
            <text:p>0.000127445922756</text:p>
          </table:table-cell>
          <table:table-cell table:formula="of:=([.$H$11]/([.E1327]+[.$I$11])^[.$J$11])" office:value-type="float" office:value="0.0178643441909213" calcext:value-type="float">
            <text:p>0.017864344190921</text:p>
          </table:table-cell>
          <table:table-cell office:value-type="float" office:value="1326" calcext:value-type="float">
            <text:p>1326</text:p>
          </table:table-cell>
          <table:table-cell/>
          <table:table-cell table:formula="of:=[.D1327]^2" office:value-type="float" office:value="0.000319134793371705" calcext:value-type="float">
            <text:p>0.0003191347933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bits</text:p>
          </table:table-cell>
          <table:table-cell office:value-type="float" office:value="230" calcext:value-type="float">
            <text:p>230</text:p>
          </table:table-cell>
          <table:table-cell table:formula="of:=([.B1328]/[.$F$1])" office:value-type="float" office:value="0.00012744592275558" calcext:value-type="float">
            <text:p>0.000127445922756</text:p>
          </table:table-cell>
          <table:table-cell table:formula="of:=([.$H$11]/([.E1328]+[.$I$11])^[.$J$11])" office:value-type="float" office:value="0.0178525023240062" calcext:value-type="float">
            <text:p>0.01785250232400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D1328]^2" office:value-type="float" office:value="0.000318711839228646" calcext:value-type="float">
            <text:p>0.0003187118392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easant</text:p>
          </table:table-cell>
          <table:table-cell office:value-type="float" office:value="230" calcext:value-type="float">
            <text:p>230</text:p>
          </table:table-cell>
          <table:table-cell table:formula="of:=([.B1329]/[.$F$1])" office:value-type="float" office:value="0.00012744592275558" calcext:value-type="float">
            <text:p>0.000127445922756</text:p>
          </table:table-cell>
          <table:table-cell table:formula="of:=([.$H$11]/([.E1329]+[.$I$11])^[.$J$11])" office:value-type="float" office:value="0.0178406772142904" calcext:value-type="float">
            <text:p>0.01784067721429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D1329]^2" office:value-type="float" office:value="0.000318289763464499" calcext:value-type="float">
            <text:p>0.0003182897634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sented</text:p>
          </table:table-cell>
          <table:table-cell office:value-type="float" office:value="230" calcext:value-type="float">
            <text:p>230</text:p>
          </table:table-cell>
          <table:table-cell table:formula="of:=([.B1330]/[.$F$1])" office:value-type="float" office:value="0.00012744592275558" calcext:value-type="float">
            <text:p>0.000127445922756</text:p>
          </table:table-cell>
          <table:table-cell table:formula="of:=([.$H$11]/([.E1330]+[.$I$11])^[.$J$11])" office:value-type="float" office:value="0.0178288688254752" calcext:value-type="float">
            <text:p>0.017828868825475</text:p>
          </table:table-cell>
          <table:table-cell office:value-type="float" office:value="1329" calcext:value-type="float">
            <text:p>1329</text:p>
          </table:table-cell>
          <table:table-cell/>
          <table:table-cell table:formula="of:=[.D1330]^2" office:value-type="float" office:value="0.000317868563596002" calcext:value-type="float">
            <text:p>0.0003178685635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laim</text:p>
          </table:table-cell>
          <table:table-cell office:value-type="float" office:value="230" calcext:value-type="float">
            <text:p>230</text:p>
          </table:table-cell>
          <table:table-cell table:formula="of:=([.B1331]/[.$F$1])" office:value-type="float" office:value="0.00012744592275558" calcext:value-type="float">
            <text:p>0.000127445922756</text:p>
          </table:table-cell>
          <table:table-cell table:formula="of:=([.$H$11]/([.E1331]+[.$I$11])^[.$J$11])" office:value-type="float" office:value="0.017817077121368" calcext:value-type="float">
            <text:p>0.017817077121368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D1331]^2" office:value-type="float" office:value="0.000317448237148774" calcext:value-type="float">
            <text:p>0.000317448237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actical</text:p>
          </table:table-cell>
          <table:table-cell office:value-type="float" office:value="230" calcext:value-type="float">
            <text:p>230</text:p>
          </table:table-cell>
          <table:table-cell table:formula="of:=([.B1332]/[.$F$1])" office:value-type="float" office:value="0.00012744592275558" calcext:value-type="float">
            <text:p>0.000127445922756</text:p>
          </table:table-cell>
          <table:table-cell table:formula="of:=([.$H$11]/([.E1332]+[.$I$11])^[.$J$11])" office:value-type="float" office:value="0.0178053020658813" calcext:value-type="float">
            <text:p>0.017805302065881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[.D1332]^2" office:value-type="float" office:value="0.000317028781657276" calcext:value-type="float">
            <text:p>0.000317028781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ill</text:p>
          </table:table-cell>
          <table:table-cell office:value-type="float" office:value="230" calcext:value-type="float">
            <text:p>230</text:p>
          </table:table-cell>
          <table:table-cell table:formula="of:=([.B1333]/[.$F$1])" office:value-type="float" office:value="0.00012744592275558" calcext:value-type="float">
            <text:p>0.000127445922756</text:p>
          </table:table-cell>
          <table:table-cell table:formula="of:=([.$H$11]/([.E1333]+[.$I$11])^[.$J$11])" office:value-type="float" office:value="0.0177935436230328" calcext:value-type="float">
            <text:p>0.017793543623033</text:p>
          </table:table-cell>
          <table:table-cell office:value-type="float" office:value="1332" calcext:value-type="float">
            <text:p>1332</text:p>
          </table:table-cell>
          <table:table-cell/>
          <table:table-cell table:formula="of:=[.D1333]^2" office:value-type="float" office:value="0.000316610194664772" calcext:value-type="float">
            <text:p>0.000316610194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vine</text:p>
          </table:table-cell>
          <table:table-cell office:value-type="float" office:value="229" calcext:value-type="float">
            <text:p>229</text:p>
          </table:table-cell>
          <table:table-cell table:formula="of:=([.B1334]/[.$F$1])" office:value-type="float" office:value="0.000126891810047947" calcext:value-type="float">
            <text:p>0.000126891810048</text:p>
          </table:table-cell>
          <table:table-cell table:formula="of:=([.$H$11]/([.E1334]+[.$I$11])^[.$J$11])" office:value-type="float" office:value="0.0177818017569451" calcext:value-type="float">
            <text:p>0.017781801756945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D1334]^2" office:value-type="float" office:value="0.000316192473723295" calcext:value-type="float">
            <text:p>0.0003161924737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bservation</text:p>
          </table:table-cell>
          <table:table-cell office:value-type="float" office:value="229" calcext:value-type="float">
            <text:p>229</text:p>
          </table:table-cell>
          <table:table-cell table:formula="of:=([.B1335]/[.$F$1])" office:value-type="float" office:value="0.000126891810047947" calcext:value-type="float">
            <text:p>0.000126891810048</text:p>
          </table:table-cell>
          <table:table-cell table:formula="of:=([.$H$11]/([.E1335]+[.$I$11])^[.$J$11])" office:value-type="float" office:value="0.0177700764318447" calcext:value-type="float">
            <text:p>0.017770076431845</text:p>
          </table:table-cell>
          <table:table-cell office:value-type="float" office:value="1334" calcext:value-type="float">
            <text:p>1334</text:p>
          </table:table-cell>
          <table:table-cell/>
          <table:table-cell table:formula="of:=[.D1335]^2" office:value-type="float" office:value="0.000315775616393604" calcext:value-type="float">
            <text:p>0.0003157756163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iddy</text:p>
          </table:table-cell>
          <table:table-cell office:value-type="float" office:value="229" calcext:value-type="float">
            <text:p>229</text:p>
          </table:table-cell>
          <table:table-cell table:formula="of:=([.B1336]/[.$F$1])" office:value-type="float" office:value="0.000126891810047947" calcext:value-type="float">
            <text:p>0.000126891810048</text:p>
          </table:table-cell>
          <table:table-cell table:formula="of:=([.$H$11]/([.E1336]+[.$I$11])^[.$J$11])" office:value-type="float" office:value="0.0177583676120625" calcext:value-type="float">
            <text:p>0.017758367612063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D1336]^2" office:value-type="float" office:value="0.00031535962024515" calcext:value-type="float">
            <text:p>0.0003153596202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st</text:p>
          </table:table-cell>
          <table:table-cell office:value-type="float" office:value="229" calcext:value-type="float">
            <text:p>229</text:p>
          </table:table-cell>
          <table:table-cell table:formula="of:=([.B1337]/[.$F$1])" office:value-type="float" office:value="0.000126891810047947" calcext:value-type="float">
            <text:p>0.000126891810048</text:p>
          </table:table-cell>
          <table:table-cell table:formula="of:=([.$H$11]/([.E1337]+[.$I$11])^[.$J$11])" office:value-type="float" office:value="0.0177466752620325" calcext:value-type="float">
            <text:p>0.017746675262033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D1337]^2" office:value-type="float" office:value="0.000314944482856038" calcext:value-type="float">
            <text:p>0.0003149444828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ficial</text:p>
          </table:table-cell>
          <table:table-cell office:value-type="float" office:value="229" calcext:value-type="float">
            <text:p>229</text:p>
          </table:table-cell>
          <table:table-cell table:formula="of:=([.B1338]/[.$F$1])" office:value-type="float" office:value="0.000126891810047947" calcext:value-type="float">
            <text:p>0.000126891810048</text:p>
          </table:table-cell>
          <table:table-cell table:formula="of:=([.$H$11]/([.E1338]+[.$I$11])^[.$J$11])" office:value-type="float" office:value="0.0177349993462923" calcext:value-type="float">
            <text:p>0.017734999346292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D1338]^2" office:value-type="float" office:value="0.000314530201812987" calcext:value-type="float">
            <text:p>0.0003145302018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stablished</text:p>
          </table:table-cell>
          <table:table-cell office:value-type="float" office:value="229" calcext:value-type="float">
            <text:p>229</text:p>
          </table:table-cell>
          <table:table-cell table:formula="of:=([.B1339]/[.$F$1])" office:value-type="float" office:value="0.000126891810047947" calcext:value-type="float">
            <text:p>0.000126891810048</text:p>
          </table:table-cell>
          <table:table-cell table:formula="of:=([.$H$11]/([.E1339]+[.$I$11])^[.$J$11])" office:value-type="float" office:value="0.0177233398294818" calcext:value-type="float">
            <text:p>0.017723339829482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[.D1339]^2" office:value-type="float" office:value="0.000314116774711296" calcext:value-type="float">
            <text:p>0.0003141167747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utting</text:p>
          </table:table-cell>
          <table:table-cell office:value-type="float" office:value="229" calcext:value-type="float">
            <text:p>229</text:p>
          </table:table-cell>
          <table:table-cell table:formula="of:=([.B1340]/[.$F$1])" office:value-type="float" office:value="0.000126891810047947" calcext:value-type="float">
            <text:p>0.000126891810048</text:p>
          </table:table-cell>
          <table:table-cell table:formula="of:=([.$H$11]/([.E1340]+[.$I$11])^[.$J$11])" office:value-type="float" office:value="0.0177116966763438" calcext:value-type="float">
            <text:p>0.017711696676344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[.D1340]^2" office:value-type="float" office:value="0.000313704199154808" calcext:value-type="float">
            <text:p>0.0003137041991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</text:p>
          </table:table-cell>
          <table:table-cell office:value-type="float" office:value="229" calcext:value-type="float">
            <text:p>229</text:p>
          </table:table-cell>
          <table:table-cell table:formula="of:=([.B1341]/[.$F$1])" office:value-type="float" office:value="0.000126891810047947" calcext:value-type="float">
            <text:p>0.000126891810048</text:p>
          </table:table-cell>
          <table:table-cell table:formula="of:=([.$H$11]/([.E1341]+[.$I$11])^[.$J$11])" office:value-type="float" office:value="0.0177000698517229" calcext:value-type="float">
            <text:p>0.017700069851723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[.D1341]^2" office:value-type="float" office:value="0.000313292472755869" calcext:value-type="float">
            <text:p>0.0003132924727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ard</text:p>
          </table:table-cell>
          <table:table-cell office:value-type="float" office:value="229" calcext:value-type="float">
            <text:p>229</text:p>
          </table:table-cell>
          <table:table-cell table:formula="of:=([.B1342]/[.$F$1])" office:value-type="float" office:value="0.000126891810047947" calcext:value-type="float">
            <text:p>0.000126891810048</text:p>
          </table:table-cell>
          <table:table-cell table:formula="of:=([.$H$11]/([.E1342]+[.$I$11])^[.$J$11])" office:value-type="float" office:value="0.0176884593205653" calcext:value-type="float">
            <text:p>0.017688459320565</text:p>
          </table:table-cell>
          <table:table-cell office:value-type="float" office:value="1341" calcext:value-type="float">
            <text:p>1341</text:p>
          </table:table-cell>
          <table:table-cell/>
          <table:table-cell table:formula="of:=[.D1342]^2" office:value-type="float" office:value="0.000312881593135295" calcext:value-type="float">
            <text:p>0.000312881593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onderful</text:p>
          </table:table-cell>
          <table:table-cell office:value-type="float" office:value="229" calcext:value-type="float">
            <text:p>229</text:p>
          </table:table-cell>
          <table:table-cell table:formula="of:=([.B1343]/[.$F$1])" office:value-type="float" office:value="0.000126891810047947" calcext:value-type="float">
            <text:p>0.000126891810048</text:p>
          </table:table-cell>
          <table:table-cell table:formula="of:=([.$H$11]/([.E1343]+[.$I$11])^[.$J$11])" office:value-type="float" office:value="0.0176768650479188" calcext:value-type="float">
            <text:p>0.017676865047919</text:p>
          </table:table-cell>
          <table:table-cell office:value-type="float" office:value="1342" calcext:value-type="float">
            <text:p>1342</text:p>
          </table:table-cell>
          <table:table-cell/>
          <table:table-cell table:formula="of:=[.D1343]^2" office:value-type="float" office:value="0.000312471557922333" calcext:value-type="float">
            <text:p>0.0003124715579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orge</text:p>
          </table:table-cell>
          <table:table-cell office:value-type="float" office:value="229" calcext:value-type="float">
            <text:p>229</text:p>
          </table:table-cell>
          <table:table-cell table:formula="of:=([.B1344]/[.$F$1])" office:value-type="float" office:value="0.000126891810047947" calcext:value-type="float">
            <text:p>0.000126891810048</text:p>
          </table:table-cell>
          <table:table-cell table:formula="of:=([.$H$11]/([.E1344]+[.$I$11])^[.$J$11])" office:value-type="float" office:value="0.0176652869989318" calcext:value-type="float">
            <text:p>0.017665286998932</text:p>
          </table:table-cell>
          <table:table-cell office:value-type="float" office:value="1343" calcext:value-type="float">
            <text:p>1343</text:p>
          </table:table-cell>
          <table:table-cell/>
          <table:table-cell table:formula="of:=[.D1344]^2" office:value-type="float" office:value="0.000312062364754631" calcext:value-type="float">
            <text:p>0.0003120623647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quarter</text:p>
          </table:table-cell>
          <table:table-cell office:value-type="float" office:value="228" calcext:value-type="float">
            <text:p>228</text:p>
          </table:table-cell>
          <table:table-cell table:formula="of:=([.B1345]/[.$F$1])" office:value-type="float" office:value="0.000126337697340314" calcext:value-type="float">
            <text:p>0.00012633769734</text:p>
          </table:table-cell>
          <table:table-cell table:formula="of:=([.$H$11]/([.E1345]+[.$I$11])^[.$J$11])" office:value-type="float" office:value="0.0176537251388536" calcext:value-type="float">
            <text:p>0.017653725138854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[.D1345]^2" office:value-type="float" office:value="0.000311654011278191" calcext:value-type="float">
            <text:p>0.0003116540112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lkins</text:p>
          </table:table-cell>
          <table:table-cell office:value-type="float" office:value="228" calcext:value-type="float">
            <text:p>228</text:p>
          </table:table-cell>
          <table:table-cell table:formula="of:=([.B1346]/[.$F$1])" office:value-type="float" office:value="0.000126337697340314" calcext:value-type="float">
            <text:p>0.00012633769734</text:p>
          </table:table-cell>
          <table:table-cell table:formula="of:=([.$H$11]/([.E1346]+[.$I$11])^[.$J$11])" office:value-type="float" office:value="0.0176421794330334" calcext:value-type="float">
            <text:p>0.017642179433033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346]^2" office:value-type="float" office:value="0.000311246495147346" calcext:value-type="float">
            <text:p>0.0003112464951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erformed</text:p>
          </table:table-cell>
          <table:table-cell office:value-type="float" office:value="228" calcext:value-type="float">
            <text:p>228</text:p>
          </table:table-cell>
          <table:table-cell table:formula="of:=([.B1347]/[.$F$1])" office:value-type="float" office:value="0.000126337697340314" calcext:value-type="float">
            <text:p>0.00012633769734</text:p>
          </table:table-cell>
          <table:table-cell table:formula="of:=([.$H$11]/([.E1347]+[.$I$11])^[.$J$11])" office:value-type="float" office:value="0.0176306498469204" calcext:value-type="float">
            <text:p>0.01763064984692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D1347]^2" office:value-type="float" office:value="0.000310839814024714" calcext:value-type="float">
            <text:p>0.0003108398140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pper</text:p>
          </table:table-cell>
          <table:table-cell office:value-type="float" office:value="228" calcext:value-type="float">
            <text:p>228</text:p>
          </table:table-cell>
          <table:table-cell table:formula="of:=([.B1348]/[.$F$1])" office:value-type="float" office:value="0.000126337697340314" calcext:value-type="float">
            <text:p>0.00012633769734</text:p>
          </table:table-cell>
          <table:table-cell table:formula="of:=([.$H$11]/([.E1348]+[.$I$11])^[.$J$11])" office:value-type="float" office:value="0.0176191363460633" calcext:value-type="float">
            <text:p>0.017619136346063</text:p>
          </table:table-cell>
          <table:table-cell office:value-type="float" office:value="1347" calcext:value-type="float">
            <text:p>1347</text:p>
          </table:table-cell>
          <table:table-cell/>
          <table:table-cell table:formula="of:=[.D1348]^2" office:value-type="float" office:value="0.000310433965581169" calcext:value-type="float">
            <text:p>0.0003104339655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udgment</text:p>
          </table:table-cell>
          <table:table-cell office:value-type="float" office:value="228" calcext:value-type="float">
            <text:p>228</text:p>
          </table:table-cell>
          <table:table-cell table:formula="of:=([.B1349]/[.$F$1])" office:value-type="float" office:value="0.000126337697340314" calcext:value-type="float">
            <text:p>0.00012633769734</text:p>
          </table:table-cell>
          <table:table-cell table:formula="of:=([.$H$11]/([.E1349]+[.$I$11])^[.$J$11])" office:value-type="float" office:value="0.0176076388961099" calcext:value-type="float">
            <text:p>0.01760763889611</text:p>
          </table:table-cell>
          <table:table-cell office:value-type="float" office:value="1348" calcext:value-type="float">
            <text:p>1348</text:p>
          </table:table-cell>
          <table:table-cell/>
          <table:table-cell table:formula="of:=[.D1349]^2" office:value-type="float" office:value="0.000310028947495802" calcext:value-type="float">
            <text:p>0.0003100289474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of</text:p>
          </table:table-cell>
          <table:table-cell office:value-type="float" office:value="228" calcext:value-type="float">
            <text:p>228</text:p>
          </table:table-cell>
          <table:table-cell table:formula="of:=([.B1350]/[.$F$1])" office:value-type="float" office:value="0.000126337697340314" calcext:value-type="float">
            <text:p>0.00012633769734</text:p>
          </table:table-cell>
          <table:table-cell table:formula="of:=([.$H$11]/([.E1350]+[.$I$11])^[.$J$11])" office:value-type="float" office:value="0.0175961574628067" calcext:value-type="float">
            <text:p>0.017596157462807</text:p>
          </table:table-cell>
          <table:table-cell office:value-type="float" office:value="1349" calcext:value-type="float">
            <text:p>1349</text:p>
          </table:table-cell>
          <table:table-cell/>
          <table:table-cell table:formula="of:=[.D1350]^2" office:value-type="float" office:value="0.000309624757455889" calcext:value-type="float">
            <text:p>0.0003096247574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ffairs</text:p>
          </table:table-cell>
          <table:table-cell office:value-type="float" office:value="227" calcext:value-type="float">
            <text:p>227</text:p>
          </table:table-cell>
          <table:table-cell table:formula="of:=([.B1351]/[.$F$1])" office:value-type="float" office:value="0.000125783584632681" calcext:value-type="float">
            <text:p>0.000125783584633</text:p>
          </table:table-cell>
          <table:table-cell table:formula="of:=([.$H$11]/([.E1351]+[.$I$11])^[.$J$11])" office:value-type="float" office:value="0.0175846920119987" calcext:value-type="float">
            <text:p>0.017584692011999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[.D1351]^2" office:value-type="float" office:value="0.000309221393156852" calcext:value-type="float">
            <text:p>0.0003092213931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era</text:p>
          </table:table-cell>
          <table:table-cell office:value-type="float" office:value="227" calcext:value-type="float">
            <text:p>227</text:p>
          </table:table-cell>
          <table:table-cell table:formula="of:=([.B1352]/[.$F$1])" office:value-type="float" office:value="0.000125783584632681" calcext:value-type="float">
            <text:p>0.000125783584633</text:p>
          </table:table-cell>
          <table:table-cell table:formula="of:=([.$H$11]/([.E1352]+[.$I$11])^[.$J$11])" office:value-type="float" office:value="0.0175732425096289" calcext:value-type="float">
            <text:p>0.017573242509629</text:p>
          </table:table-cell>
          <table:table-cell office:value-type="float" office:value="1351" calcext:value-type="float">
            <text:p>1351</text:p>
          </table:table-cell>
          <table:table-cell/>
          <table:table-cell table:formula="of:=[.D1352]^2" office:value-type="float" office:value="0.00030881885230223" calcext:value-type="float">
            <text:p>0.0003088188523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trol</text:p>
          </table:table-cell>
          <table:table-cell office:value-type="float" office:value="227" calcext:value-type="float">
            <text:p>227</text:p>
          </table:table-cell>
          <table:table-cell table:formula="of:=([.B1353]/[.$F$1])" office:value-type="float" office:value="0.000125783584632681" calcext:value-type="float">
            <text:p>0.000125783584633</text:p>
          </table:table-cell>
          <table:table-cell table:formula="of:=([.$H$11]/([.E1353]+[.$I$11])^[.$J$11])" office:value-type="float" office:value="0.0175618089217381" calcext:value-type="float">
            <text:p>0.017561808921738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D1353]^2" office:value-type="float" office:value="0.000308417132603639" calcext:value-type="float">
            <text:p>0.000308417132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nciples</text:p>
          </table:table-cell>
          <table:table-cell office:value-type="float" office:value="227" calcext:value-type="float">
            <text:p>227</text:p>
          </table:table-cell>
          <table:table-cell table:formula="of:=([.B1354]/[.$F$1])" office:value-type="float" office:value="0.000125783584632681" calcext:value-type="float">
            <text:p>0.000125783584633</text:p>
          </table:table-cell>
          <table:table-cell table:formula="of:=([.$H$11]/([.E1354]+[.$I$11])^[.$J$11])" office:value-type="float" office:value="0.0175503912144642" calcext:value-type="float">
            <text:p>0.017550391214464</text:p>
          </table:table-cell>
          <table:table-cell office:value-type="float" office:value="1353" calcext:value-type="float">
            <text:p>1353</text:p>
          </table:table-cell>
          <table:table-cell/>
          <table:table-cell table:formula="of:=[.D1354]^2" office:value-type="float" office:value="0.000308016231780741" calcext:value-type="float">
            <text:p>0.0003080162317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rriors</text:p>
          </table:table-cell>
          <table:table-cell office:value-type="float" office:value="226" calcext:value-type="float">
            <text:p>226</text:p>
          </table:table-cell>
          <table:table-cell table:formula="of:=([.B1355]/[.$F$1])" office:value-type="float" office:value="0.000125229471925049" calcext:value-type="float">
            <text:p>0.000125229471925</text:p>
          </table:table-cell>
          <table:table-cell table:formula="of:=([.$H$11]/([.E1355]+[.$I$11])^[.$J$11])" office:value-type="float" office:value="0.0175389893540423" calcext:value-type="float">
            <text:p>0.017538989354042</text:p>
          </table:table-cell>
          <table:table-cell office:value-type="float" office:value="1354" calcext:value-type="float">
            <text:p>1354</text:p>
          </table:table-cell>
          <table:table-cell/>
          <table:table-cell table:formula="of:=[.D1355]^2" office:value-type="float" office:value="0.000307616147561208" calcext:value-type="float">
            <text:p>0.0003076161475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nodgrass</text:p>
          </table:table-cell>
          <table:table-cell office:value-type="float" office:value="226" calcext:value-type="float">
            <text:p>226</text:p>
          </table:table-cell>
          <table:table-cell table:formula="of:=([.B1356]/[.$F$1])" office:value-type="float" office:value="0.000125229471925049" calcext:value-type="float">
            <text:p>0.000125229471925</text:p>
          </table:table-cell>
          <table:table-cell table:formula="of:=([.$H$11]/([.E1356]+[.$I$11])^[.$J$11])" office:value-type="float" office:value="0.0175276033068041" calcext:value-type="float">
            <text:p>0.017527603306804</text:p>
          </table:table-cell>
          <table:table-cell office:value-type="float" office:value="1355" calcext:value-type="float">
            <text:p>1355</text:p>
          </table:table-cell>
          <table:table-cell/>
          <table:table-cell table:formula="of:=[.D1356]^2" office:value-type="float" office:value="0.00030721687768069" calcext:value-type="float">
            <text:p>0.0003072168776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nth</text:p>
          </table:table-cell>
          <table:table-cell office:value-type="float" office:value="226" calcext:value-type="float">
            <text:p>226</text:p>
          </table:table-cell>
          <table:table-cell table:formula="of:=([.B1357]/[.$F$1])" office:value-type="float" office:value="0.000125229471925049" calcext:value-type="float">
            <text:p>0.000125229471925</text:p>
          </table:table-cell>
          <table:table-cell table:formula="of:=([.$H$11]/([.E1357]+[.$I$11])^[.$J$11])" office:value-type="float" office:value="0.0175162330391776" calcext:value-type="float">
            <text:p>0.017516233039178</text:p>
          </table:table-cell>
          <table:table-cell office:value-type="float" office:value="1356" calcext:value-type="float">
            <text:p>1356</text:p>
          </table:table-cell>
          <table:table-cell/>
          <table:table-cell table:formula="of:=[.D1357]^2" office:value-type="float" office:value="0.000306818419882778" calcext:value-type="float">
            <text:p>0.0003068184198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orry</text:p>
          </table:table-cell>
          <table:table-cell office:value-type="float" office:value="226" calcext:value-type="float">
            <text:p>226</text:p>
          </table:table-cell>
          <table:table-cell table:formula="of:=([.B1358]/[.$F$1])" office:value-type="float" office:value="0.000125229471925049" calcext:value-type="float">
            <text:p>0.000125229471925</text:p>
          </table:table-cell>
          <table:table-cell table:formula="of:=([.$H$11]/([.E1358]+[.$I$11])^[.$J$11])" office:value-type="float" office:value="0.0175048785176868" calcext:value-type="float">
            <text:p>0.017504878517687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D1358]^2" office:value-type="float" office:value="0.000306420771918973" calcext:value-type="float">
            <text:p>0.0003064207719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te</text:p>
          </table:table-cell>
          <table:table-cell office:value-type="float" office:value="226" calcext:value-type="float">
            <text:p>226</text:p>
          </table:table-cell>
          <table:table-cell table:formula="of:=([.B1359]/[.$F$1])" office:value-type="float" office:value="0.000125229471925049" calcext:value-type="float">
            <text:p>0.000125229471925</text:p>
          </table:table-cell>
          <table:table-cell table:formula="of:=([.$H$11]/([.E1359]+[.$I$11])^[.$J$11])" office:value-type="float" office:value="0.0174935397089512" calcext:value-type="float">
            <text:p>0.017493539708951</text:p>
          </table:table-cell>
          <table:table-cell office:value-type="float" office:value="1358" calcext:value-type="float">
            <text:p>1358</text:p>
          </table:table-cell>
          <table:table-cell/>
          <table:table-cell table:formula="of:=[.D1359]^2" office:value-type="float" office:value="0.000306023931548653" calcext:value-type="float">
            <text:p>0.0003060239315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ffered</text:p>
          </table:table-cell>
          <table:table-cell office:value-type="float" office:value="226" calcext:value-type="float">
            <text:p>226</text:p>
          </table:table-cell>
          <table:table-cell table:formula="of:=([.B1360]/[.$F$1])" office:value-type="float" office:value="0.000125229471925049" calcext:value-type="float">
            <text:p>0.000125229471925</text:p>
          </table:table-cell>
          <table:table-cell table:formula="of:=([.$H$11]/([.E1360]+[.$I$11])^[.$J$11])" office:value-type="float" office:value="0.0174822165796856" calcext:value-type="float">
            <text:p>0.017482216579686</text:p>
          </table:table-cell>
          <table:table-cell office:value-type="float" office:value="1359" calcext:value-type="float">
            <text:p>1359</text:p>
          </table:table-cell>
          <table:table-cell/>
          <table:table-cell table:formula="of:=[.D1360]^2" office:value-type="float" office:value="0.000305627896539035" calcext:value-type="float">
            <text:p>0.0003056278965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rtians</text:p>
          </table:table-cell>
          <table:table-cell office:value-type="float" office:value="226" calcext:value-type="float">
            <text:p>226</text:p>
          </table:table-cell>
          <table:table-cell table:formula="of:=([.B1361]/[.$F$1])" office:value-type="float" office:value="0.000125229471925049" calcext:value-type="float">
            <text:p>0.000125229471925</text:p>
          </table:table-cell>
          <table:table-cell table:formula="of:=([.$H$11]/([.E1361]+[.$I$11])^[.$J$11])" office:value-type="float" office:value="0.0174709090966998" calcext:value-type="float">
            <text:p>0.0174709090967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[.D1361]^2" office:value-type="float" office:value="0.000305232664665148" calcext:value-type="float">
            <text:p>0.000305232664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adually</text:p>
          </table:table-cell>
          <table:table-cell office:value-type="float" office:value="226" calcext:value-type="float">
            <text:p>226</text:p>
          </table:table-cell>
          <table:table-cell table:formula="of:=([.B1362]/[.$F$1])" office:value-type="float" office:value="0.000125229471925049" calcext:value-type="float">
            <text:p>0.000125229471925</text:p>
          </table:table-cell>
          <table:table-cell table:formula="of:=([.$H$11]/([.E1362]+[.$I$11])^[.$J$11])" office:value-type="float" office:value="0.0174596172268981" calcext:value-type="float">
            <text:p>0.017459617226898</text:p>
          </table:table-cell>
          <table:table-cell office:value-type="float" office:value="1361" calcext:value-type="float">
            <text:p>1361</text:p>
          </table:table-cell>
          <table:table-cell/>
          <table:table-cell table:formula="of:=[.D1362]^2" office:value-type="float" office:value="0.000304838233709796" calcext:value-type="float">
            <text:p>0.000304838233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ck</text:p>
          </table:table-cell>
          <table:table-cell office:value-type="float" office:value="226" calcext:value-type="float">
            <text:p>226</text:p>
          </table:table-cell>
          <table:table-cell table:formula="of:=([.B1363]/[.$F$1])" office:value-type="float" office:value="0.000125229471925049" calcext:value-type="float">
            <text:p>0.000125229471925</text:p>
          </table:table-cell>
          <table:table-cell table:formula="of:=([.$H$11]/([.E1363]+[.$I$11])^[.$J$11])" office:value-type="float" office:value="0.017448340937279" calcext:value-type="float">
            <text:p>0.017448340937279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D1363]^2" office:value-type="float" office:value="0.000304444601463526" calcext:value-type="float">
            <text:p>0.0003044446014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ays</text:p>
          </table:table-cell>
          <table:table-cell office:value-type="float" office:value="226" calcext:value-type="float">
            <text:p>226</text:p>
          </table:table-cell>
          <table:table-cell table:formula="of:=([.B1364]/[.$F$1])" office:value-type="float" office:value="0.000125229471925049" calcext:value-type="float">
            <text:p>0.000125229471925</text:p>
          </table:table-cell>
          <table:table-cell table:formula="of:=([.$H$11]/([.E1364]+[.$I$11])^[.$J$11])" office:value-type="float" office:value="0.0174370801949351" calcext:value-type="float">
            <text:p>0.017437080194935</text:p>
          </table:table-cell>
          <table:table-cell office:value-type="float" office:value="1363" calcext:value-type="float">
            <text:p>1363</text:p>
          </table:table-cell>
          <table:table-cell/>
          <table:table-cell table:formula="of:=[.D1364]^2" office:value-type="float" office:value="0.000304051765724597" calcext:value-type="float">
            <text:p>0.0003040517657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ving</text:p>
          </table:table-cell>
          <table:table-cell office:value-type="float" office:value="226" calcext:value-type="float">
            <text:p>226</text:p>
          </table:table-cell>
          <table:table-cell table:formula="of:=([.B1365]/[.$F$1])" office:value-type="float" office:value="0.000125229471925049" calcext:value-type="float">
            <text:p>0.000125229471925</text:p>
          </table:table-cell>
          <table:table-cell table:formula="of:=([.$H$11]/([.E1365]+[.$I$11])^[.$J$11])" office:value-type="float" office:value="0.0174258349670523" calcext:value-type="float">
            <text:p>0.017425834967052</text:p>
          </table:table-cell>
          <table:table-cell office:value-type="float" office:value="1364" calcext:value-type="float">
            <text:p>1364</text:p>
          </table:table-cell>
          <table:table-cell/>
          <table:table-cell table:formula="of:=[.D1365]^2" office:value-type="float" office:value="0.000303659724298942" calcext:value-type="float">
            <text:p>0.0003036597242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pular</text:p>
          </table:table-cell>
          <table:table-cell office:value-type="float" office:value="225" calcext:value-type="float">
            <text:p>225</text:p>
          </table:table-cell>
          <table:table-cell table:formula="of:=([.B1366]/[.$F$1])" office:value-type="float" office:value="0.000124675359217416" calcext:value-type="float">
            <text:p>0.000124675359217</text:p>
          </table:table-cell>
          <table:table-cell table:formula="of:=([.$H$11]/([.E1366]+[.$I$11])^[.$J$11])" office:value-type="float" office:value="0.01741460522091" calcext:value-type="float">
            <text:p>0.01741460522091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D1366]^2" office:value-type="float" office:value="0.000303268475000145" calcext:value-type="float">
            <text:p>0.0003032684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ud</text:p>
          </table:table-cell>
          <table:table-cell office:value-type="float" office:value="225" calcext:value-type="float">
            <text:p>225</text:p>
          </table:table-cell>
          <table:table-cell table:formula="of:=([.B1367]/[.$F$1])" office:value-type="float" office:value="0.000124675359217416" calcext:value-type="float">
            <text:p>0.000124675359217</text:p>
          </table:table-cell>
          <table:table-cell table:formula="of:=([.$H$11]/([.E1367]+[.$I$11])^[.$J$11])" office:value-type="float" office:value="0.0174033909238803" calcext:value-type="float">
            <text:p>0.01740339092388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[.D1367]^2" office:value-type="float" office:value="0.000302878015649399" calcext:value-type="float">
            <text:p>0.0003028780156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aring</text:p>
          </table:table-cell>
          <table:table-cell office:value-type="float" office:value="225" calcext:value-type="float">
            <text:p>225</text:p>
          </table:table-cell>
          <table:table-cell table:formula="of:=([.B1368]/[.$F$1])" office:value-type="float" office:value="0.000124675359217416" calcext:value-type="float">
            <text:p>0.000124675359217</text:p>
          </table:table-cell>
          <table:table-cell table:formula="of:=([.$H$11]/([.E1368]+[.$I$11])^[.$J$11])" office:value-type="float" office:value="0.017392192043428" calcext:value-type="float">
            <text:p>0.017392192043428</text:p>
          </table:table-cell>
          <table:table-cell office:value-type="float" office:value="1367" calcext:value-type="float">
            <text:p>1367</text:p>
          </table:table-cell>
          <table:table-cell/>
          <table:table-cell table:formula="of:=[.D1368]^2" office:value-type="float" office:value="0.00030248834407548" calcext:value-type="float">
            <text:p>0.0003024883440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opped</text:p>
          </table:table-cell>
          <table:table-cell office:value-type="float" office:value="225" calcext:value-type="float">
            <text:p>225</text:p>
          </table:table-cell>
          <table:table-cell table:formula="of:=([.B1369]/[.$F$1])" office:value-type="float" office:value="0.000124675359217416" calcext:value-type="float">
            <text:p>0.000124675359217</text:p>
          </table:table-cell>
          <table:table-cell table:formula="of:=([.$H$11]/([.E1369]+[.$I$11])^[.$J$11])" office:value-type="float" office:value="0.0173810085471101" calcext:value-type="float">
            <text:p>0.01738100854711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D1369]^2" office:value-type="float" office:value="0.000302099458114714" calcext:value-type="float">
            <text:p>0.0003020994581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books</text:p>
          </table:table-cell>
          <table:table-cell office:value-type="float" office:value="225" calcext:value-type="float">
            <text:p>225</text:p>
          </table:table-cell>
          <table:table-cell table:formula="of:=([.B1370]/[.$F$1])" office:value-type="float" office:value="0.000124675359217416" calcext:value-type="float">
            <text:p>0.000124675359217</text:p>
          </table:table-cell>
          <table:table-cell table:formula="of:=([.$H$11]/([.E1370]+[.$I$11])^[.$J$11])" office:value-type="float" office:value="0.0173698404025755" calcext:value-type="float">
            <text:p>0.017369840402576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D1370]^2" office:value-type="float" office:value="0.000301711355610943" calcext:value-type="float">
            <text:p>0.0003017113556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itle</text:p>
          </table:table-cell>
          <table:table-cell office:value-type="float" office:value="225" calcext:value-type="float">
            <text:p>225</text:p>
          </table:table-cell>
          <table:table-cell table:formula="of:=([.B1371]/[.$F$1])" office:value-type="float" office:value="0.000124675359217416" calcext:value-type="float">
            <text:p>0.000124675359217</text:p>
          </table:table-cell>
          <table:table-cell table:formula="of:=([.$H$11]/([.E1371]+[.$I$11])^[.$J$11])" office:value-type="float" office:value="0.0173586875775646" calcext:value-type="float">
            <text:p>0.017358687577565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D1371]^2" office:value-type="float" office:value="0.000301324034415496" calcext:value-type="float">
            <text:p>0.0003013240344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ise</text:p>
          </table:table-cell>
          <table:table-cell office:value-type="float" office:value="225" calcext:value-type="float">
            <text:p>225</text:p>
          </table:table-cell>
          <table:table-cell table:formula="of:=([.B1372]/[.$F$1])" office:value-type="float" office:value="0.000124675359217416" calcext:value-type="float">
            <text:p>0.000124675359217</text:p>
          </table:table-cell>
          <table:table-cell table:formula="of:=([.$H$11]/([.E1372]+[.$I$11])^[.$J$11])" office:value-type="float" office:value="0.0173475500399093" calcext:value-type="float">
            <text:p>0.017347550039909</text:p>
          </table:table-cell>
          <table:table-cell office:value-type="float" office:value="1371" calcext:value-type="float">
            <text:p>1371</text:p>
          </table:table-cell>
          <table:table-cell/>
          <table:table-cell table:formula="of:=[.D1372]^2" office:value-type="float" office:value="0.000300937492387158" calcext:value-type="float">
            <text:p>0.0003009374923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dified</text:p>
          </table:table-cell>
          <table:table-cell office:value-type="float" office:value="225" calcext:value-type="float">
            <text:p>225</text:p>
          </table:table-cell>
          <table:table-cell table:formula="of:=([.B1373]/[.$F$1])" office:value-type="float" office:value="0.000124675359217416" calcext:value-type="float">
            <text:p>0.000124675359217</text:p>
          </table:table-cell>
          <table:table-cell table:formula="of:=([.$H$11]/([.E1373]+[.$I$11])^[.$J$11])" office:value-type="float" office:value="0.0173364277575323" calcext:value-type="float">
            <text:p>0.017336427757532</text:p>
          </table:table-cell>
          <table:table-cell office:value-type="float" office:value="1372" calcext:value-type="float">
            <text:p>1372</text:p>
          </table:table-cell>
          <table:table-cell/>
          <table:table-cell table:formula="of:=[.D1373]^2" office:value-type="float" office:value="0.000300551727392135" calcext:value-type="float">
            <text:p>0.000300551727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re</text:p>
          </table:table-cell>
          <table:table-cell office:value-type="float" office:value="224" calcext:value-type="float">
            <text:p>224</text:p>
          </table:table-cell>
          <table:table-cell table:formula="of:=([.B1374]/[.$F$1])" office:value-type="float" office:value="0.000124121246509783" calcext:value-type="float">
            <text:p>0.00012412124651</text:p>
          </table:table-cell>
          <table:table-cell table:formula="of:=([.$H$11]/([.E1374]+[.$I$11])^[.$J$11])" office:value-type="float" office:value="0.0173253206984467" calcext:value-type="float">
            <text:p>0.017325320698447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D1374]^2" office:value-type="float" office:value="0.000300166737304026" calcext:value-type="float">
            <text:p>0.0003001667373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duce</text:p>
          </table:table-cell>
          <table:table-cell office:value-type="float" office:value="224" calcext:value-type="float">
            <text:p>224</text:p>
          </table:table-cell>
          <table:table-cell table:formula="of:=([.B1375]/[.$F$1])" office:value-type="float" office:value="0.000124121246509783" calcext:value-type="float">
            <text:p>0.00012412124651</text:p>
          </table:table-cell>
          <table:table-cell table:formula="of:=([.$H$11]/([.E1375]+[.$I$11])^[.$J$11])" office:value-type="float" office:value="0.0173142288307563" calcext:value-type="float">
            <text:p>0.017314228830756</text:p>
          </table:table-cell>
          <table:table-cell office:value-type="float" office:value="1374" calcext:value-type="float">
            <text:p>1374</text:p>
          </table:table-cell>
          <table:table-cell/>
          <table:table-cell table:formula="of:=[.D1375]^2" office:value-type="float" office:value="0.000299782520003793" calcext:value-type="float">
            <text:p>0.000299782520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ributing</text:p>
          </table:table-cell>
          <table:table-cell office:value-type="float" office:value="224" calcext:value-type="float">
            <text:p>224</text:p>
          </table:table-cell>
          <table:table-cell table:formula="of:=([.B1376]/[.$F$1])" office:value-type="float" office:value="0.000124121246509783" calcext:value-type="float">
            <text:p>0.00012412124651</text:p>
          </table:table-cell>
          <table:table-cell table:formula="of:=([.$H$11]/([.E1376]+[.$I$11])^[.$J$11])" office:value-type="float" office:value="0.0173031521226546" calcext:value-type="float">
            <text:p>0.017303152122655</text:p>
          </table:table-cell>
          <table:table-cell office:value-type="float" office:value="1375" calcext:value-type="float">
            <text:p>1375</text:p>
          </table:table-cell>
          <table:table-cell/>
          <table:table-cell table:formula="of:=[.D1376]^2" office:value-type="float" office:value="0.000299399073379726" calcext:value-type="float">
            <text:p>0.000299399073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dies</text:p>
          </table:table-cell>
          <table:table-cell office:value-type="float" office:value="224" calcext:value-type="float">
            <text:p>224</text:p>
          </table:table-cell>
          <table:table-cell table:formula="of:=([.B1377]/[.$F$1])" office:value-type="float" office:value="0.000124121246509783" calcext:value-type="float">
            <text:p>0.00012412124651</text:p>
          </table:table-cell>
          <table:table-cell table:formula="of:=([.$H$11]/([.E1377]+[.$I$11])^[.$J$11])" office:value-type="float" office:value="0.0172920905424247" calcext:value-type="float">
            <text:p>0.017292090542425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D1377]^2" office:value-type="float" office:value="0.000299016395327415" calcext:value-type="float">
            <text:p>0.0002990163953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ives</text:p>
          </table:table-cell>
          <table:table-cell office:value-type="float" office:value="224" calcext:value-type="float">
            <text:p>224</text:p>
          </table:table-cell>
          <table:table-cell table:formula="of:=([.B1378]/[.$F$1])" office:value-type="float" office:value="0.000124121246509783" calcext:value-type="float">
            <text:p>0.00012412124651</text:p>
          </table:table-cell>
          <table:table-cell table:formula="of:=([.$H$11]/([.E1378]+[.$I$11])^[.$J$11])" office:value-type="float" office:value="0.0172810440584394" calcext:value-type="float">
            <text:p>0.017281044058439</text:p>
          </table:table-cell>
          <table:table-cell office:value-type="float" office:value="1377" calcext:value-type="float">
            <text:p>1377</text:p>
          </table:table-cell>
          <table:table-cell/>
          <table:table-cell table:formula="of:=[.D1378]^2" office:value-type="float" office:value="0.000298634483749722" calcext:value-type="float">
            <text:p>0.000298634483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stroy</text:p>
          </table:table-cell>
          <table:table-cell office:value-type="float" office:value="224" calcext:value-type="float">
            <text:p>224</text:p>
          </table:table-cell>
          <table:table-cell table:formula="of:=([.B1379]/[.$F$1])" office:value-type="float" office:value="0.000124121246509783" calcext:value-type="float">
            <text:p>0.00012412124651</text:p>
          </table:table-cell>
          <table:table-cell table:formula="of:=([.$H$11]/([.E1379]+[.$I$11])^[.$J$11])" office:value-type="float" office:value="0.01727001263916" calcext:value-type="float">
            <text:p>0.01727001263916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D1379]^2" office:value-type="float" office:value="0.000298253336556745" calcext:value-type="float">
            <text:p>0.0002982533365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nour</text:p>
          </table:table-cell>
          <table:table-cell office:value-type="float" office:value="223" calcext:value-type="float">
            <text:p>223</text:p>
          </table:table-cell>
          <table:table-cell table:formula="of:=([.B1380]/[.$F$1])" office:value-type="float" office:value="0.00012356713380215" calcext:value-type="float">
            <text:p>0.000123567133802</text:p>
          </table:table-cell>
          <table:table-cell table:formula="of:=([.$H$11]/([.E1380]+[.$I$11])^[.$J$11])" office:value-type="float" office:value="0.0172589962531369" calcext:value-type="float">
            <text:p>0.017258996253137</text:p>
          </table:table-cell>
          <table:table-cell office:value-type="float" office:value="1379" calcext:value-type="float">
            <text:p>1379</text:p>
          </table:table-cell>
          <table:table-cell/>
          <table:table-cell table:formula="of:=[.D1380]^2" office:value-type="float" office:value="0.000297872951665792" calcext:value-type="float">
            <text:p>0.0002978729516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press</text:p>
          </table:table-cell>
          <table:table-cell office:value-type="float" office:value="223" calcext:value-type="float">
            <text:p>223</text:p>
          </table:table-cell>
          <table:table-cell table:formula="of:=([.B1381]/[.$F$1])" office:value-type="float" office:value="0.00012356713380215" calcext:value-type="float">
            <text:p>0.000123567133802</text:p>
          </table:table-cell>
          <table:table-cell table:formula="of:=([.$H$11]/([.E1381]+[.$I$11])^[.$J$11])" office:value-type="float" office:value="0.0172479948690087" calcext:value-type="float">
            <text:p>0.017247994869009</text:p>
          </table:table-cell>
          <table:table-cell office:value-type="float" office:value="1380" calcext:value-type="float">
            <text:p>1380</text:p>
          </table:table-cell>
          <table:table-cell/>
          <table:table-cell table:formula="of:=[.D1381]^2" office:value-type="float" office:value="0.00029749332700135" calcext:value-type="float">
            <text:p>0.000297493327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ite</text:p>
          </table:table-cell>
          <table:table-cell office:value-type="float" office:value="223" calcext:value-type="float">
            <text:p>223</text:p>
          </table:table-cell>
          <table:table-cell table:formula="of:=([.B1382]/[.$F$1])" office:value-type="float" office:value="0.00012356713380215" calcext:value-type="float">
            <text:p>0.000123567133802</text:p>
          </table:table-cell>
          <table:table-cell table:formula="of:=([.$H$11]/([.E1382]+[.$I$11])^[.$J$11])" office:value-type="float" office:value="0.0172370084555022" calcext:value-type="float">
            <text:p>0.01723700845550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D1382]^2" office:value-type="float" office:value="0.000297114460495053" calcext:value-type="float">
            <text:p>0.0002971144604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vel</text:p>
          </table:table-cell>
          <table:table-cell office:value-type="float" office:value="223" calcext:value-type="float">
            <text:p>223</text:p>
          </table:table-cell>
          <table:table-cell table:formula="of:=([.B1383]/[.$F$1])" office:value-type="float" office:value="0.00012356713380215" calcext:value-type="float">
            <text:p>0.000123567133802</text:p>
          </table:table-cell>
          <table:table-cell table:formula="of:=([.$H$11]/([.E1383]+[.$I$11])^[.$J$11])" office:value-type="float" office:value="0.0172260369814318" calcext:value-type="float">
            <text:p>0.017226036981432</text:p>
          </table:table-cell>
          <table:table-cell office:value-type="float" office:value="1382" calcext:value-type="float">
            <text:p>1382</text:p>
          </table:table-cell>
          <table:table-cell/>
          <table:table-cell table:formula="of:=[.D1383]^2" office:value-type="float" office:value="0.000296736350085656" calcext:value-type="float">
            <text:p>0.0002967363500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ip</text:p>
          </table:table-cell>
          <table:table-cell office:value-type="float" office:value="223" calcext:value-type="float">
            <text:p>223</text:p>
          </table:table-cell>
          <table:table-cell table:formula="of:=([.B1384]/[.$F$1])" office:value-type="float" office:value="0.00012356713380215" calcext:value-type="float">
            <text:p>0.000123567133802</text:p>
          </table:table-cell>
          <table:table-cell table:formula="of:=([.$H$11]/([.E1384]+[.$I$11])^[.$J$11])" office:value-type="float" office:value="0.0172150804156996" calcext:value-type="float">
            <text:p>0.0172150804157</text:p>
          </table:table-cell>
          <table:table-cell office:value-type="float" office:value="1383" calcext:value-type="float">
            <text:p>1383</text:p>
          </table:table-cell>
          <table:table-cell/>
          <table:table-cell table:formula="of:=[.D1384]^2" office:value-type="float" office:value="0.000296358993719002" calcext:value-type="float">
            <text:p>0.0002963589937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ring</text:p>
          </table:table-cell>
          <table:table-cell office:value-type="float" office:value="223" calcext:value-type="float">
            <text:p>223</text:p>
          </table:table-cell>
          <table:table-cell table:formula="of:=([.B1385]/[.$F$1])" office:value-type="float" office:value="0.00012356713380215" calcext:value-type="float">
            <text:p>0.000123567133802</text:p>
          </table:table-cell>
          <table:table-cell table:formula="of:=([.$H$11]/([.E1385]+[.$I$11])^[.$J$11])" office:value-type="float" office:value="0.0172041387272945" calcext:value-type="float">
            <text:p>0.017204138727295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1385]^2" office:value-type="float" office:value="0.000295982389347995" calcext:value-type="float">
            <text:p>0.0002959823893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tremely</text:p>
          </table:table-cell>
          <table:table-cell office:value-type="float" office:value="223" calcext:value-type="float">
            <text:p>223</text:p>
          </table:table-cell>
          <table:table-cell table:formula="of:=([.B1386]/[.$F$1])" office:value-type="float" office:value="0.00012356713380215" calcext:value-type="float">
            <text:p>0.000123567133802</text:p>
          </table:table-cell>
          <table:table-cell table:formula="of:=([.$H$11]/([.E1386]+[.$I$11])^[.$J$11])" office:value-type="float" office:value="0.0171932118852926" calcext:value-type="float">
            <text:p>0.017193211885293</text:p>
          </table:table-cell>
          <table:table-cell office:value-type="float" office:value="1385" calcext:value-type="float">
            <text:p>1385</text:p>
          </table:table-cell>
          <table:table-cell/>
          <table:table-cell table:formula="of:=[.D1386]^2" office:value-type="float" office:value="0.000295606534932568" calcext:value-type="float">
            <text:p>0.0002956065349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rale</text:p>
          </table:table-cell>
          <table:table-cell office:value-type="float" office:value="223" calcext:value-type="float">
            <text:p>223</text:p>
          </table:table-cell>
          <table:table-cell table:formula="of:=([.B1387]/[.$F$1])" office:value-type="float" office:value="0.00012356713380215" calcext:value-type="float">
            <text:p>0.000123567133802</text:p>
          </table:table-cell>
          <table:table-cell table:formula="of:=([.$H$11]/([.E1387]+[.$I$11])^[.$J$11])" office:value-type="float" office:value="0.0171822998588564" calcext:value-type="float">
            <text:p>0.017182299858857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[.D1387]^2" office:value-type="float" office:value="0.000295231428439657" calcext:value-type="float">
            <text:p>0.000295231428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rain</text:p>
          </table:table-cell>
          <table:table-cell office:value-type="float" office:value="222" calcext:value-type="float">
            <text:p>222</text:p>
          </table:table-cell>
          <table:table-cell table:formula="of:=([.B1388]/[.$F$1])" office:value-type="float" office:value="0.000123013021094517" calcext:value-type="float">
            <text:p>0.000123013021095</text:p>
          </table:table-cell>
          <table:table-cell table:formula="of:=([.$H$11]/([.E1388]+[.$I$11])^[.$J$11])" office:value-type="float" office:value="0.0171714026172345" calcext:value-type="float">
            <text:p>0.017171402617235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D1388]^2" office:value-type="float" office:value="0.000294857067843168" calcext:value-type="float">
            <text:p>0.0002948570678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visions</text:p>
          </table:table-cell>
          <table:table-cell office:value-type="float" office:value="222" calcext:value-type="float">
            <text:p>222</text:p>
          </table:table-cell>
          <table:table-cell table:formula="of:=([.B1389]/[.$F$1])" office:value-type="float" office:value="0.000123013021094517" calcext:value-type="float">
            <text:p>0.000123013021095</text:p>
          </table:table-cell>
          <table:table-cell table:formula="of:=([.$H$11]/([.E1389]+[.$I$11])^[.$J$11])" office:value-type="float" office:value="0.0171605201297616" calcext:value-type="float">
            <text:p>0.017160520129762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D1389]^2" office:value-type="float" office:value="0.000294483451123953" calcext:value-type="float">
            <text:p>0.0002944834511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enry</text:p>
          </table:table-cell>
          <table:table-cell office:value-type="float" office:value="222" calcext:value-type="float">
            <text:p>222</text:p>
          </table:table-cell>
          <table:table-cell table:formula="of:=([.B1390]/[.$F$1])" office:value-type="float" office:value="0.000123013021094517" calcext:value-type="float">
            <text:p>0.000123013021095</text:p>
          </table:table-cell>
          <table:table-cell table:formula="of:=([.$H$11]/([.E1390]+[.$I$11])^[.$J$11])" office:value-type="float" office:value="0.017149652365858" calcext:value-type="float">
            <text:p>0.017149652365858</text:p>
          </table:table-cell>
          <table:table-cell office:value-type="float" office:value="1389" calcext:value-type="float">
            <text:p>1389</text:p>
          </table:table-cell>
          <table:table-cell/>
          <table:table-cell table:formula="of:=[.D1390]^2" office:value-type="float" office:value="0.000294110576269777" calcext:value-type="float">
            <text:p>0.000294110576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owd</text:p>
          </table:table-cell>
          <table:table-cell office:value-type="float" office:value="221" calcext:value-type="float">
            <text:p>221</text:p>
          </table:table-cell>
          <table:table-cell table:formula="of:=([.B1391]/[.$F$1])" office:value-type="float" office:value="0.000122458908386884" calcext:value-type="float">
            <text:p>0.000122458908387</text:p>
          </table:table-cell>
          <table:table-cell table:formula="of:=([.$H$11]/([.E1391]+[.$I$11])^[.$J$11])" office:value-type="float" office:value="0.0171387992950291" calcext:value-type="float">
            <text:p>0.017138799295029</text:p>
          </table:table-cell>
          <table:table-cell office:value-type="float" office:value="1390" calcext:value-type="float">
            <text:p>1390</text:p>
          </table:table-cell>
          <table:table-cell/>
          <table:table-cell table:formula="of:=[.D1391]^2" office:value-type="float" office:value="0.000293738441275291" calcext:value-type="float">
            <text:p>0.0002937384412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mitted</text:p>
          </table:table-cell>
          <table:table-cell office:value-type="float" office:value="221" calcext:value-type="float">
            <text:p>221</text:p>
          </table:table-cell>
          <table:table-cell table:formula="of:=([.B1392]/[.$F$1])" office:value-type="float" office:value="0.000122458908386884" calcext:value-type="float">
            <text:p>0.000122458908387</text:p>
          </table:table-cell>
          <table:table-cell table:formula="of:=([.$H$11]/([.E1392]+[.$I$11])^[.$J$11])" office:value-type="float" office:value="0.0171279608868658" calcext:value-type="float">
            <text:p>0.017127960886866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D1392]^2" office:value-type="float" office:value="0.000293367044142003" calcext:value-type="float">
            <text:p>0.0002933670441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knowing</text:p>
          </table:table-cell>
          <table:table-cell office:value-type="float" office:value="221" calcext:value-type="float">
            <text:p>221</text:p>
          </table:table-cell>
          <table:table-cell table:formula="of:=([.B1393]/[.$F$1])" office:value-type="float" office:value="0.000122458908386884" calcext:value-type="float">
            <text:p>0.000122458908387</text:p>
          </table:table-cell>
          <table:table-cell table:formula="of:=([.$H$11]/([.E1393]+[.$I$11])^[.$J$11])" office:value-type="float" office:value="0.0171171371110432" calcext:value-type="float">
            <text:p>0.01711713711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D1393]^2" office:value-type="float" office:value="0.000292996382878252" calcext:value-type="float">
            <text:p>0.0002929963828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ze</text:p>
          </table:table-cell>
          <table:table-cell office:value-type="float" office:value="221" calcext:value-type="float">
            <text:p>221</text:p>
          </table:table-cell>
          <table:table-cell table:formula="of:=([.B1394]/[.$F$1])" office:value-type="float" office:value="0.000122458908386884" calcext:value-type="float">
            <text:p>0.000122458908387</text:p>
          </table:table-cell>
          <table:table-cell table:formula="of:=([.$H$11]/([.E1394]+[.$I$11])^[.$J$11])" office:value-type="float" office:value="0.0171063279373212" calcext:value-type="float">
            <text:p>0.017106327937321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D1394]^2" office:value-type="float" office:value="0.000292626455499176" calcext:value-type="float">
            <text:p>0.0002926264554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ents</text:p>
          </table:table-cell>
          <table:table-cell office:value-type="float" office:value="220" calcext:value-type="float">
            <text:p>220</text:p>
          </table:table-cell>
          <table:table-cell table:formula="of:=([.B1395]/[.$F$1])" office:value-type="float" office:value="0.000121904795679251" calcext:value-type="float">
            <text:p>0.000121904795679</text:p>
          </table:table-cell>
          <table:table-cell table:formula="of:=([.$H$11]/([.E1395]+[.$I$11])^[.$J$11])" office:value-type="float" office:value="0.0170955333355437" calcext:value-type="float">
            <text:p>0.017095533335544</text:p>
          </table:table-cell>
          <table:table-cell office:value-type="float" office:value="1394" calcext:value-type="float">
            <text:p>1394</text:p>
          </table:table-cell>
          <table:table-cell/>
          <table:table-cell table:formula="of:=[.D1395]^2" office:value-type="float" office:value="0.000292257260026686" calcext:value-type="float">
            <text:p>0.0002922572600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pooner</text:p>
          </table:table-cell>
          <table:table-cell office:value-type="float" office:value="220" calcext:value-type="float">
            <text:p>220</text:p>
          </table:table-cell>
          <table:table-cell table:formula="of:=([.B1396]/[.$F$1])" office:value-type="float" office:value="0.000121904795679251" calcext:value-type="float">
            <text:p>0.000121904795679</text:p>
          </table:table-cell>
          <table:table-cell table:formula="of:=([.$H$11]/([.E1396]+[.$I$11])^[.$J$11])" office:value-type="float" office:value="0.0170847532756384" calcext:value-type="float">
            <text:p>0.017084753275639</text:p>
          </table:table-cell>
          <table:table-cell office:value-type="float" office:value="1395" calcext:value-type="float">
            <text:p>1395</text:p>
          </table:table-cell>
          <table:table-cell/>
          <table:table-cell table:formula="of:=[.D1396]^2" office:value-type="float" office:value="0.000291888794489438" calcext:value-type="float">
            <text:p>0.0002918887944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yal</text:p>
          </table:table-cell>
          <table:table-cell office:value-type="float" office:value="220" calcext:value-type="float">
            <text:p>220</text:p>
          </table:table-cell>
          <table:table-cell table:formula="of:=([.B1397]/[.$F$1])" office:value-type="float" office:value="0.000121904795679251" calcext:value-type="float">
            <text:p>0.000121904795679</text:p>
          </table:table-cell>
          <table:table-cell table:formula="of:=([.$H$11]/([.E1397]+[.$I$11])^[.$J$11])" office:value-type="float" office:value="0.0170739877276167" calcext:value-type="float">
            <text:p>0.017073987727617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[.D1397]^2" office:value-type="float" office:value="0.000291521056922807" calcext:value-type="float">
            <text:p>0.0002915210569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illage</text:p>
          </table:table-cell>
          <table:table-cell office:value-type="float" office:value="220" calcext:value-type="float">
            <text:p>220</text:p>
          </table:table-cell>
          <table:table-cell table:formula="of:=([.B1398]/[.$F$1])" office:value-type="float" office:value="0.000121904795679251" calcext:value-type="float">
            <text:p>0.000121904795679</text:p>
          </table:table-cell>
          <table:table-cell table:formula="of:=([.$H$11]/([.E1398]+[.$I$11])^[.$J$11])" office:value-type="float" office:value="0.0170632366615731" calcext:value-type="float">
            <text:p>0.017063236661573</text:p>
          </table:table-cell>
          <table:table-cell office:value-type="float" office:value="1397" calcext:value-type="float">
            <text:p>1397</text:p>
          </table:table-cell>
          <table:table-cell/>
          <table:table-cell table:formula="of:=[.D1398]^2" office:value-type="float" office:value="0.000291154045368853" calcext:value-type="float">
            <text:p>0.0002911540453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pening</text:p>
          </table:table-cell>
          <table:table-cell office:value-type="float" office:value="220" calcext:value-type="float">
            <text:p>220</text:p>
          </table:table-cell>
          <table:table-cell table:formula="of:=([.B1399]/[.$F$1])" office:value-type="float" office:value="0.000121904795679251" calcext:value-type="float">
            <text:p>0.000121904795679</text:p>
          </table:table-cell>
          <table:table-cell table:formula="of:=([.$H$11]/([.E1399]+[.$I$11])^[.$J$11])" office:value-type="float" office:value="0.0170525000476852" calcext:value-type="float">
            <text:p>0.017052500047685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[.D1399]^2" office:value-type="float" office:value="0.000290787757876302" calcext:value-type="float">
            <text:p>0.0002907877578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ference</text:p>
          </table:table-cell>
          <table:table-cell office:value-type="float" office:value="220" calcext:value-type="float">
            <text:p>220</text:p>
          </table:table-cell>
          <table:table-cell table:formula="of:=([.B1400]/[.$F$1])" office:value-type="float" office:value="0.000121904795679251" calcext:value-type="float">
            <text:p>0.000121904795679</text:p>
          </table:table-cell>
          <table:table-cell table:formula="of:=([.$H$11]/([.E1400]+[.$I$11])^[.$J$11])" office:value-type="float" office:value="0.017041777856213" calcext:value-type="float">
            <text:p>0.017041777856213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D1400]^2" office:value-type="float" office:value="0.000290422192500513" calcext:value-type="float">
            <text:p>0.0002904221925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augh</text:p>
          </table:table-cell>
          <table:table-cell office:value-type="float" office:value="220" calcext:value-type="float">
            <text:p>220</text:p>
          </table:table-cell>
          <table:table-cell table:formula="of:=([.B1401]/[.$F$1])" office:value-type="float" office:value="0.000121904795679251" calcext:value-type="float">
            <text:p>0.000121904795679</text:p>
          </table:table-cell>
          <table:table-cell table:formula="of:=([.$H$11]/([.E1401]+[.$I$11])^[.$J$11])" office:value-type="float" office:value="0.0170310700574994" calcext:value-type="float">
            <text:p>0.017031070057499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[.D1401]^2" office:value-type="float" office:value="0.000290057347303451" calcext:value-type="float">
            <text:p>0.0002900573473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ate</text:p>
          </table:table-cell>
          <table:table-cell office:value-type="float" office:value="220" calcext:value-type="float">
            <text:p>220</text:p>
          </table:table-cell>
          <table:table-cell table:formula="of:=([.B1402]/[.$F$1])" office:value-type="float" office:value="0.000121904795679251" calcext:value-type="float">
            <text:p>0.000121904795679</text:p>
          </table:table-cell>
          <table:table-cell table:formula="of:=([.$H$11]/([.E1402]+[.$I$11])^[.$J$11])" office:value-type="float" office:value="0.0170203766219688" calcext:value-type="float">
            <text:p>0.017020376621969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[.D1402]^2" office:value-type="float" office:value="0.000289693220353663" calcext:value-type="float">
            <text:p>0.0002896932203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â</text:p>
          </table:table-cell>
          <table:table-cell office:value-type="float" office:value="220" calcext:value-type="float">
            <text:p>220</text:p>
          </table:table-cell>
          <table:table-cell table:formula="of:=([.B1403]/[.$F$1])" office:value-type="float" office:value="0.000121904795679251" calcext:value-type="float">
            <text:p>0.000121904795679</text:p>
          </table:table-cell>
          <table:table-cell table:formula="of:=([.$H$11]/([.E1403]+[.$I$11])^[.$J$11])" office:value-type="float" office:value="0.0170096975201279" calcext:value-type="float">
            <text:p>0.017009697520128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D1403]^2" office:value-type="float" office:value="0.000289329809726247" calcext:value-type="float">
            <text:p>0.0002893298097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rget</text:p>
          </table:table-cell>
          <table:table-cell office:value-type="float" office:value="220" calcext:value-type="float">
            <text:p>220</text:p>
          </table:table-cell>
          <table:table-cell table:formula="of:=([.B1404]/[.$F$1])" office:value-type="float" office:value="0.000121904795679251" calcext:value-type="float">
            <text:p>0.000121904795679</text:p>
          </table:table-cell>
          <table:table-cell table:formula="of:=([.$H$11]/([.E1404]+[.$I$11])^[.$J$11])" office:value-type="float" office:value="0.0169990327225648" calcext:value-type="float">
            <text:p>0.016999032722565</text:p>
          </table:table-cell>
          <table:table-cell office:value-type="float" office:value="1403" calcext:value-type="float">
            <text:p>1403</text:p>
          </table:table-cell>
          <table:table-cell/>
          <table:table-cell table:formula="of:=[.D1404]^2" office:value-type="float" office:value="0.000288967113502828" calcext:value-type="float">
            <text:p>0.0002889671135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urselves</text:p>
          </table:table-cell>
          <table:table-cell office:value-type="float" office:value="220" calcext:value-type="float">
            <text:p>220</text:p>
          </table:table-cell>
          <table:table-cell table:formula="of:=([.B1405]/[.$F$1])" office:value-type="float" office:value="0.000121904795679251" calcext:value-type="float">
            <text:p>0.000121904795679</text:p>
          </table:table-cell>
          <table:table-cell table:formula="of:=([.$H$11]/([.E1405]+[.$I$11])^[.$J$11])" office:value-type="float" office:value="0.0169883821999486" calcext:value-type="float">
            <text:p>0.016988382199949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[.D1405]^2" office:value-type="float" office:value="0.00028860512977153" calcext:value-type="float">
            <text:p>0.0002886051297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nges</text:p>
          </table:table-cell>
          <table:table-cell office:value-type="float" office:value="220" calcext:value-type="float">
            <text:p>220</text:p>
          </table:table-cell>
          <table:table-cell table:formula="of:=([.B1406]/[.$F$1])" office:value-type="float" office:value="0.000121904795679251" calcext:value-type="float">
            <text:p>0.000121904795679</text:p>
          </table:table-cell>
          <table:table-cell table:formula="of:=([.$H$11]/([.E1406]+[.$I$11])^[.$J$11])" office:value-type="float" office:value="0.0169777459230297" calcext:value-type="float">
            <text:p>0.01697774592303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[.D1406]^2" office:value-type="float" office:value="0.000288243856626951" calcext:value-type="float">
            <text:p>0.0002882438566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lace</text:p>
          </table:table-cell>
          <table:table-cell office:value-type="float" office:value="219" calcext:value-type="float">
            <text:p>219</text:p>
          </table:table-cell>
          <table:table-cell table:formula="of:=([.B1407]/[.$F$1])" office:value-type="float" office:value="0.000121350682971618" calcext:value-type="float">
            <text:p>0.000121350682972</text:p>
          </table:table-cell>
          <table:table-cell table:formula="of:=([.$H$11]/([.E1407]+[.$I$11])^[.$J$11])" office:value-type="float" office:value="0.016967123862639" calcext:value-type="float">
            <text:p>0.016967123862639</text:p>
          </table:table-cell>
          <table:table-cell office:value-type="float" office:value="1406" calcext:value-type="float">
            <text:p>1406</text:p>
          </table:table-cell>
          <table:table-cell/>
          <table:table-cell table:formula="of:=[.D1407]^2" office:value-type="float" office:value="0.000287883292170133" calcext:value-type="float">
            <text:p>0.000287883292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riety</text:p>
          </table:table-cell>
          <table:table-cell office:value-type="float" office:value="219" calcext:value-type="float">
            <text:p>219</text:p>
          </table:table-cell>
          <table:table-cell table:formula="of:=([.B1408]/[.$F$1])" office:value-type="float" office:value="0.000121350682971618" calcext:value-type="float">
            <text:p>0.000121350682972</text:p>
          </table:table-cell>
          <table:table-cell table:formula="of:=([.$H$11]/([.E1408]+[.$I$11])^[.$J$11])" office:value-type="float" office:value="0.0169565159896879" calcext:value-type="float">
            <text:p>0.016956515989688</text:p>
          </table:table-cell>
          <table:table-cell office:value-type="float" office:value="1407" calcext:value-type="float">
            <text:p>1407</text:p>
          </table:table-cell>
          <table:table-cell/>
          <table:table-cell table:formula="of:=[.D1408]^2" office:value-type="float" office:value="0.00028752343450854" calcext:value-type="float">
            <text:p>0.0002875234345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moke</text:p>
          </table:table-cell>
          <table:table-cell office:value-type="float" office:value="219" calcext:value-type="float">
            <text:p>219</text:p>
          </table:table-cell>
          <table:table-cell table:formula="of:=([.B1409]/[.$F$1])" office:value-type="float" office:value="0.000121350682971618" calcext:value-type="float">
            <text:p>0.000121350682972</text:p>
          </table:table-cell>
          <table:table-cell table:formula="of:=([.$H$11]/([.E1409]+[.$I$11])^[.$J$11])" office:value-type="float" office:value="0.0169459222751678" calcext:value-type="float">
            <text:p>0.016945922275168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[.D1409]^2" office:value-type="float" office:value="0.000287164281756029" calcext:value-type="float">
            <text:p>0.0002871642817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evious</text:p>
          </table:table-cell>
          <table:table-cell office:value-type="float" office:value="219" calcext:value-type="float">
            <text:p>219</text:p>
          </table:table-cell>
          <table:table-cell table:formula="of:=([.B1410]/[.$F$1])" office:value-type="float" office:value="0.000121350682971618" calcext:value-type="float">
            <text:p>0.000121350682972</text:p>
          </table:table-cell>
          <table:table-cell table:formula="of:=([.$H$11]/([.E1410]+[.$I$11])^[.$J$11])" office:value-type="float" office:value="0.0169353426901502" calcext:value-type="float">
            <text:p>0.01693534269015</text:p>
          </table:table-cell>
          <table:table-cell office:value-type="float" office:value="1409" calcext:value-type="float">
            <text:p>1409</text:p>
          </table:table-cell>
          <table:table-cell/>
          <table:table-cell table:formula="of:=[.D1410]^2" office:value-type="float" office:value="0.000286805832032822" calcext:value-type="float">
            <text:p>0.0002868058320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ules</text:p>
          </table:table-cell>
          <table:table-cell office:value-type="float" office:value="219" calcext:value-type="float">
            <text:p>219</text:p>
          </table:table-cell>
          <table:table-cell table:formula="of:=([.B1411]/[.$F$1])" office:value-type="float" office:value="0.000121350682971618" calcext:value-type="float">
            <text:p>0.000121350682972</text:p>
          </table:table-cell>
          <table:table-cell table:formula="of:=([.$H$11]/([.E1411]+[.$I$11])^[.$J$11])" office:value-type="float" office:value="0.0169247772057858" calcext:value-type="float">
            <text:p>0.016924777205786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D1411]^2" office:value-type="float" office:value="0.000286448083465487" calcext:value-type="float">
            <text:p>0.0002864480834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oys</text:p>
          </table:table-cell>
          <table:table-cell office:value-type="float" office:value="219" calcext:value-type="float">
            <text:p>219</text:p>
          </table:table-cell>
          <table:table-cell table:formula="of:=([.B1412]/[.$F$1])" office:value-type="float" office:value="0.000121350682971618" calcext:value-type="float">
            <text:p>0.000121350682972</text:p>
          </table:table-cell>
          <table:table-cell table:formula="of:=([.$H$11]/([.E1412]+[.$I$11])^[.$J$11])" office:value-type="float" office:value="0.016914225793305" calcext:value-type="float">
            <text:p>0.016914225793305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D1412]^2" office:value-type="float" office:value="0.000286091034186903" calcext:value-type="float">
            <text:p>0.0002860910341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fantry</text:p>
          </table:table-cell>
          <table:table-cell office:value-type="float" office:value="219" calcext:value-type="float">
            <text:p>219</text:p>
          </table:table-cell>
          <table:table-cell table:formula="of:=([.B1413]/[.$F$1])" office:value-type="float" office:value="0.000121350682971618" calcext:value-type="float">
            <text:p>0.000121350682972</text:p>
          </table:table-cell>
          <table:table-cell table:formula="of:=([.$H$11]/([.E1413]+[.$I$11])^[.$J$11])" office:value-type="float" office:value="0.0169036884240169" calcext:value-type="float">
            <text:p>0.016903688424017</text:p>
          </table:table-cell>
          <table:table-cell office:value-type="float" office:value="1412" calcext:value-type="float">
            <text:p>1412</text:p>
          </table:table-cell>
          <table:table-cell/>
          <table:table-cell table:formula="of:=[.D1413]^2" office:value-type="float" office:value="0.000285734682336243" calcext:value-type="float">
            <text:p>0.0002857346823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des</text:p>
          </table:table-cell>
          <table:table-cell office:value-type="float" office:value="219" calcext:value-type="float">
            <text:p>219</text:p>
          </table:table-cell>
          <table:table-cell table:formula="of:=([.B1414]/[.$F$1])" office:value-type="float" office:value="0.000121350682971618" calcext:value-type="float">
            <text:p>0.000121350682972</text:p>
          </table:table-cell>
          <table:table-cell table:formula="of:=([.$H$11]/([.E1414]+[.$I$11])^[.$J$11])" office:value-type="float" office:value="0.0168931650693096" calcext:value-type="float">
            <text:p>0.01689316506931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D1414]^2" office:value-type="float" office:value="0.000285379026058941" calcext:value-type="float">
            <text:p>0.0002853790260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olding</text:p>
          </table:table-cell>
          <table:table-cell office:value-type="float" office:value="219" calcext:value-type="float">
            <text:p>219</text:p>
          </table:table-cell>
          <table:table-cell table:formula="of:=([.B1415]/[.$F$1])" office:value-type="float" office:value="0.000121350682971618" calcext:value-type="float">
            <text:p>0.000121350682972</text:p>
          </table:table-cell>
          <table:table-cell table:formula="of:=([.$H$11]/([.E1415]+[.$I$11])^[.$J$11])" office:value-type="float" office:value="0.0168826557006494" calcext:value-type="float">
            <text:p>0.01688265570065</text:p>
          </table:table-cell>
          <table:table-cell office:value-type="float" office:value="1414" calcext:value-type="float">
            <text:p>1414</text:p>
          </table:table-cell>
          <table:table-cell/>
          <table:table-cell table:formula="of:=[.D1415]^2" office:value-type="float" office:value="0.000285024063506671" calcext:value-type="float">
            <text:p>0.0002850240635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uggested</text:p>
          </table:table-cell>
          <table:table-cell office:value-type="float" office:value="218" calcext:value-type="float">
            <text:p>218</text:p>
          </table:table-cell>
          <table:table-cell table:formula="of:=([.B1416]/[.$F$1])" office:value-type="float" office:value="0.000120796570263985" calcext:value-type="float">
            <text:p>0.000120796570264</text:p>
          </table:table-cell>
          <table:table-cell table:formula="of:=([.$H$11]/([.E1416]+[.$I$11])^[.$J$11])" office:value-type="float" office:value="0.0168721602895812" calcext:value-type="float">
            <text:p>0.016872160289581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[.D1416]^2" office:value-type="float" office:value="0.000284669792837321" calcext:value-type="float">
            <text:p>0.0002846697928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nce</text:p>
          </table:table-cell>
          <table:table-cell office:value-type="float" office:value="218" calcext:value-type="float">
            <text:p>218</text:p>
          </table:table-cell>
          <table:table-cell table:formula="of:=([.B1417]/[.$F$1])" office:value-type="float" office:value="0.000120796570263985" calcext:value-type="float">
            <text:p>0.000120796570264</text:p>
          </table:table-cell>
          <table:table-cell table:formula="of:=([.$H$11]/([.E1417]+[.$I$11])^[.$J$11])" office:value-type="float" office:value="0.0168616788077275" calcext:value-type="float">
            <text:p>0.016861678807728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D1417]^2" office:value-type="float" office:value="0.000284316212214965" calcext:value-type="float">
            <text:p>0.000284316212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irtue</text:p>
          </table:table-cell>
          <table:table-cell office:value-type="float" office:value="218" calcext:value-type="float">
            <text:p>218</text:p>
          </table:table-cell>
          <table:table-cell table:formula="of:=([.B1418]/[.$F$1])" office:value-type="float" office:value="0.000120796570263985" calcext:value-type="float">
            <text:p>0.000120796570264</text:p>
          </table:table-cell>
          <table:table-cell table:formula="of:=([.$H$11]/([.E1418]+[.$I$11])^[.$J$11])" office:value-type="float" office:value="0.0168512112267885" calcext:value-type="float">
            <text:p>0.016851211226789</text:p>
          </table:table-cell>
          <table:table-cell office:value-type="float" office:value="1417" calcext:value-type="float">
            <text:p>1417</text:p>
          </table:table-cell>
          <table:table-cell/>
          <table:table-cell table:formula="of:=[.D1418]^2" office:value-type="float" office:value="0.000283963319809843" calcext:value-type="float">
            <text:p>0.000283963319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uly</text:p>
          </table:table-cell>
          <table:table-cell office:value-type="float" office:value="218" calcext:value-type="float">
            <text:p>218</text:p>
          </table:table-cell>
          <table:table-cell table:formula="of:=([.B1419]/[.$F$1])" office:value-type="float" office:value="0.000120796570263985" calcext:value-type="float">
            <text:p>0.000120796570264</text:p>
          </table:table-cell>
          <table:table-cell table:formula="of:=([.$H$11]/([.E1419]+[.$I$11])^[.$J$11])" office:value-type="float" office:value="0.0168407575185421" calcext:value-type="float">
            <text:p>0.016840757518542</text:p>
          </table:table-cell>
          <table:table-cell office:value-type="float" office:value="1418" calcext:value-type="float">
            <text:p>1418</text:p>
          </table:table-cell>
          <table:table-cell/>
          <table:table-cell table:formula="of:=[.D1419]^2" office:value-type="float" office:value="0.000283611113798331" calcext:value-type="float">
            <text:p>0.0002836111137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gular</text:p>
          </table:table-cell>
          <table:table-cell office:value-type="float" office:value="218" calcext:value-type="float">
            <text:p>218</text:p>
          </table:table-cell>
          <table:table-cell table:formula="of:=([.B1420]/[.$F$1])" office:value-type="float" office:value="0.000120796570263985" calcext:value-type="float">
            <text:p>0.000120796570264</text:p>
          </table:table-cell>
          <table:table-cell table:formula="of:=([.$H$11]/([.E1420]+[.$I$11])^[.$J$11])" office:value-type="float" office:value="0.016830317654843" calcext:value-type="float">
            <text:p>0.016830317654843</text:p>
          </table:table-cell>
          <table:table-cell office:value-type="float" office:value="1419" calcext:value-type="float">
            <text:p>1419</text:p>
          </table:table-cell>
          <table:table-cell/>
          <table:table-cell table:formula="of:=[.D1420]^2" office:value-type="float" office:value="0.000283259592362919" calcext:value-type="float">
            <text:p>0.0002832595923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lse</text:p>
          </table:table-cell>
          <table:table-cell office:value-type="float" office:value="217" calcext:value-type="float">
            <text:p>217</text:p>
          </table:table-cell>
          <table:table-cell table:formula="of:=([.B1421]/[.$F$1])" office:value-type="float" office:value="0.000120242457556352" calcext:value-type="float">
            <text:p>0.000120242457556</text:p>
          </table:table-cell>
          <table:table-cell table:formula="of:=([.$H$11]/([.E1421]+[.$I$11])^[.$J$11])" office:value-type="float" office:value="0.0168198916076229" calcext:value-type="float">
            <text:p>0.016819891607623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D1421]^2" office:value-type="float" office:value="0.000282908753692183" calcext:value-type="float">
            <text:p>0.000282908753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lind</text:p>
          </table:table-cell>
          <table:table-cell office:value-type="float" office:value="217" calcext:value-type="float">
            <text:p>217</text:p>
          </table:table-cell>
          <table:table-cell table:formula="of:=([.B1422]/[.$F$1])" office:value-type="float" office:value="0.000120242457556352" calcext:value-type="float">
            <text:p>0.000120242457556</text:p>
          </table:table-cell>
          <table:table-cell table:formula="of:=([.$H$11]/([.E1422]+[.$I$11])^[.$J$11])" office:value-type="float" office:value="0.0168094793488902" calcext:value-type="float">
            <text:p>0.01680947934889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D1422]^2" office:value-type="float" office:value="0.000282558595980765" calcext:value-type="float">
            <text:p>0.0002825585959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ain</text:p>
          </table:table-cell>
          <table:table-cell office:value-type="float" office:value="217" calcext:value-type="float">
            <text:p>217</text:p>
          </table:table-cell>
          <table:table-cell table:formula="of:=([.B1423]/[.$F$1])" office:value-type="float" office:value="0.000120242457556352" calcext:value-type="float">
            <text:p>0.000120242457556</text:p>
          </table:table-cell>
          <table:table-cell table:formula="of:=([.$H$11]/([.E1423]+[.$I$11])^[.$J$11])" office:value-type="float" office:value="0.0167990808507295" calcext:value-type="float">
            <text:p>0.01679908085073</text:p>
          </table:table-cell>
          <table:table-cell office:value-type="float" office:value="1422" calcext:value-type="float">
            <text:p>1422</text:p>
          </table:table-cell>
          <table:table-cell/>
          <table:table-cell table:formula="of:=[.D1423]^2" office:value-type="float" office:value="0.000282209117429346" calcext:value-type="float">
            <text:p>0.0002822091174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ream</text:p>
          </table:table-cell>
          <table:table-cell office:value-type="float" office:value="217" calcext:value-type="float">
            <text:p>217</text:p>
          </table:table-cell>
          <table:table-cell table:formula="of:=([.B1424]/[.$F$1])" office:value-type="float" office:value="0.000120242457556352" calcext:value-type="float">
            <text:p>0.000120242457556</text:p>
          </table:table-cell>
          <table:table-cell table:formula="of:=([.$H$11]/([.E1424]+[.$I$11])^[.$J$11])" office:value-type="float" office:value="0.0167886960853016" calcext:value-type="float">
            <text:p>0.016788696085302</text:p>
          </table:table-cell>
          <table:table-cell office:value-type="float" office:value="1423" calcext:value-type="float">
            <text:p>1423</text:p>
          </table:table-cell>
          <table:table-cell/>
          <table:table-cell table:formula="of:=[.D1424]^2" office:value-type="float" office:value="0.000281860316244621" calcext:value-type="float">
            <text:p>0.0002818603162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requently</text:p>
          </table:table-cell>
          <table:table-cell office:value-type="float" office:value="217" calcext:value-type="float">
            <text:p>217</text:p>
          </table:table-cell>
          <table:table-cell table:formula="of:=([.B1425]/[.$F$1])" office:value-type="float" office:value="0.000120242457556352" calcext:value-type="float">
            <text:p>0.000120242457556</text:p>
          </table:table-cell>
          <table:table-cell table:formula="of:=([.$H$11]/([.E1425]+[.$I$11])^[.$J$11])" office:value-type="float" office:value="0.016778325024843" calcext:value-type="float">
            <text:p>0.016778325024843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D1425]^2" office:value-type="float" office:value="0.000281512190639274" calcext:value-type="float">
            <text:p>0.0002815121906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ories</text:p>
          </table:table-cell>
          <table:table-cell office:value-type="float" office:value="217" calcext:value-type="float">
            <text:p>217</text:p>
          </table:table-cell>
          <table:table-cell table:formula="of:=([.B1426]/[.$F$1])" office:value-type="float" office:value="0.000120242457556352" calcext:value-type="float">
            <text:p>0.000120242457556</text:p>
          </table:table-cell>
          <table:table-cell table:formula="of:=([.$H$11]/([.E1426]+[.$I$11])^[.$J$11])" office:value-type="float" office:value="0.016767967641666" calcext:value-type="float">
            <text:p>0.016767967641666</text:p>
          </table:table-cell>
          <table:table-cell office:value-type="float" office:value="1425" calcext:value-type="float">
            <text:p>1425</text:p>
          </table:table-cell>
          <table:table-cell/>
          <table:table-cell table:formula="of:=[.D1426]^2" office:value-type="float" office:value="0.000281164738831958" calcext:value-type="float">
            <text:p>0.0002811647388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ung</text:p>
          </table:table-cell>
          <table:table-cell office:value-type="float" office:value="217" calcext:value-type="float">
            <text:p>217</text:p>
          </table:table-cell>
          <table:table-cell table:formula="of:=([.B1427]/[.$F$1])" office:value-type="float" office:value="0.000120242457556352" calcext:value-type="float">
            <text:p>0.000120242457556</text:p>
          </table:table-cell>
          <table:table-cell table:formula="of:=([.$H$11]/([.E1427]+[.$I$11])^[.$J$11])" office:value-type="float" office:value="0.0167576239081579" calcext:value-type="float">
            <text:p>0.016757623908158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[.D1427]^2" office:value-type="float" office:value="0.000280817959047266" calcext:value-type="float">
            <text:p>0.000280817959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g</text:p>
          </table:table-cell>
          <table:table-cell office:value-type="float" office:value="217" calcext:value-type="float">
            <text:p>217</text:p>
          </table:table-cell>
          <table:table-cell table:formula="of:=([.B1428]/[.$F$1])" office:value-type="float" office:value="0.000120242457556352" calcext:value-type="float">
            <text:p>0.000120242457556</text:p>
          </table:table-cell>
          <table:table-cell table:formula="of:=([.$H$11]/([.E1428]+[.$I$11])^[.$J$11])" office:value-type="float" office:value="0.0167472937967813" calcext:value-type="float">
            <text:p>0.016747293796781</text:p>
          </table:table-cell>
          <table:table-cell office:value-type="float" office:value="1427" calcext:value-type="float">
            <text:p>1427</text:p>
          </table:table-cell>
          <table:table-cell/>
          <table:table-cell table:formula="of:=[.D1428]^2" office:value-type="float" office:value="0.000280471849515709" calcext:value-type="float">
            <text:p>0.0002804718495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ghest</text:p>
          </table:table-cell>
          <table:table-cell office:value-type="float" office:value="216" calcext:value-type="float">
            <text:p>216</text:p>
          </table:table-cell>
          <table:table-cell table:formula="of:=([.B1429]/[.$F$1])" office:value-type="float" office:value="0.000119688344848719" calcext:value-type="float">
            <text:p>0.000119688344849</text:p>
          </table:table-cell>
          <table:table-cell table:formula="of:=([.$H$11]/([.E1429]+[.$I$11])^[.$J$11])" office:value-type="float" office:value="0.0167369772800734" calcext:value-type="float">
            <text:p>0.016736977280073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[.D1429]^2" office:value-type="float" office:value="0.000280126408473693" calcext:value-type="float">
            <text:p>0.0002801264084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slands</text:p>
          </table:table-cell>
          <table:table-cell office:value-type="float" office:value="216" calcext:value-type="float">
            <text:p>216</text:p>
          </table:table-cell>
          <table:table-cell table:formula="of:=([.B1430]/[.$F$1])" office:value-type="float" office:value="0.000119688344848719" calcext:value-type="float">
            <text:p>0.000119688344849</text:p>
          </table:table-cell>
          <table:table-cell table:formula="of:=([.$H$11]/([.E1430]+[.$I$11])^[.$J$11])" office:value-type="float" office:value="0.0167266743306461" calcext:value-type="float">
            <text:p>0.016726674330646</text:p>
          </table:table-cell>
          <table:table-cell office:value-type="float" office:value="1429" calcext:value-type="float">
            <text:p>1429</text:p>
          </table:table-cell>
          <table:table-cell/>
          <table:table-cell table:formula="of:=[.D1430]^2" office:value-type="float" office:value="0.000279781634163495" calcext:value-type="float">
            <text:p>0.0002797816341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inted</text:p>
          </table:table-cell>
          <table:table-cell office:value-type="float" office:value="216" calcext:value-type="float">
            <text:p>216</text:p>
          </table:table-cell>
          <table:table-cell table:formula="of:=([.B1431]/[.$F$1])" office:value-type="float" office:value="0.000119688344848719" calcext:value-type="float">
            <text:p>0.000119688344849</text:p>
          </table:table-cell>
          <table:table-cell table:formula="of:=([.$H$11]/([.E1431]+[.$I$11])^[.$J$11])" office:value-type="float" office:value="0.0167163849211855" calcext:value-type="float">
            <text:p>0.016716384921186</text:p>
          </table:table-cell>
          <table:table-cell office:value-type="float" office:value="1430" calcext:value-type="float">
            <text:p>1430</text:p>
          </table:table-cell>
          <table:table-cell/>
          <table:table-cell table:formula="of:=[.D1431]^2" office:value-type="float" office:value="0.000279437524833238" calcext:value-type="float">
            <text:p>0.0002794375248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deas</text:p>
          </table:table-cell>
          <table:table-cell office:value-type="float" office:value="216" calcext:value-type="float">
            <text:p>216</text:p>
          </table:table-cell>
          <table:table-cell table:formula="of:=([.B1432]/[.$F$1])" office:value-type="float" office:value="0.000119688344848719" calcext:value-type="float">
            <text:p>0.000119688344849</text:p>
          </table:table-cell>
          <table:table-cell table:formula="of:=([.$H$11]/([.E1432]+[.$I$11])^[.$J$11])" office:value-type="float" office:value="0.0167061090244517" calcext:value-type="float">
            <text:p>0.016706109024452</text:p>
          </table:table-cell>
          <table:table-cell office:value-type="float" office:value="1431" calcext:value-type="float">
            <text:p>1431</text:p>
          </table:table-cell>
          <table:table-cell/>
          <table:table-cell table:formula="of:=[.D1432]^2" office:value-type="float" office:value="0.000279094078736868" calcext:value-type="float">
            <text:p>0.0002790940787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xt</text:p>
          </table:table-cell>
          <table:table-cell office:value-type="float" office:value="216" calcext:value-type="float">
            <text:p>216</text:p>
          </table:table-cell>
          <table:table-cell table:formula="of:=([.B1433]/[.$F$1])" office:value-type="float" office:value="0.000119688344848719" calcext:value-type="float">
            <text:p>0.000119688344849</text:p>
          </table:table-cell>
          <table:table-cell table:formula="of:=([.$H$11]/([.E1433]+[.$I$11])^[.$J$11])" office:value-type="float" office:value="0.0166958466132787" calcext:value-type="float">
            <text:p>0.016695846613279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D1433]^2" office:value-type="float" office:value="0.000278751294134131" calcext:value-type="float">
            <text:p>0.0002787512941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oved</text:p>
          </table:table-cell>
          <table:table-cell office:value-type="float" office:value="216" calcext:value-type="float">
            <text:p>216</text:p>
          </table:table-cell>
          <table:table-cell table:formula="of:=([.B1434]/[.$F$1])" office:value-type="float" office:value="0.000119688344848719" calcext:value-type="float">
            <text:p>0.000119688344849</text:p>
          </table:table-cell>
          <table:table-cell table:formula="of:=([.$H$11]/([.E1434]+[.$I$11])^[.$J$11])" office:value-type="float" office:value="0.0166855976605739" calcext:value-type="float">
            <text:p>0.016685597660574</text:p>
          </table:table-cell>
          <table:table-cell office:value-type="float" office:value="1433" calcext:value-type="float">
            <text:p>1433</text:p>
          </table:table-cell>
          <table:table-cell/>
          <table:table-cell table:formula="of:=[.D1434]^2" office:value-type="float" office:value="0.000278409169290551" calcext:value-type="float">
            <text:p>0.0002784091692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body</text:p>
          </table:table-cell>
          <table:table-cell office:value-type="float" office:value="215" calcext:value-type="float">
            <text:p>215</text:p>
          </table:table-cell>
          <table:table-cell table:formula="of:=([.B1435]/[.$F$1])" office:value-type="float" office:value="0.000119134232141086" calcext:value-type="float">
            <text:p>0.000119134232141</text:p>
          </table:table-cell>
          <table:table-cell table:formula="of:=([.$H$11]/([.E1435]+[.$I$11])^[.$J$11])" office:value-type="float" office:value="0.0166753621393181" calcext:value-type="float">
            <text:p>0.016675362139318</text:p>
          </table:table-cell>
          <table:table-cell office:value-type="float" office:value="1434" calcext:value-type="float">
            <text:p>1434</text:p>
          </table:table-cell>
          <table:table-cell/>
          <table:table-cell table:formula="of:=[.D1435]^2" office:value-type="float" office:value="0.000278067702477404" calcext:value-type="float">
            <text:p>0.0002780677024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ay</text:p>
          </table:table-cell>
          <table:table-cell office:value-type="float" office:value="215" calcext:value-type="float">
            <text:p>215</text:p>
          </table:table-cell>
          <table:table-cell table:formula="of:=([.B1436]/[.$F$1])" office:value-type="float" office:value="0.000119134232141086" calcext:value-type="float">
            <text:p>0.000119134232141</text:p>
          </table:table-cell>
          <table:table-cell table:formula="of:=([.$H$11]/([.E1436]+[.$I$11])^[.$J$11])" office:value-type="float" office:value="0.016665140022565" calcext:value-type="float">
            <text:p>0.01666514002256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1436]^2" office:value-type="float" office:value="0.000277726891971696" calcext:value-type="float">
            <text:p>0.0002777268919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kely</text:p>
          </table:table-cell>
          <table:table-cell office:value-type="float" office:value="215" calcext:value-type="float">
            <text:p>215</text:p>
          </table:table-cell>
          <table:table-cell table:formula="of:=([.B1437]/[.$F$1])" office:value-type="float" office:value="0.000119134232141086" calcext:value-type="float">
            <text:p>0.000119134232141</text:p>
          </table:table-cell>
          <table:table-cell table:formula="of:=([.$H$11]/([.E1437]+[.$I$11])^[.$J$11])" office:value-type="float" office:value="0.016654931283441" calcext:value-type="float">
            <text:p>0.016654931283441</text:p>
          </table:table-cell>
          <table:table-cell office:value-type="float" office:value="1436" calcext:value-type="float">
            <text:p>1436</text:p>
          </table:table-cell>
          <table:table-cell/>
          <table:table-cell table:formula="of:=[.D1437]^2" office:value-type="float" office:value="0.000277386736056143" calcext:value-type="float">
            <text:p>0.0002773867360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umbers</text:p>
          </table:table-cell>
          <table:table-cell office:value-type="float" office:value="215" calcext:value-type="float">
            <text:p>215</text:p>
          </table:table-cell>
          <table:table-cell table:formula="of:=([.B1438]/[.$F$1])" office:value-type="float" office:value="0.000119134232141086" calcext:value-type="float">
            <text:p>0.000119134232141</text:p>
          </table:table-cell>
          <table:table-cell table:formula="of:=([.$H$11]/([.E1438]+[.$I$11])^[.$J$11])" office:value-type="float" office:value="0.0166447358951454" calcext:value-type="float">
            <text:p>0.016644735895146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[.D1438]^2" office:value-type="float" office:value="0.000277047233019143" calcext:value-type="float">
            <text:p>0.0002770472330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ttled</text:p>
          </table:table-cell>
          <table:table-cell office:value-type="float" office:value="215" calcext:value-type="float">
            <text:p>215</text:p>
          </table:table-cell>
          <table:table-cell table:formula="of:=([.B1439]/[.$F$1])" office:value-type="float" office:value="0.000119134232141086" calcext:value-type="float">
            <text:p>0.000119134232141</text:p>
          </table:table-cell>
          <table:table-cell table:formula="of:=([.$H$11]/([.E1439]+[.$I$11])^[.$J$11])" office:value-type="float" office:value="0.0166345538309495" calcext:value-type="float">
            <text:p>0.01663455383095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[.D1439]^2" office:value-type="float" office:value="0.000276708381154756" calcext:value-type="float">
            <text:p>0.0002767083811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ganized</text:p>
          </table:table-cell>
          <table:table-cell office:value-type="float" office:value="215" calcext:value-type="float">
            <text:p>215</text:p>
          </table:table-cell>
          <table:table-cell table:formula="of:=([.B1440]/[.$F$1])" office:value-type="float" office:value="0.000119134232141086" calcext:value-type="float">
            <text:p>0.000119134232141</text:p>
          </table:table-cell>
          <table:table-cell table:formula="of:=([.$H$11]/([.E1440]+[.$I$11])^[.$J$11])" office:value-type="float" office:value="0.0166243850641966" calcext:value-type="float">
            <text:p>0.016624385064197</text:p>
          </table:table-cell>
          <table:table-cell office:value-type="float" office:value="1439" calcext:value-type="float">
            <text:p>1439</text:p>
          </table:table-cell>
          <table:table-cell/>
          <table:table-cell table:formula="of:=[.D1440]^2" office:value-type="float" office:value="0.000276370178762682" calcext:value-type="float">
            <text:p>0.0002763701787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ghty</text:p>
          </table:table-cell>
          <table:table-cell office:value-type="float" office:value="215" calcext:value-type="float">
            <text:p>215</text:p>
          </table:table-cell>
          <table:table-cell table:formula="of:=([.B1441]/[.$F$1])" office:value-type="float" office:value="0.000119134232141086" calcext:value-type="float">
            <text:p>0.000119134232141</text:p>
          </table:table-cell>
          <table:table-cell table:formula="of:=([.$H$11]/([.E1441]+[.$I$11])^[.$J$11])" office:value-type="float" office:value="0.0166142295683019" calcext:value-type="float">
            <text:p>0.016614229568302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D1441]^2" office:value-type="float" office:value="0.000276032624148238" calcext:value-type="float">
            <text:p>0.000276032624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earch</text:p>
          </table:table-cell>
          <table:table-cell office:value-type="float" office:value="215" calcext:value-type="float">
            <text:p>215</text:p>
          </table:table-cell>
          <table:table-cell table:formula="of:=([.B1442]/[.$F$1])" office:value-type="float" office:value="0.000119134232141086" calcext:value-type="float">
            <text:p>0.000119134232141</text:p>
          </table:table-cell>
          <table:table-cell table:formula="of:=([.$H$11]/([.E1442]+[.$I$11])^[.$J$11])" office:value-type="float" office:value="0.0166040873167522" calcext:value-type="float">
            <text:p>0.016604087316752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[.D1442]^2" office:value-type="float" office:value="0.000275695715622333" calcext:value-type="float">
            <text:p>0.0002756957156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rigin</text:p>
          </table:table-cell>
          <table:table-cell office:value-type="float" office:value="215" calcext:value-type="float">
            <text:p>215</text:p>
          </table:table-cell>
          <table:table-cell table:formula="of:=([.B1443]/[.$F$1])" office:value-type="float" office:value="0.000119134232141086" calcext:value-type="float">
            <text:p>0.000119134232141</text:p>
          </table:table-cell>
          <table:table-cell table:formula="of:=([.$H$11]/([.E1443]+[.$I$11])^[.$J$11])" office:value-type="float" office:value="0.0165939582831056" calcext:value-type="float">
            <text:p>0.016593958283106</text:p>
          </table:table-cell>
          <table:table-cell office:value-type="float" office:value="1442" calcext:value-type="float">
            <text:p>1442</text:p>
          </table:table-cell>
          <table:table-cell/>
          <table:table-cell table:formula="of:=[.D1443]^2" office:value-type="float" office:value="0.00027535945150145" calcext:value-type="float">
            <text:p>0.0002753594515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ss</text:p>
          </table:table-cell>
          <table:table-cell office:value-type="float" office:value="215" calcext:value-type="float">
            <text:p>215</text:p>
          </table:table-cell>
          <table:table-cell table:formula="of:=([.B1444]/[.$F$1])" office:value-type="float" office:value="0.000119134232141086" calcext:value-type="float">
            <text:p>0.000119134232141</text:p>
          </table:table-cell>
          <table:table-cell table:formula="of:=([.$H$11]/([.E1444]+[.$I$11])^[.$J$11])" office:value-type="float" office:value="0.0165838424409912" calcext:value-type="float">
            <text:p>0.016583842440991</text:p>
          </table:table-cell>
          <table:table-cell office:value-type="float" office:value="1443" calcext:value-type="float">
            <text:p>1443</text:p>
          </table:table-cell>
          <table:table-cell/>
          <table:table-cell table:formula="of:=[.D1444]^2" office:value-type="float" office:value="0.000275023830107621" calcext:value-type="float">
            <text:p>0.0002750238301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lated</text:p>
          </table:table-cell>
          <table:table-cell office:value-type="float" office:value="215" calcext:value-type="float">
            <text:p>215</text:p>
          </table:table-cell>
          <table:table-cell table:formula="of:=([.B1445]/[.$F$1])" office:value-type="float" office:value="0.000119134232141086" calcext:value-type="float">
            <text:p>0.000119134232141</text:p>
          </table:table-cell>
          <table:table-cell table:formula="of:=([.$H$11]/([.E1445]+[.$I$11])^[.$J$11])" office:value-type="float" office:value="0.0165737397641089" calcext:value-type="float">
            <text:p>0.016573739764109</text:p>
          </table:table-cell>
          <table:table-cell office:value-type="float" office:value="1444" calcext:value-type="float">
            <text:p>1444</text:p>
          </table:table-cell>
          <table:table-cell/>
          <table:table-cell table:formula="of:=[.D1445]^2" office:value-type="float" office:value="0.000274688849768405" calcext:value-type="float">
            <text:p>0.0002746888497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lling</text:p>
          </table:table-cell>
          <table:table-cell office:value-type="float" office:value="214" calcext:value-type="float">
            <text:p>214</text:p>
          </table:table-cell>
          <table:table-cell table:formula="of:=([.B1446]/[.$F$1])" office:value-type="float" office:value="0.000118580119433453" calcext:value-type="float">
            <text:p>0.000118580119433</text:p>
          </table:table-cell>
          <table:table-cell table:formula="of:=([.$H$11]/([.E1446]+[.$I$11])^[.$J$11])" office:value-type="float" office:value="0.0165636502262293" calcext:value-type="float">
            <text:p>0.016563650226229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D1446]^2" office:value-type="float" office:value="0.000274354508816867" calcext:value-type="float">
            <text:p>0.0002743545088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e's</text:p>
          </table:table-cell>
          <table:table-cell office:value-type="float" office:value="214" calcext:value-type="float">
            <text:p>214</text:p>
          </table:table-cell>
          <table:table-cell table:formula="of:=([.B1447]/[.$F$1])" office:value-type="float" office:value="0.000118580119433453" calcext:value-type="float">
            <text:p>0.000118580119433</text:p>
          </table:table-cell>
          <table:table-cell table:formula="of:=([.$H$11]/([.E1447]+[.$I$11])^[.$J$11])" office:value-type="float" office:value="0.0165535738011934" calcext:value-type="float">
            <text:p>0.016553573801193</text:p>
          </table:table-cell>
          <table:table-cell office:value-type="float" office:value="1446" calcext:value-type="float">
            <text:p>1446</text:p>
          </table:table-cell>
          <table:table-cell/>
          <table:table-cell table:formula="of:=[.D1447]^2" office:value-type="float" office:value="0.000274020805591556" calcext:value-type="float">
            <text:p>0.0002740208055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owing</text:p>
          </table:table-cell>
          <table:table-cell office:value-type="float" office:value="214" calcext:value-type="float">
            <text:p>214</text:p>
          </table:table-cell>
          <table:table-cell table:formula="of:=([.B1448]/[.$F$1])" office:value-type="float" office:value="0.000118580119433453" calcext:value-type="float">
            <text:p>0.000118580119433</text:p>
          </table:table-cell>
          <table:table-cell table:formula="of:=([.$H$11]/([.E1448]+[.$I$11])^[.$J$11])" office:value-type="float" office:value="0.016543510462912" calcext:value-type="float">
            <text:p>0.016543510462912</text:p>
          </table:table-cell>
          <table:table-cell office:value-type="float" office:value="1447" calcext:value-type="float">
            <text:p>1447</text:p>
          </table:table-cell>
          <table:table-cell/>
          <table:table-cell table:formula="of:=[.D1448]^2" office:value-type="float" office:value="0.00027368773843648" calcext:value-type="float">
            <text:p>0.0002736877384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crease</text:p>
          </table:table-cell>
          <table:table-cell office:value-type="float" office:value="214" calcext:value-type="float">
            <text:p>214</text:p>
          </table:table-cell>
          <table:table-cell table:formula="of:=([.B1449]/[.$F$1])" office:value-type="float" office:value="0.000118580119433453" calcext:value-type="float">
            <text:p>0.000118580119433</text:p>
          </table:table-cell>
          <table:table-cell table:formula="of:=([.$H$11]/([.E1449]+[.$I$11])^[.$J$11])" office:value-type="float" office:value="0.0165334601853663" calcext:value-type="float">
            <text:p>0.016533460185366</text:p>
          </table:table-cell>
          <table:table-cell office:value-type="float" office:value="1448" calcext:value-type="float">
            <text:p>1448</text:p>
          </table:table-cell>
          <table:table-cell/>
          <table:table-cell table:formula="of:=[.D1449]^2" office:value-type="float" office:value="0.000273355305701091" calcext:value-type="float">
            <text:p>0.0002733553057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stribute</text:p>
          </table:table-cell>
          <table:table-cell office:value-type="float" office:value="214" calcext:value-type="float">
            <text:p>214</text:p>
          </table:table-cell>
          <table:table-cell table:formula="of:=([.B1450]/[.$F$1])" office:value-type="float" office:value="0.000118580119433453" calcext:value-type="float">
            <text:p>0.000118580119433</text:p>
          </table:table-cell>
          <table:table-cell table:formula="of:=([.$H$11]/([.E1450]+[.$I$11])^[.$J$11])" office:value-type="float" office:value="0.0165234229426066" calcext:value-type="float">
            <text:p>0.01652342294260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D1450]^2" office:value-type="float" office:value="0.000273023505740257" calcext:value-type="float">
            <text:p>0.000273023505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</text:p>
          </table:table-cell>
          <table:table-cell office:value-type="float" office:value="214" calcext:value-type="float">
            <text:p>214</text:p>
          </table:table-cell>
          <table:table-cell table:formula="of:=([.B1451]/[.$F$1])" office:value-type="float" office:value="0.000118580119433453" calcext:value-type="float">
            <text:p>0.000118580119433</text:p>
          </table:table-cell>
          <table:table-cell table:formula="of:=([.$H$11]/([.E1451]+[.$I$11])^[.$J$11])" office:value-type="float" office:value="0.0165133987087529" calcext:value-type="float">
            <text:p>0.016513398708753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[.D1451]^2" office:value-type="float" office:value="0.000272692336914243" calcext:value-type="float">
            <text:p>0.0002726923369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ved</text:p>
          </table:table-cell>
          <table:table-cell office:value-type="float" office:value="214" calcext:value-type="float">
            <text:p>214</text:p>
          </table:table-cell>
          <table:table-cell table:formula="of:=([.B1452]/[.$F$1])" office:value-type="float" office:value="0.000118580119433453" calcext:value-type="float">
            <text:p>0.000118580119433</text:p>
          </table:table-cell>
          <table:table-cell table:formula="of:=([.$H$11]/([.E1452]+[.$I$11])^[.$J$11])" office:value-type="float" office:value="0.0165033874579945" calcext:value-type="float">
            <text:p>0.016503387457995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[.D1452]^2" office:value-type="float" office:value="0.00027236179758869" calcext:value-type="float">
            <text:p>0.0002723617975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treets</text:p>
          </table:table-cell>
          <table:table-cell office:value-type="float" office:value="213" calcext:value-type="float">
            <text:p>213</text:p>
          </table:table-cell>
          <table:table-cell table:formula="of:=([.B1453]/[.$F$1])" office:value-type="float" office:value="0.00011802600672582" calcext:value-type="float">
            <text:p>0.000118026006726</text:p>
          </table:table-cell>
          <table:table-cell table:formula="of:=([.$H$11]/([.E1453]+[.$I$11])^[.$J$11])" office:value-type="float" office:value="0.0164933891645893" calcext:value-type="float">
            <text:p>0.016493389164589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[.D1453]^2" office:value-type="float" office:value="0.000272031886134593" calcext:value-type="float">
            <text:p>0.000272031886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chael</text:p>
          </table:table-cell>
          <table:table-cell office:value-type="float" office:value="213" calcext:value-type="float">
            <text:p>213</text:p>
          </table:table-cell>
          <table:table-cell table:formula="of:=([.B1454]/[.$F$1])" office:value-type="float" office:value="0.00011802600672582" calcext:value-type="float">
            <text:p>0.000118026006726</text:p>
          </table:table-cell>
          <table:table-cell table:formula="of:=([.$H$11]/([.E1454]+[.$I$11])^[.$J$11])" office:value-type="float" office:value="0.0164834038028643" calcext:value-type="float">
            <text:p>0.016483403802864</text:p>
          </table:table-cell>
          <table:table-cell office:value-type="float" office:value="1453" calcext:value-type="float">
            <text:p>1453</text:p>
          </table:table-cell>
          <table:table-cell/>
          <table:table-cell table:formula="of:=[.D1454]^2" office:value-type="float" office:value="0.00027170260092828" calcext:value-type="float">
            <text:p>0.0002717026009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aching</text:p>
          </table:table-cell>
          <table:table-cell office:value-type="float" office:value="213" calcext:value-type="float">
            <text:p>213</text:p>
          </table:table-cell>
          <table:table-cell table:formula="of:=([.B1455]/[.$F$1])" office:value-type="float" office:value="0.00011802600672582" calcext:value-type="float">
            <text:p>0.000118026006726</text:p>
          </table:table-cell>
          <table:table-cell table:formula="of:=([.$H$11]/([.E1455]+[.$I$11])^[.$J$11])" office:value-type="float" office:value="0.0164734313472146" calcext:value-type="float">
            <text:p>0.016473431347215</text:p>
          </table:table-cell>
          <table:table-cell office:value-type="float" office:value="1454" calcext:value-type="float">
            <text:p>1454</text:p>
          </table:table-cell>
          <table:table-cell/>
          <table:table-cell table:formula="of:=[.D1455]^2" office:value-type="float" office:value="0.000271373940351391" calcext:value-type="float">
            <text:p>0.0002713739403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n</text:p>
          </table:table-cell>
          <table:table-cell office:value-type="float" office:value="213" calcext:value-type="float">
            <text:p>213</text:p>
          </table:table-cell>
          <table:table-cell table:formula="of:=([.B1456]/[.$F$1])" office:value-type="float" office:value="0.00011802600672582" calcext:value-type="float">
            <text:p>0.000118026006726</text:p>
          </table:table-cell>
          <table:table-cell table:formula="of:=([.$H$11]/([.E1456]+[.$I$11])^[.$J$11])" office:value-type="float" office:value="0.0164634717721038" calcext:value-type="float">
            <text:p>0.016463471772104</text:p>
          </table:table-cell>
          <table:table-cell office:value-type="float" office:value="1455" calcext:value-type="float">
            <text:p>1455</text:p>
          </table:table-cell>
          <table:table-cell/>
          <table:table-cell table:formula="of:=[.D1456]^2" office:value-type="float" office:value="0.000271045902790858" calcext:value-type="float">
            <text:p>0.0002710459027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tellectual</text:p>
          </table:table-cell>
          <table:table-cell office:value-type="float" office:value="213" calcext:value-type="float">
            <text:p>213</text:p>
          </table:table-cell>
          <table:table-cell table:formula="of:=([.B1457]/[.$F$1])" office:value-type="float" office:value="0.00011802600672582" calcext:value-type="float">
            <text:p>0.000118026006726</text:p>
          </table:table-cell>
          <table:table-cell table:formula="of:=([.$H$11]/([.E1457]+[.$I$11])^[.$J$11])" office:value-type="float" office:value="0.0164535250520634" calcext:value-type="float">
            <text:p>0.016453525052064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D1457]^2" office:value-type="float" office:value="0.000270718486638879" calcext:value-type="float">
            <text:p>0.0002707184866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fusion</text:p>
          </table:table-cell>
          <table:table-cell office:value-type="float" office:value="213" calcext:value-type="float">
            <text:p>213</text:p>
          </table:table-cell>
          <table:table-cell table:formula="of:=([.B1458]/[.$F$1])" office:value-type="float" office:value="0.00011802600672582" calcext:value-type="float">
            <text:p>0.000118026006726</text:p>
          </table:table-cell>
          <table:table-cell table:formula="of:=([.$H$11]/([.E1458]+[.$I$11])^[.$J$11])" office:value-type="float" office:value="0.0164435911616929" calcext:value-type="float">
            <text:p>0.016443591161693</text:p>
          </table:table-cell>
          <table:table-cell office:value-type="float" office:value="1457" calcext:value-type="float">
            <text:p>1457</text:p>
          </table:table-cell>
          <table:table-cell/>
          <table:table-cell table:formula="of:=[.D1458]^2" office:value-type="float" office:value="0.000270391690292905" calcext:value-type="float">
            <text:p>0.0002703916902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giment</text:p>
          </table:table-cell>
          <table:table-cell office:value-type="float" office:value="213" calcext:value-type="float">
            <text:p>213</text:p>
          </table:table-cell>
          <table:table-cell table:formula="of:=([.B1459]/[.$F$1])" office:value-type="float" office:value="0.00011802600672582" calcext:value-type="float">
            <text:p>0.000118026006726</text:p>
          </table:table-cell>
          <table:table-cell table:formula="of:=([.$H$11]/([.E1459]+[.$I$11])^[.$J$11])" office:value-type="float" office:value="0.0164336700756591" calcext:value-type="float">
            <text:p>0.016433670075659</text:p>
          </table:table-cell>
          <table:table-cell office:value-type="float" office:value="1458" calcext:value-type="float">
            <text:p>1458</text:p>
          </table:table-cell>
          <table:table-cell/>
          <table:table-cell table:formula="of:=[.D1459]^2" office:value-type="float" office:value="0.000270065512155615" calcext:value-type="float">
            <text:p>0.0002700655121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vil</text:p>
          </table:table-cell>
          <table:table-cell office:value-type="float" office:value="213" calcext:value-type="float">
            <text:p>213</text:p>
          </table:table-cell>
          <table:table-cell table:formula="of:=([.B1460]/[.$F$1])" office:value-type="float" office:value="0.00011802600672582" calcext:value-type="float">
            <text:p>0.000118026006726</text:p>
          </table:table-cell>
          <table:table-cell table:formula="of:=([.$H$11]/([.E1460]+[.$I$11])^[.$J$11])" office:value-type="float" office:value="0.0164237617686964" calcext:value-type="float">
            <text:p>0.016423761768696</text:p>
          </table:table-cell>
          <table:table-cell office:value-type="float" office:value="1459" calcext:value-type="float">
            <text:p>1459</text:p>
          </table:table-cell>
          <table:table-cell/>
          <table:table-cell table:formula="of:=[.D1460]^2" office:value-type="float" office:value="0.000269739950634893" calcext:value-type="float">
            <text:p>0.0002697399506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oposition</text:p>
          </table:table-cell>
          <table:table-cell office:value-type="float" office:value="213" calcext:value-type="float">
            <text:p>213</text:p>
          </table:table-cell>
          <table:table-cell table:formula="of:=([.B1461]/[.$F$1])" office:value-type="float" office:value="0.00011802600672582" calcext:value-type="float">
            <text:p>0.000118026006726</text:p>
          </table:table-cell>
          <table:table-cell table:formula="of:=([.$H$11]/([.E1461]+[.$I$11])^[.$J$11])" office:value-type="float" office:value="0.0164138662156061" calcext:value-type="float">
            <text:p>0.016413866215606</text:p>
          </table:table-cell>
          <table:table-cell office:value-type="float" office:value="1460" calcext:value-type="float">
            <text:p>1460</text:p>
          </table:table-cell>
          <table:table-cell/>
          <table:table-cell table:formula="of:=[.D1461]^2" office:value-type="float" office:value="0.000269415004143814" calcext:value-type="float">
            <text:p>0.0002694150041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mpression</text:p>
          </table:table-cell>
          <table:table-cell office:value-type="float" office:value="213" calcext:value-type="float">
            <text:p>213</text:p>
          </table:table-cell>
          <table:table-cell table:formula="of:=([.B1462]/[.$F$1])" office:value-type="float" office:value="0.00011802600672582" calcext:value-type="float">
            <text:p>0.000118026006726</text:p>
          </table:table-cell>
          <table:table-cell table:formula="of:=([.$H$11]/([.E1462]+[.$I$11])^[.$J$11])" office:value-type="float" office:value="0.0164039833912564" calcext:value-type="float">
            <text:p>0.016403983391257</text:p>
          </table:table-cell>
          <table:table-cell office:value-type="float" office:value="1461" calcext:value-type="float">
            <text:p>1461</text:p>
          </table:table-cell>
          <table:table-cell/>
          <table:table-cell table:formula="of:=[.D1462]^2" office:value-type="float" office:value="0.000269090671100617" calcext:value-type="float">
            <text:p>0.0002690906711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rival</text:p>
          </table:table-cell>
          <table:table-cell office:value-type="float" office:value="213" calcext:value-type="float">
            <text:p>213</text:p>
          </table:table-cell>
          <table:table-cell table:formula="of:=([.B1463]/[.$F$1])" office:value-type="float" office:value="0.00011802600672582" calcext:value-type="float">
            <text:p>0.000118026006726</text:p>
          </table:table-cell>
          <table:table-cell table:formula="of:=([.$H$11]/([.E1463]+[.$I$11])^[.$J$11])" office:value-type="float" office:value="0.0163941132705825" calcext:value-type="float">
            <text:p>0.016394113270583</text:p>
          </table:table-cell>
          <table:table-cell office:value-type="float" office:value="1462" calcext:value-type="float">
            <text:p>1462</text:p>
          </table:table-cell>
          <table:table-cell/>
          <table:table-cell table:formula="of:=[.D1463]^2" office:value-type="float" office:value="0.000268766949928689" calcext:value-type="float">
            <text:p>0.0002687669499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mies</text:p>
          </table:table-cell>
          <table:table-cell office:value-type="float" office:value="212" calcext:value-type="float">
            <text:p>212</text:p>
          </table:table-cell>
          <table:table-cell table:formula="of:=([.B1464]/[.$F$1])" office:value-type="float" office:value="0.000117471894018187" calcext:value-type="float">
            <text:p>0.000117471894018</text:p>
          </table:table-cell>
          <table:table-cell table:formula="of:=([.$H$11]/([.E1464]+[.$I$11])^[.$J$11])" office:value-type="float" office:value="0.0163842558285856" calcext:value-type="float">
            <text:p>0.016384255828586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[.D1464]^2" office:value-type="float" office:value="0.000268443839056541" calcext:value-type="float">
            <text:p>0.0002684438390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dification</text:p>
          </table:table-cell>
          <table:table-cell office:value-type="float" office:value="212" calcext:value-type="float">
            <text:p>212</text:p>
          </table:table-cell>
          <table:table-cell table:formula="of:=([.B1465]/[.$F$1])" office:value-type="float" office:value="0.000117471894018187" calcext:value-type="float">
            <text:p>0.000117471894018</text:p>
          </table:table-cell>
          <table:table-cell table:formula="of:=([.$H$11]/([.E1465]+[.$I$11])^[.$J$11])" office:value-type="float" office:value="0.0163744110403334" calcext:value-type="float">
            <text:p>0.016374411040334</text:p>
          </table:table-cell>
          <table:table-cell office:value-type="float" office:value="1464" calcext:value-type="float">
            <text:p>1464</text:p>
          </table:table-cell>
          <table:table-cell/>
          <table:table-cell table:formula="of:=[.D1465]^2" office:value-type="float" office:value="0.000268121336917793" calcext:value-type="float">
            <text:p>0.0002681213369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osted</text:p>
          </table:table-cell>
          <table:table-cell office:value-type="float" office:value="212" calcext:value-type="float">
            <text:p>212</text:p>
          </table:table-cell>
          <table:table-cell table:formula="of:=([.B1466]/[.$F$1])" office:value-type="float" office:value="0.000117471894018187" calcext:value-type="float">
            <text:p>0.000117471894018</text:p>
          </table:table-cell>
          <table:table-cell table:formula="of:=([.$H$11]/([.E1466]+[.$I$11])^[.$J$11])" office:value-type="float" office:value="0.0163645788809596" calcext:value-type="float">
            <text:p>0.01636457888096</text:p>
          </table:table-cell>
          <table:table-cell office:value-type="float" office:value="1465" calcext:value-type="float">
            <text:p>1465</text:p>
          </table:table-cell>
          <table:table-cell/>
          <table:table-cell table:formula="of:=[.D1466]^2" office:value-type="float" office:value="0.000267799441951149" calcext:value-type="float">
            <text:p>0.0002677994419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ations</text:p>
          </table:table-cell>
          <table:table-cell office:value-type="float" office:value="212" calcext:value-type="float">
            <text:p>212</text:p>
          </table:table-cell>
          <table:table-cell table:formula="of:=([.B1467]/[.$F$1])" office:value-type="float" office:value="0.000117471894018187" calcext:value-type="float">
            <text:p>0.000117471894018</text:p>
          </table:table-cell>
          <table:table-cell table:formula="of:=([.$H$11]/([.E1467]+[.$I$11])^[.$J$11])" office:value-type="float" office:value="0.0163547593256636" calcext:value-type="float">
            <text:p>0.016354759325664</text:p>
          </table:table-cell>
          <table:table-cell office:value-type="float" office:value="1466" calcext:value-type="float">
            <text:p>1466</text:p>
          </table:table-cell>
          <table:table-cell/>
          <table:table-cell table:formula="of:=[.D1467]^2" office:value-type="float" office:value="0.00026747815260038" calcext:value-type="float">
            <text:p>0.00026747815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youth</text:p>
          </table:table-cell>
          <table:table-cell office:value-type="float" office:value="212" calcext:value-type="float">
            <text:p>212</text:p>
          </table:table-cell>
          <table:table-cell table:formula="of:=([.B1468]/[.$F$1])" office:value-type="float" office:value="0.000117471894018187" calcext:value-type="float">
            <text:p>0.000117471894018</text:p>
          </table:table-cell>
          <table:table-cell table:formula="of:=([.$H$11]/([.E1468]+[.$I$11])^[.$J$11])" office:value-type="float" office:value="0.0163449523497104" calcext:value-type="float">
            <text:p>0.01634495234971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[.D1468]^2" office:value-type="float" office:value="0.000267157467314302" calcext:value-type="float">
            <text:p>0.0002671574673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eting</text:p>
          </table:table-cell>
          <table:table-cell office:value-type="float" office:value="212" calcext:value-type="float">
            <text:p>212</text:p>
          </table:table-cell>
          <table:table-cell table:formula="of:=([.B1469]/[.$F$1])" office:value-type="float" office:value="0.000117471894018187" calcext:value-type="float">
            <text:p>0.000117471894018</text:p>
          </table:table-cell>
          <table:table-cell table:formula="of:=([.$H$11]/([.E1469]+[.$I$11])^[.$J$11])" office:value-type="float" office:value="0.0163351579284303" calcext:value-type="float">
            <text:p>0.01633515792843</text:p>
          </table:table-cell>
          <table:table-cell office:value-type="float" office:value="1468" calcext:value-type="float">
            <text:p>1468</text:p>
          </table:table-cell>
          <table:table-cell/>
          <table:table-cell table:formula="of:=[.D1469]^2" office:value-type="float" office:value="0.000266837384546759" calcext:value-type="float">
            <text:p>0.0002668373845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rrors</text:p>
          </table:table-cell>
          <table:table-cell office:value-type="float" office:value="211" calcext:value-type="float">
            <text:p>211</text:p>
          </table:table-cell>
          <table:table-cell table:formula="of:=([.B1470]/[.$F$1])" office:value-type="float" office:value="0.000116917781310554" calcext:value-type="float">
            <text:p>0.000116917781311</text:p>
          </table:table-cell>
          <table:table-cell table:formula="of:=([.$H$11]/([.E1470]+[.$I$11])^[.$J$11])" office:value-type="float" office:value="0.0163253760372189" calcext:value-type="float">
            <text:p>0.016325376037219</text:p>
          </table:table-cell>
          <table:table-cell office:value-type="float" office:value="1469" calcext:value-type="float">
            <text:p>1469</text:p>
          </table:table-cell>
          <table:table-cell/>
          <table:table-cell table:formula="of:=[.D1470]^2" office:value-type="float" office:value="0.0002665179027566" calcext:value-type="float">
            <text:p>0.0002665179027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eb</text:p>
          </table:table-cell>
          <table:table-cell office:value-type="float" office:value="211" calcext:value-type="float">
            <text:p>211</text:p>
          </table:table-cell>
          <table:table-cell table:formula="of:=([.B1471]/[.$F$1])" office:value-type="float" office:value="0.000116917781310554" calcext:value-type="float">
            <text:p>0.000116917781311</text:p>
          </table:table-cell>
          <table:table-cell table:formula="of:=([.$H$11]/([.E1471]+[.$I$11])^[.$J$11])" office:value-type="float" office:value="0.0163156066515365" calcext:value-type="float">
            <text:p>0.016315606651537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[.D1471]^2" office:value-type="float" office:value="0.000266199020407661" calcext:value-type="float">
            <text:p>0.0002661990204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amber</text:p>
          </table:table-cell>
          <table:table-cell office:value-type="float" office:value="211" calcext:value-type="float">
            <text:p>211</text:p>
          </table:table-cell>
          <table:table-cell table:formula="of:=([.B1472]/[.$F$1])" office:value-type="float" office:value="0.000116917781310554" calcext:value-type="float">
            <text:p>0.000116917781311</text:p>
          </table:table-cell>
          <table:table-cell table:formula="of:=([.$H$11]/([.E1472]+[.$I$11])^[.$J$11])" office:value-type="float" office:value="0.0163058497469083" calcext:value-type="float">
            <text:p>0.016305849746908</text:p>
          </table:table-cell>
          <table:table-cell office:value-type="float" office:value="1471" calcext:value-type="float">
            <text:p>1471</text:p>
          </table:table-cell>
          <table:table-cell/>
          <table:table-cell table:formula="of:=[.D1472]^2" office:value-type="float" office:value="0.000265880735968748" calcext:value-type="float">
            <text:p>0.0002658807359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se</text:p>
          </table:table-cell>
          <table:table-cell office:value-type="float" office:value="211" calcext:value-type="float">
            <text:p>211</text:p>
          </table:table-cell>
          <table:table-cell table:formula="of:=([.B1473]/[.$F$1])" office:value-type="float" office:value="0.000116917781310554" calcext:value-type="float">
            <text:p>0.000116917781311</text:p>
          </table:table-cell>
          <table:table-cell table:formula="of:=([.$H$11]/([.E1473]+[.$I$11])^[.$J$11])" office:value-type="float" office:value="0.0162961052989238" calcext:value-type="float">
            <text:p>0.016296105298924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[.D1473]^2" office:value-type="float" office:value="0.000265563047913612" calcext:value-type="float">
            <text:p>0.0002655630479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aggers</text:p>
          </table:table-cell>
          <table:table-cell office:value-type="float" office:value="211" calcext:value-type="float">
            <text:p>211</text:p>
          </table:table-cell>
          <table:table-cell table:formula="of:=([.B1474]/[.$F$1])" office:value-type="float" office:value="0.000116917781310554" calcext:value-type="float">
            <text:p>0.000116917781311</text:p>
          </table:table-cell>
          <table:table-cell table:formula="of:=([.$H$11]/([.E1474]+[.$I$11])^[.$J$11])" office:value-type="float" office:value="0.016286373283237" calcext:value-type="float">
            <text:p>0.016286373283237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D1474]^2" office:value-type="float" office:value="0.000265245954720935" calcext:value-type="float">
            <text:p>0.0002652459547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rincipal</text:p>
          </table:table-cell>
          <table:table-cell office:value-type="float" office:value="211" calcext:value-type="float">
            <text:p>211</text:p>
          </table:table-cell>
          <table:table-cell table:formula="of:=([.B1475]/[.$F$1])" office:value-type="float" office:value="0.000116917781310554" calcext:value-type="float">
            <text:p>0.000116917781311</text:p>
          </table:table-cell>
          <table:table-cell table:formula="of:=([.$H$11]/([.E1475]+[.$I$11])^[.$J$11])" office:value-type="float" office:value="0.0162766536755657" calcext:value-type="float">
            <text:p>0.016276653675566</text:p>
          </table:table-cell>
          <table:table-cell office:value-type="float" office:value="1474" calcext:value-type="float">
            <text:p>1474</text:p>
          </table:table-cell>
          <table:table-cell/>
          <table:table-cell table:formula="of:=[.D1475]^2" office:value-type="float" office:value="0.000264929454874307" calcext:value-type="float">
            <text:p>0.0002649294548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uties</text:p>
          </table:table-cell>
          <table:table-cell office:value-type="float" office:value="211" calcext:value-type="float">
            <text:p>211</text:p>
          </table:table-cell>
          <table:table-cell table:formula="of:=([.B1476]/[.$F$1])" office:value-type="float" office:value="0.000116917781310554" calcext:value-type="float">
            <text:p>0.000116917781311</text:p>
          </table:table-cell>
          <table:table-cell table:formula="of:=([.$H$11]/([.E1476]+[.$I$11])^[.$J$11])" office:value-type="float" office:value="0.0162669464516918" calcext:value-type="float">
            <text:p>0.016266946451692</text:p>
          </table:table-cell>
          <table:table-cell office:value-type="float" office:value="1475" calcext:value-type="float">
            <text:p>1475</text:p>
          </table:table-cell>
          <table:table-cell/>
          <table:table-cell table:formula="of:=[.D1476]^2" office:value-type="float" office:value="0.00026461354686221" calcext:value-type="float">
            <text:p>0.0002646135468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ods</text:p>
          </table:table-cell>
          <table:table-cell office:value-type="float" office:value="211" calcext:value-type="float">
            <text:p>211</text:p>
          </table:table-cell>
          <table:table-cell table:formula="of:=([.B1477]/[.$F$1])" office:value-type="float" office:value="0.000116917781310554" calcext:value-type="float">
            <text:p>0.000116917781311</text:p>
          </table:table-cell>
          <table:table-cell table:formula="of:=([.$H$11]/([.E1477]+[.$I$11])^[.$J$11])" office:value-type="float" office:value="0.0162572515874607" calcext:value-type="float">
            <text:p>0.016257251587461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D1477]^2" office:value-type="float" office:value="0.000264298229177995" calcext:value-type="float">
            <text:p>0.000264298229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arent</text:p>
          </table:table-cell>
          <table:table-cell office:value-type="float" office:value="211" calcext:value-type="float">
            <text:p>211</text:p>
          </table:table-cell>
          <table:table-cell table:formula="of:=([.B1478]/[.$F$1])" office:value-type="float" office:value="0.000116917781310554" calcext:value-type="float">
            <text:p>0.000116917781311</text:p>
          </table:table-cell>
          <table:table-cell table:formula="of:=([.$H$11]/([.E1478]+[.$I$11])^[.$J$11])" office:value-type="float" office:value="0.0162475690587813" calcext:value-type="float">
            <text:p>0.016247569058781</text:p>
          </table:table-cell>
          <table:table-cell office:value-type="float" office:value="1477" calcext:value-type="float">
            <text:p>1477</text:p>
          </table:table-cell>
          <table:table-cell/>
          <table:table-cell table:formula="of:=[.D1478]^2" office:value-type="float" office:value="0.000263983500319867" calcext:value-type="float">
            <text:p>0.000263983500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aught</text:p>
          </table:table-cell>
          <table:table-cell office:value-type="float" office:value="210" calcext:value-type="float">
            <text:p>210</text:p>
          </table:table-cell>
          <table:table-cell table:formula="of:=([.B1479]/[.$F$1])" office:value-type="float" office:value="0.000116363668602921" calcext:value-type="float">
            <text:p>0.000116363668603</text:p>
          </table:table-cell>
          <table:table-cell table:formula="of:=([.$H$11]/([.E1479]+[.$I$11])^[.$J$11])" office:value-type="float" office:value="0.0162378988416256" calcext:value-type="float">
            <text:p>0.016237898841626</text:p>
          </table:table-cell>
          <table:table-cell office:value-type="float" office:value="1478" calcext:value-type="float">
            <text:p>1478</text:p>
          </table:table-cell>
          <table:table-cell/>
          <table:table-cell table:formula="of:=[.D1479]^2" office:value-type="float" office:value="0.000263669358790865" calcext:value-type="float">
            <text:p>0.0002636693587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ristmas</text:p>
          </table:table-cell>
          <table:table-cell office:value-type="float" office:value="210" calcext:value-type="float">
            <text:p>210</text:p>
          </table:table-cell>
          <table:table-cell table:formula="of:=([.B1480]/[.$F$1])" office:value-type="float" office:value="0.000116363668602921" calcext:value-type="float">
            <text:p>0.000116363668603</text:p>
          </table:table-cell>
          <table:table-cell table:formula="of:=([.$H$11]/([.E1480]+[.$I$11])^[.$J$11])" office:value-type="float" office:value="0.0162282409120287" calcext:value-type="float">
            <text:p>0.016228240912029</text:p>
          </table:table-cell>
          <table:table-cell office:value-type="float" office:value="1479" calcext:value-type="float">
            <text:p>1479</text:p>
          </table:table-cell>
          <table:table-cell/>
          <table:table-cell table:formula="of:=[.D1480]^2" office:value-type="float" office:value="0.000263355803098841" calcext:value-type="float">
            <text:p>0.0002633558030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edium</text:p>
          </table:table-cell>
          <table:table-cell office:value-type="float" office:value="210" calcext:value-type="float">
            <text:p>210</text:p>
          </table:table-cell>
          <table:table-cell table:formula="of:=([.B1481]/[.$F$1])" office:value-type="float" office:value="0.000116363668602921" calcext:value-type="float">
            <text:p>0.000116363668603</text:p>
          </table:table-cell>
          <table:table-cell table:formula="of:=([.$H$11]/([.E1481]+[.$I$11])^[.$J$11])" office:value-type="float" office:value="0.0162185952460885" calcext:value-type="float">
            <text:p>0.016218595246089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[.D1481]^2" office:value-type="float" office:value="0.000263042831756443" calcext:value-type="float">
            <text:p>0.0002630428317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cord</text:p>
          </table:table-cell>
          <table:table-cell office:value-type="float" office:value="210" calcext:value-type="float">
            <text:p>210</text:p>
          </table:table-cell>
          <table:table-cell table:formula="of:=([.B1482]/[.$F$1])" office:value-type="float" office:value="0.000116363668602921" calcext:value-type="float">
            <text:p>0.000116363668603</text:p>
          </table:table-cell>
          <table:table-cell table:formula="of:=([.$H$11]/([.E1482]+[.$I$11])^[.$J$11])" office:value-type="float" office:value="0.0162089618199655" calcext:value-type="float">
            <text:p>0.016208961819966</text:p>
          </table:table-cell>
          <table:table-cell office:value-type="float" office:value="1481" calcext:value-type="float">
            <text:p>1481</text:p>
          </table:table-cell>
          <table:table-cell/>
          <table:table-cell table:formula="of:=[.D1482]^2" office:value-type="float" office:value="0.000262730443281098" calcext:value-type="float">
            <text:p>0.0002627304432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sleep</text:p>
          </table:table-cell>
          <table:table-cell office:value-type="float" office:value="210" calcext:value-type="float">
            <text:p>210</text:p>
          </table:table-cell>
          <table:table-cell table:formula="of:=([.B1483]/[.$F$1])" office:value-type="float" office:value="0.000116363668602921" calcext:value-type="float">
            <text:p>0.000116363668603</text:p>
          </table:table-cell>
          <table:table-cell table:formula="of:=([.$H$11]/([.E1483]+[.$I$11])^[.$J$11])" office:value-type="float" office:value="0.0161993406098825" calcext:value-type="float">
            <text:p>0.016199340609883</text:p>
          </table:table-cell>
          <table:table-cell office:value-type="float" office:value="1482" calcext:value-type="float">
            <text:p>1482</text:p>
          </table:table-cell>
          <table:table-cell/>
          <table:table-cell table:formula="of:=[.D1483]^2" office:value-type="float" office:value="0.000262418636194989" calcext:value-type="float">
            <text:p>0.0002624186361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alling</text:p>
          </table:table-cell>
          <table:table-cell office:value-type="float" office:value="210" calcext:value-type="float">
            <text:p>210</text:p>
          </table:table-cell>
          <table:table-cell table:formula="of:=([.B1484]/[.$F$1])" office:value-type="float" office:value="0.000116363668602921" calcext:value-type="float">
            <text:p>0.000116363668603</text:p>
          </table:table-cell>
          <table:table-cell table:formula="of:=([.$H$11]/([.E1484]+[.$I$11])^[.$J$11])" office:value-type="float" office:value="0.0161897315921247" calcext:value-type="float">
            <text:p>0.016189731592125</text:p>
          </table:table-cell>
          <table:table-cell office:value-type="float" office:value="1483" calcext:value-type="float">
            <text:p>1483</text:p>
          </table:table-cell>
          <table:table-cell/>
          <table:table-cell table:formula="of:=[.D1484]^2" office:value-type="float" office:value="0.000262107409025042" calcext:value-type="float">
            <text:p>0.0002621074090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ising</text:p>
          </table:table-cell>
          <table:table-cell office:value-type="float" office:value="209" calcext:value-type="float">
            <text:p>209</text:p>
          </table:table-cell>
          <table:table-cell table:formula="of:=([.B1485]/[.$F$1])" office:value-type="float" office:value="0.000115809555895288" calcext:value-type="float">
            <text:p>0.000115809555895</text:p>
          </table:table-cell>
          <table:table-cell table:formula="of:=([.$H$11]/([.E1485]+[.$I$11])^[.$J$11])" office:value-type="float" office:value="0.0161801347430391" calcext:value-type="float">
            <text:p>0.016180134743039</text:p>
          </table:table-cell>
          <table:table-cell office:value-type="float" office:value="1484" calcext:value-type="float">
            <text:p>1484</text:p>
          </table:table-cell>
          <table:table-cell/>
          <table:table-cell table:formula="of:=[.D1485]^2" office:value-type="float" office:value="0.000261796760302902" calcext:value-type="float">
            <text:p>0.0002617967603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ederation</text:p>
          </table:table-cell>
          <table:table-cell office:value-type="float" office:value="209" calcext:value-type="float">
            <text:p>209</text:p>
          </table:table-cell>
          <table:table-cell table:formula="of:=([.B1486]/[.$F$1])" office:value-type="float" office:value="0.000115809555895288" calcext:value-type="float">
            <text:p>0.000115809555895</text:p>
          </table:table-cell>
          <table:table-cell table:formula="of:=([.$H$11]/([.E1486]+[.$I$11])^[.$J$11])" office:value-type="float" office:value="0.0161705500390345" calcext:value-type="float">
            <text:p>0.016170550039035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D1486]^2" office:value-type="float" office:value="0.00026148668856492" calcext:value-type="float">
            <text:p>0.0002614866885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ollars</text:p>
          </table:table-cell>
          <table:table-cell office:value-type="float" office:value="209" calcext:value-type="float">
            <text:p>209</text:p>
          </table:table-cell>
          <table:table-cell table:formula="of:=([.B1487]/[.$F$1])" office:value-type="float" office:value="0.000115809555895288" calcext:value-type="float">
            <text:p>0.000115809555895</text:p>
          </table:table-cell>
          <table:table-cell table:formula="of:=([.$H$11]/([.E1487]+[.$I$11])^[.$J$11])" office:value-type="float" office:value="0.0161609774565814" calcext:value-type="float">
            <text:p>0.01616097745658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D1487]^2" office:value-type="float" office:value="0.000261177192352131" calcext:value-type="float">
            <text:p>0.0002611771923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a'am</text:p>
          </table:table-cell>
          <table:table-cell office:value-type="float" office:value="209" calcext:value-type="float">
            <text:p>209</text:p>
          </table:table-cell>
          <table:table-cell table:formula="of:=([.B1488]/[.$F$1])" office:value-type="float" office:value="0.000115809555895288" calcext:value-type="float">
            <text:p>0.000115809555895</text:p>
          </table:table-cell>
          <table:table-cell table:formula="of:=([.$H$11]/([.E1488]+[.$I$11])^[.$J$11])" office:value-type="float" office:value="0.0161514169722114" calcext:value-type="float">
            <text:p>0.016151416972211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[.D1488]^2" office:value-type="float" office:value="0.000260868270210237" calcext:value-type="float">
            <text:p>0.000260868270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ose</text:p>
          </table:table-cell>
          <table:table-cell office:value-type="float" office:value="209" calcext:value-type="float">
            <text:p>209</text:p>
          </table:table-cell>
          <table:table-cell table:formula="of:=([.B1489]/[.$F$1])" office:value-type="float" office:value="0.000115809555895288" calcext:value-type="float">
            <text:p>0.000115809555895</text:p>
          </table:table-cell>
          <table:table-cell table:formula="of:=([.$H$11]/([.E1489]+[.$I$11])^[.$J$11])" office:value-type="float" office:value="0.0161418685625175" calcext:value-type="float">
            <text:p>0.016141868562518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[.D1489]^2" office:value-type="float" office:value="0.00026055992068959" calcext:value-type="float">
            <text:p>0.00026055992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ission</text:p>
          </table:table-cell>
          <table:table-cell office:value-type="float" office:value="209" calcext:value-type="float">
            <text:p>209</text:p>
          </table:table-cell>
          <table:table-cell table:formula="of:=([.B1490]/[.$F$1])" office:value-type="float" office:value="0.000115809555895288" calcext:value-type="float">
            <text:p>0.000115809555895</text:p>
          </table:table-cell>
          <table:table-cell table:formula="of:=([.$H$11]/([.E1490]+[.$I$11])^[.$J$11])" office:value-type="float" office:value="0.0161323322041536" calcext:value-type="float">
            <text:p>0.016132332204154</text:p>
          </table:table-cell>
          <table:table-cell office:value-type="float" office:value="1489" calcext:value-type="float">
            <text:p>1489</text:p>
          </table:table-cell>
          <table:table-cell/>
          <table:table-cell table:formula="of:=[.D1490]^2" office:value-type="float" office:value="0.000260252142345173" calcext:value-type="float">
            <text:p>0.0002602521423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visible</text:p>
          </table:table-cell>
          <table:table-cell office:value-type="float" office:value="209" calcext:value-type="float">
            <text:p>209</text:p>
          </table:table-cell>
          <table:table-cell table:formula="of:=([.B1491]/[.$F$1])" office:value-type="float" office:value="0.000115809555895288" calcext:value-type="float">
            <text:p>0.000115809555895</text:p>
          </table:table-cell>
          <table:table-cell table:formula="of:=([.$H$11]/([.E1491]+[.$I$11])^[.$J$11])" office:value-type="float" office:value="0.0161228078738345" calcext:value-type="float">
            <text:p>0.016122807873835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D1491]^2" office:value-type="float" office:value="0.000259944933736581" calcext:value-type="float">
            <text:p>0.0002599449337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ies</text:p>
          </table:table-cell>
          <table:table-cell office:value-type="float" office:value="209" calcext:value-type="float">
            <text:p>209</text:p>
          </table:table-cell>
          <table:table-cell table:formula="of:=([.B1492]/[.$F$1])" office:value-type="float" office:value="0.000115809555895288" calcext:value-type="float">
            <text:p>0.000115809555895</text:p>
          </table:table-cell>
          <table:table-cell table:formula="of:=([.$H$11]/([.E1492]+[.$I$11])^[.$J$11])" office:value-type="float" office:value="0.0161132955483354" calcext:value-type="float">
            <text:p>0.016113295548336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D1492]^2" office:value-type="float" office:value="0.000259638293428006" calcext:value-type="float">
            <text:p>0.0002596382934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drian</text:p>
          </table:table-cell>
          <table:table-cell office:value-type="float" office:value="209" calcext:value-type="float">
            <text:p>209</text:p>
          </table:table-cell>
          <table:table-cell table:formula="of:=([.B1493]/[.$F$1])" office:value-type="float" office:value="0.000115809555895288" calcext:value-type="float">
            <text:p>0.000115809555895</text:p>
          </table:table-cell>
          <table:table-cell table:formula="of:=([.$H$11]/([.E1493]+[.$I$11])^[.$J$11])" office:value-type="float" office:value="0.0161037952044919" calcext:value-type="float">
            <text:p>0.016103795204492</text:p>
          </table:table-cell>
          <table:table-cell office:value-type="float" office:value="1492" calcext:value-type="float">
            <text:p>1492</text:p>
          </table:table-cell>
          <table:table-cell/>
          <table:table-cell table:formula="of:=[.D1493]^2" office:value-type="float" office:value="0.000259332219988217" calcext:value-type="float">
            <text:p>0.0002593322199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reakfast</text:p>
          </table:table-cell>
          <table:table-cell office:value-type="float" office:value="208" calcext:value-type="float">
            <text:p>208</text:p>
          </table:table-cell>
          <table:table-cell table:formula="of:=([.B1494]/[.$F$1])" office:value-type="float" office:value="0.000115255443187655" calcext:value-type="float">
            <text:p>0.000115255443188</text:p>
          </table:table-cell>
          <table:table-cell table:formula="of:=([.$H$11]/([.E1494]+[.$I$11])^[.$J$11])" office:value-type="float" office:value="0.0160943068191999" calcext:value-type="float">
            <text:p>0.0160943068192</text:p>
          </table:table-cell>
          <table:table-cell office:value-type="float" office:value="1493" calcext:value-type="float">
            <text:p>1493</text:p>
          </table:table-cell>
          <table:table-cell/>
          <table:table-cell table:formula="of:=[.D1494]^2" office:value-type="float" office:value="0.000259026711990543" calcext:value-type="float">
            <text:p>0.0002590267119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ouch</text:p>
          </table:table-cell>
          <table:table-cell office:value-type="float" office:value="208" calcext:value-type="float">
            <text:p>208</text:p>
          </table:table-cell>
          <table:table-cell table:formula="of:=([.B1495]/[.$F$1])" office:value-type="float" office:value="0.000115255443187655" calcext:value-type="float">
            <text:p>0.000115255443188</text:p>
          </table:table-cell>
          <table:table-cell table:formula="of:=([.$H$11]/([.E1495]+[.$I$11])^[.$J$11])" office:value-type="float" office:value="0.016084830369415" calcext:value-type="float">
            <text:p>0.016084830369415</text:p>
          </table:table-cell>
          <table:table-cell office:value-type="float" office:value="1494" calcext:value-type="float">
            <text:p>1494</text:p>
          </table:table-cell>
          <table:table-cell/>
          <table:table-cell table:formula="of:=[.D1495]^2" office:value-type="float" office:value="0.000258721768012856" calcext:value-type="float">
            <text:p>0.000258721768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fterward</text:p>
          </table:table-cell>
          <table:table-cell office:value-type="float" office:value="208" calcext:value-type="float">
            <text:p>208</text:p>
          </table:table-cell>
          <table:table-cell table:formula="of:=([.B1496]/[.$F$1])" office:value-type="float" office:value="0.000115255443187655" calcext:value-type="float">
            <text:p>0.000115255443188</text:p>
          </table:table-cell>
          <table:table-cell table:formula="of:=([.$H$11]/([.E1496]+[.$I$11])^[.$J$11])" office:value-type="float" office:value="0.016075365832153" calcext:value-type="float">
            <text:p>0.016075365832153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D1496]^2" office:value-type="float" office:value="0.000258417386637552" calcext:value-type="float">
            <text:p>0.0002584173866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hrist</text:p>
          </table:table-cell>
          <table:table-cell office:value-type="float" office:value="208" calcext:value-type="float">
            <text:p>208</text:p>
          </table:table-cell>
          <table:table-cell table:formula="of:=([.B1497]/[.$F$1])" office:value-type="float" office:value="0.000115255443187655" calcext:value-type="float">
            <text:p>0.000115255443188</text:p>
          </table:table-cell>
          <table:table-cell table:formula="of:=([.$H$11]/([.E1497]+[.$I$11])^[.$J$11])" office:value-type="float" office:value="0.0160659131844889" calcext:value-type="float">
            <text:p>0.016065913184489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D1497]^2" office:value-type="float" office:value="0.000258113566451535" calcext:value-type="float">
            <text:p>0.0002581135664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pril</text:p>
          </table:table-cell>
          <table:table-cell office:value-type="float" office:value="207" calcext:value-type="float">
            <text:p>207</text:p>
          </table:table-cell>
          <table:table-cell table:formula="of:=([.B1498]/[.$F$1])" office:value-type="float" office:value="0.000114701330480022" calcext:value-type="float">
            <text:p>0.00011470133048</text:p>
          </table:table-cell>
          <table:table-cell table:formula="of:=([.$H$11]/([.E1498]+[.$I$11])^[.$J$11])" office:value-type="float" office:value="0.0160564724035574" calcext:value-type="float">
            <text:p>0.016056472403557</text:p>
          </table:table-cell>
          <table:table-cell office:value-type="float" office:value="1497" calcext:value-type="float">
            <text:p>1497</text:p>
          </table:table-cell>
          <table:table-cell/>
          <table:table-cell table:formula="of:=[.D1498]^2" office:value-type="float" office:value="0.000257810306046199" calcext:value-type="float">
            <text:p>0.0002578103060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wine</text:p>
          </table:table-cell>
          <table:table-cell office:value-type="float" office:value="207" calcext:value-type="float">
            <text:p>207</text:p>
          </table:table-cell>
          <table:table-cell table:formula="of:=([.B1499]/[.$F$1])" office:value-type="float" office:value="0.000114701330480022" calcext:value-type="float">
            <text:p>0.00011470133048</text:p>
          </table:table-cell>
          <table:table-cell table:formula="of:=([.$H$11]/([.E1499]+[.$I$11])^[.$J$11])" office:value-type="float" office:value="0.0160470434665521" calcext:value-type="float">
            <text:p>0.016047043466552</text:p>
          </table:table-cell>
          <table:table-cell office:value-type="float" office:value="1498" calcext:value-type="float">
            <text:p>1498</text:p>
          </table:table-cell>
          <table:table-cell/>
          <table:table-cell table:formula="of:=[.D1499]^2" office:value-type="float" office:value="0.000257507604017413" calcext:value-type="float">
            <text:p>0.0002575076040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dians</text:p>
          </table:table-cell>
          <table:table-cell office:value-type="float" office:value="207" calcext:value-type="float">
            <text:p>207</text:p>
          </table:table-cell>
          <table:table-cell table:formula="of:=([.B1500]/[.$F$1])" office:value-type="float" office:value="0.000114701330480022" calcext:value-type="float">
            <text:p>0.00011470133048</text:p>
          </table:table-cell>
          <table:table-cell table:formula="of:=([.$H$11]/([.E1500]+[.$I$11])^[.$J$11])" office:value-type="float" office:value="0.016037626350726" calcext:value-type="float">
            <text:p>0.016037626350726</text:p>
          </table:table-cell>
          <table:table-cell office:value-type="float" office:value="1499" calcext:value-type="float">
            <text:p>1499</text:p>
          </table:table-cell>
          <table:table-cell/>
          <table:table-cell table:formula="of:=[.D1500]^2" office:value-type="float" office:value="0.0002572054589655" calcext:value-type="float">
            <text:p>0.0002572054589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id</text:p>
          </table:table-cell>
          <table:table-cell office:value-type="float" office:value="207" calcext:value-type="float">
            <text:p>207</text:p>
          </table:table-cell>
          <table:table-cell table:formula="of:=([.B1501]/[.$F$1])" office:value-type="float" office:value="0.000114701330480022" calcext:value-type="float">
            <text:p>0.00011470133048</text:p>
          </table:table-cell>
          <table:table-cell table:formula="of:=([.$H$11]/([.E1501]+[.$I$11])^[.$J$11])" office:value-type="float" office:value="0.0160282210333905" calcext:value-type="float">
            <text:p>0.016028221033391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D1501]^2" office:value-type="float" office:value="0.000256903869495221" calcext:value-type="float">
            <text:p>0.0002569038694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inding</text:p>
          </table:table-cell>
          <table:table-cell office:value-type="float" office:value="207" calcext:value-type="float">
            <text:p>207</text:p>
          </table:table-cell>
          <table:table-cell table:formula="of:=([.B1502]/[.$F$1])" office:value-type="float" office:value="0.000114701330480022" calcext:value-type="float">
            <text:p>0.00011470133048</text:p>
          </table:table-cell>
          <table:table-cell table:formula="of:=([.$H$11]/([.E1502]+[.$I$11])^[.$J$11])" office:value-type="float" office:value="0.0160188274919159" calcext:value-type="float">
            <text:p>0.016018827491916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[.D1502]^2" office:value-type="float" office:value="0.000256602834215759" calcext:value-type="float">
            <text:p>0.000256602834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ingular</text:p>
          </table:table-cell>
          <table:table-cell office:value-type="float" office:value="207" calcext:value-type="float">
            <text:p>207</text:p>
          </table:table-cell>
          <table:table-cell table:formula="of:=([.B1503]/[.$F$1])" office:value-type="float" office:value="0.000114701330480022" calcext:value-type="float">
            <text:p>0.00011470133048</text:p>
          </table:table-cell>
          <table:table-cell table:formula="of:=([.$H$11]/([.E1503]+[.$I$11])^[.$J$11])" office:value-type="float" office:value="0.0160094457037308" calcext:value-type="float">
            <text:p>0.016009445703731</text:p>
          </table:table-cell>
          <table:table-cell office:value-type="float" office:value="1502" calcext:value-type="float">
            <text:p>1502</text:p>
          </table:table-cell>
          <table:table-cell/>
          <table:table-cell table:formula="of:=[.D1503]^2" office:value-type="float" office:value="0.000256302351740705" calcext:value-type="float">
            <text:p>0.0002563023517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ttached</text:p>
          </table:table-cell>
          <table:table-cell office:value-type="float" office:value="207" calcext:value-type="float">
            <text:p>207</text:p>
          </table:table-cell>
          <table:table-cell table:formula="of:=([.B1504]/[.$F$1])" office:value-type="float" office:value="0.000114701330480022" calcext:value-type="float">
            <text:p>0.00011470133048</text:p>
          </table:table-cell>
          <table:table-cell table:formula="of:=([.$H$11]/([.E1504]+[.$I$11])^[.$J$11])" office:value-type="float" office:value="0.0160000756463222" calcext:value-type="float">
            <text:p>0.016000075646322</text:p>
          </table:table-cell>
          <table:table-cell office:value-type="float" office:value="1503" calcext:value-type="float">
            <text:p>1503</text:p>
          </table:table-cell>
          <table:table-cell/>
          <table:table-cell table:formula="of:=[.D1504]^2" office:value-type="float" office:value="0.000256002420688033" calcext:value-type="float">
            <text:p>0.0002560024206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llen</text:p>
          </table:table-cell>
          <table:table-cell office:value-type="float" office:value="206" calcext:value-type="float">
            <text:p>206</text:p>
          </table:table-cell>
          <table:table-cell table:formula="of:=([.B1505]/[.$F$1])" office:value-type="float" office:value="0.000114147217772389" calcext:value-type="float">
            <text:p>0.000114147217772</text:p>
          </table:table-cell>
          <table:table-cell table:formula="of:=([.$H$11]/([.E1505]+[.$I$11])^[.$J$11])" office:value-type="float" office:value="0.015990717297235" calcext:value-type="float">
            <text:p>0.015990717297235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D1505]^2" office:value-type="float" office:value="0.000255703039680091" calcext:value-type="float">
            <text:p>0.000255703039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reed</text:p>
          </table:table-cell>
          <table:table-cell office:value-type="float" office:value="206" calcext:value-type="float">
            <text:p>206</text:p>
          </table:table-cell>
          <table:table-cell table:formula="of:=([.B1506]/[.$F$1])" office:value-type="float" office:value="0.000114147217772389" calcext:value-type="float">
            <text:p>0.000114147217772</text:p>
          </table:table-cell>
          <table:table-cell table:formula="of:=([.$H$11]/([.E1506]+[.$I$11])^[.$J$11])" office:value-type="float" office:value="0.0159813706340721" calcext:value-type="float">
            <text:p>0.015981370634072</text:p>
          </table:table-cell>
          <table:table-cell office:value-type="float" office:value="1505" calcext:value-type="float">
            <text:p>1505</text:p>
          </table:table-cell>
          <table:table-cell/>
          <table:table-cell table:formula="of:=[.D1506]^2" office:value-type="float" office:value="0.000255404207343581" calcext:value-type="float">
            <text:p>0.0002554042073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layed</text:p>
          </table:table-cell>
          <table:table-cell office:value-type="float" office:value="206" calcext:value-type="float">
            <text:p>206</text:p>
          </table:table-cell>
          <table:table-cell table:formula="of:=([.B1507]/[.$F$1])" office:value-type="float" office:value="0.000114147217772389" calcext:value-type="float">
            <text:p>0.000114147217772</text:p>
          </table:table-cell>
          <table:table-cell table:formula="of:=([.$H$11]/([.E1507]+[.$I$11])^[.$J$11])" office:value-type="float" office:value="0.0159720356344939" calcext:value-type="float">
            <text:p>0.015972035634494</text:p>
          </table:table-cell>
          <table:table-cell office:value-type="float" office:value="1506" calcext:value-type="float">
            <text:p>1506</text:p>
          </table:table-cell>
          <table:table-cell/>
          <table:table-cell table:formula="of:=[.D1507]^2" office:value-type="float" office:value="0.000255105922309543" calcext:value-type="float">
            <text:p>0.000255105922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enerations</text:p>
          </table:table-cell>
          <table:table-cell office:value-type="float" office:value="206" calcext:value-type="float">
            <text:p>206</text:p>
          </table:table-cell>
          <table:table-cell table:formula="of:=([.B1508]/[.$F$1])" office:value-type="float" office:value="0.000114147217772389" calcext:value-type="float">
            <text:p>0.000114147217772</text:p>
          </table:table-cell>
          <table:table-cell table:formula="of:=([.$H$11]/([.E1508]+[.$I$11])^[.$J$11])" office:value-type="float" office:value="0.0159627122762185" calcext:value-type="float">
            <text:p>0.015962712276219</text:p>
          </table:table-cell>
          <table:table-cell office:value-type="float" office:value="1507" calcext:value-type="float">
            <text:p>1507</text:p>
          </table:table-cell>
          <table:table-cell/>
          <table:table-cell table:formula="of:=[.D1508]^2" office:value-type="float" office:value="0.000254808183213336" calcext:value-type="float">
            <text:p>0.0002548081832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wgli</text:p>
          </table:table-cell>
          <table:table-cell office:value-type="float" office:value="205" calcext:value-type="float">
            <text:p>205</text:p>
          </table:table-cell>
          <table:table-cell table:formula="of:=([.B1509]/[.$F$1])" office:value-type="float" office:value="0.000113593105064756" calcext:value-type="float">
            <text:p>0.000113593105065</text:p>
          </table:table-cell>
          <table:table-cell table:formula="of:=([.$H$11]/([.E1509]+[.$I$11])^[.$J$11])" office:value-type="float" office:value="0.0159534005370212" calcext:value-type="float">
            <text:p>0.015953400537021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D1509]^2" office:value-type="float" office:value="0.000254510988694627" calcext:value-type="float">
            <text:p>0.0002545109886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oof</text:p>
          </table:table-cell>
          <table:table-cell office:value-type="float" office:value="205" calcext:value-type="float">
            <text:p>205</text:p>
          </table:table-cell>
          <table:table-cell table:formula="of:=([.B1510]/[.$F$1])" office:value-type="float" office:value="0.000113593105064756" calcext:value-type="float">
            <text:p>0.000113593105065</text:p>
          </table:table-cell>
          <table:table-cell table:formula="of:=([.$H$11]/([.E1510]+[.$I$11])^[.$J$11])" office:value-type="float" office:value="0.0159441003947344" calcext:value-type="float">
            <text:p>0.015944100394734</text:p>
          </table:table-cell>
          <table:table-cell office:value-type="float" office:value="1509" calcext:value-type="float">
            <text:p>1509</text:p>
          </table:table-cell>
          <table:table-cell/>
          <table:table-cell table:formula="of:=[.D1510]^2" office:value-type="float" office:value="0.000254214337397369" calcext:value-type="float">
            <text:p>0.0002542143373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rtillery</text:p>
          </table:table-cell>
          <table:table-cell office:value-type="float" office:value="205" calcext:value-type="float">
            <text:p>205</text:p>
          </table:table-cell>
          <table:table-cell table:formula="of:=([.B1511]/[.$F$1])" office:value-type="float" office:value="0.000113593105064756" calcext:value-type="float">
            <text:p>0.000113593105065</text:p>
          </table:table-cell>
          <table:table-cell table:formula="of:=([.$H$11]/([.E1511]+[.$I$11])^[.$J$11])" office:value-type="float" office:value="0.0159348118272475" calcext:value-type="float">
            <text:p>0.015934811827248</text:p>
          </table:table-cell>
          <table:table-cell office:value-type="float" office:value="1510" calcext:value-type="float">
            <text:p>1510</text:p>
          </table:table-cell>
          <table:table-cell/>
          <table:table-cell table:formula="of:=[.D1511]^2" office:value-type="float" office:value="0.000253918227969788" calcext:value-type="float">
            <text:p>0.000253918227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ea</text:p>
          </table:table-cell>
          <table:table-cell office:value-type="float" office:value="205" calcext:value-type="float">
            <text:p>205</text:p>
          </table:table-cell>
          <table:table-cell table:formula="of:=([.B1512]/[.$F$1])" office:value-type="float" office:value="0.000113593105064756" calcext:value-type="float">
            <text:p>0.000113593105065</text:p>
          </table:table-cell>
          <table:table-cell table:formula="of:=([.$H$11]/([.E1512]+[.$I$11])^[.$J$11])" office:value-type="float" office:value="0.0159255348125067" calcext:value-type="float">
            <text:p>0.015925534812507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D1512]^2" office:value-type="float" office:value="0.000253622659064364" calcext:value-type="float">
            <text:p>0.0002536226590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bliged</text:p>
          </table:table-cell>
          <table:table-cell office:value-type="float" office:value="205" calcext:value-type="float">
            <text:p>205</text:p>
          </table:table-cell>
          <table:table-cell table:formula="of:=([.B1513]/[.$F$1])" office:value-type="float" office:value="0.000113593105064756" calcext:value-type="float">
            <text:p>0.000113593105065</text:p>
          </table:table-cell>
          <table:table-cell table:formula="of:=([.$H$11]/([.E1513]+[.$I$11])^[.$J$11])" office:value-type="float" office:value="0.0159162693285147" calcext:value-type="float">
            <text:p>0.015916269328515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D1513]^2" office:value-type="float" office:value="0.000253327629337818" calcext:value-type="float">
            <text:p>0.0002533276293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atisfied</text:p>
          </table:table-cell>
          <table:table-cell office:value-type="float" office:value="205" calcext:value-type="float">
            <text:p>205</text:p>
          </table:table-cell>
          <table:table-cell table:formula="of:=([.B1514]/[.$F$1])" office:value-type="float" office:value="0.000113593105064756" calcext:value-type="float">
            <text:p>0.000113593105065</text:p>
          </table:table-cell>
          <table:table-cell table:formula="of:=([.$H$11]/([.E1514]+[.$I$11])^[.$J$11])" office:value-type="float" office:value="0.0159070153533306" calcext:value-type="float">
            <text:p>0.015907015353331</text:p>
          </table:table-cell>
          <table:table-cell office:value-type="float" office:value="1513" calcext:value-type="float">
            <text:p>1513</text:p>
          </table:table-cell>
          <table:table-cell/>
          <table:table-cell table:formula="of:=[.D1514]^2" office:value-type="float" office:value="0.000253033137451094" calcext:value-type="float">
            <text:p>0.0002530331374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irected</text:p>
          </table:table-cell>
          <table:table-cell office:value-type="float" office:value="205" calcext:value-type="float">
            <text:p>205</text:p>
          </table:table-cell>
          <table:table-cell table:formula="of:=([.B1515]/[.$F$1])" office:value-type="float" office:value="0.000113593105064756" calcext:value-type="float">
            <text:p>0.000113593105065</text:p>
          </table:table-cell>
          <table:table-cell table:formula="of:=([.$H$11]/([.E1515]+[.$I$11])^[.$J$11])" office:value-type="float" office:value="0.0158977728650696" calcext:value-type="float">
            <text:p>0.01589777286507</text:p>
          </table:table-cell>
          <table:table-cell office:value-type="float" office:value="1514" calcext:value-type="float">
            <text:p>1514</text:p>
          </table:table-cell>
          <table:table-cell/>
          <table:table-cell table:formula="of:=[.D1515]^2" office:value-type="float" office:value="0.000252739182069343" calcext:value-type="float">
            <text:p>0.000252739182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reatures</text:p>
          </table:table-cell>
          <table:table-cell office:value-type="float" office:value="204" calcext:value-type="float">
            <text:p>204</text:p>
          </table:table-cell>
          <table:table-cell table:formula="of:=([.B1516]/[.$F$1])" office:value-type="float" office:value="0.000113038992357123" calcext:value-type="float">
            <text:p>0.000113038992357</text:p>
          </table:table-cell>
          <table:table-cell table:formula="of:=([.$H$11]/([.E1516]+[.$I$11])^[.$J$11])" office:value-type="float" office:value="0.0158885418419032" calcext:value-type="float">
            <text:p>0.015888541841903</text:p>
          </table:table-cell>
          <table:table-cell office:value-type="float" office:value="1515" calcext:value-type="float">
            <text:p>1515</text:p>
          </table:table-cell>
          <table:table-cell/>
          <table:table-cell table:formula="of:=[.D1516]^2" office:value-type="float" office:value="0.000252445761861907" calcext:value-type="float">
            <text:p>0.0002524457618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nevertheless</text:p>
          </table:table-cell>
          <table:table-cell office:value-type="float" office:value="204" calcext:value-type="float">
            <text:p>204</text:p>
          </table:table-cell>
          <table:table-cell table:formula="of:=([.B1517]/[.$F$1])" office:value-type="float" office:value="0.000113038992357123" calcext:value-type="float">
            <text:p>0.000113038992357</text:p>
          </table:table-cell>
          <table:table-cell table:formula="of:=([.$H$11]/([.E1517]+[.$I$11])^[.$J$11])" office:value-type="float" office:value="0.0158793222620584" calcext:value-type="float">
            <text:p>0.015879322262059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[.D1517]^2" office:value-type="float" office:value="0.000252152875502304" calcext:value-type="float">
            <text:p>0.0002521528755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pipe</text:p>
          </table:table-cell>
          <table:table-cell office:value-type="float" office:value="204" calcext:value-type="float">
            <text:p>204</text:p>
          </table:table-cell>
          <table:table-cell table:formula="of:=([.B1518]/[.$F$1])" office:value-type="float" office:value="0.000113038992357123" calcext:value-type="float">
            <text:p>0.000113038992357</text:p>
          </table:table-cell>
          <table:table-cell table:formula="of:=([.$H$11]/([.E1518]+[.$I$11])^[.$J$11])" office:value-type="float" office:value="0.0158701141038183" calcext:value-type="float">
            <text:p>0.015870114103818</text:p>
          </table:table-cell>
          <table:table-cell office:value-type="float" office:value="1517" calcext:value-type="float">
            <text:p>1517</text:p>
          </table:table-cell>
          <table:table-cell/>
          <table:table-cell table:formula="of:=[.D1518]^2" office:value-type="float" office:value="0.000251860521668211" calcext:value-type="float">
            <text:p>0.0002518605216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obtain</text:p>
          </table:table-cell>
          <table:table-cell office:value-type="float" office:value="204" calcext:value-type="float">
            <text:p>204</text:p>
          </table:table-cell>
          <table:table-cell table:formula="of:=([.B1519]/[.$F$1])" office:value-type="float" office:value="0.000113038992357123" calcext:value-type="float">
            <text:p>0.000113038992357</text:p>
          </table:table-cell>
          <table:table-cell table:formula="of:=([.$H$11]/([.E1519]+[.$I$11])^[.$J$11])" office:value-type="float" office:value="0.015860917345521" calcext:value-type="float">
            <text:p>0.015860917345521</text:p>
          </table:table-cell>
          <table:table-cell office:value-type="float" office:value="1518" calcext:value-type="float">
            <text:p>1518</text:p>
          </table:table-cell>
          <table:table-cell/>
          <table:table-cell table:formula="of:=[.D1519]^2" office:value-type="float" office:value="0.00025156869904145" calcext:value-type="float">
            <text:p>0.0002515686990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cent</text:p>
          </table:table-cell>
          <table:table-cell office:value-type="float" office:value="204" calcext:value-type="float">
            <text:p>204</text:p>
          </table:table-cell>
          <table:table-cell table:formula="of:=([.B1520]/[.$F$1])" office:value-type="float" office:value="0.000113038992357123" calcext:value-type="float">
            <text:p>0.000113038992357</text:p>
          </table:table-cell>
          <table:table-cell table:formula="of:=([.$H$11]/([.E1520]+[.$I$11])^[.$J$11])" office:value-type="float" office:value="0.0158517319655603" calcext:value-type="float">
            <text:p>0.01585173196556</text:p>
          </table:table-cell>
          <table:table-cell office:value-type="float" office:value="1519" calcext:value-type="float">
            <text:p>1519</text:p>
          </table:table-cell>
          <table:table-cell/>
          <table:table-cell table:formula="of:=[.D1520]^2" office:value-type="float" office:value="0.000251277406307967" calcext:value-type="float">
            <text:p>0.0002512774063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shop</text:p>
          </table:table-cell>
          <table:table-cell office:value-type="float" office:value="204" calcext:value-type="float">
            <text:p>204</text:p>
          </table:table-cell>
          <table:table-cell table:formula="of:=([.B1521]/[.$F$1])" office:value-type="float" office:value="0.000113038992357123" calcext:value-type="float">
            <text:p>0.000113038992357</text:p>
          </table:table-cell>
          <table:table-cell table:formula="of:=([.$H$11]/([.E1521]+[.$I$11])^[.$J$11])" office:value-type="float" office:value="0.015842557942385" calcext:value-type="float">
            <text:p>0.015842557942385</text:p>
          </table:table-cell>
          <table:table-cell office:value-type="float" office:value="1520" calcext:value-type="float">
            <text:p>1520</text:p>
          </table:table-cell>
          <table:table-cell/>
          <table:table-cell table:formula="of:=[.D1521]^2" office:value-type="float" office:value="0.000250986642157826" calcext:value-type="float">
            <text:p>0.0002509866421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ivil</text:p>
          </table:table-cell>
          <table:table-cell office:value-type="float" office:value="204" calcext:value-type="float">
            <text:p>204</text:p>
          </table:table-cell>
          <table:table-cell table:formula="of:=([.B1522]/[.$F$1])" office:value-type="float" office:value="0.000113038992357123" calcext:value-type="float">
            <text:p>0.000113038992357</text:p>
          </table:table-cell>
          <table:table-cell table:formula="of:=([.$H$11]/([.E1522]+[.$I$11])^[.$J$11])" office:value-type="float" office:value="0.0158333952544988" calcext:value-type="float">
            <text:p>0.015833395254499</text:p>
          </table:table-cell>
          <table:table-cell office:value-type="float" office:value="1521" calcext:value-type="float">
            <text:p>1521</text:p>
          </table:table-cell>
          <table:table-cell/>
          <table:table-cell table:formula="of:=[.D1522]^2" office:value-type="float" office:value="0.000250696405285184" calcext:value-type="float">
            <text:p>0.0002506964052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mployed</text:p>
          </table:table-cell>
          <table:table-cell office:value-type="float" office:value="204" calcext:value-type="float">
            <text:p>204</text:p>
          </table:table-cell>
          <table:table-cell table:formula="of:=([.B1523]/[.$F$1])" office:value-type="float" office:value="0.000113038992357123" calcext:value-type="float">
            <text:p>0.000113038992357</text:p>
          </table:table-cell>
          <table:table-cell table:formula="of:=([.$H$11]/([.E1523]+[.$I$11])^[.$J$11])" office:value-type="float" office:value="0.0158242438804602" calcext:value-type="float">
            <text:p>0.01582424388046</text:p>
          </table:table-cell>
          <table:table-cell office:value-type="float" office:value="1522" calcext:value-type="float">
            <text:p>1522</text:p>
          </table:table-cell>
          <table:table-cell/>
          <table:table-cell table:formula="of:=[.D1523]^2" office:value-type="float" office:value="0.000250406694388281" calcext:value-type="float">
            <text:p>0.0002504066943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tive</text:p>
          </table:table-cell>
          <table:table-cell office:value-type="float" office:value="204" calcext:value-type="float">
            <text:p>204</text:p>
          </table:table-cell>
          <table:table-cell table:formula="of:=([.B1524]/[.$F$1])" office:value-type="float" office:value="0.000113038992357123" calcext:value-type="float">
            <text:p>0.000113038992357</text:p>
          </table:table-cell>
          <table:table-cell table:formula="of:=([.$H$11]/([.E1524]+[.$I$11])^[.$J$11])" office:value-type="float" office:value="0.0158151037988823" calcext:value-type="float">
            <text:p>0.015815103798882</text:p>
          </table:table-cell>
          <table:table-cell office:value-type="float" office:value="1523" calcext:value-type="float">
            <text:p>1523</text:p>
          </table:table-cell>
          <table:table-cell/>
          <table:table-cell table:formula="of:=[.D1524]^2" office:value-type="float" office:value="0.000250117508169421" calcext:value-type="float">
            <text:p>0.0002501175081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built</text:p>
          </table:table-cell>
          <table:table-cell office:value-type="float" office:value="204" calcext:value-type="float">
            <text:p>204</text:p>
          </table:table-cell>
          <table:table-cell table:formula="of:=([.B1525]/[.$F$1])" office:value-type="float" office:value="0.000113038992357123" calcext:value-type="float">
            <text:p>0.000113038992357</text:p>
          </table:table-cell>
          <table:table-cell table:formula="of:=([.$H$11]/([.E1525]+[.$I$11])^[.$J$11])" office:value-type="float" office:value="0.0158059749884328" calcext:value-type="float">
            <text:p>0.015805974988433</text:p>
          </table:table-cell>
          <table:table-cell office:value-type="float" office:value="1524" calcext:value-type="float">
            <text:p>1524</text:p>
          </table:table-cell>
          <table:table-cell/>
          <table:table-cell table:formula="of:=[.D1525]^2" office:value-type="float" office:value="0.000249828845334962" calcext:value-type="float">
            <text:p>0.0002498288453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extended</text:p>
          </table:table-cell>
          <table:table-cell office:value-type="float" office:value="203" calcext:value-type="float">
            <text:p>203</text:p>
          </table:table-cell>
          <table:table-cell table:formula="of:=([.B1526]/[.$F$1])" office:value-type="float" office:value="0.00011248487964949" calcext:value-type="float">
            <text:p>0.000112484879649</text:p>
          </table:table-cell>
          <table:table-cell table:formula="of:=([.$H$11]/([.E1526]+[.$I$11])^[.$J$11])" office:value-type="float" office:value="0.0157968574278333" calcext:value-type="float">
            <text:p>0.015796857427833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D1526]^2" office:value-type="float" office:value="0.000249540704595293" calcext:value-type="float">
            <text:p>0.0002495407045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bit</text:p>
          </table:table-cell>
          <table:table-cell office:value-type="float" office:value="203" calcext:value-type="float">
            <text:p>203</text:p>
          </table:table-cell>
          <table:table-cell table:formula="of:=([.B1527]/[.$F$1])" office:value-type="float" office:value="0.00011248487964949" calcext:value-type="float">
            <text:p>0.000112484879649</text:p>
          </table:table-cell>
          <table:table-cell table:formula="of:=([.$H$11]/([.E1527]+[.$I$11])^[.$J$11])" office:value-type="float" office:value="0.0157877510958599" calcext:value-type="float">
            <text:p>0.01578775109586</text:p>
          </table:table-cell>
          <table:table-cell office:value-type="float" office:value="1526" calcext:value-type="float">
            <text:p>1526</text:p>
          </table:table-cell>
          <table:table-cell/>
          <table:table-cell table:formula="of:=[.D1527]^2" office:value-type="float" office:value="0.000249253084664826" calcext:value-type="float">
            <text:p>0.000249253084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ved</text:p>
          </table:table-cell>
          <table:table-cell office:value-type="float" office:value="203" calcext:value-type="float">
            <text:p>203</text:p>
          </table:table-cell>
          <table:table-cell table:formula="of:=([.B1528]/[.$F$1])" office:value-type="float" office:value="0.00011248487964949" calcext:value-type="float">
            <text:p>0.000112484879649</text:p>
          </table:table-cell>
          <table:table-cell table:formula="of:=([.$H$11]/([.E1528]+[.$I$11])^[.$J$11])" office:value-type="float" office:value="0.0157786559713423" calcext:value-type="float">
            <text:p>0.015778655971342</text:p>
          </table:table-cell>
          <table:table-cell office:value-type="float" office:value="1527" calcext:value-type="float">
            <text:p>1527</text:p>
          </table:table-cell>
          <table:table-cell/>
          <table:table-cell table:formula="of:=[.D1528]^2" office:value-type="float" office:value="0.000248965984261977" calcext:value-type="float">
            <text:p>0.0002489659842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all</text:p>
          </table:table-cell>
          <table:table-cell office:value-type="float" office:value="203" calcext:value-type="float">
            <text:p>203</text:p>
          </table:table-cell>
          <table:table-cell table:formula="of:=([.B1529]/[.$F$1])" office:value-type="float" office:value="0.00011248487964949" calcext:value-type="float">
            <text:p>0.000112484879649</text:p>
          </table:table-cell>
          <table:table-cell table:formula="of:=([.$H$11]/([.E1529]+[.$I$11])^[.$J$11])" office:value-type="float" office:value="0.0157695720331641" calcext:value-type="float">
            <text:p>0.015769572033164</text:p>
          </table:table-cell>
          <table:table-cell office:value-type="float" office:value="1528" calcext:value-type="float">
            <text:p>1528</text:p>
          </table:table-cell>
          <table:table-cell/>
          <table:table-cell table:formula="of:=[.D1529]^2" office:value-type="float" office:value="0.000248679402109153" calcext:value-type="float">
            <text:p>0.0002486794021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wice</text:p>
          </table:table-cell>
          <table:table-cell office:value-type="float" office:value="203" calcext:value-type="float">
            <text:p>203</text:p>
          </table:table-cell>
          <table:table-cell table:formula="of:=([.B1530]/[.$F$1])" office:value-type="float" office:value="0.00011248487964949" calcext:value-type="float">
            <text:p>0.000112484879649</text:p>
          </table:table-cell>
          <table:table-cell table:formula="of:=([.$H$11]/([.E1530]+[.$I$11])^[.$J$11])" office:value-type="float" office:value="0.0157604992602624" calcext:value-type="float">
            <text:p>0.015760499260263</text:p>
          </table:table-cell>
          <table:table-cell office:value-type="float" office:value="1529" calcext:value-type="float">
            <text:p>1529</text:p>
          </table:table-cell>
          <table:table-cell/>
          <table:table-cell table:formula="of:=[.D1530]^2" office:value-type="float" office:value="0.000248393336932732" calcext:value-type="float">
            <text:p>0.0002483933369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scended</text:p>
          </table:table-cell>
          <table:table-cell office:value-type="float" office:value="203" calcext:value-type="float">
            <text:p>203</text:p>
          </table:table-cell>
          <table:table-cell table:formula="of:=([.B1531]/[.$F$1])" office:value-type="float" office:value="0.00011248487964949" calcext:value-type="float">
            <text:p>0.000112484879649</text:p>
          </table:table-cell>
          <table:table-cell table:formula="of:=([.$H$11]/([.E1531]+[.$I$11])^[.$J$11])" office:value-type="float" office:value="0.0157514376316277" calcext:value-type="float">
            <text:p>0.015751437631628</text:p>
          </table:table-cell>
          <table:table-cell office:value-type="float" office:value="1530" calcext:value-type="float">
            <text:p>1530</text:p>
          </table:table-cell>
          <table:table-cell/>
          <table:table-cell table:formula="of:=[.D1531]^2" office:value-type="float" office:value="0.000248107787463057" calcext:value-type="float">
            <text:p>0.0002481077874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thick</text:p>
          </table:table-cell>
          <table:table-cell office:value-type="float" office:value="203" calcext:value-type="float">
            <text:p>203</text:p>
          </table:table-cell>
          <table:table-cell table:formula="of:=([.B1532]/[.$F$1])" office:value-type="float" office:value="0.00011248487964949" calcext:value-type="float">
            <text:p>0.000112484879649</text:p>
          </table:table-cell>
          <table:table-cell table:formula="of:=([.$H$11]/([.E1532]+[.$I$11])^[.$J$11])" office:value-type="float" office:value="0.0157423871263037" calcext:value-type="float">
            <text:p>0.015742387126304</text:p>
          </table:table-cell>
          <table:table-cell office:value-type="float" office:value="1531" calcext:value-type="float">
            <text:p>1531</text:p>
          </table:table-cell>
          <table:table-cell/>
          <table:table-cell table:formula="of:=[.D1532]^2" office:value-type="float" office:value="0.000247822752434412" calcext:value-type="float">
            <text:p>0.0002478227524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using</text:p>
          </table:table-cell>
          <table:table-cell office:value-type="float" office:value="202" calcext:value-type="float">
            <text:p>202</text:p>
          </table:table-cell>
          <table:table-cell table:formula="of:=([.B1533]/[.$F$1])" office:value-type="float" office:value="0.000111930766941858" calcext:value-type="float">
            <text:p>0.000111930766942</text:p>
          </table:table-cell>
          <table:table-cell table:formula="of:=([.$H$11]/([.E1533]+[.$I$11])^[.$J$11])" office:value-type="float" office:value="0.0157333477233872" calcext:value-type="float">
            <text:p>0.015733347723387</text:p>
          </table:table-cell>
          <table:table-cell office:value-type="float" office:value="1532" calcext:value-type="float">
            <text:p>1532</text:p>
          </table:table-cell>
          <table:table-cell/>
          <table:table-cell table:formula="of:=[.D1533]^2" office:value-type="float" office:value="0.000247538230585013" calcext:value-type="float">
            <text:p>0.0002475382305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greek</text:p>
          </table:table-cell>
          <table:table-cell office:value-type="float" office:value="202" calcext:value-type="float">
            <text:p>202</text:p>
          </table:table-cell>
          <table:table-cell table:formula="of:=([.B1534]/[.$F$1])" office:value-type="float" office:value="0.000111930766941858" calcext:value-type="float">
            <text:p>0.000111930766942</text:p>
          </table:table-cell>
          <table:table-cell table:formula="of:=([.$H$11]/([.E1534]+[.$I$11])^[.$J$11])" office:value-type="float" office:value="0.0157243194020279" calcext:value-type="float">
            <text:p>0.015724319402028</text:p>
          </table:table-cell>
          <table:table-cell office:value-type="float" office:value="1533" calcext:value-type="float">
            <text:p>1533</text:p>
          </table:table-cell>
          <table:table-cell/>
          <table:table-cell table:formula="of:=[.D1534]^2" office:value-type="float" office:value="0.00024725422065699" calcext:value-type="float">
            <text:p>0.000247254220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included</text:p>
          </table:table-cell>
          <table:table-cell office:value-type="float" office:value="202" calcext:value-type="float">
            <text:p>202</text:p>
          </table:table-cell>
          <table:table-cell table:formula="of:=([.B1535]/[.$F$1])" office:value-type="float" office:value="0.000111930766941858" calcext:value-type="float">
            <text:p>0.000111930766942</text:p>
          </table:table-cell>
          <table:table-cell table:formula="of:=([.$H$11]/([.E1535]+[.$I$11])^[.$J$11])" office:value-type="float" office:value="0.0157153021414281" calcext:value-type="float">
            <text:p>0.015715302141428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[.D1535]^2" office:value-type="float" office:value="0.000246970721396376" calcext:value-type="float">
            <text:p>0.0002469707213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ompanied</text:p>
          </table:table-cell>
          <table:table-cell office:value-type="float" office:value="202" calcext:value-type="float">
            <text:p>202</text:p>
          </table:table-cell>
          <table:table-cell table:formula="of:=([.B1536]/[.$F$1])" office:value-type="float" office:value="0.000111930766941858" calcext:value-type="float">
            <text:p>0.000111930766942</text:p>
          </table:table-cell>
          <table:table-cell table:formula="of:=([.$H$11]/([.E1536]+[.$I$11])^[.$J$11])" office:value-type="float" office:value="0.0157062959208429" calcext:value-type="float">
            <text:p>0.015706295920843</text:p>
          </table:table-cell>
          <table:table-cell office:value-type="float" office:value="1535" calcext:value-type="float">
            <text:p>1535</text:p>
          </table:table-cell>
          <table:table-cell/>
          <table:table-cell table:formula="of:=[.D1536]^2" office:value-type="float" office:value="0.000246687731553087" calcext:value-type="float">
            <text:p>0.000246687731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nnected</text:p>
          </table:table-cell>
          <table:table-cell office:value-type="float" office:value="202" calcext:value-type="float">
            <text:p>202</text:p>
          </table:table-cell>
          <table:table-cell table:formula="of:=([.B1537]/[.$F$1])" office:value-type="float" office:value="0.000111930766941858" calcext:value-type="float">
            <text:p>0.000111930766942</text:p>
          </table:table-cell>
          <table:table-cell table:formula="of:=([.$H$11]/([.E1537]+[.$I$11])^[.$J$11])" office:value-type="float" office:value="0.0156973007195795" calcext:value-type="float">
            <text:p>0.01569730071958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D1537]^2" office:value-type="float" office:value="0.000246405249880912" calcext:value-type="float">
            <text:p>0.0002464052498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ampaign</text:p>
          </table:table-cell>
          <table:table-cell office:value-type="float" office:value="202" calcext:value-type="float">
            <text:p>202</text:p>
          </table:table-cell>
          <table:table-cell table:formula="of:=([.B1538]/[.$F$1])" office:value-type="float" office:value="0.000111930766941858" calcext:value-type="float">
            <text:p>0.000111930766942</text:p>
          </table:table-cell>
          <table:table-cell table:formula="of:=([.$H$11]/([.E1538]+[.$I$11])^[.$J$11])" office:value-type="float" office:value="0.0156883165169976" calcext:value-type="float">
            <text:p>0.015688316516998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[.D1538]^2" office:value-type="float" office:value="0.000246123275137499" calcext:value-type="float">
            <text:p>0.0002461232751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remembered</text:p>
          </table:table-cell>
          <table:table-cell office:value-type="float" office:value="202" calcext:value-type="float">
            <text:p>202</text:p>
          </table:table-cell>
          <table:table-cell table:formula="of:=([.B1539]/[.$F$1])" office:value-type="float" office:value="0.000111930766941858" calcext:value-type="float">
            <text:p>0.000111930766942</text:p>
          </table:table-cell>
          <table:table-cell table:formula="of:=([.$H$11]/([.E1539]+[.$I$11])^[.$J$11])" office:value-type="float" office:value="0.0156793432925086" calcext:value-type="float">
            <text:p>0.015679343292509</text:p>
          </table:table-cell>
          <table:table-cell office:value-type="float" office:value="1538" calcext:value-type="float">
            <text:p>1538</text:p>
          </table:table-cell>
          <table:table-cell/>
          <table:table-cell table:formula="of:=[.D1539]^2" office:value-type="float" office:value="0.000245841806084334" calcext:value-type="float">
            <text:p>0.00024584180608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/>phrase</text:p>
          </table:table-cell>
          <table:table-cell table:style-name="Default" office:value-type="float" office:value="201" calcext:value-type="float">
            <text:p>201</text:p>
          </table:table-cell>
          <table:table-cell table:formula="of:=([.B1540]/[.$F$1])" office:value-type="float" office:value="0.000111376654234225" calcext:value-type="float">
            <text:p>0.000111376654234</text:p>
          </table:table-cell>
          <table:table-cell table:formula="of:=([.$H$11]/([.E1540]+[.$I$11])^[.$J$11])" office:value-type="float" office:value="0.0156703810255761" calcext:value-type="float">
            <text:p>0.015670381025576</text:p>
          </table:table-cell>
          <table:table-cell office:value-type="float" office:value="1539" calcext:value-type="float">
            <text:p>1539</text:p>
          </table:table-cell>
          <table:table-cell/>
          <table:table-cell table:formula="of:=[.D1540]^2" office:value-type="float" office:value="0.000245560841486734" calcext:value-type="float">
            <text:p>0.0002455608414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declared</text:p>
          </table:table-cell>
          <table:table-cell office:value-type="float" office:value="201" calcext:value-type="float">
            <text:p>201</text:p>
          </table:table-cell>
          <table:table-cell table:formula="of:=([.B1541]/[.$F$1])" office:value-type="float" office:value="0.000111376654234225" calcext:value-type="float">
            <text:p>0.000111376654234</text:p>
          </table:table-cell>
          <table:table-cell table:formula="of:=([.$H$11]/([.E1541]+[.$I$11])^[.$J$11])" office:value-type="float" office:value="0.0156614296957152" calcext:value-type="float">
            <text:p>0.015661429695715</text:p>
          </table:table-cell>
          <table:table-cell office:value-type="float" office:value="1540" calcext:value-type="float">
            <text:p>1540</text:p>
          </table:table-cell>
          <table:table-cell/>
          <table:table-cell table:formula="of:=[.D1541]^2" office:value-type="float" office:value="0.000245280380113831" calcext:value-type="float">
            <text:p>0.0002452803801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eaves</text:p>
          </table:table-cell>
          <table:table-cell office:value-type="float" office:value="201" calcext:value-type="float">
            <text:p>201</text:p>
          </table:table-cell>
          <table:table-cell table:formula="of:=([.B1542]/[.$F$1])" office:value-type="float" office:value="0.000111376654234225" calcext:value-type="float">
            <text:p>0.000111376654234</text:p>
          </table:table-cell>
          <table:table-cell table:formula="of:=([.$H$11]/([.E1542]+[.$I$11])^[.$J$11])" office:value-type="float" office:value="0.0156524892824929" calcext:value-type="float">
            <text:p>0.015652489282493</text:p>
          </table:table-cell>
          <table:table-cell office:value-type="float" office:value="1541" calcext:value-type="float">
            <text:p>1541</text:p>
          </table:table-cell>
          <table:table-cell/>
          <table:table-cell table:formula="of:=[.D1542]^2" office:value-type="float" office:value="0.000245000420738554" calcext:value-type="float">
            <text:p>0.0002450004207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ccept</text:p>
          </table:table-cell>
          <table:table-cell office:value-type="float" office:value="201" calcext:value-type="float">
            <text:p>201</text:p>
          </table:table-cell>
          <table:table-cell table:formula="of:=([.B1543]/[.$F$1])" office:value-type="float" office:value="0.000111376654234225" calcext:value-type="float">
            <text:p>0.000111376654234</text:p>
          </table:table-cell>
          <table:table-cell table:formula="of:=([.$H$11]/([.E1543]+[.$I$11])^[.$J$11])" office:value-type="float" office:value="0.0156435597655271" calcext:value-type="float">
            <text:p>0.015643559765527</text:p>
          </table:table-cell>
          <table:table-cell office:value-type="float" office:value="1542" calcext:value-type="float">
            <text:p>1542</text:p>
          </table:table-cell>
          <table:table-cell/>
          <table:table-cell table:formula="of:=[.D1543]^2" office:value-type="float" office:value="0.000244720962137619" calcext:value-type="float">
            <text:p>0.0002447209621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comply</text:p>
          </table:table-cell>
          <table:table-cell office:value-type="float" office:value="201" calcext:value-type="float">
            <text:p>201</text:p>
          </table:table-cell>
          <table:table-cell table:formula="of:=([.B1544]/[.$F$1])" office:value-type="float" office:value="0.000111376654234225" calcext:value-type="float">
            <text:p>0.000111376654234</text:p>
          </table:table-cell>
          <table:table-cell table:formula="of:=([.$H$11]/([.E1544]+[.$I$11])^[.$J$11])" office:value-type="float" office:value="0.0156346411244874" calcext:value-type="float">
            <text:p>0.015634641124487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1544]^2" office:value-type="float" office:value="0.000244442003091512" calcext:value-type="float">
            <text:p>0.0002444420030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looks</text:p>
          </table:table-cell>
          <table:table-cell office:value-type="float" office:value="201" calcext:value-type="float">
            <text:p>201</text:p>
          </table:table-cell>
          <table:table-cell table:formula="of:=([.B1545]/[.$F$1])" office:value-type="float" office:value="0.000111376654234225" calcext:value-type="float">
            <text:p>0.000111376654234</text:p>
          </table:table-cell>
          <table:table-cell table:formula="of:=([.$H$11]/([.E1545]+[.$I$11])^[.$J$11])" office:value-type="float" office:value="0.0156257333390941" calcext:value-type="float">
            <text:p>0.015625733339094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D1545]^2" office:value-type="float" office:value="0.000244163542384478" calcext:value-type="float">
            <text:p>0.000244163542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ighly</text:p>
          </table:table-cell>
          <table:table-cell office:value-type="float" office:value="201" calcext:value-type="float">
            <text:p>201</text:p>
          </table:table-cell>
          <table:table-cell table:formula="of:=([.B1546]/[.$F$1])" office:value-type="float" office:value="0.000111376654234225" calcext:value-type="float">
            <text:p>0.000111376654234</text:p>
          </table:table-cell>
          <table:table-cell table:formula="of:=([.$H$11]/([.E1546]+[.$I$11])^[.$J$11])" office:value-type="float" office:value="0.0156168363891187" calcext:value-type="float">
            <text:p>0.015616836389119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D1546]^2" office:value-type="float" office:value="0.000243885578804503" calcext:value-type="float">
            <text:p>0.0002438855788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ages</text:p>
          </table:table-cell>
          <table:table-cell office:value-type="float" office:value="201" calcext:value-type="float">
            <text:p>201</text:p>
          </table:table-cell>
          <table:table-cell table:formula="of:=([.B1547]/[.$F$1])" office:value-type="float" office:value="0.000111376654234225" calcext:value-type="float">
            <text:p>0.000111376654234</text:p>
          </table:table-cell>
          <table:table-cell table:formula="of:=([.$H$11]/([.E1547]+[.$I$11])^[.$J$11])" office:value-type="float" office:value="0.0156079502543834" calcext:value-type="float">
            <text:p>0.015607950254383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1547]^2" office:value-type="float" office:value="0.000243608111143305" calcext:value-type="float">
            <text:p>0.0002436081111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follows</text:p>
          </table:table-cell>
          <table:table-cell office:value-type="float" office:value="201" calcext:value-type="float">
            <text:p>201</text:p>
          </table:table-cell>
          <table:table-cell table:formula="of:=([.B1548]/[.$F$1])" office:value-type="float" office:value="0.000111376654234225" calcext:value-type="float">
            <text:p>0.000111376654234</text:p>
          </table:table-cell>
          <table:table-cell table:formula="of:=([.$H$11]/([.E1548]+[.$I$11])^[.$J$11])" office:value-type="float" office:value="0.0155990749147607" calcext:value-type="float">
            <text:p>0.015599074914761</text:p>
          </table:table-cell>
          <table:table-cell office:value-type="float" office:value="1547" calcext:value-type="float">
            <text:p>1547</text:p>
          </table:table-cell>
          <table:table-cell/>
          <table:table-cell table:formula="of:=[.D1548]^2" office:value-type="float" office:value="0.000243331138196316" calcext:value-type="float">
            <text:p>0.000243331138196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formula="of:=SUM([.C2:.C1548]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in</text:p>
          </table:table-cell>
          <table:table-cell table:style-name="ce2" office:value-type="float" office:value="57955" calcext:value-type="float">
            <text:p>57955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/>a</text:p>
          </table:table-cell>
          <table:table-cell table:style-name="ce2" office:value-type="float" office:value="65238" calcext:value-type="float">
            <text:p>65238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/>to</text:p>
          </table:table-cell>
          <table:table-cell table:style-name="ce2" office:value-type="float" office:value="84200" calcext:value-type="float">
            <text:p>84200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/>and</text:p>
          </table:table-cell>
          <table:table-cell table:style-name="ce2" office:value-type="float" office:value="101586" calcext:value-type="float">
            <text:p>101586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/>of</text:p>
          </table:table-cell>
          <table:table-cell table:style-name="ce2" office:value-type="float" office:value="116786" calcext:value-type="float">
            <text:p>116786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/>the</text:p>
          </table:table-cell>
          <table:table-cell table:style-name="ce2" office:value-type="float" office:value="206546" calcext:value-type="float">
            <text:p>206546</text:p>
          </table:table-cell>
        </table:table-row>
        <table:table-row table:style-name="ro4">
          <table:table-cell/>
          <table:table-cell table:style-name="Default"/>
          <table:table-cell table:number-columns-repeated="5"/>
          <table:table-cell table:style-name="ce2" office:value-type="string" calcext:value-type="string">
            <text:p>1553 Words selected from a total of 61823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5"/>
          <table:table-cell table:style-name="ce2" office:value-type="string" calcext:value-type="string">
            <text:p>1553 Words selected from a total of 61823 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:Hoja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2:03:27.1570625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Enrique Reyes Illescas</meta:initial-creator>
    <meta:creation-date>2017-09-28T20:05:22.23</meta:creation-date>
    <dc:date>2017-09-29T12:58:00.014665508</dc:date>
    <meta:editing-duration>PT24M31S</meta:editing-duration>
    <meta:editing-cycles>4</meta:editing-cycles>
    <meta:generator>LibreOffice/5.2.5.1$Linux_X86_64 LibreOffice_project/20m0$Build-1</meta:generator>
    <meta:document-statistic meta:table-count="3" meta:cell-count="9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draw:stroke="dash" draw:stroke-dash="Ultrafine_20_Dashed" svg:stroke-width="0.102cm" svg:stroke-color="#99336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6cm" xlink:href=".." xlink:type="simple" chart:class="chart:area" chart:style-name="ch1">
        <chart:title svg:x="7.555cm" svg:y="0.315cm" chart:style-name="ch2">
          <text:p>Zipf</text:p>
        </chart:title>
        <chart:legend chart:legend-position="end" svg:x="10.944cm" svg:y="3.942cm" style:legend-expansion="high" chart:style-name="ch3"/>
        <chart:plot-area chart:style-name="ch4" table:cell-range-address="Hoja1.A1:Hoja1.B1556" chart:data-source-has-labels="both" svg:x="0.32cm" svg:y="1.283cm" svg:width="10.304cm" svg:height="7.534cm">
          <chartooo:coordinate-region svg:x="1.517cm" svg:y="1.283cm" svg:width="9.107cm" svg:height="5.687cm"/>
          <chart:axis chart:dimension="x" chart:name="primary-x" chart:style-name="ch5" chartooo:axis-type="auto">
            <chartooo:date-scale/>
            <chart:categories table:cell-range-address="Hoja1.A2:Hoja1.A15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556" chart:label-cell-address="Hoja1.B1:Hoja1.B1" chart:class="chart:area">
            <chart:regression-curve chart:style-name="ch8">
              <chart:equation chart:display-equation="true" chart:display-r-square="false" svg:x="7.991cm" svg:y="0.71cm"/>
            </chart:regression-curve>
            <chart:data-point chart:repeated="15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urrence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</text:p>
                <draw:g>
                  <svg:desc>Hoja1.A2:Hoja1.A1556</svg:desc>
                </draw:g>
              </table:table-cell>
              <table:table-cell office:value-type="float" office:value="37791">
                <text:p>37791</text:p>
                <draw:g>
                  <svg:desc>Hoja1.B2:Hoja1.B1556</svg:desc>
                </draw:g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31682">
                <text:p>31682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27976">
                <text:p>27976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22058">
                <text:p>22058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17493">
                <text:p>17493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17033">
                <text:p>17033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12715">
                <text:p>12715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11684">
                <text:p>11684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10536">
                <text:p>10536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phrase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102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83cm" xlink:href=".." xlink:type="simple" chart:class="chart:bar" chart:style-name="ch1">
        <chart:legend chart:legend-position="end" svg:x="11.775cm" svg:y="3.935cm" style:legend-expansion="high" chart:style-name="ch2"/>
        <chart:plot-area chart:style-name="ch3" table:cell-range-address="Hoja1.A1:Hoja1.A1548 Hoja1.D1:Hoja1.D1548" chart:data-source-has-labels="both" svg:x="0.32cm" svg:y="0.179cm" svg:width="11.135cm" svg:height="8.625cm">
          <chartooo:coordinate-region svg:x="0.955cm" svg:y="0.179cm" svg:width="10.5cm" svg:height="6.72cm"/>
          <chart:axis chart:dimension="x" chart:name="primary-x" chart:style-name="ch4" chartooo:axis-type="auto">
            <chartooo:date-scale/>
            <chart:categories table:cell-range-address="Hoja1.A2:Hoja1.A15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2:Hoja1.D1548" chart:label-cell-address="Hoja1.D1:Hoja1.D1" chart:class="chart:bar">
            <chart:regression-curve chart:style-name="ch8">
              <chart:equation chart:display-equation="true" chart:display-r-square="true" svg:x="1.264cm" svg:y="4.457cm"/>
            </chart:regression-curve>
            <chart:data-point chart:repeated="15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law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</text:p>
                <draw:g>
                  <svg:desc>Hoja1.A2:Hoja1.A1548</svg:desc>
                </draw:g>
              </table:table-cell>
              <table:table-cell office:value-type="float" office:value="6.59088788317839">
                <text:p>6.59088788317839</text:p>
                <draw:g>
                  <svg:desc>Hoja1.D2:Hoja1.D1548</svg:desc>
                </draw:g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4.30469630956237">
                <text:p>4.30469630956237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3.23457603326547">
                <text:p>3.23457603326547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2.60780394757624">
                <text:p>2.60780394757624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2.1937406246971">
                <text:p>2.1937406246971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1.89868998209495">
                <text:p>1.89868998209495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1.67719066861219">
                <text:p>1.67719066861219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1.50443981762248">
                <text:p>1.50443981762248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1.3657226987212">
                <text:p>1.3657226987212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1.25174127219978">
                <text:p>1.25174127219978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1.15632347285659">
                <text:p>1.15632347285659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1.0752067286735">
                <text:p>1.0752067286735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1.00534978496813">
                <text:p>1.00534978496813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0.944522829049106">
                <text:p>0.944522829049106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0.891052698411658">
                <text:p>0.891052698411658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0.843658663142776">
                <text:p>0.843658663142776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0.801343255756618">
                <text:p>0.801343255756618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0.763317721701332">
                <text:p>0.763317721701332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0.72894990130496">
                <text:p>0.72894990130496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0.697727030098952">
                <text:p>0.697727030098952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0.66922869285694">
                <text:p>0.66922869285694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0.643106832330083">
                <text:p>0.643106832330083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0.619070750992577">
                <text:p>0.619070750992577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0.596875706091467">
                <text:p>0.596875706091467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0.576314130122794">
                <text:p>0.576314130122794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0.557208796207058">
                <text:p>0.557208796207058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0.539407442540074">
                <text:p>0.539407442540074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0.522778504221991">
                <text:p>0.522778504221991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0.507207694576958">
                <text:p>0.507207694576958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0.492595244610906">
                <text:p>0.492595244610906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0.478853657058488">
                <text:p>0.478853657058488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0.465905866229519">
                <text:p>0.465905866229519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0.453683720422337">
                <text:p>0.453683720422337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0.442126722658626">
                <text:p>0.442126722658626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0.43118097973761">
                <text:p>0.43118097973761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0.420798320389681">
                <text:p>0.420798320389681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0.410935551541467">
                <text:p>0.410935551541467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0.401553828039655">
                <text:p>0.401553828039655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0.392618116093527">
                <text:p>0.392618116093527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0.384096734532835">
                <text:p>0.384096734532835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0.375960960994176">
                <text:p>0.375960960994176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0.36818469253596">
                <text:p>0.36818469253596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0.360744152082197">
                <text:p>0.360744152082197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0.353617633616672">
                <text:p>0.353617633616672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0.346785280273778">
                <text:p>0.346785280273778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0.340228890463352">
                <text:p>0.340228890463352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0.333931747972762">
                <text:p>0.333931747972762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0.327878472648059">
                <text:p>0.327878472648059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0.322054888796456">
                <text:p>0.322054888796456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0.31644790889794">
                <text:p>0.31644790889794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0.311045430582604">
                <text:p>0.311045430582604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0.305836245136718">
                <text:p>0.305836245136718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0.300809956056196">
                <text:p>0.300809956056196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0.295956906380132">
                <text:p>0.295956906380132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0.291268113716853">
                <text:p>0.291268113716853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0.28673521202652">
                <text:p>0.28673521202652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0.282350399352458">
                <text:p>0.282350399352458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0.278106390802144">
                <text:p>0.278106390802144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0.273996376171285">
                <text:p>0.273996376171285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0.270013981683365">
                <text:p>0.270013981683365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0.266153235384601">
                <text:p>0.266153235384601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0.262408535792208">
                <text:p>0.262408535792208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0.258774623443738">
                <text:p>0.258774623443738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0.255246555038253">
                <text:p>0.255246555038253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0.25181967989728">
                <text:p>0.25181967989728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0.248489618505713">
                <text:p>0.248489618505713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0.245252242920795">
                <text:p>0.245252242920795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0.242103658861675">
                <text:p>0.242103658861675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0.239040189313292">
                <text:p>0.239040189313292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0.236058359496891">
                <text:p>0.236058359496891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0.233154883075746">
                <text:p>0.233154883075746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0.230326649478968">
                <text:p>0.230326649478968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0.227570712238768">
                <text:p>0.227570712238768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0.224884278247675">
                <text:p>0.224884278247675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0.222264697851904">
                <text:p>0.222264697851904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0.219709455705725">
                <text:p>0.219709455705725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0.217216162319325">
                <text:p>0.217216162319325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0.214782546239397">
                <text:p>0.214782546239397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0.212406446807756">
                <text:p>0.212406446807756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0.210085807448582">
                <text:p>0.210085807448582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0.207818669439713">
                <text:p>0.207818669439713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0.205603166127621">
                <text:p>0.205603166127621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0.203437517549558">
                <text:p>0.203437517549558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0.201320025429708">
                <text:p>0.201320025429708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0.199249068519297">
                <text:p>0.199249068519297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0.197223098253294">
                <text:p>0.197223098253294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0.195240634698831">
                <text:p>0.195240634698831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0.193300262772678">
                <text:p>0.193300262772678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0.191400628707099">
                <text:p>0.191400628707099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0.189540436745211">
                <text:p>0.189540436745211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0.187718446048605">
                <text:p>0.187718446048605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0.185933467801444">
                <text:p>0.185933467801444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0.184184362496594">
                <text:p>0.184184362496594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0.18247003739053">
                <text:p>0.18247003739053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0.180789444114877">
                <text:p>0.180789444114877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0.179141576433415">
                <text:p>0.179141576433415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0.177525468134291">
                <text:p>0.177525468134291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0.175940191047999">
                <text:p>0.175940191047999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0.174384853182439">
                <text:p>0.174384853182439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0.172858596967031">
                <text:p>0.172858596967031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0.171360597598512">
                <text:p>0.171360597598512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0.169890061481582">
                <text:p>0.169890061481582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0.168446224758102">
                <text:p>0.168446224758102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0.167028351919015">
                <text:p>0.167028351919015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0.165635734493596">
                <text:p>0.165635734493596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0.164267689811041">
                <text:p>0.164267689811041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0.162923559829768">
                <text:p>0.162923559829768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0.16160271003013">
                <text:p>0.16160271003013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0.160304528366568">
                <text:p>0.160304528366568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0.159028424275499">
                <text:p>0.159028424275499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0.157773827735498">
                <text:p>0.157773827735498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0.156540188376592">
                <text:p>0.156540188376592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0.155326974635663">
                <text:p>0.155326974635663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0.154133672955225">
                <text:p>0.154133672955225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0.15295978702296">
                <text:p>0.15295978702296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0.151804837049631">
                <text:p>0.151804837049631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0.15066835908311">
                <text:p>0.15066835908311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0.149549904356435">
                <text:p>0.149549904356435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0.148449038667932">
                <text:p>0.148449038667932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0.147365341791571">
                <text:p>0.147365341791571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0.146298406915855">
                <text:p>0.146298406915855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0.145247840109622">
                <text:p>0.145247840109622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0.144213259813281">
                <text:p>0.144213259813281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0.143194296354058">
                <text:p>0.143194296354058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0.14219059148396">
                <text:p>0.14219059148396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0.141201797939188">
                <text:p>0.141201797939188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0.140227579019883">
                <text:p>0.140227579019883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0.139267608189075">
                <text:p>0.139267608189075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0.138321568689854">
                <text:p>0.138321568689854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0.137389153179771">
                <text:p>0.137389153179771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0.136470063381587">
                <text:p>0.136470063381587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0.135564009749515">
                <text:p>0.135564009749515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0.134670711150155">
                <text:p>0.134670711150155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0.133789894557376">
                <text:p>0.133789894557376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0.132921294760432">
                <text:p>0.132921294760432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0.13206465408465">
                <text:p>0.13206465408465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0.131219722124055">
                <text:p>0.131219722124055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0.130386255485342">
                <text:p>0.130386255485342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0.129564017542644">
                <text:p>0.129564017542644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0.128752778202547">
                <text:p>0.128752778202547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0.12795231367888">
                <text:p>0.12795231367888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0.127162406276785">
                <text:p>0.127162406276785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0.126382844185638">
                <text:p>0.126382844185638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0.125613421280389">
                <text:p>0.125613421280389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0.124853936930932">
                <text:p>0.124853936930932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0.124104195819121">
                <text:p>0.124104195819121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0.123364007763082">
                <text:p>0.123364007763082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0.122633187548473">
                <text:p>0.122633187548473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0.121911554766387">
                <text:p>0.121911554766387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0.121198933657578">
                <text:p>0.121198933657578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0.120495152962737">
                <text:p>0.120495152962737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0.119800045778535">
                <text:p>0.119800045778535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0.119113449419184">
                <text:p>0.119113449419184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0.118435205283258">
                <text:p>0.118435205283258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0.117765158725558">
                <text:p>0.117765158725558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0.117103158933778">
                <text:p>0.117103158933778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0.116449058809786">
                <text:p>0.116449058809786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0.1158027148553">
                <text:p>0.1158027148553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0.115163987061779">
                <text:p>0.115163987061779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0.114532738804351">
                <text:p>0.114532738804351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0.113908836739594">
                <text:p>0.113908836739594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0.113292150707023">
                <text:p>0.113292150707023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0.112682553634114">
                <text:p>0.112682553634114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0.112079921444722">
                <text:p>0.112079921444722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0.111484132970753">
                <text:p>0.111484132970753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0.110895069866956">
                <text:p>0.110895069866956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0.110312616528702">
                <text:p>0.110312616528702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0.109736660012635">
                <text:p>0.109736660012635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0.109167089960071">
                <text:p>0.109167089960071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0.108603798523042">
                <text:p>0.108603798523042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0.108046680292872">
                <text:p>0.108046680292872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0.107495632231186">
                <text:p>0.107495632231186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0.106950553603265">
                <text:p>0.106950553603265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0.106411345913631">
                <text:p>0.106411345913631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0.105877912843807">
                <text:p>0.105877912843807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0.105350160192134">
                <text:p>0.105350160192134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0.104827995815592">
                <text:p>0.104827995815592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0.104311329573534">
                <text:p>0.104311329573534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0.103800073273258">
                <text:p>0.103800073273258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0.103294140617363">
                <text:p>0.103294140617363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0.102793447152794">
                <text:p>0.102793447152794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0.102297910221543">
                <text:p>0.102297910221543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0.101807448912923">
                <text:p>0.101807448912923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0.101321984017359">
                <text:p>0.101321984017359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0.100841437981652">
                <text:p>0.100841437981652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0.100365734865646">
                <text:p>0.100365734865646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0.0998948003002582">
                <text:p>0.0998948003002582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0.0994285614468117">
                <text:p>0.0994285614468117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0.098966946957639">
                <text:p>0.098966946957639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0.0985098869378933">
                <text:p>0.0985098869378933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0.0980573129085362">
                <text:p>0.0980573129085362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0.0976091577704537">
                <text:p>0.0976091577704537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0.0971653557696643">
                <text:p>0.0971653557696643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0.0967258424635767">
                <text:p>0.0967258424635767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0.0962905546882634">
                <text:p>0.0962905546882634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0.0958594305267129">
                <text:p>0.0958594305267129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0.095432409278027">
                <text:p>0.095432409278027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0.09500943142753">
                <text:p>0.09500943142753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0.0945904386177596">
                <text:p>0.0945904386177596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0.0941753736203071">
                <text:p>0.0941753736203071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0.0937641803084799">
                <text:p>0.0937641803084799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0.0933568036307578">
                <text:p>0.0933568036307578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0.0929531895850156">
                <text:p>0.0929531895850156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0.0925532851934868">
                <text:p>0.0925532851934868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0.0921570384784437">
                <text:p>0.0921570384784437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0.0917643984385696">
                <text:p>0.0917643984385696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0.0913753150260011">
                <text:p>0.0913753150260011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0.0909897391240164">
                <text:p>0.0909897391240164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0.0906076225253509">
                <text:p>0.0906076225253509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0.0902289179111178">
                <text:p>0.0902289179111178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0.0898535788303147">
                <text:p>0.0898535788303147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0.0894815596798974">
                <text:p>0.0894815596798974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0.0891128156854017">
                <text:p>0.0891128156854017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0.0887473028820972">
                <text:p>0.0887473028820972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0.0883849780966545">
                <text:p>0.0883849780966545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0.0880257989293106">
                <text:p>0.0880257989293106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0.0876697237365161">
                <text:p>0.0876697237365161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0.0873167116140494">
                <text:p>0.0873167116140494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0.086966722380583">
                <text:p>0.086966722380583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0.0866197165616886">
                <text:p>0.0866197165616886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0.0862756553742655">
                <text:p>0.0862756553742655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0.0859345007113816">
                <text:p>0.0859345007113816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0.0855962151275123">
                <text:p>0.0855962151275123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0.0852607618241667">
                <text:p>0.0852607618241667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0.0849281046358877">
                <text:p>0.0849281046358877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0.0845982080166163">
                <text:p>0.0845982080166163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0.0842710370264073">
                <text:p>0.0842710370264073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0.0839465573184877">
                <text:p>0.0839465573184877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0.0836247351266464">
                <text:p>0.0836247351266464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0.0833055372529448">
                <text:p>0.0833055372529448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0.0829889310557404">
                <text:p>0.0829889310557404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0.0826748844380129">
                <text:p>0.0826748844380129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0.0823633658359839">
                <text:p>0.0823633658359839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0.0820543442080226">
                <text:p>0.0820543442080226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0.0817477890238274">
                <text:p>0.0817477890238274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0.0814436702538777">
                <text:p>0.0814436702538777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0.0811419583591457">
                <text:p>0.0811419583591457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0.0808426242810626">
                <text:p>0.0808426242810626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0.0805456394317303">
                <text:p>0.0805456394317303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0.0802509756843732">
                <text:p>0.0802509756843732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0.079958605364022">
                <text:p>0.079958605364022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0.0796685012384231">
                <text:p>0.0796685012384231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0.0793806365091681">
                <text:p>0.0793806365091681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0.0790949848030361">
                <text:p>0.0790949848030361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0.0788115201635435">
                <text:p>0.0788115201635435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0.0785302170426953">
                <text:p>0.0785302170426953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0.0782510502929324">
                <text:p>0.0782510502929324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0.0779739951592695">
                <text:p>0.0779739951592695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0.0776990272716176">
                <text:p>0.0776990272716176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0.0774261226372879">
                <text:p>0.0774261226372879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0.0771552576336696">
                <text:p>0.0771552576336696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0.0768864090010792">
                <text:p>0.0768864090010792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0.0766195538357751">
                <text:p>0.0766195538357751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0.0763546695831334">
                <text:p>0.0763546695831334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0.0760917340309816">
                <text:p>0.0760917340309816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0.0758307253030842">
                <text:p>0.0758307253030842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0.0755716218527771">
                <text:p>0.0755716218527771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0.0753144024567475">
                <text:p>0.0753144024567475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0.0750590462089537">
                <text:p>0.0750590462089537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0.0748055325146832">
                <text:p>0.0748055325146832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0.0745538410847432">
                <text:p>0.0745538410847432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0.0743039519297825">
                <text:p>0.0743039519297825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0.0740558453547389">
                <text:p>0.0740558453547389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0.0738095019534106">
                <text:p>0.0738095019534106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0.0735649026031482">
                <text:p>0.0735649026031482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0.0733220284596627">
                <text:p>0.0733220284596627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0.0730808609519487">
                <text:p>0.0730808609519487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0.072841381777318">
                <text:p>0.072841381777318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0.0726035728965422">
                <text:p>0.0726035728965422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0.0723674165291">
                <text:p>0.0723674165291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0.0721328951485286">
                <text:p>0.0721328951485286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0.0718999914778742">
                <text:p>0.0718999914778742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0.0716686884852407">
                <text:p>0.0716686884852407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0.0714389693794344">
                <text:p>0.0714389693794344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0.0712108176057009">
                <text:p>0.0712108176057009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0.0709842168415523">
                <text:p>0.0709842168415523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0.0707591509926842">
                <text:p>0.0707591509926842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0.0705356041889772">
                <text:p>0.0705356041889772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0.070313560780584">
                <text:p>0.070313560780584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0.0700930053340973">
                <text:p>0.0700930053340973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0.0698739226287988">
                <text:p>0.0698739226287988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0.0696562976529852">
                <text:p>0.0696562976529852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0.0694401156003713">
                <text:p>0.0694401156003713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0.0692253618665668">
                <text:p>0.0692253618665668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0.0690120220456262">
                <text:p>0.0690120220456262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0.068800081926669">
                <text:p>0.068800081926669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0.068589527490569">
                <text:p>0.068589527490569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0.0683803449067118">
                <text:p>0.0683803449067118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0.0681725205298172">
                <text:p>0.0681725205298172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0.0679660408968264">
                <text:p>0.0679660408968264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0.0677608927238521">
                <text:p>0.0677608927238521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0.0675570629031897">
                <text:p>0.0675570629031897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0.0673545385003879">
                <text:p>0.0673545385003879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0.0671533067513789">
                <text:p>0.0671533067513789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0.0669533550596649">
                <text:p>0.0669533550596649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0.06675467099356">
                <text:p>0.06675467099356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0.0665572422834881">
                <text:p>0.0665572422834881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0.0663610568193323">
                <text:p>0.0663610568193323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0.0661661026478372">
                <text:p>0.0661661026478372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0.0659723679700623">
                <text:p>0.0659723679700623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0.0657798411388845">
                <text:p>0.0657798411388845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0.0655885106565489">
                <text:p>0.0655885106565489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0.0653983651722683">
                <text:p>0.0653983651722683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0.0652093934798674">
                <text:p>0.0652093934798674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0.0650215845154735">
                <text:p>0.0650215845154735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0.0648349273552513">
                <text:p>0.0648349273552513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0.0646494112131805">
                <text:p>0.0646494112131805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0.0644650254388763">
                <text:p>0.0644650254388763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0.0642817595154512">
                <text:p>0.0642817595154512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0.0640996030574169">
                <text:p>0.0640996030574169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0.0639185458086262">
                <text:p>0.0639185458086262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0.0637385776402537">
                <text:p>0.0637385776402537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0.0635596885488139">
                <text:p>0.0635596885488139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0.0633818686542169">
                <text:p>0.0633818686542169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0.0632051081978598">
                <text:p>0.0632051081978598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0.0630293975407537">
                <text:p>0.0630293975407537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0.0628547271616861">
                <text:p>0.0628547271616861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0.0626810876554159">
                <text:p>0.0626810876554159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0.0625084697309027">
                <text:p>0.0625084697309027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0.0623368642095682">
                <text:p>0.0623368642095682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0.0621662620235893">
                <text:p>0.0621662620235893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0.0619966542142223">
                <text:p>0.0619966542142223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0.0618280319301581">
                <text:p>0.0618280319301581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0.0616603864259062">
                <text:p>0.0616603864259062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0.0614937090602089">
                <text:p>0.0614937090602089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0.0613279912944833">
                <text:p>0.0613279912944833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0.061163224691292">
                <text:p>0.061163224691292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0.0609994009128403">
                <text:p>0.0609994009128403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0.0608365117195008">
                <text:p>0.0608365117195008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0.0606745489683642">
                <text:p>0.0606745489683642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0.0605135046118159">
                <text:p>0.0605135046118159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0.0603533706961371">
                <text:p>0.0603533706961371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0.0601941393601313">
                <text:p>0.0601941393601313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0.0600358028337749">
                <text:p>0.0600358028337749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0.0598783534368907">
                <text:p>0.0598783534368907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0.0597217835778457">
                <text:p>0.0597217835778457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0.0595660857522705">
                <text:p>0.0595660857522705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0.0594112525418019">
                <text:p>0.0594112525418019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0.0592572766128461">
                <text:p>0.0592572766128461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0.0591041507153649">
                <text:p>0.0591041507153649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0.0589518676816811">
                <text:p>0.0589518676816811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0.0588004204253054">
                <text:p>0.0588004204253054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0.0586498019397832">
                <text:p>0.0586498019397832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0.0585000052975612">
                <text:p>0.0585000052975612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0.0583510236488725">
                <text:p>0.0583510236488725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0.0582028502206419">
                <text:p>0.0582028502206419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0.0580554783154088">
                <text:p>0.0580554783154088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0.0579089013102684">
                <text:p>0.0579089013102684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0.0577631126558308">
                <text:p>0.0577631126558308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0.057618105875198">
                <text:p>0.057618105875198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0.057473874562957">
                <text:p>0.057473874562957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0.0573304123841909">
                <text:p>0.0573304123841909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0.0571877130735053">
                <text:p>0.0571877130735053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0.0570457704340717">
                <text:p>0.0570457704340717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0.0569045783366863">
                <text:p>0.0569045783366863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0.0567641307188447">
                <text:p>0.0567641307188447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0.0566244215838309">
                <text:p>0.0566244215838309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0.0564854449998226">
                <text:p>0.0564854449998226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0.0563471950990101">
                <text:p>0.0563471950990101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0.0562096660767298">
                <text:p>0.0562096660767298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0.0560728521906119">
                <text:p>0.0560728521906119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0.0559367477597422">
                <text:p>0.0559367477597422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0.0558013471638369">
                <text:p>0.0558013471638369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0.0556666448424308">
                <text:p>0.0556666448424308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0.0555326352940791">
                <text:p>0.0555326352940791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0.0553993130755716">
                <text:p>0.0553993130755716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0552666728011592">
                <text:p>0.0552666728011592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0.0551347091417932">
                <text:p>0.0551347091417932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0.0550034168243766">
                <text:p>0.0550034168243766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0.0548727906310274">
                <text:p>0.0548727906310274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0.054742825398353">
                <text:p>0.054742825398353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0.0546135160167365">
                <text:p>0.0546135160167365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0.0544848574296347">
                <text:p>0.0544848574296347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0.0543568446328857">
                <text:p>0.0543568446328857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0.0542294726740292">
                <text:p>0.0542294726740292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0.0541027366516358">
                <text:p>0.0541027366516358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0.0539766317146475">
                <text:p>0.0539766317146475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0.0538511530617284">
                <text:p>0.0538511530617284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0.0537262959406258">
                <text:p>0.0537262959406258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0.0536020556475399">
                <text:p>0.0536020556475399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0.0534784275265049">
                <text:p>0.0534784275265049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0.0533554069687783">
                <text:p>0.0533554069687783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0.0532329894122405">
                <text:p>0.0532329894122405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0.0531111703408025">
                <text:p>0.0531111703408025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0.052989945283824">
                <text:p>0.052989945283824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0.052869309815539">
                <text:p>0.052869309815539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0.0527492595544914">
                <text:p>0.0527492595544914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0.0526297901629776">
                <text:p>0.0526297901629776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0.0525108973464994">
                <text:p>0.0525108973464994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0.0523925768532233">
                <text:p>0.0523925768532233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0.0522748244734491">
                <text:p>0.0522748244734491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0.0521576360390863">
                <text:p>0.0521576360390863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0.0520410074231378">
                <text:p>0.0520410074231378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0.0519249345391917">
                <text:p>0.0519249345391917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0.0518094133409209">
                <text:p>0.0518094133409209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0.0516944398215892">
                <text:p>0.0516944398215892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0.051580010013566">
                <text:p>0.051580010013566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0.0514661199878469">
                <text:p>0.0514661199878469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0.0513527658535823">
                <text:p>0.0513527658535823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0.0512399437576124">
                <text:p>0.0512399437576124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0.0511276498840089">
                <text:p>0.0511276498840089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0.0510158804536244">
                <text:p>0.0510158804536244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0.0509046317236466">
                <text:p>0.0509046317236466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0.050793899987161">
                <text:p>0.050793899987161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0.0506836815727181">
                <text:p>0.0506836815727181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0.0505739728439081">
                <text:p>0.0505739728439081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0.0504647701989415">
                <text:p>0.0504647701989415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0.050356070070235">
                <text:p>0.050356070070235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0.0502478689240046">
                <text:p>0.0502478689240046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0.0501401632598633">
                <text:p>0.0501401632598633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0.0500329496104254">
                <text:p>0.0500329496104254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0.0499262245409158">
                <text:p>0.0499262245409158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0.0498199846487856">
                <text:p>0.0498199846487856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0.0497142265633325">
                <text:p>0.0497142265633325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0.0496089469453268">
                <text:p>0.0496089469453268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0.0495041424866426">
                <text:p>0.0495041424866426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0.0493998099098948">
                <text:p>0.0493998099098948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0.0492959459680797">
                <text:p>0.0492959459680797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0.0491925474442227">
                <text:p>0.0491925474442227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0.0490896111510292">
                <text:p>0.0490896111510292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0.0489871339305409">
                <text:p>0.0489871339305409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0.0488851126537977">
                <text:p>0.0488851126537977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0.0487835442205027">
                <text:p>0.0487835442205027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0.0486824255586934">
                <text:p>0.0486824255586934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0.0485817536244165">
                <text:p>0.0485817536244165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0.0484815254014075">
                <text:p>0.0484815254014075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0.0483817379007746">
                <text:p>0.0483817379007746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0.048282388160687">
                <text:p>0.048282388160687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0.0481834732460677">
                <text:p>0.0481834732460677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0.0480849902482899">
                <text:p>0.0480849902482899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0.0479869362848781">
                <text:p>0.0479869362848781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0.047889308499213">
                <text:p>0.047889308499213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0.0477921040602407">
                <text:p>0.0477921040602407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0.0476953201621851">
                <text:p>0.0476953201621851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0.0475989540242651">
                <text:p>0.0475989540242651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0.0475030028904151">
                <text:p>0.0475030028904151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0.0474074640290092">
                <text:p>0.0474074640290092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0.0473123347325894">
                <text:p>0.0473123347325894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0.0472176123175972">
                <text:p>0.0472176123175972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0.0471232941241089">
                <text:p>0.0471232941241089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0.0470293775155745">
                <text:p>0.0470293775155745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0.0469358598785595">
                <text:p>0.0469358598785595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0.0468427386224913">
                <text:p>0.0468427386224913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0.0467500111794074">
                <text:p>0.0467500111794074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0.0466576750037086">
                <text:p>0.0466576750037086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0.046565727571914">
                <text:p>0.046565727571914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0.04647416638242">
                <text:p>0.04647416638242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0.0463829889552625">
                <text:p>0.0463829889552625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0.0462921928318814">
                <text:p>0.0462921928318814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0.0462017755748897">
                <text:p>0.0462017755748897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0.0461117347678437">
                <text:p>0.0461117347678437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0.0460220680150179">
                <text:p>0.0460220680150179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0.0459327729411815">
                <text:p>0.0459327729411815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0.0458438471913789">
                <text:p>0.0458438471913789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0.0457552884307121">
                <text:p>0.0457552884307121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0.0456670943441267">
                <text:p>0.0456670943441267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0.0455792626361996">
                <text:p>0.0455792626361996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0.0454917910309308">
                <text:p>0.0454917910309308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0.0454046772715369">
                <text:p>0.0454046772715369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0.0453179191202471">
                <text:p>0.0453179191202471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0.0452315143581027">
                <text:p>0.0452315143581027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0.0451454607847585">
                <text:p>0.0451454607847585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0.0450597562182866">
                <text:p>0.0450597562182866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0.0449743984949831">
                <text:p>0.0449743984949831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0.044889385469177">
                <text:p>0.044889385469177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0.044804715013042">
                <text:p>0.044804715013042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0.0447203850164094">
                <text:p>0.0447203850164094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0.044636393386585">
                <text:p>0.044636393386585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0.0445527380481671">
                <text:p>0.0445527380481671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0.0444694169428671">
                <text:p>0.0444694169428671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0.0443864280293327">
                <text:p>0.0443864280293327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0.0443037692829727">
                <text:p>0.0443037692829727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0.0442214386957846">
                <text:p>0.0442214386957846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0.0441394342761834">
                <text:p>0.0441394342761834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0.0440577540488339">
                <text:p>0.0440577540488339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0.0439763960544838">
                <text:p>0.0439763960544838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0.0438953583497995">
                <text:p>0.0438953583497995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0.0438146390072037">
                <text:p>0.0438146390072037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0.0437342361147151">
                <text:p>0.0437342361147151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0.0436541477757901">
                <text:p>0.0436541477757901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0.0435743721091662">
                <text:p>0.0435743721091662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0.0434949072487076">
                <text:p>0.0434949072487076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0.0434157513432525">
                <text:p>0.0434157513432525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0.0433369025564622">
                <text:p>0.0433369025564622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0.0432583590666721">
                <text:p>0.0432583590666721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0.0431801190667449">
                <text:p>0.0431801190667449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0.0431021807639247">
                <text:p>0.0431021807639247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0.0430245423796936">
                <text:p>0.0430245423796936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0.0429472021496296">
                <text:p>0.0429472021496296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0.0428701583232667">
                <text:p>0.0428701583232667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0.0427934091639561">
                <text:p>0.0427934091639561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0.0427169529487292">
                <text:p>0.0427169529487292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0.0426407879681626">
                <text:p>0.0426407879681626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0.0425649125262443">
                <text:p>0.0425649125262443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0.0424893249402416">
                <text:p>0.0424893249402416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0.0424140235405707">
                <text:p>0.0424140235405707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0.0423390066706677">
                <text:p>0.0423390066706677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0.0422642726868611">
                <text:p>0.0422642726868611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0.0421898199582458">
                <text:p>0.0421898199582458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0.0421156468665587">
                <text:p>0.0421156468665587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0.042041751806056">
                <text:p>0.042041751806056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0.0419681331833911">
                <text:p>0.0419681331833911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0.0418947894174946">
                <text:p>0.0418947894174946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0.041821718939456">
                <text:p>0.041821718939456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0.0417489201924057">
                <text:p>0.0417489201924057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0.0416763916313994">
                <text:p>0.0416763916313994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0.0416041317233034">
                <text:p>0.0416041317233034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0.0415321389466809">
                <text:p>0.0415321389466809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0.0414604117916806">
                <text:p>0.0414604117916806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0.0413889487599255">
                <text:p>0.0413889487599255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0.0413177483644035">
                <text:p>0.0413177483644035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0.0412468091293593">
                <text:p>0.0412468091293593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0.0411761295901875">
                <text:p>0.0411761295901875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0.0411057082933267">
                <text:p>0.0411057082933267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0.0410355437961549">
                <text:p>0.0410355437961549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0.0409656346668863">
                <text:p>0.0409656346668863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0.0408959794844692">
                <text:p>0.0408959794844692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0.0408265768384847">
                <text:p>0.0408265768384847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0.0407574253290471">
                <text:p>0.0407574253290471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0.040688523566705">
                <text:p>0.040688523566705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0.0406198701723438">
                <text:p>0.0406198701723438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0.0405514637770889">
                <text:p>0.0405514637770889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0.0404833030222107">
                <text:p>0.0404833030222107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0.0404153865590297">
                <text:p>0.0404153865590297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0.0403477130488235">
                <text:p>0.0403477130488235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0.0402802811627346">
                <text:p>0.0402802811627346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0.0402130895816787">
                <text:p>0.0402130895816787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0.0401461369962551">
                <text:p>0.0401461369962551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0.0400794221066568">
                <text:p>0.0400794221066568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0.0400129436225829">
                <text:p>0.0400129436225829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0.0399467002631507">
                <text:p>0.0399467002631507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0.0398806907568099">
                <text:p>0.0398806907568099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0398149138412569">
                <text:p>0.0398149138412569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0.0397493682633507">
                <text:p>0.0397493682633507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0.0396840527790291">
                <text:p>0.0396840527790291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0.0396189661532263">
                <text:p>0.0396189661532263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0.0395541071597912">
                <text:p>0.0395541071597912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0.0394894745814066">
                <text:p>0.0394894745814066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0.0394250672095094">
                <text:p>0.0394250672095094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0.0393608838442112">
                <text:p>0.0393608838442112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0.0392969232942208">
                <text:p>0.0392969232942208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0.0392331843767661">
                <text:p>0.0392331843767661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0.0391696659175183">
                <text:p>0.0391696659175183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0.0391063667505158">
                <text:p>0.0391063667505158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0.0390432857180895">
                <text:p>0.0390432857180895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0.0389804216707888">
                <text:p>0.0389804216707888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0.0389177734673081">
                <text:p>0.0389177734673081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0.0388553399744147">
                <text:p>0.0388553399744147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0.0387931200668769">
                <text:p>0.0387931200668769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0.0387311126273933">
                <text:p>0.0387311126273933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0.0386693165465221">
                <text:p>0.0386693165465221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0.0386077307226124">
                <text:p>0.0386077307226124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0.0385463540617349">
                <text:p>0.0385463540617349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0.0384851854776144">
                <text:p>0.0384851854776144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0.0384242238915623">
                <text:p>0.0384242238915623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0.0383634682324101">
                <text:p>0.0383634682324101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0.0383029174364437">
                <text:p>0.0383029174364437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0.0382425704473383">
                <text:p>0.0382425704473383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0.0381824262160937">
                <text:p>0.0381824262160937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0.0381224837009707">
                <text:p>0.0381224837009707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0.038062741867428">
                <text:p>0.038062741867428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0.03800319968806">
                <text:p>0.03800319968806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0.0379438561425345">
                <text:p>0.0379438561425345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0.0378847102175317">
                <text:p>0.0378847102175317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0.0378257609066842">
                <text:p>0.0378257609066842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0.0377670072105165">
                <text:p>0.0377670072105165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0.0377084481363859">
                <text:p>0.0377084481363859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0.037650082698424">
                <text:p>0.037650082698424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0.0375919099174786">
                <text:p>0.0375919099174786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0.0375339288210563">
                <text:p>0.0375339288210563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0.0374761384432653">
                <text:p>0.0374761384432653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0.0374185378247597">
                <text:p>0.0374185378247597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0.0373611260126835">
                <text:p>0.0373611260126835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0.0373039020606151">
                <text:p>0.0373039020606151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0.0372468650285137">
                <text:p>0.0372468650285137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0.0371900139826642">
                <text:p>0.0371900139826642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0.0371333479956247">
                <text:p>0.0371333479956247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0.0370768661461729">
                <text:p>0.0370768661461729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0.0370205675192541">
                <text:p>0.0370205675192541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0.0369644512059292">
                <text:p>0.0369644512059292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0.0369085163033233">
                <text:p>0.0369085163033233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0.0368527619145753">
                <text:p>0.0368527619145753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0.0367971871487871">
                <text:p>0.0367971871487871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0.0367417911209742">
                <text:p>0.0367417911209742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0.0366865729520163">
                <text:p>0.0366865729520163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0.0366315317686082">
                <text:p>0.0366315317686082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0.036576666703212">
                <text:p>0.036576666703212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0.0365219768940092">
                <text:p>0.0365219768940092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0.0364674614848529">
                <text:p>0.0364674614848529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0.0364131196252214">
                <text:p>0.0364131196252214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0.0363589504701717">
                <text:p>0.0363589504701717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0.0363049531802934">
                <text:p>0.0363049531802934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0.0362511269216634">
                <text:p>0.0362511269216634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0.0361974708658006">
                <text:p>0.0361974708658006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0.0361439841896218">
                <text:p>0.0361439841896218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0.0360906660753969">
                <text:p>0.0360906660753969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0.0360375157107056">
                <text:p>0.0360375157107056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0.0359845322883942">
                <text:p>0.0359845322883942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0.0359317150065323">
                <text:p>0.0359317150065323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0.0358790630683706">
                <text:p>0.0358790630683706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0.0358265756822992">
                <text:p>0.0358265756822992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0.0357742520618052">
                <text:p>0.0357742520618052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0.0357220914254322">
                <text:p>0.0357220914254322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0.0356700929967393">
                <text:p>0.0356700929967393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0.0356182560042604">
                <text:p>0.0356182560042604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0.0355665796814644">
                <text:p>0.0355665796814644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0.0355150632667156">
                <text:p>0.0355150632667156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0.0354637060032343">
                <text:p>0.0354637060032343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0.0354125071390582">
                <text:p>0.0354125071390582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0.0353614659270035">
                <text:p>0.0353614659270035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0.0353105816246269">
                <text:p>0.0353105816246269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0.0352598534941882">
                <text:p>0.0352598534941882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0.0352092808026123">
                <text:p>0.0352092808026123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0.0351588628214526">
                <text:p>0.0351588628214526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0.0351085988268541">
                <text:p>0.035108598826854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0.0350584880995171">
                <text:p>0.0350584880995171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0.0350085299246612">
                <text:p>0.0350085299246612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0.0349587235919898">
                <text:p>0.0349587235919898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0.0349090683956544">
                <text:p>0.0349090683956544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0.0348595636342201">
                <text:p>0.0348595636342201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0.0348102086106305">
                <text:p>0.0348102086106305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0.0347610026321737">
                <text:p>0.0347610026321737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0.0347119450104482">
                <text:p>0.0347119450104482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0.0346630350613291">
                <text:p>0.0346630350613291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0.034614272104935">
                <text:p>0.034614272104935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0.0345656554655947">
                <text:p>0.0345656554655947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0.0345171844718144">
                <text:p>0.0345171844718144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0.0344688584562457">
                <text:p>0.0344688584562457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0.0344206767556529">
                <text:p>0.0344206767556529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0.0343726387108818">
                <text:p>0.0343726387108818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0.0343247436668275">
                <text:p>0.0343247436668275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0.0342769909724036">
                <text:p>0.0342769909724036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0.0342293799805111">
                <text:p>0.0342293799805111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0.0341819100480078">
                <text:p>0.0341819100480078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0.0341345805356779">
                <text:p>0.0341345805356779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0.0340873908082016">
                <text:p>0.0340873908082016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0.034040340234126">
                <text:p>0.034040340234126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0.0339934281858348">
                <text:p>0.0339934281858348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0.0339466540395194">
                <text:p>0.0339466540395194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0.0339000171751498">
                <text:p>0.0339000171751498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0.0338535169764458">
                <text:p>0.0338535169764458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0.0338071528308488">
                <text:p>0.0338071528308488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0.0337609241294933">
                <text:p>0.0337609241294933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0.0337148302671788">
                <text:p>0.0337148302671788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0.0336688706423427">
                <text:p>0.0336688706423427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0.033623044657032">
                <text:p>0.033623044657032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0.0335773517168769">
                <text:p>0.0335773517168769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0.0335317912310633">
                <text:p>0.0335317912310633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0.0334863626123064">
                <text:p>0.0334863626123064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0.033441065276824">
                <text:p>0.033441065276824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0.0333958986443103">
                <text:p>0.0333958986443103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0.0333508621379102">
                <text:p>0.0333508621379102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0.033305955184193">
                <text:p>0.033305955184193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0.0332611772131274">
                <text:p>0.0332611772131274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0.033216527658056">
                <text:p>0.033216527658056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0.0331720059556698">
                <text:p>0.0331720059556698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0.0331276115459842">
                <text:p>0.0331276115459842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0.0330833438723137">
                <text:p>0.0330833438723137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0.0330392023812475">
                <text:p>0.0330392023812475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0.0329951865226259">
                <text:p>0.0329951865226259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0.0329512957495156">
                <text:p>0.0329512957495156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0.0329075295181863">
                <text:p>0.0329075295181863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0.0328638872880872">
                <text:p>0.0328638872880872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0.0328203685218235">
                <text:p>0.0328203685218235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0.0327769726851333">
                <text:p>0.0327769726851333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0.0327336992468646">
                <text:p>0.0327336992468646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0.0326905476789527">
                <text:p>0.0326905476789527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0.0326475174563976">
                <text:p>0.0326475174563976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0.0326046080572417">
                <text:p>0.0326046080572417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0.0325618189625474">
                <text:p>0.0325618189625474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0.0325191496563758">
                <text:p>0.0325191496563758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0.032476599625764">
                <text:p>0.032476599625764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0.0324341683607045">
                <text:p>0.0324341683607045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0.0323918553541231">
                <text:p>0.0323918553541231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0.032349660101858">
                <text:p>0.032349660101858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0.0323075821026389">
                <text:p>0.0323075821026389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0.032265620858066">
                <text:p>0.032265620858066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0.0322237758725894">
                <text:p>0.0322237758725894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0.0321820466534886">
                <text:p>0.0321820466534886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0.0321404327108522">
                <text:p>0.0321404327108522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0.0320989335575581">
                <text:p>0.0320989335575581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0.0320575487092529">
                <text:p>0.0320575487092529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0.0320162776843329">
                <text:p>0.0320162776843329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0.0319751200039239">
                <text:p>0.0319751200039239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0.031934075191862">
                <text:p>0.031934075191862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0.0318931427746745">
                <text:p>0.0318931427746745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0.0318523222815604">
                <text:p>0.0318523222815604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0.0318116132443719">
                <text:p>0.0318116132443719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0.0317710151975953">
                <text:p>0.0317710151975953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0.0317305276783325">
                <text:p>0.0317305276783325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0.0316901502262826">
                <text:p>0.0316901502262826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0.0316498823837234">
                <text:p>0.0316498823837234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0.0316097236954938">
                <text:p>0.0316097236954938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0.0315696737089748">
                <text:p>0.0315696737089748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0.0315297319740728">
                <text:p>0.0315297319740728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0.031489898043201">
                <text:p>0.031489898043201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0.0314501714712625">
                <text:p>0.0314501714712625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0.0314105518156326">
                <text:p>0.0314105518156326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0.0313710386361414">
                <text:p>0.0313710386361414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0.0313316314950572">
                <text:p>0.0313316314950572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0.0312923299570689">
                <text:p>0.0312923299570689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0.0312531335892699">
                <text:p>0.0312531335892699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0.0312140419611406">
                <text:p>0.0312140419611406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0.0311750546445328">
                <text:p>0.0311750546445328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0.0311361712136524">
                <text:p>0.0311361712136524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0.0310973912450438">
                <text:p>0.0310973912450438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0.0310587143175735">
                <text:p>0.0310587143175735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0.0310201400124139">
                <text:p>0.0310201400124139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0.0309816679130279">
                <text:p>0.0309816679130279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0.030943297605153">
                <text:p>0.030943297605153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0.0309050286767853">
                <text:p>0.0309050286767853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0.0308668607181648">
                <text:p>0.0308668607181648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0.0308287933217593">
                <text:p>0.0308287933217593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0.0307908260822496">
                <text:p>0.0307908260822496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0.0307529585965143">
                <text:p>0.0307529585965143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0.030715190463615">
                <text:p>0.030715190463615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0.0306775212847812">
                <text:p>0.0306775212847812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0.0306399506633955">
                <text:p>0.0306399506633955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0.0306024782049794">
                <text:p>0.0306024782049794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0.0305651035171786">
                <text:p>0.0305651035171786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0.0305278262097484">
                <text:p>0.0305278262097484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0.03049064589454">
                <text:p>0.03049064589454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0.0304535621854858">
                <text:p>0.0304535621854858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0.0304165746985857">
                <text:p>0.0304165746985857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0.0303796830518931">
                <text:p>0.0303796830518931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0.0303428868655011">
                <text:p>0.0303428868655011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0.0303061857615288">
                <text:p>0.0303061857615288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0.030269579364108">
                <text:p>0.030269579364108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0.0302330672993693">
                <text:p>0.0302330672993693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0.030196649195429">
                <text:p>0.030196649195429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0.0301603246823757">
                <text:p>0.0301603246823757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0.0301240933922576">
                <text:p>0.0301240933922576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0.0300879549590688">
                <text:p>0.0300879549590688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0.0300519090187368">
                <text:p>0.0300519090187368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0.0300159552091096">
                <text:p>0.0300159552091096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0.0299800931699431">
                <text:p>0.0299800931699431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0.0299443225428882">
                <text:p>0.0299443225428882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0.0299086429714782">
                <text:p>0.0299086429714782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0.029873054101117">
                <text:p>0.029873054101117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0.0298375555790661">
                <text:p>0.0298375555790661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0.0298021470544327">
                <text:p>0.0298021470544327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0.0297668281781575">
                <text:p>0.0297668281781575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0.0297315986030027">
                <text:p>0.0297315986030027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0.02969645798354">
                <text:p>0.02969645798354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0.0296614059761388">
                <text:p>0.0296614059761388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0.0296264422389545">
                <text:p>0.0296264422389545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0.0295915664319167">
                <text:p>0.0295915664319167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0.0295567782167178">
                <text:p>0.0295567782167178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0.0295220772568012">
                <text:p>0.0295220772568012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0.0294874632173506">
                <text:p>0.0294874632173506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0.0294529357652778">
                <text:p>0.0294529357652778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0.0294184945692123">
                <text:p>0.0294184945692123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0.0293841392994895">
                <text:p>0.0293841392994895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0.0293498696281402">
                <text:p>0.0293498696281402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0.0293156852288795">
                <text:p>0.0293156852288795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0.0292815857770956">
                <text:p>0.0292815857770956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0.0292475709498396">
                <text:p>0.0292475709498396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0.0292136404258143">
                <text:p>0.0292136404258143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0.0291797938853639">
                <text:p>0.0291797938853639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0.0291460310104632">
                <text:p>0.0291460310104632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0.0291123514847076">
                <text:p>0.0291123514847076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0.029078754993302">
                <text:p>0.029078754993302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0.0290452412230515">
                <text:p>0.0290452412230515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0.02901180986235">
                <text:p>0.02901180986235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0.0289784606011713">
                <text:p>0.0289784606011713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0.0289451931310581">
                <text:p>0.0289451931310581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0.0289120071451125">
                <text:p>0.0289120071451125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0.0288789023379858">
                <text:p>0.0288789023379858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0.0288458784058691">
                <text:p>0.028845878405869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0.0288129350464832">
                <text:p>0.0288129350464832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0.0287800719590689">
                <text:p>0.0287800719590689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0287472888443777">
                <text:p>0.0287472888443777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0.028714585404662">
                <text:p>0.028714585404662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0.0286819613436658">
                <text:p>0.0286819613436658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0.028649416366615">
                <text:p>0.028649416366615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0.0286169501802087">
                <text:p>0.0286169501802087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0.0285845624926094">
                <text:p>0.0285845624926094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0.0285522530134339">
                <text:p>0.0285522530134339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0.0285200214537446">
                <text:p>0.0285200214537446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0.0284878675260399">
                <text:p>0.0284878675260399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0.0284557909442457">
                <text:p>0.0284557909442457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0.0284237914237062">
                <text:p>0.0284237914237062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0.0283918686811751">
                <text:p>0.0283918686811751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0.0283600224348072">
                <text:p>0.0283600224348072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0.028328252404149">
                <text:p>0.028328252404149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0.0282965583101308">
                <text:p>0.0282965583101308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0.0282649398750577">
                <text:p>0.0282649398750577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0.028233396822601">
                <text:p>0.028233396822601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0.0282019288777902">
                <text:p>0.0282019288777902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0.0281705357670042">
                <text:p>0.0281705357670042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0.0281392172179632">
                <text:p>0.0281392172179632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0.0281079729597203">
                <text:p>0.0281079729597203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0.0280768027226535">
                <text:p>0.0280768027226535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0.0280457062384573">
                <text:p>0.0280457062384573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0.0280146832401349">
                <text:p>0.0280146832401349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0.0279837334619901">
                <text:p>0.0279837334619901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0.0279528566396189">
                <text:p>0.0279528566396189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0.0279220525099026">
                <text:p>0.0279220525099026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0.0278913208109988">
                <text:p>0.0278913208109988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0.0278606612823345">
                <text:p>0.0278606612823345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0.027830073664598">
                <text:p>0.027830073664598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0.027799557699731">
                <text:p>0.027799557699731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0.0277691131309217">
                <text:p>0.0277691131309217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0.0277387397025965">
                <text:p>0.0277387397025965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0.0277084371604129">
                <text:p>0.0277084371604129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0.0276782052512518">
                <text:p>0.0276782052512518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0.0276480437232105">
                <text:p>0.0276480437232105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0.0276179523255949">
                <text:p>0.0276179523255949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0.0275879308089126">
                <text:p>0.0275879308089126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0.0275579789248654">
                <text:p>0.0275579789248654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0.0275280964263422">
                <text:p>0.0275280964263422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0.0274982830674119">
                <text:p>0.0274982830674119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0.0274685386033164">
                <text:p>0.0274685386033164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0.0274388627904633">
                <text:p>0.0274388627904633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0.0274092553864193">
                <text:p>0.0274092553864193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0.0273797161499029">
                <text:p>0.0273797161499029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0.0273502448407778">
                <text:p>0.0273502448407778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0.0273208412200459">
                <text:p>0.0273208412200459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0.0272915050498408">
                <text:p>0.0272915050498408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0.0272622360934205">
                <text:p>0.0272622360934205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0.0272330341151615">
                <text:p>0.0272330341151615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0.0272038988805513">
                <text:p>0.0272038988805513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0.0271748301561828">
                <text:p>0.0271748301561828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0.0271458277097467">
                <text:p>0.0271458277097467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0.027116891310026">
                <text:p>0.027116891310026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0.0270880207268886">
                <text:p>0.0270880207268886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0.0270592157312818">
                <text:p>0.0270592157312818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0.0270304760952254">
                <text:p>0.0270304760952254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0.0270018015918055">
                <text:p>0.0270018015918055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0.0269731919951682">
                <text:p>0.0269731919951682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0.0269446470805135">
                <text:p>0.0269446470805135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0.0269161666240891">
                <text:p>0.0269161666240891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0.0268877504031841">
                <text:p>0.0268877504031841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0.0268593981961233">
                <text:p>0.0268593981961233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0.0268311097822604">
                <text:p>0.0268311097822604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0.0268028849419731">
                <text:p>0.0268028849419731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0.026774723456656">
                <text:p>0.026774723456656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0.0267466251087154">
                <text:p>0.0267466251087154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0.0267185896815634">
                <text:p>0.0267185896815634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0.0266906169596115">
                <text:p>0.0266906169596115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0.0266627067282655">
                <text:p>0.0266627067282655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0.0266348587739193">
                <text:p>0.0266348587739193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0.0266070728839493">
                <text:p>0.0266070728839493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0.0265793488467088">
                <text:p>0.0265793488467088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0.0265516864515222">
                <text:p>0.0265516864515222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0.0265240854886795">
                <text:p>0.0265240854886795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0.0264965457494308">
                <text:p>0.0264965457494308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0.0264690670259808">
                <text:p>0.0264690670259808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0.026441649111483">
                <text:p>0.026441649111483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0.0264142918000347">
                <text:p>0.0264142918000347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0.0263869948866713">
                <text:p>0.0263869948866713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0.0263597581673609">
                <text:p>0.0263597581673609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0.0263325814389993">
                <text:p>0.0263325814389993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0.0263054644994042">
                <text:p>0.0263054644994042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0.0262784071473105">
                <text:p>0.0262784071473105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0.0262514091823647">
                <text:p>0.0262514091823647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0.0262244704051196">
                <text:p>0.0262244704051196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0.0261975906170298">
                <text:p>0.0261975906170298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0.0261707696204456">
                <text:p>0.0261707696204456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0.0261440072186089">
                <text:p>0.0261440072186089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0.0261173032156475">
                <text:p>0.0261173032156475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0.0260906574165703">
                <text:p>0.0260906574165703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0.0260640696272624">
                <text:p>0.0260640696272624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0.0260375396544799">
                <text:p>0.0260375396544799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0.0260110673058454">
                <text:p>0.0260110673058454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0.0259846523898426">
                <text:p>0.0259846523898426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0.0259582947158121">
                <text:p>0.0259582947158121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0.0259319940939458">
                <text:p>0.0259319940939458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0.0259057503352828">
                <text:p>0.0259057503352828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0.0258795632517044">
                <text:p>0.0258795632517044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0.0258534326559292">
                <text:p>0.0258534326559292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0.0258273583615089">
                <text:p>0.0258273583615089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0.0258013401828229">
                <text:p>0.0258013401828229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0.0257753779350747">
                <text:p>0.0257753779350747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0.0257494714342861">
                <text:p>0.0257494714342861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0.0257236204972938">
                <text:p>0.0257236204972938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0.0256978249417439">
                <text:p>0.0256978249417439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0.0256720845860883">
                <text:p>0.0256720845860883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0.0256463992495794">
                <text:p>0.0256463992495794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0.0256207687522662">
                <text:p>0.0256207687522662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0.0255951929149898">
                <text:p>0.0255951929149898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0.0255696715593787">
                <text:p>0.0255696715593787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0.025544204507845">
                <text:p>0.025544204507845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0.0255187915835796">
                <text:p>0.0255187915835796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0.0254934326105481">
                <text:p>0.0254934326105481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0.0254681274134865">
                <text:p>0.0254681274134865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0.025442875817897">
                <text:p>0.025442875817897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0.025417677650044">
                <text:p>0.025417677650044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0.0253925327369493">
                <text:p>0.0253925327369493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0.0253674409063886">
                <text:p>0.0253674409063886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0.0253424019868871">
                <text:p>0.0253424019868871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0.0253174158077154">
                <text:p>0.0253174158077154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0.0252924821988854">
                <text:p>0.0252924821988854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0.0252676009911463">
                <text:p>0.0252676009911463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0.0252427720159806">
                <text:p>0.0252427720159806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0.0252179951056002">
                <text:p>0.0252179951056002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0.0251932700929423">
                <text:p>0.0251932700929423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0.0251685968116654">
                <text:p>0.0251685968116654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0.0251439750961454">
                <text:p>0.0251439750961454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0.0251194047814721">
                <text:p>0.0251194047814721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0.0250948857034448">
                <text:p>0.0250948857034448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0.0250704176985686">
                <text:p>0.0250704176985686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0.025046000604051">
                <text:p>0.025046000604051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0.0250216342577975">
                <text:p>0.0250216342577975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0.0249973184984082">
                <text:p>0.0249973184984082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0.0249730531651741">
                <text:p>0.0249730531651741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0.0249488380980731">
                <text:p>0.0249488380980731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0.0249246731377667">
                <text:p>0.0249246731377667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0.0249005581255958">
                <text:p>0.0249005581255958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0.0248764929035778">
                <text:p>0.0248764929035778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0.0248524773144022">
                <text:p>0.0248524773144022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0.0248285112014274">
                <text:p>0.0248285112014274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0.0248045944086773">
                <text:p>0.0248045944086773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0.0247807267808374">
                <text:p>0.0247807267808374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0.0247569081632513">
                <text:p>0.0247569081632513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0.0247331384019175">
                <text:p>0.0247331384019175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0.0247094173434856">
                <text:p>0.0247094173434856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0.024685744835253">
                <text:p>0.024685744835253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0.0246621207251614">
                <text:p>0.0246621207251614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0.0246385448617936">
                <text:p>0.0246385448617936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0.0246150170943695">
                <text:p>0.0246150170943695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0.0245915372727435">
                <text:p>0.0245915372727435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0.0245681052474007">
                <text:p>0.0245681052474007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0.0245447208694537">
                <text:p>0.0245447208694537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0.024521383990639">
                <text:p>0.024521383990639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0.0244980944633144">
                <text:p>0.0244980944633144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0.0244748521404549">
                <text:p>0.0244748521404549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0.0244516568756501">
                <text:p>0.0244516568756501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0.0244285085231006">
                <text:p>0.0244285085231006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0.024405406937615">
                <text:p>0.024405406937615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0.0243823519746066">
                <text:p>0.0243823519746066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0.0243593434900903">
                <text:p>0.0243593434900903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0.0243363813406795">
                <text:p>0.0243363813406795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0.0243134653835826">
                <text:p>0.0243134653835826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0.0242905954766007">
                <text:p>0.0242905954766007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0.0242677714781235">
                <text:p>0.0242677714781235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0.0242449932471272">
                <text:p>0.0242449932471272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0.0242222606431706">
                <text:p>0.0242222606431706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0.0241995735263927">
                <text:p>0.0241995735263927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0.0241769317575095">
                <text:p>0.0241769317575095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0.0241543351978109">
                <text:p>0.0241543351978109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0.0241317837091577">
                <text:p>0.0241317837091577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0.0241092771539789">
                <text:p>0.0241092771539789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0.0240868153952686">
                <text:p>0.0240868153952686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0.0240643982965831">
                <text:p>0.0240643982965831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0.0240420257220378">
                <text:p>0.0240420257220378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0.0240196975363047">
                <text:p>0.0240196975363047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0.0239974136046094">
                <text:p>0.0239974136046094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0.0239751737927282">
                <text:p>0.0239751737927282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0.0239529779669851">
                <text:p>0.0239529779669851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0.0239308259942494">
                <text:p>0.0239308259942494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0.0239087177419324">
                <text:p>0.0239087177419324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0.0238866530779853">
                <text:p>0.0238866530779853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0.0238646318708957">
                <text:p>0.0238646318708957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0.0238426539896854">
                <text:p>0.0238426539896854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0.0238207193039074">
                <text:p>0.0238207193039074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0.0237988276836432">
                <text:p>0.0237988276836432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0.0237769789995005">
                <text:p>0.0237769789995005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0.0237551731226097">
                <text:p>0.0237551731226097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0.0237334099246223">
                <text:p>0.0237334099246223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0.0237116892777073">
                <text:p>0.0237116892777073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0.0236900110545491">
                <text:p>0.0236900110545491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0.0236683751283449">
                <text:p>0.0236683751283449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0.0236467813728019">
                <text:p>0.0236467813728019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0.0236252296621347">
                <text:p>0.0236252296621347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0.0236037198710629">
                <text:p>0.0236037198710629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0.0235822518748086">
                <text:p>0.0235822518748086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0.0235608255490937">
                <text:p>0.0235608255490937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0.0235394407701373">
                <text:p>0.0235394407701373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0.0235180974146535">
                <text:p>0.0235180974146535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0.0234967953598488">
                <text:p>0.0234967953598488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0.0234755344834195">
                <text:p>0.0234755344834195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0.0234543146635493">
                <text:p>0.0234543146635493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0.0234331357789069">
                <text:p>0.0234331357789069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0.0234119977086437">
                <text:p>0.0234119977086437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0.0233909003323911">
                <text:p>0.0233909003323911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0.0233698435302584">
                <text:p>0.0233698435302584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0.0233488271828301">
                <text:p>0.0233488271828301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0.0233278511711638">
                <text:p>0.0233278511711638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0.0233069153767878">
                <text:p>0.0233069153767878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0.0232860196816987">
                <text:p>0.0232860196816987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0.0232651639683589">
                <text:p>0.0232651639683589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0.0232443481196948">
                <text:p>0.0232443481196948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0.0232235720190939">
                <text:p>0.0232235720190939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0.0232028355504029">
                <text:p>0.0232028355504029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0.0231821385979253">
                <text:p>0.0231821385979253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0.0231614810464192">
                <text:p>0.0231614810464192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0.0231408627810951">
                <text:p>0.0231408627810951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0.0231202836876133">
                <text:p>0.0231202836876133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0.0230997436520823">
                <text:p>0.0230997436520823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0.023079242561056">
                <text:p>0.023079242561056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0.023058780301532">
                <text:p>0.023058780301532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0.0230383567609491">
                <text:p>0.0230383567609491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0.0230179718271852">
                <text:p>0.0230179718271852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0.0229976253885553">
                <text:p>0.0229976253885553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0.022977317333809">
                <text:p>0.022977317333809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0.0229570475521288">
                <text:p>0.0229570475521288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0.0229368159331278">
                <text:p>0.0229368159331278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0.0229166223668476">
                <text:p>0.0229166223668476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0.0228964667437561">
                <text:p>0.0228964667437561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0.0228763489547456">
                <text:p>0.0228763489547456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0.0228562688911307">
                <text:p>0.0228562688911307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0.0228362264446461">
                <text:p>0.0228362264446461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0.0228162215074448">
                <text:p>0.0228162215074448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0.0227962539720958">
                <text:p>0.0227962539720958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0.0227763237315823">
                <text:p>0.0227763237315823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0.0227564306792997">
                <text:p>0.0227564306792997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0.0227365747090533">
                <text:p>0.0227365747090533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0.0227167557150568">
                <text:p>0.0227167557150568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0.0226969735919299">
                <text:p>0.022696973591929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0.0226772282346965">
                <text:p>0.0226772282346965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0.0226575195387828">
                <text:p>0.0226575195387828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0.0226378474000153">
                <text:p>0.0226378474000153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0.0226182117146191">
                <text:p>0.0226182117146191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0.0225986123792154">
                <text:p>0.0225986123792154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0.0225790492908204">
                <text:p>0.0225790492908204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0.0225595223468425">
                <text:p>0.0225595223468425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0.0225400314450815">
                <text:p>0.0225400314450815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0.0225205764837256">
                <text:p>0.0225205764837256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0.0225011573613503">
                <text:p>0.0225011573613503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0.0224817739769165">
                <text:p>0.0224817739769165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0.0224624262297681">
                <text:p>0.0224624262297681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0.0224431140196309">
                <text:p>0.0224431140196309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0.0224238372466103">
                <text:p>0.0224238372466103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0.0224045958111897">
                <text:p>0.0224045958111897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0.0223853896142285">
                <text:p>0.0223853896142285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0.0223662185569606">
                <text:p>0.0223662185569606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0.0223470825409924">
                <text:p>0.0223470825409924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0.0223279814683011">
                <text:p>0.0223279814683011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0.022308915241233">
                <text:p>0.022308915241233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0.0222898837625018">
                <text:p>0.0222898837625018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0.0222708869351866">
                <text:p>0.0222708869351866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0.0222519246627304">
                <text:p>0.0222519246627304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0.0222329968489383">
                <text:p>0.0222329968489383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0.022214103397976">
                <text:p>0.022214103397976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0.0221952442143677">
                <text:p>0.0221952442143677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0.0221764192029948">
                <text:p>0.0221764192029948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0.022157628269094">
                <text:p>0.022157628269094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0.0221388713182557">
                <text:p>0.0221388713182557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0.0221201482564223">
                <text:p>0.0221201482564223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0.0221014589898867">
                <text:p>0.0221014589898867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0.0220828034252904">
                <text:p>0.0220828034252904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0.022064181469622">
                <text:p>0.022064181469622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0.0220455930302158">
                <text:p>0.0220455930302158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0.0220270380147499">
                <text:p>0.0220270380147499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0.0220085163312445">
                <text:p>0.0220085163312445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0.0219900278880607">
                <text:p>0.0219900278880607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0.0219715725938985">
                <text:p>0.0219715725938985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0.0219531503577957">
                <text:p>0.0219531503577957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0.0219347610891258">
                <text:p>0.0219347610891258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0.0219164046975968">
                <text:p>0.0219164046975968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0.0218980810932495">
                <text:p>0.0218980810932495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0.0218797901864561">
                <text:p>0.0218797901864561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0.0218615318879184">
                <text:p>0.0218615318879184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0.0218433061086666">
                <text:p>0.0218433061086666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0.0218251127600576">
                <text:p>0.0218251127600576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0.0218069517537734">
                <text:p>0.0218069517537734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0.0217888230018198">
                <text:p>0.0217888230018198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0.021770726416525">
                <text:p>0.021770726416525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0.0217526619105376">
                <text:p>0.0217526619105376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0.0217346293968257">
                <text:p>0.0217346293968257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0.0217166287886753">
                <text:p>0.0217166287886753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0.0216986599996884">
                <text:p>0.0216986599996884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0.0216807229437823">
                <text:p>0.0216807229437823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0.0216628175351875">
                <text:p>0.0216628175351875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0.0216449436884466">
                <text:p>0.0216449436884466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0.0216271013184127">
                <text:p>0.0216271013184127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0.0216092903402483">
                <text:p>0.0216092903402483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0.0215915106694234">
                <text:p>0.0215915106694234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0.0215737622217146">
                <text:p>0.0215737622217146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0.0215560449132032">
                <text:p>0.0215560449132032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0.0215383586602744">
                <text:p>0.0215383586602744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0.0215207033796154">
                <text:p>0.0215207033796154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0.0215030789882143">
                <text:p>0.0215030789882143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0.0214854854033585">
                <text:p>0.0214854854033585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0.0214679225426338">
                <text:p>0.0214679225426338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0.0214503903239224">
                <text:p>0.0214503903239224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0.0214328886654023">
                <text:p>0.0214328886654023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0.0214154174855453">
                <text:p>0.0214154174855453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0.021397976703116">
                <text:p>0.021397976703116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0.0213805662371705">
                <text:p>0.0213805662371705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0.0213631860070549">
                <text:p>0.0213631860070549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0.0213458359324043">
                <text:p>0.0213458359324043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0.0213285159331412">
                <text:p>0.0213285159331412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0.0213112259294741">
                <text:p>0.0213112259294741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0.0212939658418969">
                <text:p>0.0212939658418969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0.0212767355911867">
                <text:p>0.0212767355911867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0.0212595350984033">
                <text:p>0.0212595350984033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0.0212423642848874">
                <text:p>0.0212423642848874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0.0212252230722597">
                <text:p>0.0212252230722597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0.0212081113824194">
                <text:p>0.0212081113824194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0.0211910291375431">
                <text:p>0.0211910291375431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0.0211739762600836">
                <text:p>0.0211739762600836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0.0211569526727685">
                <text:p>0.0211569526727685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0.0211399582985991">
                <text:p>0.0211399582985991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0.0211229930608492">
                <text:p>0.0211229930608492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0.0211060568830637">
                <text:p>0.0211060568830637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0.0210891496890576">
                <text:p>0.0210891496890576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0.0210722714029149">
                <text:p>0.0210722714029149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0.021055421948987">
                <text:p>0.021055421948987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0.0210386012518919">
                <text:p>0.0210386012518919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0.0210218092365129">
                <text:p>0.0210218092365129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0.0210050458279972">
                <text:p>0.0210050458279972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0.0209883109517552">
                <text:p>0.0209883109517552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0.020971604533459">
                <text:p>0.020971604533459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0.0209549264990412">
                <text:p>0.0209549264990412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0.0209382767746939">
                <text:p>0.0209382767746939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0.0209216552868678">
                <text:p>0.0209216552868678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0.0209050619622704">
                <text:p>0.0209050619622704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0.0208884967278656">
                <text:p>0.0208884967278656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0.020871959510872">
                <text:p>0.020871959510872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0.0208554502387622">
                <text:p>0.0208554502387622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0.0208389688392615">
                <text:p>0.0208389688392615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0.0208225152403466">
                <text:p>0.0208225152403466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0.0208060893702449">
                <text:p>0.0208060893702449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0.0207896911574332">
                <text:p>0.0207896911574332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0.0207733205306366">
                <text:p>0.0207733205306366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0.0207569774188274">
                <text:p>0.0207569774188274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0.020740661751224">
                <text:p>0.020740661751224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0.0207243734572901">
                <text:p>0.0207243734572901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0.0207081124667333">
                <text:p>0.0207081124667333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0.020691878709504">
                <text:p>0.020691878709504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0.0206756721157947">
                <text:p>0.0206756721157947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0.0206594926160388">
                <text:p>0.0206594926160388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0.0206433401409094">
                <text:p>0.0206433401409094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0.0206272146213184">
                <text:p>0.0206272146213184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0.0206111159884153">
                <text:p>0.0206111159884153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0.0205950441735867">
                <text:p>0.0205950441735867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0.0205789991084544">
                <text:p>0.0205789991084544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0.0205629807248752">
                <text:p>0.0205629807248752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0.0205469889549395">
                <text:p>0.0205469889549395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0.0205310237309702">
                <text:p>0.0205310237309702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0.0205150849855221">
                <text:p>0.0205150849855221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0.0204991726513805">
                <text:p>0.0204991726513805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0.0204832866615604">
                <text:p>0.0204832866615604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0.0204674269493053">
                <text:p>0.0204674269493053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0.0204515934480868">
                <text:p>0.0204515934480868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0.0204357860916028">
                <text:p>0.0204357860916028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0.0204200048137771">
                <text:p>0.0204200048137771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0.0204042495487585">
                <text:p>0.0204042495487585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0.0203885202309193">
                <text:p>0.0203885202309193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0.0203728167948549">
                <text:p>0.0203728167948549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0.0203571391753824">
                <text:p>0.0203571391753824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0.02034148730754">
                <text:p>0.02034148730754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0.0203258611265859">
                <text:p>0.0203258611265859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0.0203102605679975">
                <text:p>0.0203102605679975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0.0202946855674702">
                <text:p>0.0202946855674702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0.0202791360609167">
                <text:p>0.0202791360609167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0.0202636119844661">
                <text:p>0.0202636119844661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0.0202481132744626">
                <text:p>0.0202481132744626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0.0202326398674652">
                <text:p>0.0202326398674652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0.0202171917002463">
                <text:p>0.0202171917002463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0.020201768709791">
                <text:p>0.020201768709791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0.0201863708332963">
                <text:p>0.0201863708332963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0.02017099800817">
                <text:p>0.02017099800817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0.0201556501720296">
                <text:p>0.0201556501720296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0.0201403272627022">
                <text:p>0.0201403272627022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0.0201250292182227">
                <text:p>0.0201250292182227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0.0201097559768336">
                <text:p>0.0201097559768336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0.0200945074769838">
                <text:p>0.0200945074769838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0.0200792836573277">
                <text:p>0.0200792836573277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0.0200640844567246">
                <text:p>0.0200640844567246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0.0200489098142376">
                <text:p>0.0200489098142376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0.0200337596691328">
                <text:p>0.0200337596691328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0.0200186339608785">
                <text:p>0.0200186339608785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0.0200035326291445">
                <text:p>0.0200035326291445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0.0199884556138008">
                <text:p>0.0199884556138008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0.0199734028549171">
                <text:p>0.0199734028549171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0.0199583742927623">
                <text:p>0.0199583742927623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0.0199433698678027">
                <text:p>0.0199433698678027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0.0199283895207023">
                <text:p>0.0199283895207023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0.019913433192321">
                <text:p>0.019913433192321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0.0198985008237146">
                <text:p>0.0198985008237146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0.0198835923561335">
                <text:p>0.0198835923561335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0.0198687077310218">
                <text:p>0.0198687077310218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0.019853846890017">
                <text:p>0.01985384689001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0.0198390097749487">
                <text:p>0.0198390097749487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0.0198241963278382">
                <text:p>0.0198241963278382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0.0198094064908972">
                <text:p>0.0198094064908972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0.0197946402065278">
                <text:p>0.0197946402065278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0.0197798974173208">
                <text:p>0.0197798974173208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0.0197651780660555">
                <text:p>0.0197651780660555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0.0197504820956989">
                <text:p>0.0197504820956989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0.0197358094494047">
                <text:p>0.0197358094494047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0.0197211600705128">
                <text:p>0.0197211600705128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0.019706533902548">
                <text:p>0.019706533902548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0.0196919308892201">
                <text:p>0.0196919308892201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0.0196773509744223">
                <text:p>0.0196773509744223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0.0196627941022311">
                <text:p>0.0196627941022311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0.0196482602169049">
                <text:p>0.0196482602169049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0.0196337492628839">
                <text:p>0.0196337492628839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0.0196192611847889">
                <text:p>0.0196192611847889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0.0196047959274209">
                <text:p>0.0196047959274209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0.0195903534357601">
                <text:p>0.0195903534357601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0.0195759336549651">
                <text:p>0.0195759336549651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0.0195615365303726">
                <text:p>0.0195615365303726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0.0195471620074963">
                <text:p>0.0195471620074963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0.0195328100320261">
                <text:p>0.0195328100320261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0.019518480549828">
                <text:p>0.019518480549828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0.0195041735069425">
                <text:p>0.0195041735069425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0.0194898888495847">
                <text:p>0.0194898888495847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0.0194756265241429">
                <text:p>0.0194756265241429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0.0194613864771786">
                <text:p>0.0194613864771786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0.0194471686554251">
                <text:p>0.0194471686554251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0.0194329730057873">
                <text:p>0.0194329730057873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0.0194187994753409">
                <text:p>0.0194187994753409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0.0194046480113314">
                <text:p>0.0194046480113314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0.0193905185611741">
                <text:p>0.0193905185611741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0.0193764110724526">
                <text:p>0.0193764110724526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0.0193623254929186">
                <text:p>0.0193623254929186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0.0193482617704911">
                <text:p>0.0193482617704911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0.019334219853256">
                <text:p>0.019334219853256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0.0193201996894648">
                <text:p>0.0193201996894648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0.0193062012275346">
                <text:p>0.0193062012275346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0.019292224416047">
                <text:p>0.019292224416047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0.0192782692037477">
                <text:p>0.0192782692037477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0.0192643355395457">
                <text:p>0.0192643355395457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0.0192504233725125">
                <text:p>0.0192504233725125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0.0192365326518821">
                <text:p>0.0192365326518821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0.0192226633270493">
                <text:p>0.0192226633270493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0.01920881534757">
                <text:p>0.01920881534757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0.0191949886631601">
                <text:p>0.0191949886631601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0.019181183223695">
                <text:p>0.019181183223695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0.0191673989792088">
                <text:p>0.0191673989792088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0.019153635879894">
                <text:p>0.019153635879894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0.0191398938761004">
                <text:p>0.0191398938761004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0.0191261729183349">
                <text:p>0.0191261729183349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0.0191124729572607">
                <text:p>0.019112472957260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0.0190987939436967">
                <text:p>0.0190987939436967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0.0190851358286167">
                <text:p>0.0190851358286167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0.0190714985631492">
                <text:p>0.0190714985631492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0.0190578820985764">
                <text:p>0.0190578820985764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0.0190442863863338">
                <text:p>0.0190442863863338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0.0190307113780095">
                <text:p>0.0190307113780095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0.0190171570253436">
                <text:p>0.0190171570253436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0.0190036232802276">
                <text:p>0.0190036232802276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0.018990110094704">
                <text:p>0.018990110094704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0.0189766174209655">
                <text:p>0.0189766174209655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0.0189631452113542">
                <text:p>0.0189631452113542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0.0189496934183615">
                <text:p>0.0189496934183615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0.0189362619946272">
                <text:p>0.0189362619946272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0.018922850892939">
                <text:p>0.018922850892939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0.0189094600662319">
                <text:p>0.0189094600662319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0188960894675876">
                <text:p>0.0188960894675876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0.0188827390502341">
                <text:p>0.0188827390502341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0.0188694087675447">
                <text:p>0.0188694087675447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0.018856098573038">
                <text:p>0.018856098573038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0.0188428084203768">
                <text:p>0.0188428084203768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0.0188295382633681">
                <text:p>0.0188295382633681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0.0188162880559618">
                <text:p>0.0188162880559618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0.018803057752251">
                <text:p>0.018803057752251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0.0187898473064707">
                <text:p>0.0187898473064707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0.0187766566729977">
                <text:p>0.0187766566729977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0.0187634858063498">
                <text:p>0.0187634858063498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0.0187503346611854">
                <text:p>0.0187503346611854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0.0187372031923029">
                <text:p>0.0187372031923029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0.0187240913546403">
                <text:p>0.0187240913546403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0.0187109991032742">
                <text:p>0.018710999103274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0.01869792639342">
                <text:p>0.01869792639342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0.0186848731804306">
                <text:p>0.0186848731804306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0.0186718394197963">
                <text:p>0.0186718394197963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0.0186588250671444">
                <text:p>0.0186588250671444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0.0186458300782382">
                <text:p>0.0186458300782382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0.0186328544089768">
                <text:p>0.0186328544089768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0.0186198980153945">
                <text:p>0.0186198980153945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0.0186069608536604">
                <text:p>0.0186069608536604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0.0185940428800777">
                <text:p>0.0185940428800777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0.0185811440510832">
                <text:p>0.0185811440510832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0.0185682643232468">
                <text:p>0.0185682643232468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0.0185554036532712">
                <text:p>0.0185554036532712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0.0185425619979911">
                <text:p>0.0185425619979911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0.0185297393143728">
                <text:p>0.0185297393143728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0.0185169355595138">
                <text:p>0.0185169355595138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0.018504150690642">
                <text:p>0.018504150690642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0.0184913846651157">
                <text:p>0.0184913846651157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0.0184786374404226">
                <text:p>0.0184786374404226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0.0184659089741795">
                <text:p>0.0184659089741795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0.018453199224132">
                <text:p>0.018453199224132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0.0184405081481537">
                <text:p>0.0184405081481537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0.0184278357042458">
                <text:p>0.0184278357042458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0.0184151818505367">
                <text:p>0.0184151818505367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0.0184025465452816">
                <text:p>0.0184025465452816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0.0183899297468617">
                <text:p>0.0183899297468617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0.0183773314137839">
                <text:p>0.0183773314137839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0.0183647515046806">
                <text:p>0.0183647515046806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0.0183521899783086">
                <text:p>0.0183521899783086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0.0183396467935493">
                <text:p>0.0183396467935493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0.0183271219094077">
                <text:p>0.0183271219094077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0.0183146152850122">
                <text:p>0.0183146152850122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0.0183021268796142">
                <text:p>0.0183021268796142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0.0182896566525874">
                <text:p>0.0182896566525874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0.0182772045634273">
                <text:p>0.0182772045634273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0.0182647705717513">
                <text:p>0.0182647705717513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0.0182523546372974">
                <text:p>0.0182523546372974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0.0182399567199245">
                <text:p>0.0182399567199245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0.0182275767796115">
                <text:p>0.0182275767796115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0.0182152147764569">
                <text:p>0.0182152147764569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0.0182028706706785">
                <text:p>0.0182028706706785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0.018190544422613">
                <text:p>0.018190544422613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0.0181782359927152">
                <text:p>0.0181782359927152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0.0181659453415579">
                <text:p>0.0181659453415579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0.0181536724298313">
                <text:p>0.0181536724298313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0.0181414172183428">
                <text:p>0.0181414172183428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0.018129179668016">
                <text:p>0.018129179668016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0.018116959739891">
                <text:p>0.018116959739891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0.0181047573951234">
                <text:p>0.0181047573951234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0.0180925725949841">
                <text:p>0.0180925725949841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0.0180804053008588">
                <text:p>0.0180804053008588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0.0180682554742477">
                <text:p>0.0180682554742477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0.018056123076765">
                <text:p>0.018056123076765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0.0180440080701382">
                <text:p>0.0180440080701382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0.0180319104162083">
                <text:p>0.018031910416208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0.0180198300769289">
                <text:p>0.0180198300769289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0.0180077670143656">
                <text:p>0.0180077670143656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0.0179957211906963">
                <text:p>0.0179957211906963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0.0179836925682102">
                <text:p>0.0179836925682102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0.0179716811093074">
                <text:p>0.0179716811093074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0.017959686776499">
                <text:p>0.017959686776499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0.0179477095324059">
                <text:p>0.0179477095324059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0.0179357493397592">
                <text:p>0.0179357493397592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0.0179238061613992">
                <text:p>0.0179238061613992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0.0179118799602753">
                <text:p>0.0179118799602753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0.0178999706994455">
                <text:p>0.0178999706994455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0.017888078342076">
                <text:p>0.017888078342076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0.0178762028514408">
                <text:p>0.0178762028514408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0.0178643441909213">
                <text:p>0.0178643441909213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0.0178525023240062">
                <text:p>0.0178525023240062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0.0178406772142904">
                <text:p>0.0178406772142904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0.0178288688254752">
                <text:p>0.0178288688254752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0.017817077121368">
                <text:p>0.017817077121368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0.0178053020658813">
                <text:p>0.0178053020658813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0.0177935436230328">
                <text:p>0.0177935436230328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0.0177818017569451">
                <text:p>0.0177818017569451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0.0177700764318447">
                <text:p>0.0177700764318447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0.0177583676120625">
                <text:p>0.0177583676120625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0.0177466752620325">
                <text:p>0.0177466752620325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0.0177349993462923">
                <text:p>0.0177349993462923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0.0177233398294818">
                <text:p>0.0177233398294818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0.0177116966763438">
                <text:p>0.0177116966763438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0.0177000698517229">
                <text:p>0.0177000698517229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0.0176884593205653">
                <text:p>0.0176884593205653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0.0176768650479188">
                <text:p>0.0176768650479188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0.0176652869989318">
                <text:p>0.0176652869989318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0.0176537251388536">
                <text:p>0.0176537251388536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0.0176421794330334">
                <text:p>0.0176421794330334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0.0176306498469204">
                <text:p>0.0176306498469204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0.0176191363460633">
                <text:p>0.0176191363460633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0.0176076388961099">
                <text:p>0.0176076388961099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0.0175961574628067">
                <text:p>0.0175961574628067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0.0175846920119987">
                <text:p>0.017584692011998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0.0175732425096289">
                <text:p>0.0175732425096289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0.0175618089217381">
                <text:p>0.0175618089217381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0.0175503912144642">
                <text:p>0.0175503912144642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0.0175389893540423">
                <text:p>0.0175389893540423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0.0175276033068041">
                <text:p>0.0175276033068041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0.0175162330391776">
                <text:p>0.0175162330391776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0.0175048785176868">
                <text:p>0.0175048785176868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0.0174935397089512">
                <text:p>0.0174935397089512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0.0174822165796856">
                <text:p>0.0174822165796856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0.0174709090966998">
                <text:p>0.0174709090966998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0.0174596172268981">
                <text:p>0.0174596172268981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0.017448340937279">
                <text:p>0.017448340937279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0.0174370801949351">
                <text:p>0.0174370801949351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0.0174258349670523">
                <text:p>0.0174258349670523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0.01741460522091">
                <text:p>0.01741460522091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0.0174033909238803">
                <text:p>0.0174033909238803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0.017392192043428">
                <text:p>0.017392192043428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0.0173810085471101">
                <text:p>0.0173810085471101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0.0173698404025755">
                <text:p>0.0173698404025755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0.0173586875775646">
                <text:p>0.0173586875775646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0.0173475500399093">
                <text:p>0.0173475500399093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0.0173364277575323">
                <text:p>0.0173364277575323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0.0173253206984467">
                <text:p>0.0173253206984467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0.0173142288307563">
                <text:p>0.0173142288307563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0.0173031521226546">
                <text:p>0.0173031521226546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0.0172920905424247">
                <text:p>0.0172920905424247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0.0172810440584394">
                <text:p>0.0172810440584394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0.01727001263916">
                <text:p>0.01727001263916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0.0172589962531369">
                <text:p>0.017258996253136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0172479948690087">
                <text:p>0.0172479948690087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0.0172370084555022">
                <text:p>0.0172370084555022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0.0172260369814318">
                <text:p>0.0172260369814318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0.0172150804156996">
                <text:p>0.0172150804156996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0.0172041387272945">
                <text:p>0.0172041387272945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0.0171932118852926">
                <text:p>0.0171932118852926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0.0171822998588564">
                <text:p>0.0171822998588564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0.0171714026172345">
                <text:p>0.0171714026172345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0.0171605201297616">
                <text:p>0.0171605201297616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0.017149652365858">
                <text:p>0.017149652365858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0.0171387992950291">
                <text:p>0.0171387992950291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0.0171279608868658">
                <text:p>0.0171279608868658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0.0171171371110432">
                <text:p>0.0171171371110432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0.0171063279373212">
                <text:p>0.0171063279373212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0.0170955333355437">
                <text:p>0.0170955333355437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0.0170847532756384">
                <text:p>0.0170847532756384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0.0170739877276167">
                <text:p>0.0170739877276167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0.0170632366615731">
                <text:p>0.0170632366615731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0.0170525000476852">
                <text:p>0.0170525000476852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0.017041777856213">
                <text:p>0.017041777856213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0.0170310700574994">
                <text:p>0.0170310700574994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0.0170203766219688">
                <text:p>0.0170203766219688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0.0170096975201279">
                <text:p>0.0170096975201279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0.0169990327225648">
                <text:p>0.0169990327225648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0.0169883821999486">
                <text:p>0.0169883821999486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0.0169777459230297">
                <text:p>0.0169777459230297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0.016967123862639">
                <text:p>0.016967123862639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0.0169565159896879">
                <text:p>0.0169565159896879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0.0169459222751678">
                <text:p>0.0169459222751678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0.0169353426901502">
                <text:p>0.0169353426901502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0.0169247772057858">
                <text:p>0.0169247772057858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0.016914225793305">
                <text:p>0.016914225793305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0.0169036884240169">
                <text:p>0.0169036884240169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0.0168931650693096">
                <text:p>0.0168931650693096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0.0168826557006494">
                <text:p>0.0168826557006494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0.0168721602895812">
                <text:p>0.0168721602895812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0.0168616788077275">
                <text:p>0.0168616788077275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0.0168512112267885">
                <text:p>0.0168512112267885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0.0168407575185421">
                <text:p>0.0168407575185421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0.016830317654843">
                <text:p>0.016830317654843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0.0168198916076229">
                <text:p>0.0168198916076229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0.0168094793488902">
                <text:p>0.0168094793488902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0.0167990808507295">
                <text:p>0.0167990808507295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0.0167886960853016">
                <text:p>0.0167886960853016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0.016778325024843">
                <text:p>0.016778325024843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0.016767967641666">
                <text:p>0.016767967641666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0.0167576239081579">
                <text:p>0.0167576239081579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0.0167472937967813">
                <text:p>0.0167472937967813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0.0167369772800734">
                <text:p>0.0167369772800734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0.0167266743306461">
                <text:p>0.0167266743306461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0.0167163849211855">
                <text:p>0.0167163849211855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0.0167061090244517">
                <text:p>0.0167061090244517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0.0166958466132787">
                <text:p>0.0166958466132787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0.0166855976605739">
                <text:p>0.0166855976605739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0.0166753621393181">
                <text:p>0.0166753621393181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0.016665140022565">
                <text:p>0.016665140022565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0.016654931283441">
                <text:p>0.016654931283441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0.0166447358951454">
                <text:p>0.016644735895145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0166345538309495">
                <text:p>0.0166345538309495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0.0166243850641966">
                <text:p>0.0166243850641966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0.0166142295683019">
                <text:p>0.0166142295683019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0.0166040873167522">
                <text:p>0.0166040873167522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0.0165939582831056">
                <text:p>0.0165939582831056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0.0165838424409912">
                <text:p>0.0165838424409912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0.0165737397641089">
                <text:p>0.0165737397641089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0.0165636502262293">
                <text:p>0.0165636502262293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0.0165535738011934">
                <text:p>0.0165535738011934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0.016543510462912">
                <text:p>0.016543510462912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0.0165334601853663">
                <text:p>0.0165334601853663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0.0165234229426066">
                <text:p>0.0165234229426066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0.0165133987087529">
                <text:p>0.0165133987087529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0.0165033874579945">
                <text:p>0.0165033874579945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0.0164933891645893">
                <text:p>0.0164933891645893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0.0164834038028643">
                <text:p>0.0164834038028643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0.0164734313472146">
                <text:p>0.0164734313472146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0.0164634717721038">
                <text:p>0.0164634717721038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0.0164535250520634">
                <text:p>0.0164535250520634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0.0164435911616929">
                <text:p>0.0164435911616929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0.0164336700756591">
                <text:p>0.0164336700756591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0.0164237617686964">
                <text:p>0.0164237617686964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0.0164138662156061">
                <text:p>0.0164138662156061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0.0164039833912564">
                <text:p>0.0164039833912564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0.0163941132705825">
                <text:p>0.0163941132705825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0.0163842558285856">
                <text:p>0.0163842558285856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0.0163744110403334">
                <text:p>0.0163744110403334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0.0163645788809596">
                <text:p>0.0163645788809596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0.0163547593256636">
                <text:p>0.0163547593256636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0.0163449523497104">
                <text:p>0.0163449523497104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0.0163351579284303">
                <text:p>0.0163351579284303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0.0163253760372189">
                <text:p>0.0163253760372189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0.0163156066515365">
                <text:p>0.0163156066515365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0.0163058497469083">
                <text:p>0.0163058497469083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0.0162961052989238">
                <text:p>0.0162961052989238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0.016286373283237">
                <text:p>0.016286373283237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0.0162766536755657">
                <text:p>0.0162766536755657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0.0162669464516918">
                <text:p>0.0162669464516918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0.0162572515874607">
                <text:p>0.0162572515874607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0.0162475690587813">
                <text:p>0.0162475690587813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0.0162378988416256">
                <text:p>0.0162378988416256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0.0162282409120287">
                <text:p>0.0162282409120287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0.0162185952460885">
                <text:p>0.0162185952460885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0.0162089618199655">
                <text:p>0.0162089618199655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0.0161993406098825">
                <text:p>0.0161993406098825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0.0161897315921247">
                <text:p>0.0161897315921247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0.0161801347430391">
                <text:p>0.0161801347430391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0.0161705500390345">
                <text:p>0.0161705500390345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0.0161609774565814">
                <text:p>0.0161609774565814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0.0161514169722114">
                <text:p>0.0161514169722114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0.0161418685625175">
                <text:p>0.0161418685625175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0.0161323322041536">
                <text:p>0.0161323322041536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0.0161228078738345">
                <text:p>0.0161228078738345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0.0161132955483354">
                <text:p>0.0161132955483354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0.0161037952044919">
                <text:p>0.0161037952044919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0.0160943068191999">
                <text:p>0.0160943068191999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0.016084830369415">
                <text:p>0.016084830369415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0.016075365832153">
                <text:p>0.016075365832153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0.0160659131844889">
                <text:p>0.0160659131844889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0.0160564724035574">
                <text:p>0.0160564724035574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0.0160470434665521">
                <text:p>0.0160470434665521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0.016037626350726">
                <text:p>0.016037626350726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0.0160282210333905">
                <text:p>0.0160282210333905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0.0160188274919159">
                <text:p>0.0160188274919159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0.0160094457037308">
                <text:p>0.0160094457037308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0.0160000756463222">
                <text:p>0.0160000756463222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0.015990717297235">
                <text:p>0.015990717297235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0.0159813706340721">
                <text:p>0.0159813706340721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0.0159720356344939">
                <text:p>0.0159720356344939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0.0159627122762185">
                <text:p>0.0159627122762185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0.0159534005370212">
                <text:p>0.0159534005370212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0.0159441003947344">
                <text:p>0.0159441003947344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0.0159348118272475">
                <text:p>0.0159348118272475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0.0159255348125067">
                <text:p>0.0159255348125067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0.0159162693285147">
                <text:p>0.0159162693285147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0.0159070153533306">
                <text:p>0.0159070153533306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0.0158977728650696">
                <text:p>0.0158977728650696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0.0158885418419032">
                <text:p>0.0158885418419032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0.0158793222620584">
                <text:p>0.0158793222620584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0.0158701141038183">
                <text:p>0.0158701141038183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0.015860917345521">
                <text:p>0.015860917345521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0.0158517319655603">
                <text:p>0.0158517319655603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0.015842557942385">
                <text:p>0.015842557942385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0.0158333952544988">
                <text:p>0.0158333952544988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0.0158242438804602">
                <text:p>0.0158242438804602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0.0158151037988823">
                <text:p>0.0158151037988823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0.0158059749884328">
                <text:p>0.0158059749884328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0.0157968574278333">
                <text:p>0.0157968574278333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0.0157877510958599">
                <text:p>0.0157877510958599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0.0157786559713423">
                <text:p>0.0157786559713423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0.0157695720331641">
                <text:p>0.0157695720331641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0.0157604992602624">
                <text:p>0.0157604992602624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0.0157514376316277">
                <text:p>0.0157514376316277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0.0157423871263037">
                <text:p>0.0157423871263037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0.0157333477233872">
                <text:p>0.0157333477233872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0.0157243194020279">
                <text:p>0.0157243194020279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0.0157153021414281">
                <text:p>0.0157153021414281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0.0157062959208429">
                <text:p>0.0157062959208429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0.0156973007195795">
                <text:p>0.0156973007195795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0.0156883165169976">
                <text:p>0.0156883165169976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0.0156793432925086">
                <text:p>0.0156793432925086</text:p>
              </table:table-cell>
            </table:table-row>
            <table:table-row>
              <table:table-cell office:value-type="string">
                <text:p> phrase</text:p>
              </table:table-cell>
              <table:table-cell office:value-type="float" office:value="0.0156703810255761">
                <text:p>0.0156703810255761</text:p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0.0156614296957152">
                <text:p>0.0156614296957152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0.0156524892824929">
                <text:p>0.0156524892824929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0.0156435597655271">
                <text:p>0.0156435597655271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0.0156346411244874">
                <text:p>0.0156346411244874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0.0156257333390941">
                <text:p>0.0156257333390941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0.0156168363891187">
                <text:p>0.0156168363891187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0.0156079502543834">
                <text:p>0.0156079502543834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0.0155990749147607">
                <text:p>0.0155990749147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